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_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69.664" calcext:value-type="float">
            <text:p>169.66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67.523" calcext:value-type="float">
            <text:p>167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2672" calcext:value-type="float">
            <text:p>2.52672</text:p>
          </table:table-cell>
          <table:table-cell office:value-type="float" office:value="1.96404" calcext:value-type="float">
            <text:p>1.96404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5503" calcext:value-type="float">
            <text:p>2.05503</text:p>
          </table:table-cell>
          <table:table-cell office:value-type="float" office:value="2.00647" calcext:value-type="float">
            <text:p>2.00647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263889" calcext:value-type="float">
            <text:p>0.263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679" calcext:value-type="float">
            <text:p>1.93679</text:p>
          </table:table-cell>
          <table:table-cell office:value-type="float" office:value="1.85266" calcext:value-type="float">
            <text:p>1.85266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335" calcext:value-type="float">
            <text:p>1.92335</text:p>
          </table:table-cell>
          <table:table-cell office:value-type="float" office:value="1.87937" calcext:value-type="float">
            <text:p>1.87937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683" calcext:value-type="float">
            <text:p>1.70683</text:p>
          </table:table-cell>
          <table:table-cell office:value-type="float" office:value="1.77977" calcext:value-type="float">
            <text:p>1.77977</text:p>
          </table:table-cell>
          <table:table-cell office:value-type="float" office:value="0.340909" calcext:value-type="float">
            <text:p>0.340909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7889" calcext:value-type="float">
            <text:p>1.77889</text:p>
          </table:table-cell>
          <table:table-cell office:value-type="float" office:value="1.81552" calcext:value-type="float">
            <text:p>1.81552</text:p>
          </table:table-cell>
          <table:table-cell office:value-type="float" office:value="0.390909" calcext:value-type="float">
            <text:p>0.39090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3372" calcext:value-type="float">
            <text:p>1.53372</text:p>
          </table:table-cell>
          <table:table-cell office:value-type="float" office:value="1.62044" calcext:value-type="float">
            <text:p>1.62044</text:p>
          </table:table-cell>
          <table:table-cell office:value-type="float" office:value="0.418182" calcext:value-type="float">
            <text:p>0.418182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4122" calcext:value-type="float">
            <text:p>1.64122</text:p>
          </table:table-cell>
          <table:table-cell office:value-type="float" office:value="1.65392" calcext:value-type="float">
            <text:p>1.65392</text:p>
          </table:table-cell>
          <table:table-cell office:value-type="float" office:value="0.504545" calcext:value-type="float">
            <text:p>0.504545</text:p>
          </table:table-cell>
          <table:table-cell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8584" calcext:value-type="float">
            <text:p>1.38584</text:p>
          </table:table-cell>
          <table:table-cell office:value-type="float" office:value="1.63846" calcext:value-type="float">
            <text:p>1.63846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1.58857" calcext:value-type="float">
            <text:p>1.58857</text:p>
          </table:table-cell>
          <table:table-cell office:value-type="float" office:value="0.613636" calcext:value-type="float">
            <text:p>0.613636</text:p>
          </table:table-cell>
          <table:table-cell office:value-type="float" office:value="0.527778" calcext:value-type="float">
            <text:p>0.52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70741" calcext:value-type="float">
            <text:p>1.70741</text:p>
          </table:table-cell>
          <table:table-cell office:value-type="float" office:value="0.563636" calcext:value-type="float">
            <text:p>0.563636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911" calcext:value-type="float">
            <text:p>1.35911</text:p>
          </table:table-cell>
          <table:table-cell office:value-type="float" office:value="1.49146" calcext:value-type="float">
            <text:p>1.49146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541667" calcext:value-type="float">
            <text:p>0.541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8596" calcext:value-type="float">
            <text:p>0.988596</text:p>
          </table:table-cell>
          <table:table-cell office:value-type="float" office:value="1.26277" calcext:value-type="float">
            <text:p>1.26277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1129" calcext:value-type="float">
            <text:p>1.21129</text:p>
          </table:table-cell>
          <table:table-cell office:value-type="float" office:value="1.36591" calcext:value-type="float">
            <text:p>1.36591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1.45353" calcext:value-type="float">
            <text:p>1.45353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7125" calcext:value-type="float">
            <text:p>1.07125</text:p>
          </table:table-cell>
          <table:table-cell office:value-type="float" office:value="1.21916" calcext:value-type="float">
            <text:p>1.21916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8052" calcext:value-type="float">
            <text:p>0.638052</text:p>
          </table:table-cell>
          <table:table-cell office:value-type="float" office:value="1.69443" calcext:value-type="float">
            <text:p>1.69443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45997" calcext:value-type="float">
            <text:p>0.945997</text:p>
          </table:table-cell>
          <table:table-cell office:value-type="float" office:value="1.23523" calcext:value-type="float">
            <text:p>1.23523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69444" calcext:value-type="float">
            <text:p>0.569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4435" calcext:value-type="float">
            <text:p>0.574435</text:p>
          </table:table-cell>
          <table:table-cell office:value-type="float" office:value="1.59634" calcext:value-type="float">
            <text:p>1.5963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243" calcext:value-type="float">
            <text:p>0.892243</text:p>
          </table:table-cell>
          <table:table-cell office:value-type="float" office:value="1.03385" calcext:value-type="float">
            <text:p>1.03385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0567" calcext:value-type="float">
            <text:p>0.480567</text:p>
          </table:table-cell>
          <table:table-cell office:value-type="float" office:value="1.55692" calcext:value-type="float">
            <text:p>1.55692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77011" calcext:value-type="float">
            <text:p>0.777011</text:p>
          </table:table-cell>
          <table:table-cell office:value-type="float" office:value="1.05136" calcext:value-type="float">
            <text:p>1.05136</text:p>
          </table:table-cell>
          <table:table-cell office:value-type="float" office:value="0.831818" calcext:value-type="float">
            <text:p>0.83181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612" calcext:value-type="float">
            <text:p>0.50612</text:p>
          </table:table-cell>
          <table:table-cell office:value-type="float" office:value="1.44113" calcext:value-type="float">
            <text:p>1.44113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37268" calcext:value-type="float">
            <text:p>0.737268</text:p>
          </table:table-cell>
          <table:table-cell office:value-type="float" office:value="0.989297" calcext:value-type="float">
            <text:p>0.989297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3427" calcext:value-type="float">
            <text:p>0.393427</text:p>
          </table:table-cell>
          <table:table-cell office:value-type="float" office:value="1.45491" calcext:value-type="float">
            <text:p>1.45491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96327" calcext:value-type="float">
            <text:p>0.696327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5465" calcext:value-type="float">
            <text:p>0.285465</text:p>
          </table:table-cell>
          <table:table-cell office:value-type="float" office:value="1.51371" calcext:value-type="float">
            <text:p>1.51371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46791" calcext:value-type="float">
            <text:p>0.646791</text:p>
          </table:table-cell>
          <table:table-cell office:value-type="float" office:value="0.922832" calcext:value-type="float">
            <text:p>0.922832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3849" calcext:value-type="float">
            <text:p>0.293849</text:p>
          </table:table-cell>
          <table:table-cell office:value-type="float" office:value="1.552" calcext:value-type="float">
            <text:p>1.552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3944" calcext:value-type="float">
            <text:p>0.603944</text:p>
          </table:table-cell>
          <table:table-cell office:value-type="float" office:value="0.939534" calcext:value-type="float">
            <text:p>0.939534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1628" calcext:value-type="float">
            <text:p>0.231628</text:p>
          </table:table-cell>
          <table:table-cell office:value-type="float" office:value="1.41004" calcext:value-type="float">
            <text:p>1.41004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03373" calcext:value-type="float">
            <text:p>0.503373</text:p>
          </table:table-cell>
          <table:table-cell office:value-type="float" office:value="0.85436" calcext:value-type="float">
            <text:p>0.85436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2698" calcext:value-type="float">
            <text:p>0.222698</text:p>
          </table:table-cell>
          <table:table-cell office:value-type="float" office:value="1.59374" calcext:value-type="float">
            <text:p>1.59374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98307" calcext:value-type="float">
            <text:p>0.498307</text:p>
          </table:table-cell>
          <table:table-cell office:value-type="float" office:value="0.859385" calcext:value-type="float">
            <text:p>0.859385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3612" calcext:value-type="float">
            <text:p>0.193612</text:p>
          </table:table-cell>
          <table:table-cell office:value-type="float" office:value="1.46532" calcext:value-type="float">
            <text:p>1.4653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8509" calcext:value-type="float">
            <text:p>0.48509</text:p>
          </table:table-cell>
          <table:table-cell office:value-type="float" office:value="0.872149" calcext:value-type="float">
            <text:p>0.87214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6744" calcext:value-type="float">
            <text:p>0.146744</text:p>
          </table:table-cell>
          <table:table-cell office:value-type="float" office:value="1.85023" calcext:value-type="float">
            <text:p>1.85023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27787" calcext:value-type="float">
            <text:p>0.427787</text:p>
          </table:table-cell>
          <table:table-cell office:value-type="float" office:value="0.920767" calcext:value-type="float">
            <text:p>0.92076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2737" calcext:value-type="float">
            <text:p>0.162737</text:p>
          </table:table-cell>
          <table:table-cell office:value-type="float" office:value="1.71289" calcext:value-type="float">
            <text:p>1.7128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07889" calcext:value-type="float">
            <text:p>0.407889</text:p>
          </table:table-cell>
          <table:table-cell office:value-type="float" office:value="0.821927" calcext:value-type="float">
            <text:p>0.821927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67997" calcext:value-type="float">
            <text:p>0.0667997</text:p>
          </table:table-cell>
          <table:table-cell office:value-type="float" office:value="1.99285" calcext:value-type="float">
            <text:p>1.9928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021" calcext:value-type="float">
            <text:p>0.36021</text:p>
          </table:table-cell>
          <table:table-cell office:value-type="float" office:value="0.766995" calcext:value-type="float">
            <text:p>0.766995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0336" calcext:value-type="float">
            <text:p>0.100336</text:p>
          </table:table-cell>
          <table:table-cell office:value-type="float" office:value="1.89461" calcext:value-type="float">
            <text:p>1.8946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11795" calcext:value-type="float">
            <text:p>0.311795</text:p>
          </table:table-cell>
          <table:table-cell office:value-type="float" office:value="0.821275" calcext:value-type="float">
            <text:p>0.821275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0966" calcext:value-type="float">
            <text:p>0.100966</text:p>
          </table:table-cell>
          <table:table-cell office:value-type="float" office:value="1.86909" calcext:value-type="float">
            <text:p>1.8690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0.899876" calcext:value-type="float">
            <text:p>0.899876</text:p>
          </table:table-cell>
          <table:table-cell office:value-type="float" office:value="0.95" calcext:value-type="float">
            <text:p>0.9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7553" calcext:value-type="float">
            <text:p>0.157553</text:p>
          </table:table-cell>
          <table:table-cell office:value-type="float" office:value="1.9787" calcext:value-type="float">
            <text:p>1.978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25776" calcext:value-type="float">
            <text:p>0.325776</text:p>
          </table:table-cell>
          <table:table-cell office:value-type="float" office:value="0.826175" calcext:value-type="float">
            <text:p>0.826175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8898" calcext:value-type="float">
            <text:p>0.128898</text:p>
          </table:table-cell>
          <table:table-cell office:value-type="float" office:value="1.73268" calcext:value-type="float">
            <text:p>1.73268</text:p>
          </table:table-cell>
          <table:table-cell office:value-type="float" office:value="0.95" calcext:value-type="float">
            <text:p>0.9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9254" calcext:value-type="float">
            <text:p>0.279254</text:p>
          </table:table-cell>
          <table:table-cell office:value-type="float" office:value="0.817558" calcext:value-type="float">
            <text:p>0.81755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3631" calcext:value-type="float">
            <text:p>0.113631</text:p>
          </table:table-cell>
          <table:table-cell office:value-type="float" office:value="1.74185" calcext:value-type="float">
            <text:p>1.7418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72671" calcext:value-type="float">
            <text:p>0.272671</text:p>
          </table:table-cell>
          <table:table-cell office:value-type="float" office:value="0.732641" calcext:value-type="float">
            <text:p>0.73264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2151" calcext:value-type="float">
            <text:p>0.102151</text:p>
          </table:table-cell>
          <table:table-cell office:value-type="float" office:value="1.79399" calcext:value-type="float">
            <text:p>1.7939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72301" calcext:value-type="float">
            <text:p>0.272301</text:p>
          </table:table-cell>
          <table:table-cell office:value-type="float" office:value="0.727294" calcext:value-type="float">
            <text:p>0.727294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36068" calcext:value-type="float">
            <text:p>0.0936068</text:p>
          </table:table-cell>
          <table:table-cell office:value-type="float" office:value="1.86346" calcext:value-type="float">
            <text:p>1.8634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8553" calcext:value-type="float">
            <text:p>0.238553</text:p>
          </table:table-cell>
          <table:table-cell office:value-type="float" office:value="0.743913" calcext:value-type="float">
            <text:p>0.74391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4674" calcext:value-type="float">
            <text:p>0.104674</text:p>
          </table:table-cell>
          <table:table-cell office:value-type="float" office:value="1.70407" calcext:value-type="float">
            <text:p>1.7040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5542" calcext:value-type="float">
            <text:p>0.235542</text:p>
          </table:table-cell>
          <table:table-cell office:value-type="float" office:value="0.764965" calcext:value-type="float">
            <text:p>0.76496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39283" calcext:value-type="float">
            <text:p>0.0739283</text:p>
          </table:table-cell>
          <table:table-cell office:value-type="float" office:value="1.62194" calcext:value-type="float">
            <text:p>1.6219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93107" calcext:value-type="float">
            <text:p>0.193107</text:p>
          </table:table-cell>
          <table:table-cell office:value-type="float" office:value="0.734631" calcext:value-type="float">
            <text:p>0.73463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72379" calcext:value-type="float">
            <text:p>0.0572379</text:p>
          </table:table-cell>
          <table:table-cell office:value-type="float" office:value="2.05013" calcext:value-type="float">
            <text:p>2.050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9208" calcext:value-type="float">
            <text:p>0.19208</text:p>
          </table:table-cell>
          <table:table-cell office:value-type="float" office:value="0.644377" calcext:value-type="float">
            <text:p>0.64437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02092" calcext:value-type="float">
            <text:p>0.0802092</text:p>
          </table:table-cell>
          <table:table-cell office:value-type="float" office:value="1.79414" calcext:value-type="float">
            <text:p>1.7941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80983" calcext:value-type="float">
            <text:p>0.180983</text:p>
          </table:table-cell>
          <table:table-cell office:value-type="float" office:value="0.689026" calcext:value-type="float">
            <text:p>0.6890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5358" calcext:value-type="float">
            <text:p>0.115358</text:p>
          </table:table-cell>
          <table:table-cell office:value-type="float" office:value="2.02231" calcext:value-type="float">
            <text:p>2.0223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56751" calcext:value-type="float">
            <text:p>0.156751</text:p>
          </table:table-cell>
          <table:table-cell office:value-type="float" office:value="0.755159" calcext:value-type="float">
            <text:p>0.75515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55632" calcext:value-type="float">
            <text:p>0.0655632</text:p>
          </table:table-cell>
          <table:table-cell office:value-type="float" office:value="1.51544" calcext:value-type="float">
            <text:p>1.5154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54738" calcext:value-type="float">
            <text:p>0.154738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727271" calcext:value-type="float">
            <text:p>0.0727271</text:p>
          </table:table-cell>
          <table:table-cell office:value-type="float" office:value="1.86862" calcext:value-type="float">
            <text:p>1.8686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46003" calcext:value-type="float">
            <text:p>0.146003</text:p>
          </table:table-cell>
          <table:table-cell office:value-type="float" office:value="0.689811" calcext:value-type="float">
            <text:p>0.6898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57297" calcext:value-type="float">
            <text:p>0.0757297</text:p>
          </table:table-cell>
          <table:table-cell office:value-type="float" office:value="1.85565" calcext:value-type="float">
            <text:p>1.8556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34546" calcext:value-type="float">
            <text:p>0.134546</text:p>
          </table:table-cell>
          <table:table-cell office:value-type="float" office:value="0.756188" calcext:value-type="float">
            <text:p>0.7561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69795" calcext:value-type="float">
            <text:p>0.0469795</text:p>
          </table:table-cell>
          <table:table-cell office:value-type="float" office:value="1.84092" calcext:value-type="float">
            <text:p>1.8409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0.686074" calcext:value-type="float">
            <text:p>0.68607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43687" calcext:value-type="float">
            <text:p>0.0343687</text:p>
          </table:table-cell>
          <table:table-cell office:value-type="float" office:value="1.67713" calcext:value-type="float">
            <text:p>1.677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21129" calcext:value-type="float">
            <text:p>0.121129</text:p>
          </table:table-cell>
          <table:table-cell office:value-type="float" office:value="0.685605" calcext:value-type="float">
            <text:p>0.6856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6576" calcext:value-type="float">
            <text:p>0.0216576</text:p>
          </table:table-cell>
          <table:table-cell office:value-type="float" office:value="1.94048" calcext:value-type="float">
            <text:p>1.9404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11288" calcext:value-type="float">
            <text:p>0.111288</text:p>
          </table:table-cell>
          <table:table-cell office:value-type="float" office:value="0.705494" calcext:value-type="float">
            <text:p>0.70549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7839" calcext:value-type="float">
            <text:p>0.0287839</text:p>
          </table:table-cell>
          <table:table-cell office:value-type="float" office:value="2.1735" calcext:value-type="float">
            <text:p>2.17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28341" calcext:value-type="float">
            <text:p>0.128341</text:p>
          </table:table-cell>
          <table:table-cell office:value-type="float" office:value="0.696534" calcext:value-type="float">
            <text:p>0.69653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0403" calcext:value-type="float">
            <text:p>0.050403</text:p>
          </table:table-cell>
          <table:table-cell office:value-type="float" office:value="2.15434" calcext:value-type="float">
            <text:p>2.1543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17191" calcext:value-type="float">
            <text:p>0.117191</text:p>
          </table:table-cell>
          <table:table-cell office:value-type="float" office:value="0.743754" calcext:value-type="float">
            <text:p>0.74375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444" calcext:value-type="float">
            <text:p>0.0258444</text:p>
          </table:table-cell>
          <table:table-cell office:value-type="float" office:value="1.6858" calcext:value-type="float">
            <text:p>1.685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778" calcext:value-type="float">
            <text:p>0.100778</text:p>
          </table:table-cell>
          <table:table-cell office:value-type="float" office:value="0.684818" calcext:value-type="float">
            <text:p>0.684818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2106" calcext:value-type="float">
            <text:p>0.0172106</text:p>
          </table:table-cell>
          <table:table-cell office:value-type="float" office:value="1.77155" calcext:value-type="float">
            <text:p>1.77155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957199" calcext:value-type="float">
            <text:p>0.0957199</text:p>
          </table:table-cell>
          <table:table-cell office:value-type="float" office:value="0.652518" calcext:value-type="float">
            <text:p>0.652518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89964" calcext:value-type="float">
            <text:p>0.0289964</text:p>
          </table:table-cell>
          <table:table-cell office:value-type="float" office:value="1.82721" calcext:value-type="float">
            <text:p>1.8272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9935" calcext:value-type="float">
            <text:p>0.109935</text:p>
          </table:table-cell>
          <table:table-cell office:value-type="float" office:value="0.727134" calcext:value-type="float">
            <text:p>0.72713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59157" calcext:value-type="float">
            <text:p>0.0159157</text:p>
          </table:table-cell>
          <table:table-cell office:value-type="float" office:value="2.27525" calcext:value-type="float">
            <text:p>2.27525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99344" calcext:value-type="float">
            <text:p>0.099344</text:p>
          </table:table-cell>
          <table:table-cell office:value-type="float" office:value="0.738871" calcext:value-type="float">
            <text:p>0.7388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795034" calcext:value-type="float">
            <text:p>0.00795034</text:p>
          </table:table-cell>
          <table:table-cell office:value-type="float" office:value="1.67099" calcext:value-type="float">
            <text:p>1.6709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971154" calcext:value-type="float">
            <text:p>0.0971154</text:p>
          </table:table-cell>
          <table:table-cell office:value-type="float" office:value="0.70984" calcext:value-type="float">
            <text:p>0.709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0159" calcext:value-type="float">
            <text:p>0.0200159</text:p>
          </table:table-cell>
          <table:table-cell office:value-type="float" office:value="1.97006" calcext:value-type="float">
            <text:p>1.9700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888236" calcext:value-type="float">
            <text:p>0.0888236</text:p>
          </table:table-cell>
          <table:table-cell office:value-type="float" office:value="0.677259" calcext:value-type="float">
            <text:p>0.67725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9808" calcext:value-type="float">
            <text:p>0.0169808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770985" calcext:value-type="float">
            <text:p>0.0770985</text:p>
          </table:table-cell>
          <table:table-cell office:value-type="float" office:value="0.728319" calcext:value-type="float">
            <text:p>0.728319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18043" calcext:value-type="float">
            <text:p>0.0318043</text:p>
          </table:table-cell>
          <table:table-cell office:value-type="float" office:value="2.02412" calcext:value-type="float">
            <text:p>2.0241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741692" calcext:value-type="float">
            <text:p>0.0741692</text:p>
          </table:table-cell>
          <table:table-cell office:value-type="float" office:value="0.630996" calcext:value-type="float">
            <text:p>0.63099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1297" calcext:value-type="float">
            <text:p>0.0221297</text:p>
          </table:table-cell>
          <table:table-cell office:value-type="float" office:value="2.31173" calcext:value-type="float">
            <text:p>2.31173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92326" calcext:value-type="float">
            <text:p>0.0792326</text:p>
          </table:table-cell>
          <table:table-cell office:value-type="float" office:value="0.649524" calcext:value-type="float">
            <text:p>0.64952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41.727" calcext:value-type="float">
            <text:p>141.727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44.815" calcext:value-type="float">
            <text:p>144.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6604" calcext:value-type="float">
            <text:p>3.96604</text:p>
          </table:table-cell>
          <table:table-cell office:value-type="float" office:value="2.40916" calcext:value-type="float">
            <text:p>2.4091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6008" calcext:value-type="float">
            <text:p>2.06008</text:p>
          </table:table-cell>
          <table:table-cell office:value-type="float" office:value="2.04009" calcext:value-type="float">
            <text:p>2.040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08" calcext:value-type="float">
            <text:p>2.1208</text:p>
          </table:table-cell>
          <table:table-cell office:value-type="float" office:value="2.15372" calcext:value-type="float">
            <text:p>2.15372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54545" calcext:value-type="float">
            <text:p>0.1545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888" calcext:value-type="float">
            <text:p>1.98888</text:p>
          </table:table-cell>
          <table:table-cell office:value-type="float" office:value="2.01471" calcext:value-type="float">
            <text:p>2.01471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9847" calcext:value-type="float">
            <text:p>2.09847</text:p>
          </table:table-cell>
          <table:table-cell office:value-type="float" office:value="2.10447" calcext:value-type="float">
            <text:p>2.10447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251" calcext:value-type="float">
            <text:p>1.9251</text:p>
          </table:table-cell>
          <table:table-cell office:value-type="float" office:value="1.98673" calcext:value-type="float">
            <text:p>1.98673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81818" calcext:value-type="float">
            <text:p>0.281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2.04844" calcext:value-type="float">
            <text:p>2.04844</text:p>
          </table:table-cell>
          <table:table-cell office:value-type="float" office:value="0.3" calcext:value-type="float">
            <text:p>0.3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6187" calcext:value-type="float">
            <text:p>1.86187</text:p>
          </table:table-cell>
          <table:table-cell office:value-type="float" office:value="1.94709" calcext:value-type="float">
            <text:p>1.94709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277273" calcext:value-type="float">
            <text:p>0.27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757" calcext:value-type="float">
            <text:p>1.8757</text:p>
          </table:table-cell>
          <table:table-cell office:value-type="float" office:value="2.00026" calcext:value-type="float">
            <text:p>2.00026</text:p>
          </table:table-cell>
          <table:table-cell office:value-type="float" office:value="0.328571" calcext:value-type="float">
            <text:p>0.328571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79731" calcext:value-type="float">
            <text:p>1.79731</text:p>
          </table:table-cell>
          <table:table-cell office:value-type="float" office:value="1.91786" calcext:value-type="float">
            <text:p>1.91786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90909" calcext:value-type="float">
            <text:p>0.2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69" calcext:value-type="float">
            <text:p>1.6869</text:p>
          </table:table-cell>
          <table:table-cell office:value-type="float" office:value="1.99247" calcext:value-type="float">
            <text:p>1.99247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1059" calcext:value-type="float">
            <text:p>1.71059</text:p>
          </table:table-cell>
          <table:table-cell office:value-type="float" office:value="1.89845" calcext:value-type="float">
            <text:p>1.89845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281818" calcext:value-type="float">
            <text:p>0.281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2081" calcext:value-type="float">
            <text:p>1.62081</text:p>
          </table:table-cell>
          <table:table-cell office:value-type="float" office:value="1.96878" calcext:value-type="float">
            <text:p>1.96878</text:p>
          </table:table-cell>
          <table:table-cell office:value-type="float" office:value="0.471429" calcext:value-type="float">
            <text:p>0.47142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6003" calcext:value-type="float">
            <text:p>1.66003</text:p>
          </table:table-cell>
          <table:table-cell office:value-type="float" office:value="1.83425" calcext:value-type="float">
            <text:p>1.83425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368182" calcext:value-type="float">
            <text:p>0.36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864" calcext:value-type="float">
            <text:p>1.57864</text:p>
          </table:table-cell>
          <table:table-cell office:value-type="float" office:value="1.95084" calcext:value-type="float">
            <text:p>1.9508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7818" calcext:value-type="float">
            <text:p>1.57818</text:p>
          </table:table-cell>
          <table:table-cell office:value-type="float" office:value="1.79394" calcext:value-type="float">
            <text:p>1.79394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59091" calcext:value-type="float">
            <text:p>0.359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384" calcext:value-type="float">
            <text:p>1.41384</text:p>
          </table:table-cell>
          <table:table-cell office:value-type="float" office:value="1.91142" calcext:value-type="float">
            <text:p>1.91142</text:p>
          </table:table-cell>
          <table:table-cell office:value-type="float" office:value="0.5" calcext:value-type="float">
            <text:p>0.5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4249" calcext:value-type="float">
            <text:p>1.54249</text:p>
          </table:table-cell>
          <table:table-cell office:value-type="float" office:value="1.78586" calcext:value-type="float">
            <text:p>1.78586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851" calcext:value-type="float">
            <text:p>1.25851</text:p>
          </table:table-cell>
          <table:table-cell office:value-type="float" office:value="1.91445" calcext:value-type="float">
            <text:p>1.91445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47009" calcext:value-type="float">
            <text:p>1.47009</text:p>
          </table:table-cell>
          <table:table-cell office:value-type="float" office:value="1.75766" calcext:value-type="float">
            <text:p>1.75766</text:p>
          </table:table-cell>
          <table:table-cell office:value-type="float" office:value="0.671429" calcext:value-type="float">
            <text:p>0.671429</text:p>
          </table:table-cell>
          <table:table-cell office:value-type="float" office:value="0.395455" calcext:value-type="float">
            <text:p>0.3954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5457" calcext:value-type="float">
            <text:p>1.25457</text:p>
          </table:table-cell>
          <table:table-cell office:value-type="float" office:value="2.04577" calcext:value-type="float">
            <text:p>2.04577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33586" calcext:value-type="float">
            <text:p>1.33586</text:p>
          </table:table-cell>
          <table:table-cell office:value-type="float" office:value="1.69657" calcext:value-type="float">
            <text:p>1.69657</text:p>
          </table:table-cell>
          <table:table-cell office:value-type="float" office:value="0.8" calcext:value-type="float">
            <text:p>0.8</text:p>
          </table:table-cell>
          <table:table-cell office:value-type="float" office:value="0.440909" calcext:value-type="float">
            <text:p>0.440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0895" calcext:value-type="float">
            <text:p>0.950895</text:p>
          </table:table-cell>
          <table:table-cell office:value-type="float" office:value="2.0406" calcext:value-type="float">
            <text:p>2.040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6916" calcext:value-type="float">
            <text:p>1.26916</text:p>
          </table:table-cell>
          <table:table-cell office:value-type="float" office:value="1.64233" calcext:value-type="float">
            <text:p>1.64233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77273" calcext:value-type="float">
            <text:p>0.47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674" calcext:value-type="float">
            <text:p>1.07674</text:p>
          </table:table-cell>
          <table:table-cell office:value-type="float" office:value="1.87301" calcext:value-type="float">
            <text:p>1.8730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22295" calcext:value-type="float">
            <text:p>1.22295</text:p>
          </table:table-cell>
          <table:table-cell office:value-type="float" office:value="1.59907" calcext:value-type="float">
            <text:p>1.59907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5409" calcext:value-type="float">
            <text:p>0.885409</text:p>
          </table:table-cell>
          <table:table-cell office:value-type="float" office:value="1.93448" calcext:value-type="float">
            <text:p>1.93448</text:p>
          </table:table-cell>
          <table:table-cell office:value-type="float" office:value="0.7" calcext:value-type="float">
            <text:p>0.7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1135" calcext:value-type="float">
            <text:p>1.1135</text:p>
          </table:table-cell>
          <table:table-cell office:value-type="float" office:value="1.58736" calcext:value-type="float">
            <text:p>1.5873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40909" calcext:value-type="float">
            <text:p>0.440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1295" calcext:value-type="float">
            <text:p>0.681295</text:p>
          </table:table-cell>
          <table:table-cell office:value-type="float" office:value="2.00864" calcext:value-type="float">
            <text:p>2.0086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08392" calcext:value-type="float">
            <text:p>1.08392</text:p>
          </table:table-cell>
          <table:table-cell office:value-type="float" office:value="1.53419" calcext:value-type="float">
            <text:p>1.5341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05" calcext:value-type="float">
            <text:p>0.6505</text:p>
          </table:table-cell>
          <table:table-cell office:value-type="float" office:value="2.1644" calcext:value-type="float">
            <text:p>2.164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61004" calcext:value-type="float">
            <text:p>0.961004</text:p>
          </table:table-cell>
          <table:table-cell office:value-type="float" office:value="1.45243" calcext:value-type="float">
            <text:p>1.452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9389" calcext:value-type="float">
            <text:p>0.69389</text:p>
          </table:table-cell>
          <table:table-cell office:value-type="float" office:value="2.25637" calcext:value-type="float">
            <text:p>2.25637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38594" calcext:value-type="float">
            <text:p>0.938594</text:p>
          </table:table-cell>
          <table:table-cell office:value-type="float" office:value="1.49808" calcext:value-type="float">
            <text:p>1.4980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8577" calcext:value-type="float">
            <text:p>0.578577</text:p>
          </table:table-cell>
          <table:table-cell office:value-type="float" office:value="2.23513" calcext:value-type="float">
            <text:p>2.23513</text:p>
          </table:table-cell>
          <table:table-cell office:value-type="float" office:value="0.8" calcext:value-type="float">
            <text:p>0.8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00981" calcext:value-type="float">
            <text:p>0.800981</text:p>
          </table:table-cell>
          <table:table-cell office:value-type="float" office:value="1.47468" calcext:value-type="float">
            <text:p>1.47468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5983" calcext:value-type="float">
            <text:p>0.365983</text:p>
          </table:table-cell>
          <table:table-cell office:value-type="float" office:value="2.11587" calcext:value-type="float">
            <text:p>2.1158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18489" calcext:value-type="float">
            <text:p>0.818489</text:p>
          </table:table-cell>
          <table:table-cell office:value-type="float" office:value="1.42017" calcext:value-type="float">
            <text:p>1.42017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5412" calcext:value-type="float">
            <text:p>0.565412</text:p>
          </table:table-cell>
          <table:table-cell office:value-type="float" office:value="2.33496" calcext:value-type="float">
            <text:p>2.3349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50673" calcext:value-type="float">
            <text:p>0.750673</text:p>
          </table:table-cell>
          <table:table-cell office:value-type="float" office:value="1.36388" calcext:value-type="float">
            <text:p>1.3638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8497" calcext:value-type="float">
            <text:p>0.328497</text:p>
          </table:table-cell>
          <table:table-cell office:value-type="float" office:value="2.16255" calcext:value-type="float">
            <text:p>2.162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18497" calcext:value-type="float">
            <text:p>0.718497</text:p>
          </table:table-cell>
          <table:table-cell office:value-type="float" office:value="1.40066" calcext:value-type="float">
            <text:p>1.40066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41494" calcext:value-type="float">
            <text:p>0.341494</text:p>
          </table:table-cell>
          <table:table-cell office:value-type="float" office:value="2.15628" calcext:value-type="float">
            <text:p>2.1562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15946" calcext:value-type="float">
            <text:p>0.615946</text:p>
          </table:table-cell>
          <table:table-cell office:value-type="float" office:value="1.34504" calcext:value-type="float">
            <text:p>1.3450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7214" calcext:value-type="float">
            <text:p>0.277214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97182" calcext:value-type="float">
            <text:p>0.597182</text:p>
          </table:table-cell>
          <table:table-cell office:value-type="float" office:value="1.32255" calcext:value-type="float">
            <text:p>1.3225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80628" calcext:value-type="float">
            <text:p>0.280628</text:p>
          </table:table-cell>
          <table:table-cell office:value-type="float" office:value="2.28849" calcext:value-type="float">
            <text:p>2.2884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71491" calcext:value-type="float">
            <text:p>0.571491</text:p>
          </table:table-cell>
          <table:table-cell office:value-type="float" office:value="1.27774" calcext:value-type="float">
            <text:p>1.2777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04545" calcext:value-type="float">
            <text:p>0.504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3576" calcext:value-type="float">
            <text:p>0.213576</text:p>
          </table:table-cell>
          <table:table-cell office:value-type="float" office:value="2.57918" calcext:value-type="float">
            <text:p>2.5791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4319" calcext:value-type="float">
            <text:p>0.524319</text:p>
          </table:table-cell>
          <table:table-cell office:value-type="float" office:value="1.25586" calcext:value-type="float">
            <text:p>1.2558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258" calcext:value-type="float">
            <text:p>0.235258</text:p>
          </table:table-cell>
          <table:table-cell office:value-type="float" office:value="2.42195" calcext:value-type="float">
            <text:p>2.4219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75874" calcext:value-type="float">
            <text:p>0.475874</text:p>
          </table:table-cell>
          <table:table-cell office:value-type="float" office:value="1.28198" calcext:value-type="float">
            <text:p>1.2819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1509" calcext:value-type="float">
            <text:p>0.221509</text:p>
          </table:table-cell>
          <table:table-cell office:value-type="float" office:value="2.24681" calcext:value-type="float">
            <text:p>2.246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59171" calcext:value-type="float">
            <text:p>0.459171</text:p>
          </table:table-cell>
          <table:table-cell office:value-type="float" office:value="1.28749" calcext:value-type="float">
            <text:p>1.2874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46916" calcext:value-type="float">
            <text:p>0.246916</text:p>
          </table:table-cell>
          <table:table-cell office:value-type="float" office:value="2.61888" calcext:value-type="float">
            <text:p>2.61888</text:p>
          </table:table-cell>
          <table:table-cell office:value-type="float" office:value="0.9" calcext:value-type="float">
            <text:p>0.9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3109" calcext:value-type="float">
            <text:p>0.423109</text:p>
          </table:table-cell>
          <table:table-cell office:value-type="float" office:value="1.28188" calcext:value-type="float">
            <text:p>1.28188</text:p>
          </table:table-cell>
          <table:table-cell office:value-type="float" office:value="0.9" calcext:value-type="float">
            <text:p>0.9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4555" calcext:value-type="float">
            <text:p>0.274555</text:p>
          </table:table-cell>
          <table:table-cell office:value-type="float" office:value="2.47453" calcext:value-type="float">
            <text:p>2.4745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11816" calcext:value-type="float">
            <text:p>0.411816</text:p>
          </table:table-cell>
          <table:table-cell office:value-type="float" office:value="1.26287" calcext:value-type="float">
            <text:p>1.2628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496" calcext:value-type="float">
            <text:p>0.16496</text:p>
          </table:table-cell>
          <table:table-cell office:value-type="float" office:value="2.28705" calcext:value-type="float">
            <text:p>2.2870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3128" calcext:value-type="float">
            <text:p>0.363128</text:p>
          </table:table-cell>
          <table:table-cell office:value-type="float" office:value="1.22746" calcext:value-type="float">
            <text:p>1.2274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8466" calcext:value-type="float">
            <text:p>0.108466</text:p>
          </table:table-cell>
          <table:table-cell office:value-type="float" office:value="2.46505" calcext:value-type="float">
            <text:p>2.465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41757" calcext:value-type="float">
            <text:p>0.341757</text:p>
          </table:table-cell>
          <table:table-cell office:value-type="float" office:value="1.2809" calcext:value-type="float">
            <text:p>1.280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42" calcext:value-type="float">
            <text:p>0.1442</text:p>
          </table:table-cell>
          <table:table-cell office:value-type="float" office:value="2.41845" calcext:value-type="float">
            <text:p>2.4184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51735" calcext:value-type="float">
            <text:p>0.351735</text:p>
          </table:table-cell>
          <table:table-cell office:value-type="float" office:value="1.17705" calcext:value-type="float">
            <text:p>1.17705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79474" calcext:value-type="float">
            <text:p>0.179474</text:p>
          </table:table-cell>
          <table:table-cell office:value-type="float" office:value="2.67912" calcext:value-type="float">
            <text:p>2.6791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14362" calcext:value-type="float">
            <text:p>0.314362</text:p>
          </table:table-cell>
          <table:table-cell office:value-type="float" office:value="1.29459" calcext:value-type="float">
            <text:p>1.294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2266" calcext:value-type="float">
            <text:p>0.132266</text:p>
          </table:table-cell>
          <table:table-cell office:value-type="float" office:value="2.56895" calcext:value-type="float">
            <text:p>2.5689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11157" calcext:value-type="float">
            <text:p>0.311157</text:p>
          </table:table-cell>
          <table:table-cell office:value-type="float" office:value="1.21796" calcext:value-type="float">
            <text:p>1.2179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65629" calcext:value-type="float">
            <text:p>0.0965629</text:p>
          </table:table-cell>
          <table:table-cell office:value-type="float" office:value="2.67233" calcext:value-type="float">
            <text:p>2.6723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92788" calcext:value-type="float">
            <text:p>0.292788</text:p>
          </table:table-cell>
          <table:table-cell office:value-type="float" office:value="1.22795" calcext:value-type="float">
            <text:p>1.2279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75251" calcext:value-type="float">
            <text:p>0.0875251</text:p>
          </table:table-cell>
          <table:table-cell office:value-type="float" office:value="2.60258" calcext:value-type="float">
            <text:p>2.6025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81309" calcext:value-type="float">
            <text:p>0.281309</text:p>
          </table:table-cell>
          <table:table-cell office:value-type="float" office:value="1.21042" calcext:value-type="float">
            <text:p>1.2104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31818" calcext:value-type="float">
            <text:p>0.5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5782" calcext:value-type="float">
            <text:p>0.095782</text:p>
          </table:table-cell>
          <table:table-cell office:value-type="float" office:value="2.88907" calcext:value-type="float">
            <text:p>2.8890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65652" calcext:value-type="float">
            <text:p>0.265652</text:p>
          </table:table-cell>
          <table:table-cell office:value-type="float" office:value="1.26315" calcext:value-type="float">
            <text:p>1.26315</text:p>
          </table:table-cell>
          <table:table-cell office:value-type="float" office:value="1" calcext:value-type="float">
            <text:p>1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29857" calcext:value-type="float">
            <text:p>0.0929857</text:p>
          </table:table-cell>
          <table:table-cell office:value-type="float" office:value="2.93416" calcext:value-type="float">
            <text:p>2.9341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44934" calcext:value-type="float">
            <text:p>0.244934</text:p>
          </table:table-cell>
          <table:table-cell office:value-type="float" office:value="1.15559" calcext:value-type="float">
            <text:p>1.1555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78292" calcext:value-type="float">
            <text:p>0.0878292</text:p>
          </table:table-cell>
          <table:table-cell office:value-type="float" office:value="3.07845" calcext:value-type="float">
            <text:p>3.0784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3454" calcext:value-type="float">
            <text:p>0.23454</text:p>
          </table:table-cell>
          <table:table-cell office:value-type="float" office:value="1.19045" calcext:value-type="float">
            <text:p>1.19045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3514" calcext:value-type="float">
            <text:p>0.043514</text:p>
          </table:table-cell>
          <table:table-cell office:value-type="float" office:value="3.05527" calcext:value-type="float">
            <text:p>3.05527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11002" calcext:value-type="float">
            <text:p>0.211002</text:p>
          </table:table-cell>
          <table:table-cell office:value-type="float" office:value="1.15099" calcext:value-type="float">
            <text:p>1.15099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41764" calcext:value-type="float">
            <text:p>0.0541764</text:p>
          </table:table-cell>
          <table:table-cell office:value-type="float" office:value="3.21666" calcext:value-type="float">
            <text:p>3.21666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7916" calcext:value-type="float">
            <text:p>0.17916</text:p>
          </table:table-cell>
          <table:table-cell office:value-type="float" office:value="1.21698" calcext:value-type="float">
            <text:p>1.21698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30113" calcext:value-type="float">
            <text:p>0.0330113</text:p>
          </table:table-cell>
          <table:table-cell office:value-type="float" office:value="2.90995" calcext:value-type="float">
            <text:p>2.90995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1.25666" calcext:value-type="float">
            <text:p>1.256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77879" calcext:value-type="float">
            <text:p>0.0777879</text:p>
          </table:table-cell>
          <table:table-cell office:value-type="float" office:value="2.72577" calcext:value-type="float">
            <text:p>2.7257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86662" calcext:value-type="float">
            <text:p>0.186662</text:p>
          </table:table-cell>
          <table:table-cell office:value-type="float" office:value="1.21754" calcext:value-type="float">
            <text:p>1.21754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66868" calcext:value-type="float">
            <text:p>0.0666868</text:p>
          </table:table-cell>
          <table:table-cell office:value-type="float" office:value="2.81882" calcext:value-type="float">
            <text:p>2.8188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3827" calcext:value-type="float">
            <text:p>0.13827</text:p>
          </table:table-cell>
          <table:table-cell office:value-type="float" office:value="1.20695" calcext:value-type="float">
            <text:p>1.20695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32038" calcext:value-type="float">
            <text:p>0.0932038</text:p>
          </table:table-cell>
          <table:table-cell office:value-type="float" office:value="3.03823" calcext:value-type="float">
            <text:p>3.0382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85954" calcext:value-type="float">
            <text:p>0.185954</text:p>
          </table:table-cell>
          <table:table-cell office:value-type="float" office:value="1.13891" calcext:value-type="float">
            <text:p>1.13891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1666" calcext:value-type="float">
            <text:p>0.091666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44788" calcext:value-type="float">
            <text:p>0.144788</text:p>
          </table:table-cell>
          <table:table-cell office:value-type="float" office:value="1.18124" calcext:value-type="float">
            <text:p>1.18124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25977" calcext:value-type="float">
            <text:p>0.0525977</text:p>
          </table:table-cell>
          <table:table-cell office:value-type="float" office:value="2.84352" calcext:value-type="float">
            <text:p>2.84352</text:p>
          </table:table-cell>
          <table:table-cell office:value-type="float" office:value="1" calcext:value-type="float">
            <text:p>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1.19201" calcext:value-type="float">
            <text:p>1.1920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57752" calcext:value-type="float">
            <text:p>0.0457752</text:p>
          </table:table-cell>
          <table:table-cell office:value-type="float" office:value="2.77186" calcext:value-type="float">
            <text:p>2.77186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73759" calcext:value-type="float">
            <text:p>0.173759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86598" calcext:value-type="float">
            <text:p>0.0586598</text:p>
          </table:table-cell>
          <table:table-cell office:value-type="float" office:value="3.18899" calcext:value-type="float">
            <text:p>3.1889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52744" calcext:value-type="float">
            <text:p>0.152744</text:p>
          </table:table-cell>
          <table:table-cell office:value-type="float" office:value="1.21475" calcext:value-type="float">
            <text:p>1.2147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6411" calcext:value-type="float">
            <text:p>0.0246411</text:p>
          </table:table-cell>
          <table:table-cell office:value-type="float" office:value="2.99915" calcext:value-type="float">
            <text:p>2.99915</text:p>
          </table:table-cell>
          <table:table-cell office:value-type="float" office:value="1" calcext:value-type="float">
            <text:p>1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1515" calcext:value-type="float">
            <text:p>0.141515</text:p>
          </table:table-cell>
          <table:table-cell office:value-type="float" office:value="1.14895" calcext:value-type="float">
            <text:p>1.14895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</table:table>
      <table:table table:name="A_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351.019" calcext:value-type="float">
            <text:p>351.019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350.922" calcext:value-type="float">
            <text:p>350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4513" calcext:value-type="float">
            <text:p>3.34513</text:p>
          </table:table-cell>
          <table:table-cell office:value-type="float" office:value="2.10833" calcext:value-type="float">
            <text:p>2.10833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744" calcext:value-type="float">
            <text:p>1.99744</text:p>
          </table:table-cell>
          <table:table-cell office:value-type="float" office:value="1.90722" calcext:value-type="float">
            <text:p>1.9072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8528" calcext:value-type="float">
            <text:p>2.08528</text:p>
          </table:table-cell>
          <table:table-cell office:value-type="float" office:value="2.00929" calcext:value-type="float">
            <text:p>2.00929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9439" calcext:value-type="float">
            <text:p>1.69439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0.368182" calcext:value-type="float">
            <text:p>0.368182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806" calcext:value-type="float">
            <text:p>1.9806</text:p>
          </table:table-cell>
          <table:table-cell office:value-type="float" office:value="1.92529" calcext:value-type="float">
            <text:p>1.92529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8327" calcext:value-type="float">
            <text:p>1.38327</text:p>
          </table:table-cell>
          <table:table-cell office:value-type="float" office:value="1.45619" calcext:value-type="float">
            <text:p>1.45619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321" calcext:value-type="float">
            <text:p>1.87321</text:p>
          </table:table-cell>
          <table:table-cell office:value-type="float" office:value="1.91866" calcext:value-type="float">
            <text:p>1.91866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0229" calcext:value-type="float">
            <text:p>1.10229</text:p>
          </table:table-cell>
          <table:table-cell office:value-type="float" office:value="1.28054" calcext:value-type="float">
            <text:p>1.28054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5578" calcext:value-type="float">
            <text:p>1.75578</text:p>
          </table:table-cell>
          <table:table-cell office:value-type="float" office:value="1.82463" calcext:value-type="float">
            <text:p>1.82463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1.0774" calcext:value-type="float">
            <text:p>1.0774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1948" calcext:value-type="float">
            <text:p>1.61948</text:p>
          </table:table-cell>
          <table:table-cell office:value-type="float" office:value="1.69905" calcext:value-type="float">
            <text:p>1.69905</text:p>
          </table:table-cell>
          <table:table-cell office:value-type="float" office:value="0.390909" calcext:value-type="float">
            <text:p>0.390909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9193" calcext:value-type="float">
            <text:p>0.679193</text:p>
          </table:table-cell>
          <table:table-cell office:value-type="float" office:value="1.04042" calcext:value-type="float">
            <text:p>1.04042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801" calcext:value-type="float">
            <text:p>1.6801</text:p>
          </table:table-cell>
          <table:table-cell office:value-type="float" office:value="1.64493" calcext:value-type="float">
            <text:p>1.64493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819" calcext:value-type="float">
            <text:p>0.527819</text:p>
          </table:table-cell>
          <table:table-cell office:value-type="float" office:value="0.843086" calcext:value-type="float">
            <text:p>0.843086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138" calcext:value-type="float">
            <text:p>1.37138</text:p>
          </table:table-cell>
          <table:table-cell office:value-type="float" office:value="1.42914" calcext:value-type="float">
            <text:p>1.42914</text:p>
          </table:table-cell>
          <table:table-cell office:value-type="float" office:value="0.486364" calcext:value-type="float">
            <text:p>0.486364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01921" calcext:value-type="float">
            <text:p>0.401921</text:p>
          </table:table-cell>
          <table:table-cell office:value-type="float" office:value="0.898527" calcext:value-type="float">
            <text:p>0.898527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2873" calcext:value-type="float">
            <text:p>1.12873</text:p>
          </table:table-cell>
          <table:table-cell office:value-type="float" office:value="1.25604" calcext:value-type="float">
            <text:p>1.25604</text:p>
          </table:table-cell>
          <table:table-cell office:value-type="float" office:value="0.559091" calcext:value-type="float">
            <text:p>0.55909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4243" calcext:value-type="float">
            <text:p>0.354243</text:p>
          </table:table-cell>
          <table:table-cell office:value-type="float" office:value="0.762905" calcext:value-type="float">
            <text:p>0.76290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646" calcext:value-type="float">
            <text:p>1.09646</text:p>
          </table:table-cell>
          <table:table-cell office:value-type="float" office:value="1.18612" calcext:value-type="float">
            <text:p>1.18612</text:p>
          </table:table-cell>
          <table:table-cell office:value-type="float" office:value="0.6" calcext:value-type="float">
            <text:p>0.6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27377" calcext:value-type="float">
            <text:p>0.327377</text:p>
          </table:table-cell>
          <table:table-cell office:value-type="float" office:value="0.697404" calcext:value-type="float">
            <text:p>0.697404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3777" calcext:value-type="float">
            <text:p>0.983777</text:p>
          </table:table-cell>
          <table:table-cell office:value-type="float" office:value="1.40524" calcext:value-type="float">
            <text:p>1.40524</text:p>
          </table:table-cell>
          <table:table-cell office:value-type="float" office:value="0.6" calcext:value-type="float">
            <text:p>0.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40672" calcext:value-type="float">
            <text:p>0.240672</text:p>
          </table:table-cell>
          <table:table-cell office:value-type="float" office:value="0.738001" calcext:value-type="float">
            <text:p>0.73800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81813" calcext:value-type="float">
            <text:p>0.881813</text:p>
          </table:table-cell>
          <table:table-cell office:value-type="float" office:value="1.36431" calcext:value-type="float">
            <text:p>1.36431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16073" calcext:value-type="float">
            <text:p>0.216073</text:p>
          </table:table-cell>
          <table:table-cell office:value-type="float" office:value="0.764061" calcext:value-type="float">
            <text:p>0.76406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6538" calcext:value-type="float">
            <text:p>0.756538</text:p>
          </table:table-cell>
          <table:table-cell office:value-type="float" office:value="1.12831" calcext:value-type="float">
            <text:p>1.1283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73313" calcext:value-type="float">
            <text:p>0.173313</text:p>
          </table:table-cell>
          <table:table-cell office:value-type="float" office:value="0.670924" calcext:value-type="float">
            <text:p>0.67092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1816" calcext:value-type="float">
            <text:p>0.641816</text:p>
          </table:table-cell>
          <table:table-cell office:value-type="float" office:value="1.125" calcext:value-type="float">
            <text:p>1.125</text:p>
          </table:table-cell>
          <table:table-cell office:value-type="float" office:value="0.759091" calcext:value-type="float">
            <text:p>0.75909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41636" calcext:value-type="float">
            <text:p>0.141636</text:p>
          </table:table-cell>
          <table:table-cell office:value-type="float" office:value="0.680576" calcext:value-type="float">
            <text:p>0.680576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8339" calcext:value-type="float">
            <text:p>0.598339</text:p>
          </table:table-cell>
          <table:table-cell office:value-type="float" office:value="1.17057" calcext:value-type="float">
            <text:p>1.17057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28748" calcext:value-type="float">
            <text:p>0.128748</text:p>
          </table:table-cell>
          <table:table-cell office:value-type="float" office:value="0.787756" calcext:value-type="float">
            <text:p>0.78775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2645" calcext:value-type="float">
            <text:p>0.462645</text:p>
          </table:table-cell>
          <table:table-cell office:value-type="float" office:value="1.07945" calcext:value-type="float">
            <text:p>1.07945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2603" calcext:value-type="float">
            <text:p>0.102603</text:p>
          </table:table-cell>
          <table:table-cell office:value-type="float" office:value="0.532451" calcext:value-type="float">
            <text:p>0.53245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7869" calcext:value-type="float">
            <text:p>0.507869</text:p>
          </table:table-cell>
          <table:table-cell office:value-type="float" office:value="1.21091" calcext:value-type="float">
            <text:p>1.21091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928858" calcext:value-type="float">
            <text:p>0.0928858</text:p>
          </table:table-cell>
          <table:table-cell office:value-type="float" office:value="0.645165" calcext:value-type="float">
            <text:p>0.645165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3609" calcext:value-type="float">
            <text:p>0.383609</text:p>
          </table:table-cell>
          <table:table-cell office:value-type="float" office:value="1.02105" calcext:value-type="float">
            <text:p>1.02105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48841" calcext:value-type="float">
            <text:p>0.0848841</text:p>
          </table:table-cell>
          <table:table-cell office:value-type="float" office:value="0.652433" calcext:value-type="float">
            <text:p>0.65243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9892" calcext:value-type="float">
            <text:p>0.339892</text:p>
          </table:table-cell>
          <table:table-cell office:value-type="float" office:value="1.29676" calcext:value-type="float">
            <text:p>1.29676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701117" calcext:value-type="float">
            <text:p>0.0701117</text:p>
          </table:table-cell>
          <table:table-cell office:value-type="float" office:value="0.631369" calcext:value-type="float">
            <text:p>0.63136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9214" calcext:value-type="float">
            <text:p>0.249214</text:p>
          </table:table-cell>
          <table:table-cell office:value-type="float" office:value="1.216" calcext:value-type="float">
            <text:p>1.216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657076" calcext:value-type="float">
            <text:p>0.0657076</text:p>
          </table:table-cell>
          <table:table-cell office:value-type="float" office:value="0.592186" calcext:value-type="float">
            <text:p>0.59218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45217" calcext:value-type="float">
            <text:p>0.245217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0.9" calcext:value-type="float">
            <text:p>0.9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697392" calcext:value-type="float">
            <text:p>0.0697392</text:p>
          </table:table-cell>
          <table:table-cell office:value-type="float" office:value="0.469929" calcext:value-type="float">
            <text:p>0.4699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883" calcext:value-type="float">
            <text:p>0.22883</text:p>
          </table:table-cell>
          <table:table-cell office:value-type="float" office:value="1.13291" calcext:value-type="float">
            <text:p>1.13291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543874" calcext:value-type="float">
            <text:p>0.0543874</text:p>
          </table:table-cell>
          <table:table-cell office:value-type="float" office:value="0.630619" calcext:value-type="float">
            <text:p>0.63061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6609" calcext:value-type="float">
            <text:p>0.236609</text:p>
          </table:table-cell>
          <table:table-cell office:value-type="float" office:value="1.33166" calcext:value-type="float">
            <text:p>1.33166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455335" calcext:value-type="float">
            <text:p>0.0455335</text:p>
          </table:table-cell>
          <table:table-cell office:value-type="float" office:value="0.66341" calcext:value-type="float">
            <text:p>0.6634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17061" calcext:value-type="float">
            <text:p>0.217061</text:p>
          </table:table-cell>
          <table:table-cell office:value-type="float" office:value="1.34475" calcext:value-type="float">
            <text:p>1.3447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421074" calcext:value-type="float">
            <text:p>0.0421074</text:p>
          </table:table-cell>
          <table:table-cell office:value-type="float" office:value="0.647275" calcext:value-type="float">
            <text:p>0.64727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5" calcext:value-type="float">
            <text:p>0.9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44748" calcext:value-type="float">
            <text:p>0.044748</text:p>
          </table:table-cell>
          <table:table-cell office:value-type="float" office:value="0.604962" calcext:value-type="float">
            <text:p>0.60496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1.54657" calcext:value-type="float">
            <text:p>1.546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501198" calcext:value-type="float">
            <text:p>0.0501198</text:p>
          </table:table-cell>
          <table:table-cell office:value-type="float" office:value="0.528549" calcext:value-type="float">
            <text:p>0.52854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49584" calcext:value-type="float">
            <text:p>0.149584</text:p>
          </table:table-cell>
          <table:table-cell office:value-type="float" office:value="0.885764" calcext:value-type="float">
            <text:p>0.885764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12987" calcext:value-type="float">
            <text:p>0.0412987</text:p>
          </table:table-cell>
          <table:table-cell office:value-type="float" office:value="0.601442" calcext:value-type="float">
            <text:p>0.60144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7083" calcext:value-type="float">
            <text:p>0.137083</text:p>
          </table:table-cell>
          <table:table-cell office:value-type="float" office:value="1.03382" calcext:value-type="float">
            <text:p>1.03382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341702" calcext:value-type="float">
            <text:p>0.0341702</text:p>
          </table:table-cell>
          <table:table-cell office:value-type="float" office:value="0.699983" calcext:value-type="float">
            <text:p>0.699983</text:p>
          </table:table-cell>
          <table:table-cell office:value-type="float" office:value="1" calcext:value-type="float">
            <text:p>1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12797" calcext:value-type="float">
            <text:p>0.0912797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71683" calcext:value-type="float">
            <text:p>0.0271683</text:p>
          </table:table-cell>
          <table:table-cell office:value-type="float" office:value="0.589117" calcext:value-type="float">
            <text:p>0.58911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3592" calcext:value-type="float">
            <text:p>0.113592</text:p>
          </table:table-cell>
          <table:table-cell office:value-type="float" office:value="1.59066" calcext:value-type="float">
            <text:p>1.59066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2735" calcext:value-type="float">
            <text:p>0.0272735</text:p>
          </table:table-cell>
          <table:table-cell office:value-type="float" office:value="0.649643" calcext:value-type="float">
            <text:p>0.64964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1.3068" calcext:value-type="float">
            <text:p>1.3068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87995" calcext:value-type="float">
            <text:p>0.0287995</text:p>
          </table:table-cell>
          <table:table-cell office:value-type="float" office:value="0.509766" calcext:value-type="float">
            <text:p>0.50976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4582" calcext:value-type="float">
            <text:p>0.104582</text:p>
          </table:table-cell>
          <table:table-cell office:value-type="float" office:value="1.17325" calcext:value-type="float">
            <text:p>1.1732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48558" calcext:value-type="float">
            <text:p>0.0248558</text:p>
          </table:table-cell>
          <table:table-cell office:value-type="float" office:value="0.643353" calcext:value-type="float">
            <text:p>0.64335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24179" calcext:value-type="float">
            <text:p>0.0724179</text:p>
          </table:table-cell>
          <table:table-cell office:value-type="float" office:value="1.25594" calcext:value-type="float">
            <text:p>1.2559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630008" calcext:value-type="float">
            <text:p>0.63000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90258" calcext:value-type="float">
            <text:p>0.0890258</text:p>
          </table:table-cell>
          <table:table-cell office:value-type="float" office:value="1.39424" calcext:value-type="float">
            <text:p>1.3942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245941" calcext:value-type="float">
            <text:p>0.0245941</text:p>
          </table:table-cell>
          <table:table-cell office:value-type="float" office:value="0.66587" calcext:value-type="float">
            <text:p>0.6658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80335" calcext:value-type="float">
            <text:p>0.0680335</text:p>
          </table:table-cell>
          <table:table-cell office:value-type="float" office:value="1.48899" calcext:value-type="float">
            <text:p>1.4889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22222" calcext:value-type="float">
            <text:p>0.7222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21979" calcext:value-type="float">
            <text:p>0.021979</text:p>
          </table:table-cell>
          <table:table-cell office:value-type="float" office:value="0.559597" calcext:value-type="float">
            <text:p>0.55959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73182" calcext:value-type="float">
            <text:p>0.0673182</text:p>
          </table:table-cell>
          <table:table-cell office:value-type="float" office:value="1.56911" calcext:value-type="float">
            <text:p>1.569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206203" calcext:value-type="float">
            <text:p>0.0206203</text:p>
          </table:table-cell>
          <table:table-cell office:value-type="float" office:value="0.513679" calcext:value-type="float">
            <text:p>0.51367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07356" calcext:value-type="float">
            <text:p>0.107356</text:p>
          </table:table-cell>
          <table:table-cell office:value-type="float" office:value="1.46932" calcext:value-type="float">
            <text:p>1.46932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06917" calcext:value-type="float">
            <text:p>0.0206917</text:p>
          </table:table-cell>
          <table:table-cell office:value-type="float" office:value="0.399296" calcext:value-type="float">
            <text:p>0.39929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67352" calcext:value-type="float">
            <text:p>0.0467352</text:p>
          </table:table-cell>
          <table:table-cell office:value-type="float" office:value="1.14307" calcext:value-type="float">
            <text:p>1.143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27763" calcext:value-type="float">
            <text:p>0.0127763</text:p>
          </table:table-cell>
          <table:table-cell office:value-type="float" office:value="0.548726" calcext:value-type="float">
            <text:p>0.54872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94825" calcext:value-type="float">
            <text:p>0.0394825</text:p>
          </table:table-cell>
          <table:table-cell office:value-type="float" office:value="1.07239" calcext:value-type="float">
            <text:p>1.0723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74333" calcext:value-type="float">
            <text:p>0.0174333</text:p>
          </table:table-cell>
          <table:table-cell office:value-type="float" office:value="0.609012" calcext:value-type="float">
            <text:p>0.60901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98194" calcext:value-type="float">
            <text:p>0.0398194</text:p>
          </table:table-cell>
          <table:table-cell office:value-type="float" office:value="1.66943" calcext:value-type="float">
            <text:p>1.6694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74415" calcext:value-type="float">
            <text:p>0.0174415</text:p>
          </table:table-cell>
          <table:table-cell office:value-type="float" office:value="0.567528" calcext:value-type="float">
            <text:p>0.56752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81709" calcext:value-type="float">
            <text:p>0.0581709</text:p>
          </table:table-cell>
          <table:table-cell office:value-type="float" office:value="1.53398" calcext:value-type="float">
            <text:p>1.53398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35166" calcext:value-type="float">
            <text:p>0.0135166</text:p>
          </table:table-cell>
          <table:table-cell office:value-type="float" office:value="0.573517" calcext:value-type="float">
            <text:p>0.57351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6332" calcext:value-type="float">
            <text:p>0.116332</text:p>
          </table:table-cell>
          <table:table-cell office:value-type="float" office:value="1.33156" calcext:value-type="float">
            <text:p>1.33156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37095" calcext:value-type="float">
            <text:p>0.0137095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03455" calcext:value-type="float">
            <text:p>0.103455</text:p>
          </table:table-cell>
          <table:table-cell office:value-type="float" office:value="1.19851" calcext:value-type="float">
            <text:p>1.1985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44905" calcext:value-type="float">
            <text:p>0.0144905</text:p>
          </table:table-cell>
          <table:table-cell office:value-type="float" office:value="0.528261" calcext:value-type="float">
            <text:p>0.52826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05335" calcext:value-type="float">
            <text:p>0.0705335</text:p>
          </table:table-cell>
          <table:table-cell office:value-type="float" office:value="1.67176" calcext:value-type="float">
            <text:p>1.67176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26531" calcext:value-type="float">
            <text:p>0.0126531</text:p>
          </table:table-cell>
          <table:table-cell office:value-type="float" office:value="0.538296" calcext:value-type="float">
            <text:p>0.53829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81514" calcext:value-type="float">
            <text:p>0.0781514</text:p>
          </table:table-cell>
          <table:table-cell office:value-type="float" office:value="1.34255" calcext:value-type="float">
            <text:p>1.3425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01769" calcext:value-type="float">
            <text:p>0.0101769</text:p>
          </table:table-cell>
          <table:table-cell office:value-type="float" office:value="0.615173" calcext:value-type="float">
            <text:p>0.61517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23543" calcext:value-type="float">
            <text:p>0.0523543</text:p>
          </table:table-cell>
          <table:table-cell office:value-type="float" office:value="0.988313" calcext:value-type="float">
            <text:p>0.98831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53586" calcext:value-type="float">
            <text:p>0.0153586</text:p>
          </table:table-cell>
          <table:table-cell office:value-type="float" office:value="0.609942" calcext:value-type="float">
            <text:p>0.60994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9749" calcext:value-type="float">
            <text:p>0.059749</text:p>
          </table:table-cell>
          <table:table-cell office:value-type="float" office:value="1.02332" calcext:value-type="float">
            <text:p>1.0233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07098" calcext:value-type="float">
            <text:p>0.0107098</text:p>
          </table:table-cell>
          <table:table-cell office:value-type="float" office:value="0.557396" calcext:value-type="float">
            <text:p>0.55739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74552" calcext:value-type="float">
            <text:p>0.0374552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36111" calcext:value-type="float">
            <text:p>0.7361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1944" calcext:value-type="float">
            <text:p>0.011944</text:p>
          </table:table-cell>
          <table:table-cell office:value-type="float" office:value="0.518358" calcext:value-type="float">
            <text:p>0.51835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95248" calcext:value-type="float">
            <text:p>0.0295248</text:p>
          </table:table-cell>
          <table:table-cell office:value-type="float" office:value="1.46252" calcext:value-type="float">
            <text:p>1.4625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962689" calcext:value-type="float">
            <text:p>0.00962689</text:p>
          </table:table-cell>
          <table:table-cell office:value-type="float" office:value="0.564221" calcext:value-type="float">
            <text:p>0.564221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1308" calcext:value-type="float">
            <text:p>0.271308</text:p>
          </table:table-cell>
          <table:table-cell office:value-type="float" office:value="0.972342" calcext:value-type="float">
            <text:p>0.97234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04917" calcext:value-type="float">
            <text:p>0.0104917</text:p>
          </table:table-cell>
          <table:table-cell office:value-type="float" office:value="0.574442" calcext:value-type="float">
            <text:p>0.57444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68.942" calcext:value-type="float">
            <text:p>268.942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72.691" calcext:value-type="float">
            <text:p>272.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603" calcext:value-type="float">
            <text:p>3.55603</text:p>
          </table:table-cell>
          <table:table-cell office:value-type="float" office:value="2.7463" calcext:value-type="float">
            <text:p>2.746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36364" calcext:value-type="float">
            <text:p>0.136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405" calcext:value-type="float">
            <text:p>2.08405</text:p>
          </table:table-cell>
          <table:table-cell office:value-type="float" office:value="1.998" calcext:value-type="float">
            <text:p>1.998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59091" calcext:value-type="float">
            <text:p>0.25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9632" calcext:value-type="float">
            <text:p>2.39632</text:p>
          </table:table-cell>
          <table:table-cell office:value-type="float" office:value="2.17518" calcext:value-type="float">
            <text:p>2.17518</text:p>
          </table:table-cell>
          <table:table-cell office:value-type="float" office:value="0.1" calcext:value-type="float">
            <text:p>0.1</text:p>
          </table:table-cell>
          <table:table-cell office:value-type="float" office:value="0.140909" calcext:value-type="float">
            <text:p>0.140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4894" calcext:value-type="float">
            <text:p>1.84894</text:p>
          </table:table-cell>
          <table:table-cell office:value-type="float" office:value="1.9613" calcext:value-type="float">
            <text:p>1.9613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86364" calcext:value-type="float">
            <text:p>0.286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1219" calcext:value-type="float">
            <text:p>2.11219</text:p>
          </table:table-cell>
          <table:table-cell office:value-type="float" office:value="2.03687" calcext:value-type="float">
            <text:p>2.03687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3447" calcext:value-type="float">
            <text:p>1.73447</text:p>
          </table:table-cell>
          <table:table-cell office:value-type="float" office:value="1.88427" calcext:value-type="float">
            <text:p>1.88427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295455" calcext:value-type="float">
            <text:p>0.29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1822" calcext:value-type="float">
            <text:p>1.91822</text:p>
          </table:table-cell>
          <table:table-cell office:value-type="float" office:value="1.98712" calcext:value-type="float">
            <text:p>1.98712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7469" calcext:value-type="float">
            <text:p>1.57469</text:p>
          </table:table-cell>
          <table:table-cell office:value-type="float" office:value="1.78937" calcext:value-type="float">
            <text:p>1.78937</text:p>
          </table:table-cell>
          <table:table-cell office:value-type="float" office:value="0.7" calcext:value-type="float">
            <text:p>0.7</text:p>
          </table:table-cell>
          <table:table-cell office:value-type="float" office:value="0.390909" calcext:value-type="float">
            <text:p>0.390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2607" calcext:value-type="float">
            <text:p>1.82607</text:p>
          </table:table-cell>
          <table:table-cell office:value-type="float" office:value="1.96123" calcext:value-type="float">
            <text:p>1.96123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0995" calcext:value-type="float">
            <text:p>1.40995</text:p>
          </table:table-cell>
          <table:table-cell office:value-type="float" office:value="1.74079" calcext:value-type="float">
            <text:p>1.74079</text:p>
          </table:table-cell>
          <table:table-cell office:value-type="float" office:value="0.8" calcext:value-type="float">
            <text:p>0.8</text:p>
          </table:table-cell>
          <table:table-cell office:value-type="float" office:value="0.413636" calcext:value-type="float">
            <text:p>0.4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5745" calcext:value-type="float">
            <text:p>1.65745</text:p>
          </table:table-cell>
          <table:table-cell office:value-type="float" office:value="1.8988" calcext:value-type="float">
            <text:p>1.8988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21679" calcext:value-type="float">
            <text:p>1.21679</text:p>
          </table:table-cell>
          <table:table-cell office:value-type="float" office:value="1.66967" calcext:value-type="float">
            <text:p>1.6696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8022" calcext:value-type="float">
            <text:p>1.58022</text:p>
          </table:table-cell>
          <table:table-cell office:value-type="float" office:value="1.94516" calcext:value-type="float">
            <text:p>1.94516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7323" calcext:value-type="float">
            <text:p>1.07323</text:p>
          </table:table-cell>
          <table:table-cell office:value-type="float" office:value="1.54672" calcext:value-type="float">
            <text:p>1.5467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897" calcext:value-type="float">
            <text:p>1.33897</text:p>
          </table:table-cell>
          <table:table-cell office:value-type="float" office:value="1.88116" calcext:value-type="float">
            <text:p>1.881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1.51035" calcext:value-type="float">
            <text:p>1.5103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714" calcext:value-type="float">
            <text:p>1.33714</text:p>
          </table:table-cell>
          <table:table-cell office:value-type="float" office:value="1.93182" calcext:value-type="float">
            <text:p>1.93182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74061" calcext:value-type="float">
            <text:p>0.774061</text:p>
          </table:table-cell>
          <table:table-cell office:value-type="float" office:value="1.38526" calcext:value-type="float">
            <text:p>1.3852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0251" calcext:value-type="float">
            <text:p>1.10251</text:p>
          </table:table-cell>
          <table:table-cell office:value-type="float" office:value="1.89841" calcext:value-type="float">
            <text:p>1.89841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7253" calcext:value-type="float">
            <text:p>0.667253</text:p>
          </table:table-cell>
          <table:table-cell office:value-type="float" office:value="1.37029" calcext:value-type="float">
            <text:p>1.370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71" calcext:value-type="float">
            <text:p>0.8171</text:p>
          </table:table-cell>
          <table:table-cell office:value-type="float" office:value="1.93759" calcext:value-type="float">
            <text:p>1.93759</text:p>
          </table:table-cell>
          <table:table-cell office:value-type="float" office:value="0.7" calcext:value-type="float">
            <text:p>0.7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3321" calcext:value-type="float">
            <text:p>0.553321</text:p>
          </table:table-cell>
          <table:table-cell office:value-type="float" office:value="1.34486" calcext:value-type="float">
            <text:p>1.34486</text:p>
          </table:table-cell>
          <table:table-cell office:value-type="float" office:value="1" calcext:value-type="float">
            <text:p>1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2552" calcext:value-type="float">
            <text:p>0.622552</text:p>
          </table:table-cell>
          <table:table-cell office:value-type="float" office:value="1.98468" calcext:value-type="float">
            <text:p>1.98468</text:p>
          </table:table-cell>
          <table:table-cell office:value-type="float" office:value="0.8" calcext:value-type="float">
            <text:p>0.8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90654" calcext:value-type="float">
            <text:p>0.490654</text:p>
          </table:table-cell>
          <table:table-cell office:value-type="float" office:value="1.305" calcext:value-type="float">
            <text:p>1.30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9061" calcext:value-type="float">
            <text:p>0.589061</text:p>
          </table:table-cell>
          <table:table-cell office:value-type="float" office:value="1.97682" calcext:value-type="float">
            <text:p>1.97682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12283" calcext:value-type="float">
            <text:p>0.412283</text:p>
          </table:table-cell>
          <table:table-cell office:value-type="float" office:value="1.26102" calcext:value-type="float">
            <text:p>1.26102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906" calcext:value-type="float">
            <text:p>0.45906</text:p>
          </table:table-cell>
          <table:table-cell office:value-type="float" office:value="2.03648" calcext:value-type="float">
            <text:p>2.0364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18806" calcext:value-type="float">
            <text:p>0.318806</text:p>
          </table:table-cell>
          <table:table-cell office:value-type="float" office:value="1.23452" calcext:value-type="float">
            <text:p>1.2345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3721" calcext:value-type="float">
            <text:p>0.343721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82784" calcext:value-type="float">
            <text:p>0.282784</text:p>
          </table:table-cell>
          <table:table-cell office:value-type="float" office:value="1.22189" calcext:value-type="float">
            <text:p>1.22189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3403" calcext:value-type="float">
            <text:p>0.363403</text:p>
          </table:table-cell>
          <table:table-cell office:value-type="float" office:value="2.26725" calcext:value-type="float">
            <text:p>2.26725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1.2214" calcext:value-type="float">
            <text:p>1.221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7163" calcext:value-type="float">
            <text:p>0.297163</text:p>
          </table:table-cell>
          <table:table-cell office:value-type="float" office:value="2.50707" calcext:value-type="float">
            <text:p>2.50707</text:p>
          </table:table-cell>
          <table:table-cell office:value-type="float" office:value="0.9" calcext:value-type="float">
            <text:p>0.9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21957" calcext:value-type="float">
            <text:p>0.221957</text:p>
          </table:table-cell>
          <table:table-cell office:value-type="float" office:value="1.22437" calcext:value-type="float">
            <text:p>1.22437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4857" calcext:value-type="float">
            <text:p>0.384857</text:p>
          </table:table-cell>
          <table:table-cell office:value-type="float" office:value="1.97501" calcext:value-type="float">
            <text:p>1.9750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062" calcext:value-type="float">
            <text:p>0.2062</text:p>
          </table:table-cell>
          <table:table-cell office:value-type="float" office:value="1.23695" calcext:value-type="float">
            <text:p>1.2369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0278" calcext:value-type="float">
            <text:p>0.230278</text:p>
          </table:table-cell>
          <table:table-cell office:value-type="float" office:value="2.17246" calcext:value-type="float">
            <text:p>2.1724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79884" calcext:value-type="float">
            <text:p>0.179884</text:p>
          </table:table-cell>
          <table:table-cell office:value-type="float" office:value="1.24547" calcext:value-type="float">
            <text:p>1.24547</text:p>
          </table:table-cell>
          <table:table-cell office:value-type="float" office:value="1" calcext:value-type="float">
            <text:p>1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3995" calcext:value-type="float">
            <text:p>0.163995</text:p>
          </table:table-cell>
          <table:table-cell office:value-type="float" office:value="2.43214" calcext:value-type="float">
            <text:p>2.4321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5957" calcext:value-type="float">
            <text:p>0.145957</text:p>
          </table:table-cell>
          <table:table-cell office:value-type="float" office:value="1.13476" calcext:value-type="float">
            <text:p>1.13476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6528" calcext:value-type="float">
            <text:p>0.116528</text:p>
          </table:table-cell>
          <table:table-cell office:value-type="float" office:value="2.45022" calcext:value-type="float">
            <text:p>2.4502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25502" calcext:value-type="float">
            <text:p>0.125502</text:p>
          </table:table-cell>
          <table:table-cell office:value-type="float" office:value="1.15822" calcext:value-type="float">
            <text:p>1.1582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3574" calcext:value-type="float">
            <text:p>0.173574</text:p>
          </table:table-cell>
          <table:table-cell office:value-type="float" office:value="2.1255" calcext:value-type="float">
            <text:p>2.125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31818" calcext:value-type="float">
            <text:p>0.4318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54129" calcext:value-type="float">
            <text:p>0.154129</text:p>
          </table:table-cell>
          <table:table-cell office:value-type="float" office:value="1.15129" calcext:value-type="float">
            <text:p>1.15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0099" calcext:value-type="float">
            <text:p>0.290099</text:p>
          </table:table-cell>
          <table:table-cell office:value-type="float" office:value="2.04858" calcext:value-type="float">
            <text:p>2.0485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68182" calcext:value-type="float">
            <text:p>0.46818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41614" calcext:value-type="float">
            <text:p>0.141614</text:p>
          </table:table-cell>
          <table:table-cell office:value-type="float" office:value="1.1436" calcext:value-type="float">
            <text:p>1.1436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2064" calcext:value-type="float">
            <text:p>0.112064</text:p>
          </table:table-cell>
          <table:table-cell office:value-type="float" office:value="2.08641" calcext:value-type="float">
            <text:p>2.0864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978167" calcext:value-type="float">
            <text:p>0.0978167</text:p>
          </table:table-cell>
          <table:table-cell office:value-type="float" office:value="1.1252" calcext:value-type="float">
            <text:p>1.125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2697" calcext:value-type="float">
            <text:p>0.102697</text:p>
          </table:table-cell>
          <table:table-cell office:value-type="float" office:value="2.60889" calcext:value-type="float">
            <text:p>2.60889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848268" calcext:value-type="float">
            <text:p>0.0848268</text:p>
          </table:table-cell>
          <table:table-cell office:value-type="float" office:value="1.12391" calcext:value-type="float">
            <text:p>1.1239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51136" calcext:value-type="float">
            <text:p>0.0751136</text:p>
          </table:table-cell>
          <table:table-cell office:value-type="float" office:value="2.71018" calcext:value-type="float">
            <text:p>2.710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11074" calcext:value-type="float">
            <text:p>0.111074</text:p>
          </table:table-cell>
          <table:table-cell office:value-type="float" office:value="1.05646" calcext:value-type="float">
            <text:p>1.05646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2394" calcext:value-type="float">
            <text:p>0.0772394</text:p>
          </table:table-cell>
          <table:table-cell office:value-type="float" office:value="2.70884" calcext:value-type="float">
            <text:p>2.70884</text:p>
          </table:table-cell>
          <table:table-cell office:value-type="float" office:value="1" calcext:value-type="float">
            <text:p>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863185" calcext:value-type="float">
            <text:p>0.0863185</text:p>
          </table:table-cell>
          <table:table-cell office:value-type="float" office:value="1.10204" calcext:value-type="float">
            <text:p>1.1020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3365" calcext:value-type="float">
            <text:p>0.073365</text:p>
          </table:table-cell>
          <table:table-cell office:value-type="float" office:value="2.73157" calcext:value-type="float">
            <text:p>2.731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1.16695" calcext:value-type="float">
            <text:p>1.16695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76979" calcext:value-type="float">
            <text:p>0.0876979</text:p>
          </table:table-cell>
          <table:table-cell office:value-type="float" office:value="2.73292" calcext:value-type="float">
            <text:p>2.7329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808082" calcext:value-type="float">
            <text:p>0.0808082</text:p>
          </table:table-cell>
          <table:table-cell office:value-type="float" office:value="1.12829" calcext:value-type="float">
            <text:p>1.12829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9634" calcext:value-type="float">
            <text:p>0.0619634</text:p>
          </table:table-cell>
          <table:table-cell office:value-type="float" office:value="2.5668" calcext:value-type="float">
            <text:p>2.566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4741" calcext:value-type="float">
            <text:p>0.064741</text:p>
          </table:table-cell>
          <table:table-cell office:value-type="float" office:value="1.1482" calcext:value-type="float">
            <text:p>1.1482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2.40609" calcext:value-type="float">
            <text:p>2.40609</text:p>
          </table:table-cell>
          <table:table-cell office:value-type="float" office:value="1" calcext:value-type="float">
            <text:p>1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649542" calcext:value-type="float">
            <text:p>0.0649542</text:p>
          </table:table-cell>
          <table:table-cell office:value-type="float" office:value="1.09277" calcext:value-type="float">
            <text:p>1.09277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8294" calcext:value-type="float">
            <text:p>0.0418294</text:p>
          </table:table-cell>
          <table:table-cell office:value-type="float" office:value="2.61034" calcext:value-type="float">
            <text:p>2.6103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31818" calcext:value-type="float">
            <text:p>0.4318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545057" calcext:value-type="float">
            <text:p>0.0545057</text:p>
          </table:table-cell>
          <table:table-cell office:value-type="float" office:value="1.10155" calcext:value-type="float">
            <text:p>1.10155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04532" calcext:value-type="float">
            <text:p>0.0504532</text:p>
          </table:table-cell>
          <table:table-cell office:value-type="float" office:value="2.5503" calcext:value-type="float">
            <text:p>2.5503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563442" calcext:value-type="float">
            <text:p>0.0563442</text:p>
          </table:table-cell>
          <table:table-cell office:value-type="float" office:value="1.13249" calcext:value-type="float">
            <text:p>1.13249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96109" calcext:value-type="float">
            <text:p>0.0696109</text:p>
          </table:table-cell>
          <table:table-cell office:value-type="float" office:value="2.79657" calcext:value-type="float">
            <text:p>2.7965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500349" calcext:value-type="float">
            <text:p>0.0500349</text:p>
          </table:table-cell>
          <table:table-cell office:value-type="float" office:value="1.12393" calcext:value-type="float">
            <text:p>1.12393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60298" calcext:value-type="float">
            <text:p>0.0560298</text:p>
          </table:table-cell>
          <table:table-cell office:value-type="float" office:value="3.05024" calcext:value-type="float">
            <text:p>3.05024</text:p>
          </table:table-cell>
          <table:table-cell office:value-type="float" office:value="1" calcext:value-type="float">
            <text:p>1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349945" calcext:value-type="float">
            <text:p>0.0349945</text:p>
          </table:table-cell>
          <table:table-cell office:value-type="float" office:value="1.08436" calcext:value-type="float">
            <text:p>1.08436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03522" calcext:value-type="float">
            <text:p>0.0503522</text:p>
          </table:table-cell>
          <table:table-cell office:value-type="float" office:value="2.92917" calcext:value-type="float">
            <text:p>2.9291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494529" calcext:value-type="float">
            <text:p>0.0494529</text:p>
          </table:table-cell>
          <table:table-cell office:value-type="float" office:value="1.11652" calcext:value-type="float">
            <text:p>1.11652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24218" calcext:value-type="float">
            <text:p>0.0424218</text:p>
          </table:table-cell>
          <table:table-cell office:value-type="float" office:value="2.89001" calcext:value-type="float">
            <text:p>2.8900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88608" calcext:value-type="float">
            <text:p>0.0488608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77599" calcext:value-type="float">
            <text:p>0.0377599</text:p>
          </table:table-cell>
          <table:table-cell office:value-type="float" office:value="2.76128" calcext:value-type="float">
            <text:p>2.7612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95455" calcext:value-type="float">
            <text:p>0.4954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461637" calcext:value-type="float">
            <text:p>0.0461637</text:p>
          </table:table-cell>
          <table:table-cell office:value-type="float" office:value="1.14478" calcext:value-type="float">
            <text:p>1.1447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7921" calcext:value-type="float">
            <text:p>0.0217921</text:p>
          </table:table-cell>
          <table:table-cell office:value-type="float" office:value="3.24686" calcext:value-type="float">
            <text:p>3.24686</text:p>
          </table:table-cell>
          <table:table-cell office:value-type="float" office:value="1" calcext:value-type="float">
            <text:p>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418088" calcext:value-type="float">
            <text:p>0.0418088</text:p>
          </table:table-cell>
          <table:table-cell office:value-type="float" office:value="1.05892" calcext:value-type="float">
            <text:p>1.05892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1996" calcext:value-type="float">
            <text:p>0.0171996</text:p>
          </table:table-cell>
          <table:table-cell office:value-type="float" office:value="2.63181" calcext:value-type="float">
            <text:p>2.63181</text:p>
          </table:table-cell>
          <table:table-cell office:value-type="float" office:value="1" calcext:value-type="float">
            <text:p>1</text:p>
          </table:table-cell>
          <table:table-cell office:value-type="float" office:value="0.454545" calcext:value-type="float">
            <text:p>0.4545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6286" calcext:value-type="float">
            <text:p>0.0366286</text:p>
          </table:table-cell>
          <table:table-cell office:value-type="float" office:value="1.11359" calcext:value-type="float">
            <text:p>1.11359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5899" calcext:value-type="float">
            <text:p>0.015899</text:p>
          </table:table-cell>
          <table:table-cell office:value-type="float" office:value="2.87711" calcext:value-type="float">
            <text:p>2.87711</text:p>
          </table:table-cell>
          <table:table-cell office:value-type="float" office:value="1" calcext:value-type="float">
            <text:p>1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52959" calcext:value-type="float">
            <text:p>0.0252959</text:p>
          </table:table-cell>
          <table:table-cell office:value-type="float" office:value="1.0821" calcext:value-type="float">
            <text:p>1.0821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63873" calcext:value-type="float">
            <text:p>0.0563873</text:p>
          </table:table-cell>
          <table:table-cell office:value-type="float" office:value="2.58269" calcext:value-type="float">
            <text:p>2.5826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69075" calcext:value-type="float">
            <text:p>0.0269075</text:p>
          </table:table-cell>
          <table:table-cell office:value-type="float" office:value="1.10384" calcext:value-type="float">
            <text:p>1.10384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47024" calcext:value-type="float">
            <text:p>0.0247024</text:p>
          </table:table-cell>
          <table:table-cell office:value-type="float" office:value="2.49751" calcext:value-type="float">
            <text:p>2.49751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218881" calcext:value-type="float">
            <text:p>0.0218881</text:p>
          </table:table-cell>
          <table:table-cell office:value-type="float" office:value="1.16652" calcext:value-type="float">
            <text:p>1.16652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66973" calcext:value-type="float">
            <text:p>0.0266973</text:p>
          </table:table-cell>
          <table:table-cell office:value-type="float" office:value="2.66782" calcext:value-type="float">
            <text:p>2.66782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36759" calcext:value-type="float">
            <text:p>0.0236759</text:p>
          </table:table-cell>
          <table:table-cell office:value-type="float" office:value="1.06058" calcext:value-type="float">
            <text:p>1.06058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0245" calcext:value-type="float">
            <text:p>0.0230245</text:p>
          </table:table-cell>
          <table:table-cell office:value-type="float" office:value="3.18186" calcext:value-type="float">
            <text:p>3.1818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90479" calcext:value-type="float">
            <text:p>0.0190479</text:p>
          </table:table-cell>
          <table:table-cell office:value-type="float" office:value="1.08409" calcext:value-type="float">
            <text:p>1.0840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71851" calcext:value-type="float">
            <text:p>0.00671851</text:p>
          </table:table-cell>
          <table:table-cell office:value-type="float" office:value="2.81161" calcext:value-type="float">
            <text:p>2.81161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251425" calcext:value-type="float">
            <text:p>0.0251425</text:p>
          </table:table-cell>
          <table:table-cell office:value-type="float" office:value="1.15423" calcext:value-type="float">
            <text:p>1.15423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06908" calcext:value-type="float">
            <text:p>0.0506908</text:p>
          </table:table-cell>
          <table:table-cell office:value-type="float" office:value="3.04256" calcext:value-type="float">
            <text:p>3.0425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330589" calcext:value-type="float">
            <text:p>0.0330589</text:p>
          </table:table-cell>
          <table:table-cell office:value-type="float" office:value="1.09023" calcext:value-type="float">
            <text:p>1.09023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90401" calcext:value-type="float">
            <text:p>0.0390401</text:p>
          </table:table-cell>
          <table:table-cell office:value-type="float" office:value="2.97184" calcext:value-type="float">
            <text:p>2.9718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9091" calcext:value-type="float">
            <text:p>0.4590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13662" calcext:value-type="float">
            <text:p>0.0213662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40117" calcext:value-type="float">
            <text:p>0.0440117</text:p>
          </table:table-cell>
          <table:table-cell office:value-type="float" office:value="3.14283" calcext:value-type="float">
            <text:p>3.1428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25175" calcext:value-type="float">
            <text:p>0.0225175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9742" calcext:value-type="float">
            <text:p>0.0209742</text:p>
          </table:table-cell>
          <table:table-cell office:value-type="float" office:value="3.18633" calcext:value-type="float">
            <text:p>3.18633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7429" calcext:value-type="float">
            <text:p>0.0267429</text:p>
          </table:table-cell>
          <table:table-cell office:value-type="float" office:value="1.10709" calcext:value-type="float">
            <text:p>1.10709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</table:table>
      <table:table table:name="A_3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887.37" calcext:value-type="float">
            <text:p>887.37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878.801" calcext:value-type="float">
            <text:p>878.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67" calcext:value-type="float">
            <text:p>3.4967</text:p>
          </table:table-cell>
          <table:table-cell office:value-type="float" office:value="2.16122" calcext:value-type="float">
            <text:p>2.16122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441" calcext:value-type="float">
            <text:p>1.97441</text:p>
          </table:table-cell>
          <table:table-cell office:value-type="float" office:value="1.82893" calcext:value-type="float">
            <text:p>1.82893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892" calcext:value-type="float">
            <text:p>2.10892</text:p>
          </table:table-cell>
          <table:table-cell office:value-type="float" office:value="2.06904" calcext:value-type="float">
            <text:p>2.06904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111111" calcext:value-type="float">
            <text:p>0.111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1163" calcext:value-type="float">
            <text:p>1.51163</text:p>
          </table:table-cell>
          <table:table-cell office:value-type="float" office:value="1.46804" calcext:value-type="float">
            <text:p>1.46804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488" calcext:value-type="float">
            <text:p>2.0488</text:p>
          </table:table-cell>
          <table:table-cell office:value-type="float" office:value="2.05093" calcext:value-type="float">
            <text:p>2.05093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0272" calcext:value-type="float">
            <text:p>1.10272</text:p>
          </table:table-cell>
          <table:table-cell office:value-type="float" office:value="1.15253" calcext:value-type="float">
            <text:p>1.1525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983" calcext:value-type="float">
            <text:p>2.01983</text:p>
          </table:table-cell>
          <table:table-cell office:value-type="float" office:value="1.95703" calcext:value-type="float">
            <text:p>1.95703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03148" calcext:value-type="float">
            <text:p>0.803148</text:p>
          </table:table-cell>
          <table:table-cell office:value-type="float" office:value="0.980507" calcext:value-type="float">
            <text:p>0.980507</text:p>
          </table:table-cell>
          <table:table-cell office:value-type="float" office:value="0.85" calcext:value-type="float">
            <text:p>0.8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1479" calcext:value-type="float">
            <text:p>1.91479</text:p>
          </table:table-cell>
          <table:table-cell office:value-type="float" office:value="1.90948" calcext:value-type="float">
            <text:p>1.90948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222222" calcext:value-type="float">
            <text:p>0.2222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62447" calcext:value-type="float">
            <text:p>0.562447</text:p>
          </table:table-cell>
          <table:table-cell office:value-type="float" office:value="0.881659" calcext:value-type="float">
            <text:p>0.881659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1912" calcext:value-type="float">
            <text:p>1.81912</text:p>
          </table:table-cell>
          <table:table-cell office:value-type="float" office:value="1.90266" calcext:value-type="float">
            <text:p>1.90266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499" calcext:value-type="float">
            <text:p>0.373499</text:p>
          </table:table-cell>
          <table:table-cell office:value-type="float" office:value="0.81262" calcext:value-type="float">
            <text:p>0.8126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5247" calcext:value-type="float">
            <text:p>1.85247</text:p>
          </table:table-cell>
          <table:table-cell office:value-type="float" office:value="1.82323" calcext:value-type="float">
            <text:p>1.82323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75787" calcext:value-type="float">
            <text:p>0.275787</text:p>
          </table:table-cell>
          <table:table-cell office:value-type="float" office:value="0.725459" calcext:value-type="float">
            <text:p>0.72545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1436" calcext:value-type="float">
            <text:p>1.71436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35" calcext:value-type="float">
            <text:p>0.35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11966" calcext:value-type="float">
            <text:p>0.211966</text:p>
          </table:table-cell>
          <table:table-cell office:value-type="float" office:value="0.76245" calcext:value-type="float">
            <text:p>0.7624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1932" calcext:value-type="float">
            <text:p>1.61932</text:p>
          </table:table-cell>
          <table:table-cell office:value-type="float" office:value="1.76622" calcext:value-type="float">
            <text:p>1.76622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361111" calcext:value-type="float">
            <text:p>0.3611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6069" calcext:value-type="float">
            <text:p>0.16069</text:p>
          </table:table-cell>
          <table:table-cell office:value-type="float" office:value="0.708474" calcext:value-type="float">
            <text:p>0.70847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415" calcext:value-type="float">
            <text:p>1.42415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431818" calcext:value-type="float">
            <text:p>0.431818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8098" calcext:value-type="float">
            <text:p>0.138098</text:p>
          </table:table-cell>
          <table:table-cell office:value-type="float" office:value="0.649999" calcext:value-type="float">
            <text:p>0.64999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966" calcext:value-type="float">
            <text:p>1.30966</text:p>
          </table:table-cell>
          <table:table-cell office:value-type="float" office:value="1.76244" calcext:value-type="float">
            <text:p>1.76244</text:p>
          </table:table-cell>
          <table:table-cell office:value-type="float" office:value="0.481818" calcext:value-type="float">
            <text:p>0.481818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02635" calcext:value-type="float">
            <text:p>0.102635</text:p>
          </table:table-cell>
          <table:table-cell office:value-type="float" office:value="0.640384" calcext:value-type="float">
            <text:p>0.6403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2532" calcext:value-type="float">
            <text:p>1.22532</text:p>
          </table:table-cell>
          <table:table-cell office:value-type="float" office:value="1.69728" calcext:value-type="float">
            <text:p>1.69728</text:p>
          </table:table-cell>
          <table:table-cell office:value-type="float" office:value="0.527273" calcext:value-type="float">
            <text:p>0.527273</text:p>
          </table:table-cell>
          <table:table-cell office:value-type="float" office:value="0.305556" calcext:value-type="float">
            <text:p>0.30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93083" calcext:value-type="float">
            <text:p>0.093083</text:p>
          </table:table-cell>
          <table:table-cell office:value-type="float" office:value="0.696577" calcext:value-type="float">
            <text:p>0.696577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3826" calcext:value-type="float">
            <text:p>1.13826</text:p>
          </table:table-cell>
          <table:table-cell office:value-type="float" office:value="1.67541" calcext:value-type="float">
            <text:p>1.67541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694151" calcext:value-type="float">
            <text:p>0.0694151</text:p>
          </table:table-cell>
          <table:table-cell office:value-type="float" office:value="0.634241" calcext:value-type="float">
            <text:p>0.63424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4152" calcext:value-type="float">
            <text:p>1.04152</text:p>
          </table:table-cell>
          <table:table-cell office:value-type="float" office:value="1.41585" calcext:value-type="float">
            <text:p>1.41585</text:p>
          </table:table-cell>
          <table:table-cell office:value-type="float" office:value="0.6" calcext:value-type="float">
            <text:p>0.6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3714" calcext:value-type="float">
            <text:p>0.063714</text:p>
          </table:table-cell>
          <table:table-cell office:value-type="float" office:value="0.521905" calcext:value-type="float">
            <text:p>0.52190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3572" calcext:value-type="float">
            <text:p>0.983572</text:p>
          </table:table-cell>
          <table:table-cell office:value-type="float" office:value="1.43517" calcext:value-type="float">
            <text:p>1.43517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613309" calcext:value-type="float">
            <text:p>0.0613309</text:p>
          </table:table-cell>
          <table:table-cell office:value-type="float" office:value="0.637319" calcext:value-type="float">
            <text:p>0.63731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0736" calcext:value-type="float">
            <text:p>0.870736</text:p>
          </table:table-cell>
          <table:table-cell office:value-type="float" office:value="1.50908" calcext:value-type="float">
            <text:p>1.50908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82191" calcext:value-type="float">
            <text:p>0.0382191</text:p>
          </table:table-cell>
          <table:table-cell office:value-type="float" office:value="0.677364" calcext:value-type="float">
            <text:p>0.67736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5191" calcext:value-type="float">
            <text:p>0.675191</text:p>
          </table:table-cell>
          <table:table-cell office:value-type="float" office:value="1.78347" calcext:value-type="float">
            <text:p>1.78347</text:p>
          </table:table-cell>
          <table:table-cell office:value-type="float" office:value="0.759091" calcext:value-type="float">
            <text:p>0.75909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387676" calcext:value-type="float">
            <text:p>0.0387676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91658" calcext:value-type="float">
            <text:p>0.591658</text:p>
          </table:table-cell>
          <table:table-cell office:value-type="float" office:value="1.65484" calcext:value-type="float">
            <text:p>1.6548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77075" calcext:value-type="float">
            <text:p>0.0377075</text:p>
          </table:table-cell>
          <table:table-cell office:value-type="float" office:value="0.697969" calcext:value-type="float">
            <text:p>0.69796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9122" calcext:value-type="float">
            <text:p>0.549122</text:p>
          </table:table-cell>
          <table:table-cell office:value-type="float" office:value="1.70325" calcext:value-type="float">
            <text:p>1.70325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80162" calcext:value-type="float">
            <text:p>0.0380162</text:p>
          </table:table-cell>
          <table:table-cell office:value-type="float" office:value="0.653855" calcext:value-type="float">
            <text:p>0.653855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5603" calcext:value-type="float">
            <text:p>0.485603</text:p>
          </table:table-cell>
          <table:table-cell office:value-type="float" office:value="1.36345" calcext:value-type="float">
            <text:p>1.36345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3375" calcext:value-type="float">
            <text:p>0.0283375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7852" calcext:value-type="float">
            <text:p>0.447852</text:p>
          </table:table-cell>
          <table:table-cell office:value-type="float" office:value="1.5141" calcext:value-type="float">
            <text:p>1.5141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330215" calcext:value-type="float">
            <text:p>0.0330215</text:p>
          </table:table-cell>
          <table:table-cell office:value-type="float" office:value="0.626482" calcext:value-type="float">
            <text:p>0.62648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5477" calcext:value-type="float">
            <text:p>0.315477</text:p>
          </table:table-cell>
          <table:table-cell office:value-type="float" office:value="1.4327" calcext:value-type="float">
            <text:p>1.4327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13833" calcext:value-type="float">
            <text:p>0.0213833</text:p>
          </table:table-cell>
          <table:table-cell office:value-type="float" office:value="0.595636" calcext:value-type="float">
            <text:p>0.59563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84279" calcext:value-type="float">
            <text:p>0.284279</text:p>
          </table:table-cell>
          <table:table-cell office:value-type="float" office:value="1.78142" calcext:value-type="float">
            <text:p>1.78142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214454" calcext:value-type="float">
            <text:p>0.0214454</text:p>
          </table:table-cell>
          <table:table-cell office:value-type="float" office:value="0.636848" calcext:value-type="float">
            <text:p>0.63684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1942" calcext:value-type="float">
            <text:p>0.221942</text:p>
          </table:table-cell>
          <table:table-cell office:value-type="float" office:value="1.78329" calcext:value-type="float">
            <text:p>1.78329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61793" calcext:value-type="float">
            <text:p>0.0161793</text:p>
          </table:table-cell>
          <table:table-cell office:value-type="float" office:value="0.836358" calcext:value-type="float">
            <text:p>0.83635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263" calcext:value-type="float">
            <text:p>0.261263</text:p>
          </table:table-cell>
          <table:table-cell office:value-type="float" office:value="2.1007" calcext:value-type="float">
            <text:p>2.1007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08143" calcext:value-type="float">
            <text:p>0.0208143</text:p>
          </table:table-cell>
          <table:table-cell office:value-type="float" office:value="0.697167" calcext:value-type="float">
            <text:p>0.69716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06518" calcext:value-type="float">
            <text:p>0.306518</text:p>
          </table:table-cell>
          <table:table-cell office:value-type="float" office:value="1.54588" calcext:value-type="float">
            <text:p>1.54588</text:p>
          </table:table-cell>
          <table:table-cell office:value-type="float" office:value="0.9" calcext:value-type="float">
            <text:p>0.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167001" calcext:value-type="float">
            <text:p>0.0167001</text:p>
          </table:table-cell>
          <table:table-cell office:value-type="float" office:value="0.657605" calcext:value-type="float">
            <text:p>0.657605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291" calcext:value-type="float">
            <text:p>0.210291</text:p>
          </table:table-cell>
          <table:table-cell office:value-type="float" office:value="1.57008" calcext:value-type="float">
            <text:p>1.57008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54555" calcext:value-type="float">
            <text:p>0.0154555</text:p>
          </table:table-cell>
          <table:table-cell office:value-type="float" office:value="0.65043" calcext:value-type="float">
            <text:p>0.65043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951" calcext:value-type="float">
            <text:p>0.17951</text:p>
          </table:table-cell>
          <table:table-cell office:value-type="float" office:value="2.10024" calcext:value-type="float">
            <text:p>2.10024</text:p>
          </table:table-cell>
          <table:table-cell office:value-type="float" office:value="0.95" calcext:value-type="float">
            <text:p>0.9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137432" calcext:value-type="float">
            <text:p>0.0137432</text:p>
          </table:table-cell>
          <table:table-cell office:value-type="float" office:value="0.618384" calcext:value-type="float">
            <text:p>0.61838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0103" calcext:value-type="float">
            <text:p>0.120103</text:p>
          </table:table-cell>
          <table:table-cell office:value-type="float" office:value="2.50727" calcext:value-type="float">
            <text:p>2.50727</text:p>
          </table:table-cell>
          <table:table-cell office:value-type="float" office:value="0.95" calcext:value-type="float">
            <text:p>0.9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96206" calcext:value-type="float">
            <text:p>0.0196206</text:p>
          </table:table-cell>
          <table:table-cell office:value-type="float" office:value="0.683578" calcext:value-type="float">
            <text:p>0.68357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6209" calcext:value-type="float">
            <text:p>0.106209</text:p>
          </table:table-cell>
          <table:table-cell office:value-type="float" office:value="1.41978" calcext:value-type="float">
            <text:p>1.4197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43429" calcext:value-type="float">
            <text:p>0.0143429</text:p>
          </table:table-cell>
          <table:table-cell office:value-type="float" office:value="0.670706" calcext:value-type="float">
            <text:p>0.67070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9328" calcext:value-type="float">
            <text:p>0.109328</text:p>
          </table:table-cell>
          <table:table-cell office:value-type="float" office:value="1.79307" calcext:value-type="float">
            <text:p>1.79307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57604" calcext:value-type="float">
            <text:p>0.0157604</text:p>
          </table:table-cell>
          <table:table-cell office:value-type="float" office:value="0.677898" calcext:value-type="float">
            <text:p>0.677898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19515" calcext:value-type="float">
            <text:p>0.0819515</text:p>
          </table:table-cell>
          <table:table-cell office:value-type="float" office:value="1.51303" calcext:value-type="float">
            <text:p>1.5130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07808" calcext:value-type="float">
            <text:p>0.0107808</text:p>
          </table:table-cell>
          <table:table-cell office:value-type="float" office:value="0.828556" calcext:value-type="float">
            <text:p>0.82855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44764" calcext:value-type="float">
            <text:p>0.0944764</text:p>
          </table:table-cell>
          <table:table-cell office:value-type="float" office:value="1.89718" calcext:value-type="float">
            <text:p>1.89718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06745" calcext:value-type="float">
            <text:p>0.0106745</text:p>
          </table:table-cell>
          <table:table-cell office:value-type="float" office:value="0.706161" calcext:value-type="float">
            <text:p>0.70616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21836" calcext:value-type="float">
            <text:p>0.0621836</text:p>
          </table:table-cell>
          <table:table-cell office:value-type="float" office:value="1.68876" calcext:value-type="float">
            <text:p>1.6887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986318" calcext:value-type="float">
            <text:p>0.00986318</text:p>
          </table:table-cell>
          <table:table-cell office:value-type="float" office:value="0.760133" calcext:value-type="float">
            <text:p>0.76013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98506" calcext:value-type="float">
            <text:p>0.0598506</text:p>
          </table:table-cell>
          <table:table-cell office:value-type="float" office:value="1.73206" calcext:value-type="float">
            <text:p>1.732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793661" calcext:value-type="float">
            <text:p>0.00793661</text:p>
          </table:table-cell>
          <table:table-cell office:value-type="float" office:value="0.596624" calcext:value-type="float">
            <text:p>0.59662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23962" calcext:value-type="float">
            <text:p>0.0623962</text:p>
          </table:table-cell>
          <table:table-cell office:value-type="float" office:value="2.24475" calcext:value-type="float">
            <text:p>2.2447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706678" calcext:value-type="float">
            <text:p>0.00706678</text:p>
          </table:table-cell>
          <table:table-cell office:value-type="float" office:value="0.628601" calcext:value-type="float">
            <text:p>0.62860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3813" calcext:value-type="float">
            <text:p>0.0513813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741334" calcext:value-type="float">
            <text:p>0.00741334</text:p>
          </table:table-cell>
          <table:table-cell office:value-type="float" office:value="0.713418" calcext:value-type="float">
            <text:p>0.71341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89444" calcext:value-type="float">
            <text:p>0.0289444</text:p>
          </table:table-cell>
          <table:table-cell office:value-type="float" office:value="1.63993" calcext:value-type="float">
            <text:p>1.6399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7123" calcext:value-type="float">
            <text:p>0.0117123</text:p>
          </table:table-cell>
          <table:table-cell office:value-type="float" office:value="0.696655" calcext:value-type="float">
            <text:p>0.69665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28766" calcext:value-type="float">
            <text:p>0.0628766</text:p>
          </table:table-cell>
          <table:table-cell office:value-type="float" office:value="2.40445" calcext:value-type="float">
            <text:p>2.4044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977092" calcext:value-type="float">
            <text:p>0.00977092</text:p>
          </table:table-cell>
          <table:table-cell office:value-type="float" office:value="0.664776" calcext:value-type="float">
            <text:p>0.66477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76306" calcext:value-type="float">
            <text:p>0.0376306</text:p>
          </table:table-cell>
          <table:table-cell office:value-type="float" office:value="2.23149" calcext:value-type="float">
            <text:p>2.2314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43741" calcext:value-type="float">
            <text:p>0.00843741</text:p>
          </table:table-cell>
          <table:table-cell office:value-type="float" office:value="0.649294" calcext:value-type="float">
            <text:p>0.64929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13554" calcext:value-type="float">
            <text:p>0.0613554</text:p>
          </table:table-cell>
          <table:table-cell office:value-type="float" office:value="2.16094" calcext:value-type="float">
            <text:p>2.1609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685546" calcext:value-type="float">
            <text:p>0.00685546</text:p>
          </table:table-cell>
          <table:table-cell office:value-type="float" office:value="0.746446" calcext:value-type="float">
            <text:p>0.746446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97126" calcext:value-type="float">
            <text:p>0.0697126</text:p>
          </table:table-cell>
          <table:table-cell office:value-type="float" office:value="2.3655" calcext:value-type="float">
            <text:p>2.365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760033" calcext:value-type="float">
            <text:p>0.00760033</text:p>
          </table:table-cell>
          <table:table-cell office:value-type="float" office:value="0.962404" calcext:value-type="float">
            <text:p>0.96240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0994" calcext:value-type="float">
            <text:p>0.110994</text:p>
          </table:table-cell>
          <table:table-cell office:value-type="float" office:value="1.95907" calcext:value-type="float">
            <text:p>1.9590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600739" calcext:value-type="float">
            <text:p>0.00600739</text:p>
          </table:table-cell>
          <table:table-cell office:value-type="float" office:value="0.618016" calcext:value-type="float">
            <text:p>0.61801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9085" calcext:value-type="float">
            <text:p>0.139085</text:p>
          </table:table-cell>
          <table:table-cell office:value-type="float" office:value="2.06581" calcext:value-type="float">
            <text:p>2.0658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722038" calcext:value-type="float">
            <text:p>0.00722038</text:p>
          </table:table-cell>
          <table:table-cell office:value-type="float" office:value="0.658396" calcext:value-type="float">
            <text:p>0.65839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93129" calcext:value-type="float">
            <text:p>0.0693129</text:p>
          </table:table-cell>
          <table:table-cell office:value-type="float" office:value="1.61629" calcext:value-type="float">
            <text:p>1.6162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566369" calcext:value-type="float">
            <text:p>0.00566369</text:p>
          </table:table-cell>
          <table:table-cell office:value-type="float" office:value="0.700065" calcext:value-type="float">
            <text:p>0.70006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16081" calcext:value-type="float">
            <text:p>0.0816081</text:p>
          </table:table-cell>
          <table:table-cell office:value-type="float" office:value="2.06108" calcext:value-type="float">
            <text:p>2.0610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517086" calcext:value-type="float">
            <text:p>0.00517086</text:p>
          </table:table-cell>
          <table:table-cell office:value-type="float" office:value="0.868141" calcext:value-type="float">
            <text:p>0.86814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47284" calcext:value-type="float">
            <text:p>0.0747284</text:p>
          </table:table-cell>
          <table:table-cell office:value-type="float" office:value="2.15657" calcext:value-type="float">
            <text:p>2.156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551541" calcext:value-type="float">
            <text:p>0.00551541</text:p>
          </table:table-cell>
          <table:table-cell office:value-type="float" office:value="0.825909" calcext:value-type="float">
            <text:p>0.8259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47696" calcext:value-type="float">
            <text:p>0.0347696</text:p>
          </table:table-cell>
          <table:table-cell office:value-type="float" office:value="1.42601" calcext:value-type="float">
            <text:p>1.4260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505295" calcext:value-type="float">
            <text:p>0.00505295</text:p>
          </table:table-cell>
          <table:table-cell office:value-type="float" office:value="0.753626" calcext:value-type="float">
            <text:p>0.75362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74498" calcext:value-type="float">
            <text:p>0.0474498</text:p>
          </table:table-cell>
          <table:table-cell office:value-type="float" office:value="2.00891" calcext:value-type="float">
            <text:p>2.0089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26279" calcext:value-type="float">
            <text:p>0.00626279</text:p>
          </table:table-cell>
          <table:table-cell office:value-type="float" office:value="0.691786" calcext:value-type="float">
            <text:p>0.69178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46872" calcext:value-type="float">
            <text:p>0.0446872</text:p>
          </table:table-cell>
          <table:table-cell office:value-type="float" office:value="1.94873" calcext:value-type="float">
            <text:p>1.9487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550228" calcext:value-type="float">
            <text:p>0.00550228</text:p>
          </table:table-cell>
          <table:table-cell office:value-type="float" office:value="0.725876" calcext:value-type="float">
            <text:p>0.72587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643.809" calcext:value-type="float">
            <text:p>643.809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638.19" calcext:value-type="float">
            <text:p>63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5496" calcext:value-type="float">
            <text:p>5.55496</text:p>
          </table:table-cell>
          <table:table-cell office:value-type="float" office:value="2.28491" calcext:value-type="float">
            <text:p>2.2849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62" calcext:value-type="float">
            <text:p>2.0262</text:p>
          </table:table-cell>
          <table:table-cell office:value-type="float" office:value="1.97137" calcext:value-type="float">
            <text:p>1.9713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6309" calcext:value-type="float">
            <text:p>2.16309</text:p>
          </table:table-cell>
          <table:table-cell office:value-type="float" office:value="2.24856" calcext:value-type="float">
            <text:p>2.24856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36364" calcext:value-type="float">
            <text:p>0.136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337" calcext:value-type="float">
            <text:p>1.75337</text:p>
          </table:table-cell>
          <table:table-cell office:value-type="float" office:value="1.86534" calcext:value-type="float">
            <text:p>1.86534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761" calcext:value-type="float">
            <text:p>2.10761</text:p>
          </table:table-cell>
          <table:table-cell office:value-type="float" office:value="2.05456" calcext:value-type="float">
            <text:p>2.05456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171" calcext:value-type="float">
            <text:p>1.46171</text:p>
          </table:table-cell>
          <table:table-cell office:value-type="float" office:value="1.77637" calcext:value-type="float">
            <text:p>1.77637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1066" calcext:value-type="float">
            <text:p>1.91066</text:p>
          </table:table-cell>
          <table:table-cell office:value-type="float" office:value="2.08328" calcext:value-type="float">
            <text:p>2.08328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86364" calcext:value-type="float">
            <text:p>0.186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64667" calcext:value-type="float">
            <text:p>1.64667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3943" calcext:value-type="float">
            <text:p>1.93943</text:p>
          </table:table-cell>
          <table:table-cell office:value-type="float" office:value="2.04767" calcext:value-type="float">
            <text:p>2.04767</text:p>
          </table:table-cell>
          <table:table-cell office:value-type="float" office:value="0.3" calcext:value-type="float">
            <text:p>0.3</text:p>
          </table:table-cell>
          <table:table-cell office:value-type="float" office:value="0.163636" calcext:value-type="float">
            <text:p>0.1636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1.58271" calcext:value-type="float">
            <text:p>1.582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5158" calcext:value-type="float">
            <text:p>1.95158</text:p>
          </table:table-cell>
          <table:table-cell office:value-type="float" office:value="1.97328" calcext:value-type="float">
            <text:p>1.97328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64398" calcext:value-type="float">
            <text:p>0.764398</text:p>
          </table:table-cell>
          <table:table-cell office:value-type="float" office:value="1.45836" calcext:value-type="float">
            <text:p>1.4583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1545" calcext:value-type="float">
            <text:p>1.71545</text:p>
          </table:table-cell>
          <table:table-cell office:value-type="float" office:value="1.98538" calcext:value-type="float">
            <text:p>1.98538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40343" calcext:value-type="float">
            <text:p>0.640343</text:p>
          </table:table-cell>
          <table:table-cell office:value-type="float" office:value="1.37083" calcext:value-type="float">
            <text:p>1.3708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2984" calcext:value-type="float">
            <text:p>1.52984</text:p>
          </table:table-cell>
          <table:table-cell office:value-type="float" office:value="1.91682" calcext:value-type="float">
            <text:p>1.91682</text:p>
          </table:table-cell>
          <table:table-cell office:value-type="float" office:value="0.4" calcext:value-type="float">
            <text:p>0.4</text:p>
          </table:table-cell>
          <table:table-cell office:value-type="float" office:value="0.231818" calcext:value-type="float">
            <text:p>0.2318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1.31543" calcext:value-type="float">
            <text:p>1.3154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183" calcext:value-type="float">
            <text:p>1.39183</text:p>
          </table:table-cell>
          <table:table-cell office:value-type="float" office:value="1.78582" calcext:value-type="float">
            <text:p>1.7858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6298" calcext:value-type="float">
            <text:p>0.36298</text:p>
          </table:table-cell>
          <table:table-cell office:value-type="float" office:value="1.28418" calcext:value-type="float">
            <text:p>1.284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6769" calcext:value-type="float">
            <text:p>1.26769</text:p>
          </table:table-cell>
          <table:table-cell office:value-type="float" office:value="1.84659" calcext:value-type="float">
            <text:p>1.84659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06635" calcext:value-type="float">
            <text:p>0.306635</text:p>
          </table:table-cell>
          <table:table-cell office:value-type="float" office:value="1.21127" calcext:value-type="float">
            <text:p>1.21127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7286" calcext:value-type="float">
            <text:p>1.07286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8224" calcext:value-type="float">
            <text:p>0.218224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3721" calcext:value-type="float">
            <text:p>1.03721</text:p>
          </table:table-cell>
          <table:table-cell office:value-type="float" office:value="1.91923" calcext:value-type="float">
            <text:p>1.91923</text:p>
          </table:table-cell>
          <table:table-cell office:value-type="float" office:value="0.6" calcext:value-type="float">
            <text:p>0.6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95602" calcext:value-type="float">
            <text:p>0.195602</text:p>
          </table:table-cell>
          <table:table-cell office:value-type="float" office:value="1.20195" calcext:value-type="float">
            <text:p>1.20195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707" calcext:value-type="float">
            <text:p>1.07707</text:p>
          </table:table-cell>
          <table:table-cell office:value-type="float" office:value="2.32146" calcext:value-type="float">
            <text:p>2.32146</text:p>
          </table:table-cell>
          <table:table-cell office:value-type="float" office:value="0.557143" calcext:value-type="float">
            <text:p>0.55714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67764" calcext:value-type="float">
            <text:p>0.167764</text:p>
          </table:table-cell>
          <table:table-cell office:value-type="float" office:value="1.22605" calcext:value-type="float">
            <text:p>1.22605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37736" calcext:value-type="float">
            <text:p>0.737736</text:p>
          </table:table-cell>
          <table:table-cell office:value-type="float" office:value="1.99434" calcext:value-type="float">
            <text:p>1.99434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29739" calcext:value-type="float">
            <text:p>0.129739</text:p>
          </table:table-cell>
          <table:table-cell office:value-type="float" office:value="1.11612" calcext:value-type="float">
            <text:p>1.11612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9132" calcext:value-type="float">
            <text:p>0.709132</text:p>
          </table:table-cell>
          <table:table-cell office:value-type="float" office:value="2.06209" calcext:value-type="float">
            <text:p>2.0620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99821" calcext:value-type="float">
            <text:p>0.0899821</text:p>
          </table:table-cell>
          <table:table-cell office:value-type="float" office:value="1.1702" calcext:value-type="float">
            <text:p>1.170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43" calcext:value-type="float">
            <text:p>0.6643</text:p>
          </table:table-cell>
          <table:table-cell office:value-type="float" office:value="2.10136" calcext:value-type="float">
            <text:p>2.10136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1.13459" calcext:value-type="float">
            <text:p>1.13459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30319" calcext:value-type="float">
            <text:p>0.430319</text:p>
          </table:table-cell>
          <table:table-cell office:value-type="float" office:value="2.09968" calcext:value-type="float">
            <text:p>2.09968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1776" calcext:value-type="float">
            <text:p>0.081776</text:p>
          </table:table-cell>
          <table:table-cell office:value-type="float" office:value="1.04153" calcext:value-type="float">
            <text:p>1.04153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8013" calcext:value-type="float">
            <text:p>0.528013</text:p>
          </table:table-cell>
          <table:table-cell office:value-type="float" office:value="2.28123" calcext:value-type="float">
            <text:p>2.2812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79691" calcext:value-type="float">
            <text:p>0.0679691</text:p>
          </table:table-cell>
          <table:table-cell office:value-type="float" office:value="1.11438" calcext:value-type="float">
            <text:p>1.11438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2043" calcext:value-type="float">
            <text:p>0.412043</text:p>
          </table:table-cell>
          <table:table-cell office:value-type="float" office:value="2.2063" calcext:value-type="float">
            <text:p>2.206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690495" calcext:value-type="float">
            <text:p>0.0690495</text:p>
          </table:table-cell>
          <table:table-cell office:value-type="float" office:value="1.13249" calcext:value-type="float">
            <text:p>1.132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9494" calcext:value-type="float">
            <text:p>0.269494</text:p>
          </table:table-cell>
          <table:table-cell office:value-type="float" office:value="2.34566" calcext:value-type="float">
            <text:p>2.3456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39704" calcext:value-type="float">
            <text:p>0.0539704</text:p>
          </table:table-cell>
          <table:table-cell office:value-type="float" office:value="1.11999" calcext:value-type="float">
            <text:p>1.11999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8652" calcext:value-type="float">
            <text:p>0.338652</text:p>
          </table:table-cell>
          <table:table-cell office:value-type="float" office:value="2.24715" calcext:value-type="float">
            <text:p>2.247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66545" calcext:value-type="float">
            <text:p>0.0466545</text:p>
          </table:table-cell>
          <table:table-cell office:value-type="float" office:value="1.14045" calcext:value-type="float">
            <text:p>1.14045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7589" calcext:value-type="float">
            <text:p>0.217589</text:p>
          </table:table-cell>
          <table:table-cell office:value-type="float" office:value="2.60544" calcext:value-type="float">
            <text:p>2.6054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486316" calcext:value-type="float">
            <text:p>0.0486316</text:p>
          </table:table-cell>
          <table:table-cell office:value-type="float" office:value="1.1431" calcext:value-type="float">
            <text:p>1.1431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6102" calcext:value-type="float">
            <text:p>0.236102</text:p>
          </table:table-cell>
          <table:table-cell office:value-type="float" office:value="2.55354" calcext:value-type="float">
            <text:p>2.5535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67749" calcext:value-type="float">
            <text:p>0.0367749</text:p>
          </table:table-cell>
          <table:table-cell office:value-type="float" office:value="1.09751" calcext:value-type="float">
            <text:p>1.09751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6337" calcext:value-type="float">
            <text:p>0.176337</text:p>
          </table:table-cell>
          <table:table-cell office:value-type="float" office:value="2.42991" calcext:value-type="float">
            <text:p>2.4299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36364" calcext:value-type="float">
            <text:p>0.4363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57822" calcext:value-type="float">
            <text:p>0.0357822</text:p>
          </table:table-cell>
          <table:table-cell office:value-type="float" office:value="1.15711" calcext:value-type="float">
            <text:p>1.1571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5748" calcext:value-type="float">
            <text:p>0.125748</text:p>
          </table:table-cell>
          <table:table-cell office:value-type="float" office:value="2.86362" calcext:value-type="float">
            <text:p>2.8636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29522" calcext:value-type="float">
            <text:p>0.0329522</text:p>
          </table:table-cell>
          <table:table-cell office:value-type="float" office:value="1.12582" calcext:value-type="float">
            <text:p>1.12582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595" calcext:value-type="float">
            <text:p>0.159595</text:p>
          </table:table-cell>
          <table:table-cell office:value-type="float" office:value="2.98908" calcext:value-type="float">
            <text:p>2.98908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266001" calcext:value-type="float">
            <text:p>0.0266001</text:p>
          </table:table-cell>
          <table:table-cell office:value-type="float" office:value="1.13436" calcext:value-type="float">
            <text:p>1.13436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4587" calcext:value-type="float">
            <text:p>0.194587</text:p>
          </table:table-cell>
          <table:table-cell office:value-type="float" office:value="2.36038" calcext:value-type="float">
            <text:p>2.36038</text:p>
          </table:table-cell>
          <table:table-cell office:value-type="float" office:value="0.9" calcext:value-type="float">
            <text:p>0.9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02932" calcext:value-type="float">
            <text:p>0.0202932</text:p>
          </table:table-cell>
          <table:table-cell office:value-type="float" office:value="1.08875" calcext:value-type="float">
            <text:p>1.08875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0185" calcext:value-type="float">
            <text:p>0.120185</text:p>
          </table:table-cell>
          <table:table-cell office:value-type="float" office:value="2.72507" calcext:value-type="float">
            <text:p>2.7250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66012" calcext:value-type="float">
            <text:p>0.0266012</text:p>
          </table:table-cell>
          <table:table-cell office:value-type="float" office:value="1.11534" calcext:value-type="float">
            <text:p>1.11534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9157" calcext:value-type="float">
            <text:p>0.249157</text:p>
          </table:table-cell>
          <table:table-cell office:value-type="float" office:value="2.92093" calcext:value-type="float">
            <text:p>2.9209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34765" calcext:value-type="float">
            <text:p>0.0234765</text:p>
          </table:table-cell>
          <table:table-cell office:value-type="float" office:value="1.16591" calcext:value-type="float">
            <text:p>1.1659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7117" calcext:value-type="float">
            <text:p>0.167117</text:p>
          </table:table-cell>
          <table:table-cell office:value-type="float" office:value="2.59871" calcext:value-type="float">
            <text:p>2.598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617" calcext:value-type="float">
            <text:p>0.030617</text:p>
          </table:table-cell>
          <table:table-cell office:value-type="float" office:value="1.07782" calcext:value-type="float">
            <text:p>1.07782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9464" calcext:value-type="float">
            <text:p>0.129464</text:p>
          </table:table-cell>
          <table:table-cell office:value-type="float" office:value="2.34058" calcext:value-type="float">
            <text:p>2.340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1.15779" calcext:value-type="float">
            <text:p>1.1577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7268" calcext:value-type="float">
            <text:p>0.137268</text:p>
          </table:table-cell>
          <table:table-cell office:value-type="float" office:value="2.55767" calcext:value-type="float">
            <text:p>2.5576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78041" calcext:value-type="float">
            <text:p>0.0278041</text:p>
          </table:table-cell>
          <table:table-cell office:value-type="float" office:value="1.09483" calcext:value-type="float">
            <text:p>1.09483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6848" calcext:value-type="float">
            <text:p>0.056848</text:p>
          </table:table-cell>
          <table:table-cell office:value-type="float" office:value="2.4809" calcext:value-type="float">
            <text:p>2.480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16933" calcext:value-type="float">
            <text:p>0.0216933</text:p>
          </table:table-cell>
          <table:table-cell office:value-type="float" office:value="1.07908" calcext:value-type="float">
            <text:p>1.0790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2804" calcext:value-type="float">
            <text:p>0.102804</text:p>
          </table:table-cell>
          <table:table-cell office:value-type="float" office:value="2.82741" calcext:value-type="float">
            <text:p>2.8274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6204" calcext:value-type="float">
            <text:p>0.0146204</text:p>
          </table:table-cell>
          <table:table-cell office:value-type="float" office:value="1.14242" calcext:value-type="float">
            <text:p>1.14242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4656" calcext:value-type="float">
            <text:p>0.124656</text:p>
          </table:table-cell>
          <table:table-cell office:value-type="float" office:value="2.95455" calcext:value-type="float">
            <text:p>2.9545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60575" calcext:value-type="float">
            <text:p>0.0160575</text:p>
          </table:table-cell>
          <table:table-cell office:value-type="float" office:value="1.09158" calcext:value-type="float">
            <text:p>1.09158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5004" calcext:value-type="float">
            <text:p>0.125004</text:p>
          </table:table-cell>
          <table:table-cell office:value-type="float" office:value="2.70239" calcext:value-type="float">
            <text:p>2.70239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44066" calcext:value-type="float">
            <text:p>0.0144066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6202" calcext:value-type="float">
            <text:p>0.126202</text:p>
          </table:table-cell>
          <table:table-cell office:value-type="float" office:value="2.88556" calcext:value-type="float">
            <text:p>2.8855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30475" calcext:value-type="float">
            <text:p>0.0130475</text:p>
          </table:table-cell>
          <table:table-cell office:value-type="float" office:value="1.09356" calcext:value-type="float">
            <text:p>1.09356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78209" calcext:value-type="float">
            <text:p>0.0978209</text:p>
          </table:table-cell>
          <table:table-cell office:value-type="float" office:value="2.62956" calcext:value-type="float">
            <text:p>2.6295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4545" calcext:value-type="float">
            <text:p>0.4545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58835" calcext:value-type="float">
            <text:p>0.0158835</text:p>
          </table:table-cell>
          <table:table-cell office:value-type="float" office:value="1.14265" calcext:value-type="float">
            <text:p>1.1426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98591" calcext:value-type="float">
            <text:p>0.0498591</text:p>
          </table:table-cell>
          <table:table-cell office:value-type="float" office:value="2.93935" calcext:value-type="float">
            <text:p>2.939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62861" calcext:value-type="float">
            <text:p>0.0162861</text:p>
          </table:table-cell>
          <table:table-cell office:value-type="float" office:value="1.11048" calcext:value-type="float">
            <text:p>1.11048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8423" calcext:value-type="float">
            <text:p>0.078423</text:p>
          </table:table-cell>
          <table:table-cell office:value-type="float" office:value="3.05804" calcext:value-type="float">
            <text:p>3.0580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32103" calcext:value-type="float">
            <text:p>0.0132103</text:p>
          </table:table-cell>
          <table:table-cell office:value-type="float" office:value="1.06582" calcext:value-type="float">
            <text:p>1.06582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07982" calcext:value-type="float">
            <text:p>0.0607982</text:p>
          </table:table-cell>
          <table:table-cell office:value-type="float" office:value="3.23634" calcext:value-type="float">
            <text:p>3.23634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908893" calcext:value-type="float">
            <text:p>0.00908893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37579" calcext:value-type="float">
            <text:p>0.0437579</text:p>
          </table:table-cell>
          <table:table-cell office:value-type="float" office:value="3.56618" calcext:value-type="float">
            <text:p>3.566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9224" calcext:value-type="float">
            <text:p>0.0119224</text:p>
          </table:table-cell>
          <table:table-cell office:value-type="float" office:value="1.12954" calcext:value-type="float">
            <text:p>1.12954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91494" calcext:value-type="float">
            <text:p>0.0591494</text:p>
          </table:table-cell>
          <table:table-cell office:value-type="float" office:value="3.79087" calcext:value-type="float">
            <text:p>3.7908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20934" calcext:value-type="float">
            <text:p>0.0120934</text:p>
          </table:table-cell>
          <table:table-cell office:value-type="float" office:value="1.08699" calcext:value-type="float">
            <text:p>1.08699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31587" calcext:value-type="float">
            <text:p>0.0131587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1.08335" calcext:value-type="float">
            <text:p>1.0833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20288" calcext:value-type="float">
            <text:p>0.0520288</text:p>
          </table:table-cell>
          <table:table-cell office:value-type="float" office:value="3.9356" calcext:value-type="float">
            <text:p>3.935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39342" calcext:value-type="float">
            <text:p>0.0139342</text:p>
          </table:table-cell>
          <table:table-cell office:value-type="float" office:value="1.13418" calcext:value-type="float">
            <text:p>1.13418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00423" calcext:value-type="float">
            <text:p>0.0500423</text:p>
          </table:table-cell>
          <table:table-cell office:value-type="float" office:value="3.6802" calcext:value-type="float">
            <text:p>3.680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16862" calcext:value-type="float">
            <text:p>0.0116862</text:p>
          </table:table-cell>
          <table:table-cell office:value-type="float" office:value="1.14614" calcext:value-type="float">
            <text:p>1.14614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95898" calcext:value-type="float">
            <text:p>0.0695898</text:p>
          </table:table-cell>
          <table:table-cell office:value-type="float" office:value="4.36159" calcext:value-type="float">
            <text:p>4.361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5863" calcext:value-type="float">
            <text:p>0.0135863</text:p>
          </table:table-cell>
          <table:table-cell office:value-type="float" office:value="1.14367" calcext:value-type="float">
            <text:p>1.14367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9994" calcext:value-type="float">
            <text:p>0.169994</text:p>
          </table:table-cell>
          <table:table-cell office:value-type="float" office:value="3.38257" calcext:value-type="float">
            <text:p>3.382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897922" calcext:value-type="float">
            <text:p>0.00897922</text:p>
          </table:table-cell>
          <table:table-cell office:value-type="float" office:value="1.11971" calcext:value-type="float">
            <text:p>1.1197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7676" calcext:value-type="float">
            <text:p>0.077676</text:p>
          </table:table-cell>
          <table:table-cell office:value-type="float" office:value="2.863" calcext:value-type="float">
            <text:p>2.86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735547" calcext:value-type="float">
            <text:p>0.00735547</text:p>
          </table:table-cell>
          <table:table-cell office:value-type="float" office:value="1.12996" calcext:value-type="float">
            <text:p>1.1299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765" calcext:value-type="float">
            <text:p>0.024765</text:p>
          </table:table-cell>
          <table:table-cell office:value-type="float" office:value="3.00344" calcext:value-type="float">
            <text:p>3.0034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983715" calcext:value-type="float">
            <text:p>0.00983715</text:p>
          </table:table-cell>
          <table:table-cell office:value-type="float" office:value="1.08747" calcext:value-type="float">
            <text:p>1.08747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</table:table>
      <table:table table:name="I2_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28.763" calcext:value-type="float">
            <text:p>128.76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20.833" calcext:value-type="float">
            <text:p>120.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596" calcext:value-type="float">
            <text:p>2.14596</text:p>
          </table:table-cell>
          <table:table-cell office:value-type="float" office:value="2.18202" calcext:value-type="float">
            <text:p>2.18202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2.01217" calcext:value-type="float">
            <text:p>2.01217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94444" calcext:value-type="float">
            <text:p>0.19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626" calcext:value-type="float">
            <text:p>1.93626</text:p>
          </table:table-cell>
          <table:table-cell office:value-type="float" office:value="2.07122" calcext:value-type="float">
            <text:p>2.07122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658" calcext:value-type="float">
            <text:p>1.9658</text:p>
          </table:table-cell>
          <table:table-cell office:value-type="float" office:value="1.94695" calcext:value-type="float">
            <text:p>1.94695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305556" calcext:value-type="float">
            <text:p>0.30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708" calcext:value-type="float">
            <text:p>1.68708</text:p>
          </table:table-cell>
          <table:table-cell office:value-type="float" office:value="2.04425" calcext:value-type="float">
            <text:p>2.04425</text:p>
          </table:table-cell>
          <table:table-cell office:value-type="float" office:value="0.418182" calcext:value-type="float">
            <text:p>0.418182</text:p>
          </table:table-cell>
          <table:table-cell office:value-type="float" office:value="0.208333" calcext:value-type="float">
            <text:p>0.208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7171" calcext:value-type="float">
            <text:p>1.87171</text:p>
          </table:table-cell>
          <table:table-cell office:value-type="float" office:value="1.87534" calcext:value-type="float">
            <text:p>1.87534</text:p>
          </table:table-cell>
          <table:table-cell office:value-type="float" office:value="0.35" calcext:value-type="float">
            <text:p>0.35</text:p>
          </table:table-cell>
          <table:table-cell office:value-type="float" office:value="0.347222" calcext:value-type="float">
            <text:p>0.347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9752" calcext:value-type="float">
            <text:p>1.59752</text:p>
          </table:table-cell>
          <table:table-cell office:value-type="float" office:value="1.93236" calcext:value-type="float">
            <text:p>1.93236</text:p>
          </table:table-cell>
          <table:table-cell office:value-type="float" office:value="0.413636" calcext:value-type="float">
            <text:p>0.413636</text:p>
          </table:table-cell>
          <table:table-cell office:value-type="float" office:value="0.277778" calcext:value-type="float">
            <text:p>0.277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6789" calcext:value-type="float">
            <text:p>1.76789</text:p>
          </table:table-cell>
          <table:table-cell office:value-type="float" office:value="1.77955" calcext:value-type="float">
            <text:p>1.77955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159" calcext:value-type="float">
            <text:p>1.41159</text:p>
          </table:table-cell>
          <table:table-cell office:value-type="float" office:value="1.9871" calcext:value-type="float">
            <text:p>1.9871</text:p>
          </table:table-cell>
          <table:table-cell office:value-type="float" office:value="0.495455" calcext:value-type="float">
            <text:p>0.49545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4706" calcext:value-type="float">
            <text:p>1.64706</text:p>
          </table:table-cell>
          <table:table-cell office:value-type="float" office:value="1.72458" calcext:value-type="float">
            <text:p>1.72458</text:p>
          </table:table-cell>
          <table:table-cell office:value-type="float" office:value="0.509091" calcext:value-type="float">
            <text:p>0.50909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3431" calcext:value-type="float">
            <text:p>1.23431</text:p>
          </table:table-cell>
          <table:table-cell office:value-type="float" office:value="2.00796" calcext:value-type="float">
            <text:p>2.00796</text:p>
          </table:table-cell>
          <table:table-cell office:value-type="float" office:value="0.609091" calcext:value-type="float">
            <text:p>0.609091</text:p>
          </table:table-cell>
          <table:table-cell office:value-type="float" office:value="0.277778" calcext:value-type="float">
            <text:p>0.2777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6205" calcext:value-type="float">
            <text:p>1.56205</text:p>
          </table:table-cell>
          <table:table-cell office:value-type="float" office:value="1.57136" calcext:value-type="float">
            <text:p>1.5713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27778" calcext:value-type="float">
            <text:p>0.527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806" calcext:value-type="float">
            <text:p>1.12806</text:p>
          </table:table-cell>
          <table:table-cell office:value-type="float" office:value="2.01094" calcext:value-type="float">
            <text:p>2.01094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4954" calcext:value-type="float">
            <text:p>1.44954</text:p>
          </table:table-cell>
          <table:table-cell office:value-type="float" office:value="1.48229" calcext:value-type="float">
            <text:p>1.48229</text:p>
          </table:table-cell>
          <table:table-cell office:value-type="float" office:value="0.622727" calcext:value-type="float">
            <text:p>0.622727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676" calcext:value-type="float">
            <text:p>1.02676</text:p>
          </table:table-cell>
          <table:table-cell office:value-type="float" office:value="1.92197" calcext:value-type="float">
            <text:p>1.92197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333333" calcext:value-type="float">
            <text:p>0.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5029" calcext:value-type="float">
            <text:p>1.35029</text:p>
          </table:table-cell>
          <table:table-cell office:value-type="float" office:value="1.39978" calcext:value-type="float">
            <text:p>1.39978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0768" calcext:value-type="float">
            <text:p>0.900768</text:p>
          </table:table-cell>
          <table:table-cell office:value-type="float" office:value="1.83619" calcext:value-type="float">
            <text:p>1.83619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4435" calcext:value-type="float">
            <text:p>1.24435</text:p>
          </table:table-cell>
          <table:table-cell office:value-type="float" office:value="1.36904" calcext:value-type="float">
            <text:p>1.36904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548" calcext:value-type="float">
            <text:p>0.82548</text:p>
          </table:table-cell>
          <table:table-cell office:value-type="float" office:value="1.89676" calcext:value-type="float">
            <text:p>1.89676</text:p>
          </table:table-cell>
          <table:table-cell office:value-type="float" office:value="0.75" calcext:value-type="float">
            <text:p>0.7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17317" calcext:value-type="float">
            <text:p>1.17317</text:p>
          </table:table-cell>
          <table:table-cell office:value-type="float" office:value="1.25941" calcext:value-type="float">
            <text:p>1.25941</text:p>
          </table:table-cell>
          <table:table-cell office:value-type="float" office:value="0.740909" calcext:value-type="float">
            <text:p>0.740909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7037" calcext:value-type="float">
            <text:p>0.717037</text:p>
          </table:table-cell>
          <table:table-cell office:value-type="float" office:value="1.95701" calcext:value-type="float">
            <text:p>1.95701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10276" calcext:value-type="float">
            <text:p>1.10276</text:p>
          </table:table-cell>
          <table:table-cell office:value-type="float" office:value="1.17571" calcext:value-type="float">
            <text:p>1.17571</text:p>
          </table:table-cell>
          <table:table-cell office:value-type="float" office:value="0.695455" calcext:value-type="float">
            <text:p>0.69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6521" calcext:value-type="float">
            <text:p>0.626521</text:p>
          </table:table-cell>
          <table:table-cell office:value-type="float" office:value="2.03059" calcext:value-type="float">
            <text:p>2.03059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04561" calcext:value-type="float">
            <text:p>1.04561</text:p>
          </table:table-cell>
          <table:table-cell office:value-type="float" office:value="1.1439" calcext:value-type="float">
            <text:p>1.1439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0939" calcext:value-type="float">
            <text:p>0.540939</text:p>
          </table:table-cell>
          <table:table-cell office:value-type="float" office:value="1.80958" calcext:value-type="float">
            <text:p>1.80958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61663" calcext:value-type="float">
            <text:p>0.961663</text:p>
          </table:table-cell>
          <table:table-cell office:value-type="float" office:value="1.05904" calcext:value-type="float">
            <text:p>1.0590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301" calcext:value-type="float">
            <text:p>0.53301</text:p>
          </table:table-cell>
          <table:table-cell office:value-type="float" office:value="2.05723" calcext:value-type="float">
            <text:p>2.0572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2679" calcext:value-type="float">
            <text:p>0.942679</text:p>
          </table:table-cell>
          <table:table-cell office:value-type="float" office:value="1.06871" calcext:value-type="float">
            <text:p>1.06871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625" calcext:value-type="float">
            <text:p>0.501625</text:p>
          </table:table-cell>
          <table:table-cell office:value-type="float" office:value="1.97737" calcext:value-type="float">
            <text:p>1.97737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60748" calcext:value-type="float">
            <text:p>0.860748</text:p>
          </table:table-cell>
          <table:table-cell office:value-type="float" office:value="0.995754" calcext:value-type="float">
            <text:p>0.995754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7141" calcext:value-type="float">
            <text:p>0.377141</text:p>
          </table:table-cell>
          <table:table-cell office:value-type="float" office:value="1.96515" calcext:value-type="float">
            <text:p>1.9651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97985" calcext:value-type="float">
            <text:p>0.797985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8" calcext:value-type="float">
            <text:p>0.8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443" calcext:value-type="float">
            <text:p>0.3443</text:p>
          </table:table-cell>
          <table:table-cell office:value-type="float" office:value="1.7942" calcext:value-type="float">
            <text:p>1.7942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53971" calcext:value-type="float">
            <text:p>0.753971</text:p>
          </table:table-cell>
          <table:table-cell office:value-type="float" office:value="0.984458" calcext:value-type="float">
            <text:p>0.984458</text:p>
          </table:table-cell>
          <table:table-cell office:value-type="float" office:value="0.831818" calcext:value-type="float">
            <text:p>0.83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3905" calcext:value-type="float">
            <text:p>0.293905</text:p>
          </table:table-cell>
          <table:table-cell office:value-type="float" office:value="1.94635" calcext:value-type="float">
            <text:p>1.9463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6497" calcext:value-type="float">
            <text:p>0.696497</text:p>
          </table:table-cell>
          <table:table-cell office:value-type="float" office:value="0.963417" calcext:value-type="float">
            <text:p>0.963417</text:p>
          </table:table-cell>
          <table:table-cell office:value-type="float" office:value="0.85" calcext:value-type="float">
            <text:p>0.8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4785" calcext:value-type="float">
            <text:p>0.284785</text:p>
          </table:table-cell>
          <table:table-cell office:value-type="float" office:value="1.87108" calcext:value-type="float">
            <text:p>1.87108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6742" calcext:value-type="float">
            <text:p>0.696742</text:p>
          </table:table-cell>
          <table:table-cell office:value-type="float" office:value="0.964936" calcext:value-type="float">
            <text:p>0.964936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5133" calcext:value-type="float">
            <text:p>0.225133</text:p>
          </table:table-cell>
          <table:table-cell office:value-type="float" office:value="1.97737" calcext:value-type="float">
            <text:p>1.97737</text:p>
          </table:table-cell>
          <table:table-cell office:value-type="float" office:value="0.95" calcext:value-type="float">
            <text:p>0.9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29994" calcext:value-type="float">
            <text:p>0.629994</text:p>
          </table:table-cell>
          <table:table-cell office:value-type="float" office:value="0.844713" calcext:value-type="float">
            <text:p>0.844713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38" calcext:value-type="float">
            <text:p>0.23538</text:p>
          </table:table-cell>
          <table:table-cell office:value-type="float" office:value="1.92446" calcext:value-type="float">
            <text:p>1.92446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87767" calcext:value-type="float">
            <text:p>0.587767</text:p>
          </table:table-cell>
          <table:table-cell office:value-type="float" office:value="0.889774" calcext:value-type="float">
            <text:p>0.889774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9615" calcext:value-type="float">
            <text:p>0.169615</text:p>
          </table:table-cell>
          <table:table-cell office:value-type="float" office:value="1.98057" calcext:value-type="float">
            <text:p>1.9805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74754" calcext:value-type="float">
            <text:p>0.574754</text:p>
          </table:table-cell>
          <table:table-cell office:value-type="float" office:value="0.844791" calcext:value-type="float">
            <text:p>0.844791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618" calcext:value-type="float">
            <text:p>0.19618</text:p>
          </table:table-cell>
          <table:table-cell office:value-type="float" office:value="1.8565" calcext:value-type="float">
            <text:p>1.8565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809497" calcext:value-type="float">
            <text:p>0.809497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904" calcext:value-type="float">
            <text:p>0.147904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22309" calcext:value-type="float">
            <text:p>0.522309</text:p>
          </table:table-cell>
          <table:table-cell office:value-type="float" office:value="0.80272" calcext:value-type="float">
            <text:p>0.80272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1013" calcext:value-type="float">
            <text:p>0.141013</text:p>
          </table:table-cell>
          <table:table-cell office:value-type="float" office:value="2.25539" calcext:value-type="float">
            <text:p>2.2553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361111" calcext:value-type="float">
            <text:p>0.3611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99299" calcext:value-type="float">
            <text:p>0.499299</text:p>
          </table:table-cell>
          <table:table-cell office:value-type="float" office:value="0.862241" calcext:value-type="float">
            <text:p>0.86224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31662" calcext:value-type="float">
            <text:p>0.131662</text:p>
          </table:table-cell>
          <table:table-cell office:value-type="float" office:value="2.08302" calcext:value-type="float">
            <text:p>2.08302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56216" calcext:value-type="float">
            <text:p>0.456216</text:p>
          </table:table-cell>
          <table:table-cell office:value-type="float" office:value="0.774939" calcext:value-type="float">
            <text:p>0.774939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9994" calcext:value-type="float">
            <text:p>0.109994</text:p>
          </table:table-cell>
          <table:table-cell office:value-type="float" office:value="1.96641" calcext:value-type="float">
            <text:p>1.9664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813828" calcext:value-type="float">
            <text:p>0.813828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553" calcext:value-type="float">
            <text:p>0.11553</text:p>
          </table:table-cell>
          <table:table-cell office:value-type="float" office:value="2.22968" calcext:value-type="float">
            <text:p>2.22968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0309" calcext:value-type="float">
            <text:p>0.420309</text:p>
          </table:table-cell>
          <table:table-cell office:value-type="float" office:value="0.692884" calcext:value-type="float">
            <text:p>0.692884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4256" calcext:value-type="float">
            <text:p>0.104256</text:p>
          </table:table-cell>
          <table:table-cell office:value-type="float" office:value="1.95651" calcext:value-type="float">
            <text:p>1.9565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04791" calcext:value-type="float">
            <text:p>0.404791</text:p>
          </table:table-cell>
          <table:table-cell office:value-type="float" office:value="0.710265" calcext:value-type="float">
            <text:p>0.710265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42963" calcext:value-type="float">
            <text:p>0.0842963</text:p>
          </table:table-cell>
          <table:table-cell office:value-type="float" office:value="2.18354" calcext:value-type="float">
            <text:p>2.1835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936" calcext:value-type="float">
            <text:p>0.385936</text:p>
          </table:table-cell>
          <table:table-cell office:value-type="float" office:value="0.695725" calcext:value-type="float">
            <text:p>0.695725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03775" calcext:value-type="float">
            <text:p>0.0903775</text:p>
          </table:table-cell>
          <table:table-cell office:value-type="float" office:value="2.12113" calcext:value-type="float">
            <text:p>2.1211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81921" calcext:value-type="float">
            <text:p>0.381921</text:p>
          </table:table-cell>
          <table:table-cell office:value-type="float" office:value="0.705977" calcext:value-type="float">
            <text:p>0.705977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2388" calcext:value-type="float">
            <text:p>0.0922388</text:p>
          </table:table-cell>
          <table:table-cell office:value-type="float" office:value="2.13669" calcext:value-type="float">
            <text:p>2.1366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67961" calcext:value-type="float">
            <text:p>0.367961</text:p>
          </table:table-cell>
          <table:table-cell office:value-type="float" office:value="0.709856" calcext:value-type="float">
            <text:p>0.709856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2753" calcext:value-type="float">
            <text:p>0.102753</text:p>
          </table:table-cell>
          <table:table-cell office:value-type="float" office:value="2.08345" calcext:value-type="float">
            <text:p>2.0834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36009" calcext:value-type="float">
            <text:p>0.336009</text:p>
          </table:table-cell>
          <table:table-cell office:value-type="float" office:value="0.689403" calcext:value-type="float">
            <text:p>0.689403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94996" calcext:value-type="float">
            <text:p>0.0894996</text:p>
          </table:table-cell>
          <table:table-cell office:value-type="float" office:value="2.29752" calcext:value-type="float">
            <text:p>2.2975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29712" calcext:value-type="float">
            <text:p>0.329712</text:p>
          </table:table-cell>
          <table:table-cell office:value-type="float" office:value="0.749878" calcext:value-type="float">
            <text:p>0.74987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976" calcext:value-type="float">
            <text:p>0.10976</text:p>
          </table:table-cell>
          <table:table-cell office:value-type="float" office:value="2.25416" calcext:value-type="float">
            <text:p>2.2541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06604" calcext:value-type="float">
            <text:p>0.306604</text:p>
          </table:table-cell>
          <table:table-cell office:value-type="float" office:value="0.725977" calcext:value-type="float">
            <text:p>0.72597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75574" calcext:value-type="float">
            <text:p>0.0775574</text:p>
          </table:table-cell>
          <table:table-cell office:value-type="float" office:value="2.22211" calcext:value-type="float">
            <text:p>2.222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0072" calcext:value-type="float">
            <text:p>0.300072</text:p>
          </table:table-cell>
          <table:table-cell office:value-type="float" office:value="0.652124" calcext:value-type="float">
            <text:p>0.65212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063" calcext:value-type="float">
            <text:p>0.11063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06565" calcext:value-type="float">
            <text:p>0.306565</text:p>
          </table:table-cell>
          <table:table-cell office:value-type="float" office:value="0.699047" calcext:value-type="float">
            <text:p>0.699047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1735" calcext:value-type="float">
            <text:p>0.091735</text:p>
          </table:table-cell>
          <table:table-cell office:value-type="float" office:value="2.0829" calcext:value-type="float">
            <text:p>2.082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80221" calcext:value-type="float">
            <text:p>0.280221</text:p>
          </table:table-cell>
          <table:table-cell office:value-type="float" office:value="0.678897" calcext:value-type="float">
            <text:p>0.678897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54465" calcext:value-type="float">
            <text:p>0.0554465</text:p>
          </table:table-cell>
          <table:table-cell office:value-type="float" office:value="2.12383" calcext:value-type="float">
            <text:p>2.1238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40306" calcext:value-type="float">
            <text:p>0.240306</text:p>
          </table:table-cell>
          <table:table-cell office:value-type="float" office:value="0.552741" calcext:value-type="float">
            <text:p>0.55274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861111" calcext:value-type="float">
            <text:p>0.86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7664" calcext:value-type="float">
            <text:p>0.067664</text:p>
          </table:table-cell>
          <table:table-cell office:value-type="float" office:value="1.97334" calcext:value-type="float">
            <text:p>1.9733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0.776589" calcext:value-type="float">
            <text:p>0.77658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76198" calcext:value-type="float">
            <text:p>0.0376198</text:p>
          </table:table-cell>
          <table:table-cell office:value-type="float" office:value="2.38565" calcext:value-type="float">
            <text:p>2.3856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5075" calcext:value-type="float">
            <text:p>0.25075</text:p>
          </table:table-cell>
          <table:table-cell office:value-type="float" office:value="0.663877" calcext:value-type="float">
            <text:p>0.663877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8677" calcext:value-type="float">
            <text:p>0.048677</text:p>
          </table:table-cell>
          <table:table-cell office:value-type="float" office:value="2.40935" calcext:value-type="float">
            <text:p>2.4093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650034" calcext:value-type="float">
            <text:p>0.65003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1235" calcext:value-type="float">
            <text:p>0.041235</text:p>
          </table:table-cell>
          <table:table-cell office:value-type="float" office:value="2.36145" calcext:value-type="float">
            <text:p>2.3614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34364" calcext:value-type="float">
            <text:p>0.234364</text:p>
          </table:table-cell>
          <table:table-cell office:value-type="float" office:value="0.677376" calcext:value-type="float">
            <text:p>0.67737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24716" calcext:value-type="float">
            <text:p>0.0524716</text:p>
          </table:table-cell>
          <table:table-cell office:value-type="float" office:value="2.24169" calcext:value-type="float">
            <text:p>2.2416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38977" calcext:value-type="float">
            <text:p>0.238977</text:p>
          </table:table-cell>
          <table:table-cell office:value-type="float" office:value="0.695522" calcext:value-type="float">
            <text:p>0.695522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70268" calcext:value-type="float">
            <text:p>0.0470268</text:p>
          </table:table-cell>
          <table:table-cell office:value-type="float" office:value="2.52526" calcext:value-type="float">
            <text:p>2.525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96253" calcext:value-type="float">
            <text:p>0.196253</text:p>
          </table:table-cell>
          <table:table-cell office:value-type="float" office:value="0.710177" calcext:value-type="float">
            <text:p>0.71017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36512" calcext:value-type="float">
            <text:p>0.0736512</text:p>
          </table:table-cell>
          <table:table-cell office:value-type="float" office:value="2.05415" calcext:value-type="float">
            <text:p>2.0541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18428" calcext:value-type="float">
            <text:p>0.218428</text:p>
          </table:table-cell>
          <table:table-cell office:value-type="float" office:value="0.627514" calcext:value-type="float">
            <text:p>0.62751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51412" calcext:value-type="float">
            <text:p>0.0551412</text:p>
          </table:table-cell>
          <table:table-cell office:value-type="float" office:value="2.3188" calcext:value-type="float">
            <text:p>2.3188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89853" calcext:value-type="float">
            <text:p>0.189853</text:p>
          </table:table-cell>
          <table:table-cell office:value-type="float" office:value="0.569686" calcext:value-type="float">
            <text:p>0.56968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83552" calcext:value-type="float">
            <text:p>0.0383552</text:p>
          </table:table-cell>
          <table:table-cell office:value-type="float" office:value="2.63388" calcext:value-type="float">
            <text:p>2.633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733" calcext:value-type="float">
            <text:p>0.20733</text:p>
          </table:table-cell>
          <table:table-cell office:value-type="float" office:value="0.727143" calcext:value-type="float">
            <text:p>0.72714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68424" calcext:value-type="float">
            <text:p>0.0468424</text:p>
          </table:table-cell>
          <table:table-cell office:value-type="float" office:value="2.2473" calcext:value-type="float">
            <text:p>2.247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79372" calcext:value-type="float">
            <text:p>0.179372</text:p>
          </table:table-cell>
          <table:table-cell office:value-type="float" office:value="0.568225" calcext:value-type="float">
            <text:p>0.56822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4948" calcext:value-type="float">
            <text:p>0.034948</text:p>
          </table:table-cell>
          <table:table-cell office:value-type="float" office:value="2.51205" calcext:value-type="float">
            <text:p>2.5120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63624" calcext:value-type="float">
            <text:p>0.163624</text:p>
          </table:table-cell>
          <table:table-cell office:value-type="float" office:value="0.647012" calcext:value-type="float">
            <text:p>0.64701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02.934" calcext:value-type="float">
            <text:p>202.93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93.408" calcext:value-type="float">
            <text:p>193.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623" calcext:value-type="float">
            <text:p>2.29623</text:p>
          </table:table-cell>
          <table:table-cell office:value-type="float" office:value="2.13541" calcext:value-type="float">
            <text:p>2.13541</text:p>
          </table:table-cell>
          <table:table-cell office:value-type="float" office:value="0.15" calcext:value-type="float">
            <text:p>0.15</text:p>
          </table:table-cell>
          <table:table-cell office:value-type="float" office:value="0.140909" calcext:value-type="float">
            <text:p>0.1409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507" calcext:value-type="float">
            <text:p>2.08507</text:p>
          </table:table-cell>
          <table:table-cell office:value-type="float" office:value="2.0661" calcext:value-type="float">
            <text:p>2.066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722" calcext:value-type="float">
            <text:p>1.98722</text:p>
          </table:table-cell>
          <table:table-cell office:value-type="float" office:value="2.10187" calcext:value-type="float">
            <text:p>2.1018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5384" calcext:value-type="float">
            <text:p>2.05384</text:p>
          </table:table-cell>
          <table:table-cell office:value-type="float" office:value="2.04926" calcext:value-type="float">
            <text:p>2.04926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4306" calcext:value-type="float">
            <text:p>1.74306</text:p>
          </table:table-cell>
          <table:table-cell office:value-type="float" office:value="2.1295" calcext:value-type="float">
            <text:p>2.129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190909" calcext:value-type="float">
            <text:p>0.1909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8304" calcext:value-type="float">
            <text:p>1.98304</text:p>
          </table:table-cell>
          <table:table-cell office:value-type="float" office:value="2.02788" calcext:value-type="float">
            <text:p>2.02788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2207" calcext:value-type="float">
            <text:p>1.62207</text:p>
          </table:table-cell>
          <table:table-cell office:value-type="float" office:value="2.1686" calcext:value-type="float">
            <text:p>2.1686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131818" calcext:value-type="float">
            <text:p>0.1318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95145" calcext:value-type="float">
            <text:p>1.95145</text:p>
          </table:table-cell>
          <table:table-cell office:value-type="float" office:value="2.01429" calcext:value-type="float">
            <text:p>2.01429</text:p>
          </table:table-cell>
          <table:table-cell office:value-type="float" office:value="0.328571" calcext:value-type="float">
            <text:p>0.328571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859" calcext:value-type="float">
            <text:p>1.52859</text:p>
          </table:table-cell>
          <table:table-cell office:value-type="float" office:value="2.1106" calcext:value-type="float">
            <text:p>2.1106</text:p>
          </table:table-cell>
          <table:table-cell office:value-type="float" office:value="0.557143" calcext:value-type="float">
            <text:p>0.557143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91039" calcext:value-type="float">
            <text:p>1.91039</text:p>
          </table:table-cell>
          <table:table-cell office:value-type="float" office:value="2.00386" calcext:value-type="float">
            <text:p>2.00386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1466" calcext:value-type="float">
            <text:p>1.41466</text:p>
          </table:table-cell>
          <table:table-cell office:value-type="float" office:value="2.15933" calcext:value-type="float">
            <text:p>2.15933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7445" calcext:value-type="float">
            <text:p>1.87445</text:p>
          </table:table-cell>
          <table:table-cell office:value-type="float" office:value="1.97659" calcext:value-type="float">
            <text:p>1.9765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783" calcext:value-type="float">
            <text:p>1.26783</text:p>
          </table:table-cell>
          <table:table-cell office:value-type="float" office:value="2.1037" calcext:value-type="float">
            <text:p>2.1037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83711" calcext:value-type="float">
            <text:p>1.83711</text:p>
          </table:table-cell>
          <table:table-cell office:value-type="float" office:value="1.95221" calcext:value-type="float">
            <text:p>1.9522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281" calcext:value-type="float">
            <text:p>1.28281</text:p>
          </table:table-cell>
          <table:table-cell office:value-type="float" office:value="2.04815" calcext:value-type="float">
            <text:p>2.0481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78798" calcext:value-type="float">
            <text:p>1.78798</text:p>
          </table:table-cell>
          <table:table-cell office:value-type="float" office:value="1.92058" calcext:value-type="float">
            <text:p>1.92058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0487" calcext:value-type="float">
            <text:p>1.10487</text:p>
          </table:table-cell>
          <table:table-cell office:value-type="float" office:value="2.14649" calcext:value-type="float">
            <text:p>2.14649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75079" calcext:value-type="float">
            <text:p>1.75079</text:p>
          </table:table-cell>
          <table:table-cell office:value-type="float" office:value="1.89701" calcext:value-type="float">
            <text:p>1.89701</text:p>
          </table:table-cell>
          <table:table-cell office:value-type="float" office:value="0.5" calcext:value-type="float">
            <text:p>0.5</text:p>
          </table:table-cell>
          <table:table-cell office:value-type="float" office:value="0.286364" calcext:value-type="float">
            <text:p>0.2863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0234" calcext:value-type="float">
            <text:p>0.990234</text:p>
          </table:table-cell>
          <table:table-cell office:value-type="float" office:value="2.14266" calcext:value-type="float">
            <text:p>2.14266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195455" calcext:value-type="float">
            <text:p>0.1954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5999" calcext:value-type="float">
            <text:p>1.65999</text:p>
          </table:table-cell>
          <table:table-cell office:value-type="float" office:value="1.88282" calcext:value-type="float">
            <text:p>1.88282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31818" calcext:value-type="float">
            <text:p>0.33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9118" calcext:value-type="float">
            <text:p>0.809118</text:p>
          </table:table-cell>
          <table:table-cell office:value-type="float" office:value="2.14057" calcext:value-type="float">
            <text:p>2.14057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62594" calcext:value-type="float">
            <text:p>1.62594</text:p>
          </table:table-cell>
          <table:table-cell office:value-type="float" office:value="1.84588" calcext:value-type="float">
            <text:p>1.84588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0717" calcext:value-type="float">
            <text:p>0.710717</text:p>
          </table:table-cell>
          <table:table-cell office:value-type="float" office:value="2.15731" calcext:value-type="float">
            <text:p>2.1573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60806" calcext:value-type="float">
            <text:p>1.60806</text:p>
          </table:table-cell>
          <table:table-cell office:value-type="float" office:value="1.81516" calcext:value-type="float">
            <text:p>1.815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04972" calcext:value-type="float">
            <text:p>0.704972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54241" calcext:value-type="float">
            <text:p>1.54241</text:p>
          </table:table-cell>
          <table:table-cell office:value-type="float" office:value="1.78683" calcext:value-type="float">
            <text:p>1.7868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68182" calcext:value-type="float">
            <text:p>0.368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625" calcext:value-type="float">
            <text:p>0.632625</text:p>
          </table:table-cell>
          <table:table-cell office:value-type="float" office:value="2.2058" calcext:value-type="float">
            <text:p>2.205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5811" calcext:value-type="float">
            <text:p>1.45811</text:p>
          </table:table-cell>
          <table:table-cell office:value-type="float" office:value="1.75667" calcext:value-type="float">
            <text:p>1.75667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409091" calcext:value-type="float">
            <text:p>0.409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2.26318" calcext:value-type="float">
            <text:p>2.26318</text:p>
          </table:table-cell>
          <table:table-cell office:value-type="float" office:value="0.8" calcext:value-type="float">
            <text:p>0.8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959" calcext:value-type="float">
            <text:p>1.3959</text:p>
          </table:table-cell>
          <table:table-cell office:value-type="float" office:value="1.71788" calcext:value-type="float">
            <text:p>1.71788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0567" calcext:value-type="float">
            <text:p>0.430567</text:p>
          </table:table-cell>
          <table:table-cell office:value-type="float" office:value="2.26216" calcext:value-type="float">
            <text:p>2.26216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4767" calcext:value-type="float">
            <text:p>1.34767</text:p>
          </table:table-cell>
          <table:table-cell office:value-type="float" office:value="1.6995" calcext:value-type="float">
            <text:p>1.6995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55839" calcext:value-type="float">
            <text:p>0.355839</text:p>
          </table:table-cell>
          <table:table-cell office:value-type="float" office:value="2.40717" calcext:value-type="float">
            <text:p>2.4071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195455" calcext:value-type="float">
            <text:p>0.1954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5747" calcext:value-type="float">
            <text:p>1.25747</text:p>
          </table:table-cell>
          <table:table-cell office:value-type="float" office:value="1.66262" calcext:value-type="float">
            <text:p>1.66262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4711" calcext:value-type="float">
            <text:p>0.34711</text:p>
          </table:table-cell>
          <table:table-cell office:value-type="float" office:value="2.32171" calcext:value-type="float">
            <text:p>2.3217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5266" calcext:value-type="float">
            <text:p>1.25266</text:p>
          </table:table-cell>
          <table:table-cell office:value-type="float" office:value="1.60977" calcext:value-type="float">
            <text:p>1.60977</text:p>
          </table:table-cell>
          <table:table-cell office:value-type="float" office:value="0.8" calcext:value-type="float">
            <text:p>0.8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0337" calcext:value-type="float">
            <text:p>0.370337</text:p>
          </table:table-cell>
          <table:table-cell office:value-type="float" office:value="2.2612" calcext:value-type="float">
            <text:p>2.261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1.59639" calcext:value-type="float">
            <text:p>1.59639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2.19934" calcext:value-type="float">
            <text:p>2.1993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0051" calcext:value-type="float">
            <text:p>1.20051</text:p>
          </table:table-cell>
          <table:table-cell office:value-type="float" office:value="1.58871" calcext:value-type="float">
            <text:p>1.58871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45455" calcext:value-type="float">
            <text:p>0.4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9063" calcext:value-type="float">
            <text:p>0.239063</text:p>
          </table:table-cell>
          <table:table-cell office:value-type="float" office:value="2.41783" calcext:value-type="float">
            <text:p>2.417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12498" calcext:value-type="float">
            <text:p>1.12498</text:p>
          </table:table-cell>
          <table:table-cell office:value-type="float" office:value="1.54282" calcext:value-type="float">
            <text:p>1.54282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3636" calcext:value-type="float">
            <text:p>0.463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4495" calcext:value-type="float">
            <text:p>0.224495</text:p>
          </table:table-cell>
          <table:table-cell office:value-type="float" office:value="2.46653" calcext:value-type="float">
            <text:p>2.4665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01677" calcext:value-type="float">
            <text:p>1.01677</text:p>
          </table:table-cell>
          <table:table-cell office:value-type="float" office:value="1.54322" calcext:value-type="float">
            <text:p>1.5432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63636" calcext:value-type="float">
            <text:p>0.463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6925" calcext:value-type="float">
            <text:p>0.226925</text:p>
          </table:table-cell>
          <table:table-cell office:value-type="float" office:value="2.2519" calcext:value-type="float">
            <text:p>2.251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0614" calcext:value-type="float">
            <text:p>1.0614</text:p>
          </table:table-cell>
          <table:table-cell office:value-type="float" office:value="1.51787" calcext:value-type="float">
            <text:p>1.51787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9333" calcext:value-type="float">
            <text:p>0.169333</text:p>
          </table:table-cell>
          <table:table-cell office:value-type="float" office:value="2.36525" calcext:value-type="float">
            <text:p>2.3652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2332" calcext:value-type="float">
            <text:p>0.992332</text:p>
          </table:table-cell>
          <table:table-cell office:value-type="float" office:value="1.46833" calcext:value-type="float">
            <text:p>1.468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0793" calcext:value-type="float">
            <text:p>0.180793</text:p>
          </table:table-cell>
          <table:table-cell office:value-type="float" office:value="2.41557" calcext:value-type="float">
            <text:p>2.415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26783" calcext:value-type="float">
            <text:p>0.926783</text:p>
          </table:table-cell>
          <table:table-cell office:value-type="float" office:value="1.46892" calcext:value-type="float">
            <text:p>1.46892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8415" calcext:value-type="float">
            <text:p>0.168415</text:p>
          </table:table-cell>
          <table:table-cell office:value-type="float" office:value="2.57503" calcext:value-type="float">
            <text:p>2.575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66818" calcext:value-type="float">
            <text:p>0.866818</text:p>
          </table:table-cell>
          <table:table-cell office:value-type="float" office:value="1.47563" calcext:value-type="float">
            <text:p>1.47563</text:p>
          </table:table-cell>
          <table:table-cell office:value-type="float" office:value="0.9" calcext:value-type="float">
            <text:p>0.9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8447" calcext:value-type="float">
            <text:p>0.118447</text:p>
          </table:table-cell>
          <table:table-cell office:value-type="float" office:value="2.60276" calcext:value-type="float">
            <text:p>2.602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72211" calcext:value-type="float">
            <text:p>0.872211</text:p>
          </table:table-cell>
          <table:table-cell office:value-type="float" office:value="1.42696" calcext:value-type="float">
            <text:p>1.42696</text:p>
          </table:table-cell>
          <table:table-cell office:value-type="float" office:value="0.9" calcext:value-type="float">
            <text:p>0.9</text:p>
          </table:table-cell>
          <table:table-cell office:value-type="float" office:value="0.459091" calcext:value-type="float">
            <text:p>0.45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9105" calcext:value-type="float">
            <text:p>0.129105</text:p>
          </table:table-cell>
          <table:table-cell office:value-type="float" office:value="2.53661" calcext:value-type="float">
            <text:p>2.53661</text:p>
          </table:table-cell>
          <table:table-cell office:value-type="float" office:value="1" calcext:value-type="float">
            <text:p>1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1.40258" calcext:value-type="float">
            <text:p>1.4025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0783" calcext:value-type="float">
            <text:p>0.110783</text:p>
          </table:table-cell>
          <table:table-cell office:value-type="float" office:value="2.59673" calcext:value-type="float">
            <text:p>2.5967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93089" calcext:value-type="float">
            <text:p>0.793089</text:p>
          </table:table-cell>
          <table:table-cell office:value-type="float" office:value="1.38899" calcext:value-type="float">
            <text:p>1.38899</text:p>
          </table:table-cell>
          <table:table-cell office:value-type="float" office:value="0.9" calcext:value-type="float">
            <text:p>0.9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3409" calcext:value-type="float">
            <text:p>0.0773409</text:p>
          </table:table-cell>
          <table:table-cell office:value-type="float" office:value="2.65932" calcext:value-type="float">
            <text:p>2.6593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61436" calcext:value-type="float">
            <text:p>0.761436</text:p>
          </table:table-cell>
          <table:table-cell office:value-type="float" office:value="1.38771" calcext:value-type="float">
            <text:p>1.387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0194" calcext:value-type="float">
            <text:p>0.130194</text:p>
          </table:table-cell>
          <table:table-cell office:value-type="float" office:value="2.62061" calcext:value-type="float">
            <text:p>2.6206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6214" calcext:value-type="float">
            <text:p>0.756214</text:p>
          </table:table-cell>
          <table:table-cell office:value-type="float" office:value="1.37921" calcext:value-type="float">
            <text:p>1.379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8821" calcext:value-type="float">
            <text:p>0.098821</text:p>
          </table:table-cell>
          <table:table-cell office:value-type="float" office:value="2.56316" calcext:value-type="float">
            <text:p>2.56316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86574" calcext:value-type="float">
            <text:p>0.686574</text:p>
          </table:table-cell>
          <table:table-cell office:value-type="float" office:value="1.33169" calcext:value-type="float">
            <text:p>1.3316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39766" calcext:value-type="float">
            <text:p>0.0639766</text:p>
          </table:table-cell>
          <table:table-cell office:value-type="float" office:value="2.7442" calcext:value-type="float">
            <text:p>2.744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40619" calcext:value-type="float">
            <text:p>0.640619</text:p>
          </table:table-cell>
          <table:table-cell office:value-type="float" office:value="1.33852" calcext:value-type="float">
            <text:p>1.3385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10613" calcext:value-type="float">
            <text:p>0.0910613</text:p>
          </table:table-cell>
          <table:table-cell office:value-type="float" office:value="2.60011" calcext:value-type="float">
            <text:p>2.6001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34028" calcext:value-type="float">
            <text:p>0.634028</text:p>
          </table:table-cell>
          <table:table-cell office:value-type="float" office:value="1.31126" calcext:value-type="float">
            <text:p>1.31126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52527" calcext:value-type="float">
            <text:p>0.0552527</text:p>
          </table:table-cell>
          <table:table-cell office:value-type="float" office:value="2.62953" calcext:value-type="float">
            <text:p>2.62953</text:p>
          </table:table-cell>
          <table:table-cell office:value-type="float" office:value="1" calcext:value-type="float">
            <text:p>1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53118" calcext:value-type="float">
            <text:p>0.653118</text:p>
          </table:table-cell>
          <table:table-cell office:value-type="float" office:value="1.31732" calcext:value-type="float">
            <text:p>1.31732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28309" calcext:value-type="float">
            <text:p>0.0628309</text:p>
          </table:table-cell>
          <table:table-cell office:value-type="float" office:value="2.64262" calcext:value-type="float">
            <text:p>2.6426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41657" calcext:value-type="float">
            <text:p>0.641657</text:p>
          </table:table-cell>
          <table:table-cell office:value-type="float" office:value="1.30313" calcext:value-type="float">
            <text:p>1.30313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31818" calcext:value-type="float">
            <text:p>0.5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19928" calcext:value-type="float">
            <text:p>0.0719928</text:p>
          </table:table-cell>
          <table:table-cell office:value-type="float" office:value="2.78169" calcext:value-type="float">
            <text:p>2.78169</text:p>
          </table:table-cell>
          <table:table-cell office:value-type="float" office:value="1" calcext:value-type="float">
            <text:p>1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82996" calcext:value-type="float">
            <text:p>0.582996</text:p>
          </table:table-cell>
          <table:table-cell office:value-type="float" office:value="1.23662" calcext:value-type="float">
            <text:p>1.236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35413" calcext:value-type="float">
            <text:p>0.0535413</text:p>
          </table:table-cell>
          <table:table-cell office:value-type="float" office:value="2.8018" calcext:value-type="float">
            <text:p>2.8018</text:p>
          </table:table-cell>
          <table:table-cell office:value-type="float" office:value="1" calcext:value-type="float">
            <text:p>1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49152" calcext:value-type="float">
            <text:p>0.549152</text:p>
          </table:table-cell>
          <table:table-cell office:value-type="float" office:value="1.24991" calcext:value-type="float">
            <text:p>1.2499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15135" calcext:value-type="float">
            <text:p>0.0615135</text:p>
          </table:table-cell>
          <table:table-cell office:value-type="float" office:value="2.86496" calcext:value-type="float">
            <text:p>2.86496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48629" calcext:value-type="float">
            <text:p>0.548629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0.9" calcext:value-type="float">
            <text:p>0.9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21834" calcext:value-type="float">
            <text:p>0.0721834</text:p>
          </table:table-cell>
          <table:table-cell office:value-type="float" office:value="2.81764" calcext:value-type="float">
            <text:p>2.8176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79945" calcext:value-type="float">
            <text:p>0.479945</text:p>
          </table:table-cell>
          <table:table-cell office:value-type="float" office:value="1.21804" calcext:value-type="float">
            <text:p>1.2180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54804" calcext:value-type="float">
            <text:p>0.0454804</text:p>
          </table:table-cell>
          <table:table-cell office:value-type="float" office:value="2.70897" calcext:value-type="float">
            <text:p>2.70897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12703" calcext:value-type="float">
            <text:p>0.512703</text:p>
          </table:table-cell>
          <table:table-cell office:value-type="float" office:value="1.22602" calcext:value-type="float">
            <text:p>1.2260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50787" calcext:value-type="float">
            <text:p>0.0650787</text:p>
          </table:table-cell>
          <table:table-cell office:value-type="float" office:value="2.88071" calcext:value-type="float">
            <text:p>2.88071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497222" calcext:value-type="float">
            <text:p>0.497222</text:p>
          </table:table-cell>
          <table:table-cell office:value-type="float" office:value="1.22225" calcext:value-type="float">
            <text:p>1.2222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04545" calcext:value-type="float">
            <text:p>0.504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93257" calcext:value-type="float">
            <text:p>0.0993257</text:p>
          </table:table-cell>
          <table:table-cell office:value-type="float" office:value="2.832" calcext:value-type="float">
            <text:p>2.83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13197" calcext:value-type="float">
            <text:p>0.513197</text:p>
          </table:table-cell>
          <table:table-cell office:value-type="float" office:value="1.21582" calcext:value-type="float">
            <text:p>1.2158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0469" calcext:value-type="float">
            <text:p>0.030469</text:p>
          </table:table-cell>
          <table:table-cell office:value-type="float" office:value="2.73096" calcext:value-type="float">
            <text:p>2.73096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438092" calcext:value-type="float">
            <text:p>0.438092</text:p>
          </table:table-cell>
          <table:table-cell office:value-type="float" office:value="1.22367" calcext:value-type="float">
            <text:p>1.22367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343" calcext:value-type="float">
            <text:p>0.030343</text:p>
          </table:table-cell>
          <table:table-cell office:value-type="float" office:value="3.04955" calcext:value-type="float">
            <text:p>3.0495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405247" calcext:value-type="float">
            <text:p>0.405247</text:p>
          </table:table-cell>
          <table:table-cell office:value-type="float" office:value="1.21837" calcext:value-type="float">
            <text:p>1.2183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84514" calcext:value-type="float">
            <text:p>0.0384514</text:p>
          </table:table-cell>
          <table:table-cell office:value-type="float" office:value="3.01182" calcext:value-type="float">
            <text:p>3.0118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26079" calcext:value-type="float">
            <text:p>0.426079</text:p>
          </table:table-cell>
          <table:table-cell office:value-type="float" office:value="1.19704" calcext:value-type="float">
            <text:p>1.1970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4914" calcext:value-type="float">
            <text:p>0.0254914</text:p>
          </table:table-cell>
          <table:table-cell office:value-type="float" office:value="2.77262" calcext:value-type="float">
            <text:p>2.77262</text:p>
          </table:table-cell>
          <table:table-cell office:value-type="float" office:value="1" calcext:value-type="float">
            <text:p>1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360875" calcext:value-type="float">
            <text:p>0.360875</text:p>
          </table:table-cell>
          <table:table-cell office:value-type="float" office:value="1.20606" calcext:value-type="float">
            <text:p>1.2060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71954" calcext:value-type="float">
            <text:p>0.0471954</text:p>
          </table:table-cell>
          <table:table-cell office:value-type="float" office:value="2.74721" calcext:value-type="float">
            <text:p>2.74721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391508" calcext:value-type="float">
            <text:p>0.391508</text:p>
          </table:table-cell>
          <table:table-cell office:value-type="float" office:value="1.20197" calcext:value-type="float">
            <text:p>1.20197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22773" calcext:value-type="float">
            <text:p>0.0422773</text:p>
          </table:table-cell>
          <table:table-cell office:value-type="float" office:value="2.96811" calcext:value-type="float">
            <text:p>2.96811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384494" calcext:value-type="float">
            <text:p>0.384494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8725" calcext:value-type="float">
            <text:p>0.0248725</text:p>
          </table:table-cell>
          <table:table-cell office:value-type="float" office:value="2.86236" calcext:value-type="float">
            <text:p>2.86236</text:p>
          </table:table-cell>
          <table:table-cell office:value-type="float" office:value="1" calcext:value-type="float">
            <text:p>1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82174" calcext:value-type="float">
            <text:p>0.382174</text:p>
          </table:table-cell>
          <table:table-cell office:value-type="float" office:value="1.21238" calcext:value-type="float">
            <text:p>1.21238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68182" calcext:value-type="float">
            <text:p>0.568182</text:p>
          </table:table-cell>
        </table:table-row>
      </table:table>
      <table:table table:name="I2_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69.403" calcext:value-type="float">
            <text:p>169.40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62.64" calcext:value-type="float">
            <text:p>162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468" calcext:value-type="float">
            <text:p>2.17468</text:p>
          </table:table-cell>
          <table:table-cell office:value-type="float" office:value="2.07478" calcext:value-type="float">
            <text:p>2.07478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194444" calcext:value-type="float">
            <text:p>0.194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248" calcext:value-type="float">
            <text:p>2.02248</text:p>
          </table:table-cell>
          <table:table-cell office:value-type="float" office:value="1.96368" calcext:value-type="float">
            <text:p>1.96368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191" calcext:value-type="float">
            <text:p>1.82191</text:p>
          </table:table-cell>
          <table:table-cell office:value-type="float" office:value="1.96123" calcext:value-type="float">
            <text:p>1.96123</text:p>
          </table:table-cell>
          <table:table-cell office:value-type="float" office:value="0.345455" calcext:value-type="float">
            <text:p>0.345455</text:p>
          </table:table-cell>
          <table:table-cell office:value-type="float" office:value="0.236111" calcext:value-type="float">
            <text:p>0.236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497" calcext:value-type="float">
            <text:p>1.87497</text:p>
          </table:table-cell>
          <table:table-cell office:value-type="float" office:value="1.84435" calcext:value-type="float">
            <text:p>1.84435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838" calcext:value-type="float">
            <text:p>1.47838</text:p>
          </table:table-cell>
          <table:table-cell office:value-type="float" office:value="1.78291" calcext:value-type="float">
            <text:p>1.78291</text:p>
          </table:table-cell>
          <table:table-cell office:value-type="float" office:value="0.504545" calcext:value-type="float">
            <text:p>0.50454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2086" calcext:value-type="float">
            <text:p>1.72086</text:p>
          </table:table-cell>
          <table:table-cell office:value-type="float" office:value="1.70681" calcext:value-type="float">
            <text:p>1.70681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513889" calcext:value-type="float">
            <text:p>0.513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935" calcext:value-type="float">
            <text:p>1.17935</text:p>
          </table:table-cell>
          <table:table-cell office:value-type="float" office:value="1.71051" calcext:value-type="float">
            <text:p>1.71051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1985" calcext:value-type="float">
            <text:p>1.51985</text:p>
          </table:table-cell>
          <table:table-cell office:value-type="float" office:value="1.51466" calcext:value-type="float">
            <text:p>1.51466</text:p>
          </table:table-cell>
          <table:table-cell office:value-type="float" office:value="0.686364" calcext:value-type="float">
            <text:p>0.686364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132" calcext:value-type="float">
            <text:p>1.06132</text:p>
          </table:table-cell>
          <table:table-cell office:value-type="float" office:value="1.5945" calcext:value-type="float">
            <text:p>1.59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3399" calcext:value-type="float">
            <text:p>1.33399</text:p>
          </table:table-cell>
          <table:table-cell office:value-type="float" office:value="1.35339" calcext:value-type="float">
            <text:p>1.35339</text:p>
          </table:table-cell>
          <table:table-cell office:value-type="float" office:value="0.754545" calcext:value-type="float">
            <text:p>0.75454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6233" calcext:value-type="float">
            <text:p>0.866233</text:p>
          </table:table-cell>
          <table:table-cell office:value-type="float" office:value="1.5287" calcext:value-type="float">
            <text:p>1.5287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14197" calcext:value-type="float">
            <text:p>1.14197</text:p>
          </table:table-cell>
          <table:table-cell office:value-type="float" office:value="1.27315" calcext:value-type="float">
            <text:p>1.27315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6488" calcext:value-type="float">
            <text:p>0.656488</text:p>
          </table:table-cell>
          <table:table-cell office:value-type="float" office:value="1.75511" calcext:value-type="float">
            <text:p>1.75511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2554" calcext:value-type="float">
            <text:p>1.02554</text:p>
          </table:table-cell>
          <table:table-cell office:value-type="float" office:value="1.11666" calcext:value-type="float">
            <text:p>1.11666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6118" calcext:value-type="float">
            <text:p>0.576118</text:p>
          </table:table-cell>
          <table:table-cell office:value-type="float" office:value="1.6382" calcext:value-type="float">
            <text:p>1.6382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1.00439" calcext:value-type="float">
            <text:p>1.00439</text:p>
          </table:table-cell>
          <table:table-cell office:value-type="float" office:value="0.872727" calcext:value-type="float">
            <text:p>0.872727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4225" calcext:value-type="float">
            <text:p>0.494225</text:p>
          </table:table-cell>
          <table:table-cell office:value-type="float" office:value="1.69976" calcext:value-type="float">
            <text:p>1.69976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90466" calcext:value-type="float">
            <text:p>0.790466</text:p>
          </table:table-cell>
          <table:table-cell office:value-type="float" office:value="0.999458" calcext:value-type="float">
            <text:p>0.999458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1.66813" calcext:value-type="float">
            <text:p>1.66813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9348" calcext:value-type="float">
            <text:p>0.669348</text:p>
          </table:table-cell>
          <table:table-cell office:value-type="float" office:value="0.855427" calcext:value-type="float">
            <text:p>0.855427</text:p>
          </table:table-cell>
          <table:table-cell office:value-type="float" office:value="0.9" calcext:value-type="float">
            <text:p>0.9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8981" calcext:value-type="float">
            <text:p>0.288981</text:p>
          </table:table-cell>
          <table:table-cell office:value-type="float" office:value="1.47816" calcext:value-type="float">
            <text:p>1.47816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34974" calcext:value-type="float">
            <text:p>0.634974</text:p>
          </table:table-cell>
          <table:table-cell office:value-type="float" office:value="0.875997" calcext:value-type="float">
            <text:p>0.875997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261" calcext:value-type="float">
            <text:p>0.25261</text:p>
          </table:table-cell>
          <table:table-cell office:value-type="float" office:value="1.6639" calcext:value-type="float">
            <text:p>1.663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852669" calcext:value-type="float">
            <text:p>0.852669</text:p>
          </table:table-cell>
          <table:table-cell office:value-type="float" office:value="0.872727" calcext:value-type="float">
            <text:p>0.872727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0604" calcext:value-type="float">
            <text:p>0.210604</text:p>
          </table:table-cell>
          <table:table-cell office:value-type="float" office:value="1.77913" calcext:value-type="float">
            <text:p>1.7791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07409" calcext:value-type="float">
            <text:p>0.507409</text:p>
          </table:table-cell>
          <table:table-cell office:value-type="float" office:value="0.754172" calcext:value-type="float">
            <text:p>0.75417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3078" calcext:value-type="float">
            <text:p>0.163078</text:p>
          </table:table-cell>
          <table:table-cell office:value-type="float" office:value="1.39883" calcext:value-type="float">
            <text:p>1.3988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51728" calcext:value-type="float">
            <text:p>0.451728</text:p>
          </table:table-cell>
          <table:table-cell office:value-type="float" office:value="0.764671" calcext:value-type="float">
            <text:p>0.76467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027" calcext:value-type="float">
            <text:p>0.17027</text:p>
          </table:table-cell>
          <table:table-cell office:value-type="float" office:value="2.1247" calcext:value-type="float">
            <text:p>2.1247</text:p>
          </table:table-cell>
          <table:table-cell office:value-type="float" office:value="0.95" calcext:value-type="float">
            <text:p>0.95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18678" calcext:value-type="float">
            <text:p>0.418678</text:p>
          </table:table-cell>
          <table:table-cell office:value-type="float" office:value="0.793509" calcext:value-type="float">
            <text:p>0.793509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5507" calcext:value-type="float">
            <text:p>0.155507</text:p>
          </table:table-cell>
          <table:table-cell office:value-type="float" office:value="1.6757" calcext:value-type="float">
            <text:p>1.67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86686" calcext:value-type="float">
            <text:p>0.386686</text:p>
          </table:table-cell>
          <table:table-cell office:value-type="float" office:value="0.697484" calcext:value-type="float">
            <text:p>0.697484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28114" calcext:value-type="float">
            <text:p>0.0928114</text:p>
          </table:table-cell>
          <table:table-cell office:value-type="float" office:value="1.67891" calcext:value-type="float">
            <text:p>1.6789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38619" calcext:value-type="float">
            <text:p>0.338619</text:p>
          </table:table-cell>
          <table:table-cell office:value-type="float" office:value="0.782315" calcext:value-type="float">
            <text:p>0.78231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9922" calcext:value-type="float">
            <text:p>0.079922</text:p>
          </table:table-cell>
          <table:table-cell office:value-type="float" office:value="1.76429" calcext:value-type="float">
            <text:p>1.764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1416" calcext:value-type="float">
            <text:p>0.321416</text:p>
          </table:table-cell>
          <table:table-cell office:value-type="float" office:value="0.683324" calcext:value-type="float">
            <text:p>0.68332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5548" calcext:value-type="float">
            <text:p>0.055548</text:p>
          </table:table-cell>
          <table:table-cell office:value-type="float" office:value="1.6329" calcext:value-type="float">
            <text:p>1.63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1517" calcext:value-type="float">
            <text:p>0.281517</text:p>
          </table:table-cell>
          <table:table-cell office:value-type="float" office:value="0.648003" calcext:value-type="float">
            <text:p>0.64800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22028" calcext:value-type="float">
            <text:p>0.0622028</text:p>
          </table:table-cell>
          <table:table-cell office:value-type="float" office:value="2.03062" calcext:value-type="float">
            <text:p>2.03062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44483" calcext:value-type="float">
            <text:p>0.244483</text:p>
          </table:table-cell>
          <table:table-cell office:value-type="float" office:value="0.597364" calcext:value-type="float">
            <text:p>0.59736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02209" calcext:value-type="float">
            <text:p>0.0602209</text:p>
          </table:table-cell>
          <table:table-cell office:value-type="float" office:value="1.63975" calcext:value-type="float">
            <text:p>1.639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598606" calcext:value-type="float">
            <text:p>0.59860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9997" calcext:value-type="float">
            <text:p>0.039997</text:p>
          </table:table-cell>
          <table:table-cell office:value-type="float" office:value="1.95599" calcext:value-type="float">
            <text:p>1.9559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27085" calcext:value-type="float">
            <text:p>0.227085</text:p>
          </table:table-cell>
          <table:table-cell office:value-type="float" office:value="0.599531" calcext:value-type="float">
            <text:p>0.59953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54106" calcext:value-type="float">
            <text:p>0.0354106</text:p>
          </table:table-cell>
          <table:table-cell office:value-type="float" office:value="2.03891" calcext:value-type="float">
            <text:p>2.0389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24464" calcext:value-type="float">
            <text:p>0.224464</text:p>
          </table:table-cell>
          <table:table-cell office:value-type="float" office:value="0.595117" calcext:value-type="float">
            <text:p>0.59511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50378" calcext:value-type="float">
            <text:p>0.0350378</text:p>
          </table:table-cell>
          <table:table-cell office:value-type="float" office:value="1.43968" calcext:value-type="float">
            <text:p>1.4396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07763" calcext:value-type="float">
            <text:p>0.207763</text:p>
          </table:table-cell>
          <table:table-cell office:value-type="float" office:value="0.575648" calcext:value-type="float">
            <text:p>0.575648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5044" calcext:value-type="float">
            <text:p>0.0365044</text:p>
          </table:table-cell>
          <table:table-cell office:value-type="float" office:value="1.92301" calcext:value-type="float">
            <text:p>1.9230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65185" calcext:value-type="float">
            <text:p>0.165185</text:p>
          </table:table-cell>
          <table:table-cell office:value-type="float" office:value="0.642824" calcext:value-type="float">
            <text:p>0.64282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67781" calcext:value-type="float">
            <text:p>0.0367781</text:p>
          </table:table-cell>
          <table:table-cell office:value-type="float" office:value="1.81257" calcext:value-type="float">
            <text:p>1.8125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58924" calcext:value-type="float">
            <text:p>0.158924</text:p>
          </table:table-cell>
          <table:table-cell office:value-type="float" office:value="0.532532" calcext:value-type="float">
            <text:p>0.53253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58289" calcext:value-type="float">
            <text:p>0.0258289</text:p>
          </table:table-cell>
          <table:table-cell office:value-type="float" office:value="1.88587" calcext:value-type="float">
            <text:p>1.8858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6241" calcext:value-type="float">
            <text:p>0.16241</text:p>
          </table:table-cell>
          <table:table-cell office:value-type="float" office:value="0.605415" calcext:value-type="float">
            <text:p>0.60541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88975" calcext:value-type="float">
            <text:p>0.0288975</text:p>
          </table:table-cell>
          <table:table-cell office:value-type="float" office:value="1.93691" calcext:value-type="float">
            <text:p>1.9369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0.523629" calcext:value-type="float">
            <text:p>0.5236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72755" calcext:value-type="float">
            <text:p>0.0272755</text:p>
          </table:table-cell>
          <table:table-cell office:value-type="float" office:value="1.99957" calcext:value-type="float">
            <text:p>1.9995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23217" calcext:value-type="float">
            <text:p>0.123217</text:p>
          </table:table-cell>
          <table:table-cell office:value-type="float" office:value="0.554247" calcext:value-type="float">
            <text:p>0.55424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08" calcext:value-type="float">
            <text:p>0.027108</text:p>
          </table:table-cell>
          <table:table-cell office:value-type="float" office:value="1.85553" calcext:value-type="float">
            <text:p>1.85553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28768" calcext:value-type="float">
            <text:p>0.128768</text:p>
          </table:table-cell>
          <table:table-cell office:value-type="float" office:value="0.63408" calcext:value-type="float">
            <text:p>0.6340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1803" calcext:value-type="float">
            <text:p>0.0251803</text:p>
          </table:table-cell>
          <table:table-cell office:value-type="float" office:value="1.48097" calcext:value-type="float">
            <text:p>1.4809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1924" calcext:value-type="float">
            <text:p>0.101924</text:p>
          </table:table-cell>
          <table:table-cell office:value-type="float" office:value="0.508025" calcext:value-type="float">
            <text:p>0.50802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0752" calcext:value-type="float">
            <text:p>0.0380752</text:p>
          </table:table-cell>
          <table:table-cell office:value-type="float" office:value="2.0199" calcext:value-type="float">
            <text:p>2.019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12172" calcext:value-type="float">
            <text:p>0.112172</text:p>
          </table:table-cell>
          <table:table-cell office:value-type="float" office:value="0.559156" calcext:value-type="float">
            <text:p>0.55915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17628" calcext:value-type="float">
            <text:p>0.0417628</text:p>
          </table:table-cell>
          <table:table-cell office:value-type="float" office:value="1.78025" calcext:value-type="float">
            <text:p>1.7802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1284" calcext:value-type="float">
            <text:p>0.101284</text:p>
          </table:table-cell>
          <table:table-cell office:value-type="float" office:value="0.600559" calcext:value-type="float">
            <text:p>0.60055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65107" calcext:value-type="float">
            <text:p>0.0265107</text:p>
          </table:table-cell>
          <table:table-cell office:value-type="float" office:value="1.60679" calcext:value-type="float">
            <text:p>1.6067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5179" calcext:value-type="float">
            <text:p>0.105179</text:p>
          </table:table-cell>
          <table:table-cell office:value-type="float" office:value="0.578668" calcext:value-type="float">
            <text:p>0.57866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4792" calcext:value-type="float">
            <text:p>0.0174792</text:p>
          </table:table-cell>
          <table:table-cell office:value-type="float" office:value="1.75045" calcext:value-type="float">
            <text:p>1.75045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866365" calcext:value-type="float">
            <text:p>0.0866365</text:p>
          </table:table-cell>
          <table:table-cell office:value-type="float" office:value="0.518495" calcext:value-type="float">
            <text:p>0.51849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8043" calcext:value-type="float">
            <text:p>0.0218043</text:p>
          </table:table-cell>
          <table:table-cell office:value-type="float" office:value="2.02165" calcext:value-type="float">
            <text:p>2.0216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800215" calcext:value-type="float">
            <text:p>0.0800215</text:p>
          </table:table-cell>
          <table:table-cell office:value-type="float" office:value="0.550394" calcext:value-type="float">
            <text:p>0.55039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5875" calcext:value-type="float">
            <text:p>0.0155875</text:p>
          </table:table-cell>
          <table:table-cell office:value-type="float" office:value="2.11014" calcext:value-type="float">
            <text:p>2.11014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763164" calcext:value-type="float">
            <text:p>0.0763164</text:p>
          </table:table-cell>
          <table:table-cell office:value-type="float" office:value="0.487871" calcext:value-type="float">
            <text:p>0.48787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9949" calcext:value-type="float">
            <text:p>0.0119949</text:p>
          </table:table-cell>
          <table:table-cell office:value-type="float" office:value="1.97613" calcext:value-type="float">
            <text:p>1.97613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77677" calcext:value-type="float">
            <text:p>0.0777677</text:p>
          </table:table-cell>
          <table:table-cell office:value-type="float" office:value="0.535519" calcext:value-type="float">
            <text:p>0.535519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56374" calcext:value-type="float">
            <text:p>0.0156374</text:p>
          </table:table-cell>
          <table:table-cell office:value-type="float" office:value="2.07025" calcext:value-type="float">
            <text:p>2.0702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818299" calcext:value-type="float">
            <text:p>0.0818299</text:p>
          </table:table-cell>
          <table:table-cell office:value-type="float" office:value="0.477286" calcext:value-type="float">
            <text:p>0.477286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06067" calcext:value-type="float">
            <text:p>0.0106067</text:p>
          </table:table-cell>
          <table:table-cell office:value-type="float" office:value="2.08475" calcext:value-type="float">
            <text:p>2.08475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25196" calcext:value-type="float">
            <text:p>0.0625196</text:p>
          </table:table-cell>
          <table:table-cell office:value-type="float" office:value="0.517509" calcext:value-type="float">
            <text:p>0.5175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69898" calcext:value-type="float">
            <text:p>0.0169898</text:p>
          </table:table-cell>
          <table:table-cell office:value-type="float" office:value="2.15943" calcext:value-type="float">
            <text:p>2.1594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590873" calcext:value-type="float">
            <text:p>0.0590873</text:p>
          </table:table-cell>
          <table:table-cell office:value-type="float" office:value="0.609139" calcext:value-type="float">
            <text:p>0.60913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3136" calcext:value-type="float">
            <text:p>0.0143136</text:p>
          </table:table-cell>
          <table:table-cell office:value-type="float" office:value="2.10549" calcext:value-type="float">
            <text:p>2.1054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62586" calcext:value-type="float">
            <text:p>0.062586</text:p>
          </table:table-cell>
          <table:table-cell office:value-type="float" office:value="0.580446" calcext:value-type="float">
            <text:p>0.58044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2622" calcext:value-type="float">
            <text:p>0.0162622</text:p>
          </table:table-cell>
          <table:table-cell office:value-type="float" office:value="2.22679" calcext:value-type="float">
            <text:p>2.2267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606523" calcext:value-type="float">
            <text:p>0.0606523</text:p>
          </table:table-cell>
          <table:table-cell office:value-type="float" office:value="0.560941" calcext:value-type="float">
            <text:p>0.56094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3875" calcext:value-type="float">
            <text:p>0.0163875</text:p>
          </table:table-cell>
          <table:table-cell office:value-type="float" office:value="2.06612" calcext:value-type="float">
            <text:p>2.0661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51903" calcext:value-type="float">
            <text:p>0.051903</text:p>
          </table:table-cell>
          <table:table-cell office:value-type="float" office:value="0.492573" calcext:value-type="float">
            <text:p>0.492573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863456" calcext:value-type="float">
            <text:p>0.00863456</text:p>
          </table:table-cell>
          <table:table-cell office:value-type="float" office:value="2.26696" calcext:value-type="float">
            <text:p>2.2669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534878" calcext:value-type="float">
            <text:p>0.0534878</text:p>
          </table:table-cell>
          <table:table-cell office:value-type="float" office:value="0.519212" calcext:value-type="float">
            <text:p>0.51921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00984" calcext:value-type="float">
            <text:p>0.0100984</text:p>
          </table:table-cell>
          <table:table-cell office:value-type="float" office:value="2.1186" calcext:value-type="float">
            <text:p>2.1186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441073" calcext:value-type="float">
            <text:p>0.0441073</text:p>
          </table:table-cell>
          <table:table-cell office:value-type="float" office:value="0.452842" calcext:value-type="float">
            <text:p>0.45284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940022" calcext:value-type="float">
            <text:p>0.00940022</text:p>
          </table:table-cell>
          <table:table-cell office:value-type="float" office:value="2.2659" calcext:value-type="float">
            <text:p>2.2659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431297" calcext:value-type="float">
            <text:p>0.0431297</text:p>
          </table:table-cell>
          <table:table-cell office:value-type="float" office:value="0.462446" calcext:value-type="float">
            <text:p>0.46244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21152" calcext:value-type="float">
            <text:p>0.0121152</text:p>
          </table:table-cell>
          <table:table-cell office:value-type="float" office:value="2.31446" calcext:value-type="float">
            <text:p>2.314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446259" calcext:value-type="float">
            <text:p>0.0446259</text:p>
          </table:table-cell>
          <table:table-cell office:value-type="float" office:value="0.570812" calcext:value-type="float">
            <text:p>0.57081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840619" calcext:value-type="float">
            <text:p>0.00840619</text:p>
          </table:table-cell>
          <table:table-cell office:value-type="float" office:value="2.58435" calcext:value-type="float">
            <text:p>2.584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401847" calcext:value-type="float">
            <text:p>0.0401847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07182" calcext:value-type="float">
            <text:p>0.0107182</text:p>
          </table:table-cell>
          <table:table-cell office:value-type="float" office:value="2.03739" calcext:value-type="float">
            <text:p>2.0373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22354" calcext:value-type="float">
            <text:p>0.0422354</text:p>
          </table:table-cell>
          <table:table-cell office:value-type="float" office:value="0.615906" calcext:value-type="float">
            <text:p>0.61590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33.085" calcext:value-type="float">
            <text:p>233.085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21.455" calcext:value-type="float">
            <text:p>221.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508" calcext:value-type="float">
            <text:p>2.21508</text:p>
          </table:table-cell>
          <table:table-cell office:value-type="float" office:value="2.22364" calcext:value-type="float">
            <text:p>2.223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04545" calcext:value-type="float">
            <text:p>0.104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106" calcext:value-type="float">
            <text:p>2.08106</text:p>
          </table:table-cell>
          <table:table-cell office:value-type="float" office:value="2.05184" calcext:value-type="float">
            <text:p>2.05184</text:p>
          </table:table-cell>
          <table:table-cell office:value-type="float" office:value="0.15" calcext:value-type="float">
            <text:p>0.15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8048" calcext:value-type="float">
            <text:p>1.88048</text:p>
          </table:table-cell>
          <table:table-cell office:value-type="float" office:value="2.11382" calcext:value-type="float">
            <text:p>2.11382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45455" calcext:value-type="float">
            <text:p>0.145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581" calcext:value-type="float">
            <text:p>2.00581</text:p>
          </table:table-cell>
          <table:table-cell office:value-type="float" office:value="2.01797" calcext:value-type="float">
            <text:p>2.01797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68182" calcext:value-type="float">
            <text:p>0.268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5717" calcext:value-type="float">
            <text:p>1.55717</text:p>
          </table:table-cell>
          <table:table-cell office:value-type="float" office:value="2.10911" calcext:value-type="float">
            <text:p>2.10911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172727" calcext:value-type="float">
            <text:p>0.17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4753" calcext:value-type="float">
            <text:p>1.94753</text:p>
          </table:table-cell>
          <table:table-cell office:value-type="float" office:value="1.98999" calcext:value-type="float">
            <text:p>1.98999</text:p>
          </table:table-cell>
          <table:table-cell office:value-type="float" office:value="0.5" calcext:value-type="float">
            <text:p>0.5</text:p>
          </table:table-cell>
          <table:table-cell office:value-type="float" office:value="0.354545" calcext:value-type="float">
            <text:p>0.354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0203" calcext:value-type="float">
            <text:p>1.40203</text:p>
          </table:table-cell>
          <table:table-cell office:value-type="float" office:value="2.05224" calcext:value-type="float">
            <text:p>2.05224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231818" calcext:value-type="float">
            <text:p>0.2318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7066" calcext:value-type="float">
            <text:p>1.87066</text:p>
          </table:table-cell>
          <table:table-cell office:value-type="float" office:value="1.95506" calcext:value-type="float">
            <text:p>1.95506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331818" calcext:value-type="float">
            <text:p>0.33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985" calcext:value-type="float">
            <text:p>1.26985</text:p>
          </table:table-cell>
          <table:table-cell office:value-type="float" office:value="2.0369" calcext:value-type="float">
            <text:p>2.0369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78473" calcext:value-type="float">
            <text:p>1.78473</text:p>
          </table:table-cell>
          <table:table-cell office:value-type="float" office:value="1.91278" calcext:value-type="float">
            <text:p>1.91278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413636" calcext:value-type="float">
            <text:p>0.4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03" calcext:value-type="float">
            <text:p>1.0203</text:p>
          </table:table-cell>
          <table:table-cell office:value-type="float" office:value="2.02636" calcext:value-type="float">
            <text:p>2.02636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0495" calcext:value-type="float">
            <text:p>1.70495</text:p>
          </table:table-cell>
          <table:table-cell office:value-type="float" office:value="1.8672" calcext:value-type="float">
            <text:p>1.867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18182" calcext:value-type="float">
            <text:p>0.41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4066" calcext:value-type="float">
            <text:p>0.884066</text:p>
          </table:table-cell>
          <table:table-cell office:value-type="float" office:value="2.11378" calcext:value-type="float">
            <text:p>2.11378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7031" calcext:value-type="float">
            <text:p>1.67031</text:p>
          </table:table-cell>
          <table:table-cell office:value-type="float" office:value="1.8109" calcext:value-type="float">
            <text:p>1.8109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468182" calcext:value-type="float">
            <text:p>0.46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6075" calcext:value-type="float">
            <text:p>0.716075</text:p>
          </table:table-cell>
          <table:table-cell office:value-type="float" office:value="2.09811" calcext:value-type="float">
            <text:p>2.0981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2618" calcext:value-type="float">
            <text:p>1.52618</text:p>
          </table:table-cell>
          <table:table-cell office:value-type="float" office:value="1.77297" calcext:value-type="float">
            <text:p>1.77297</text:p>
          </table:table-cell>
          <table:table-cell office:value-type="float" office:value="0.7" calcext:value-type="float">
            <text:p>0.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3551" calcext:value-type="float">
            <text:p>0.593551</text:p>
          </table:table-cell>
          <table:table-cell office:value-type="float" office:value="2.14042" calcext:value-type="float">
            <text:p>2.1404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6348" calcext:value-type="float">
            <text:p>1.46348</text:p>
          </table:table-cell>
          <table:table-cell office:value-type="float" office:value="1.69207" calcext:value-type="float">
            <text:p>1.69207</text:p>
          </table:table-cell>
          <table:table-cell office:value-type="float" office:value="0.8" calcext:value-type="float">
            <text:p>0.8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8689" calcext:value-type="float">
            <text:p>0.518689</text:p>
          </table:table-cell>
          <table:table-cell office:value-type="float" office:value="2.1564" calcext:value-type="float">
            <text:p>2.1564</text:p>
          </table:table-cell>
          <table:table-cell office:value-type="float" office:value="0.9" calcext:value-type="float">
            <text:p>0.9</text:p>
          </table:table-cell>
          <table:table-cell office:value-type="float" office:value="0.222727" calcext:value-type="float">
            <text:p>0.2227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5235" calcext:value-type="float">
            <text:p>1.35235</text:p>
          </table:table-cell>
          <table:table-cell office:value-type="float" office:value="1.67012" calcext:value-type="float">
            <text:p>1.67012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9294" calcext:value-type="float">
            <text:p>0.449294</text:p>
          </table:table-cell>
          <table:table-cell office:value-type="float" office:value="2.15414" calcext:value-type="float">
            <text:p>2.15414</text:p>
          </table:table-cell>
          <table:table-cell office:value-type="float" office:value="0.925" calcext:value-type="float">
            <text:p>0.925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26031" calcext:value-type="float">
            <text:p>1.26031</text:p>
          </table:table-cell>
          <table:table-cell office:value-type="float" office:value="1.57227" calcext:value-type="float">
            <text:p>1.57227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6336" calcext:value-type="float">
            <text:p>0.336336</text:p>
          </table:table-cell>
          <table:table-cell office:value-type="float" office:value="2.18666" calcext:value-type="float">
            <text:p>2.186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1.54144" calcext:value-type="float">
            <text:p>1.54144</text:p>
          </table:table-cell>
          <table:table-cell office:value-type="float" office:value="0.9" calcext:value-type="float">
            <text:p>0.9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6283" calcext:value-type="float">
            <text:p>0.306283</text:p>
          </table:table-cell>
          <table:table-cell office:value-type="float" office:value="2.14733" calcext:value-type="float">
            <text:p>2.1473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08751" calcext:value-type="float">
            <text:p>1.08751</text:p>
          </table:table-cell>
          <table:table-cell office:value-type="float" office:value="1.50794" calcext:value-type="float">
            <text:p>1.5079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7923" calcext:value-type="float">
            <text:p>0.177923</text:p>
          </table:table-cell>
          <table:table-cell office:value-type="float" office:value="2.22996" calcext:value-type="float">
            <text:p>2.2299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6612" calcext:value-type="float">
            <text:p>0.996612</text:p>
          </table:table-cell>
          <table:table-cell office:value-type="float" office:value="1.46014" calcext:value-type="float">
            <text:p>1.46014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2066" calcext:value-type="float">
            <text:p>0.172066</text:p>
          </table:table-cell>
          <table:table-cell office:value-type="float" office:value="2.37982" calcext:value-type="float">
            <text:p>2.3798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3832" calcext:value-type="float">
            <text:p>0.883832</text:p>
          </table:table-cell>
          <table:table-cell office:value-type="float" office:value="1.39819" calcext:value-type="float">
            <text:p>1.398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8451" calcext:value-type="float">
            <text:p>0.148451</text:p>
          </table:table-cell>
          <table:table-cell office:value-type="float" office:value="2.24539" calcext:value-type="float">
            <text:p>2.2453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32698" calcext:value-type="float">
            <text:p>0.832698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31721" calcext:value-type="float">
            <text:p>2.31721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98139" calcext:value-type="float">
            <text:p>0.798139</text:p>
          </table:table-cell>
          <table:table-cell office:value-type="float" office:value="1.31864" calcext:value-type="float">
            <text:p>1.3186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3648" calcext:value-type="float">
            <text:p>0.193648</text:p>
          </table:table-cell>
          <table:table-cell office:value-type="float" office:value="2.22162" calcext:value-type="float">
            <text:p>2.2216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1.30942" calcext:value-type="float">
            <text:p>1.3094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2.3667" calcext:value-type="float">
            <text:p>2.366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4421" calcext:value-type="float">
            <text:p>0.624421</text:p>
          </table:table-cell>
          <table:table-cell office:value-type="float" office:value="1.24803" calcext:value-type="float">
            <text:p>1.248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58898" calcext:value-type="float">
            <text:p>0.0858898</text:p>
          </table:table-cell>
          <table:table-cell office:value-type="float" office:value="2.43132" calcext:value-type="float">
            <text:p>2.43132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74022" calcext:value-type="float">
            <text:p>0.574022</text:p>
          </table:table-cell>
          <table:table-cell office:value-type="float" office:value="1.26185" calcext:value-type="float">
            <text:p>1.2618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14862" calcext:value-type="float">
            <text:p>0.0614862</text:p>
          </table:table-cell>
          <table:table-cell office:value-type="float" office:value="2.40386" calcext:value-type="float">
            <text:p>2.40386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4828" calcext:value-type="float">
            <text:p>0.54828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24124" calcext:value-type="float">
            <text:p>0.0424124</text:p>
          </table:table-cell>
          <table:table-cell office:value-type="float" office:value="2.3497" calcext:value-type="float">
            <text:p>2.34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89823" calcext:value-type="float">
            <text:p>0.489823</text:p>
          </table:table-cell>
          <table:table-cell office:value-type="float" office:value="1.23836" calcext:value-type="float">
            <text:p>1.2383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70093" calcext:value-type="float">
            <text:p>0.0670093</text:p>
          </table:table-cell>
          <table:table-cell office:value-type="float" office:value="2.39376" calcext:value-type="float">
            <text:p>2.393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32536" calcext:value-type="float">
            <text:p>0.432536</text:p>
          </table:table-cell>
          <table:table-cell office:value-type="float" office:value="1.19732" calcext:value-type="float">
            <text:p>1.1973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52874" calcext:value-type="float">
            <text:p>0.0352874</text:p>
          </table:table-cell>
          <table:table-cell office:value-type="float" office:value="2.29041" calcext:value-type="float">
            <text:p>2.29041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39467" calcext:value-type="float">
            <text:p>0.439467</text:p>
          </table:table-cell>
          <table:table-cell office:value-type="float" office:value="1.17101" calcext:value-type="float">
            <text:p>1.1710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05134" calcext:value-type="float">
            <text:p>0.0505134</text:p>
          </table:table-cell>
          <table:table-cell office:value-type="float" office:value="2.46408" calcext:value-type="float">
            <text:p>2.46408</text:p>
          </table:table-cell>
          <table:table-cell office:value-type="float" office:value="1" calcext:value-type="float">
            <text:p>1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1963" calcext:value-type="float">
            <text:p>0.371963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02676" calcext:value-type="float">
            <text:p>0.0302676</text:p>
          </table:table-cell>
          <table:table-cell office:value-type="float" office:value="2.43381" calcext:value-type="float">
            <text:p>2.43381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24361" calcext:value-type="float">
            <text:p>0.424361</text:p>
          </table:table-cell>
          <table:table-cell office:value-type="float" office:value="1.14465" calcext:value-type="float">
            <text:p>1.144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12988" calcext:value-type="float">
            <text:p>0.0212988</text:p>
          </table:table-cell>
          <table:table-cell office:value-type="float" office:value="2.39654" calcext:value-type="float">
            <text:p>2.39654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8526" calcext:value-type="float">
            <text:p>0.348526</text:p>
          </table:table-cell>
          <table:table-cell office:value-type="float" office:value="1.11937" calcext:value-type="float">
            <text:p>1.1193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56632" calcext:value-type="float">
            <text:p>0.0356632</text:p>
          </table:table-cell>
          <table:table-cell office:value-type="float" office:value="2.55094" calcext:value-type="float">
            <text:p>2.55094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17187" calcext:value-type="float">
            <text:p>0.317187</text:p>
          </table:table-cell>
          <table:table-cell office:value-type="float" office:value="1.13636" calcext:value-type="float">
            <text:p>1.1363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85242" calcext:value-type="float">
            <text:p>0.0285242</text:p>
          </table:table-cell>
          <table:table-cell office:value-type="float" office:value="2.61442" calcext:value-type="float">
            <text:p>2.6144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1.09272" calcext:value-type="float">
            <text:p>1.0927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14577" calcext:value-type="float">
            <text:p>0.0214577</text:p>
          </table:table-cell>
          <table:table-cell office:value-type="float" office:value="2.35883" calcext:value-type="float">
            <text:p>2.35883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3429" calcext:value-type="float">
            <text:p>0.243429</text:p>
          </table:table-cell>
          <table:table-cell office:value-type="float" office:value="1.05347" calcext:value-type="float">
            <text:p>1.05347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931" calcext:value-type="float">
            <text:p>0.025931</text:p>
          </table:table-cell>
          <table:table-cell office:value-type="float" office:value="2.4699" calcext:value-type="float">
            <text:p>2.469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45739" calcext:value-type="float">
            <text:p>0.245739</text:p>
          </table:table-cell>
          <table:table-cell office:value-type="float" office:value="1.1096" calcext:value-type="float">
            <text:p>1.109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9767" calcext:value-type="float">
            <text:p>0.029767</text:p>
          </table:table-cell>
          <table:table-cell office:value-type="float" office:value="2.58097" calcext:value-type="float">
            <text:p>2.580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38185" calcext:value-type="float">
            <text:p>0.238185</text:p>
          </table:table-cell>
          <table:table-cell office:value-type="float" office:value="1.08358" calcext:value-type="float">
            <text:p>1.0835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24146" calcext:value-type="float">
            <text:p>0.0324146</text:p>
          </table:table-cell>
          <table:table-cell office:value-type="float" office:value="2.59388" calcext:value-type="float">
            <text:p>2.59388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28532" calcext:value-type="float">
            <text:p>0.228532</text:p>
          </table:table-cell>
          <table:table-cell office:value-type="float" office:value="1.11845" calcext:value-type="float">
            <text:p>1.11845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22932" calcext:value-type="float">
            <text:p>0.0222932</text:p>
          </table:table-cell>
          <table:table-cell office:value-type="float" office:value="2.49166" calcext:value-type="float">
            <text:p>2.49166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98596" calcext:value-type="float">
            <text:p>0.198596</text:p>
          </table:table-cell>
          <table:table-cell office:value-type="float" office:value="1.07848" calcext:value-type="float">
            <text:p>1.0784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7853" calcext:value-type="float">
            <text:p>0.0177853</text:p>
          </table:table-cell>
          <table:table-cell office:value-type="float" office:value="2.6268" calcext:value-type="float">
            <text:p>2.6268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70013" calcext:value-type="float">
            <text:p>0.170013</text:p>
          </table:table-cell>
          <table:table-cell office:value-type="float" office:value="1.06235" calcext:value-type="float">
            <text:p>1.0623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7404" calcext:value-type="float">
            <text:p>0.0217404</text:p>
          </table:table-cell>
          <table:table-cell office:value-type="float" office:value="2.5602" calcext:value-type="float">
            <text:p>2.5602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6115" calcext:value-type="float">
            <text:p>0.16115</text:p>
          </table:table-cell>
          <table:table-cell office:value-type="float" office:value="1.05181" calcext:value-type="float">
            <text:p>1.05181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80539" calcext:value-type="float">
            <text:p>0.0280539</text:p>
          </table:table-cell>
          <table:table-cell office:value-type="float" office:value="2.6206" calcext:value-type="float">
            <text:p>2.6206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64448" calcext:value-type="float">
            <text:p>0.164448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88558" calcext:value-type="float">
            <text:p>0.0488558</text:p>
          </table:table-cell>
          <table:table-cell office:value-type="float" office:value="2.72774" calcext:value-type="float">
            <text:p>2.7277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64776" calcext:value-type="float">
            <text:p>0.164776</text:p>
          </table:table-cell>
          <table:table-cell office:value-type="float" office:value="1.07111" calcext:value-type="float">
            <text:p>1.07111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3222" calcext:value-type="float">
            <text:p>0.0173222</text:p>
          </table:table-cell>
          <table:table-cell office:value-type="float" office:value="2.78859" calcext:value-type="float">
            <text:p>2.78859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65203" calcext:value-type="float">
            <text:p>0.165203</text:p>
          </table:table-cell>
          <table:table-cell office:value-type="float" office:value="1.10492" calcext:value-type="float">
            <text:p>1.1049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151" calcext:value-type="float">
            <text:p>0.023151</text:p>
          </table:table-cell>
          <table:table-cell office:value-type="float" office:value="2.88037" calcext:value-type="float">
            <text:p>2.88037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50927" calcext:value-type="float">
            <text:p>0.150927</text:p>
          </table:table-cell>
          <table:table-cell office:value-type="float" office:value="1.07561" calcext:value-type="float">
            <text:p>1.07561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3317" calcext:value-type="float">
            <text:p>0.0183317</text:p>
          </table:table-cell>
          <table:table-cell office:value-type="float" office:value="2.64834" calcext:value-type="float">
            <text:p>2.64834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19977" calcext:value-type="float">
            <text:p>0.119977</text:p>
          </table:table-cell>
          <table:table-cell office:value-type="float" office:value="1.05026" calcext:value-type="float">
            <text:p>1.05026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029" calcext:value-type="float">
            <text:p>0.016029</text:p>
          </table:table-cell>
          <table:table-cell office:value-type="float" office:value="2.53336" calcext:value-type="float">
            <text:p>2.53336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28106" calcext:value-type="float">
            <text:p>0.128106</text:p>
          </table:table-cell>
          <table:table-cell office:value-type="float" office:value="1.01942" calcext:value-type="float">
            <text:p>1.0194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5778" calcext:value-type="float">
            <text:p>0.0185778</text:p>
          </table:table-cell>
          <table:table-cell office:value-type="float" office:value="2.67648" calcext:value-type="float">
            <text:p>2.67648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26188" calcext:value-type="float">
            <text:p>0.126188</text:p>
          </table:table-cell>
          <table:table-cell office:value-type="float" office:value="1.06175" calcext:value-type="float">
            <text:p>1.06175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96204" calcext:value-type="float">
            <text:p>0.00896204</text:p>
          </table:table-cell>
          <table:table-cell office:value-type="float" office:value="2.7325" calcext:value-type="float">
            <text:p>2.7325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32643" calcext:value-type="float">
            <text:p>0.132643</text:p>
          </table:table-cell>
          <table:table-cell office:value-type="float" office:value="1.01735" calcext:value-type="float">
            <text:p>1.017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965977" calcext:value-type="float">
            <text:p>0.00965977</text:p>
          </table:table-cell>
          <table:table-cell office:value-type="float" office:value="2.75188" calcext:value-type="float">
            <text:p>2.75188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897964" calcext:value-type="float">
            <text:p>0.0897964</text:p>
          </table:table-cell>
          <table:table-cell office:value-type="float" office:value="1.04053" calcext:value-type="float">
            <text:p>1.04053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412938" calcext:value-type="float">
            <text:p>0.00412938</text:p>
          </table:table-cell>
          <table:table-cell office:value-type="float" office:value="2.70836" calcext:value-type="float">
            <text:p>2.70836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952907" calcext:value-type="float">
            <text:p>0.0952907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30806" calcext:value-type="float">
            <text:p>0.0130806</text:p>
          </table:table-cell>
          <table:table-cell office:value-type="float" office:value="2.70129" calcext:value-type="float">
            <text:p>2.70129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8597" calcext:value-type="float">
            <text:p>0.108597</text:p>
          </table:table-cell>
          <table:table-cell office:value-type="float" office:value="1.0977" calcext:value-type="float">
            <text:p>1.097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0843" calcext:value-type="float">
            <text:p>0.0170843</text:p>
          </table:table-cell>
          <table:table-cell office:value-type="float" office:value="2.77619" calcext:value-type="float">
            <text:p>2.7761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719294" calcext:value-type="float">
            <text:p>0.0719294</text:p>
          </table:table-cell>
          <table:table-cell office:value-type="float" office:value="1.05153" calcext:value-type="float">
            <text:p>1.05153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28092" calcext:value-type="float">
            <text:p>0.0128092</text:p>
          </table:table-cell>
          <table:table-cell office:value-type="float" office:value="2.88868" calcext:value-type="float">
            <text:p>2.88868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7493" calcext:value-type="float">
            <text:p>0.10749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60031" calcext:value-type="float">
            <text:p>0.00960031</text:p>
          </table:table-cell>
          <table:table-cell office:value-type="float" office:value="2.66618" calcext:value-type="float">
            <text:p>2.66618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97659" calcext:value-type="float">
            <text:p>0.0797659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</table:table>
      <table:table table:name="I2_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83.28" calcext:value-type="float">
            <text:p>283.28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76.441" calcext:value-type="float">
            <text:p>276.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743" calcext:value-type="float">
            <text:p>2.14743</text:p>
          </table:table-cell>
          <table:table-cell office:value-type="float" office:value="2.13654" calcext:value-type="float">
            <text:p>2.13654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236111" calcext:value-type="float">
            <text:p>0.236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957" calcext:value-type="float">
            <text:p>2.02957</text:p>
          </table:table-cell>
          <table:table-cell office:value-type="float" office:value="1.92887" calcext:value-type="float">
            <text:p>1.92887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737" calcext:value-type="float">
            <text:p>1.62737</text:p>
          </table:table-cell>
          <table:table-cell office:value-type="float" office:value="1.78455" calcext:value-type="float">
            <text:p>1.78455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997" calcext:value-type="float">
            <text:p>1.7997</text:p>
          </table:table-cell>
          <table:table-cell office:value-type="float" office:value="1.75887" calcext:value-type="float">
            <text:p>1.75887</text:p>
          </table:table-cell>
          <table:table-cell office:value-type="float" office:value="0.540909" calcext:value-type="float">
            <text:p>0.540909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2483" calcext:value-type="float">
            <text:p>1.22483</text:p>
          </table:table-cell>
          <table:table-cell office:value-type="float" office:value="1.64031" calcext:value-type="float">
            <text:p>1.64031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0898" calcext:value-type="float">
            <text:p>1.50898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1.53958" calcext:value-type="float">
            <text:p>1.53958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468" calcext:value-type="float">
            <text:p>1.2468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0.75" calcext:value-type="float">
            <text:p>0.75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234" calcext:value-type="float">
            <text:p>0.78234</text:p>
          </table:table-cell>
          <table:table-cell office:value-type="float" office:value="1.83608" calcext:value-type="float">
            <text:p>1.83608</text:p>
          </table:table-cell>
          <table:table-cell office:value-type="float" office:value="0.745455" calcext:value-type="float">
            <text:p>0.745455</text:p>
          </table:table-cell>
          <table:table-cell office:value-type="float" office:value="0.305556" calcext:value-type="float">
            <text:p>0.305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1.19146" calcext:value-type="float">
            <text:p>1.19146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5319" calcext:value-type="float">
            <text:p>0.635319</text:p>
          </table:table-cell>
          <table:table-cell office:value-type="float" office:value="1.39972" calcext:value-type="float">
            <text:p>1.39972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29137" calcext:value-type="float">
            <text:p>0.829137</text:p>
          </table:table-cell>
          <table:table-cell office:value-type="float" office:value="1.05574" calcext:value-type="float">
            <text:p>1.05574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9589" calcext:value-type="float">
            <text:p>0.359589</text:p>
          </table:table-cell>
          <table:table-cell office:value-type="float" office:value="1.53246" calcext:value-type="float">
            <text:p>1.53246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46402" calcext:value-type="float">
            <text:p>0.646402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0903" calcext:value-type="float">
            <text:p>0.360903</text:p>
          </table:table-cell>
          <table:table-cell office:value-type="float" office:value="1.69271" calcext:value-type="float">
            <text:p>1.69271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12762" calcext:value-type="float">
            <text:p>0.512762</text:p>
          </table:table-cell>
          <table:table-cell office:value-type="float" office:value="0.848012" calcext:value-type="float">
            <text:p>0.848012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4121" calcext:value-type="float">
            <text:p>0.214121</text:p>
          </table:table-cell>
          <table:table-cell office:value-type="float" office:value="1.52124" calcext:value-type="float">
            <text:p>1.5212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66259" calcext:value-type="float">
            <text:p>0.466259</text:p>
          </table:table-cell>
          <table:table-cell office:value-type="float" office:value="0.725091" calcext:value-type="float">
            <text:p>0.725091</text:p>
          </table:table-cell>
          <table:table-cell office:value-type="float" office:value="0.95" calcext:value-type="float">
            <text:p>0.9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3738" calcext:value-type="float">
            <text:p>0.173738</text:p>
          </table:table-cell>
          <table:table-cell office:value-type="float" office:value="1.69139" calcext:value-type="float">
            <text:p>1.6913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5924" calcext:value-type="float">
            <text:p>0.35924</text:p>
          </table:table-cell>
          <table:table-cell office:value-type="float" office:value="0.756448" calcext:value-type="float">
            <text:p>0.75644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4211" calcext:value-type="float">
            <text:p>0.124211</text:p>
          </table:table-cell>
          <table:table-cell office:value-type="float" office:value="1.42434" calcext:value-type="float">
            <text:p>1.4243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05926" calcext:value-type="float">
            <text:p>0.305926</text:p>
          </table:table-cell>
          <table:table-cell office:value-type="float" office:value="0.693479" calcext:value-type="float">
            <text:p>0.69347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657" calcext:value-type="float">
            <text:p>0.117657</text:p>
          </table:table-cell>
          <table:table-cell office:value-type="float" office:value="1.64943" calcext:value-type="float">
            <text:p>1.6494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48763" calcext:value-type="float">
            <text:p>0.248763</text:p>
          </table:table-cell>
          <table:table-cell office:value-type="float" office:value="0.700642" calcext:value-type="float">
            <text:p>0.70064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73482" calcext:value-type="float">
            <text:p>0.0973482</text:p>
          </table:table-cell>
          <table:table-cell office:value-type="float" office:value="1.80372" calcext:value-type="float">
            <text:p>1.8037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7497" calcext:value-type="float">
            <text:p>0.237497</text:p>
          </table:table-cell>
          <table:table-cell office:value-type="float" office:value="0.577155" calcext:value-type="float">
            <text:p>0.577155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395" calcext:value-type="float">
            <text:p>0.103395</text:p>
          </table:table-cell>
          <table:table-cell office:value-type="float" office:value="1.63683" calcext:value-type="float">
            <text:p>1.6368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88053" calcext:value-type="float">
            <text:p>0.188053</text:p>
          </table:table-cell>
          <table:table-cell office:value-type="float" office:value="0.658607" calcext:value-type="float">
            <text:p>0.6586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19626" calcext:value-type="float">
            <text:p>0.0819626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1858" calcext:value-type="float">
            <text:p>0.161858</text:p>
          </table:table-cell>
          <table:table-cell office:value-type="float" office:value="0.487734" calcext:value-type="float">
            <text:p>0.48773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0317" calcext:value-type="float">
            <text:p>0.050317</text:p>
          </table:table-cell>
          <table:table-cell office:value-type="float" office:value="1.48117" calcext:value-type="float">
            <text:p>1.481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38883" calcext:value-type="float">
            <text:p>0.138883</text:p>
          </table:table-cell>
          <table:table-cell office:value-type="float" office:value="0.594738" calcext:value-type="float">
            <text:p>0.59473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25147" calcext:value-type="float">
            <text:p>0.0525147</text:p>
          </table:table-cell>
          <table:table-cell office:value-type="float" office:value="1.60765" calcext:value-type="float">
            <text:p>1.6076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22242" calcext:value-type="float">
            <text:p>0.122242</text:p>
          </table:table-cell>
          <table:table-cell office:value-type="float" office:value="0.57012" calcext:value-type="float">
            <text:p>0.5701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68326" calcext:value-type="float">
            <text:p>0.0368326</text:p>
          </table:table-cell>
          <table:table-cell office:value-type="float" office:value="1.7921" calcext:value-type="float">
            <text:p>1.7921</text:p>
          </table:table-cell>
          <table:table-cell office:value-type="float" office:value="1" calcext:value-type="float">
            <text:p>1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17834" calcext:value-type="float">
            <text:p>0.117834</text:p>
          </table:table-cell>
          <table:table-cell office:value-type="float" office:value="0.548577" calcext:value-type="float">
            <text:p>0.54857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2258" calcext:value-type="float">
            <text:p>0.0242258</text:p>
          </table:table-cell>
          <table:table-cell office:value-type="float" office:value="1.82363" calcext:value-type="float">
            <text:p>1.82363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1505" calcext:value-type="float">
            <text:p>0.101505</text:p>
          </table:table-cell>
          <table:table-cell office:value-type="float" office:value="0.584152" calcext:value-type="float">
            <text:p>0.58415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96" calcext:value-type="float">
            <text:p>0.027996</text:p>
          </table:table-cell>
          <table:table-cell office:value-type="float" office:value="1.5075" calcext:value-type="float">
            <text:p>1.50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867833" calcext:value-type="float">
            <text:p>0.0867833</text:p>
          </table:table-cell>
          <table:table-cell office:value-type="float" office:value="0.604647" calcext:value-type="float">
            <text:p>0.60464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04687" calcext:value-type="float">
            <text:p>0.0304687</text:p>
          </table:table-cell>
          <table:table-cell office:value-type="float" office:value="1.9304" calcext:value-type="float">
            <text:p>1.930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36287" calcext:value-type="float">
            <text:p>0.0836287</text:p>
          </table:table-cell>
          <table:table-cell office:value-type="float" office:value="0.481394" calcext:value-type="float">
            <text:p>0.48139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49723" calcext:value-type="float">
            <text:p>0.0349723</text:p>
          </table:table-cell>
          <table:table-cell office:value-type="float" office:value="1.71128" calcext:value-type="float">
            <text:p>1.7112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751951" calcext:value-type="float">
            <text:p>0.0751951</text:p>
          </table:table-cell>
          <table:table-cell office:value-type="float" office:value="0.541624" calcext:value-type="float">
            <text:p>0.54162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7828" calcext:value-type="float">
            <text:p>0.0177828</text:p>
          </table:table-cell>
          <table:table-cell office:value-type="float" office:value="1.50866" calcext:value-type="float">
            <text:p>1.50866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651213" calcext:value-type="float">
            <text:p>0.0651213</text:p>
          </table:table-cell>
          <table:table-cell office:value-type="float" office:value="0.553998" calcext:value-type="float">
            <text:p>0.55399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676" calcext:value-type="float">
            <text:p>0.0155676</text:p>
          </table:table-cell>
          <table:table-cell office:value-type="float" office:value="1.68865" calcext:value-type="float">
            <text:p>1.68865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68435" calcext:value-type="float">
            <text:p>0.0668435</text:p>
          </table:table-cell>
          <table:table-cell office:value-type="float" office:value="0.600842" calcext:value-type="float">
            <text:p>0.60084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6039" calcext:value-type="float">
            <text:p>0.0226039</text:p>
          </table:table-cell>
          <table:table-cell office:value-type="float" office:value="2.00191" calcext:value-type="float">
            <text:p>2.00191</text:p>
          </table:table-cell>
          <table:table-cell office:value-type="float" office:value="1" calcext:value-type="float">
            <text:p>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69175" calcext:value-type="float">
            <text:p>0.0569175</text:p>
          </table:table-cell>
          <table:table-cell office:value-type="float" office:value="0.526421" calcext:value-type="float">
            <text:p>0.52642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0802" calcext:value-type="float">
            <text:p>0.0140802</text:p>
          </table:table-cell>
          <table:table-cell office:value-type="float" office:value="2.0588" calcext:value-type="float">
            <text:p>2.0588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497882" calcext:value-type="float">
            <text:p>0.0497882</text:p>
          </table:table-cell>
          <table:table-cell office:value-type="float" office:value="0.520019" calcext:value-type="float">
            <text:p>0.520019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48699" calcext:value-type="float">
            <text:p>0.0248699</text:p>
          </table:table-cell>
          <table:table-cell office:value-type="float" office:value="1.49511" calcext:value-type="float">
            <text:p>1.495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44475" calcext:value-type="float">
            <text:p>0.0444475</text:p>
          </table:table-cell>
          <table:table-cell office:value-type="float" office:value="0.532534" calcext:value-type="float">
            <text:p>0.532534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2262" calcext:value-type="float">
            <text:p>0.0152262</text:p>
          </table:table-cell>
          <table:table-cell office:value-type="float" office:value="2.00495" calcext:value-type="float">
            <text:p>2.00495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406707" calcext:value-type="float">
            <text:p>0.0406707</text:p>
          </table:table-cell>
          <table:table-cell office:value-type="float" office:value="0.619202" calcext:value-type="float">
            <text:p>0.61920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1863" calcext:value-type="float">
            <text:p>0.0161863</text:p>
          </table:table-cell>
          <table:table-cell office:value-type="float" office:value="1.78261" calcext:value-type="float">
            <text:p>1.7826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442023" calcext:value-type="float">
            <text:p>0.0442023</text:p>
          </table:table-cell>
          <table:table-cell office:value-type="float" office:value="0.451433" calcext:value-type="float">
            <text:p>0.45143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6952" calcext:value-type="float">
            <text:p>0.0236952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6293" calcext:value-type="float">
            <text:p>0.0336293</text:p>
          </table:table-cell>
          <table:table-cell office:value-type="float" office:value="0.554249" calcext:value-type="float">
            <text:p>0.55424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7514" calcext:value-type="float">
            <text:p>0.0227514</text:p>
          </table:table-cell>
          <table:table-cell office:value-type="float" office:value="1.7908" calcext:value-type="float">
            <text:p>1.7908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32996" calcext:value-type="float">
            <text:p>0.0332996</text:p>
          </table:table-cell>
          <table:table-cell office:value-type="float" office:value="0.593441" calcext:value-type="float">
            <text:p>0.59344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27625" calcext:value-type="float">
            <text:p>0.0227625</text:p>
          </table:table-cell>
          <table:table-cell office:value-type="float" office:value="1.61099" calcext:value-type="float">
            <text:p>1.61099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39008" calcext:value-type="float">
            <text:p>0.0339008</text:p>
          </table:table-cell>
          <table:table-cell office:value-type="float" office:value="0.612828" calcext:value-type="float">
            <text:p>0.61282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8225" calcext:value-type="float">
            <text:p>0.0138225</text:p>
          </table:table-cell>
          <table:table-cell office:value-type="float" office:value="1.88271" calcext:value-type="float">
            <text:p>1.88271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91498" calcext:value-type="float">
            <text:p>0.0291498</text:p>
          </table:table-cell>
          <table:table-cell office:value-type="float" office:value="0.502713" calcext:value-type="float">
            <text:p>0.50271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0048" calcext:value-type="float">
            <text:p>0.0110048</text:p>
          </table:table-cell>
          <table:table-cell office:value-type="float" office:value="1.86417" calcext:value-type="float">
            <text:p>1.86417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233699" calcext:value-type="float">
            <text:p>0.0233699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1" calcext:value-type="float">
            <text:p>1</text:p>
          </table:table-cell>
          <table:table-cell office:value-type="float" office:value="0.861111" calcext:value-type="float">
            <text:p>0.861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5003" calcext:value-type="float">
            <text:p>0.00955003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271605" calcext:value-type="float">
            <text:p>0.0271605</text:p>
          </table:table-cell>
          <table:table-cell office:value-type="float" office:value="0.601697" calcext:value-type="float">
            <text:p>0.60169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877497" calcext:value-type="float">
            <text:p>0.00877497</text:p>
          </table:table-cell>
          <table:table-cell office:value-type="float" office:value="1.93908" calcext:value-type="float">
            <text:p>1.93908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212403" calcext:value-type="float">
            <text:p>0.0212403</text:p>
          </table:table-cell>
          <table:table-cell office:value-type="float" office:value="0.559687" calcext:value-type="float">
            <text:p>0.559687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939326" calcext:value-type="float">
            <text:p>0.00939326</text:p>
          </table:table-cell>
          <table:table-cell office:value-type="float" office:value="1.45782" calcext:value-type="float">
            <text:p>1.45782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58705" calcext:value-type="float">
            <text:p>0.0258705</text:p>
          </table:table-cell>
          <table:table-cell office:value-type="float" office:value="0.534838" calcext:value-type="float">
            <text:p>0.534838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802844" calcext:value-type="float">
            <text:p>0.00802844</text:p>
          </table:table-cell>
          <table:table-cell office:value-type="float" office:value="1.65526" calcext:value-type="float">
            <text:p>1.65526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247304" calcext:value-type="float">
            <text:p>0.0247304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16446" calcext:value-type="float">
            <text:p>0.0116446</text:p>
          </table:table-cell>
          <table:table-cell office:value-type="float" office:value="2.00702" calcext:value-type="float">
            <text:p>2.0070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22019" calcext:value-type="float">
            <text:p>0.022019</text:p>
          </table:table-cell>
          <table:table-cell office:value-type="float" office:value="0.548481" calcext:value-type="float">
            <text:p>0.54848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23326" calcext:value-type="float">
            <text:p>0.00623326</text:p>
          </table:table-cell>
          <table:table-cell office:value-type="float" office:value="2.44545" calcext:value-type="float">
            <text:p>2.44545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42331" calcext:value-type="float">
            <text:p>0.0242331</text:p>
          </table:table-cell>
          <table:table-cell office:value-type="float" office:value="0.514869" calcext:value-type="float">
            <text:p>0.514869</text:p>
          </table:table-cell>
          <table:table-cell office:value-type="float" office:value="1" calcext:value-type="float">
            <text:p>1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737045" calcext:value-type="float">
            <text:p>0.00737045</text:p>
          </table:table-cell>
          <table:table-cell office:value-type="float" office:value="1.78072" calcext:value-type="float">
            <text:p>1.78072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81678" calcext:value-type="float">
            <text:p>0.0181678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489269" calcext:value-type="float">
            <text:p>0.00489269</text:p>
          </table:table-cell>
          <table:table-cell office:value-type="float" office:value="1.84866" calcext:value-type="float">
            <text:p>1.84866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97697" calcext:value-type="float">
            <text:p>0.0197697</text:p>
          </table:table-cell>
          <table:table-cell office:value-type="float" office:value="0.609331" calcext:value-type="float">
            <text:p>0.609331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42419" calcext:value-type="float">
            <text:p>0.0142419</text:p>
          </table:table-cell>
          <table:table-cell office:value-type="float" office:value="1.86831" calcext:value-type="float">
            <text:p>1.86831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43833" calcext:value-type="float">
            <text:p>0.0143833</text:p>
          </table:table-cell>
          <table:table-cell office:value-type="float" office:value="0.521154" calcext:value-type="float">
            <text:p>0.52115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03135" calcext:value-type="float">
            <text:p>0.0103135</text:p>
          </table:table-cell>
          <table:table-cell office:value-type="float" office:value="1.55324" calcext:value-type="float">
            <text:p>1.55324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80305" calcext:value-type="float">
            <text:p>0.0180305</text:p>
          </table:table-cell>
          <table:table-cell office:value-type="float" office:value="0.588935" calcext:value-type="float">
            <text:p>0.588935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2438" calcext:value-type="float">
            <text:p>0.0122438</text:p>
          </table:table-cell>
          <table:table-cell office:value-type="float" office:value="1.98578" calcext:value-type="float">
            <text:p>1.9857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8739" calcext:value-type="float">
            <text:p>0.018739</text:p>
          </table:table-cell>
          <table:table-cell office:value-type="float" office:value="0.529671" calcext:value-type="float">
            <text:p>0.5296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8058" calcext:value-type="float">
            <text:p>0.028058</text:p>
          </table:table-cell>
          <table:table-cell office:value-type="float" office:value="1.85317" calcext:value-type="float">
            <text:p>1.85317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70623" calcext:value-type="float">
            <text:p>0.0170623</text:p>
          </table:table-cell>
          <table:table-cell office:value-type="float" office:value="0.486967" calcext:value-type="float">
            <text:p>0.48696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65904" calcext:value-type="float">
            <text:p>0.0365904</text:p>
          </table:table-cell>
          <table:table-cell office:value-type="float" office:value="2.08663" calcext:value-type="float">
            <text:p>2.0866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56748" calcext:value-type="float">
            <text:p>0.5674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47242" calcext:value-type="float">
            <text:p>0.0647242</text:p>
          </table:table-cell>
          <table:table-cell office:value-type="float" office:value="1.8392" calcext:value-type="float">
            <text:p>1.839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40084" calcext:value-type="float">
            <text:p>0.0140084</text:p>
          </table:table-cell>
          <table:table-cell office:value-type="float" office:value="0.541915" calcext:value-type="float">
            <text:p>0.54191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46175" calcext:value-type="float">
            <text:p>0.0746175</text:p>
          </table:table-cell>
          <table:table-cell office:value-type="float" office:value="2.59202" calcext:value-type="float">
            <text:p>2.5920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72161" calcext:value-type="float">
            <text:p>0.0172161</text:p>
          </table:table-cell>
          <table:table-cell office:value-type="float" office:value="0.441405" calcext:value-type="float">
            <text:p>0.441405</text:p>
          </table:table-cell>
          <table:table-cell office:value-type="float" office:value="1" calcext:value-type="float">
            <text:p>1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2.07205" calcext:value-type="float">
            <text:p>2.07205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12039" calcext:value-type="float">
            <text:p>0.0112039</text:p>
          </table:table-cell>
          <table:table-cell office:value-type="float" office:value="0.499326" calcext:value-type="float">
            <text:p>0.49932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310.553" calcext:value-type="float">
            <text:p>310.55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300.741" calcext:value-type="float">
            <text:p>300.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7949" calcext:value-type="float">
            <text:p>2.27949</text:p>
          </table:table-cell>
          <table:table-cell office:value-type="float" office:value="2.22805" calcext:value-type="float">
            <text:p>2.228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6957" calcext:value-type="float">
            <text:p>2.06957</text:p>
          </table:table-cell>
          <table:table-cell office:value-type="float" office:value="2.02966" calcext:value-type="float">
            <text:p>2.02966</text:p>
          </table:table-cell>
          <table:table-cell office:value-type="float" office:value="0.2" calcext:value-type="float">
            <text:p>0.2</text:p>
          </table:table-cell>
          <table:table-cell office:value-type="float" office:value="0.304545" calcext:value-type="float">
            <text:p>0.304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711" calcext:value-type="float">
            <text:p>1.63711</text:p>
          </table:table-cell>
          <table:table-cell office:value-type="float" office:value="2.09681" calcext:value-type="float">
            <text:p>2.09681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648" calcext:value-type="float">
            <text:p>1.95648</text:p>
          </table:table-cell>
          <table:table-cell office:value-type="float" office:value="1.98656" calcext:value-type="float">
            <text:p>1.98656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263" calcext:value-type="float">
            <text:p>1.39263</text:p>
          </table:table-cell>
          <table:table-cell office:value-type="float" office:value="2.02442" calcext:value-type="float">
            <text:p>2.02442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4418" calcext:value-type="float">
            <text:p>1.84418</text:p>
          </table:table-cell>
          <table:table-cell office:value-type="float" office:value="1.92614" calcext:value-type="float">
            <text:p>1.92614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95455" calcext:value-type="float">
            <text:p>0.39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6162" calcext:value-type="float">
            <text:p>0.996162</text:p>
          </table:table-cell>
          <table:table-cell office:value-type="float" office:value="2.01243" calcext:value-type="float">
            <text:p>2.01243</text:p>
          </table:table-cell>
          <table:table-cell office:value-type="float" office:value="0.7" calcext:value-type="float">
            <text:p>0.7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6073" calcext:value-type="float">
            <text:p>1.76073</text:p>
          </table:table-cell>
          <table:table-cell office:value-type="float" office:value="1.86257" calcext:value-type="float">
            <text:p>1.86257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0058" calcext:value-type="float">
            <text:p>0.730058</text:p>
          </table:table-cell>
          <table:table-cell office:value-type="float" office:value="1.96225" calcext:value-type="float">
            <text:p>1.96225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1833" calcext:value-type="float">
            <text:p>1.61833</text:p>
          </table:table-cell>
          <table:table-cell office:value-type="float" office:value="1.79855" calcext:value-type="float">
            <text:p>1.79855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6341" calcext:value-type="float">
            <text:p>0.596341</text:p>
          </table:table-cell>
          <table:table-cell office:value-type="float" office:value="2.04132" calcext:value-type="float">
            <text:p>2.0413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46424" calcext:value-type="float">
            <text:p>1.46424</text:p>
          </table:table-cell>
          <table:table-cell office:value-type="float" office:value="1.7113" calcext:value-type="float">
            <text:p>1.711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0749" calcext:value-type="float">
            <text:p>0.380749</text:p>
          </table:table-cell>
          <table:table-cell office:value-type="float" office:value="2.09765" calcext:value-type="float">
            <text:p>2.097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2292" calcext:value-type="float">
            <text:p>1.32292</text:p>
          </table:table-cell>
          <table:table-cell office:value-type="float" office:value="1.62822" calcext:value-type="float">
            <text:p>1.6282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5159" calcext:value-type="float">
            <text:p>0.315159</text:p>
          </table:table-cell>
          <table:table-cell office:value-type="float" office:value="1.97703" calcext:value-type="float">
            <text:p>1.9770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15322" calcext:value-type="float">
            <text:p>1.15322</text:p>
          </table:table-cell>
          <table:table-cell office:value-type="float" office:value="1.55777" calcext:value-type="float">
            <text:p>1.5577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3396" calcext:value-type="float">
            <text:p>0.233396</text:p>
          </table:table-cell>
          <table:table-cell office:value-type="float" office:value="2.11987" calcext:value-type="float">
            <text:p>2.1198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05763" calcext:value-type="float">
            <text:p>1.05763</text:p>
          </table:table-cell>
          <table:table-cell office:value-type="float" office:value="1.51212" calcext:value-type="float">
            <text:p>1.5121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122" calcext:value-type="float">
            <text:p>0.161122</text:p>
          </table:table-cell>
          <table:table-cell office:value-type="float" office:value="2.20545" calcext:value-type="float">
            <text:p>2.2054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8145" calcext:value-type="float">
            <text:p>0.898145</text:p>
          </table:table-cell>
          <table:table-cell office:value-type="float" office:value="1.44999" calcext:value-type="float">
            <text:p>1.4499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9334" calcext:value-type="float">
            <text:p>0.169334</text:p>
          </table:table-cell>
          <table:table-cell office:value-type="float" office:value="2.2818" calcext:value-type="float">
            <text:p>2.2818</text:p>
          </table:table-cell>
          <table:table-cell office:value-type="float" office:value="0.975" calcext:value-type="float">
            <text:p>0.975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716" calcext:value-type="float">
            <text:p>0.7716</text:p>
          </table:table-cell>
          <table:table-cell office:value-type="float" office:value="1.37027" calcext:value-type="float">
            <text:p>1.3702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3322" calcext:value-type="float">
            <text:p>0.103322</text:p>
          </table:table-cell>
          <table:table-cell office:value-type="float" office:value="2.26191" calcext:value-type="float">
            <text:p>2.26191</text:p>
          </table:table-cell>
          <table:table-cell office:value-type="float" office:value="1" calcext:value-type="float">
            <text:p>1</text:p>
          </table:table-cell>
          <table:table-cell office:value-type="float" office:value="0.272727" calcext:value-type="float">
            <text:p>0.2727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78618" calcext:value-type="float">
            <text:p>0.678618</text:p>
          </table:table-cell>
          <table:table-cell office:value-type="float" office:value="1.34526" calcext:value-type="float">
            <text:p>1.3452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19489" calcext:value-type="float">
            <text:p>0.0719489</text:p>
          </table:table-cell>
          <table:table-cell office:value-type="float" office:value="2.09625" calcext:value-type="float">
            <text:p>2.09625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103" calcext:value-type="float">
            <text:p>0.570103</text:p>
          </table:table-cell>
          <table:table-cell office:value-type="float" office:value="1.27703" calcext:value-type="float">
            <text:p>1.277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61087" calcext:value-type="float">
            <text:p>0.0761087</text:p>
          </table:table-cell>
          <table:table-cell office:value-type="float" office:value="2.12421" calcext:value-type="float">
            <text:p>2.1242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01172" calcext:value-type="float">
            <text:p>0.501172</text:p>
          </table:table-cell>
          <table:table-cell office:value-type="float" office:value="1.24425" calcext:value-type="float">
            <text:p>1.2442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1773" calcext:value-type="float">
            <text:p>0.0381773</text:p>
          </table:table-cell>
          <table:table-cell office:value-type="float" office:value="2.27541" calcext:value-type="float">
            <text:p>2.27541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24973" calcext:value-type="float">
            <text:p>0.424973</text:p>
          </table:table-cell>
          <table:table-cell office:value-type="float" office:value="1.22725" calcext:value-type="float">
            <text:p>1.2272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80849" calcext:value-type="float">
            <text:p>0.0580849</text:p>
          </table:table-cell>
          <table:table-cell office:value-type="float" office:value="2.31054" calcext:value-type="float">
            <text:p>2.3105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32591" calcext:value-type="float">
            <text:p>0.332591</text:p>
          </table:table-cell>
          <table:table-cell office:value-type="float" office:value="1.20237" calcext:value-type="float">
            <text:p>1.20237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26117" calcext:value-type="float">
            <text:p>0.0626117</text:p>
          </table:table-cell>
          <table:table-cell office:value-type="float" office:value="2.17909" calcext:value-type="float">
            <text:p>2.1790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5983" calcext:value-type="float">
            <text:p>0.325983</text:p>
          </table:table-cell>
          <table:table-cell office:value-type="float" office:value="1.18933" calcext:value-type="float">
            <text:p>1.18933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54077" calcext:value-type="float">
            <text:p>0.0354077</text:p>
          </table:table-cell>
          <table:table-cell office:value-type="float" office:value="2.29637" calcext:value-type="float">
            <text:p>2.2963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0413" calcext:value-type="float">
            <text:p>0.280413</text:p>
          </table:table-cell>
          <table:table-cell office:value-type="float" office:value="1.14187" calcext:value-type="float">
            <text:p>1.14187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20596" calcext:value-type="float">
            <text:p>0.0520596</text:p>
          </table:table-cell>
          <table:table-cell office:value-type="float" office:value="2.31986" calcext:value-type="float">
            <text:p>2.3198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22655" calcext:value-type="float">
            <text:p>0.222655</text:p>
          </table:table-cell>
          <table:table-cell office:value-type="float" office:value="1.15831" calcext:value-type="float">
            <text:p>1.1583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634" calcext:value-type="float">
            <text:p>0.0264634</text:p>
          </table:table-cell>
          <table:table-cell office:value-type="float" office:value="2.36516" calcext:value-type="float">
            <text:p>2.36516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0741" calcext:value-type="float">
            <text:p>0.250741</text:p>
          </table:table-cell>
          <table:table-cell office:value-type="float" office:value="1.14326" calcext:value-type="float">
            <text:p>1.14326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5774" calcext:value-type="float">
            <text:p>0.035774</text:p>
          </table:table-cell>
          <table:table-cell office:value-type="float" office:value="2.27289" calcext:value-type="float">
            <text:p>2.27289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88365" calcext:value-type="float">
            <text:p>0.188365</text:p>
          </table:table-cell>
          <table:table-cell office:value-type="float" office:value="1.08428" calcext:value-type="float">
            <text:p>1.08428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38798" calcext:value-type="float">
            <text:p>0.0238798</text:p>
          </table:table-cell>
          <table:table-cell office:value-type="float" office:value="2.32329" calcext:value-type="float">
            <text:p>2.32329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0089" calcext:value-type="float">
            <text:p>0.200089</text:p>
          </table:table-cell>
          <table:table-cell office:value-type="float" office:value="1.11035" calcext:value-type="float">
            <text:p>1.11035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56082" calcext:value-type="float">
            <text:p>0.0256082</text:p>
          </table:table-cell>
          <table:table-cell office:value-type="float" office:value="2.27999" calcext:value-type="float">
            <text:p>2.2799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61208" calcext:value-type="float">
            <text:p>0.161208</text:p>
          </table:table-cell>
          <table:table-cell office:value-type="float" office:value="1.12387" calcext:value-type="float">
            <text:p>1.12387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27405" calcext:value-type="float">
            <text:p>0.0227405</text:p>
          </table:table-cell>
          <table:table-cell office:value-type="float" office:value="2.32093" calcext:value-type="float">
            <text:p>2.32093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28805" calcext:value-type="float">
            <text:p>0.128805</text:p>
          </table:table-cell>
          <table:table-cell office:value-type="float" office:value="1.14464" calcext:value-type="float">
            <text:p>1.14464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0491" calcext:value-type="float">
            <text:p>0.0160491</text:p>
          </table:table-cell>
          <table:table-cell office:value-type="float" office:value="2.30699" calcext:value-type="float">
            <text:p>2.30699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24449" calcext:value-type="float">
            <text:p>0.124449</text:p>
          </table:table-cell>
          <table:table-cell office:value-type="float" office:value="1.06202" calcext:value-type="float">
            <text:p>1.06202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55092" calcext:value-type="float">
            <text:p>0.0255092</text:p>
          </table:table-cell>
          <table:table-cell office:value-type="float" office:value="2.13447" calcext:value-type="float">
            <text:p>2.13447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95315" calcext:value-type="float">
            <text:p>0.095315</text:p>
          </table:table-cell>
          <table:table-cell office:value-type="float" office:value="1.04253" calcext:value-type="float">
            <text:p>1.04253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2284" calcext:value-type="float">
            <text:p>0.0142284</text:p>
          </table:table-cell>
          <table:table-cell office:value-type="float" office:value="2.48462" calcext:value-type="float">
            <text:p>2.48462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25573" calcext:value-type="float">
            <text:p>0.125573</text:p>
          </table:table-cell>
          <table:table-cell office:value-type="float" office:value="1.07294" calcext:value-type="float">
            <text:p>1.07294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5755" calcext:value-type="float">
            <text:p>0.0145755</text:p>
          </table:table-cell>
          <table:table-cell office:value-type="float" office:value="2.29608" calcext:value-type="float">
            <text:p>2.29608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992" calcext:value-type="float">
            <text:p>0.100992</text:p>
          </table:table-cell>
          <table:table-cell office:value-type="float" office:value="1.04389" calcext:value-type="float">
            <text:p>1.04389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32282" calcext:value-type="float">
            <text:p>0.0132282</text:p>
          </table:table-cell>
          <table:table-cell office:value-type="float" office:value="2.37041" calcext:value-type="float">
            <text:p>2.37041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979191" calcext:value-type="float">
            <text:p>0.0979191</text:p>
          </table:table-cell>
          <table:table-cell office:value-type="float" office:value="1.06324" calcext:value-type="float">
            <text:p>1.06324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57" calcext:value-type="float">
            <text:p>0.027057</text:p>
          </table:table-cell>
          <table:table-cell office:value-type="float" office:value="2.56733" calcext:value-type="float">
            <text:p>2.56733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818181" calcext:value-type="float">
            <text:p>0.0818181</text:p>
          </table:table-cell>
          <table:table-cell office:value-type="float" office:value="1.05746" calcext:value-type="float">
            <text:p>1.057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64567" calcext:value-type="float">
            <text:p>0.0164567</text:p>
          </table:table-cell>
          <table:table-cell office:value-type="float" office:value="2.52757" calcext:value-type="float">
            <text:p>2.5275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786755" calcext:value-type="float">
            <text:p>0.0786755</text:p>
          </table:table-cell>
          <table:table-cell office:value-type="float" office:value="1.06726" calcext:value-type="float">
            <text:p>1.06726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47924" calcext:value-type="float">
            <text:p>0.0147924</text:p>
          </table:table-cell>
          <table:table-cell office:value-type="float" office:value="2.49626" calcext:value-type="float">
            <text:p>2.49626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670542" calcext:value-type="float">
            <text:p>0.0670542</text:p>
          </table:table-cell>
          <table:table-cell office:value-type="float" office:value="1.08147" calcext:value-type="float">
            <text:p>1.08147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49986" calcext:value-type="float">
            <text:p>0.00749986</text:p>
          </table:table-cell>
          <table:table-cell office:value-type="float" office:value="2.50803" calcext:value-type="float">
            <text:p>2.50803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845897" calcext:value-type="float">
            <text:p>0.0845897</text:p>
          </table:table-cell>
          <table:table-cell office:value-type="float" office:value="1.0902" calcext:value-type="float">
            <text:p>1.090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7746" calcext:value-type="float">
            <text:p>0.0117746</text:p>
          </table:table-cell>
          <table:table-cell office:value-type="float" office:value="2.4957" calcext:value-type="float">
            <text:p>2.4957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776493" calcext:value-type="float">
            <text:p>0.0776493</text:p>
          </table:table-cell>
          <table:table-cell office:value-type="float" office:value="1.04545" calcext:value-type="float">
            <text:p>1.0454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32288" calcext:value-type="float">
            <text:p>0.0232288</text:p>
          </table:table-cell>
          <table:table-cell office:value-type="float" office:value="2.55224" calcext:value-type="float">
            <text:p>2.5522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57123" calcext:value-type="float">
            <text:p>0.057123</text:p>
          </table:table-cell>
          <table:table-cell office:value-type="float" office:value="1.05605" calcext:value-type="float">
            <text:p>1.05605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1029" calcext:value-type="float">
            <text:p>0.0201029</text:p>
          </table:table-cell>
          <table:table-cell office:value-type="float" office:value="2.47209" calcext:value-type="float">
            <text:p>2.47209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556919" calcext:value-type="float">
            <text:p>0.0556919</text:p>
          </table:table-cell>
          <table:table-cell office:value-type="float" office:value="1.08673" calcext:value-type="float">
            <text:p>1.08673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0301" calcext:value-type="float">
            <text:p>0.0120301</text:p>
          </table:table-cell>
          <table:table-cell office:value-type="float" office:value="2.35301" calcext:value-type="float">
            <text:p>2.35301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76749" calcext:value-type="float">
            <text:p>0.0476749</text:p>
          </table:table-cell>
          <table:table-cell office:value-type="float" office:value="1.00608" calcext:value-type="float">
            <text:p>1.0060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593503" calcext:value-type="float">
            <text:p>0.00593503</text:p>
          </table:table-cell>
          <table:table-cell office:value-type="float" office:value="2.48294" calcext:value-type="float">
            <text:p>2.4829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469372" calcext:value-type="float">
            <text:p>0.0469372</text:p>
          </table:table-cell>
          <table:table-cell office:value-type="float" office:value="0.993948" calcext:value-type="float">
            <text:p>0.993948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7135" calcext:value-type="float">
            <text:p>0.0167135</text:p>
          </table:table-cell>
          <table:table-cell office:value-type="float" office:value="2.49981" calcext:value-type="float">
            <text:p>2.49981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461797" calcext:value-type="float">
            <text:p>0.0461797</text:p>
          </table:table-cell>
          <table:table-cell office:value-type="float" office:value="1.03986" calcext:value-type="float">
            <text:p>1.03986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9498" calcext:value-type="float">
            <text:p>0.0239498</text:p>
          </table:table-cell>
          <table:table-cell office:value-type="float" office:value="2.42755" calcext:value-type="float">
            <text:p>2.42755</text:p>
          </table:table-cell>
          <table:table-cell office:value-type="float" office:value="1" calcext:value-type="float">
            <text:p>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83151" calcext:value-type="float">
            <text:p>0.0383151</text:p>
          </table:table-cell>
          <table:table-cell office:value-type="float" office:value="1.03603" calcext:value-type="float">
            <text:p>1.03603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5024" calcext:value-type="float">
            <text:p>0.0185024</text:p>
          </table:table-cell>
          <table:table-cell office:value-type="float" office:value="2.66203" calcext:value-type="float">
            <text:p>2.66203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511687" calcext:value-type="float">
            <text:p>0.0511687</text:p>
          </table:table-cell>
          <table:table-cell office:value-type="float" office:value="1.03187" calcext:value-type="float">
            <text:p>1.0318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2566" calcext:value-type="float">
            <text:p>0.0182566</text:p>
          </table:table-cell>
          <table:table-cell office:value-type="float" office:value="2.77731" calcext:value-type="float">
            <text:p>2.77731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373424" calcext:value-type="float">
            <text:p>0.0373424</text:p>
          </table:table-cell>
          <table:table-cell office:value-type="float" office:value="1.06437" calcext:value-type="float">
            <text:p>1.06437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52458" calcext:value-type="float">
            <text:p>0.0152458</text:p>
          </table:table-cell>
          <table:table-cell office:value-type="float" office:value="2.73125" calcext:value-type="float">
            <text:p>2.73125</text:p>
          </table:table-cell>
          <table:table-cell office:value-type="float" office:value="1" calcext:value-type="float">
            <text:p>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41806" calcext:value-type="float">
            <text:p>0.041806</text:p>
          </table:table-cell>
          <table:table-cell office:value-type="float" office:value="1.0326" calcext:value-type="float">
            <text:p>1.032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26768" calcext:value-type="float">
            <text:p>0.00526768</text:p>
          </table:table-cell>
          <table:table-cell office:value-type="float" office:value="2.70814" calcext:value-type="float">
            <text:p>2.70814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387532" calcext:value-type="float">
            <text:p>0.0387532</text:p>
          </table:table-cell>
          <table:table-cell office:value-type="float" office:value="1.06236" calcext:value-type="float">
            <text:p>1.0623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68307" calcext:value-type="float">
            <text:p>0.0068307</text:p>
          </table:table-cell>
          <table:table-cell office:value-type="float" office:value="2.84275" calcext:value-type="float">
            <text:p>2.84275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26995" calcext:value-type="float">
            <text:p>0.026995</text:p>
          </table:table-cell>
          <table:table-cell office:value-type="float" office:value="1.04315" calcext:value-type="float">
            <text:p>1.04315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07693" calcext:value-type="float">
            <text:p>0.0107693</text:p>
          </table:table-cell>
          <table:table-cell office:value-type="float" office:value="2.7163" calcext:value-type="float">
            <text:p>2.7163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360434" calcext:value-type="float">
            <text:p>0.0360434</text:p>
          </table:table-cell>
          <table:table-cell office:value-type="float" office:value="1.05481" calcext:value-type="float">
            <text:p>1.0548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12076" calcext:value-type="float">
            <text:p>0.00312076</text:p>
          </table:table-cell>
          <table:table-cell office:value-type="float" office:value="2.7067" calcext:value-type="float">
            <text:p>2.706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393821" calcext:value-type="float">
            <text:p>0.0393821</text:p>
          </table:table-cell>
          <table:table-cell office:value-type="float" office:value="1.04938" calcext:value-type="float">
            <text:p>1.04938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7982" calcext:value-type="float">
            <text:p>0.0177982</text:p>
          </table:table-cell>
          <table:table-cell office:value-type="float" office:value="2.66829" calcext:value-type="float">
            <text:p>2.66829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47495" calcext:value-type="float">
            <text:p>0.0247495</text:p>
          </table:table-cell>
          <table:table-cell office:value-type="float" office:value="1.02492" calcext:value-type="float">
            <text:p>1.0249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810514" calcext:value-type="float">
            <text:p>0.00810514</text:p>
          </table:table-cell>
          <table:table-cell office:value-type="float" office:value="2.72185" calcext:value-type="float">
            <text:p>2.72185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76178" calcext:value-type="float">
            <text:p>0.0276178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19142" calcext:value-type="float">
            <text:p>0.00719142</text:p>
          </table:table-cell>
          <table:table-cell office:value-type="float" office:value="2.79832" calcext:value-type="float">
            <text:p>2.79832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2672" calcext:value-type="float">
            <text:p>0.0312672</text:p>
          </table:table-cell>
          <table:table-cell office:value-type="float" office:value="1.00978" calcext:value-type="float">
            <text:p>1.00978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</table:table>
      <table:table table:name="I2_2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446.085" calcext:value-type="float">
            <text:p>446.085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432.184" calcext:value-type="float">
            <text:p>432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519" calcext:value-type="float">
            <text:p>2.32519</text:p>
          </table:table-cell>
          <table:table-cell office:value-type="float" office:value="2.01143" calcext:value-type="float">
            <text:p>2.01143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1207" calcext:value-type="float">
            <text:p>2.01207</text:p>
          </table:table-cell>
          <table:table-cell office:value-type="float" office:value="1.90409" calcext:value-type="float">
            <text:p>1.90409</text:p>
          </table:table-cell>
          <table:table-cell office:value-type="float" office:value="0.259091" calcext:value-type="float">
            <text:p>0.259091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339" calcext:value-type="float">
            <text:p>1.45339</text:p>
          </table:table-cell>
          <table:table-cell office:value-type="float" office:value="1.90661" calcext:value-type="float">
            <text:p>1.90661</text:p>
          </table:table-cell>
          <table:table-cell office:value-type="float" office:value="0.518182" calcext:value-type="float">
            <text:p>0.518182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1401" calcext:value-type="float">
            <text:p>1.71401</text:p>
          </table:table-cell>
          <table:table-cell office:value-type="float" office:value="1.69431" calcext:value-type="float">
            <text:p>1.69431</text:p>
          </table:table-cell>
          <table:table-cell office:value-type="float" office:value="0.522727" calcext:value-type="float">
            <text:p>0.522727</text:p>
          </table:table-cell>
          <table:table-cell office:value-type="float" office:value="0.486111" calcext:value-type="float">
            <text:p>0.486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462" calcext:value-type="float">
            <text:p>1.13462</text:p>
          </table:table-cell>
          <table:table-cell office:value-type="float" office:value="1.60912" calcext:value-type="float">
            <text:p>1.60912</text:p>
          </table:table-cell>
          <table:table-cell office:value-type="float" office:value="0.604545" calcext:value-type="float">
            <text:p>0.604545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2242" calcext:value-type="float">
            <text:p>1.42242</text:p>
          </table:table-cell>
          <table:table-cell office:value-type="float" office:value="1.42362" calcext:value-type="float">
            <text:p>1.4236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1947" calcext:value-type="float">
            <text:p>0.921947</text:p>
          </table:table-cell>
          <table:table-cell office:value-type="float" office:value="1.66791" calcext:value-type="float">
            <text:p>1.6679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9535" calcext:value-type="float">
            <text:p>1.09535</text:p>
          </table:table-cell>
          <table:table-cell office:value-type="float" office:value="1.26042" calcext:value-type="float">
            <text:p>1.26042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5871" calcext:value-type="float">
            <text:p>0.575871</text:p>
          </table:table-cell>
          <table:table-cell office:value-type="float" office:value="1.57828" calcext:value-type="float">
            <text:p>1.57828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64615" calcext:value-type="float">
            <text:p>0.864615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6857" calcext:value-type="float">
            <text:p>0.426857</text:p>
          </table:table-cell>
          <table:table-cell office:value-type="float" office:value="1.71909" calcext:value-type="float">
            <text:p>1.71909</text:p>
          </table:table-cell>
          <table:table-cell office:value-type="float" office:value="0.877273" calcext:value-type="float">
            <text:p>0.877273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38888" calcext:value-type="float">
            <text:p>0.638888</text:p>
          </table:table-cell>
          <table:table-cell office:value-type="float" office:value="0.923719" calcext:value-type="float">
            <text:p>0.92371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8858" calcext:value-type="float">
            <text:p>0.308858</text:p>
          </table:table-cell>
          <table:table-cell office:value-type="float" office:value="1.29767" calcext:value-type="float">
            <text:p>1.29767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32388" calcext:value-type="float">
            <text:p>0.532388</text:p>
          </table:table-cell>
          <table:table-cell office:value-type="float" office:value="0.868447" calcext:value-type="float">
            <text:p>0.86844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3227" calcext:value-type="float">
            <text:p>0.203227</text:p>
          </table:table-cell>
          <table:table-cell office:value-type="float" office:value="1.50201" calcext:value-type="float">
            <text:p>1.5020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9168" calcext:value-type="float">
            <text:p>0.39168</text:p>
          </table:table-cell>
          <table:table-cell office:value-type="float" office:value="0.759126" calcext:value-type="float">
            <text:p>0.7591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9757" calcext:value-type="float">
            <text:p>0.149757</text:p>
          </table:table-cell>
          <table:table-cell office:value-type="float" office:value="1.37206" calcext:value-type="float">
            <text:p>1.372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01706" calcext:value-type="float">
            <text:p>0.301706</text:p>
          </table:table-cell>
          <table:table-cell office:value-type="float" office:value="0.734182" calcext:value-type="float">
            <text:p>0.73418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9388" calcext:value-type="float">
            <text:p>0.129388</text:p>
          </table:table-cell>
          <table:table-cell office:value-type="float" office:value="1.3277" calcext:value-type="float">
            <text:p>1.327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3434" calcext:value-type="float">
            <text:p>0.243434</text:p>
          </table:table-cell>
          <table:table-cell office:value-type="float" office:value="0.654885" calcext:value-type="float">
            <text:p>0.65488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1721" calcext:value-type="float">
            <text:p>0.111721</text:p>
          </table:table-cell>
          <table:table-cell office:value-type="float" office:value="1.38147" calcext:value-type="float">
            <text:p>1.3814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1997" calcext:value-type="float">
            <text:p>0.211997</text:p>
          </table:table-cell>
          <table:table-cell office:value-type="float" office:value="0.599375" calcext:value-type="float">
            <text:p>0.59937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393" calcext:value-type="float">
            <text:p>0.087393</text:p>
          </table:table-cell>
          <table:table-cell office:value-type="float" office:value="1.48006" calcext:value-type="float">
            <text:p>1.480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75813" calcext:value-type="float">
            <text:p>0.175813</text:p>
          </table:table-cell>
          <table:table-cell office:value-type="float" office:value="0.626125" calcext:value-type="float">
            <text:p>0.62612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8233" calcext:value-type="float">
            <text:p>0.0548233</text:p>
          </table:table-cell>
          <table:table-cell office:value-type="float" office:value="1.36892" calcext:value-type="float">
            <text:p>1.3689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9317" calcext:value-type="float">
            <text:p>0.129317</text:p>
          </table:table-cell>
          <table:table-cell office:value-type="float" office:value="0.656117" calcext:value-type="float">
            <text:p>0.65611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5398" calcext:value-type="float">
            <text:p>0.065398</text:p>
          </table:table-cell>
          <table:table-cell office:value-type="float" office:value="1.31601" calcext:value-type="float">
            <text:p>1.3160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13591" calcext:value-type="float">
            <text:p>0.113591</text:p>
          </table:table-cell>
          <table:table-cell office:value-type="float" office:value="0.7023" calcext:value-type="float">
            <text:p>0.702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10905" calcext:value-type="float">
            <text:p>0.0510905</text:p>
          </table:table-cell>
          <table:table-cell office:value-type="float" office:value="1.68082" calcext:value-type="float">
            <text:p>1.6808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988482" calcext:value-type="float">
            <text:p>0.0988482</text:p>
          </table:table-cell>
          <table:table-cell office:value-type="float" office:value="0.595179" calcext:value-type="float">
            <text:p>0.59517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7818" calcext:value-type="float">
            <text:p>0.0697818</text:p>
          </table:table-cell>
          <table:table-cell office:value-type="float" office:value="1.72301" calcext:value-type="float">
            <text:p>1.7230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60721" calcext:value-type="float">
            <text:p>0.6072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75924" calcext:value-type="float">
            <text:p>0.0375924</text:p>
          </table:table-cell>
          <table:table-cell office:value-type="float" office:value="1.57782" calcext:value-type="float">
            <text:p>1.57782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15389" calcext:value-type="float">
            <text:p>0.0815389</text:p>
          </table:table-cell>
          <table:table-cell office:value-type="float" office:value="0.592758" calcext:value-type="float">
            <text:p>0.59275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95232" calcext:value-type="float">
            <text:p>0.0295232</text:p>
          </table:table-cell>
          <table:table-cell office:value-type="float" office:value="1.45383" calcext:value-type="float">
            <text:p>1.45383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29187" calcext:value-type="float">
            <text:p>0.0629187</text:p>
          </table:table-cell>
          <table:table-cell office:value-type="float" office:value="0.595832" calcext:value-type="float">
            <text:p>0.59583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1.58819" calcext:value-type="float">
            <text:p>1.58819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591993" calcext:value-type="float">
            <text:p>0.0591993</text:p>
          </table:table-cell>
          <table:table-cell office:value-type="float" office:value="0.682896" calcext:value-type="float">
            <text:p>0.68289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6717" calcext:value-type="float">
            <text:p>0.0166717</text:p>
          </table:table-cell>
          <table:table-cell office:value-type="float" office:value="1.60653" calcext:value-type="float">
            <text:p>1.60653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70611" calcext:value-type="float">
            <text:p>0.0570611</text:p>
          </table:table-cell>
          <table:table-cell office:value-type="float" office:value="0.617006" calcext:value-type="float">
            <text:p>0.61700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18357" calcext:value-type="float">
            <text:p>0.0218357</text:p>
          </table:table-cell>
          <table:table-cell office:value-type="float" office:value="1.63017" calcext:value-type="float">
            <text:p>1.630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93717" calcext:value-type="float">
            <text:p>0.0493717</text:p>
          </table:table-cell>
          <table:table-cell office:value-type="float" office:value="0.521054" calcext:value-type="float">
            <text:p>0.52105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1.57456" calcext:value-type="float">
            <text:p>1.57456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92698" calcext:value-type="float">
            <text:p>0.0392698</text:p>
          </table:table-cell>
          <table:table-cell office:value-type="float" office:value="0.581055" calcext:value-type="float">
            <text:p>0.58105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13774" calcext:value-type="float">
            <text:p>0.0113774</text:p>
          </table:table-cell>
          <table:table-cell office:value-type="float" office:value="1.71768" calcext:value-type="float">
            <text:p>1.71768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55467" calcext:value-type="float">
            <text:p>0.0355467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04679" calcext:value-type="float">
            <text:p>0.0204679</text:p>
          </table:table-cell>
          <table:table-cell office:value-type="float" office:value="1.46932" calcext:value-type="float">
            <text:p>1.4693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79255" calcext:value-type="float">
            <text:p>0.0379255</text:p>
          </table:table-cell>
          <table:table-cell office:value-type="float" office:value="0.626957" calcext:value-type="float">
            <text:p>0.626957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5117" calcext:value-type="float">
            <text:p>0.0245117</text:p>
          </table:table-cell>
          <table:table-cell office:value-type="float" office:value="1.45086" calcext:value-type="float">
            <text:p>1.45086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59086" calcext:value-type="float">
            <text:p>0.0359086</text:p>
          </table:table-cell>
          <table:table-cell office:value-type="float" office:value="0.505294" calcext:value-type="float">
            <text:p>0.50529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61114" calcext:value-type="float">
            <text:p>0.0261114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318396" calcext:value-type="float">
            <text:p>0.0318396</text:p>
          </table:table-cell>
          <table:table-cell office:value-type="float" office:value="0.568364" calcext:value-type="float">
            <text:p>0.56836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6029" calcext:value-type="float">
            <text:p>0.0146029</text:p>
          </table:table-cell>
          <table:table-cell office:value-type="float" office:value="1.57217" calcext:value-type="float">
            <text:p>1.57217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306768" calcext:value-type="float">
            <text:p>0.0306768</text:p>
          </table:table-cell>
          <table:table-cell office:value-type="float" office:value="0.505196" calcext:value-type="float">
            <text:p>0.50519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91305" calcext:value-type="float">
            <text:p>0.0291305</text:p>
          </table:table-cell>
          <table:table-cell office:value-type="float" office:value="1.34975" calcext:value-type="float">
            <text:p>1.3497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38557" calcext:value-type="float">
            <text:p>0.0238557</text:p>
          </table:table-cell>
          <table:table-cell office:value-type="float" office:value="0.558523" calcext:value-type="float">
            <text:p>0.55852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1.57583" calcext:value-type="float">
            <text:p>1.57583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14019" calcext:value-type="float">
            <text:p>0.0214019</text:p>
          </table:table-cell>
          <table:table-cell office:value-type="float" office:value="0.631395" calcext:value-type="float">
            <text:p>0.631395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910239" calcext:value-type="float">
            <text:p>0.00910239</text:p>
          </table:table-cell>
          <table:table-cell office:value-type="float" office:value="1.44134" calcext:value-type="float">
            <text:p>1.44134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45516" calcext:value-type="float">
            <text:p>0.0245516</text:p>
          </table:table-cell>
          <table:table-cell office:value-type="float" office:value="0.535002" calcext:value-type="float">
            <text:p>0.53500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433367" calcext:value-type="float">
            <text:p>0.00433367</text:p>
          </table:table-cell>
          <table:table-cell office:value-type="float" office:value="1.63136" calcext:value-type="float">
            <text:p>1.63136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07094" calcext:value-type="float">
            <text:p>0.0207094</text:p>
          </table:table-cell>
          <table:table-cell office:value-type="float" office:value="0.556878" calcext:value-type="float">
            <text:p>0.55687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2328" calcext:value-type="float">
            <text:p>0.0112328</text:p>
          </table:table-cell>
          <table:table-cell office:value-type="float" office:value="1.75309" calcext:value-type="float">
            <text:p>1.75309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14965" calcext:value-type="float">
            <text:p>0.0214965</text:p>
          </table:table-cell>
          <table:table-cell office:value-type="float" office:value="0.447927" calcext:value-type="float">
            <text:p>0.44792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76905" calcext:value-type="float">
            <text:p>0.00576905</text:p>
          </table:table-cell>
          <table:table-cell office:value-type="float" office:value="1.7613" calcext:value-type="float">
            <text:p>1.7613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70757" calcext:value-type="float">
            <text:p>0.0170757</text:p>
          </table:table-cell>
          <table:table-cell office:value-type="float" office:value="0.575178" calcext:value-type="float">
            <text:p>0.57517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03402" calcext:value-type="float">
            <text:p>0.00603402</text:p>
          </table:table-cell>
          <table:table-cell office:value-type="float" office:value="1.64644" calcext:value-type="float">
            <text:p>1.64644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7706" calcext:value-type="float">
            <text:p>0.0147706</text:p>
          </table:table-cell>
          <table:table-cell office:value-type="float" office:value="0.490424" calcext:value-type="float">
            <text:p>0.49042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01944" calcext:value-type="float">
            <text:p>0.00601944</text:p>
          </table:table-cell>
          <table:table-cell office:value-type="float" office:value="1.59027" calcext:value-type="float">
            <text:p>1.59027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65745" calcext:value-type="float">
            <text:p>0.0165745</text:p>
          </table:table-cell>
          <table:table-cell office:value-type="float" office:value="0.574362" calcext:value-type="float">
            <text:p>0.57436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1.51636" calcext:value-type="float">
            <text:p>1.5163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58889" calcext:value-type="float">
            <text:p>0.0158889</text:p>
          </table:table-cell>
          <table:table-cell office:value-type="float" office:value="0.558712" calcext:value-type="float">
            <text:p>0.55871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17297" calcext:value-type="float">
            <text:p>0.00717297</text:p>
          </table:table-cell>
          <table:table-cell office:value-type="float" office:value="1.53808" calcext:value-type="float">
            <text:p>1.53808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7176" calcext:value-type="float">
            <text:p>0.0117176</text:p>
          </table:table-cell>
          <table:table-cell office:value-type="float" office:value="0.545281" calcext:value-type="float">
            <text:p>0.54528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03364" calcext:value-type="float">
            <text:p>0.0103364</text:p>
          </table:table-cell>
          <table:table-cell office:value-type="float" office:value="1.51571" calcext:value-type="float">
            <text:p>1.515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8212" calcext:value-type="float">
            <text:p>0.0118212</text:p>
          </table:table-cell>
          <table:table-cell office:value-type="float" office:value="0.607767" calcext:value-type="float">
            <text:p>0.60776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1284" calcext:value-type="float">
            <text:p>0.0161284</text:p>
          </table:table-cell>
          <table:table-cell office:value-type="float" office:value="1.33723" calcext:value-type="float">
            <text:p>1.3372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54749" calcext:value-type="float">
            <text:p>0.0154749</text:p>
          </table:table-cell>
          <table:table-cell office:value-type="float" office:value="0.623681" calcext:value-type="float">
            <text:p>0.62368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1377" calcext:value-type="float">
            <text:p>0.0051377</text:p>
          </table:table-cell>
          <table:table-cell office:value-type="float" office:value="1.74856" calcext:value-type="float">
            <text:p>1.74856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01233" calcext:value-type="float">
            <text:p>0.0101233</text:p>
          </table:table-cell>
          <table:table-cell office:value-type="float" office:value="0.71183" calcext:value-type="float">
            <text:p>0.7118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0549" calcext:value-type="float">
            <text:p>0.0190549</text:p>
          </table:table-cell>
          <table:table-cell office:value-type="float" office:value="1.56113" calcext:value-type="float">
            <text:p>1.5611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15507" calcext:value-type="float">
            <text:p>0.0115507</text:p>
          </table:table-cell>
          <table:table-cell office:value-type="float" office:value="0.690212" calcext:value-type="float">
            <text:p>0.69021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885917" calcext:value-type="float">
            <text:p>0.00885917</text:p>
          </table:table-cell>
          <table:table-cell office:value-type="float" office:value="1.83869" calcext:value-type="float">
            <text:p>1.8386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646579" calcext:value-type="float">
            <text:p>0.64657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4866" calcext:value-type="float">
            <text:p>0.0164866</text:p>
          </table:table-cell>
          <table:table-cell office:value-type="float" office:value="1.63089" calcext:value-type="float">
            <text:p>1.6308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03766" calcext:value-type="float">
            <text:p>0.0103766</text:p>
          </table:table-cell>
          <table:table-cell office:value-type="float" office:value="0.555266" calcext:value-type="float">
            <text:p>0.55526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36982" calcext:value-type="float">
            <text:p>0.0236982</text:p>
          </table:table-cell>
          <table:table-cell office:value-type="float" office:value="1.68191" calcext:value-type="float">
            <text:p>1.6819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02009" calcext:value-type="float">
            <text:p>0.0102009</text:p>
          </table:table-cell>
          <table:table-cell office:value-type="float" office:value="0.629044" calcext:value-type="float">
            <text:p>0.62904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6515" calcext:value-type="float">
            <text:p>0.0286515</text:p>
          </table:table-cell>
          <table:table-cell office:value-type="float" office:value="1.61721" calcext:value-type="float">
            <text:p>1.6172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02995" calcext:value-type="float">
            <text:p>0.0102995</text:p>
          </table:table-cell>
          <table:table-cell office:value-type="float" office:value="0.631558" calcext:value-type="float">
            <text:p>0.63155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15396" calcext:value-type="float">
            <text:p>0.0315396</text:p>
          </table:table-cell>
          <table:table-cell office:value-type="float" office:value="1.76514" calcext:value-type="float">
            <text:p>1.7651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843462" calcext:value-type="float">
            <text:p>0.00843462</text:p>
          </table:table-cell>
          <table:table-cell office:value-type="float" office:value="0.502581" calcext:value-type="float">
            <text:p>0.50258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06362" calcext:value-type="float">
            <text:p>0.0706362</text:p>
          </table:table-cell>
          <table:table-cell office:value-type="float" office:value="1.75161" calcext:value-type="float">
            <text:p>1.7516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668435" calcext:value-type="float">
            <text:p>0.00668435</text:p>
          </table:table-cell>
          <table:table-cell office:value-type="float" office:value="0.50069" calcext:value-type="float">
            <text:p>0.50069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26913" calcext:value-type="float">
            <text:p>0.0526913</text:p>
          </table:table-cell>
          <table:table-cell office:value-type="float" office:value="2.01742" calcext:value-type="float">
            <text:p>2.0174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09094" calcext:value-type="float">
            <text:p>0.0109094</text:p>
          </table:table-cell>
          <table:table-cell office:value-type="float" office:value="0.573352" calcext:value-type="float">
            <text:p>0.57335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20298" calcext:value-type="float">
            <text:p>0.220298</text:p>
          </table:table-cell>
          <table:table-cell office:value-type="float" office:value="2.45948" calcext:value-type="float">
            <text:p>2.45948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760566" calcext:value-type="float">
            <text:p>0.00760566</text:p>
          </table:table-cell>
          <table:table-cell office:value-type="float" office:value="0.572765" calcext:value-type="float">
            <text:p>0.57276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9359" calcext:value-type="float">
            <text:p>0.349359</text:p>
          </table:table-cell>
          <table:table-cell office:value-type="float" office:value="1.60388" calcext:value-type="float">
            <text:p>1.6038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685053" calcext:value-type="float">
            <text:p>0.00685053</text:p>
          </table:table-cell>
          <table:table-cell office:value-type="float" office:value="0.616208" calcext:value-type="float">
            <text:p>0.61620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411.144" calcext:value-type="float">
            <text:p>411.14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400.452" calcext:value-type="float">
            <text:p>400.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4465" calcext:value-type="float">
            <text:p>2.24465</text:p>
          </table:table-cell>
          <table:table-cell office:value-type="float" office:value="2.29763" calcext:value-type="float">
            <text:p>2.29763</text:p>
          </table:table-cell>
          <table:table-cell office:value-type="float" office:value="0.2" calcext:value-type="float">
            <text:p>0.2</text:p>
          </table:table-cell>
          <table:table-cell office:value-type="float" office:value="0.163636" calcext:value-type="float">
            <text:p>0.163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595" calcext:value-type="float">
            <text:p>2.0595</text:p>
          </table:table-cell>
          <table:table-cell office:value-type="float" office:value="2.02841" calcext:value-type="float">
            <text:p>2.02841</text:p>
          </table:table-cell>
          <table:table-cell office:value-type="float" office:value="0.2" calcext:value-type="float">
            <text:p>0.2</text:p>
          </table:table-cell>
          <table:table-cell office:value-type="float" office:value="0.290909" calcext:value-type="float">
            <text:p>0.2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023" calcext:value-type="float">
            <text:p>1.61023</text:p>
          </table:table-cell>
          <table:table-cell office:value-type="float" office:value="2.07754" calcext:value-type="float">
            <text:p>2.07754</text:p>
          </table:table-cell>
          <table:table-cell office:value-type="float" office:value="0.471429" calcext:value-type="float">
            <text:p>0.471429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4388" calcext:value-type="float">
            <text:p>1.94388</text:p>
          </table:table-cell>
          <table:table-cell office:value-type="float" office:value="1.97514" calcext:value-type="float">
            <text:p>1.9751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409" calcext:value-type="float">
            <text:p>1.02409</text:p>
          </table:table-cell>
          <table:table-cell office:value-type="float" office:value="2.12229" calcext:value-type="float">
            <text:p>2.12229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1422" calcext:value-type="float">
            <text:p>1.81422</text:p>
          </table:table-cell>
          <table:table-cell office:value-type="float" office:value="1.91389" calcext:value-type="float">
            <text:p>1.91389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0023" calcext:value-type="float">
            <text:p>0.790023</text:p>
          </table:table-cell>
          <table:table-cell office:value-type="float" office:value="2.02515" calcext:value-type="float">
            <text:p>2.02515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6285" calcext:value-type="float">
            <text:p>1.66285</text:p>
          </table:table-cell>
          <table:table-cell office:value-type="float" office:value="1.83366" calcext:value-type="float">
            <text:p>1.83366</text:p>
          </table:table-cell>
          <table:table-cell office:value-type="float" office:value="0.9" calcext:value-type="float">
            <text:p>0.9</text:p>
          </table:table-cell>
          <table:table-cell office:value-type="float" office:value="0.477273" calcext:value-type="float">
            <text:p>0.47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2235" calcext:value-type="float">
            <text:p>0.562235</text:p>
          </table:table-cell>
          <table:table-cell office:value-type="float" office:value="1.97984" calcext:value-type="float">
            <text:p>1.9798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4757" calcext:value-type="float">
            <text:p>1.54757</text:p>
          </table:table-cell>
          <table:table-cell office:value-type="float" office:value="1.75217" calcext:value-type="float">
            <text:p>1.7521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3562" calcext:value-type="float">
            <text:p>0.343562</text:p>
          </table:table-cell>
          <table:table-cell office:value-type="float" office:value="1.8982" calcext:value-type="float">
            <text:p>1.898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88" calcext:value-type="float">
            <text:p>1.3588</text:p>
          </table:table-cell>
          <table:table-cell office:value-type="float" office:value="1.66623" calcext:value-type="float">
            <text:p>1.66623</text:p>
          </table:table-cell>
          <table:table-cell office:value-type="float" office:value="0.9" calcext:value-type="float">
            <text:p>0.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4025" calcext:value-type="float">
            <text:p>0.234025</text:p>
          </table:table-cell>
          <table:table-cell office:value-type="float" office:value="2.07396" calcext:value-type="float">
            <text:p>2.0739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1522" calcext:value-type="float">
            <text:p>1.21522</text:p>
          </table:table-cell>
          <table:table-cell office:value-type="float" office:value="1.59882" calcext:value-type="float">
            <text:p>1.5988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101" calcext:value-type="float">
            <text:p>0.234101</text:p>
          </table:table-cell>
          <table:table-cell office:value-type="float" office:value="2.25581" calcext:value-type="float">
            <text:p>2.2558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0343" calcext:value-type="float">
            <text:p>1.00343</text:p>
          </table:table-cell>
          <table:table-cell office:value-type="float" office:value="1.50857" calcext:value-type="float">
            <text:p>1.50857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361" calcext:value-type="float">
            <text:p>0.20361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4041" calcext:value-type="float">
            <text:p>0.884041</text:p>
          </table:table-cell>
          <table:table-cell office:value-type="float" office:value="1.4101" calcext:value-type="float">
            <text:p>1.410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2.16374" calcext:value-type="float">
            <text:p>2.1637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0171" calcext:value-type="float">
            <text:p>0.730171</text:p>
          </table:table-cell>
          <table:table-cell office:value-type="float" office:value="1.38375" calcext:value-type="float">
            <text:p>1.3837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462" calcext:value-type="float">
            <text:p>0.10462</text:p>
          </table:table-cell>
          <table:table-cell office:value-type="float" office:value="1.98993" calcext:value-type="float">
            <text:p>1.989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71514" calcext:value-type="float">
            <text:p>0.571514</text:p>
          </table:table-cell>
          <table:table-cell office:value-type="float" office:value="1.31113" calcext:value-type="float">
            <text:p>1.3111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03859" calcext:value-type="float">
            <text:p>0.0803859</text:p>
          </table:table-cell>
          <table:table-cell office:value-type="float" office:value="2.02559" calcext:value-type="float">
            <text:p>2.0255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27419" calcext:value-type="float">
            <text:p>0.527419</text:p>
          </table:table-cell>
          <table:table-cell office:value-type="float" office:value="1.26169" calcext:value-type="float">
            <text:p>1.2616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26754" calcext:value-type="float">
            <text:p>0.0626754</text:p>
          </table:table-cell>
          <table:table-cell office:value-type="float" office:value="2.24578" calcext:value-type="float">
            <text:p>2.24578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32409" calcext:value-type="float">
            <text:p>0.432409</text:p>
          </table:table-cell>
          <table:table-cell office:value-type="float" office:value="1.19503" calcext:value-type="float">
            <text:p>1.1950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41019" calcext:value-type="float">
            <text:p>0.0541019</text:p>
          </table:table-cell>
          <table:table-cell office:value-type="float" office:value="2.18651" calcext:value-type="float">
            <text:p>2.1865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54027" calcext:value-type="float">
            <text:p>0.354027</text:p>
          </table:table-cell>
          <table:table-cell office:value-type="float" office:value="1.16446" calcext:value-type="float">
            <text:p>1.16446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2466" calcext:value-type="float">
            <text:p>0.0442466</text:p>
          </table:table-cell>
          <table:table-cell office:value-type="float" office:value="2.38362" calcext:value-type="float">
            <text:p>2.3836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86273" calcext:value-type="float">
            <text:p>0.286273</text:p>
          </table:table-cell>
          <table:table-cell office:value-type="float" office:value="1.15182" calcext:value-type="float">
            <text:p>1.1518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6141" calcext:value-type="float">
            <text:p>0.0146141</text:p>
          </table:table-cell>
          <table:table-cell office:value-type="float" office:value="2.53619" calcext:value-type="float">
            <text:p>2.5361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9064" calcext:value-type="float">
            <text:p>0.249064</text:p>
          </table:table-cell>
          <table:table-cell office:value-type="float" office:value="1.14844" calcext:value-type="float">
            <text:p>1.14844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2.27866" calcext:value-type="float">
            <text:p>2.27866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2298" calcext:value-type="float">
            <text:p>0.272298</text:p>
          </table:table-cell>
          <table:table-cell office:value-type="float" office:value="1.12939" calcext:value-type="float">
            <text:p>1.1293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8624" calcext:value-type="float">
            <text:p>0.038624</text:p>
          </table:table-cell>
          <table:table-cell office:value-type="float" office:value="2.17106" calcext:value-type="float">
            <text:p>2.17106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2864" calcext:value-type="float">
            <text:p>0.182864</text:p>
          </table:table-cell>
          <table:table-cell office:value-type="float" office:value="1.06778" calcext:value-type="float">
            <text:p>1.06778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0596" calcext:value-type="float">
            <text:p>0.0270596</text:p>
          </table:table-cell>
          <table:table-cell office:value-type="float" office:value="2.14935" calcext:value-type="float">
            <text:p>2.14935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60852" calcext:value-type="float">
            <text:p>0.160852</text:p>
          </table:table-cell>
          <table:table-cell office:value-type="float" office:value="1.08882" calcext:value-type="float">
            <text:p>1.08882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2.13379" calcext:value-type="float">
            <text:p>2.1337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59737" calcext:value-type="float">
            <text:p>0.159737</text:p>
          </table:table-cell>
          <table:table-cell office:value-type="float" office:value="1.0466" calcext:value-type="float">
            <text:p>1.04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94383" calcext:value-type="float">
            <text:p>0.0194383</text:p>
          </table:table-cell>
          <table:table-cell office:value-type="float" office:value="2.15613" calcext:value-type="float">
            <text:p>2.15613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26959" calcext:value-type="float">
            <text:p>0.126959</text:p>
          </table:table-cell>
          <table:table-cell office:value-type="float" office:value="1.05327" calcext:value-type="float">
            <text:p>1.05327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13916" calcext:value-type="float">
            <text:p>0.0313916</text:p>
          </table:table-cell>
          <table:table-cell office:value-type="float" office:value="2.19522" calcext:value-type="float">
            <text:p>2.195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1251" calcext:value-type="float">
            <text:p>0.101251</text:p>
          </table:table-cell>
          <table:table-cell office:value-type="float" office:value="1.01056" calcext:value-type="float">
            <text:p>1.01056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3309" calcext:value-type="float">
            <text:p>0.0143309</text:p>
          </table:table-cell>
          <table:table-cell office:value-type="float" office:value="2.24299" calcext:value-type="float">
            <text:p>2.2429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12092" calcext:value-type="float">
            <text:p>0.112092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90915" calcext:value-type="float">
            <text:p>0.0290915</text:p>
          </table:table-cell>
          <table:table-cell office:value-type="float" office:value="2.2392" calcext:value-type="float">
            <text:p>2.2392</text:p>
          </table:table-cell>
          <table:table-cell office:value-type="float" office:value="1" calcext:value-type="float">
            <text:p>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961966" calcext:value-type="float">
            <text:p>0.0961966</text:p>
          </table:table-cell>
          <table:table-cell office:value-type="float" office:value="1.05396" calcext:value-type="float">
            <text:p>1.0539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31172" calcext:value-type="float">
            <text:p>0.0131172</text:p>
          </table:table-cell>
          <table:table-cell office:value-type="float" office:value="2.39121" calcext:value-type="float">
            <text:p>2.39121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657027" calcext:value-type="float">
            <text:p>0.0657027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18999" calcext:value-type="float">
            <text:p>0.0118999</text:p>
          </table:table-cell>
          <table:table-cell office:value-type="float" office:value="2.35709" calcext:value-type="float">
            <text:p>2.3570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624545" calcext:value-type="float">
            <text:p>0.0624545</text:p>
          </table:table-cell>
          <table:table-cell office:value-type="float" office:value="0.983479" calcext:value-type="float">
            <text:p>0.983479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93668" calcext:value-type="float">
            <text:p>0.00793668</text:p>
          </table:table-cell>
          <table:table-cell office:value-type="float" office:value="2.40085" calcext:value-type="float">
            <text:p>2.40085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26692" calcext:value-type="float">
            <text:p>0.0726692</text:p>
          </table:table-cell>
          <table:table-cell office:value-type="float" office:value="1.00776" calcext:value-type="float">
            <text:p>1.0077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3817" calcext:value-type="float">
            <text:p>0.0193817</text:p>
          </table:table-cell>
          <table:table-cell office:value-type="float" office:value="2.33395" calcext:value-type="float">
            <text:p>2.33395</text:p>
          </table:table-cell>
          <table:table-cell office:value-type="float" office:value="1" calcext:value-type="float">
            <text:p>1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3316" calcext:value-type="float">
            <text:p>0.063316</text:p>
          </table:table-cell>
          <table:table-cell office:value-type="float" office:value="0.962086" calcext:value-type="float">
            <text:p>0.962086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444355" calcext:value-type="float">
            <text:p>0.00444355</text:p>
          </table:table-cell>
          <table:table-cell office:value-type="float" office:value="2.24444" calcext:value-type="float">
            <text:p>2.24444</text:p>
          </table:table-cell>
          <table:table-cell office:value-type="float" office:value="1" calcext:value-type="float">
            <text:p>1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713761" calcext:value-type="float">
            <text:p>0.0713761</text:p>
          </table:table-cell>
          <table:table-cell office:value-type="float" office:value="0.974887" calcext:value-type="float">
            <text:p>0.974887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51879" calcext:value-type="float">
            <text:p>0.0151879</text:p>
          </table:table-cell>
          <table:table-cell office:value-type="float" office:value="2.40271" calcext:value-type="float">
            <text:p>2.40271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67265" calcext:value-type="float">
            <text:p>0.0667265</text:p>
          </table:table-cell>
          <table:table-cell office:value-type="float" office:value="0.986371" calcext:value-type="float">
            <text:p>0.986371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5493" calcext:value-type="float">
            <text:p>0.0055493</text:p>
          </table:table-cell>
          <table:table-cell office:value-type="float" office:value="2.47507" calcext:value-type="float">
            <text:p>2.47507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442321" calcext:value-type="float">
            <text:p>0.0442321</text:p>
          </table:table-cell>
          <table:table-cell office:value-type="float" office:value="1.04435" calcext:value-type="float">
            <text:p>1.0443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988978" calcext:value-type="float">
            <text:p>0.00988978</text:p>
          </table:table-cell>
          <table:table-cell office:value-type="float" office:value="2.43805" calcext:value-type="float">
            <text:p>2.4380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522641" calcext:value-type="float">
            <text:p>0.0522641</text:p>
          </table:table-cell>
          <table:table-cell office:value-type="float" office:value="0.991497" calcext:value-type="float">
            <text:p>0.991497</text:p>
          </table:table-cell>
          <table:table-cell office:value-type="float" office:value="1" calcext:value-type="float">
            <text:p>1</text:p>
          </table:table-cell>
          <table:table-cell office:value-type="float" office:value="0.668182" calcext:value-type="float">
            <text:p>0.6681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82823" calcext:value-type="float">
            <text:p>0.0482823</text:p>
          </table:table-cell>
          <table:table-cell office:value-type="float" office:value="2.56376" calcext:value-type="float">
            <text:p>2.563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479036" calcext:value-type="float">
            <text:p>0.0479036</text:p>
          </table:table-cell>
          <table:table-cell office:value-type="float" office:value="0.939207" calcext:value-type="float">
            <text:p>0.939207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45246" calcext:value-type="float">
            <text:p>0.0045246</text:p>
          </table:table-cell>
          <table:table-cell office:value-type="float" office:value="2.5881" calcext:value-type="float">
            <text:p>2.5881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383516" calcext:value-type="float">
            <text:p>0.0383516</text:p>
          </table:table-cell>
          <table:table-cell office:value-type="float" office:value="0.932053" calcext:value-type="float">
            <text:p>0.932053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3832" calcext:value-type="float">
            <text:p>0.00953832</text:p>
          </table:table-cell>
          <table:table-cell office:value-type="float" office:value="2.5168" calcext:value-type="float">
            <text:p>2.5168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420864" calcext:value-type="float">
            <text:p>0.0420864</text:p>
          </table:table-cell>
          <table:table-cell office:value-type="float" office:value="0.953792" calcext:value-type="float">
            <text:p>0.953792</text:p>
          </table:table-cell>
          <table:table-cell office:value-type="float" office:value="1" calcext:value-type="float">
            <text:p>1</text:p>
          </table:table-cell>
          <table:table-cell office:value-type="float" office:value="0.677273" calcext:value-type="float">
            <text:p>0.67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11398" calcext:value-type="float">
            <text:p>0.0111398</text:p>
          </table:table-cell>
          <table:table-cell office:value-type="float" office:value="2.47158" calcext:value-type="float">
            <text:p>2.47158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377752" calcext:value-type="float">
            <text:p>0.0377752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643492" calcext:value-type="float">
            <text:p>0.00643492</text:p>
          </table:table-cell>
          <table:table-cell office:value-type="float" office:value="2.4488" calcext:value-type="float">
            <text:p>2.4488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13599" calcext:value-type="float">
            <text:p>0.0413599</text:p>
          </table:table-cell>
          <table:table-cell office:value-type="float" office:value="0.962969" calcext:value-type="float">
            <text:p>0.96296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5535" calcext:value-type="float">
            <text:p>0.0115535</text:p>
          </table:table-cell>
          <table:table-cell office:value-type="float" office:value="2.24777" calcext:value-type="float">
            <text:p>2.24777</text:p>
          </table:table-cell>
          <table:table-cell office:value-type="float" office:value="1" calcext:value-type="float">
            <text:p>1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378544" calcext:value-type="float">
            <text:p>0.0378544</text:p>
          </table:table-cell>
          <table:table-cell office:value-type="float" office:value="0.97692" calcext:value-type="float">
            <text:p>0.9769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13077" calcext:value-type="float">
            <text:p>0.00513077</text:p>
          </table:table-cell>
          <table:table-cell office:value-type="float" office:value="2.28789" calcext:value-type="float">
            <text:p>2.2878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0.957838" calcext:value-type="float">
            <text:p>0.957838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28868" calcext:value-type="float">
            <text:p>0.00528868</text:p>
          </table:table-cell>
          <table:table-cell office:value-type="float" office:value="2.33222" calcext:value-type="float">
            <text:p>2.33222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403" calcext:value-type="float">
            <text:p>0.036403</text:p>
          </table:table-cell>
          <table:table-cell office:value-type="float" office:value="0.932423" calcext:value-type="float">
            <text:p>0.932423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70051" calcext:value-type="float">
            <text:p>0.00370051</text:p>
          </table:table-cell>
          <table:table-cell office:value-type="float" office:value="2.20792" calcext:value-type="float">
            <text:p>2.20792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71497" calcext:value-type="float">
            <text:p>0.0271497</text:p>
          </table:table-cell>
          <table:table-cell office:value-type="float" office:value="0.975316" calcext:value-type="float">
            <text:p>0.975316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05476" calcext:value-type="float">
            <text:p>0.0405476</text:p>
          </table:table-cell>
          <table:table-cell office:value-type="float" office:value="2.27758" calcext:value-type="float">
            <text:p>2.2775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7445" calcext:value-type="float">
            <text:p>0.027445</text:p>
          </table:table-cell>
          <table:table-cell office:value-type="float" office:value="1.01724" calcext:value-type="float">
            <text:p>1.01724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99337" calcext:value-type="float">
            <text:p>0.00599337</text:p>
          </table:table-cell>
          <table:table-cell office:value-type="float" office:value="2.70152" calcext:value-type="float">
            <text:p>2.70152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207866" calcext:value-type="float">
            <text:p>0.0207866</text:p>
          </table:table-cell>
          <table:table-cell office:value-type="float" office:value="0.961459" calcext:value-type="float">
            <text:p>0.961459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8381" calcext:value-type="float">
            <text:p>0.0168381</text:p>
          </table:table-cell>
          <table:table-cell office:value-type="float" office:value="2.87934" calcext:value-type="float">
            <text:p>2.87934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54205" calcext:value-type="float">
            <text:p>0.0254205</text:p>
          </table:table-cell>
          <table:table-cell office:value-type="float" office:value="0.93406" calcext:value-type="float">
            <text:p>0.93406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2247" calcext:value-type="float">
            <text:p>0.0182247</text:p>
          </table:table-cell>
          <table:table-cell office:value-type="float" office:value="2.76873" calcext:value-type="float">
            <text:p>2.76873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277766" calcext:value-type="float">
            <text:p>0.0277766</text:p>
          </table:table-cell>
          <table:table-cell office:value-type="float" office:value="0.918219" calcext:value-type="float">
            <text:p>0.918219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864" calcext:value-type="float">
            <text:p>0.014864</text:p>
          </table:table-cell>
          <table:table-cell office:value-type="float" office:value="2.47263" calcext:value-type="float">
            <text:p>2.47263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307295" calcext:value-type="float">
            <text:p>0.0307295</text:p>
          </table:table-cell>
          <table:table-cell office:value-type="float" office:value="1.00122" calcext:value-type="float">
            <text:p>1.0012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454228" calcext:value-type="float">
            <text:p>0.00454228</text:p>
          </table:table-cell>
          <table:table-cell office:value-type="float" office:value="2.45576" calcext:value-type="float">
            <text:p>2.45576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289757" calcext:value-type="float">
            <text:p>0.0289757</text:p>
          </table:table-cell>
          <table:table-cell office:value-type="float" office:value="0.952142" calcext:value-type="float">
            <text:p>0.95214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19517" calcext:value-type="float">
            <text:p>0.00519517</text:p>
          </table:table-cell>
          <table:table-cell office:value-type="float" office:value="2.35562" calcext:value-type="float">
            <text:p>2.35562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77062" calcext:value-type="float">
            <text:p>0.0177062</text:p>
          </table:table-cell>
          <table:table-cell office:value-type="float" office:value="1.02406" calcext:value-type="float">
            <text:p>1.02406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32335" calcext:value-type="float">
            <text:p>0.00432335</text:p>
          </table:table-cell>
          <table:table-cell office:value-type="float" office:value="2.53715" calcext:value-type="float">
            <text:p>2.53715</text:p>
          </table:table-cell>
          <table:table-cell office:value-type="float" office:value="1" calcext:value-type="float">
            <text:p>1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0617" calcext:value-type="float">
            <text:p>0.020617</text:p>
          </table:table-cell>
          <table:table-cell office:value-type="float" office:value="0.922099" calcext:value-type="float">
            <text:p>0.922099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11708" calcext:value-type="float">
            <text:p>0.00911708</text:p>
          </table:table-cell>
          <table:table-cell office:value-type="float" office:value="2.29285" calcext:value-type="float">
            <text:p>2.29285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60937" calcext:value-type="float">
            <text:p>0.0160937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1" calcext:value-type="float">
            <text:p>1</text:p>
          </table:table-cell>
          <table:table-cell office:value-type="float" office:value="0.668182" calcext:value-type="float">
            <text:p>0.668182</text:p>
          </table:table-cell>
        </table:table-row>
      </table:table>
      <table:table table:name="I2_3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642.08" calcext:value-type="float">
            <text:p>642.08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648.175" calcext:value-type="float">
            <text:p>648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6019" calcext:value-type="float">
            <text:p>2.36019</text:p>
          </table:table-cell>
          <table:table-cell office:value-type="float" office:value="1.90078" calcext:value-type="float">
            <text:p>1.90078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0747" calcext:value-type="float">
            <text:p>2.00747</text:p>
          </table:table-cell>
          <table:table-cell office:value-type="float" office:value="1.86216" calcext:value-type="float">
            <text:p>1.86216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684" calcext:value-type="float">
            <text:p>1.49684</text:p>
          </table:table-cell>
          <table:table-cell office:value-type="float" office:value="1.58067" calcext:value-type="float">
            <text:p>1.58067</text:p>
          </table:table-cell>
          <table:table-cell office:value-type="float" office:value="0.459091" calcext:value-type="float">
            <text:p>0.459091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178" calcext:value-type="float">
            <text:p>1.72178</text:p>
          </table:table-cell>
          <table:table-cell office:value-type="float" office:value="1.64541" calcext:value-type="float">
            <text:p>1.64541</text:p>
          </table:table-cell>
          <table:table-cell office:value-type="float" office:value="0.6" calcext:value-type="float">
            <text:p>0.6</text:p>
          </table:table-cell>
          <table:table-cell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454" calcext:value-type="float">
            <text:p>1.05454</text:p>
          </table:table-cell>
          <table:table-cell office:value-type="float" office:value="1.42235" calcext:value-type="float">
            <text:p>1.42235</text:p>
          </table:table-cell>
          <table:table-cell office:value-type="float" office:value="0.609091" calcext:value-type="float">
            <text:p>0.60909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2904" calcext:value-type="float">
            <text:p>1.32904</text:p>
          </table:table-cell>
          <table:table-cell office:value-type="float" office:value="1.33222" calcext:value-type="float">
            <text:p>1.33222</text:p>
          </table:table-cell>
          <table:table-cell office:value-type="float" office:value="0.754545" calcext:value-type="float">
            <text:p>0.754545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0171" calcext:value-type="float">
            <text:p>0.730171</text:p>
          </table:table-cell>
          <table:table-cell office:value-type="float" office:value="1.66358" calcext:value-type="float">
            <text:p>1.66358</text:p>
          </table:table-cell>
          <table:table-cell office:value-type="float" office:value="0.731818" calcext:value-type="float">
            <text:p>0.731818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4885" calcext:value-type="float">
            <text:p>1.04885</text:p>
          </table:table-cell>
          <table:table-cell office:value-type="float" office:value="1.14659" calcext:value-type="float">
            <text:p>1.14659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5872" calcext:value-type="float">
            <text:p>0.555872</text:p>
          </table:table-cell>
          <table:table-cell office:value-type="float" office:value="1.38723" calcext:value-type="float">
            <text:p>1.38723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94506" calcext:value-type="float">
            <text:p>0.794506</text:p>
          </table:table-cell>
          <table:table-cell office:value-type="float" office:value="0.946152" calcext:value-type="float">
            <text:p>0.946152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1583" calcext:value-type="float">
            <text:p>0.361583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20711" calcext:value-type="float">
            <text:p>0.620711</text:p>
          </table:table-cell>
          <table:table-cell office:value-type="float" office:value="0.919347" calcext:value-type="float">
            <text:p>0.919347</text:p>
          </table:table-cell>
          <table:table-cell office:value-type="float" office:value="0.95" calcext:value-type="float">
            <text:p>0.9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7058" calcext:value-type="float">
            <text:p>0.257058</text:p>
          </table:table-cell>
          <table:table-cell office:value-type="float" office:value="1.34052" calcext:value-type="float">
            <text:p>1.34052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49201" calcext:value-type="float">
            <text:p>0.449201</text:p>
          </table:table-cell>
          <table:table-cell office:value-type="float" office:value="0.778769" calcext:value-type="float">
            <text:p>0.77876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4925" calcext:value-type="float">
            <text:p>0.164925</text:p>
          </table:table-cell>
          <table:table-cell office:value-type="float" office:value="1.17451" calcext:value-type="float">
            <text:p>1.1745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76341" calcext:value-type="float">
            <text:p>0.376341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1.28192" calcext:value-type="float">
            <text:p>1.2819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0494" calcext:value-type="float">
            <text:p>0.260494</text:p>
          </table:table-cell>
          <table:table-cell office:value-type="float" office:value="0.710185" calcext:value-type="float">
            <text:p>0.71018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91699" calcext:value-type="float">
            <text:p>0.0891699</text:p>
          </table:table-cell>
          <table:table-cell office:value-type="float" office:value="1.23682" calcext:value-type="float">
            <text:p>1.2368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35114" calcext:value-type="float">
            <text:p>0.235114</text:p>
          </table:table-cell>
          <table:table-cell office:value-type="float" office:value="0.67384" calcext:value-type="float">
            <text:p>0.6738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1851" calcext:value-type="float">
            <text:p>0.0711851</text:p>
          </table:table-cell>
          <table:table-cell office:value-type="float" office:value="1.2705" calcext:value-type="float">
            <text:p>1.270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75175" calcext:value-type="float">
            <text:p>0.175175</text:p>
          </table:table-cell>
          <table:table-cell office:value-type="float" office:value="0.622619" calcext:value-type="float">
            <text:p>0.62261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8354" calcext:value-type="float">
            <text:p>0.078354</text:p>
          </table:table-cell>
          <table:table-cell office:value-type="float" office:value="1.3701" calcext:value-type="float">
            <text:p>1.370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0831" calcext:value-type="float">
            <text:p>0.140831</text:p>
          </table:table-cell>
          <table:table-cell office:value-type="float" office:value="0.670927" calcext:value-type="float">
            <text:p>0.67092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2978" calcext:value-type="float">
            <text:p>0.082978</text:p>
          </table:table-cell>
          <table:table-cell office:value-type="float" office:value="1.26144" calcext:value-type="float">
            <text:p>1.2614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702994" calcext:value-type="float">
            <text:p>0.70299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63176" calcext:value-type="float">
            <text:p>0.0663176</text:p>
          </table:table-cell>
          <table:table-cell office:value-type="float" office:value="1.39259" calcext:value-type="float">
            <text:p>1.3925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4619" calcext:value-type="float">
            <text:p>0.104619</text:p>
          </table:table-cell>
          <table:table-cell office:value-type="float" office:value="0.647057" calcext:value-type="float">
            <text:p>0.64705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66989" calcext:value-type="float">
            <text:p>0.0366989</text:p>
          </table:table-cell>
          <table:table-cell office:value-type="float" office:value="1.28118" calcext:value-type="float">
            <text:p>1.2811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66089" calcext:value-type="float">
            <text:p>0.0866089</text:p>
          </table:table-cell>
          <table:table-cell office:value-type="float" office:value="0.700365" calcext:value-type="float">
            <text:p>0.70036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86827" calcext:value-type="float">
            <text:p>0.0386827</text:p>
          </table:table-cell>
          <table:table-cell office:value-type="float" office:value="1.04335" calcext:value-type="float">
            <text:p>1.043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10145" calcext:value-type="float">
            <text:p>0.0710145</text:p>
          </table:table-cell>
          <table:table-cell office:value-type="float" office:value="0.595271" calcext:value-type="float">
            <text:p>0.59527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44963" calcext:value-type="float">
            <text:p>0.0344963</text:p>
          </table:table-cell>
          <table:table-cell office:value-type="float" office:value="1.25399" calcext:value-type="float">
            <text:p>1.2539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628707" calcext:value-type="float">
            <text:p>0.0628707</text:p>
          </table:table-cell>
          <table:table-cell office:value-type="float" office:value="0.667878" calcext:value-type="float">
            <text:p>0.66787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30119" calcext:value-type="float">
            <text:p>0.0230119</text:p>
          </table:table-cell>
          <table:table-cell office:value-type="float" office:value="1.41423" calcext:value-type="float">
            <text:p>1.4142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19985" calcext:value-type="float">
            <text:p>0.0619985</text:p>
          </table:table-cell>
          <table:table-cell office:value-type="float" office:value="0.486623" calcext:value-type="float">
            <text:p>0.486623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3775" calcext:value-type="float">
            <text:p>0.0203775</text:p>
          </table:table-cell>
          <table:table-cell office:value-type="float" office:value="1.47372" calcext:value-type="float">
            <text:p>1.47372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580581" calcext:value-type="float">
            <text:p>0.0580581</text:p>
          </table:table-cell>
          <table:table-cell office:value-type="float" office:value="0.615685" calcext:value-type="float">
            <text:p>0.61568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97" calcext:value-type="float">
            <text:p>0.025797</text:p>
          </table:table-cell>
          <table:table-cell office:value-type="float" office:value="1.66578" calcext:value-type="float">
            <text:p>1.66578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6938" calcext:value-type="float">
            <text:p>0.046938</text:p>
          </table:table-cell>
          <table:table-cell office:value-type="float" office:value="0.596298" calcext:value-type="float">
            <text:p>0.59629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4123" calcext:value-type="float">
            <text:p>0.0154123</text:p>
          </table:table-cell>
          <table:table-cell office:value-type="float" office:value="1.41494" calcext:value-type="float">
            <text:p>1.4149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61235" calcext:value-type="float">
            <text:p>0.0461235</text:p>
          </table:table-cell>
          <table:table-cell office:value-type="float" office:value="0.60071" calcext:value-type="float">
            <text:p>0.600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7704" calcext:value-type="float">
            <text:p>0.0227704</text:p>
          </table:table-cell>
          <table:table-cell office:value-type="float" office:value="1.39077" calcext:value-type="float">
            <text:p>1.3907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67904" calcext:value-type="float">
            <text:p>0.0367904</text:p>
          </table:table-cell>
          <table:table-cell office:value-type="float" office:value="0.538216" calcext:value-type="float">
            <text:p>0.53821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66024" calcext:value-type="float">
            <text:p>0.0166024</text:p>
          </table:table-cell>
          <table:table-cell office:value-type="float" office:value="1.24958" calcext:value-type="float">
            <text:p>1.24958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36296" calcext:value-type="float">
            <text:p>0.0336296</text:p>
          </table:table-cell>
          <table:table-cell office:value-type="float" office:value="0.571517" calcext:value-type="float">
            <text:p>0.57151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56415" calcext:value-type="float">
            <text:p>0.0256415</text:p>
          </table:table-cell>
          <table:table-cell office:value-type="float" office:value="1.33425" calcext:value-type="float">
            <text:p>1.3342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04078" calcext:value-type="float">
            <text:p>0.0304078</text:p>
          </table:table-cell>
          <table:table-cell office:value-type="float" office:value="0.507991" calcext:value-type="float">
            <text:p>0.50799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1.53783" calcext:value-type="float">
            <text:p>1.5378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597229" calcext:value-type="float">
            <text:p>0.597229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0387" calcext:value-type="float">
            <text:p>0.0190387</text:p>
          </table:table-cell>
          <table:table-cell office:value-type="float" office:value="1.34557" calcext:value-type="float">
            <text:p>1.3455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286503" calcext:value-type="float">
            <text:p>0.0286503</text:p>
          </table:table-cell>
          <table:table-cell office:value-type="float" office:value="0.521052" calcext:value-type="float">
            <text:p>0.52105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2865" calcext:value-type="float">
            <text:p>0.0132865</text:p>
          </table:table-cell>
          <table:table-cell office:value-type="float" office:value="1.48645" calcext:value-type="float">
            <text:p>1.48645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76104" calcext:value-type="float">
            <text:p>0.0276104</text:p>
          </table:table-cell>
          <table:table-cell office:value-type="float" office:value="0.489049" calcext:value-type="float">
            <text:p>0.489049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32967" calcext:value-type="float">
            <text:p>0.0232967</text:p>
          </table:table-cell>
          <table:table-cell office:value-type="float" office:value="1.44775" calcext:value-type="float">
            <text:p>1.447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26455" calcext:value-type="float">
            <text:p>0.0226455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43296" calcext:value-type="float">
            <text:p>0.0243296</text:p>
          </table:table-cell>
          <table:table-cell office:value-type="float" office:value="1.59888" calcext:value-type="float">
            <text:p>1.598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64122" calcext:value-type="float">
            <text:p>0.0164122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6467" calcext:value-type="float">
            <text:p>0.0316467</text:p>
          </table:table-cell>
          <table:table-cell office:value-type="float" office:value="1.17713" calcext:value-type="float">
            <text:p>1.177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82534" calcext:value-type="float">
            <text:p>0.0182534</text:p>
          </table:table-cell>
          <table:table-cell office:value-type="float" office:value="0.608267" calcext:value-type="float">
            <text:p>0.60826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7914" calcext:value-type="float">
            <text:p>0.0227914</text:p>
          </table:table-cell>
          <table:table-cell office:value-type="float" office:value="1.39568" calcext:value-type="float">
            <text:p>1.3956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528898" calcext:value-type="float">
            <text:p>0.52889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97186" calcext:value-type="float">
            <text:p>0.0297186</text:p>
          </table:table-cell>
          <table:table-cell office:value-type="float" office:value="1.40393" calcext:value-type="float">
            <text:p>1.4039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52347" calcext:value-type="float">
            <text:p>0.0152347</text:p>
          </table:table-cell>
          <table:table-cell office:value-type="float" office:value="0.665286" calcext:value-type="float">
            <text:p>0.66528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53884" calcext:value-type="float">
            <text:p>0.0153884</text:p>
          </table:table-cell>
          <table:table-cell office:value-type="float" office:value="1.42353" calcext:value-type="float">
            <text:p>1.4235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59651" calcext:value-type="float">
            <text:p>0.0159651</text:p>
          </table:table-cell>
          <table:table-cell office:value-type="float" office:value="0.520756" calcext:value-type="float">
            <text:p>0.52075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4944" calcext:value-type="float">
            <text:p>0.0214944</text:p>
          </table:table-cell>
          <table:table-cell office:value-type="float" office:value="1.60495" calcext:value-type="float">
            <text:p>1.6049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2601" calcext:value-type="float">
            <text:p>0.0142601</text:p>
          </table:table-cell>
          <table:table-cell office:value-type="float" office:value="0.589676" calcext:value-type="float">
            <text:p>0.58967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4444" calcext:value-type="float">
            <text:p>0.0134444</text:p>
          </table:table-cell>
          <table:table-cell office:value-type="float" office:value="1.40999" calcext:value-type="float">
            <text:p>1.4099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49881" calcext:value-type="float">
            <text:p>0.0149881</text:p>
          </table:table-cell>
          <table:table-cell office:value-type="float" office:value="0.536093" calcext:value-type="float">
            <text:p>0.53609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2547" calcext:value-type="float">
            <text:p>0.0202547</text:p>
          </table:table-cell>
          <table:table-cell office:value-type="float" office:value="1.61423" calcext:value-type="float">
            <text:p>1.6142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08474" calcext:value-type="float">
            <text:p>0.0108474</text:p>
          </table:table-cell>
          <table:table-cell office:value-type="float" office:value="0.622344" calcext:value-type="float">
            <text:p>0.622344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887121" calcext:value-type="float">
            <text:p>0.00887121</text:p>
          </table:table-cell>
          <table:table-cell office:value-type="float" office:value="1.5099" calcext:value-type="float">
            <text:p>1.5099</text:p>
          </table:table-cell>
          <table:table-cell office:value-type="float" office:value="1" calcext:value-type="float">
            <text:p>1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3296" calcext:value-type="float">
            <text:p>0.0113296</text:p>
          </table:table-cell>
          <table:table-cell office:value-type="float" office:value="0.543082" calcext:value-type="float">
            <text:p>0.54308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02993" calcext:value-type="float">
            <text:p>0.0102993</text:p>
          </table:table-cell>
          <table:table-cell office:value-type="float" office:value="1.8884" calcext:value-type="float">
            <text:p>1.88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27077" calcext:value-type="float">
            <text:p>0.0127077</text:p>
          </table:table-cell>
          <table:table-cell office:value-type="float" office:value="0.548382" calcext:value-type="float">
            <text:p>0.54838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26801" calcext:value-type="float">
            <text:p>0.0126801</text:p>
          </table:table-cell>
          <table:table-cell office:value-type="float" office:value="1.8707" calcext:value-type="float">
            <text:p>1.87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14766" calcext:value-type="float">
            <text:p>0.0114766</text:p>
          </table:table-cell>
          <table:table-cell office:value-type="float" office:value="0.548529" calcext:value-type="float">
            <text:p>0.54852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5563" calcext:value-type="float">
            <text:p>0.0115563</text:p>
          </table:table-cell>
          <table:table-cell office:value-type="float" office:value="1.90279" calcext:value-type="float">
            <text:p>1.90279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589138" calcext:value-type="float">
            <text:p>0.58913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44113" calcext:value-type="float">
            <text:p>0.0244113</text:p>
          </table:table-cell>
          <table:table-cell office:value-type="float" office:value="2.00165" calcext:value-type="float">
            <text:p>2.0016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02466" calcext:value-type="float">
            <text:p>0.0102466</text:p>
          </table:table-cell>
          <table:table-cell office:value-type="float" office:value="0.528924" calcext:value-type="float">
            <text:p>0.528924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3009" calcext:value-type="float">
            <text:p>0.0223009</text:p>
          </table:table-cell>
          <table:table-cell office:value-type="float" office:value="1.84956" calcext:value-type="float">
            <text:p>1.8495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27653" calcext:value-type="float">
            <text:p>0.0127653</text:p>
          </table:table-cell>
          <table:table-cell office:value-type="float" office:value="0.564504" calcext:value-type="float">
            <text:p>0.56450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4054" calcext:value-type="float">
            <text:p>0.184054</text:p>
          </table:table-cell>
          <table:table-cell office:value-type="float" office:value="1.83651" calcext:value-type="float">
            <text:p>1.83651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935014" calcext:value-type="float">
            <text:p>0.00935014</text:p>
          </table:table-cell>
          <table:table-cell office:value-type="float" office:value="0.52694" calcext:value-type="float">
            <text:p>0.52694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90768" calcext:value-type="float">
            <text:p>0.390768</text:p>
          </table:table-cell>
          <table:table-cell office:value-type="float" office:value="1.98418" calcext:value-type="float">
            <text:p>1.98418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929697" calcext:value-type="float">
            <text:p>0.00929697</text:p>
          </table:table-cell>
          <table:table-cell office:value-type="float" office:value="0.568709" calcext:value-type="float">
            <text:p>0.56870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51358" calcext:value-type="float">
            <text:p>0.351358</text:p>
          </table:table-cell>
          <table:table-cell office:value-type="float" office:value="1.36721" calcext:value-type="float">
            <text:p>1.36721</text:p>
          </table:table-cell>
          <table:table-cell office:value-type="float" office:value="0.877273" calcext:value-type="float">
            <text:p>0.8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832865" calcext:value-type="float">
            <text:p>0.00832865</text:p>
          </table:table-cell>
          <table:table-cell office:value-type="float" office:value="0.553792" calcext:value-type="float">
            <text:p>0.55379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02538" calcext:value-type="float">
            <text:p>0.302538</text:p>
          </table:table-cell>
          <table:table-cell office:value-type="float" office:value="1.78503" calcext:value-type="float">
            <text:p>1.78503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918436" calcext:value-type="float">
            <text:p>0.00918436</text:p>
          </table:table-cell>
          <table:table-cell office:value-type="float" office:value="0.485901" calcext:value-type="float">
            <text:p>0.48590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8476" calcext:value-type="float">
            <text:p>0.158476</text:p>
          </table:table-cell>
          <table:table-cell office:value-type="float" office:value="1.5286" calcext:value-type="float">
            <text:p>1.5286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801128" calcext:value-type="float">
            <text:p>0.00801128</text:p>
          </table:table-cell>
          <table:table-cell office:value-type="float" office:value="0.49488" calcext:value-type="float">
            <text:p>0.4948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2299" calcext:value-type="float">
            <text:p>0.102299</text:p>
          </table:table-cell>
          <table:table-cell office:value-type="float" office:value="1.70804" calcext:value-type="float">
            <text:p>1.7080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721471" calcext:value-type="float">
            <text:p>0.00721471</text:p>
          </table:table-cell>
          <table:table-cell office:value-type="float" office:value="0.552609" calcext:value-type="float">
            <text:p>0.5526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6182" calcext:value-type="float">
            <text:p>0.106182</text:p>
          </table:table-cell>
          <table:table-cell office:value-type="float" office:value="1.84928" calcext:value-type="float">
            <text:p>1.8492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59202" calcext:value-type="float">
            <text:p>0.00659202</text:p>
          </table:table-cell>
          <table:table-cell office:value-type="float" office:value="0.733015" calcext:value-type="float">
            <text:p>0.73301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77267" calcext:value-type="float">
            <text:p>0.0577267</text:p>
          </table:table-cell>
          <table:table-cell office:value-type="float" office:value="1.89087" calcext:value-type="float">
            <text:p>1.8908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601864" calcext:value-type="float">
            <text:p>0.00601864</text:p>
          </table:table-cell>
          <table:table-cell office:value-type="float" office:value="0.546481" calcext:value-type="float">
            <text:p>0.54648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543.393" calcext:value-type="float">
            <text:p>543.39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564.694" calcext:value-type="float">
            <text:p>564.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2331" calcext:value-type="float">
            <text:p>2.12331</text:p>
          </table:table-cell>
          <table:table-cell office:value-type="float" office:value="2.36002" calcext:value-type="float">
            <text:p>2.36002</text:p>
          </table:table-cell>
          <table:table-cell office:value-type="float" office:value="0.275" calcext:value-type="float">
            <text:p>0.275</text:p>
          </table:table-cell>
          <table:table-cell office:value-type="float" office:value="0.118182" calcext:value-type="float">
            <text:p>0.11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4585" calcext:value-type="float">
            <text:p>2.04585</text:p>
          </table:table-cell>
          <table:table-cell office:value-type="float" office:value="2.02033" calcext:value-type="float">
            <text:p>2.020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0835" calcext:value-type="float">
            <text:p>1.60835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379" calcext:value-type="float">
            <text:p>1.88379</text:p>
          </table:table-cell>
          <table:table-cell office:value-type="float" office:value="1.93041" calcext:value-type="float">
            <text:p>1.93041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3866" calcext:value-type="float">
            <text:p>0.943866</text:p>
          </table:table-cell>
          <table:table-cell office:value-type="float" office:value="2.26536" calcext:value-type="float">
            <text:p>2.26536</text:p>
          </table:table-cell>
          <table:table-cell office:value-type="float" office:value="0.7" calcext:value-type="float">
            <text:p>0.7</text:p>
          </table:table-cell>
          <table:table-cell office:value-type="float" office:value="0.222727" calcext:value-type="float">
            <text:p>0.22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2635" calcext:value-type="float">
            <text:p>1.72635</text:p>
          </table:table-cell>
          <table:table-cell office:value-type="float" office:value="1.83948" calcext:value-type="float">
            <text:p>1.83948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579" calcext:value-type="float">
            <text:p>0.633579</text:p>
          </table:table-cell>
          <table:table-cell office:value-type="float" office:value="2.046" calcext:value-type="float">
            <text:p>2.04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2016" calcext:value-type="float">
            <text:p>1.52016</text:p>
          </table:table-cell>
          <table:table-cell office:value-type="float" office:value="1.75034" calcext:value-type="float">
            <text:p>1.75034</text:p>
          </table:table-cell>
          <table:table-cell office:value-type="float" office:value="0.9" calcext:value-type="float">
            <text:p>0.9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6996" calcext:value-type="float">
            <text:p>0.306996</text:p>
          </table:table-cell>
          <table:table-cell office:value-type="float" office:value="2.1171" calcext:value-type="float">
            <text:p>2.117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1173" calcext:value-type="float">
            <text:p>1.31173</text:p>
          </table:table-cell>
          <table:table-cell office:value-type="float" office:value="1.63542" calcext:value-type="float">
            <text:p>1.6354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4323" calcext:value-type="float">
            <text:p>0.314323</text:p>
          </table:table-cell>
          <table:table-cell office:value-type="float" office:value="1.91542" calcext:value-type="float">
            <text:p>1.9154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11686" calcext:value-type="float">
            <text:p>1.11686</text:p>
          </table:table-cell>
          <table:table-cell office:value-type="float" office:value="1.56744" calcext:value-type="float">
            <text:p>1.56744</text:p>
          </table:table-cell>
          <table:table-cell office:value-type="float" office:value="0.9" calcext:value-type="float">
            <text:p>0.9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6567" calcext:value-type="float">
            <text:p>0.156567</text:p>
          </table:table-cell>
          <table:table-cell office:value-type="float" office:value="1.97277" calcext:value-type="float">
            <text:p>1.9727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7786" calcext:value-type="float">
            <text:p>0.897786</text:p>
          </table:table-cell>
          <table:table-cell office:value-type="float" office:value="1.45738" calcext:value-type="float">
            <text:p>1.4573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4441" calcext:value-type="float">
            <text:p>0.114441</text:p>
          </table:table-cell>
          <table:table-cell office:value-type="float" office:value="2.11935" calcext:value-type="float">
            <text:p>2.119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08644" calcext:value-type="float">
            <text:p>0.808644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80759" calcext:value-type="float">
            <text:p>0.0980759</text:p>
          </table:table-cell>
          <table:table-cell office:value-type="float" office:value="2.09052" calcext:value-type="float">
            <text:p>2.0905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39721" calcext:value-type="float">
            <text:p>0.639721</text:p>
          </table:table-cell>
          <table:table-cell office:value-type="float" office:value="1.33978" calcext:value-type="float">
            <text:p>1.3397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12462" calcext:value-type="float">
            <text:p>0.0612462</text:p>
          </table:table-cell>
          <table:table-cell office:value-type="float" office:value="2.04754" calcext:value-type="float">
            <text:p>2.04754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04544" calcext:value-type="float">
            <text:p>0.504544</text:p>
          </table:table-cell>
          <table:table-cell office:value-type="float" office:value="1.31339" calcext:value-type="float">
            <text:p>1.3133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103" calcext:value-type="float">
            <text:p>0.078103</text:p>
          </table:table-cell>
          <table:table-cell office:value-type="float" office:value="2.17944" calcext:value-type="float">
            <text:p>2.17944</text:p>
          </table:table-cell>
          <table:table-cell office:value-type="float" office:value="0.975" calcext:value-type="float">
            <text:p>0.975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19645" calcext:value-type="float">
            <text:p>0.419645</text:p>
          </table:table-cell>
          <table:table-cell office:value-type="float" office:value="1.24599" calcext:value-type="float">
            <text:p>1.2459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62744" calcext:value-type="float">
            <text:p>0.0562744</text:p>
          </table:table-cell>
          <table:table-cell office:value-type="float" office:value="2.32129" calcext:value-type="float">
            <text:p>2.32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43336" calcext:value-type="float">
            <text:p>0.343336</text:p>
          </table:table-cell>
          <table:table-cell office:value-type="float" office:value="1.1858" calcext:value-type="float">
            <text:p>1.185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00754" calcext:value-type="float">
            <text:p>0.0600754</text:p>
          </table:table-cell>
          <table:table-cell office:value-type="float" office:value="2.18296" calcext:value-type="float">
            <text:p>2.18296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6148" calcext:value-type="float">
            <text:p>0.316148</text:p>
          </table:table-cell>
          <table:table-cell office:value-type="float" office:value="1.22263" calcext:value-type="float">
            <text:p>1.22263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1502" calcext:value-type="float">
            <text:p>0.0421502</text:p>
          </table:table-cell>
          <table:table-cell office:value-type="float" office:value="2.24792" calcext:value-type="float">
            <text:p>2.24792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3915" calcext:value-type="float">
            <text:p>0.23915</text:p>
          </table:table-cell>
          <table:table-cell office:value-type="float" office:value="1.19566" calcext:value-type="float">
            <text:p>1.19566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7595" calcext:value-type="float">
            <text:p>0.0237595</text:p>
          </table:table-cell>
          <table:table-cell office:value-type="float" office:value="2.39769" calcext:value-type="float">
            <text:p>2.39769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83656" calcext:value-type="float">
            <text:p>0.183656</text:p>
          </table:table-cell>
          <table:table-cell office:value-type="float" office:value="1.11932" calcext:value-type="float">
            <text:p>1.11932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9806" calcext:value-type="float">
            <text:p>0.0109806</text:p>
          </table:table-cell>
          <table:table-cell office:value-type="float" office:value="2.30647" calcext:value-type="float">
            <text:p>2.30647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97918" calcext:value-type="float">
            <text:p>0.197918</text:p>
          </table:table-cell>
          <table:table-cell office:value-type="float" office:value="1.12088" calcext:value-type="float">
            <text:p>1.1208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0361" calcext:value-type="float">
            <text:p>0.0220361</text:p>
          </table:table-cell>
          <table:table-cell office:value-type="float" office:value="2.14917" calcext:value-type="float">
            <text:p>2.14917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1.12675" calcext:value-type="float">
            <text:p>1.12675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6145" calcext:value-type="float">
            <text:p>0.0136145</text:p>
          </table:table-cell>
          <table:table-cell office:value-type="float" office:value="2.32642" calcext:value-type="float">
            <text:p>2.32642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128" calcext:value-type="float">
            <text:p>0.10128</text:p>
          </table:table-cell>
          <table:table-cell office:value-type="float" office:value="1.16815" calcext:value-type="float">
            <text:p>1.16815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62649" calcext:value-type="float">
            <text:p>0.0262649</text:p>
          </table:table-cell>
          <table:table-cell office:value-type="float" office:value="2.37885" calcext:value-type="float">
            <text:p>2.37885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30053" calcext:value-type="float">
            <text:p>0.130053</text:p>
          </table:table-cell>
          <table:table-cell office:value-type="float" office:value="1.11938" calcext:value-type="float">
            <text:p>1.11938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86185" calcext:value-type="float">
            <text:p>0.0186185</text:p>
          </table:table-cell>
          <table:table-cell office:value-type="float" office:value="2.54304" calcext:value-type="float">
            <text:p>2.5430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993" calcext:value-type="float">
            <text:p>0.100993</text:p>
          </table:table-cell>
          <table:table-cell office:value-type="float" office:value="1.09188" calcext:value-type="float">
            <text:p>1.09188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21624" calcext:value-type="float">
            <text:p>0.0121624</text:p>
          </table:table-cell>
          <table:table-cell office:value-type="float" office:value="2.4658" calcext:value-type="float">
            <text:p>2.4658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0135" calcext:value-type="float">
            <text:p>0.080135</text:p>
          </table:table-cell>
          <table:table-cell office:value-type="float" office:value="1.07822" calcext:value-type="float">
            <text:p>1.0782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28022" calcext:value-type="float">
            <text:p>0.00828022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946718" calcext:value-type="float">
            <text:p>0.0946718</text:p>
          </table:table-cell>
          <table:table-cell office:value-type="float" office:value="1.13157" calcext:value-type="float">
            <text:p>1.13157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9081" calcext:value-type="float">
            <text:p>0.0189081</text:p>
          </table:table-cell>
          <table:table-cell office:value-type="float" office:value="2.31675" calcext:value-type="float">
            <text:p>2.31675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695182" calcext:value-type="float">
            <text:p>0.0695182</text:p>
          </table:table-cell>
          <table:table-cell office:value-type="float" office:value="1.0926" calcext:value-type="float">
            <text:p>1.092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21867" calcext:value-type="float">
            <text:p>0.0421867</text:p>
          </table:table-cell>
          <table:table-cell office:value-type="float" office:value="2.42207" calcext:value-type="float">
            <text:p>2.4220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28002" calcext:value-type="float">
            <text:p>0.0828002</text:p>
          </table:table-cell>
          <table:table-cell office:value-type="float" office:value="1.09799" calcext:value-type="float">
            <text:p>1.09799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8315" calcext:value-type="float">
            <text:p>0.0268315</text:p>
          </table:table-cell>
          <table:table-cell office:value-type="float" office:value="2.58484" calcext:value-type="float">
            <text:p>2.5848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3231" calcext:value-type="float">
            <text:p>0.073231</text:p>
          </table:table-cell>
          <table:table-cell office:value-type="float" office:value="1.13169" calcext:value-type="float">
            <text:p>1.1316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7792" calcext:value-type="float">
            <text:p>0.0197792</text:p>
          </table:table-cell>
          <table:table-cell office:value-type="float" office:value="2.29723" calcext:value-type="float">
            <text:p>2.29723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3634" calcext:value-type="float">
            <text:p>0.0773634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995571" calcext:value-type="float">
            <text:p>0.00995571</text:p>
          </table:table-cell>
          <table:table-cell office:value-type="float" office:value="2.47511" calcext:value-type="float">
            <text:p>2.47511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562091" calcext:value-type="float">
            <text:p>0.0562091</text:p>
          </table:table-cell>
          <table:table-cell office:value-type="float" office:value="1.03584" calcext:value-type="float">
            <text:p>1.03584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9293" calcext:value-type="float">
            <text:p>0.0159293</text:p>
          </table:table-cell>
          <table:table-cell office:value-type="float" office:value="2.3934" calcext:value-type="float">
            <text:p>2.3934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503888" calcext:value-type="float">
            <text:p>0.0503888</text:p>
          </table:table-cell>
          <table:table-cell office:value-type="float" office:value="1.08576" calcext:value-type="float">
            <text:p>1.08576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29069" calcext:value-type="float">
            <text:p>0.0129069</text:p>
          </table:table-cell>
          <table:table-cell office:value-type="float" office:value="2.29991" calcext:value-type="float">
            <text:p>2.29991</text:p>
          </table:table-cell>
          <table:table-cell office:value-type="float" office:value="1" calcext:value-type="float">
            <text:p>1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480444" calcext:value-type="float">
            <text:p>0.0480444</text:p>
          </table:table-cell>
          <table:table-cell office:value-type="float" office:value="1.04532" calcext:value-type="float">
            <text:p>1.04532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63053" calcext:value-type="float">
            <text:p>0.0163053</text:p>
          </table:table-cell>
          <table:table-cell office:value-type="float" office:value="2.5485" calcext:value-type="float">
            <text:p>2.5485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42538" calcext:value-type="float">
            <text:p>0.0442538</text:p>
          </table:table-cell>
          <table:table-cell office:value-type="float" office:value="1.1106" calcext:value-type="float">
            <text:p>1.110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01901" calcext:value-type="float">
            <text:p>0.0101901</text:p>
          </table:table-cell>
          <table:table-cell office:value-type="float" office:value="2.3682" calcext:value-type="float">
            <text:p>2.3682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18549" calcext:value-type="float">
            <text:p>0.0318549</text:p>
          </table:table-cell>
          <table:table-cell office:value-type="float" office:value="1.08699" calcext:value-type="float">
            <text:p>1.08699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5873" calcext:value-type="float">
            <text:p>0.0315873</text:p>
          </table:table-cell>
          <table:table-cell office:value-type="float" office:value="2.18118" calcext:value-type="float">
            <text:p>2.181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03437" calcext:value-type="float">
            <text:p>0.0403437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05952" calcext:value-type="float">
            <text:p>0.00305952</text:p>
          </table:table-cell>
          <table:table-cell office:value-type="float" office:value="2.36509" calcext:value-type="float">
            <text:p>2.36509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75117" calcext:value-type="float">
            <text:p>0.0275117</text:p>
          </table:table-cell>
          <table:table-cell office:value-type="float" office:value="1.10879" calcext:value-type="float">
            <text:p>1.10879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68811" calcext:value-type="float">
            <text:p>0.00668811</text:p>
          </table:table-cell>
          <table:table-cell office:value-type="float" office:value="2.33272" calcext:value-type="float">
            <text:p>2.33272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337493" calcext:value-type="float">
            <text:p>0.0337493</text:p>
          </table:table-cell>
          <table:table-cell office:value-type="float" office:value="0.967138" calcext:value-type="float">
            <text:p>0.967138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471268" calcext:value-type="float">
            <text:p>0.00471268</text:p>
          </table:table-cell>
          <table:table-cell office:value-type="float" office:value="2.38499" calcext:value-type="float">
            <text:p>2.38499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371806" calcext:value-type="float">
            <text:p>0.0371806</text:p>
          </table:table-cell>
          <table:table-cell office:value-type="float" office:value="1.0739" calcext:value-type="float">
            <text:p>1.0739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2901" calcext:value-type="float">
            <text:p>0.0192901</text:p>
          </table:table-cell>
          <table:table-cell office:value-type="float" office:value="2.40363" calcext:value-type="float">
            <text:p>2.40363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395197" calcext:value-type="float">
            <text:p>0.0395197</text:p>
          </table:table-cell>
          <table:table-cell office:value-type="float" office:value="1.0989" calcext:value-type="float">
            <text:p>1.0989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2.46507" calcext:value-type="float">
            <text:p>2.46507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93336" calcext:value-type="float">
            <text:p>0.0293336</text:p>
          </table:table-cell>
          <table:table-cell office:value-type="float" office:value="1.08707" calcext:value-type="float">
            <text:p>1.0870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33349" calcext:value-type="float">
            <text:p>0.0333349</text:p>
          </table:table-cell>
          <table:table-cell office:value-type="float" office:value="2.47505" calcext:value-type="float">
            <text:p>2.4750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276324" calcext:value-type="float">
            <text:p>0.0276324</text:p>
          </table:table-cell>
          <table:table-cell office:value-type="float" office:value="1.07422" calcext:value-type="float">
            <text:p>1.0742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7076" calcext:value-type="float">
            <text:p>0.0167076</text:p>
          </table:table-cell>
          <table:table-cell office:value-type="float" office:value="2.77405" calcext:value-type="float">
            <text:p>2.77405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1.04548" calcext:value-type="float">
            <text:p>1.04548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0033" calcext:value-type="float">
            <text:p>0.0210033</text:p>
          </table:table-cell>
          <table:table-cell office:value-type="float" office:value="2.50905" calcext:value-type="float">
            <text:p>2.50905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18835" calcext:value-type="float">
            <text:p>0.0218835</text:p>
          </table:table-cell>
          <table:table-cell office:value-type="float" office:value="1.14694" calcext:value-type="float">
            <text:p>1.14694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3594" calcext:value-type="float">
            <text:p>0.0253594</text:p>
          </table:table-cell>
          <table:table-cell office:value-type="float" office:value="2.75926" calcext:value-type="float">
            <text:p>2.75926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50747" calcext:value-type="float">
            <text:p>0.0250747</text:p>
          </table:table-cell>
          <table:table-cell office:value-type="float" office:value="1.07704" calcext:value-type="float">
            <text:p>1.07704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952036" calcext:value-type="float">
            <text:p>0.00952036</text:p>
          </table:table-cell>
          <table:table-cell office:value-type="float" office:value="3.17188" calcext:value-type="float">
            <text:p>3.17188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37337" calcext:value-type="float">
            <text:p>0.0237337</text:p>
          </table:table-cell>
          <table:table-cell office:value-type="float" office:value="1.12898" calcext:value-type="float">
            <text:p>1.1289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620423" calcext:value-type="float">
            <text:p>0.00620423</text:p>
          </table:table-cell>
          <table:table-cell office:value-type="float" office:value="3.0862" calcext:value-type="float">
            <text:p>3.0862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6462" calcext:value-type="float">
            <text:p>0.016462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70066" calcext:value-type="float">
            <text:p>0.00870066</text:p>
          </table:table-cell>
          <table:table-cell office:value-type="float" office:value="2.96508" calcext:value-type="float">
            <text:p>2.96508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21917" calcext:value-type="float">
            <text:p>0.0221917</text:p>
          </table:table-cell>
          <table:table-cell office:value-type="float" office:value="1.01821" calcext:value-type="float">
            <text:p>1.01821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7433" calcext:value-type="float">
            <text:p>0.0197433</text:p>
          </table:table-cell>
          <table:table-cell office:value-type="float" office:value="2.96044" calcext:value-type="float">
            <text:p>2.9604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75489" calcext:value-type="float">
            <text:p>0.0175489</text:p>
          </table:table-cell>
          <table:table-cell office:value-type="float" office:value="1.05307" calcext:value-type="float">
            <text:p>1.05307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2.68997" calcext:value-type="float">
            <text:p>2.689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4245" calcext:value-type="float">
            <text:p>0.014245</text:p>
          </table:table-cell>
          <table:table-cell office:value-type="float" office:value="1.07192" calcext:value-type="float">
            <text:p>1.0719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764858" calcext:value-type="float">
            <text:p>0.00764858</text:p>
          </table:table-cell>
          <table:table-cell office:value-type="float" office:value="2.62076" calcext:value-type="float">
            <text:p>2.62076</text:p>
          </table:table-cell>
          <table:table-cell office:value-type="float" office:value="1" calcext:value-type="float">
            <text:p>1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3316" calcext:value-type="float">
            <text:p>0.0133316</text:p>
          </table:table-cell>
          <table:table-cell office:value-type="float" office:value="1.03331" calcext:value-type="float">
            <text:p>1.03331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11069" calcext:value-type="float">
            <text:p>0.0111069</text:p>
          </table:table-cell>
          <table:table-cell office:value-type="float" office:value="2.55033" calcext:value-type="float">
            <text:p>2.55033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60448" calcext:value-type="float">
            <text:p>0.0260448</text:p>
          </table:table-cell>
          <table:table-cell office:value-type="float" office:value="1.05196" calcext:value-type="float">
            <text:p>1.0519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5914" calcext:value-type="float">
            <text:p>0.0045914</text:p>
          </table:table-cell>
          <table:table-cell office:value-type="float" office:value="2.58507" calcext:value-type="float">
            <text:p>2.58507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66002" calcext:value-type="float">
            <text:p>0.0166002</text:p>
          </table:table-cell>
          <table:table-cell office:value-type="float" office:value="1.03937" calcext:value-type="float">
            <text:p>1.0393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99161" calcext:value-type="float">
            <text:p>0.00499161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4259" calcext:value-type="float">
            <text:p>0.014259</text:p>
          </table:table-cell>
          <table:table-cell office:value-type="float" office:value="1.04041" calcext:value-type="float">
            <text:p>1.0404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</table:table>
      <table:table table:name="A_Summary" table:style-name="ta1">
        <table:shapes>
          <draw:frame draw:z-index="0" draw:style-name="gr1" draw:text-style-name="P1" svg:width="337.29mm" svg:height="142.9mm" svg:x="0mm" svg:y="250.22mm">
            <loext:p draw:notify-on-update-of-ranges="A_Summary.A5:A_Summary.A54 A_Summary.B5:A_Summary.B54 A_Summary.C5:A_Summary.C54 A_Summary.D5:A_Summary.D54 A_Summary.E5:A_Summary.E54 A_Summary.F5:A_Summary.F54 A_Summary.G5:A_Summary.G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7.29mm" svg:height="142.9mm" svg:x="0mm" svg:y="394.18mm">
            <loext:p draw:notify-on-update-of-ranges="A_Summary.I5:A_Summary.I54 A_Summary.J5:A_Summary.J54 A_Summary.K5:A_Summary.K54 A_Summary.L5:A_Summary.L54 A_Summary.M5:A_Summary.M54 A_Summary.N5:A_Summary.N54 A_Summary.O5:A_Summary.O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37.29mm" svg:height="142.9mm" svg:x="0.01mm" svg:y="794.74mm">
            <loext:p draw:notify-on-update-of-ranges="A_Summary.A126:A_Summary.A175 A_Summary.B126:A_Summary.B175 A_Summary.C126:A_Summary.C175 A_Summary.D126:A_Summary.D175 A_Summary.E126:A_Summary.E175 A_Summary.F126:A_Summary.F175 A_Summary.G126:A_Summary.G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37.29mm" svg:height="142.9mm" svg:x="0.01mm" svg:y="939.23mm">
            <loext:p draw:notify-on-update-of-ranges="A_Summary.I126:A_Summary.I175 A_Summary.J126:A_Summary.J175 A_Summary.K126:A_Summary.K175 A_Summary.L126:A_Summary.L175 A_Summary.M126:A_Summary.M175 A_Summary.N126:A_Summary.N175 A_Summary.O126:A_Summary.O1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7"/>
          <table:table-cell office:value-type="string" calcext:value-type="string">
            <text:p>validation-accurac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/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_8.D5]" office:value-type="float" office:value="0.15" calcext:value-type="float">
            <text:p>0.15</text:p>
          </table:table-cell>
          <table:table-cell table:formula="of:=[A_16.D5]" office:value-type="float" office:value="0.159091" calcext:value-type="float">
            <text:p>0.159091</text:p>
          </table:table-cell>
          <table:table-cell table:formula="of:=[A_32.D5]" office:value-type="float" office:value="0.177273" calcext:value-type="float">
            <text:p>0.177273</text:p>
          </table:table-cell>
          <table:table-cell table:formula="of:=[A_8.J5]" office:value-type="float" office:value="0.195455" calcext:value-type="float">
            <text:p>0.195455</text:p>
          </table:table-cell>
          <table:table-cell table:formula="of:=[A_16.J5]" office:value-type="float" office:value="0.181818" calcext:value-type="float">
            <text:p>0.181818</text:p>
          </table:table-cell>
          <table:table-cell table:formula="of:=[A_32.J5]" office:value-type="float" office:value="0.195455" calcext:value-type="float">
            <text:p>0.1954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A_8.E5]" office:value-type="float" office:value="0.25" calcext:value-type="float">
            <text:p>0.25</text:p>
          </table:table-cell>
          <table:table-cell table:formula="of:=[A_16.E5]" office:value-type="float" office:value="0.152778" calcext:value-type="float">
            <text:p>0.152778</text:p>
          </table:table-cell>
          <table:table-cell table:formula="of:=[A_32.E5]" office:value-type="float" office:value="0.152778" calcext:value-type="float">
            <text:p>0.152778</text:p>
          </table:table-cell>
          <table:table-cell table:formula="of:=[A_8.K5]" office:value-type="float" office:value="0.263889" calcext:value-type="float">
            <text:p>0.263889</text:p>
          </table:table-cell>
          <table:table-cell table:formula="of:=[A_16.K5]" office:value-type="float" office:value="0.166667" calcext:value-type="float">
            <text:p>0.166667</text:p>
          </table:table-cell>
          <table:table-cell table:formula="of:=[A_32.K5]"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_8.D6]" office:value-type="float" office:value="0.286364" calcext:value-type="float">
            <text:p>0.286364</text:p>
          </table:table-cell>
          <table:table-cell table:formula="of:=[A_16.D6]" office:value-type="float" office:value="0.140909" calcext:value-type="float">
            <text:p>0.140909</text:p>
          </table:table-cell>
          <table:table-cell table:formula="of:=[A_32.D6]" office:value-type="float" office:value="0.127273" calcext:value-type="float">
            <text:p>0.127273</text:p>
          </table:table-cell>
          <table:table-cell table:formula="of:=[A_8.J6]" office:value-type="float" office:value="0.327273" calcext:value-type="float">
            <text:p>0.327273</text:p>
          </table:table-cell>
          <table:table-cell table:formula="of:=[A_16.J6]" office:value-type="float" office:value="0.368182" calcext:value-type="float">
            <text:p>0.368182</text:p>
          </table:table-cell>
          <table:table-cell table:formula="of:=[A_32.J6]" office:value-type="float" office:value="0.636364" calcext:value-type="float">
            <text:p>0.6363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A_8.E6]" office:value-type="float" office:value="0.263889" calcext:value-type="float">
            <text:p>0.263889</text:p>
          </table:table-cell>
          <table:table-cell table:formula="of:=[A_16.E6]" office:value-type="float" office:value="0.180556" calcext:value-type="float">
            <text:p>0.180556</text:p>
          </table:table-cell>
          <table:table-cell table:formula="of:=[A_32.E6]" office:value-type="float" office:value="0.111111" calcext:value-type="float">
            <text:p>0.111111</text:p>
          </table:table-cell>
          <table:table-cell table:formula="of:=[A_8.K6]" office:value-type="float" office:value="0.416667" calcext:value-type="float">
            <text:p>0.416667</text:p>
          </table:table-cell>
          <table:table-cell table:formula="of:=[A_16.K6]" office:value-type="float" office:value="0.444444" calcext:value-type="float">
            <text:p>0.444444</text:p>
          </table:table-cell>
          <table:table-cell table:formula="of:=[A_32.K6]"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_8.D7]" office:value-type="float" office:value="0.340909" calcext:value-type="float">
            <text:p>0.340909</text:p>
          </table:table-cell>
          <table:table-cell table:formula="of:=[A_16.D7]" office:value-type="float" office:value="0.168182" calcext:value-type="float">
            <text:p>0.168182</text:p>
          </table:table-cell>
          <table:table-cell table:formula="of:=[A_32.D7]" office:value-type="float" office:value="0.168182" calcext:value-type="float">
            <text:p>0.168182</text:p>
          </table:table-cell>
          <table:table-cell table:formula="of:=[A_8.J7]" office:value-type="float" office:value="0.390909" calcext:value-type="float">
            <text:p>0.390909</text:p>
          </table:table-cell>
          <table:table-cell table:formula="of:=[A_16.J7]" office:value-type="float" office:value="0.659091" calcext:value-type="float">
            <text:p>0.659091</text:p>
          </table:table-cell>
          <table:table-cell table:formula="of:=[A_32.J7]" office:value-type="float" office:value="0.772727" calcext:value-type="float">
            <text:p>0.7727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A_8.E7]" office:value-type="float" office:value="0.263889" calcext:value-type="float">
            <text:p>0.263889</text:p>
          </table:table-cell>
          <table:table-cell table:formula="of:=[A_16.E7]" office:value-type="float" office:value="0.25" calcext:value-type="float">
            <text:p>0.25</text:p>
          </table:table-cell>
          <table:table-cell table:formula="of:=[A_32.E7]" office:value-type="float" office:value="0.180556" calcext:value-type="float">
            <text:p>0.180556</text:p>
          </table:table-cell>
          <table:table-cell table:formula="of:=[A_8.K7]" office:value-type="float" office:value="0.375" calcext:value-type="float">
            <text:p>0.375</text:p>
          </table:table-cell>
          <table:table-cell table:formula="of:=[A_16.K7]" office:value-type="float" office:value="0.597222" calcext:value-type="float">
            <text:p>0.597222</text:p>
          </table:table-cell>
          <table:table-cell table:formula="of:=[A_32.K7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_8.D8]" office:value-type="float" office:value="0.418182" calcext:value-type="float">
            <text:p>0.418182</text:p>
          </table:table-cell>
          <table:table-cell table:formula="of:=[A_16.D8]" office:value-type="float" office:value="0.281818" calcext:value-type="float">
            <text:p>0.281818</text:p>
          </table:table-cell>
          <table:table-cell table:formula="of:=[A_32.D8]" office:value-type="float" office:value="0.213636" calcext:value-type="float">
            <text:p>0.213636</text:p>
          </table:table-cell>
          <table:table-cell table:formula="of:=[A_8.J8]" office:value-type="float" office:value="0.504545" calcext:value-type="float">
            <text:p>0.504545</text:p>
          </table:table-cell>
          <table:table-cell table:formula="of:=[A_16.J8]" office:value-type="float" office:value="0.795455" calcext:value-type="float">
            <text:p>0.795455</text:p>
          </table:table-cell>
          <table:table-cell table:formula="of:=[A_32.J8]" office:value-type="float" office:value="0.85" calcext:value-type="float">
            <text:p>0.85</text:p>
          </table:table-cell>
          <table:table-cell/>
          <table:table-cell office:value-type="float" office:value="4" calcext:value-type="float">
            <text:p>4</text:p>
          </table:table-cell>
          <table:table-cell table:formula="of:=[A_8.E8]" office:value-type="float" office:value="0.458333" calcext:value-type="float">
            <text:p>0.458333</text:p>
          </table:table-cell>
          <table:table-cell table:formula="of:=[A_16.E8]" office:value-type="float" office:value="0.25" calcext:value-type="float">
            <text:p>0.25</text:p>
          </table:table-cell>
          <table:table-cell table:formula="of:=[A_32.E8]" office:value-type="float" office:value="0.25" calcext:value-type="float">
            <text:p>0.25</text:p>
          </table:table-cell>
          <table:table-cell table:formula="of:=[A_8.K8]" office:value-type="float" office:value="0.458333" calcext:value-type="float">
            <text:p>0.458333</text:p>
          </table:table-cell>
          <table:table-cell table:formula="of:=[A_16.K8]" office:value-type="float" office:value="0.597222" calcext:value-type="float">
            <text:p>0.597222</text:p>
          </table:table-cell>
          <table:table-cell table:formula="of:=[A_32.K8]"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_8.D9]" office:value-type="float" office:value="0.490909" calcext:value-type="float">
            <text:p>0.490909</text:p>
          </table:table-cell>
          <table:table-cell table:formula="of:=[A_16.D9]" office:value-type="float" office:value="0.295455" calcext:value-type="float">
            <text:p>0.295455</text:p>
          </table:table-cell>
          <table:table-cell table:formula="of:=[A_32.D9]" office:value-type="float" office:value="0.222727" calcext:value-type="float">
            <text:p>0.222727</text:p>
          </table:table-cell>
          <table:table-cell table:formula="of:=[A_8.J9]" office:value-type="float" office:value="0.613636" calcext:value-type="float">
            <text:p>0.613636</text:p>
          </table:table-cell>
          <table:table-cell table:formula="of:=[A_16.J9]" office:value-type="float" office:value="0.868182" calcext:value-type="float">
            <text:p>0.868182</text:p>
          </table:table-cell>
          <table:table-cell table:formula="of:=[A_32.J9]" office:value-type="float" office:value="0.927273" calcext:value-type="float">
            <text:p>0.927273</text:p>
          </table:table-cell>
          <table:table-cell/>
          <table:table-cell office:value-type="float" office:value="5" calcext:value-type="float">
            <text:p>5</text:p>
          </table:table-cell>
          <table:table-cell table:formula="of:=[A_8.E9]" office:value-type="float" office:value="0.402778" calcext:value-type="float">
            <text:p>0.402778</text:p>
          </table:table-cell>
          <table:table-cell table:formula="of:=[A_16.E9]" office:value-type="float" office:value="0.291667" calcext:value-type="float">
            <text:p>0.291667</text:p>
          </table:table-cell>
          <table:table-cell table:formula="of:=[A_32.E9]" office:value-type="float" office:value="0.222222" calcext:value-type="float">
            <text:p>0.222222</text:p>
          </table:table-cell>
          <table:table-cell table:formula="of:=[A_8.K9]" office:value-type="float" office:value="0.527778" calcext:value-type="float">
            <text:p>0.527778</text:p>
          </table:table-cell>
          <table:table-cell table:formula="of:=[A_16.K9]" office:value-type="float" office:value="0.680556" calcext:value-type="float">
            <text:p>0.680556</text:p>
          </table:table-cell>
          <table:table-cell table:formula="of:=[A_32.K9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_8.D10]" office:value-type="float" office:value="0.563636" calcext:value-type="float">
            <text:p>0.563636</text:p>
          </table:table-cell>
          <table:table-cell table:formula="of:=[A_16.D10]" office:value-type="float" office:value="0.390909" calcext:value-type="float">
            <text:p>0.390909</text:p>
          </table:table-cell>
          <table:table-cell table:formula="of:=[A_32.D10]" office:value-type="float" office:value="0.286364" calcext:value-type="float">
            <text:p>0.286364</text:p>
          </table:table-cell>
          <table:table-cell table:formula="of:=[A_8.J10]" office:value-type="float" office:value="0.672727" calcext:value-type="float">
            <text:p>0.672727</text:p>
          </table:table-cell>
          <table:table-cell table:formula="of:=[A_16.J10]" office:value-type="float" office:value="0.895455" calcext:value-type="float">
            <text:p>0.895455</text:p>
          </table:table-cell>
          <table:table-cell table:formula="of:=[A_32.J10]" office:value-type="float" office:value="0.981818" calcext:value-type="float">
            <text:p>0.981818</text:p>
          </table:table-cell>
          <table:table-cell/>
          <table:table-cell office:value-type="float" office:value="6" calcext:value-type="float">
            <text:p>6</text:p>
          </table:table-cell>
          <table:table-cell table:formula="of:=[A_8.E10]" office:value-type="float" office:value="0.402778" calcext:value-type="float">
            <text:p>0.402778</text:p>
          </table:table-cell>
          <table:table-cell table:formula="of:=[A_16.E10]" office:value-type="float" office:value="0.291667" calcext:value-type="float">
            <text:p>0.291667</text:p>
          </table:table-cell>
          <table:table-cell table:formula="of:=[A_32.E10]" office:value-type="float" office:value="0.291667" calcext:value-type="float">
            <text:p>0.291667</text:p>
          </table:table-cell>
          <table:table-cell table:formula="of:=[A_8.K10]" office:value-type="float" office:value="0.541667" calcext:value-type="float">
            <text:p>0.541667</text:p>
          </table:table-cell>
          <table:table-cell table:formula="of:=[A_16.K10]" office:value-type="float" office:value="0.652778" calcext:value-type="float">
            <text:p>0.652778</text:p>
          </table:table-cell>
          <table:table-cell table:formula="of:=[A_32.K10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_8.D11]" office:value-type="float" office:value="0.645455" calcext:value-type="float">
            <text:p>0.645455</text:p>
          </table:table-cell>
          <table:table-cell table:formula="of:=[A_16.D11]" office:value-type="float" office:value="0.377273" calcext:value-type="float">
            <text:p>0.377273</text:p>
          </table:table-cell>
          <table:table-cell table:formula="of:=[A_32.D11]" office:value-type="float" office:value="0.245455" calcext:value-type="float">
            <text:p>0.245455</text:p>
          </table:table-cell>
          <table:table-cell table:formula="of:=[A_8.J11]" office:value-type="float" office:value="0.681818" calcext:value-type="float">
            <text:p>0.681818</text:p>
          </table:table-cell>
          <table:table-cell table:formula="of:=[A_16.J11]" office:value-type="float" office:value="0.922727" calcext:value-type="float">
            <text:p>0.922727</text:p>
          </table:table-cell>
          <table:table-cell table:formula="of:=[A_32.J11]" office:value-type="float" office:value="0.972727" calcext:value-type="float">
            <text:p>0.972727</text:p>
          </table:table-cell>
          <table:table-cell/>
          <table:table-cell office:value-type="float" office:value="7" calcext:value-type="float">
            <text:p>7</text:p>
          </table:table-cell>
          <table:table-cell table:formula="of:=[A_8.E11]" office:value-type="float" office:value="0.569444" calcext:value-type="float">
            <text:p>0.569444</text:p>
          </table:table-cell>
          <table:table-cell table:formula="of:=[A_16.E11]" office:value-type="float" office:value="0.319444" calcext:value-type="float">
            <text:p>0.319444</text:p>
          </table:table-cell>
          <table:table-cell table:formula="of:=[A_32.E11]" office:value-type="float" office:value="0.319444" calcext:value-type="float">
            <text:p>0.319444</text:p>
          </table:table-cell>
          <table:table-cell table:formula="of:=[A_8.K11]" office:value-type="float" office:value="0.583333" calcext:value-type="float">
            <text:p>0.583333</text:p>
          </table:table-cell>
          <table:table-cell table:formula="of:=[A_16.K11]" office:value-type="float" office:value="0.763889" calcext:value-type="float">
            <text:p>0.763889</text:p>
          </table:table-cell>
          <table:table-cell table:formula="of:=[A_32.K11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_8.D12]" office:value-type="float" office:value="0.727273" calcext:value-type="float">
            <text:p>0.727273</text:p>
          </table:table-cell>
          <table:table-cell table:formula="of:=[A_16.D12]" office:value-type="float" office:value="0.486364" calcext:value-type="float">
            <text:p>0.486364</text:p>
          </table:table-cell>
          <table:table-cell table:formula="of:=[A_32.D12]" office:value-type="float" office:value="0.35" calcext:value-type="float">
            <text:p>0.35</text:p>
          </table:table-cell>
          <table:table-cell table:formula="of:=[A_8.J12]" office:value-type="float" office:value="0.736364" calcext:value-type="float">
            <text:p>0.736364</text:p>
          </table:table-cell>
          <table:table-cell table:formula="of:=[A_16.J12]" office:value-type="float" office:value="0.959091" calcext:value-type="float">
            <text:p>0.959091</text:p>
          </table:table-cell>
          <table:table-cell table:formula="of:=[A_32.J12]" office:value-type="float" office:value="0.981818" calcext:value-type="float">
            <text:p>0.9818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A_8.E12]" office:value-type="float" office:value="0.430556" calcext:value-type="float">
            <text:p>0.430556</text:p>
          </table:table-cell>
          <table:table-cell table:formula="of:=[A_16.E12]" office:value-type="float" office:value="0.430556" calcext:value-type="float">
            <text:p>0.430556</text:p>
          </table:table-cell>
          <table:table-cell table:formula="of:=[A_32.E12]" office:value-type="float" office:value="0.263889" calcext:value-type="float">
            <text:p>0.263889</text:p>
          </table:table-cell>
          <table:table-cell table:formula="of:=[A_8.K12]" office:value-type="float" office:value="0.666667" calcext:value-type="float">
            <text:p>0.666667</text:p>
          </table:table-cell>
          <table:table-cell table:formula="of:=[A_16.K12]" office:value-type="float" office:value="0.652778" calcext:value-type="float">
            <text:p>0.652778</text:p>
          </table:table-cell>
          <table:table-cell table:formula="of:=[A_32.K12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_8.D13]" office:value-type="float" office:value="0.804545" calcext:value-type="float">
            <text:p>0.804545</text:p>
          </table:table-cell>
          <table:table-cell table:formula="of:=[A_16.D13]" office:value-type="float" office:value="0.559091" calcext:value-type="float">
            <text:p>0.559091</text:p>
          </table:table-cell>
          <table:table-cell table:formula="of:=[A_32.D13]" office:value-type="float" office:value="0.377273" calcext:value-type="float">
            <text:p>0.377273</text:p>
          </table:table-cell>
          <table:table-cell table:formula="of:=[A_8.J13]" office:value-type="float" office:value="0.786364" calcext:value-type="float">
            <text:p>0.786364</text:p>
          </table:table-cell>
          <table:table-cell table:formula="of:=[A_16.J13]" office:value-type="float" office:value="0.963636" calcext:value-type="float">
            <text:p>0.963636</text:p>
          </table:table-cell>
          <table:table-cell table:formula="of:=[A_32.J13]" office:value-type="float" office:value="0.995455" calcext:value-type="float">
            <text:p>0.995455</text:p>
          </table:table-cell>
          <table:table-cell/>
          <table:table-cell office:value-type="float" office:value="9" calcext:value-type="float">
            <text:p>9</text:p>
          </table:table-cell>
          <table:table-cell table:formula="of:=[A_8.E13]" office:value-type="float" office:value="0.5" calcext:value-type="float">
            <text:p>0.5</text:p>
          </table:table-cell>
          <table:table-cell table:formula="of:=[A_16.E13]" office:value-type="float" office:value="0.527778" calcext:value-type="float">
            <text:p>0.527778</text:p>
          </table:table-cell>
          <table:table-cell table:formula="of:=[A_32.E13]" office:value-type="float" office:value="0.361111" calcext:value-type="float">
            <text:p>0.361111</text:p>
          </table:table-cell>
          <table:table-cell table:formula="of:=[A_8.K13]" office:value-type="float" office:value="0.569444" calcext:value-type="float">
            <text:p>0.569444</text:p>
          </table:table-cell>
          <table:table-cell table:formula="of:=[A_16.K13]" office:value-type="float" office:value="0.763889" calcext:value-type="float">
            <text:p>0.763889</text:p>
          </table:table-cell>
          <table:table-cell table:formula="of:=[A_32.K1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_8.D14]" office:value-type="float" office:value="0.772727" calcext:value-type="float">
            <text:p>0.772727</text:p>
          </table:table-cell>
          <table:table-cell table:formula="of:=[A_16.D14]" office:value-type="float" office:value="0.6" calcext:value-type="float">
            <text:p>0.6</text:p>
          </table:table-cell>
          <table:table-cell table:formula="of:=[A_32.D14]" office:value-type="float" office:value="0.431818" calcext:value-type="float">
            <text:p>0.431818</text:p>
          </table:table-cell>
          <table:table-cell table:formula="of:=[A_8.J14]" office:value-type="float" office:value="0.795455" calcext:value-type="float">
            <text:p>0.795455</text:p>
          </table:table-cell>
          <table:table-cell table:formula="of:=[A_16.J14]" office:value-type="float" office:value="0.968182" calcext:value-type="float">
            <text:p>0.968182</text:p>
          </table:table-cell>
          <table:table-cell table:formula="of:=[A_32.J14]" office:value-type="float" office:value="0.995455" calcext:value-type="float">
            <text:p>0.9954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A_8.E14]" office:value-type="float" office:value="0.416667" calcext:value-type="float">
            <text:p>0.416667</text:p>
          </table:table-cell>
          <table:table-cell table:formula="of:=[A_16.E14]" office:value-type="float" office:value="0.555556" calcext:value-type="float">
            <text:p>0.555556</text:p>
          </table:table-cell>
          <table:table-cell table:formula="of:=[A_32.E14]" office:value-type="float" office:value="0.319444" calcext:value-type="float">
            <text:p>0.319444</text:p>
          </table:table-cell>
          <table:table-cell table:formula="of:=[A_8.K14]" office:value-type="float" office:value="0.652778" calcext:value-type="float">
            <text:p>0.652778</text:p>
          </table:table-cell>
          <table:table-cell table:formula="of:=[A_16.K14]" office:value-type="float" office:value="0.75" calcext:value-type="float">
            <text:p>0.75</text:p>
          </table:table-cell>
          <table:table-cell table:formula="of:=[A_32.K14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_8.D15]" office:value-type="float" office:value="0.836364" calcext:value-type="float">
            <text:p>0.836364</text:p>
          </table:table-cell>
          <table:table-cell table:formula="of:=[A_16.D15]" office:value-type="float" office:value="0.6" calcext:value-type="float">
            <text:p>0.6</text:p>
          </table:table-cell>
          <table:table-cell table:formula="of:=[A_32.D15]" office:value-type="float" office:value="0.481818" calcext:value-type="float">
            <text:p>0.481818</text:p>
          </table:table-cell>
          <table:table-cell table:formula="of:=[A_8.J15]" office:value-type="float" office:value="0.831818" calcext:value-type="float">
            <text:p>0.831818</text:p>
          </table:table-cell>
          <table:table-cell table:formula="of:=[A_16.J15]" office:value-type="float" office:value="0.990909" calcext:value-type="float">
            <text:p>0.990909</text:p>
          </table:table-cell>
          <table:table-cell table:formula="of:=[A_32.J15]" office:value-type="float" office:value="0.995455" calcext:value-type="float">
            <text:p>0.9954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A_8.E15]" office:value-type="float" office:value="0.472222" calcext:value-type="float">
            <text:p>0.472222</text:p>
          </table:table-cell>
          <table:table-cell table:formula="of:=[A_16.E15]" office:value-type="float" office:value="0.569444" calcext:value-type="float">
            <text:p>0.569444</text:p>
          </table:table-cell>
          <table:table-cell table:formula="of:=[A_32.E15]" office:value-type="float" office:value="0.319444" calcext:value-type="float">
            <text:p>0.319444</text:p>
          </table:table-cell>
          <table:table-cell table:formula="of:=[A_8.K15]" office:value-type="float" office:value="0.666667" calcext:value-type="float">
            <text:p>0.666667</text:p>
          </table:table-cell>
          <table:table-cell table:formula="of:=[A_16.K15]" office:value-type="float" office:value="0.791667" calcext:value-type="float">
            <text:p>0.791667</text:p>
          </table:table-cell>
          <table:table-cell table:formula="of:=[A_32.K15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_8.D16]" office:value-type="float" office:value="0.840909" calcext:value-type="float">
            <text:p>0.840909</text:p>
          </table:table-cell>
          <table:table-cell table:formula="of:=[A_16.D16]" office:value-type="float" office:value="0.645455" calcext:value-type="float">
            <text:p>0.645455</text:p>
          </table:table-cell>
          <table:table-cell table:formula="of:=[A_32.D16]" office:value-type="float" office:value="0.527273" calcext:value-type="float">
            <text:p>0.527273</text:p>
          </table:table-cell>
          <table:table-cell table:formula="of:=[A_8.J16]" office:value-type="float" office:value="0.845455" calcext:value-type="float">
            <text:p>0.845455</text:p>
          </table:table-cell>
          <table:table-cell table:formula="of:=[A_16.J16]" office:value-type="float" office:value="0.986364" calcext:value-type="float">
            <text:p>0.986364</text:p>
          </table:table-cell>
          <table:table-cell table:formula="of:=[A_32.J16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A_8.E16]" office:value-type="float" office:value="0.541667" calcext:value-type="float">
            <text:p>0.541667</text:p>
          </table:table-cell>
          <table:table-cell table:formula="of:=[A_16.E16]" office:value-type="float" office:value="0.597222" calcext:value-type="float">
            <text:p>0.597222</text:p>
          </table:table-cell>
          <table:table-cell table:formula="of:=[A_32.E16]" office:value-type="float" office:value="0.305556" calcext:value-type="float">
            <text:p>0.305556</text:p>
          </table:table-cell>
          <table:table-cell table:formula="of:=[A_8.K16]" office:value-type="float" office:value="0.638889" calcext:value-type="float">
            <text:p>0.638889</text:p>
          </table:table-cell>
          <table:table-cell table:formula="of:=[A_16.K16]" office:value-type="float" office:value="0.708333" calcext:value-type="float">
            <text:p>0.708333</text:p>
          </table:table-cell>
          <table:table-cell table:formula="of:=[A_32.K1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_8.D17]" office:value-type="float" office:value="0.854545" calcext:value-type="float">
            <text:p>0.854545</text:p>
          </table:table-cell>
          <table:table-cell table:formula="of:=[A_16.D17]" office:value-type="float" office:value="0.718182" calcext:value-type="float">
            <text:p>0.718182</text:p>
          </table:table-cell>
          <table:table-cell table:formula="of:=[A_32.D17]" office:value-type="float" office:value="0.554545" calcext:value-type="float">
            <text:p>0.554545</text:p>
          </table:table-cell>
          <table:table-cell table:formula="of:=[A_8.J17]" office:value-type="float" office:value="0.859091" calcext:value-type="float">
            <text:p>0.859091</text:p>
          </table:table-cell>
          <table:table-cell table:formula="of:=[A_16.J17]" office:value-type="float" office:value="0.990909" calcext:value-type="float">
            <text:p>0.990909</text:p>
          </table:table-cell>
          <table:table-cell table:formula="of:=[A_32.J17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A_8.E17]" office:value-type="float" office:value="0.583333" calcext:value-type="float">
            <text:p>0.583333</text:p>
          </table:table-cell>
          <table:table-cell table:formula="of:=[A_16.E17]" office:value-type="float" office:value="0.597222" calcext:value-type="float">
            <text:p>0.597222</text:p>
          </table:table-cell>
          <table:table-cell table:formula="of:=[A_32.E17]" office:value-type="float" office:value="0.444444" calcext:value-type="float">
            <text:p>0.444444</text:p>
          </table:table-cell>
          <table:table-cell table:formula="of:=[A_8.K17]" office:value-type="float" office:value="0.708333" calcext:value-type="float">
            <text:p>0.708333</text:p>
          </table:table-cell>
          <table:table-cell table:formula="of:=[A_16.K17]" office:value-type="float" office:value="0.763889" calcext:value-type="float">
            <text:p>0.763889</text:p>
          </table:table-cell>
          <table:table-cell table:formula="of:=[A_32.K17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_8.D18]" office:value-type="float" office:value="0.918182" calcext:value-type="float">
            <text:p>0.918182</text:p>
          </table:table-cell>
          <table:table-cell table:formula="of:=[A_16.D18]" office:value-type="float" office:value="0.759091" calcext:value-type="float">
            <text:p>0.759091</text:p>
          </table:table-cell>
          <table:table-cell table:formula="of:=[A_32.D18]" office:value-type="float" office:value="0.6" calcext:value-type="float">
            <text:p>0.6</text:p>
          </table:table-cell>
          <table:table-cell table:formula="of:=[A_8.J18]" office:value-type="float" office:value="0.827273" calcext:value-type="float">
            <text:p>0.827273</text:p>
          </table:table-cell>
          <table:table-cell table:formula="of:=[A_16.J18]" office:value-type="float" office:value="0.977273" calcext:value-type="float">
            <text:p>0.977273</text:p>
          </table:table-cell>
          <table:table-cell table:formula="of:=[A_32.J18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A_8.E18]" office:value-type="float" office:value="0.569444" calcext:value-type="float">
            <text:p>0.569444</text:p>
          </table:table-cell>
          <table:table-cell table:formula="of:=[A_16.E18]" office:value-type="float" office:value="0.597222" calcext:value-type="float">
            <text:p>0.597222</text:p>
          </table:table-cell>
          <table:table-cell table:formula="of:=[A_32.E18]" office:value-type="float" office:value="0.444444" calcext:value-type="float">
            <text:p>0.444444</text:p>
          </table:table-cell>
          <table:table-cell table:formula="of:=[A_8.K18]" office:value-type="float" office:value="0.708333" calcext:value-type="float">
            <text:p>0.708333</text:p>
          </table:table-cell>
          <table:table-cell table:formula="of:=[A_16.K18]" office:value-type="float" office:value="0.763889" calcext:value-type="float">
            <text:p>0.763889</text:p>
          </table:table-cell>
          <table:table-cell table:formula="of:=[A_32.K18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_8.D19]" office:value-type="float" office:value="0.913636" calcext:value-type="float">
            <text:p>0.913636</text:p>
          </table:table-cell>
          <table:table-cell table:formula="of:=[A_16.D19]" office:value-type="float" office:value="0.790909" calcext:value-type="float">
            <text:p>0.790909</text:p>
          </table:table-cell>
          <table:table-cell table:formula="of:=[A_32.D19]" office:value-type="float" office:value="0.659091" calcext:value-type="float">
            <text:p>0.659091</text:p>
          </table:table-cell>
          <table:table-cell table:formula="of:=[A_8.J19]" office:value-type="float" office:value="0.863636" calcext:value-type="float">
            <text:p>0.863636</text:p>
          </table:table-cell>
          <table:table-cell table:formula="of:=[A_16.J19]" office:value-type="float" office:value="1" calcext:value-type="float">
            <text:p>1</text:p>
          </table:table-cell>
          <table:table-cell table:formula="of:=[A_32.J19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A_8.E19]" office:value-type="float" office:value="0.569444" calcext:value-type="float">
            <text:p>0.569444</text:p>
          </table:table-cell>
          <table:table-cell table:formula="of:=[A_16.E19]" office:value-type="float" office:value="0.597222" calcext:value-type="float">
            <text:p>0.597222</text:p>
          </table:table-cell>
          <table:table-cell table:formula="of:=[A_32.E19]" office:value-type="float" office:value="0.486111" calcext:value-type="float">
            <text:p>0.486111</text:p>
          </table:table-cell>
          <table:table-cell table:formula="of:=[A_8.K19]" office:value-type="float" office:value="0.680556" calcext:value-type="float">
            <text:p>0.680556</text:p>
          </table:table-cell>
          <table:table-cell table:formula="of:=[A_16.K19]" office:value-type="float" office:value="0.722222" calcext:value-type="float">
            <text:p>0.722222</text:p>
          </table:table-cell>
          <table:table-cell table:formula="of:=[A_32.K19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_8.D20]" office:value-type="float" office:value="0.936364" calcext:value-type="float">
            <text:p>0.936364</text:p>
          </table:table-cell>
          <table:table-cell table:formula="of:=[A_16.D20]" office:value-type="float" office:value="0.845455" calcext:value-type="float">
            <text:p>0.845455</text:p>
          </table:table-cell>
          <table:table-cell table:formula="of:=[A_32.D20]" office:value-type="float" office:value="0.663636" calcext:value-type="float">
            <text:p>0.663636</text:p>
          </table:table-cell>
          <table:table-cell table:formula="of:=[A_8.J20]" office:value-type="float" office:value="0.895455" calcext:value-type="float">
            <text:p>0.895455</text:p>
          </table:table-cell>
          <table:table-cell table:formula="of:=[A_16.J20]" office:value-type="float" office:value="0.995455" calcext:value-type="float">
            <text:p>0.995455</text:p>
          </table:table-cell>
          <table:table-cell table:formula="of:=[A_32.J20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A_8.E20]" office:value-type="float" office:value="0.541667" calcext:value-type="float">
            <text:p>0.541667</text:p>
          </table:table-cell>
          <table:table-cell table:formula="of:=[A_16.E20]" office:value-type="float" office:value="0.611111" calcext:value-type="float">
            <text:p>0.611111</text:p>
          </table:table-cell>
          <table:table-cell table:formula="of:=[A_32.E20]" office:value-type="float" office:value="0.472222" calcext:value-type="float">
            <text:p>0.472222</text:p>
          </table:table-cell>
          <table:table-cell table:formula="of:=[A_8.K20]" office:value-type="float" office:value="0.722222" calcext:value-type="float">
            <text:p>0.722222</text:p>
          </table:table-cell>
          <table:table-cell table:formula="of:=[A_16.K20]" office:value-type="float" office:value="0.819444" calcext:value-type="float">
            <text:p>0.819444</text:p>
          </table:table-cell>
          <table:table-cell table:formula="of:=[A_32.K20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_8.D21]" office:value-type="float" office:value="0.936364" calcext:value-type="float">
            <text:p>0.936364</text:p>
          </table:table-cell>
          <table:table-cell table:formula="of:=[A_16.D21]" office:value-type="float" office:value="0.840909" calcext:value-type="float">
            <text:p>0.840909</text:p>
          </table:table-cell>
          <table:table-cell table:formula="of:=[A_32.D21]" office:value-type="float" office:value="0.759091" calcext:value-type="float">
            <text:p>0.759091</text:p>
          </table:table-cell>
          <table:table-cell table:formula="of:=[A_8.J21]" office:value-type="float" office:value="0.895455" calcext:value-type="float">
            <text:p>0.895455</text:p>
          </table:table-cell>
          <table:table-cell table:formula="of:=[A_16.J21]" office:value-type="float" office:value="1" calcext:value-type="float">
            <text:p>1</text:p>
          </table:table-cell>
          <table:table-cell table:formula="of:=[A_32.J21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A_8.E21]" office:value-type="float" office:value="0.583333" calcext:value-type="float">
            <text:p>0.583333</text:p>
          </table:table-cell>
          <table:table-cell table:formula="of:=[A_16.E21]" office:value-type="float" office:value="0.486111" calcext:value-type="float">
            <text:p>0.486111</text:p>
          </table:table-cell>
          <table:table-cell table:formula="of:=[A_32.E21]" office:value-type="float" office:value="0.472222" calcext:value-type="float">
            <text:p>0.472222</text:p>
          </table:table-cell>
          <table:table-cell table:formula="of:=[A_8.K21]" office:value-type="float" office:value="0.736111" calcext:value-type="float">
            <text:p>0.736111</text:p>
          </table:table-cell>
          <table:table-cell table:formula="of:=[A_16.K21]" office:value-type="float" office:value="0.777778" calcext:value-type="float">
            <text:p>0.777778</text:p>
          </table:table-cell>
          <table:table-cell table:formula="of:=[A_32.K21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_8.D22]" office:value-type="float" office:value="0.954545" calcext:value-type="float">
            <text:p>0.954545</text:p>
          </table:table-cell>
          <table:table-cell table:formula="of:=[A_16.D22]" office:value-type="float" office:value="0.868182" calcext:value-type="float">
            <text:p>0.868182</text:p>
          </table:table-cell>
          <table:table-cell table:formula="of:=[A_32.D22]" office:value-type="float" office:value="0.772727" calcext:value-type="float">
            <text:p>0.772727</text:p>
          </table:table-cell>
          <table:table-cell table:formula="of:=[A_8.J22]" office:value-type="float" office:value="0.909091" calcext:value-type="float">
            <text:p>0.909091</text:p>
          </table:table-cell>
          <table:table-cell table:formula="of:=[A_16.J22]" office:value-type="float" office:value="1" calcext:value-type="float">
            <text:p>1</text:p>
          </table:table-cell>
          <table:table-cell table:formula="of:=[A_32.J22]" office:value-type="float" office:value="0.995455" calcext:value-type="float">
            <text:p>0.99545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A_8.E22]" office:value-type="float" office:value="0.625" calcext:value-type="float">
            <text:p>0.625</text:p>
          </table:table-cell>
          <table:table-cell table:formula="of:=[A_16.E22]" office:value-type="float" office:value="0.666667" calcext:value-type="float">
            <text:p>0.666667</text:p>
          </table:table-cell>
          <table:table-cell table:formula="of:=[A_32.E22]" office:value-type="float" office:value="0.5" calcext:value-type="float">
            <text:p>0.5</text:p>
          </table:table-cell>
          <table:table-cell table:formula="of:=[A_8.K22]" office:value-type="float" office:value="0.680556" calcext:value-type="float">
            <text:p>0.680556</text:p>
          </table:table-cell>
          <table:table-cell table:formula="of:=[A_16.K22]" office:value-type="float" office:value="0.736111" calcext:value-type="float">
            <text:p>0.736111</text:p>
          </table:table-cell>
          <table:table-cell table:formula="of:=[A_32.K22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_8.D23]" office:value-type="float" office:value="0.954545" calcext:value-type="float">
            <text:p>0.954545</text:p>
          </table:table-cell>
          <table:table-cell table:formula="of:=[A_16.D23]" office:value-type="float" office:value="0.886364" calcext:value-type="float">
            <text:p>0.886364</text:p>
          </table:table-cell>
          <table:table-cell table:formula="of:=[A_32.D23]" office:value-type="float" office:value="0.827273" calcext:value-type="float">
            <text:p>0.827273</text:p>
          </table:table-cell>
          <table:table-cell table:formula="of:=[A_8.J23]" office:value-type="float" office:value="0.945455" calcext:value-type="float">
            <text:p>0.945455</text:p>
          </table:table-cell>
          <table:table-cell table:formula="of:=[A_16.J23]" office:value-type="float" office:value="1" calcext:value-type="float">
            <text:p>1</text:p>
          </table:table-cell>
          <table:table-cell table:formula="of:=[A_32.J23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A_8.E23]" office:value-type="float" office:value="0.583333" calcext:value-type="float">
            <text:p>0.583333</text:p>
          </table:table-cell>
          <table:table-cell table:formula="of:=[A_16.E23]" office:value-type="float" office:value="0.541667" calcext:value-type="float">
            <text:p>0.541667</text:p>
          </table:table-cell>
          <table:table-cell table:formula="of:=[A_32.E23]" office:value-type="float" office:value="0.541667" calcext:value-type="float">
            <text:p>0.541667</text:p>
          </table:table-cell>
          <table:table-cell table:formula="of:=[A_8.K23]" office:value-type="float" office:value="0.694444" calcext:value-type="float">
            <text:p>0.694444</text:p>
          </table:table-cell>
          <table:table-cell table:formula="of:=[A_16.K23]" office:value-type="float" office:value="0.763889" calcext:value-type="float">
            <text:p>0.763889</text:p>
          </table:table-cell>
          <table:table-cell table:formula="of:=[A_32.K23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_8.D24]" office:value-type="float" office:value="0.940909" calcext:value-type="float">
            <text:p>0.940909</text:p>
          </table:table-cell>
          <table:table-cell table:formula="of:=[A_16.D24]" office:value-type="float" office:value="0.922727" calcext:value-type="float">
            <text:p>0.922727</text:p>
          </table:table-cell>
          <table:table-cell table:formula="of:=[A_32.D24]" office:value-type="float" office:value="0.827273" calcext:value-type="float">
            <text:p>0.827273</text:p>
          </table:table-cell>
          <table:table-cell table:formula="of:=[A_8.J24]" office:value-type="float" office:value="0.931818" calcext:value-type="float">
            <text:p>0.931818</text:p>
          </table:table-cell>
          <table:table-cell table:formula="of:=[A_16.J24]" office:value-type="float" office:value="1" calcext:value-type="float">
            <text:p>1</text:p>
          </table:table-cell>
          <table:table-cell table:formula="of:=[A_32.J24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A_8.E24]" office:value-type="float" office:value="0.583333" calcext:value-type="float">
            <text:p>0.583333</text:p>
          </table:table-cell>
          <table:table-cell table:formula="of:=[A_16.E24]" office:value-type="float" office:value="0.583333" calcext:value-type="float">
            <text:p>0.583333</text:p>
          </table:table-cell>
          <table:table-cell table:formula="of:=[A_32.E24]" office:value-type="float" office:value="0.5" calcext:value-type="float">
            <text:p>0.5</text:p>
          </table:table-cell>
          <table:table-cell table:formula="of:=[A_8.K24]" office:value-type="float" office:value="0.736111" calcext:value-type="float">
            <text:p>0.736111</text:p>
          </table:table-cell>
          <table:table-cell table:formula="of:=[A_16.K24]" office:value-type="float" office:value="0.777778" calcext:value-type="float">
            <text:p>0.777778</text:p>
          </table:table-cell>
          <table:table-cell table:formula="of:=[A_32.K24]"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_8.D25]" office:value-type="float" office:value="0.986364" calcext:value-type="float">
            <text:p>0.986364</text:p>
          </table:table-cell>
          <table:table-cell table:formula="of:=[A_16.D25]" office:value-type="float" office:value="0.9" calcext:value-type="float">
            <text:p>0.9</text:p>
          </table:table-cell>
          <table:table-cell table:formula="of:=[A_32.D25]" office:value-type="float" office:value="0.840909" calcext:value-type="float">
            <text:p>0.840909</text:p>
          </table:table-cell>
          <table:table-cell table:formula="of:=[A_8.J25]" office:value-type="float" office:value="0.936364" calcext:value-type="float">
            <text:p>0.936364</text:p>
          </table:table-cell>
          <table:table-cell table:formula="of:=[A_16.J25]" office:value-type="float" office:value="0.995455" calcext:value-type="float">
            <text:p>0.995455</text:p>
          </table:table-cell>
          <table:table-cell table:formula="of:=[A_32.J25]" office:value-type="float" office:value="0.995455" calcext:value-type="float">
            <text:p>0.99545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A_8.E25]" office:value-type="float" office:value="0.569444" calcext:value-type="float">
            <text:p>0.569444</text:p>
          </table:table-cell>
          <table:table-cell table:formula="of:=[A_16.E25]" office:value-type="float" office:value="0.694444" calcext:value-type="float">
            <text:p>0.694444</text:p>
          </table:table-cell>
          <table:table-cell table:formula="of:=[A_32.E25]" office:value-type="float" office:value="0.5" calcext:value-type="float">
            <text:p>0.5</text:p>
          </table:table-cell>
          <table:table-cell table:formula="of:=[A_8.K25]" office:value-type="float" office:value="0.736111" calcext:value-type="float">
            <text:p>0.736111</text:p>
          </table:table-cell>
          <table:table-cell table:formula="of:=[A_16.K25]" office:value-type="float" office:value="0.833333" calcext:value-type="float">
            <text:p>0.833333</text:p>
          </table:table-cell>
          <table:table-cell table:formula="of:=[A_32.K25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_8.D26]" office:value-type="float" office:value="0.968182" calcext:value-type="float">
            <text:p>0.968182</text:p>
          </table:table-cell>
          <table:table-cell table:formula="of:=[A_16.D26]" office:value-type="float" office:value="0.931818" calcext:value-type="float">
            <text:p>0.931818</text:p>
          </table:table-cell>
          <table:table-cell table:formula="of:=[A_32.D26]" office:value-type="float" office:value="0.895455" calcext:value-type="float">
            <text:p>0.895455</text:p>
          </table:table-cell>
          <table:table-cell table:formula="of:=[A_8.J26]" office:value-type="float" office:value="0.931818" calcext:value-type="float">
            <text:p>0.931818</text:p>
          </table:table-cell>
          <table:table-cell table:formula="of:=[A_16.J26]" office:value-type="float" office:value="1" calcext:value-type="float">
            <text:p>1</text:p>
          </table:table-cell>
          <table:table-cell table:formula="of:=[A_32.J26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A_8.E26]" office:value-type="float" office:value="0.611111" calcext:value-type="float">
            <text:p>0.611111</text:p>
          </table:table-cell>
          <table:table-cell table:formula="of:=[A_16.E26]" office:value-type="float" office:value="0.680556" calcext:value-type="float">
            <text:p>0.680556</text:p>
          </table:table-cell>
          <table:table-cell table:formula="of:=[A_32.E26]" office:value-type="float" office:value="0.569444" calcext:value-type="float">
            <text:p>0.569444</text:p>
          </table:table-cell>
          <table:table-cell table:formula="of:=[A_8.K26]" office:value-type="float" office:value="0.708333" calcext:value-type="float">
            <text:p>0.708333</text:p>
          </table:table-cell>
          <table:table-cell table:formula="of:=[A_16.K26]" office:value-type="float" office:value="0.819444" calcext:value-type="float">
            <text:p>0.819444</text:p>
          </table:table-cell>
          <table:table-cell table:formula="of:=[A_32.K2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_8.D27]" office:value-type="float" office:value="0.963636" calcext:value-type="float">
            <text:p>0.963636</text:p>
          </table:table-cell>
          <table:table-cell table:formula="of:=[A_16.D27]" office:value-type="float" office:value="0.927273" calcext:value-type="float">
            <text:p>0.927273</text:p>
          </table:table-cell>
          <table:table-cell table:formula="of:=[A_32.D27]" office:value-type="float" office:value="0.904545" calcext:value-type="float">
            <text:p>0.904545</text:p>
          </table:table-cell>
          <table:table-cell table:formula="of:=[A_8.J27]" office:value-type="float" office:value="0.95" calcext:value-type="float">
            <text:p>0.95</text:p>
          </table:table-cell>
          <table:table-cell table:formula="of:=[A_16.J27]" office:value-type="float" office:value="1" calcext:value-type="float">
            <text:p>1</text:p>
          </table:table-cell>
          <table:table-cell table:formula="of:=[A_32.J27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A_8.E27]" office:value-type="float" office:value="0.569444" calcext:value-type="float">
            <text:p>0.569444</text:p>
          </table:table-cell>
          <table:table-cell table:formula="of:=[A_16.E27]" office:value-type="float" office:value="0.569444" calcext:value-type="float">
            <text:p>0.569444</text:p>
          </table:table-cell>
          <table:table-cell table:formula="of:=[A_32.E27]" office:value-type="float" office:value="0.555556" calcext:value-type="float">
            <text:p>0.555556</text:p>
          </table:table-cell>
          <table:table-cell table:formula="of:=[A_8.K27]" office:value-type="float" office:value="0.680556" calcext:value-type="float">
            <text:p>0.680556</text:p>
          </table:table-cell>
          <table:table-cell table:formula="of:=[A_16.K27]" office:value-type="float" office:value="0.777778" calcext:value-type="float">
            <text:p>0.777778</text:p>
          </table:table-cell>
          <table:table-cell table:formula="of:=[A_32.K27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_8.D28]" office:value-type="float" office:value="0.945455" calcext:value-type="float">
            <text:p>0.945455</text:p>
          </table:table-cell>
          <table:table-cell table:formula="of:=[A_16.D28]" office:value-type="float" office:value="0.918182" calcext:value-type="float">
            <text:p>0.918182</text:p>
          </table:table-cell>
          <table:table-cell table:formula="of:=[A_32.D28]" office:value-type="float" office:value="0.927273" calcext:value-type="float">
            <text:p>0.927273</text:p>
          </table:table-cell>
          <table:table-cell table:formula="of:=[A_8.J28]" office:value-type="float" office:value="0.945455" calcext:value-type="float">
            <text:p>0.945455</text:p>
          </table:table-cell>
          <table:table-cell table:formula="of:=[A_16.J28]" office:value-type="float" office:value="1" calcext:value-type="float">
            <text:p>1</text:p>
          </table:table-cell>
          <table:table-cell table:formula="of:=[A_32.J28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A_8.E28]" office:value-type="float" office:value="0.541667" calcext:value-type="float">
            <text:p>0.541667</text:p>
          </table:table-cell>
          <table:table-cell table:formula="of:=[A_16.E28]" office:value-type="float" office:value="0.583333" calcext:value-type="float">
            <text:p>0.583333</text:p>
          </table:table-cell>
          <table:table-cell table:formula="of:=[A_32.E28]" office:value-type="float" office:value="0.625" calcext:value-type="float">
            <text:p>0.625</text:p>
          </table:table-cell>
          <table:table-cell table:formula="of:=[A_8.K28]" office:value-type="float" office:value="0.708333" calcext:value-type="float">
            <text:p>0.708333</text:p>
          </table:table-cell>
          <table:table-cell table:formula="of:=[A_16.K28]" office:value-type="float" office:value="0.791667" calcext:value-type="float">
            <text:p>0.791667</text:p>
          </table:table-cell>
          <table:table-cell table:formula="of:=[A_32.K28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_8.D29]" office:value-type="float" office:value="0.95" calcext:value-type="float">
            <text:p>0.95</text:p>
          </table:table-cell>
          <table:table-cell table:formula="of:=[A_16.D29]" office:value-type="float" office:value="0.95" calcext:value-type="float">
            <text:p>0.95</text:p>
          </table:table-cell>
          <table:table-cell table:formula="of:=[A_32.D29]" office:value-type="float" office:value="0.881818" calcext:value-type="float">
            <text:p>0.881818</text:p>
          </table:table-cell>
          <table:table-cell table:formula="of:=[A_8.J29]" office:value-type="float" office:value="0.963636" calcext:value-type="float">
            <text:p>0.963636</text:p>
          </table:table-cell>
          <table:table-cell table:formula="of:=[A_16.J29]" office:value-type="float" office:value="0.995455" calcext:value-type="float">
            <text:p>0.995455</text:p>
          </table:table-cell>
          <table:table-cell table:formula="of:=[A_32.J29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A_8.E29]" office:value-type="float" office:value="0.555556" calcext:value-type="float">
            <text:p>0.555556</text:p>
          </table:table-cell>
          <table:table-cell table:formula="of:=[A_16.E29]" office:value-type="float" office:value="0.666667" calcext:value-type="float">
            <text:p>0.666667</text:p>
          </table:table-cell>
          <table:table-cell table:formula="of:=[A_32.E29]" office:value-type="float" office:value="0.569444" calcext:value-type="float">
            <text:p>0.569444</text:p>
          </table:table-cell>
          <table:table-cell table:formula="of:=[A_8.K29]" office:value-type="float" office:value="0.652778" calcext:value-type="float">
            <text:p>0.652778</text:p>
          </table:table-cell>
          <table:table-cell table:formula="of:=[A_16.K29]" office:value-type="float" office:value="0.819444" calcext:value-type="float">
            <text:p>0.819444</text:p>
          </table:table-cell>
          <table:table-cell table:formula="of:=[A_32.K29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_8.D30]" office:value-type="float" office:value="0.963636" calcext:value-type="float">
            <text:p>0.963636</text:p>
          </table:table-cell>
          <table:table-cell table:formula="of:=[A_16.D30]" office:value-type="float" office:value="0.968182" calcext:value-type="float">
            <text:p>0.968182</text:p>
          </table:table-cell>
          <table:table-cell table:formula="of:=[A_32.D30]" office:value-type="float" office:value="0.9" calcext:value-type="float">
            <text:p>0.9</text:p>
          </table:table-cell>
          <table:table-cell table:formula="of:=[A_8.J30]" office:value-type="float" office:value="0.940909" calcext:value-type="float">
            <text:p>0.940909</text:p>
          </table:table-cell>
          <table:table-cell table:formula="of:=[A_16.J30]" office:value-type="float" office:value="0.995455" calcext:value-type="float">
            <text:p>0.995455</text:p>
          </table:table-cell>
          <table:table-cell table:formula="of:=[A_32.J30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A_8.E30]" office:value-type="float" office:value="0.569444" calcext:value-type="float">
            <text:p>0.569444</text:p>
          </table:table-cell>
          <table:table-cell table:formula="of:=[A_16.E30]" office:value-type="float" office:value="0.597222" calcext:value-type="float">
            <text:p>0.597222</text:p>
          </table:table-cell>
          <table:table-cell table:formula="of:=[A_32.E30]" office:value-type="float" office:value="0.569444" calcext:value-type="float">
            <text:p>0.569444</text:p>
          </table:table-cell>
          <table:table-cell table:formula="of:=[A_8.K30]" office:value-type="float" office:value="0.736111" calcext:value-type="float">
            <text:p>0.736111</text:p>
          </table:table-cell>
          <table:table-cell table:formula="of:=[A_16.K30]" office:value-type="float" office:value="0.819444" calcext:value-type="float">
            <text:p>0.819444</text:p>
          </table:table-cell>
          <table:table-cell table:formula="of:=[A_32.K30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_8.D31]" office:value-type="float" office:value="0.986364" calcext:value-type="float">
            <text:p>0.986364</text:p>
          </table:table-cell>
          <table:table-cell table:formula="of:=[A_16.D31]" office:value-type="float" office:value="0.940909" calcext:value-type="float">
            <text:p>0.940909</text:p>
          </table:table-cell>
          <table:table-cell table:formula="of:=[A_32.D31]" office:value-type="float" office:value="0.936364" calcext:value-type="float">
            <text:p>0.936364</text:p>
          </table:table-cell>
          <table:table-cell table:formula="of:=[A_8.J31]" office:value-type="float" office:value="0.968182" calcext:value-type="float">
            <text:p>0.968182</text:p>
          </table:table-cell>
          <table:table-cell table:formula="of:=[A_16.J31]" office:value-type="float" office:value="1" calcext:value-type="float">
            <text:p>1</text:p>
          </table:table-cell>
          <table:table-cell table:formula="of:=[A_32.J31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A_8.E31]" office:value-type="float" office:value="0.569444" calcext:value-type="float">
            <text:p>0.569444</text:p>
          </table:table-cell>
          <table:table-cell table:formula="of:=[A_16.E31]" office:value-type="float" office:value="0.680556" calcext:value-type="float">
            <text:p>0.680556</text:p>
          </table:table-cell>
          <table:table-cell table:formula="of:=[A_32.E31]" office:value-type="float" office:value="0.569444" calcext:value-type="float">
            <text:p>0.569444</text:p>
          </table:table-cell>
          <table:table-cell table:formula="of:=[A_8.K31]" office:value-type="float" office:value="0.736111" calcext:value-type="float">
            <text:p>0.736111</text:p>
          </table:table-cell>
          <table:table-cell table:formula="of:=[A_16.K31]" office:value-type="float" office:value="0.763889" calcext:value-type="float">
            <text:p>0.763889</text:p>
          </table:table-cell>
          <table:table-cell table:formula="of:=[A_32.K31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_8.D32]" office:value-type="float" office:value="0.972727" calcext:value-type="float">
            <text:p>0.972727</text:p>
          </table:table-cell>
          <table:table-cell table:formula="of:=[A_16.D32]" office:value-type="float" office:value="0.945455" calcext:value-type="float">
            <text:p>0.945455</text:p>
          </table:table-cell>
          <table:table-cell table:formula="of:=[A_32.D32]" office:value-type="float" office:value="0.95" calcext:value-type="float">
            <text:p>0.95</text:p>
          </table:table-cell>
          <table:table-cell table:formula="of:=[A_8.J32]" office:value-type="float" office:value="0.977273" calcext:value-type="float">
            <text:p>0.977273</text:p>
          </table:table-cell>
          <table:table-cell table:formula="of:=[A_16.J32]" office:value-type="float" office:value="1" calcext:value-type="float">
            <text:p>1</text:p>
          </table:table-cell>
          <table:table-cell table:formula="of:=[A_32.J32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A_8.E32]" office:value-type="float" office:value="0.541667" calcext:value-type="float">
            <text:p>0.541667</text:p>
          </table:table-cell>
          <table:table-cell table:formula="of:=[A_16.E32]" office:value-type="float" office:value="0.680556" calcext:value-type="float">
            <text:p>0.680556</text:p>
          </table:table-cell>
          <table:table-cell table:formula="of:=[A_32.E32]" office:value-type="float" office:value="0.513889" calcext:value-type="float">
            <text:p>0.513889</text:p>
          </table:table-cell>
          <table:table-cell table:formula="of:=[A_8.K32]" office:value-type="float" office:value="0.722222" calcext:value-type="float">
            <text:p>0.722222</text:p>
          </table:table-cell>
          <table:table-cell table:formula="of:=[A_16.K32]" office:value-type="float" office:value="0.680556" calcext:value-type="float">
            <text:p>0.680556</text:p>
          </table:table-cell>
          <table:table-cell table:formula="of:=[A_32.K32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_8.D33]" office:value-type="float" office:value="0.968182" calcext:value-type="float">
            <text:p>0.968182</text:p>
          </table:table-cell>
          <table:table-cell table:formula="of:=[A_16.D33]" office:value-type="float" office:value="0.972727" calcext:value-type="float">
            <text:p>0.972727</text:p>
          </table:table-cell>
          <table:table-cell table:formula="of:=[A_32.D33]" office:value-type="float" office:value="0.95" calcext:value-type="float">
            <text:p>0.95</text:p>
          </table:table-cell>
          <table:table-cell table:formula="of:=[A_8.J33]" office:value-type="float" office:value="0.972727" calcext:value-type="float">
            <text:p>0.972727</text:p>
          </table:table-cell>
          <table:table-cell table:formula="of:=[A_16.J33]" office:value-type="float" office:value="1" calcext:value-type="float">
            <text:p>1</text:p>
          </table:table-cell>
          <table:table-cell table:formula="of:=[A_32.J33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A_8.E33]" office:value-type="float" office:value="0.611111" calcext:value-type="float">
            <text:p>0.611111</text:p>
          </table:table-cell>
          <table:table-cell table:formula="of:=[A_16.E33]" office:value-type="float" office:value="0.638889" calcext:value-type="float">
            <text:p>0.638889</text:p>
          </table:table-cell>
          <table:table-cell table:formula="of:=[A_32.E33]" office:value-type="float" office:value="0.541667" calcext:value-type="float">
            <text:p>0.541667</text:p>
          </table:table-cell>
          <table:table-cell table:formula="of:=[A_8.K33]" office:value-type="float" office:value="0.708333" calcext:value-type="float">
            <text:p>0.708333</text:p>
          </table:table-cell>
          <table:table-cell table:formula="of:=[A_16.K33]" office:value-type="float" office:value="0.805556" calcext:value-type="float">
            <text:p>0.805556</text:p>
          </table:table-cell>
          <table:table-cell table:formula="of:=[A_32.K33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_8.D34]" office:value-type="float" office:value="0.981818" calcext:value-type="float">
            <text:p>0.981818</text:p>
          </table:table-cell>
          <table:table-cell table:formula="of:=[A_16.D34]" office:value-type="float" office:value="0.959091" calcext:value-type="float">
            <text:p>0.959091</text:p>
          </table:table-cell>
          <table:table-cell table:formula="of:=[A_32.D34]" office:value-type="float" office:value="0.959091" calcext:value-type="float">
            <text:p>0.959091</text:p>
          </table:table-cell>
          <table:table-cell table:formula="of:=[A_8.J34]" office:value-type="float" office:value="0.986364" calcext:value-type="float">
            <text:p>0.986364</text:p>
          </table:table-cell>
          <table:table-cell table:formula="of:=[A_16.J34]" office:value-type="float" office:value="1" calcext:value-type="float">
            <text:p>1</text:p>
          </table:table-cell>
          <table:table-cell table:formula="of:=[A_32.J34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A_8.E34]" office:value-type="float" office:value="0.611111" calcext:value-type="float">
            <text:p>0.611111</text:p>
          </table:table-cell>
          <table:table-cell table:formula="of:=[A_16.E34]" office:value-type="float" office:value="0.680556" calcext:value-type="float">
            <text:p>0.680556</text:p>
          </table:table-cell>
          <table:table-cell table:formula="of:=[A_32.E34]" office:value-type="float" office:value="0.652778" calcext:value-type="float">
            <text:p>0.652778</text:p>
          </table:table-cell>
          <table:table-cell table:formula="of:=[A_8.K34]" office:value-type="float" office:value="0.75" calcext:value-type="float">
            <text:p>0.75</text:p>
          </table:table-cell>
          <table:table-cell table:formula="of:=[A_16.K34]" office:value-type="float" office:value="0.75" calcext:value-type="float">
            <text:p>0.75</text:p>
          </table:table-cell>
          <table:table-cell table:formula="of:=[A_32.K34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_8.D35]" office:value-type="float" office:value="0.990909" calcext:value-type="float">
            <text:p>0.990909</text:p>
          </table:table-cell>
          <table:table-cell table:formula="of:=[A_16.D35]" office:value-type="float" office:value="0.945455" calcext:value-type="float">
            <text:p>0.945455</text:p>
          </table:table-cell>
          <table:table-cell table:formula="of:=[A_32.D35]" office:value-type="float" office:value="0.954545" calcext:value-type="float">
            <text:p>0.954545</text:p>
          </table:table-cell>
          <table:table-cell table:formula="of:=[A_8.J35]" office:value-type="float" office:value="0.977273" calcext:value-type="float">
            <text:p>0.977273</text:p>
          </table:table-cell>
          <table:table-cell table:formula="of:=[A_16.J35]" office:value-type="float" office:value="1" calcext:value-type="float">
            <text:p>1</text:p>
          </table:table-cell>
          <table:table-cell table:formula="of:=[A_32.J35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A_8.E35]" office:value-type="float" office:value="0.611111" calcext:value-type="float">
            <text:p>0.611111</text:p>
          </table:table-cell>
          <table:table-cell table:formula="of:=[A_16.E35]" office:value-type="float" office:value="0.597222" calcext:value-type="float">
            <text:p>0.597222</text:p>
          </table:table-cell>
          <table:table-cell table:formula="of:=[A_32.E35]" office:value-type="float" office:value="0.527778" calcext:value-type="float">
            <text:p>0.527778</text:p>
          </table:table-cell>
          <table:table-cell table:formula="of:=[A_8.K35]" office:value-type="float" office:value="0.736111" calcext:value-type="float">
            <text:p>0.736111</text:p>
          </table:table-cell>
          <table:table-cell table:formula="of:=[A_16.K35]" office:value-type="float" office:value="0.833333" calcext:value-type="float">
            <text:p>0.833333</text:p>
          </table:table-cell>
          <table:table-cell table:formula="of:=[A_32.K35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_8.D36]" office:value-type="float" office:value="0.977273" calcext:value-type="float">
            <text:p>0.977273</text:p>
          </table:table-cell>
          <table:table-cell table:formula="of:=[A_16.D36]" office:value-type="float" office:value="0.977273" calcext:value-type="float">
            <text:p>0.977273</text:p>
          </table:table-cell>
          <table:table-cell table:formula="of:=[A_32.D36]" office:value-type="float" office:value="0.968182" calcext:value-type="float">
            <text:p>0.968182</text:p>
          </table:table-cell>
          <table:table-cell table:formula="of:=[A_8.J36]" office:value-type="float" office:value="0.986364" calcext:value-type="float">
            <text:p>0.986364</text:p>
          </table:table-cell>
          <table:table-cell table:formula="of:=[A_16.J36]" office:value-type="float" office:value="1" calcext:value-type="float">
            <text:p>1</text:p>
          </table:table-cell>
          <table:table-cell table:formula="of:=[A_32.J36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A_8.E36]" office:value-type="float" office:value="0.611111" calcext:value-type="float">
            <text:p>0.611111</text:p>
          </table:table-cell>
          <table:table-cell table:formula="of:=[A_16.E36]" office:value-type="float" office:value="0.694444" calcext:value-type="float">
            <text:p>0.694444</text:p>
          </table:table-cell>
          <table:table-cell table:formula="of:=[A_32.E36]" office:value-type="float" office:value="0.569444" calcext:value-type="float">
            <text:p>0.569444</text:p>
          </table:table-cell>
          <table:table-cell table:formula="of:=[A_8.K36]" office:value-type="float" office:value="0.75" calcext:value-type="float">
            <text:p>0.75</text:p>
          </table:table-cell>
          <table:table-cell table:formula="of:=[A_16.K36]" office:value-type="float" office:value="0.805556" calcext:value-type="float">
            <text:p>0.805556</text:p>
          </table:table-cell>
          <table:table-cell table:formula="of:=[A_32.K3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_8.D37]" office:value-type="float" office:value="0.972727" calcext:value-type="float">
            <text:p>0.972727</text:p>
          </table:table-cell>
          <table:table-cell table:formula="of:=[A_16.D37]" office:value-type="float" office:value="0.986364" calcext:value-type="float">
            <text:p>0.986364</text:p>
          </table:table-cell>
          <table:table-cell table:formula="of:=[A_32.D37]" office:value-type="float" office:value="0.968182" calcext:value-type="float">
            <text:p>0.968182</text:p>
          </table:table-cell>
          <table:table-cell table:formula="of:=[A_8.J37]" office:value-type="float" office:value="0.990909" calcext:value-type="float">
            <text:p>0.990909</text:p>
          </table:table-cell>
          <table:table-cell table:formula="of:=[A_16.J37]" office:value-type="float" office:value="0.995455" calcext:value-type="float">
            <text:p>0.995455</text:p>
          </table:table-cell>
          <table:table-cell table:formula="of:=[A_32.J37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A_8.E37]" office:value-type="float" office:value="0.555556" calcext:value-type="float">
            <text:p>0.555556</text:p>
          </table:table-cell>
          <table:table-cell table:formula="of:=[A_16.E37]" office:value-type="float" office:value="0.680556" calcext:value-type="float">
            <text:p>0.680556</text:p>
          </table:table-cell>
          <table:table-cell table:formula="of:=[A_32.E37]" office:value-type="float" office:value="0.583333" calcext:value-type="float">
            <text:p>0.583333</text:p>
          </table:table-cell>
          <table:table-cell table:formula="of:=[A_8.K37]" office:value-type="float" office:value="0.75" calcext:value-type="float">
            <text:p>0.75</text:p>
          </table:table-cell>
          <table:table-cell table:formula="of:=[A_16.K37]" office:value-type="float" office:value="0.777778" calcext:value-type="float">
            <text:p>0.777778</text:p>
          </table:table-cell>
          <table:table-cell table:formula="of:=[A_32.K37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_8.D38]" office:value-type="float" office:value="0.977273" calcext:value-type="float">
            <text:p>0.977273</text:p>
          </table:table-cell>
          <table:table-cell table:formula="of:=[A_16.D38]" office:value-type="float" office:value="0.972727" calcext:value-type="float">
            <text:p>0.972727</text:p>
          </table:table-cell>
          <table:table-cell table:formula="of:=[A_32.D38]" office:value-type="float" office:value="0.972727" calcext:value-type="float">
            <text:p>0.972727</text:p>
          </table:table-cell>
          <table:table-cell table:formula="of:=[A_8.J38]" office:value-type="float" office:value="0.968182" calcext:value-type="float">
            <text:p>0.968182</text:p>
          </table:table-cell>
          <table:table-cell table:formula="of:=[A_16.J38]" office:value-type="float" office:value="1" calcext:value-type="float">
            <text:p>1</text:p>
          </table:table-cell>
          <table:table-cell table:formula="of:=[A_32.J38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A_8.E38]" office:value-type="float" office:value="0.625" calcext:value-type="float">
            <text:p>0.625</text:p>
          </table:table-cell>
          <table:table-cell table:formula="of:=[A_16.E38]" office:value-type="float" office:value="0.708333" calcext:value-type="float">
            <text:p>0.708333</text:p>
          </table:table-cell>
          <table:table-cell table:formula="of:=[A_32.E38]" office:value-type="float" office:value="0.611111" calcext:value-type="float">
            <text:p>0.611111</text:p>
          </table:table-cell>
          <table:table-cell table:formula="of:=[A_8.K38]" office:value-type="float" office:value="0.75" calcext:value-type="float">
            <text:p>0.75</text:p>
          </table:table-cell>
          <table:table-cell table:formula="of:=[A_16.K38]" office:value-type="float" office:value="0.791667" calcext:value-type="float">
            <text:p>0.791667</text:p>
          </table:table-cell>
          <table:table-cell table:formula="of:=[A_32.K3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_8.D39]" office:value-type="float" office:value="0.977273" calcext:value-type="float">
            <text:p>0.977273</text:p>
          </table:table-cell>
          <table:table-cell table:formula="of:=[A_16.D39]" office:value-type="float" office:value="0.986364" calcext:value-type="float">
            <text:p>0.986364</text:p>
          </table:table-cell>
          <table:table-cell table:formula="of:=[A_32.D39]" office:value-type="float" office:value="0.981818" calcext:value-type="float">
            <text:p>0.981818</text:p>
          </table:table-cell>
          <table:table-cell table:formula="of:=[A_8.J39]" office:value-type="float" office:value="0.977273" calcext:value-type="float">
            <text:p>0.977273</text:p>
          </table:table-cell>
          <table:table-cell table:formula="of:=[A_16.J39]" office:value-type="float" office:value="1" calcext:value-type="float">
            <text:p>1</text:p>
          </table:table-cell>
          <table:table-cell table:formula="of:=[A_32.J39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A_8.E39]" office:value-type="float" office:value="0.583333" calcext:value-type="float">
            <text:p>0.583333</text:p>
          </table:table-cell>
          <table:table-cell table:formula="of:=[A_16.E39]" office:value-type="float" office:value="0.722222" calcext:value-type="float">
            <text:p>0.722222</text:p>
          </table:table-cell>
          <table:table-cell table:formula="of:=[A_32.E39]" office:value-type="float" office:value="0.583333" calcext:value-type="float">
            <text:p>0.583333</text:p>
          </table:table-cell>
          <table:table-cell table:formula="of:=[A_8.K39]" office:value-type="float" office:value="0.75" calcext:value-type="float">
            <text:p>0.75</text:p>
          </table:table-cell>
          <table:table-cell table:formula="of:=[A_16.K39]" office:value-type="float" office:value="0.791667" calcext:value-type="float">
            <text:p>0.791667</text:p>
          </table:table-cell>
          <table:table-cell table:formula="of:=[A_32.K39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_8.D40]" office:value-type="float" office:value="0.981818" calcext:value-type="float">
            <text:p>0.981818</text:p>
          </table:table-cell>
          <table:table-cell table:formula="of:=[A_16.D40]" office:value-type="float" office:value="0.981818" calcext:value-type="float">
            <text:p>0.981818</text:p>
          </table:table-cell>
          <table:table-cell table:formula="of:=[A_32.D40]" office:value-type="float" office:value="0.981818" calcext:value-type="float">
            <text:p>0.981818</text:p>
          </table:table-cell>
          <table:table-cell table:formula="of:=[A_8.J40]" office:value-type="float" office:value="0.990909" calcext:value-type="float">
            <text:p>0.990909</text:p>
          </table:table-cell>
          <table:table-cell table:formula="of:=[A_16.J40]" office:value-type="float" office:value="1" calcext:value-type="float">
            <text:p>1</text:p>
          </table:table-cell>
          <table:table-cell table:formula="of:=[A_32.J40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A_8.E40]" office:value-type="float" office:value="0.555556" calcext:value-type="float">
            <text:p>0.555556</text:p>
          </table:table-cell>
          <table:table-cell table:formula="of:=[A_16.E40]" office:value-type="float" office:value="0.666667" calcext:value-type="float">
            <text:p>0.666667</text:p>
          </table:table-cell>
          <table:table-cell table:formula="of:=[A_32.E40]" office:value-type="float" office:value="0.513889" calcext:value-type="float">
            <text:p>0.513889</text:p>
          </table:table-cell>
          <table:table-cell table:formula="of:=[A_8.K40]" office:value-type="float" office:value="0.708333" calcext:value-type="float">
            <text:p>0.708333</text:p>
          </table:table-cell>
          <table:table-cell table:formula="of:=[A_16.K40]" office:value-type="float" office:value="0.819444" calcext:value-type="float">
            <text:p>0.819444</text:p>
          </table:table-cell>
          <table:table-cell table:formula="of:=[A_32.K40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_8.D41]" office:value-type="float" office:value="0.990909" calcext:value-type="float">
            <text:p>0.990909</text:p>
          </table:table-cell>
          <table:table-cell table:formula="of:=[A_16.D41]" office:value-type="float" office:value="0.968182" calcext:value-type="float">
            <text:p>0.968182</text:p>
          </table:table-cell>
          <table:table-cell table:formula="of:=[A_32.D41]" office:value-type="float" office:value="0.990909" calcext:value-type="float">
            <text:p>0.990909</text:p>
          </table:table-cell>
          <table:table-cell table:formula="of:=[A_8.J41]" office:value-type="float" office:value="0.972727" calcext:value-type="float">
            <text:p>0.972727</text:p>
          </table:table-cell>
          <table:table-cell table:formula="of:=[A_16.J41]" office:value-type="float" office:value="1" calcext:value-type="float">
            <text:p>1</text:p>
          </table:table-cell>
          <table:table-cell table:formula="of:=[A_32.J41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A_8.E41]" office:value-type="float" office:value="0.611111" calcext:value-type="float">
            <text:p>0.611111</text:p>
          </table:table-cell>
          <table:table-cell table:formula="of:=[A_16.E41]" office:value-type="float" office:value="0.694444" calcext:value-type="float">
            <text:p>0.694444</text:p>
          </table:table-cell>
          <table:table-cell table:formula="of:=[A_32.E41]" office:value-type="float" office:value="0.611111" calcext:value-type="float">
            <text:p>0.611111</text:p>
          </table:table-cell>
          <table:table-cell table:formula="of:=[A_8.K41]" office:value-type="float" office:value="0.763889" calcext:value-type="float">
            <text:p>0.763889</text:p>
          </table:table-cell>
          <table:table-cell table:formula="of:=[A_16.K41]" office:value-type="float" office:value="0.833333" calcext:value-type="float">
            <text:p>0.833333</text:p>
          </table:table-cell>
          <table:table-cell table:formula="of:=[A_32.K41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_8.D42]" office:value-type="float" office:value="0.990909" calcext:value-type="float">
            <text:p>0.990909</text:p>
          </table:table-cell>
          <table:table-cell table:formula="of:=[A_16.D42]" office:value-type="float" office:value="0.995455" calcext:value-type="float">
            <text:p>0.995455</text:p>
          </table:table-cell>
          <table:table-cell table:formula="of:=[A_32.D42]" office:value-type="float" office:value="0.995455" calcext:value-type="float">
            <text:p>0.995455</text:p>
          </table:table-cell>
          <table:table-cell table:formula="of:=[A_8.J42]" office:value-type="float" office:value="1" calcext:value-type="float">
            <text:p>1</text:p>
          </table:table-cell>
          <table:table-cell table:formula="of:=[A_16.J42]" office:value-type="float" office:value="1" calcext:value-type="float">
            <text:p>1</text:p>
          </table:table-cell>
          <table:table-cell table:formula="of:=[A_32.J42]" office:value-type="float" office:value="0.995455" calcext:value-type="float">
            <text:p>0.99545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A_8.E42]" office:value-type="float" office:value="0.625" calcext:value-type="float">
            <text:p>0.625</text:p>
          </table:table-cell>
          <table:table-cell table:formula="of:=[A_16.E42]" office:value-type="float" office:value="0.680556" calcext:value-type="float">
            <text:p>0.680556</text:p>
          </table:table-cell>
          <table:table-cell table:formula="of:=[A_32.E42]" office:value-type="float" office:value="0.611111" calcext:value-type="float">
            <text:p>0.611111</text:p>
          </table:table-cell>
          <table:table-cell table:formula="of:=[A_8.K42]" office:value-type="float" office:value="0.75" calcext:value-type="float">
            <text:p>0.75</text:p>
          </table:table-cell>
          <table:table-cell table:formula="of:=[A_16.K42]" office:value-type="float" office:value="0.819444" calcext:value-type="float">
            <text:p>0.819444</text:p>
          </table:table-cell>
          <table:table-cell table:formula="of:=[A_32.K42]"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_8.D43]" office:value-type="float" office:value="0.995455" calcext:value-type="float">
            <text:p>0.995455</text:p>
          </table:table-cell>
          <table:table-cell table:formula="of:=[A_16.D43]" office:value-type="float" office:value="0.986364" calcext:value-type="float">
            <text:p>0.986364</text:p>
          </table:table-cell>
          <table:table-cell table:formula="of:=[A_32.D43]" office:value-type="float" office:value="0.972727" calcext:value-type="float">
            <text:p>0.972727</text:p>
          </table:table-cell>
          <table:table-cell table:formula="of:=[A_8.J43]" office:value-type="float" office:value="0.990909" calcext:value-type="float">
            <text:p>0.990909</text:p>
          </table:table-cell>
          <table:table-cell table:formula="of:=[A_16.J43]" office:value-type="float" office:value="1" calcext:value-type="float">
            <text:p>1</text:p>
          </table:table-cell>
          <table:table-cell table:formula="of:=[A_32.J43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A_8.E43]" office:value-type="float" office:value="0.611111" calcext:value-type="float">
            <text:p>0.611111</text:p>
          </table:table-cell>
          <table:table-cell table:formula="of:=[A_16.E43]" office:value-type="float" office:value="0.708333" calcext:value-type="float">
            <text:p>0.708333</text:p>
          </table:table-cell>
          <table:table-cell table:formula="of:=[A_32.E43]" office:value-type="float" office:value="0.541667" calcext:value-type="float">
            <text:p>0.541667</text:p>
          </table:table-cell>
          <table:table-cell table:formula="of:=[A_8.K43]" office:value-type="float" office:value="0.722222" calcext:value-type="float">
            <text:p>0.722222</text:p>
          </table:table-cell>
          <table:table-cell table:formula="of:=[A_16.K43]" office:value-type="float" office:value="0.763889" calcext:value-type="float">
            <text:p>0.763889</text:p>
          </table:table-cell>
          <table:table-cell table:formula="of:=[A_32.K4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_8.D44]" office:value-type="float" office:value="0.995455" calcext:value-type="float">
            <text:p>0.995455</text:p>
          </table:table-cell>
          <table:table-cell table:formula="of:=[A_16.D44]" office:value-type="float" office:value="0.990909" calcext:value-type="float">
            <text:p>0.990909</text:p>
          </table:table-cell>
          <table:table-cell table:formula="of:=[A_32.D44]" office:value-type="float" office:value="0.995455" calcext:value-type="float">
            <text:p>0.995455</text:p>
          </table:table-cell>
          <table:table-cell table:formula="of:=[A_8.J44]" office:value-type="float" office:value="0.981818" calcext:value-type="float">
            <text:p>0.981818</text:p>
          </table:table-cell>
          <table:table-cell table:formula="of:=[A_16.J44]" office:value-type="float" office:value="1" calcext:value-type="float">
            <text:p>1</text:p>
          </table:table-cell>
          <table:table-cell table:formula="of:=[A_32.J44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A_8.E44]" office:value-type="float" office:value="0.638889" calcext:value-type="float">
            <text:p>0.638889</text:p>
          </table:table-cell>
          <table:table-cell table:formula="of:=[A_16.E44]" office:value-type="float" office:value="0.652778" calcext:value-type="float">
            <text:p>0.652778</text:p>
          </table:table-cell>
          <table:table-cell table:formula="of:=[A_32.E44]" office:value-type="float" office:value="0.569444" calcext:value-type="float">
            <text:p>0.569444</text:p>
          </table:table-cell>
          <table:table-cell table:formula="of:=[A_8.K44]" office:value-type="float" office:value="0.763889" calcext:value-type="float">
            <text:p>0.763889</text:p>
          </table:table-cell>
          <table:table-cell table:formula="of:=[A_16.K44]" office:value-type="float" office:value="0.805556" calcext:value-type="float">
            <text:p>0.805556</text:p>
          </table:table-cell>
          <table:table-cell table:formula="of:=[A_32.K44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_8.D45]" office:value-type="float" office:value="0.986364" calcext:value-type="float">
            <text:p>0.986364</text:p>
          </table:table-cell>
          <table:table-cell table:formula="of:=[A_16.D45]" office:value-type="float" office:value="0.986364" calcext:value-type="float">
            <text:p>0.986364</text:p>
          </table:table-cell>
          <table:table-cell table:formula="of:=[A_32.D45]" office:value-type="float" office:value="0.977273" calcext:value-type="float">
            <text:p>0.977273</text:p>
          </table:table-cell>
          <table:table-cell table:formula="of:=[A_8.J45]" office:value-type="float" office:value="0.995455" calcext:value-type="float">
            <text:p>0.995455</text:p>
          </table:table-cell>
          <table:table-cell table:formula="of:=[A_16.J45]" office:value-type="float" office:value="1" calcext:value-type="float">
            <text:p>1</text:p>
          </table:table-cell>
          <table:table-cell table:formula="of:=[A_32.J45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A_8.E45]" office:value-type="float" office:value="0.569444" calcext:value-type="float">
            <text:p>0.569444</text:p>
          </table:table-cell>
          <table:table-cell table:formula="of:=[A_16.E45]" office:value-type="float" office:value="0.597222" calcext:value-type="float">
            <text:p>0.597222</text:p>
          </table:table-cell>
          <table:table-cell table:formula="of:=[A_32.E45]" office:value-type="float" office:value="0.638889" calcext:value-type="float">
            <text:p>0.638889</text:p>
          </table:table-cell>
          <table:table-cell table:formula="of:=[A_8.K45]" office:value-type="float" office:value="0.722222" calcext:value-type="float">
            <text:p>0.722222</text:p>
          </table:table-cell>
          <table:table-cell table:formula="of:=[A_16.K45]" office:value-type="float" office:value="0.833333" calcext:value-type="float">
            <text:p>0.833333</text:p>
          </table:table-cell>
          <table:table-cell table:formula="of:=[A_32.K45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_8.D46]" office:value-type="float" office:value="0.990909" calcext:value-type="float">
            <text:p>0.990909</text:p>
          </table:table-cell>
          <table:table-cell table:formula="of:=[A_16.D46]" office:value-type="float" office:value="0.954545" calcext:value-type="float">
            <text:p>0.954545</text:p>
          </table:table-cell>
          <table:table-cell table:formula="of:=[A_32.D46]" office:value-type="float" office:value="0.986364" calcext:value-type="float">
            <text:p>0.986364</text:p>
          </table:table-cell>
          <table:table-cell table:formula="of:=[A_8.J46]" office:value-type="float" office:value="1" calcext:value-type="float">
            <text:p>1</text:p>
          </table:table-cell>
          <table:table-cell table:formula="of:=[A_16.J46]" office:value-type="float" office:value="1" calcext:value-type="float">
            <text:p>1</text:p>
          </table:table-cell>
          <table:table-cell table:formula="of:=[A_32.J46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A_8.E46]" office:value-type="float" office:value="0.625" calcext:value-type="float">
            <text:p>0.625</text:p>
          </table:table-cell>
          <table:table-cell table:formula="of:=[A_16.E46]" office:value-type="float" office:value="0.638889" calcext:value-type="float">
            <text:p>0.638889</text:p>
          </table:table-cell>
          <table:table-cell table:formula="of:=[A_32.E46]" office:value-type="float" office:value="0.569444" calcext:value-type="float">
            <text:p>0.569444</text:p>
          </table:table-cell>
          <table:table-cell table:formula="of:=[A_8.K46]" office:value-type="float" office:value="0.736111" calcext:value-type="float">
            <text:p>0.736111</text:p>
          </table:table-cell>
          <table:table-cell table:formula="of:=[A_16.K46]" office:value-type="float" office:value="0.722222" calcext:value-type="float">
            <text:p>0.722222</text:p>
          </table:table-cell>
          <table:table-cell table:formula="of:=[A_32.K46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_8.D47]" office:value-type="float" office:value="1" calcext:value-type="float">
            <text:p>1</text:p>
          </table:table-cell>
          <table:table-cell table:formula="of:=[A_16.D47]" office:value-type="float" office:value="0.963636" calcext:value-type="float">
            <text:p>0.963636</text:p>
          </table:table-cell>
          <table:table-cell table:formula="of:=[A_32.D47]" office:value-type="float" office:value="0.968182" calcext:value-type="float">
            <text:p>0.968182</text:p>
          </table:table-cell>
          <table:table-cell table:formula="of:=[A_8.J47]" office:value-type="float" office:value="1" calcext:value-type="float">
            <text:p>1</text:p>
          </table:table-cell>
          <table:table-cell table:formula="of:=[A_16.J47]" office:value-type="float" office:value="1" calcext:value-type="float">
            <text:p>1</text:p>
          </table:table-cell>
          <table:table-cell table:formula="of:=[A_32.J47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A_8.E47]" office:value-type="float" office:value="0.638889" calcext:value-type="float">
            <text:p>0.638889</text:p>
          </table:table-cell>
          <table:table-cell table:formula="of:=[A_16.E47]" office:value-type="float" office:value="0.708333" calcext:value-type="float">
            <text:p>0.708333</text:p>
          </table:table-cell>
          <table:table-cell table:formula="of:=[A_32.E47]" office:value-type="float" office:value="0.541667" calcext:value-type="float">
            <text:p>0.541667</text:p>
          </table:table-cell>
          <table:table-cell table:formula="of:=[A_8.K47]" office:value-type="float" office:value="0.736111" calcext:value-type="float">
            <text:p>0.736111</text:p>
          </table:table-cell>
          <table:table-cell table:formula="of:=[A_16.K47]" office:value-type="float" office:value="0.805556" calcext:value-type="float">
            <text:p>0.805556</text:p>
          </table:table-cell>
          <table:table-cell table:formula="of:=[A_32.K47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_8.D48]" office:value-type="float" office:value="0.990909" calcext:value-type="float">
            <text:p>0.990909</text:p>
          </table:table-cell>
          <table:table-cell table:formula="of:=[A_16.D48]" office:value-type="float" office:value="0.977273" calcext:value-type="float">
            <text:p>0.977273</text:p>
          </table:table-cell>
          <table:table-cell table:formula="of:=[A_32.D48]" office:value-type="float" office:value="0.959091" calcext:value-type="float">
            <text:p>0.959091</text:p>
          </table:table-cell>
          <table:table-cell table:formula="of:=[A_8.J48]" office:value-type="float" office:value="0.981818" calcext:value-type="float">
            <text:p>0.981818</text:p>
          </table:table-cell>
          <table:table-cell table:formula="of:=[A_16.J48]" office:value-type="float" office:value="1" calcext:value-type="float">
            <text:p>1</text:p>
          </table:table-cell>
          <table:table-cell table:formula="of:=[A_32.J48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A_8.E48]" office:value-type="float" office:value="0.625" calcext:value-type="float">
            <text:p>0.625</text:p>
          </table:table-cell>
          <table:table-cell table:formula="of:=[A_16.E48]" office:value-type="float" office:value="0.597222" calcext:value-type="float">
            <text:p>0.597222</text:p>
          </table:table-cell>
          <table:table-cell table:formula="of:=[A_32.E48]" office:value-type="float" office:value="0.583333" calcext:value-type="float">
            <text:p>0.583333</text:p>
          </table:table-cell>
          <table:table-cell table:formula="of:=[A_8.K48]" office:value-type="float" office:value="0.736111" calcext:value-type="float">
            <text:p>0.736111</text:p>
          </table:table-cell>
          <table:table-cell table:formula="of:=[A_16.K48]" office:value-type="float" office:value="0.805556" calcext:value-type="float">
            <text:p>0.805556</text:p>
          </table:table-cell>
          <table:table-cell table:formula="of:=[A_32.K4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_8.D49]" office:value-type="float" office:value="1" calcext:value-type="float">
            <text:p>1</text:p>
          </table:table-cell>
          <table:table-cell table:formula="of:=[A_16.D49]" office:value-type="float" office:value="0.972727" calcext:value-type="float">
            <text:p>0.972727</text:p>
          </table:table-cell>
          <table:table-cell table:formula="of:=[A_32.D49]" office:value-type="float" office:value="0.977273" calcext:value-type="float">
            <text:p>0.977273</text:p>
          </table:table-cell>
          <table:table-cell table:formula="of:=[A_8.J49]" office:value-type="float" office:value="0.995455" calcext:value-type="float">
            <text:p>0.995455</text:p>
          </table:table-cell>
          <table:table-cell table:formula="of:=[A_16.J49]" office:value-type="float" office:value="1" calcext:value-type="float">
            <text:p>1</text:p>
          </table:table-cell>
          <table:table-cell table:formula="of:=[A_32.J49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A_8.E49]" office:value-type="float" office:value="0.583333" calcext:value-type="float">
            <text:p>0.583333</text:p>
          </table:table-cell>
          <table:table-cell table:formula="of:=[A_16.E49]" office:value-type="float" office:value="0.708333" calcext:value-type="float">
            <text:p>0.708333</text:p>
          </table:table-cell>
          <table:table-cell table:formula="of:=[A_32.E49]" office:value-type="float" office:value="0.569444" calcext:value-type="float">
            <text:p>0.569444</text:p>
          </table:table-cell>
          <table:table-cell table:formula="of:=[A_8.K49]" office:value-type="float" office:value="0.763889" calcext:value-type="float">
            <text:p>0.763889</text:p>
          </table:table-cell>
          <table:table-cell table:formula="of:=[A_16.K49]" office:value-type="float" office:value="0.791667" calcext:value-type="float">
            <text:p>0.791667</text:p>
          </table:table-cell>
          <table:table-cell table:formula="of:=[A_32.K49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_8.D50]" office:value-type="float" office:value="1" calcext:value-type="float">
            <text:p>1</text:p>
          </table:table-cell>
          <table:table-cell table:formula="of:=[A_16.D50]" office:value-type="float" office:value="0.981818" calcext:value-type="float">
            <text:p>0.981818</text:p>
          </table:table-cell>
          <table:table-cell table:formula="of:=[A_32.D50]" office:value-type="float" office:value="0.963636" calcext:value-type="float">
            <text:p>0.963636</text:p>
          </table:table-cell>
          <table:table-cell table:formula="of:=[A_8.J50]" office:value-type="float" office:value="0.995455" calcext:value-type="float">
            <text:p>0.995455</text:p>
          </table:table-cell>
          <table:table-cell table:formula="of:=[A_16.J50]" office:value-type="float" office:value="1" calcext:value-type="float">
            <text:p>1</text:p>
          </table:table-cell>
          <table:table-cell table:formula="of:=[A_32.J50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A_8.E50]" office:value-type="float" office:value="0.638889" calcext:value-type="float">
            <text:p>0.638889</text:p>
          </table:table-cell>
          <table:table-cell table:formula="of:=[A_16.E50]" office:value-type="float" office:value="0.680556" calcext:value-type="float">
            <text:p>0.680556</text:p>
          </table:table-cell>
          <table:table-cell table:formula="of:=[A_32.E50]" office:value-type="float" office:value="0.597222" calcext:value-type="float">
            <text:p>0.597222</text:p>
          </table:table-cell>
          <table:table-cell table:formula="of:=[A_8.K50]" office:value-type="float" office:value="0.75" calcext:value-type="float">
            <text:p>0.75</text:p>
          </table:table-cell>
          <table:table-cell table:formula="of:=[A_16.K50]" office:value-type="float" office:value="0.805556" calcext:value-type="float">
            <text:p>0.805556</text:p>
          </table:table-cell>
          <table:table-cell table:formula="of:=[A_32.K50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_8.D51]" office:value-type="float" office:value="0.995455" calcext:value-type="float">
            <text:p>0.995455</text:p>
          </table:table-cell>
          <table:table-cell table:formula="of:=[A_16.D51]" office:value-type="float" office:value="0.986364" calcext:value-type="float">
            <text:p>0.986364</text:p>
          </table:table-cell>
          <table:table-cell table:formula="of:=[A_32.D51]" office:value-type="float" office:value="0.968182" calcext:value-type="float">
            <text:p>0.968182</text:p>
          </table:table-cell>
          <table:table-cell table:formula="of:=[A_8.J51]" office:value-type="float" office:value="0.981818" calcext:value-type="float">
            <text:p>0.981818</text:p>
          </table:table-cell>
          <table:table-cell table:formula="of:=[A_16.J51]" office:value-type="float" office:value="1" calcext:value-type="float">
            <text:p>1</text:p>
          </table:table-cell>
          <table:table-cell table:formula="of:=[A_32.J51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A_8.E51]" office:value-type="float" office:value="0.666667" calcext:value-type="float">
            <text:p>0.666667</text:p>
          </table:table-cell>
          <table:table-cell table:formula="of:=[A_16.E51]" office:value-type="float" office:value="0.708333" calcext:value-type="float">
            <text:p>0.708333</text:p>
          </table:table-cell>
          <table:table-cell table:formula="of:=[A_32.E51]" office:value-type="float" office:value="0.583333" calcext:value-type="float">
            <text:p>0.583333</text:p>
          </table:table-cell>
          <table:table-cell table:formula="of:=[A_8.K51]" office:value-type="float" office:value="0.708333" calcext:value-type="float">
            <text:p>0.708333</text:p>
          </table:table-cell>
          <table:table-cell table:formula="of:=[A_16.K51]" office:value-type="float" office:value="0.791667" calcext:value-type="float">
            <text:p>0.791667</text:p>
          </table:table-cell>
          <table:table-cell table:formula="of:=[A_32.K51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_8.D52]" office:value-type="float" office:value="0.995455" calcext:value-type="float">
            <text:p>0.995455</text:p>
          </table:table-cell>
          <table:table-cell table:formula="of:=[A_16.D52]" office:value-type="float" office:value="0.990909" calcext:value-type="float">
            <text:p>0.990909</text:p>
          </table:table-cell>
          <table:table-cell table:formula="of:=[A_32.D52]" office:value-type="float" office:value="0.986364" calcext:value-type="float">
            <text:p>0.986364</text:p>
          </table:table-cell>
          <table:table-cell table:formula="of:=[A_8.J52]" office:value-type="float" office:value="1" calcext:value-type="float">
            <text:p>1</text:p>
          </table:table-cell>
          <table:table-cell table:formula="of:=[A_16.J52]" office:value-type="float" office:value="1" calcext:value-type="float">
            <text:p>1</text:p>
          </table:table-cell>
          <table:table-cell table:formula="of:=[A_32.J52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A_8.E52]" office:value-type="float" office:value="0.611111" calcext:value-type="float">
            <text:p>0.611111</text:p>
          </table:table-cell>
          <table:table-cell table:formula="of:=[A_16.E52]" office:value-type="float" office:value="0.736111" calcext:value-type="float">
            <text:p>0.736111</text:p>
          </table:table-cell>
          <table:table-cell table:formula="of:=[A_32.E52]" office:value-type="float" office:value="0.694444" calcext:value-type="float">
            <text:p>0.694444</text:p>
          </table:table-cell>
          <table:table-cell table:formula="of:=[A_8.K52]" office:value-type="float" office:value="0.736111" calcext:value-type="float">
            <text:p>0.736111</text:p>
          </table:table-cell>
          <table:table-cell table:formula="of:=[A_16.K52]" office:value-type="float" office:value="0.791667" calcext:value-type="float">
            <text:p>0.791667</text:p>
          </table:table-cell>
          <table:table-cell table:formula="of:=[A_32.K52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_8.D53]" office:value-type="float" office:value="0.990909" calcext:value-type="float">
            <text:p>0.990909</text:p>
          </table:table-cell>
          <table:table-cell table:formula="of:=[A_16.D53]" office:value-type="float" office:value="0.990909" calcext:value-type="float">
            <text:p>0.990909</text:p>
          </table:table-cell>
          <table:table-cell table:formula="of:=[A_32.D53]" office:value-type="float" office:value="0.986364" calcext:value-type="float">
            <text:p>0.986364</text:p>
          </table:table-cell>
          <table:table-cell table:formula="of:=[A_8.J53]" office:value-type="float" office:value="0.995455" calcext:value-type="float">
            <text:p>0.995455</text:p>
          </table:table-cell>
          <table:table-cell table:formula="of:=[A_16.J53]" office:value-type="float" office:value="1" calcext:value-type="float">
            <text:p>1</text:p>
          </table:table-cell>
          <table:table-cell table:formula="of:=[A_32.J53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A_8.E53]" office:value-type="float" office:value="0.638889" calcext:value-type="float">
            <text:p>0.638889</text:p>
          </table:table-cell>
          <table:table-cell table:formula="of:=[A_16.E53]" office:value-type="float" office:value="0.666667" calcext:value-type="float">
            <text:p>0.666667</text:p>
          </table:table-cell>
          <table:table-cell table:formula="of:=[A_32.E53]" office:value-type="float" office:value="0.625" calcext:value-type="float">
            <text:p>0.625</text:p>
          </table:table-cell>
          <table:table-cell table:formula="of:=[A_8.K53]" office:value-type="float" office:value="0.791667" calcext:value-type="float">
            <text:p>0.791667</text:p>
          </table:table-cell>
          <table:table-cell table:formula="of:=[A_16.K53]" office:value-type="float" office:value="0.763889" calcext:value-type="float">
            <text:p>0.763889</text:p>
          </table:table-cell>
          <table:table-cell table:formula="of:=[A_32.K53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_8.D54]" office:value-type="float" office:value="1" calcext:value-type="float">
            <text:p>1</text:p>
          </table:table-cell>
          <table:table-cell table:formula="of:=[A_16.D54]" office:value-type="float" office:value="0.909091" calcext:value-type="float">
            <text:p>0.909091</text:p>
          </table:table-cell>
          <table:table-cell table:formula="of:=[A_32.D54]" office:value-type="float" office:value="0.981818" calcext:value-type="float">
            <text:p>0.981818</text:p>
          </table:table-cell>
          <table:table-cell table:formula="of:=[A_8.J54]" office:value-type="float" office:value="1" calcext:value-type="float">
            <text:p>1</text:p>
          </table:table-cell>
          <table:table-cell table:formula="of:=[A_16.J54]" office:value-type="float" office:value="1" calcext:value-type="float">
            <text:p>1</text:p>
          </table:table-cell>
          <table:table-cell table:formula="of:=[A_32.J54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A_8.E54]" office:value-type="float" office:value="0.638889" calcext:value-type="float">
            <text:p>0.638889</text:p>
          </table:table-cell>
          <table:table-cell table:formula="of:=[A_16.E54]" office:value-type="float" office:value="0.708333" calcext:value-type="float">
            <text:p>0.708333</text:p>
          </table:table-cell>
          <table:table-cell table:formula="of:=[A_32.E54]" office:value-type="float" office:value="0.638889" calcext:value-type="float">
            <text:p>0.638889</text:p>
          </table:table-cell>
          <table:table-cell table:formula="of:=[A_8.K54]" office:value-type="float" office:value="0.75" calcext:value-type="float">
            <text:p>0.75</text:p>
          </table:table-cell>
          <table:table-cell table:formula="of:=[A_16.K54]" office:value-type="float" office:value="0.791667" calcext:value-type="float">
            <text:p>0.791667</text:p>
          </table:table-cell>
          <table:table-cell table:formula="of:=[A_32.K54]" office:value-type="float" office:value="0.819444" calcext:value-type="float">
            <text:p>0.819444</text:p>
          </table:table-cell>
        </table:table-row>
        <table:table-row table:style-name="ro1" table:number-rows-repeated="67">
          <table:table-cell table:number-columns-repeated="15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7"/>
          <table:table-cell office:value-type="string" calcext:value-type="string">
            <text:p>validation-accurac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/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_8.D61]" office:value-type="float" office:value="0.0875" calcext:value-type="float">
            <text:p>0.0875</text:p>
          </table:table-cell>
          <table:table-cell table:formula="of:=[A_16.D61]" office:value-type="float" office:value="0.1625" calcext:value-type="float">
            <text:p>0.1625</text:p>
          </table:table-cell>
          <table:table-cell table:formula="of:=[A_32.D61]" office:value-type="float" office:value="0.1125" calcext:value-type="float">
            <text:p>0.1125</text:p>
          </table:table-cell>
          <table:table-cell table:formula="of:=[A_8.J61]" office:value-type="float" office:value="0.125" calcext:value-type="float">
            <text:p>0.125</text:p>
          </table:table-cell>
          <table:table-cell table:formula="of:=[A_16.J61]" office:value-type="float" office:value="0.1625" calcext:value-type="float">
            <text:p>0.1625</text:p>
          </table:table-cell>
          <table:table-cell table:formula="of:=[A_32.J61]" office:value-type="float" office:value="0.2875" calcext:value-type="float">
            <text:p>0.28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A_8.E61]" office:value-type="float" office:value="0.168182" calcext:value-type="float">
            <text:p>0.168182</text:p>
          </table:table-cell>
          <table:table-cell table:formula="of:=[A_16.E61]" office:value-type="float" office:value="0.136364" calcext:value-type="float">
            <text:p>0.136364</text:p>
          </table:table-cell>
          <table:table-cell table:formula="of:=[A_32.E61]" office:value-type="float" office:value="0.2" calcext:value-type="float">
            <text:p>0.2</text:p>
          </table:table-cell>
          <table:table-cell table:formula="of:=[A_8.K61]" office:value-type="float" office:value="0.218182" calcext:value-type="float">
            <text:p>0.218182</text:p>
          </table:table-cell>
          <table:table-cell table:formula="of:=[A_16.K61]" office:value-type="float" office:value="0.259091" calcext:value-type="float">
            <text:p>0.259091</text:p>
          </table:table-cell>
          <table:table-cell table:formula="of:=[A_32.K61]"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_8.D62]" office:value-type="float" office:value="0.228571" calcext:value-type="float">
            <text:p>0.228571</text:p>
          </table:table-cell>
          <table:table-cell table:formula="of:=[A_16.D62]" office:value-type="float" office:value="0.1" calcext:value-type="float">
            <text:p>0.1</text:p>
          </table:table-cell>
          <table:table-cell table:formula="of:=[A_32.D62]" office:value-type="float" office:value="0.214286" calcext:value-type="float">
            <text:p>0.214286</text:p>
          </table:table-cell>
          <table:table-cell table:formula="of:=[A_8.J62]" office:value-type="float" office:value="0.314286" calcext:value-type="float">
            <text:p>0.314286</text:p>
          </table:table-cell>
          <table:table-cell table:formula="of:=[A_16.J62]" office:value-type="float" office:value="0.485714" calcext:value-type="float">
            <text:p>0.485714</text:p>
          </table:table-cell>
          <table:table-cell table:formula="of:=[A_32.J62]" office:value-type="float" office:value="0.585714" calcext:value-type="float">
            <text:p>0.5857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A_8.E62]" office:value-type="float" office:value="0.154545" calcext:value-type="float">
            <text:p>0.154545</text:p>
          </table:table-cell>
          <table:table-cell table:formula="of:=[A_16.E62]" office:value-type="float" office:value="0.140909" calcext:value-type="float">
            <text:p>0.140909</text:p>
          </table:table-cell>
          <table:table-cell table:formula="of:=[A_32.E62]" office:value-type="float" office:value="0.136364" calcext:value-type="float">
            <text:p>0.136364</text:p>
          </table:table-cell>
          <table:table-cell table:formula="of:=[A_8.K62]" office:value-type="float" office:value="0.25" calcext:value-type="float">
            <text:p>0.25</text:p>
          </table:table-cell>
          <table:table-cell table:formula="of:=[A_16.K62]" office:value-type="float" office:value="0.286364" calcext:value-type="float">
            <text:p>0.286364</text:p>
          </table:table-cell>
          <table:table-cell table:formula="of:=[A_32.K6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_8.D63]" office:value-type="float" office:value="0.171429" calcext:value-type="float">
            <text:p>0.171429</text:p>
          </table:table-cell>
          <table:table-cell table:formula="of:=[A_16.D63]" office:value-type="float" office:value="0.257143" calcext:value-type="float">
            <text:p>0.257143</text:p>
          </table:table-cell>
          <table:table-cell table:formula="of:=[A_32.D63]" office:value-type="float" office:value="0.114286" calcext:value-type="float">
            <text:p>0.114286</text:p>
          </table:table-cell>
          <table:table-cell table:formula="of:=[A_8.J63]" office:value-type="float" office:value="0.457143" calcext:value-type="float">
            <text:p>0.457143</text:p>
          </table:table-cell>
          <table:table-cell table:formula="of:=[A_16.J63]" office:value-type="float" office:value="0.585714" calcext:value-type="float">
            <text:p>0.585714</text:p>
          </table:table-cell>
          <table:table-cell table:formula="of:=[A_32.J63]"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table:formula="of:=[A_8.E63]" office:value-type="float" office:value="0.168182" calcext:value-type="float">
            <text:p>0.168182</text:p>
          </table:table-cell>
          <table:table-cell table:formula="of:=[A_16.E63]" office:value-type="float" office:value="0.168182" calcext:value-type="float">
            <text:p>0.168182</text:p>
          </table:table-cell>
          <table:table-cell table:formula="of:=[A_32.E63]" office:value-type="float" office:value="0.15" calcext:value-type="float">
            <text:p>0.15</text:p>
          </table:table-cell>
          <table:table-cell table:formula="of:=[A_8.K63]" office:value-type="float" office:value="0.281818" calcext:value-type="float">
            <text:p>0.281818</text:p>
          </table:table-cell>
          <table:table-cell table:formula="of:=[A_16.K63]" office:value-type="float" office:value="0.295455" calcext:value-type="float">
            <text:p>0.295455</text:p>
          </table:table-cell>
          <table:table-cell table:formula="of:=[A_32.K63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_8.D64]" office:value-type="float" office:value="0.3" calcext:value-type="float">
            <text:p>0.3</text:p>
          </table:table-cell>
          <table:table-cell table:formula="of:=[A_16.D64]" office:value-type="float" office:value="0.342857" calcext:value-type="float">
            <text:p>0.342857</text:p>
          </table:table-cell>
          <table:table-cell table:formula="of:=[A_32.D64]" office:value-type="float" office:value="0.257143" calcext:value-type="float">
            <text:p>0.257143</text:p>
          </table:table-cell>
          <table:table-cell table:formula="of:=[A_8.J64]" office:value-type="float" office:value="0.371429" calcext:value-type="float">
            <text:p>0.371429</text:p>
          </table:table-cell>
          <table:table-cell table:formula="of:=[A_16.J64]" office:value-type="float" office:value="0.7" calcext:value-type="float">
            <text:p>0.7</text:p>
          </table:table-cell>
          <table:table-cell table:formula="of:=[A_32.J64]" office:value-type="float" office:value="0.842857" calcext:value-type="float">
            <text:p>0.842857</text:p>
          </table:table-cell>
          <table:table-cell/>
          <table:table-cell office:value-type="float" office:value="4" calcext:value-type="float">
            <text:p>4</text:p>
          </table:table-cell>
          <table:table-cell table:formula="of:=[A_8.E64]" office:value-type="float" office:value="0.213636" calcext:value-type="float">
            <text:p>0.213636</text:p>
          </table:table-cell>
          <table:table-cell table:formula="of:=[A_16.E64]" office:value-type="float" office:value="0.204545" calcext:value-type="float">
            <text:p>0.204545</text:p>
          </table:table-cell>
          <table:table-cell table:formula="of:=[A_32.E64]" office:value-type="float" office:value="0.186364" calcext:value-type="float">
            <text:p>0.186364</text:p>
          </table:table-cell>
          <table:table-cell table:formula="of:=[A_8.K64]" office:value-type="float" office:value="0.277273" calcext:value-type="float">
            <text:p>0.277273</text:p>
          </table:table-cell>
          <table:table-cell table:formula="of:=[A_16.K64]" office:value-type="float" office:value="0.390909" calcext:value-type="float">
            <text:p>0.390909</text:p>
          </table:table-cell>
          <table:table-cell table:formula="of:=[A_32.K64]"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_8.D65]" office:value-type="float" office:value="0.328571" calcext:value-type="float">
            <text:p>0.328571</text:p>
          </table:table-cell>
          <table:table-cell table:formula="of:=[A_16.D65]" office:value-type="float" office:value="0.385714" calcext:value-type="float">
            <text:p>0.385714</text:p>
          </table:table-cell>
          <table:table-cell table:formula="of:=[A_32.D65]" office:value-type="float" office:value="0.3" calcext:value-type="float">
            <text:p>0.3</text:p>
          </table:table-cell>
          <table:table-cell table:formula="of:=[A_8.J65]" office:value-type="float" office:value="0.485714" calcext:value-type="float">
            <text:p>0.485714</text:p>
          </table:table-cell>
          <table:table-cell table:formula="of:=[A_16.J65]" office:value-type="float" office:value="0.8" calcext:value-type="float">
            <text:p>0.8</text:p>
          </table:table-cell>
          <table:table-cell table:formula="of:=[A_32.J65]" office:value-type="float" office:value="0.942857" calcext:value-type="float">
            <text:p>0.942857</text:p>
          </table:table-cell>
          <table:table-cell/>
          <table:table-cell office:value-type="float" office:value="5" calcext:value-type="float">
            <text:p>5</text:p>
          </table:table-cell>
          <table:table-cell table:formula="of:=[A_8.E65]" office:value-type="float" office:value="0.168182" calcext:value-type="float">
            <text:p>0.168182</text:p>
          </table:table-cell>
          <table:table-cell table:formula="of:=[A_16.E65]" office:value-type="float" office:value="0.177273" calcext:value-type="float">
            <text:p>0.177273</text:p>
          </table:table-cell>
          <table:table-cell table:formula="of:=[A_32.E65]" office:value-type="float" office:value="0.163636" calcext:value-type="float">
            <text:p>0.163636</text:p>
          </table:table-cell>
          <table:table-cell table:formula="of:=[A_8.K65]" office:value-type="float" office:value="0.290909" calcext:value-type="float">
            <text:p>0.290909</text:p>
          </table:table-cell>
          <table:table-cell table:formula="of:=[A_16.K65]" office:value-type="float" office:value="0.413636" calcext:value-type="float">
            <text:p>0.413636</text:p>
          </table:table-cell>
          <table:table-cell table:formula="of:=[A_32.K65]"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_8.D66]" office:value-type="float" office:value="0.485714" calcext:value-type="float">
            <text:p>0.485714</text:p>
          </table:table-cell>
          <table:table-cell table:formula="of:=[A_16.D66]" office:value-type="float" office:value="0.442857" calcext:value-type="float">
            <text:p>0.442857</text:p>
          </table:table-cell>
          <table:table-cell table:formula="of:=[A_32.D66]" office:value-type="float" office:value="0.185714" calcext:value-type="float">
            <text:p>0.185714</text:p>
          </table:table-cell>
          <table:table-cell table:formula="of:=[A_8.J66]" office:value-type="float" office:value="0.528571" calcext:value-type="float">
            <text:p>0.528571</text:p>
          </table:table-cell>
          <table:table-cell table:formula="of:=[A_16.J66]" office:value-type="float" office:value="0.871429" calcext:value-type="float">
            <text:p>0.871429</text:p>
          </table:table-cell>
          <table:table-cell table:formula="of:=[A_32.J66]" office:value-type="float" office:value="0.957143" calcext:value-type="float">
            <text:p>0.957143</text:p>
          </table:table-cell>
          <table:table-cell/>
          <table:table-cell office:value-type="float" office:value="6" calcext:value-type="float">
            <text:p>6</text:p>
          </table:table-cell>
          <table:table-cell table:formula="of:=[A_8.E66]" office:value-type="float" office:value="0.204545" calcext:value-type="float">
            <text:p>0.204545</text:p>
          </table:table-cell>
          <table:table-cell table:formula="of:=[A_16.E66]" office:value-type="float" office:value="0.25" calcext:value-type="float">
            <text:p>0.25</text:p>
          </table:table-cell>
          <table:table-cell table:formula="of:=[A_32.E66]" office:value-type="float" office:value="0.259091" calcext:value-type="float">
            <text:p>0.259091</text:p>
          </table:table-cell>
          <table:table-cell table:formula="of:=[A_8.K66]" office:value-type="float" office:value="0.281818" calcext:value-type="float">
            <text:p>0.281818</text:p>
          </table:table-cell>
          <table:table-cell table:formula="of:=[A_16.K66]" office:value-type="float" office:value="0.454545" calcext:value-type="float">
            <text:p>0.454545</text:p>
          </table:table-cell>
          <table:table-cell table:formula="of:=[A_32.K66]"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_8.D67]" office:value-type="float" office:value="0.471429" calcext:value-type="float">
            <text:p>0.471429</text:p>
          </table:table-cell>
          <table:table-cell table:formula="of:=[A_16.D67]" office:value-type="float" office:value="0.485714" calcext:value-type="float">
            <text:p>0.485714</text:p>
          </table:table-cell>
          <table:table-cell table:formula="of:=[A_32.D67]" office:value-type="float" office:value="0.414286" calcext:value-type="float">
            <text:p>0.414286</text:p>
          </table:table-cell>
          <table:table-cell table:formula="of:=[A_8.J67]" office:value-type="float" office:value="0.614286" calcext:value-type="float">
            <text:p>0.614286</text:p>
          </table:table-cell>
          <table:table-cell table:formula="of:=[A_16.J67]" office:value-type="float" office:value="0.857143" calcext:value-type="float">
            <text:p>0.857143</text:p>
          </table:table-cell>
          <table:table-cell table:formula="of:=[A_32.J67]" office:value-type="float" office:value="0.957143" calcext:value-type="float">
            <text:p>0.957143</text:p>
          </table:table-cell>
          <table:table-cell/>
          <table:table-cell office:value-type="float" office:value="7" calcext:value-type="float">
            <text:p>7</text:p>
          </table:table-cell>
          <table:table-cell table:formula="of:=[A_8.E67]" office:value-type="float" office:value="0.25" calcext:value-type="float">
            <text:p>0.25</text:p>
          </table:table-cell>
          <table:table-cell table:formula="of:=[A_16.E67]" office:value-type="float" office:value="0.236364" calcext:value-type="float">
            <text:p>0.236364</text:p>
          </table:table-cell>
          <table:table-cell table:formula="of:=[A_32.E67]" office:value-type="float" office:value="0.25" calcext:value-type="float">
            <text:p>0.25</text:p>
          </table:table-cell>
          <table:table-cell table:formula="of:=[A_8.K67]" office:value-type="float" office:value="0.368182" calcext:value-type="float">
            <text:p>0.368182</text:p>
          </table:table-cell>
          <table:table-cell table:formula="of:=[A_16.K67]" office:value-type="float" office:value="0.472727" calcext:value-type="float">
            <text:p>0.472727</text:p>
          </table:table-cell>
          <table:table-cell table:formula="of:=[A_32.K67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_8.D68]" office:value-type="float" office:value="0.428571" calcext:value-type="float">
            <text:p>0.428571</text:p>
          </table:table-cell>
          <table:table-cell table:formula="of:=[A_16.D68]" office:value-type="float" office:value="0.571429" calcext:value-type="float">
            <text:p>0.571429</text:p>
          </table:table-cell>
          <table:table-cell table:formula="of:=[A_32.D68]" office:value-type="float" office:value="0.4" calcext:value-type="float">
            <text:p>0.4</text:p>
          </table:table-cell>
          <table:table-cell table:formula="of:=[A_8.J68]" office:value-type="float" office:value="0.642857" calcext:value-type="float">
            <text:p>0.642857</text:p>
          </table:table-cell>
          <table:table-cell table:formula="of:=[A_16.J68]" office:value-type="float" office:value="0.957143" calcext:value-type="float">
            <text:p>0.957143</text:p>
          </table:table-cell>
          <table:table-cell table:formula="of:=[A_32.J68]" office:value-type="float" office:value="0.985714" calcext:value-type="float">
            <text:p>0.985714</text:p>
          </table:table-cell>
          <table:table-cell/>
          <table:table-cell office:value-type="float" office:value="8" calcext:value-type="float">
            <text:p>8</text:p>
          </table:table-cell>
          <table:table-cell table:formula="of:=[A_8.E68]" office:value-type="float" office:value="0.259091" calcext:value-type="float">
            <text:p>0.259091</text:p>
          </table:table-cell>
          <table:table-cell table:formula="of:=[A_16.E68]" office:value-type="float" office:value="0.345455" calcext:value-type="float">
            <text:p>0.345455</text:p>
          </table:table-cell>
          <table:table-cell table:formula="of:=[A_32.E68]" office:value-type="float" office:value="0.231818" calcext:value-type="float">
            <text:p>0.231818</text:p>
          </table:table-cell>
          <table:table-cell table:formula="of:=[A_8.K68]" office:value-type="float" office:value="0.359091" calcext:value-type="float">
            <text:p>0.359091</text:p>
          </table:table-cell>
          <table:table-cell table:formula="of:=[A_16.K68]" office:value-type="float" office:value="0.536364" calcext:value-type="float">
            <text:p>0.536364</text:p>
          </table:table-cell>
          <table:table-cell table:formula="of:=[A_32.K68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_8.D69]" office:value-type="float" office:value="0.5" calcext:value-type="float">
            <text:p>0.5</text:p>
          </table:table-cell>
          <table:table-cell table:formula="of:=[A_16.D69]" office:value-type="float" office:value="0.528571" calcext:value-type="float">
            <text:p>0.528571</text:p>
          </table:table-cell>
          <table:table-cell table:formula="of:=[A_32.D69]" office:value-type="float" office:value="0.428571" calcext:value-type="float">
            <text:p>0.428571</text:p>
          </table:table-cell>
          <table:table-cell table:formula="of:=[A_8.J69]" office:value-type="float" office:value="0.642857" calcext:value-type="float">
            <text:p>0.642857</text:p>
          </table:table-cell>
          <table:table-cell table:formula="of:=[A_16.J69]" office:value-type="float" office:value="0.971429" calcext:value-type="float">
            <text:p>0.971429</text:p>
          </table:table-cell>
          <table:table-cell table:formula="of:=[A_32.J69]" office:value-type="float" office:value="0.985714" calcext:value-type="float">
            <text:p>0.98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A_8.E69]" office:value-type="float" office:value="0.263636" calcext:value-type="float">
            <text:p>0.263636</text:p>
          </table:table-cell>
          <table:table-cell table:formula="of:=[A_16.E69]" office:value-type="float" office:value="0.313636" calcext:value-type="float">
            <text:p>0.313636</text:p>
          </table:table-cell>
          <table:table-cell table:formula="of:=[A_32.E69]" office:value-type="float" office:value="0.322727" calcext:value-type="float">
            <text:p>0.322727</text:p>
          </table:table-cell>
          <table:table-cell table:formula="of:=[A_8.K69]" office:value-type="float" office:value="0.381818" calcext:value-type="float">
            <text:p>0.381818</text:p>
          </table:table-cell>
          <table:table-cell table:formula="of:=[A_16.K69]" office:value-type="float" office:value="0.540909" calcext:value-type="float">
            <text:p>0.540909</text:p>
          </table:table-cell>
          <table:table-cell table:formula="of:=[A_32.K69]"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_8.D70]" office:value-type="float" office:value="0.657143" calcext:value-type="float">
            <text:p>0.657143</text:p>
          </table:table-cell>
          <table:table-cell table:formula="of:=[A_16.D70]" office:value-type="float" office:value="0.642857" calcext:value-type="float">
            <text:p>0.642857</text:p>
          </table:table-cell>
          <table:table-cell table:formula="of:=[A_32.D70]" office:value-type="float" office:value="0.542857" calcext:value-type="float">
            <text:p>0.542857</text:p>
          </table:table-cell>
          <table:table-cell table:formula="of:=[A_8.J70]" office:value-type="float" office:value="0.671429" calcext:value-type="float">
            <text:p>0.671429</text:p>
          </table:table-cell>
          <table:table-cell table:formula="of:=[A_16.J70]" office:value-type="float" office:value="0.985714" calcext:value-type="float">
            <text:p>0.985714</text:p>
          </table:table-cell>
          <table:table-cell table:formula="of:=[A_32.J70]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A_8.E70]" office:value-type="float" office:value="0.3" calcext:value-type="float">
            <text:p>0.3</text:p>
          </table:table-cell>
          <table:table-cell table:formula="of:=[A_16.E70]" office:value-type="float" office:value="0.331818" calcext:value-type="float">
            <text:p>0.331818</text:p>
          </table:table-cell>
          <table:table-cell table:formula="of:=[A_32.E70]" office:value-type="float" office:value="0.3" calcext:value-type="float">
            <text:p>0.3</text:p>
          </table:table-cell>
          <table:table-cell table:formula="of:=[A_8.K70]" office:value-type="float" office:value="0.395455" calcext:value-type="float">
            <text:p>0.395455</text:p>
          </table:table-cell>
          <table:table-cell table:formula="of:=[A_16.K70]" office:value-type="float" office:value="0.509091" calcext:value-type="float">
            <text:p>0.509091</text:p>
          </table:table-cell>
          <table:table-cell table:formula="of:=[A_32.K70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_8.D71]" office:value-type="float" office:value="0.5875" calcext:value-type="float">
            <text:p>0.5875</text:p>
          </table:table-cell>
          <table:table-cell table:formula="of:=[A_16.D71]" office:value-type="float" office:value="0.7" calcext:value-type="float">
            <text:p>0.7</text:p>
          </table:table-cell>
          <table:table-cell table:formula="of:=[A_32.D71]" office:value-type="float" office:value="0.65" calcext:value-type="float">
            <text:p>0.65</text:p>
          </table:table-cell>
          <table:table-cell table:formula="of:=[A_8.J71]" office:value-type="float" office:value="0.8" calcext:value-type="float">
            <text:p>0.8</text:p>
          </table:table-cell>
          <table:table-cell table:formula="of:=[A_16.J71]" office:value-type="float" office:value="1" calcext:value-type="float">
            <text:p>1</text:p>
          </table:table-cell>
          <table:table-cell table:formula="of:=[A_32.J71]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A_8.E71]" office:value-type="float" office:value="0.245455" calcext:value-type="float">
            <text:p>0.245455</text:p>
          </table:table-cell>
          <table:table-cell table:formula="of:=[A_16.E71]" office:value-type="float" office:value="0.331818" calcext:value-type="float">
            <text:p>0.331818</text:p>
          </table:table-cell>
          <table:table-cell table:formula="of:=[A_32.E71]" office:value-type="float" office:value="0.35" calcext:value-type="float">
            <text:p>0.35</text:p>
          </table:table-cell>
          <table:table-cell table:formula="of:=[A_8.K71]" office:value-type="float" office:value="0.440909" calcext:value-type="float">
            <text:p>0.440909</text:p>
          </table:table-cell>
          <table:table-cell table:formula="of:=[A_16.K71]" office:value-type="float" office:value="0.518182" calcext:value-type="float">
            <text:p>0.518182</text:p>
          </table:table-cell>
          <table:table-cell table:formula="of:=[A_32.K71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_8.D72]" office:value-type="float" office:value="0.685714" calcext:value-type="float">
            <text:p>0.685714</text:p>
          </table:table-cell>
          <table:table-cell table:formula="of:=[A_16.D72]" office:value-type="float" office:value="0.8" calcext:value-type="float">
            <text:p>0.8</text:p>
          </table:table-cell>
          <table:table-cell table:formula="of:=[A_32.D72]" office:value-type="float" office:value="0.6" calcext:value-type="float">
            <text:p>0.6</text:p>
          </table:table-cell>
          <table:table-cell table:formula="of:=[A_8.J72]" office:value-type="float" office:value="0.871429" calcext:value-type="float">
            <text:p>0.871429</text:p>
          </table:table-cell>
          <table:table-cell table:formula="of:=[A_16.J72]" office:value-type="float" office:value="0.971429" calcext:value-type="float">
            <text:p>0.971429</text:p>
          </table:table-cell>
          <table:table-cell table:formula="of:=[A_32.J72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A_8.E72]" office:value-type="float" office:value="0.281818" calcext:value-type="float">
            <text:p>0.281818</text:p>
          </table:table-cell>
          <table:table-cell table:formula="of:=[A_16.E72]" office:value-type="float" office:value="0.381818" calcext:value-type="float">
            <text:p>0.381818</text:p>
          </table:table-cell>
          <table:table-cell table:formula="of:=[A_32.E72]" office:value-type="float" office:value="0.336364" calcext:value-type="float">
            <text:p>0.336364</text:p>
          </table:table-cell>
          <table:table-cell table:formula="of:=[A_8.K72]" office:value-type="float" office:value="0.477273" calcext:value-type="float">
            <text:p>0.477273</text:p>
          </table:table-cell>
          <table:table-cell table:formula="of:=[A_16.K72]" office:value-type="float" office:value="0.563636" calcext:value-type="float">
            <text:p>0.563636</text:p>
          </table:table-cell>
          <table:table-cell table:formula="of:=[A_32.K72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_8.D73]" office:value-type="float" office:value="0.628571" calcext:value-type="float">
            <text:p>0.628571</text:p>
          </table:table-cell>
          <table:table-cell table:formula="of:=[A_16.D73]" office:value-type="float" office:value="0.785714" calcext:value-type="float">
            <text:p>0.785714</text:p>
          </table:table-cell>
          <table:table-cell table:formula="of:=[A_32.D73]" office:value-type="float" office:value="0.557143" calcext:value-type="float">
            <text:p>0.557143</text:p>
          </table:table-cell>
          <table:table-cell table:formula="of:=[A_8.J73]" office:value-type="float" office:value="0.814286" calcext:value-type="float">
            <text:p>0.814286</text:p>
          </table:table-cell>
          <table:table-cell table:formula="of:=[A_16.J73]" office:value-type="float" office:value="1" calcext:value-type="float">
            <text:p>1</text:p>
          </table:table-cell>
          <table:table-cell table:formula="of:=[A_32.J73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A_8.E73]" office:value-type="float" office:value="0.336364" calcext:value-type="float">
            <text:p>0.336364</text:p>
          </table:table-cell>
          <table:table-cell table:formula="of:=[A_16.E73]" office:value-type="float" office:value="0.4" calcext:value-type="float">
            <text:p>0.4</text:p>
          </table:table-cell>
          <table:table-cell table:formula="of:=[A_32.E73]" office:value-type="float" office:value="0.35" calcext:value-type="float">
            <text:p>0.35</text:p>
          </table:table-cell>
          <table:table-cell table:formula="of:=[A_8.K73]" office:value-type="float" office:value="0.486364" calcext:value-type="float">
            <text:p>0.486364</text:p>
          </table:table-cell>
          <table:table-cell table:formula="of:=[A_16.K73]" office:value-type="float" office:value="0.563636" calcext:value-type="float">
            <text:p>0.563636</text:p>
          </table:table-cell>
          <table:table-cell table:formula="of:=[A_32.K73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_8.D74]" office:value-type="float" office:value="0.7" calcext:value-type="float">
            <text:p>0.7</text:p>
          </table:table-cell>
          <table:table-cell table:formula="of:=[A_16.D74]" office:value-type="float" office:value="0.857143" calcext:value-type="float">
            <text:p>0.857143</text:p>
          </table:table-cell>
          <table:table-cell table:formula="of:=[A_32.D74]" office:value-type="float" office:value="0.685714" calcext:value-type="float">
            <text:p>0.685714</text:p>
          </table:table-cell>
          <table:table-cell table:formula="of:=[A_8.J74]" office:value-type="float" office:value="0.914286" calcext:value-type="float">
            <text:p>0.914286</text:p>
          </table:table-cell>
          <table:table-cell table:formula="of:=[A_16.J74]" office:value-type="float" office:value="0.985714" calcext:value-type="float">
            <text:p>0.985714</text:p>
          </table:table-cell>
          <table:table-cell table:formula="of:=[A_32.J74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A_8.E74]" office:value-type="float" office:value="0.309091" calcext:value-type="float">
            <text:p>0.309091</text:p>
          </table:table-cell>
          <table:table-cell table:formula="of:=[A_16.E74]" office:value-type="float" office:value="0.404545" calcext:value-type="float">
            <text:p>0.404545</text:p>
          </table:table-cell>
          <table:table-cell table:formula="of:=[A_32.E74]" office:value-type="float" office:value="0.354545" calcext:value-type="float">
            <text:p>0.354545</text:p>
          </table:table-cell>
          <table:table-cell table:formula="of:=[A_8.K74]" office:value-type="float" office:value="0.440909" calcext:value-type="float">
            <text:p>0.440909</text:p>
          </table:table-cell>
          <table:table-cell table:formula="of:=[A_16.K74]" office:value-type="float" office:value="0.495455" calcext:value-type="float">
            <text:p>0.495455</text:p>
          </table:table-cell>
          <table:table-cell table:formula="of:=[A_32.K74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_8.D75]" office:value-type="float" office:value="0.828571" calcext:value-type="float">
            <text:p>0.828571</text:p>
          </table:table-cell>
          <table:table-cell table:formula="of:=[A_16.D75]" office:value-type="float" office:value="0.957143" calcext:value-type="float">
            <text:p>0.957143</text:p>
          </table:table-cell>
          <table:table-cell table:formula="of:=[A_32.D75]" office:value-type="float" office:value="0.742857" calcext:value-type="float">
            <text:p>0.742857</text:p>
          </table:table-cell>
          <table:table-cell table:formula="of:=[A_8.J75]" office:value-type="float" office:value="0.857143" calcext:value-type="float">
            <text:p>0.857143</text:p>
          </table:table-cell>
          <table:table-cell table:formula="of:=[A_16.J75]" office:value-type="float" office:value="1" calcext:value-type="float">
            <text:p>1</text:p>
          </table:table-cell>
          <table:table-cell table:formula="of:=[A_32.J75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A_8.E75]" office:value-type="float" office:value="0.3" calcext:value-type="float">
            <text:p>0.3</text:p>
          </table:table-cell>
          <table:table-cell table:formula="of:=[A_16.E75]" office:value-type="float" office:value="0.4" calcext:value-type="float">
            <text:p>0.4</text:p>
          </table:table-cell>
          <table:table-cell table:formula="of:=[A_32.E75]" office:value-type="float" office:value="0.354545" calcext:value-type="float">
            <text:p>0.354545</text:p>
          </table:table-cell>
          <table:table-cell table:formula="of:=[A_8.K75]" office:value-type="float" office:value="0.486364" calcext:value-type="float">
            <text:p>0.486364</text:p>
          </table:table-cell>
          <table:table-cell table:formula="of:=[A_16.K75]" office:value-type="float" office:value="0.581818" calcext:value-type="float">
            <text:p>0.581818</text:p>
          </table:table-cell>
          <table:table-cell table:formula="of:=[A_32.K75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_8.D76]" office:value-type="float" office:value="0.857143" calcext:value-type="float">
            <text:p>0.857143</text:p>
          </table:table-cell>
          <table:table-cell table:formula="of:=[A_16.D76]" office:value-type="float" office:value="0.871429" calcext:value-type="float">
            <text:p>0.871429</text:p>
          </table:table-cell>
          <table:table-cell table:formula="of:=[A_32.D76]" office:value-type="float" office:value="0.771429" calcext:value-type="float">
            <text:p>0.771429</text:p>
          </table:table-cell>
          <table:table-cell table:formula="of:=[A_8.J76]" office:value-type="float" office:value="0.942857" calcext:value-type="float">
            <text:p>0.942857</text:p>
          </table:table-cell>
          <table:table-cell table:formula="of:=[A_16.J76]" office:value-type="float" office:value="0.985714" calcext:value-type="float">
            <text:p>0.985714</text:p>
          </table:table-cell>
          <table:table-cell table:formula="of:=[A_32.J76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A_8.E76]" office:value-type="float" office:value="0.318182" calcext:value-type="float">
            <text:p>0.318182</text:p>
          </table:table-cell>
          <table:table-cell table:formula="of:=[A_16.E76]" office:value-type="float" office:value="0.418182" calcext:value-type="float">
            <text:p>0.418182</text:p>
          </table:table-cell>
          <table:table-cell table:formula="of:=[A_32.E76]" office:value-type="float" office:value="0.413636" calcext:value-type="float">
            <text:p>0.413636</text:p>
          </table:table-cell>
          <table:table-cell table:formula="of:=[A_8.K76]" office:value-type="float" office:value="0.540909" calcext:value-type="float">
            <text:p>0.540909</text:p>
          </table:table-cell>
          <table:table-cell table:formula="of:=[A_16.K76]" office:value-type="float" office:value="0.572727" calcext:value-type="float">
            <text:p>0.572727</text:p>
          </table:table-cell>
          <table:table-cell table:formula="of:=[A_32.K76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_8.D77]" office:value-type="float" office:value="0.742857" calcext:value-type="float">
            <text:p>0.742857</text:p>
          </table:table-cell>
          <table:table-cell table:formula="of:=[A_16.D77]" office:value-type="float" office:value="0.9" calcext:value-type="float">
            <text:p>0.9</text:p>
          </table:table-cell>
          <table:table-cell table:formula="of:=[A_32.D77]" office:value-type="float" office:value="0.871429" calcext:value-type="float">
            <text:p>0.871429</text:p>
          </table:table-cell>
          <table:table-cell table:formula="of:=[A_8.J77]" office:value-type="float" office:value="0.914286" calcext:value-type="float">
            <text:p>0.914286</text:p>
          </table:table-cell>
          <table:table-cell table:formula="of:=[A_16.J77]" office:value-type="float" office:value="1" calcext:value-type="float">
            <text:p>1</text:p>
          </table:table-cell>
          <table:table-cell table:formula="of:=[A_32.J77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A_8.E77]" office:value-type="float" office:value="0.277273" calcext:value-type="float">
            <text:p>0.277273</text:p>
          </table:table-cell>
          <table:table-cell table:formula="of:=[A_16.E77]" office:value-type="float" office:value="0.359091" calcext:value-type="float">
            <text:p>0.359091</text:p>
          </table:table-cell>
          <table:table-cell table:formula="of:=[A_32.E77]" office:value-type="float" office:value="0.354545" calcext:value-type="float">
            <text:p>0.354545</text:p>
          </table:table-cell>
          <table:table-cell table:formula="of:=[A_8.K77]" office:value-type="float" office:value="0.495455" calcext:value-type="float">
            <text:p>0.495455</text:p>
          </table:table-cell>
          <table:table-cell table:formula="of:=[A_16.K77]" office:value-type="float" office:value="0.577273" calcext:value-type="float">
            <text:p>0.577273</text:p>
          </table:table-cell>
          <table:table-cell table:formula="of:=[A_32.K77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_8.D78]" office:value-type="float" office:value="0.8" calcext:value-type="float">
            <text:p>0.8</text:p>
          </table:table-cell>
          <table:table-cell table:formula="of:=[A_16.D78]" office:value-type="float" office:value="0.857143" calcext:value-type="float">
            <text:p>0.857143</text:p>
          </table:table-cell>
          <table:table-cell table:formula="of:=[A_32.D78]" office:value-type="float" office:value="0.828571" calcext:value-type="float">
            <text:p>0.828571</text:p>
          </table:table-cell>
          <table:table-cell table:formula="of:=[A_8.J78]" office:value-type="float" office:value="0.928571" calcext:value-type="float">
            <text:p>0.928571</text:p>
          </table:table-cell>
          <table:table-cell table:formula="of:=[A_16.J78]" office:value-type="float" office:value="0.985714" calcext:value-type="float">
            <text:p>0.985714</text:p>
          </table:table-cell>
          <table:table-cell table:formula="of:=[A_32.J78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A_8.E78]" office:value-type="float" office:value="0.318182" calcext:value-type="float">
            <text:p>0.318182</text:p>
          </table:table-cell>
          <table:table-cell table:formula="of:=[A_16.E78]" office:value-type="float" office:value="0.440909" calcext:value-type="float">
            <text:p>0.440909</text:p>
          </table:table-cell>
          <table:table-cell table:formula="of:=[A_32.E78]" office:value-type="float" office:value="0.331818" calcext:value-type="float">
            <text:p>0.331818</text:p>
          </table:table-cell>
          <table:table-cell table:formula="of:=[A_8.K78]" office:value-type="float" office:value="0.495455" calcext:value-type="float">
            <text:p>0.495455</text:p>
          </table:table-cell>
          <table:table-cell table:formula="of:=[A_16.K78]" office:value-type="float" office:value="0.554545" calcext:value-type="float">
            <text:p>0.554545</text:p>
          </table:table-cell>
          <table:table-cell table:formula="of:=[A_32.K78]"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_8.D79]" office:value-type="float" office:value="0.871429" calcext:value-type="float">
            <text:p>0.871429</text:p>
          </table:table-cell>
          <table:table-cell table:formula="of:=[A_16.D79]" office:value-type="float" office:value="0.971429" calcext:value-type="float">
            <text:p>0.971429</text:p>
          </table:table-cell>
          <table:table-cell table:formula="of:=[A_32.D79]" office:value-type="float" office:value="0.857143" calcext:value-type="float">
            <text:p>0.857143</text:p>
          </table:table-cell>
          <table:table-cell table:formula="of:=[A_8.J79]" office:value-type="float" office:value="0.928571" calcext:value-type="float">
            <text:p>0.928571</text:p>
          </table:table-cell>
          <table:table-cell table:formula="of:=[A_16.J79]" office:value-type="float" office:value="1" calcext:value-type="float">
            <text:p>1</text:p>
          </table:table-cell>
          <table:table-cell table:formula="of:=[A_32.J79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A_8.E79]" office:value-type="float" office:value="0.336364" calcext:value-type="float">
            <text:p>0.336364</text:p>
          </table:table-cell>
          <table:table-cell table:formula="of:=[A_16.E79]" office:value-type="float" office:value="0.381818" calcext:value-type="float">
            <text:p>0.381818</text:p>
          </table:table-cell>
          <table:table-cell table:formula="of:=[A_32.E79]" office:value-type="float" office:value="0.390909" calcext:value-type="float">
            <text:p>0.390909</text:p>
          </table:table-cell>
          <table:table-cell table:formula="of:=[A_8.K79]" office:value-type="float" office:value="0.527273" calcext:value-type="float">
            <text:p>0.527273</text:p>
          </table:table-cell>
          <table:table-cell table:formula="of:=[A_16.K79]" office:value-type="float" office:value="0.545455" calcext:value-type="float">
            <text:p>0.545455</text:p>
          </table:table-cell>
          <table:table-cell table:formula="of:=[A_32.K7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_8.D80]" office:value-type="float" office:value="0.828571" calcext:value-type="float">
            <text:p>0.828571</text:p>
          </table:table-cell>
          <table:table-cell table:formula="of:=[A_16.D80]" office:value-type="float" office:value="0.957143" calcext:value-type="float">
            <text:p>0.957143</text:p>
          </table:table-cell>
          <table:table-cell table:formula="of:=[A_32.D80]" office:value-type="float" office:value="0.9" calcext:value-type="float">
            <text:p>0.9</text:p>
          </table:table-cell>
          <table:table-cell table:formula="of:=[A_8.J80]" office:value-type="float" office:value="0.971429" calcext:value-type="float">
            <text:p>0.971429</text:p>
          </table:table-cell>
          <table:table-cell table:formula="of:=[A_16.J80]" office:value-type="float" office:value="1" calcext:value-type="float">
            <text:p>1</text:p>
          </table:table-cell>
          <table:table-cell table:formula="of:=[A_32.J80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A_8.E80]" office:value-type="float" office:value="0.295455" calcext:value-type="float">
            <text:p>0.295455</text:p>
          </table:table-cell>
          <table:table-cell table:formula="of:=[A_16.E80]" office:value-type="float" office:value="0.404545" calcext:value-type="float">
            <text:p>0.404545</text:p>
          </table:table-cell>
          <table:table-cell table:formula="of:=[A_32.E80]" office:value-type="float" office:value="0.4" calcext:value-type="float">
            <text:p>0.4</text:p>
          </table:table-cell>
          <table:table-cell table:formula="of:=[A_8.K80]" office:value-type="float" office:value="0.527273" calcext:value-type="float">
            <text:p>0.527273</text:p>
          </table:table-cell>
          <table:table-cell table:formula="of:=[A_16.K80]" office:value-type="float" office:value="0.595455" calcext:value-type="float">
            <text:p>0.595455</text:p>
          </table:table-cell>
          <table:table-cell table:formula="of:=[A_32.K80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_8.D81]" office:value-type="float" office:value="0.9375" calcext:value-type="float">
            <text:p>0.9375</text:p>
          </table:table-cell>
          <table:table-cell table:formula="of:=[A_16.D81]" office:value-type="float" office:value="0.9625" calcext:value-type="float">
            <text:p>0.9625</text:p>
          </table:table-cell>
          <table:table-cell table:formula="of:=[A_32.D81]" office:value-type="float" office:value="0.875" calcext:value-type="float">
            <text:p>0.875</text:p>
          </table:table-cell>
          <table:table-cell table:formula="of:=[A_8.J81]" office:value-type="float" office:value="0.9125" calcext:value-type="float">
            <text:p>0.9125</text:p>
          </table:table-cell>
          <table:table-cell table:formula="of:=[A_16.J81]" office:value-type="float" office:value="1" calcext:value-type="float">
            <text:p>1</text:p>
          </table:table-cell>
          <table:table-cell table:formula="of:=[A_32.J81]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A_8.E81]" office:value-type="float" office:value="0.340909" calcext:value-type="float">
            <text:p>0.340909</text:p>
          </table:table-cell>
          <table:table-cell table:formula="of:=[A_16.E81]" office:value-type="float" office:value="0.413636" calcext:value-type="float">
            <text:p>0.413636</text:p>
          </table:table-cell>
          <table:table-cell table:formula="of:=[A_32.E81]" office:value-type="float" office:value="0.422727" calcext:value-type="float">
            <text:p>0.422727</text:p>
          </table:table-cell>
          <table:table-cell table:formula="of:=[A_8.K81]" office:value-type="float" office:value="0.518182" calcext:value-type="float">
            <text:p>0.518182</text:p>
          </table:table-cell>
          <table:table-cell table:formula="of:=[A_16.K81]" office:value-type="float" office:value="0.586364" calcext:value-type="float">
            <text:p>0.586364</text:p>
          </table:table-cell>
          <table:table-cell table:formula="of:=[A_32.K81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_8.D82]" office:value-type="float" office:value="0.942857" calcext:value-type="float">
            <text:p>0.942857</text:p>
          </table:table-cell>
          <table:table-cell table:formula="of:=[A_16.D82]" office:value-type="float" office:value="0.942857" calcext:value-type="float">
            <text:p>0.942857</text:p>
          </table:table-cell>
          <table:table-cell table:formula="of:=[A_32.D82]" office:value-type="float" office:value="0.942857" calcext:value-type="float">
            <text:p>0.942857</text:p>
          </table:table-cell>
          <table:table-cell table:formula="of:=[A_8.J82]" office:value-type="float" office:value="0.928571" calcext:value-type="float">
            <text:p>0.928571</text:p>
          </table:table-cell>
          <table:table-cell table:formula="of:=[A_16.J82]" office:value-type="float" office:value="0.985714" calcext:value-type="float">
            <text:p>0.985714</text:p>
          </table:table-cell>
          <table:table-cell table:formula="of:=[A_32.J82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A_8.E82]" office:value-type="float" office:value="0.354545" calcext:value-type="float">
            <text:p>0.354545</text:p>
          </table:table-cell>
          <table:table-cell table:formula="of:=[A_16.E82]" office:value-type="float" office:value="0.431818" calcext:value-type="float">
            <text:p>0.431818</text:p>
          </table:table-cell>
          <table:table-cell table:formula="of:=[A_32.E82]" office:value-type="float" office:value="0.418182" calcext:value-type="float">
            <text:p>0.418182</text:p>
          </table:table-cell>
          <table:table-cell table:formula="of:=[A_8.K82]" office:value-type="float" office:value="0.55" calcext:value-type="float">
            <text:p>0.55</text:p>
          </table:table-cell>
          <table:table-cell table:formula="of:=[A_16.K82]" office:value-type="float" office:value="0.590909" calcext:value-type="float">
            <text:p>0.590909</text:p>
          </table:table-cell>
          <table:table-cell table:formula="of:=[A_32.K82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_8.D83]" office:value-type="float" office:value="0.928571" calcext:value-type="float">
            <text:p>0.928571</text:p>
          </table:table-cell>
          <table:table-cell table:formula="of:=[A_16.D83]" office:value-type="float" office:value="0.942857" calcext:value-type="float">
            <text:p>0.942857</text:p>
          </table:table-cell>
          <table:table-cell table:formula="of:=[A_32.D83]" office:value-type="float" office:value="0.957143" calcext:value-type="float">
            <text:p>0.957143</text:p>
          </table:table-cell>
          <table:table-cell table:formula="of:=[A_8.J83]" office:value-type="float" office:value="0.942857" calcext:value-type="float">
            <text:p>0.942857</text:p>
          </table:table-cell>
          <table:table-cell table:formula="of:=[A_16.J83]" office:value-type="float" office:value="1" calcext:value-type="float">
            <text:p>1</text:p>
          </table:table-cell>
          <table:table-cell table:formula="of:=[A_32.J83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A_8.E83]" office:value-type="float" office:value="0.404545" calcext:value-type="float">
            <text:p>0.404545</text:p>
          </table:table-cell>
          <table:table-cell table:formula="of:=[A_16.E83]" office:value-type="float" office:value="0.468182" calcext:value-type="float">
            <text:p>0.468182</text:p>
          </table:table-cell>
          <table:table-cell table:formula="of:=[A_32.E83]" office:value-type="float" office:value="0.372727" calcext:value-type="float">
            <text:p>0.372727</text:p>
          </table:table-cell>
          <table:table-cell table:formula="of:=[A_8.K83]" office:value-type="float" office:value="0.563636" calcext:value-type="float">
            <text:p>0.563636</text:p>
          </table:table-cell>
          <table:table-cell table:formula="of:=[A_16.K83]" office:value-type="float" office:value="0.577273" calcext:value-type="float">
            <text:p>0.577273</text:p>
          </table:table-cell>
          <table:table-cell table:formula="of:=[A_32.K83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_8.D84]" office:value-type="float" office:value="0.914286" calcext:value-type="float">
            <text:p>0.914286</text:p>
          </table:table-cell>
          <table:table-cell table:formula="of:=[A_16.D84]" office:value-type="float" office:value="0.985714" calcext:value-type="float">
            <text:p>0.985714</text:p>
          </table:table-cell>
          <table:table-cell table:formula="of:=[A_32.D84]" office:value-type="float" office:value="0.942857" calcext:value-type="float">
            <text:p>0.942857</text:p>
          </table:table-cell>
          <table:table-cell table:formula="of:=[A_8.J84]" office:value-type="float" office:value="0.971429" calcext:value-type="float">
            <text:p>0.971429</text:p>
          </table:table-cell>
          <table:table-cell table:formula="of:=[A_16.J84]" office:value-type="float" office:value="1" calcext:value-type="float">
            <text:p>1</text:p>
          </table:table-cell>
          <table:table-cell table:formula="of:=[A_32.J84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A_8.E84]" office:value-type="float" office:value="0.377273" calcext:value-type="float">
            <text:p>0.377273</text:p>
          </table:table-cell>
          <table:table-cell table:formula="of:=[A_16.E84]" office:value-type="float" office:value="0.427273" calcext:value-type="float">
            <text:p>0.427273</text:p>
          </table:table-cell>
          <table:table-cell table:formula="of:=[A_32.E84]" office:value-type="float" office:value="0.436364" calcext:value-type="float">
            <text:p>0.436364</text:p>
          </table:table-cell>
          <table:table-cell table:formula="of:=[A_8.K84]" office:value-type="float" office:value="0.504545" calcext:value-type="float">
            <text:p>0.504545</text:p>
          </table:table-cell>
          <table:table-cell table:formula="of:=[A_16.K84]" office:value-type="float" office:value="0.6" calcext:value-type="float">
            <text:p>0.6</text:p>
          </table:table-cell>
          <table:table-cell table:formula="of:=[A_32.K84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_8.D85]" office:value-type="float" office:value="0.942857" calcext:value-type="float">
            <text:p>0.942857</text:p>
          </table:table-cell>
          <table:table-cell table:formula="of:=[A_16.D85]" office:value-type="float" office:value="0.957143" calcext:value-type="float">
            <text:p>0.957143</text:p>
          </table:table-cell>
          <table:table-cell table:formula="of:=[A_32.D85]" office:value-type="float" office:value="0.957143" calcext:value-type="float">
            <text:p>0.957143</text:p>
          </table:table-cell>
          <table:table-cell table:formula="of:=[A_8.J85]" office:value-type="float" office:value="0.942857" calcext:value-type="float">
            <text:p>0.942857</text:p>
          </table:table-cell>
          <table:table-cell table:formula="of:=[A_16.J85]" office:value-type="float" office:value="1" calcext:value-type="float">
            <text:p>1</text:p>
          </table:table-cell>
          <table:table-cell table:formula="of:=[A_32.J85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A_8.E85]" office:value-type="float" office:value="0.295455" calcext:value-type="float">
            <text:p>0.295455</text:p>
          </table:table-cell>
          <table:table-cell table:formula="of:=[A_16.E85]" office:value-type="float" office:value="0.422727" calcext:value-type="float">
            <text:p>0.422727</text:p>
          </table:table-cell>
          <table:table-cell table:formula="of:=[A_32.E85]" office:value-type="float" office:value="0.386364" calcext:value-type="float">
            <text:p>0.386364</text:p>
          </table:table-cell>
          <table:table-cell table:formula="of:=[A_8.K85]" office:value-type="float" office:value="0.581818" calcext:value-type="float">
            <text:p>0.581818</text:p>
          </table:table-cell>
          <table:table-cell table:formula="of:=[A_16.K85]" office:value-type="float" office:value="0.6" calcext:value-type="float">
            <text:p>0.6</text:p>
          </table:table-cell>
          <table:table-cell table:formula="of:=[A_32.K85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_8.D86]" office:value-type="float" office:value="0.914286" calcext:value-type="float">
            <text:p>0.914286</text:p>
          </table:table-cell>
          <table:table-cell table:formula="of:=[A_16.D86]" office:value-type="float" office:value="0.985714" calcext:value-type="float">
            <text:p>0.985714</text:p>
          </table:table-cell>
          <table:table-cell table:formula="of:=[A_32.D86]" office:value-type="float" office:value="0.957143" calcext:value-type="float">
            <text:p>0.957143</text:p>
          </table:table-cell>
          <table:table-cell table:formula="of:=[A_8.J86]" office:value-type="float" office:value="0.971429" calcext:value-type="float">
            <text:p>0.971429</text:p>
          </table:table-cell>
          <table:table-cell table:formula="of:=[A_16.J86]" office:value-type="float" office:value="1" calcext:value-type="float">
            <text:p>1</text:p>
          </table:table-cell>
          <table:table-cell table:formula="of:=[A_32.J86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A_8.E86]" office:value-type="float" office:value="0.359091" calcext:value-type="float">
            <text:p>0.359091</text:p>
          </table:table-cell>
          <table:table-cell table:formula="of:=[A_16.E86]" office:value-type="float" office:value="0.404545" calcext:value-type="float">
            <text:p>0.404545</text:p>
          </table:table-cell>
          <table:table-cell table:formula="of:=[A_32.E86]" office:value-type="float" office:value="0.413636" calcext:value-type="float">
            <text:p>0.413636</text:p>
          </table:table-cell>
          <table:table-cell table:formula="of:=[A_8.K86]" office:value-type="float" office:value="0.518182" calcext:value-type="float">
            <text:p>0.518182</text:p>
          </table:table-cell>
          <table:table-cell table:formula="of:=[A_16.K86]" office:value-type="float" office:value="0.636364" calcext:value-type="float">
            <text:p>0.636364</text:p>
          </table:table-cell>
          <table:table-cell table:formula="of:=[A_32.K86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_8.D87]" office:value-type="float" office:value="0.942857" calcext:value-type="float">
            <text:p>0.942857</text:p>
          </table:table-cell>
          <table:table-cell table:formula="of:=[A_16.D87]" office:value-type="float" office:value="1" calcext:value-type="float">
            <text:p>1</text:p>
          </table:table-cell>
          <table:table-cell table:formula="of:=[A_32.D87]" office:value-type="float" office:value="0.9" calcext:value-type="float">
            <text:p>0.9</text:p>
          </table:table-cell>
          <table:table-cell table:formula="of:=[A_8.J87]" office:value-type="float" office:value="0.971429" calcext:value-type="float">
            <text:p>0.971429</text:p>
          </table:table-cell>
          <table:table-cell table:formula="of:=[A_16.J87]" office:value-type="float" office:value="0.985714" calcext:value-type="float">
            <text:p>0.985714</text:p>
          </table:table-cell>
          <table:table-cell table:formula="of:=[A_32.J87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A_8.E87]" office:value-type="float" office:value="0.418182" calcext:value-type="float">
            <text:p>0.418182</text:p>
          </table:table-cell>
          <table:table-cell table:formula="of:=[A_16.E87]" office:value-type="float" office:value="0.381818" calcext:value-type="float">
            <text:p>0.381818</text:p>
          </table:table-cell>
          <table:table-cell table:formula="of:=[A_32.E87]" office:value-type="float" office:value="0.390909" calcext:value-type="float">
            <text:p>0.390909</text:p>
          </table:table-cell>
          <table:table-cell table:formula="of:=[A_8.K87]" office:value-type="float" office:value="0.540909" calcext:value-type="float">
            <text:p>0.540909</text:p>
          </table:table-cell>
          <table:table-cell table:formula="of:=[A_16.K87]" office:value-type="float" office:value="0.622727" calcext:value-type="float">
            <text:p>0.622727</text:p>
          </table:table-cell>
          <table:table-cell table:formula="of:=[A_32.K87]"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_8.D88]" office:value-type="float" office:value="0.9" calcext:value-type="float">
            <text:p>0.9</text:p>
          </table:table-cell>
          <table:table-cell table:formula="of:=[A_16.D88]" office:value-type="float" office:value="0.971429" calcext:value-type="float">
            <text:p>0.971429</text:p>
          </table:table-cell>
          <table:table-cell table:formula="of:=[A_32.D88]" office:value-type="float" office:value="0.985714" calcext:value-type="float">
            <text:p>0.985714</text:p>
          </table:table-cell>
          <table:table-cell table:formula="of:=[A_8.J88]" office:value-type="float" office:value="0.9" calcext:value-type="float">
            <text:p>0.9</text:p>
          </table:table-cell>
          <table:table-cell table:formula="of:=[A_16.J88]" office:value-type="float" office:value="1" calcext:value-type="float">
            <text:p>1</text:p>
          </table:table-cell>
          <table:table-cell table:formula="of:=[A_32.J88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A_8.E88]" office:value-type="float" office:value="0.327273" calcext:value-type="float">
            <text:p>0.327273</text:p>
          </table:table-cell>
          <table:table-cell table:formula="of:=[A_16.E88]" office:value-type="float" office:value="0.395455" calcext:value-type="float">
            <text:p>0.395455</text:p>
          </table:table-cell>
          <table:table-cell table:formula="of:=[A_32.E88]" office:value-type="float" office:value="0.404545" calcext:value-type="float">
            <text:p>0.404545</text:p>
          </table:table-cell>
          <table:table-cell table:formula="of:=[A_8.K88]" office:value-type="float" office:value="0.559091" calcext:value-type="float">
            <text:p>0.559091</text:p>
          </table:table-cell>
          <table:table-cell table:formula="of:=[A_16.K88]" office:value-type="float" office:value="0.572727" calcext:value-type="float">
            <text:p>0.572727</text:p>
          </table:table-cell>
          <table:table-cell table:formula="of:=[A_32.K88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_8.D89]" office:value-type="float" office:value="0.914286" calcext:value-type="float">
            <text:p>0.914286</text:p>
          </table:table-cell>
          <table:table-cell table:formula="of:=[A_16.D89]" office:value-type="float" office:value="0.971429" calcext:value-type="float">
            <text:p>0.971429</text:p>
          </table:table-cell>
          <table:table-cell table:formula="of:=[A_32.D89]" office:value-type="float" office:value="0.928571" calcext:value-type="float">
            <text:p>0.928571</text:p>
          </table:table-cell>
          <table:table-cell table:formula="of:=[A_8.J89]" office:value-type="float" office:value="0.985714" calcext:value-type="float">
            <text:p>0.985714</text:p>
          </table:table-cell>
          <table:table-cell table:formula="of:=[A_16.J89]" office:value-type="float" office:value="1" calcext:value-type="float">
            <text:p>1</text:p>
          </table:table-cell>
          <table:table-cell table:formula="of:=[A_32.J89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A_8.E89]" office:value-type="float" office:value="0.354545" calcext:value-type="float">
            <text:p>0.354545</text:p>
          </table:table-cell>
          <table:table-cell table:formula="of:=[A_16.E89]" office:value-type="float" office:value="0.409091" calcext:value-type="float">
            <text:p>0.409091</text:p>
          </table:table-cell>
          <table:table-cell table:formula="of:=[A_32.E89]" office:value-type="float" office:value="0.381818" calcext:value-type="float">
            <text:p>0.381818</text:p>
          </table:table-cell>
          <table:table-cell table:formula="of:=[A_8.K89]" office:value-type="float" office:value="0.554545" calcext:value-type="float">
            <text:p>0.554545</text:p>
          </table:table-cell>
          <table:table-cell table:formula="of:=[A_16.K89]" office:value-type="float" office:value="0.572727" calcext:value-type="float">
            <text:p>0.572727</text:p>
          </table:table-cell>
          <table:table-cell table:formula="of:=[A_32.K89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_8.D90]" office:value-type="float" office:value="0.985714" calcext:value-type="float">
            <text:p>0.985714</text:p>
          </table:table-cell>
          <table:table-cell table:formula="of:=[A_16.D90]" office:value-type="float" office:value="0.985714" calcext:value-type="float">
            <text:p>0.985714</text:p>
          </table:table-cell>
          <table:table-cell table:formula="of:=[A_32.D90]" office:value-type="float" office:value="0.942857" calcext:value-type="float">
            <text:p>0.942857</text:p>
          </table:table-cell>
          <table:table-cell table:formula="of:=[A_8.J90]" office:value-type="float" office:value="0.985714" calcext:value-type="float">
            <text:p>0.985714</text:p>
          </table:table-cell>
          <table:table-cell table:formula="of:=[A_16.J90]" office:value-type="float" office:value="1" calcext:value-type="float">
            <text:p>1</text:p>
          </table:table-cell>
          <table:table-cell table:formula="of:=[A_32.J90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A_8.E90]" office:value-type="float" office:value="0.381818" calcext:value-type="float">
            <text:p>0.381818</text:p>
          </table:table-cell>
          <table:table-cell table:formula="of:=[A_16.E90]" office:value-type="float" office:value="0.386364" calcext:value-type="float">
            <text:p>0.386364</text:p>
          </table:table-cell>
          <table:table-cell table:formula="of:=[A_32.E90]" office:value-type="float" office:value="0.4" calcext:value-type="float">
            <text:p>0.4</text:p>
          </table:table-cell>
          <table:table-cell table:formula="of:=[A_8.K90]" office:value-type="float" office:value="0.559091" calcext:value-type="float">
            <text:p>0.559091</text:p>
          </table:table-cell>
          <table:table-cell table:formula="of:=[A_16.K90]" office:value-type="float" office:value="0.572727" calcext:value-type="float">
            <text:p>0.572727</text:p>
          </table:table-cell>
          <table:table-cell table:formula="of:=[A_32.K90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_8.D91]" office:value-type="float" office:value="0.975" calcext:value-type="float">
            <text:p>0.975</text:p>
          </table:table-cell>
          <table:table-cell table:formula="of:=[A_16.D91]" office:value-type="float" office:value="1" calcext:value-type="float">
            <text:p>1</text:p>
          </table:table-cell>
          <table:table-cell table:formula="of:=[A_32.D91]" office:value-type="float" office:value="0.9375" calcext:value-type="float">
            <text:p>0.9375</text:p>
          </table:table-cell>
          <table:table-cell table:formula="of:=[A_8.J91]" office:value-type="float" office:value="0.9875" calcext:value-type="float">
            <text:p>0.9875</text:p>
          </table:table-cell>
          <table:table-cell table:formula="of:=[A_16.J91]" office:value-type="float" office:value="1" calcext:value-type="float">
            <text:p>1</text:p>
          </table:table-cell>
          <table:table-cell table:formula="of:=[A_32.J91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A_8.E91]" office:value-type="float" office:value="0.381818" calcext:value-type="float">
            <text:p>0.381818</text:p>
          </table:table-cell>
          <table:table-cell table:formula="of:=[A_16.E91]" office:value-type="float" office:value="0.422727" calcext:value-type="float">
            <text:p>0.422727</text:p>
          </table:table-cell>
          <table:table-cell table:formula="of:=[A_32.E91]" office:value-type="float" office:value="0.413636" calcext:value-type="float">
            <text:p>0.413636</text:p>
          </table:table-cell>
          <table:table-cell table:formula="of:=[A_8.K91]" office:value-type="float" office:value="0.540909" calcext:value-type="float">
            <text:p>0.540909</text:p>
          </table:table-cell>
          <table:table-cell table:formula="of:=[A_16.K91]" office:value-type="float" office:value="0.622727" calcext:value-type="float">
            <text:p>0.622727</text:p>
          </table:table-cell>
          <table:table-cell table:formula="of:=[A_32.K91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_8.D92]" office:value-type="float" office:value="0.985714" calcext:value-type="float">
            <text:p>0.985714</text:p>
          </table:table-cell>
          <table:table-cell table:formula="of:=[A_16.D92]" office:value-type="float" office:value="0.985714" calcext:value-type="float">
            <text:p>0.985714</text:p>
          </table:table-cell>
          <table:table-cell table:formula="of:=[A_32.D92]" office:value-type="float" office:value="0.971429" calcext:value-type="float">
            <text:p>0.971429</text:p>
          </table:table-cell>
          <table:table-cell table:formula="of:=[A_8.J92]" office:value-type="float" office:value="1" calcext:value-type="float">
            <text:p>1</text:p>
          </table:table-cell>
          <table:table-cell table:formula="of:=[A_16.J92]" office:value-type="float" office:value="1" calcext:value-type="float">
            <text:p>1</text:p>
          </table:table-cell>
          <table:table-cell table:formula="of:=[A_32.J92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A_8.E92]" office:value-type="float" office:value="0.395455" calcext:value-type="float">
            <text:p>0.395455</text:p>
          </table:table-cell>
          <table:table-cell table:formula="of:=[A_16.E92]" office:value-type="float" office:value="0.431818" calcext:value-type="float">
            <text:p>0.431818</text:p>
          </table:table-cell>
          <table:table-cell table:formula="of:=[A_32.E92]" office:value-type="float" office:value="0.440909" calcext:value-type="float">
            <text:p>0.440909</text:p>
          </table:table-cell>
          <table:table-cell table:formula="of:=[A_8.K92]" office:value-type="float" office:value="0.577273" calcext:value-type="float">
            <text:p>0.577273</text:p>
          </table:table-cell>
          <table:table-cell table:formula="of:=[A_16.K92]" office:value-type="float" office:value="0.577273" calcext:value-type="float">
            <text:p>0.577273</text:p>
          </table:table-cell>
          <table:table-cell table:formula="of:=[A_32.K92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_8.D93]" office:value-type="float" office:value="0.928571" calcext:value-type="float">
            <text:p>0.928571</text:p>
          </table:table-cell>
          <table:table-cell table:formula="of:=[A_16.D93]" office:value-type="float" office:value="1" calcext:value-type="float">
            <text:p>1</text:p>
          </table:table-cell>
          <table:table-cell table:formula="of:=[A_32.D93]" office:value-type="float" office:value="0.985714" calcext:value-type="float">
            <text:p>0.985714</text:p>
          </table:table-cell>
          <table:table-cell table:formula="of:=[A_8.J93]" office:value-type="float" office:value="0.971429" calcext:value-type="float">
            <text:p>0.971429</text:p>
          </table:table-cell>
          <table:table-cell table:formula="of:=[A_16.J93]" office:value-type="float" office:value="1" calcext:value-type="float">
            <text:p>1</text:p>
          </table:table-cell>
          <table:table-cell table:formula="of:=[A_32.J93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A_8.E93]" office:value-type="float" office:value="0.363636" calcext:value-type="float">
            <text:p>0.363636</text:p>
          </table:table-cell>
          <table:table-cell table:formula="of:=[A_16.E93]" office:value-type="float" office:value="0.440909" calcext:value-type="float">
            <text:p>0.440909</text:p>
          </table:table-cell>
          <table:table-cell table:formula="of:=[A_32.E93]" office:value-type="float" office:value="0.45" calcext:value-type="float">
            <text:p>0.45</text:p>
          </table:table-cell>
          <table:table-cell table:formula="of:=[A_8.K93]" office:value-type="float" office:value="0.527273" calcext:value-type="float">
            <text:p>0.527273</text:p>
          </table:table-cell>
          <table:table-cell table:formula="of:=[A_16.K93]" office:value-type="float" office:value="0.586364" calcext:value-type="float">
            <text:p>0.586364</text:p>
          </table:table-cell>
          <table:table-cell table:formula="of:=[A_32.K93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_8.D94]" office:value-type="float" office:value="0.957143" calcext:value-type="float">
            <text:p>0.957143</text:p>
          </table:table-cell>
          <table:table-cell table:formula="of:=[A_16.D94]" office:value-type="float" office:value="0.985714" calcext:value-type="float">
            <text:p>0.985714</text:p>
          </table:table-cell>
          <table:table-cell table:formula="of:=[A_32.D94]" office:value-type="float" office:value="0.957143" calcext:value-type="float">
            <text:p>0.957143</text:p>
          </table:table-cell>
          <table:table-cell table:formula="of:=[A_8.J94]" office:value-type="float" office:value="0.985714" calcext:value-type="float">
            <text:p>0.985714</text:p>
          </table:table-cell>
          <table:table-cell table:formula="of:=[A_16.J94]" office:value-type="float" office:value="1" calcext:value-type="float">
            <text:p>1</text:p>
          </table:table-cell>
          <table:table-cell table:formula="of:=[A_32.J94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A_8.E94]" office:value-type="float" office:value="0.386364" calcext:value-type="float">
            <text:p>0.386364</text:p>
          </table:table-cell>
          <table:table-cell table:formula="of:=[A_16.E94]" office:value-type="float" office:value="0.440909" calcext:value-type="float">
            <text:p>0.440909</text:p>
          </table:table-cell>
          <table:table-cell table:formula="of:=[A_32.E94]" office:value-type="float" office:value="0.418182" calcext:value-type="float">
            <text:p>0.418182</text:p>
          </table:table-cell>
          <table:table-cell table:formula="of:=[A_8.K94]" office:value-type="float" office:value="0.577273" calcext:value-type="float">
            <text:p>0.577273</text:p>
          </table:table-cell>
          <table:table-cell table:formula="of:=[A_16.K94]" office:value-type="float" office:value="0.595455" calcext:value-type="float">
            <text:p>0.595455</text:p>
          </table:table-cell>
          <table:table-cell table:formula="of:=[A_32.K94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_8.D95]" office:value-type="float" office:value="0.985714" calcext:value-type="float">
            <text:p>0.985714</text:p>
          </table:table-cell>
          <table:table-cell table:formula="of:=[A_16.D95]" office:value-type="float" office:value="1" calcext:value-type="float">
            <text:p>1</text:p>
          </table:table-cell>
          <table:table-cell table:formula="of:=[A_32.D95]" office:value-type="float" office:value="0.971429" calcext:value-type="float">
            <text:p>0.971429</text:p>
          </table:table-cell>
          <table:table-cell table:formula="of:=[A_8.J95]" office:value-type="float" office:value="0.985714" calcext:value-type="float">
            <text:p>0.985714</text:p>
          </table:table-cell>
          <table:table-cell table:formula="of:=[A_16.J95]" office:value-type="float" office:value="1" calcext:value-type="float">
            <text:p>1</text:p>
          </table:table-cell>
          <table:table-cell table:formula="of:=[A_32.J95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A_8.E95]" office:value-type="float" office:value="0.390909" calcext:value-type="float">
            <text:p>0.390909</text:p>
          </table:table-cell>
          <table:table-cell table:formula="of:=[A_16.E95]" office:value-type="float" office:value="0.445455" calcext:value-type="float">
            <text:p>0.445455</text:p>
          </table:table-cell>
          <table:table-cell table:formula="of:=[A_32.E95]" office:value-type="float" office:value="0.381818" calcext:value-type="float">
            <text:p>0.381818</text:p>
          </table:table-cell>
          <table:table-cell table:formula="of:=[A_8.K95]" office:value-type="float" office:value="0.559091" calcext:value-type="float">
            <text:p>0.559091</text:p>
          </table:table-cell>
          <table:table-cell table:formula="of:=[A_16.K95]" office:value-type="float" office:value="0.613636" calcext:value-type="float">
            <text:p>0.613636</text:p>
          </table:table-cell>
          <table:table-cell table:formula="of:=[A_32.K95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_8.D96]" office:value-type="float" office:value="0.971429" calcext:value-type="float">
            <text:p>0.971429</text:p>
          </table:table-cell>
          <table:table-cell table:formula="of:=[A_16.D96]" office:value-type="float" office:value="0.971429" calcext:value-type="float">
            <text:p>0.971429</text:p>
          </table:table-cell>
          <table:table-cell table:formula="of:=[A_32.D96]" office:value-type="float" office:value="0.957143" calcext:value-type="float">
            <text:p>0.957143</text:p>
          </table:table-cell>
          <table:table-cell table:formula="of:=[A_8.J96]" office:value-type="float" office:value="0.985714" calcext:value-type="float">
            <text:p>0.985714</text:p>
          </table:table-cell>
          <table:table-cell table:formula="of:=[A_16.J96]" office:value-type="float" office:value="1" calcext:value-type="float">
            <text:p>1</text:p>
          </table:table-cell>
          <table:table-cell table:formula="of:=[A_32.J96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A_8.E96]" office:value-type="float" office:value="0.422727" calcext:value-type="float">
            <text:p>0.422727</text:p>
          </table:table-cell>
          <table:table-cell table:formula="of:=[A_16.E96]" office:value-type="float" office:value="0.4" calcext:value-type="float">
            <text:p>0.4</text:p>
          </table:table-cell>
          <table:table-cell table:formula="of:=[A_32.E96]" office:value-type="float" office:value="0.377273" calcext:value-type="float">
            <text:p>0.377273</text:p>
          </table:table-cell>
          <table:table-cell table:formula="of:=[A_8.K96]" office:value-type="float" office:value="0.531818" calcext:value-type="float">
            <text:p>0.531818</text:p>
          </table:table-cell>
          <table:table-cell table:formula="of:=[A_16.K96]" office:value-type="float" office:value="0.622727" calcext:value-type="float">
            <text:p>0.622727</text:p>
          </table:table-cell>
          <table:table-cell table:formula="of:=[A_32.K96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_8.D97]" office:value-type="float" office:value="0.971429" calcext:value-type="float">
            <text:p>0.971429</text:p>
          </table:table-cell>
          <table:table-cell table:formula="of:=[A_16.D97]" office:value-type="float" office:value="1" calcext:value-type="float">
            <text:p>1</text:p>
          </table:table-cell>
          <table:table-cell table:formula="of:=[A_32.D97]" office:value-type="float" office:value="0.957143" calcext:value-type="float">
            <text:p>0.957143</text:p>
          </table:table-cell>
          <table:table-cell table:formula="of:=[A_8.J97]" office:value-type="float" office:value="1" calcext:value-type="float">
            <text:p>1</text:p>
          </table:table-cell>
          <table:table-cell table:formula="of:=[A_16.J97]" office:value-type="float" office:value="1" calcext:value-type="float">
            <text:p>1</text:p>
          </table:table-cell>
          <table:table-cell table:formula="of:=[A_32.J97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A_8.E97]" office:value-type="float" office:value="0.368182" calcext:value-type="float">
            <text:p>0.368182</text:p>
          </table:table-cell>
          <table:table-cell table:formula="of:=[A_16.E97]" office:value-type="float" office:value="0.45" calcext:value-type="float">
            <text:p>0.45</text:p>
          </table:table-cell>
          <table:table-cell table:formula="of:=[A_32.E97]" office:value-type="float" office:value="0.422727" calcext:value-type="float">
            <text:p>0.422727</text:p>
          </table:table-cell>
          <table:table-cell table:formula="of:=[A_8.K97]" office:value-type="float" office:value="0.540909" calcext:value-type="float">
            <text:p>0.540909</text:p>
          </table:table-cell>
          <table:table-cell table:formula="of:=[A_16.K97]" office:value-type="float" office:value="0.590909" calcext:value-type="float">
            <text:p>0.590909</text:p>
          </table:table-cell>
          <table:table-cell table:formula="of:=[A_32.K97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_8.D98]" office:value-type="float" office:value="0.971429" calcext:value-type="float">
            <text:p>0.971429</text:p>
          </table:table-cell>
          <table:table-cell table:formula="of:=[A_16.D98]" office:value-type="float" office:value="0.985714" calcext:value-type="float">
            <text:p>0.985714</text:p>
          </table:table-cell>
          <table:table-cell table:formula="of:=[A_32.D98]" office:value-type="float" office:value="0.985714" calcext:value-type="float">
            <text:p>0.985714</text:p>
          </table:table-cell>
          <table:table-cell table:formula="of:=[A_8.J98]" office:value-type="float" office:value="1" calcext:value-type="float">
            <text:p>1</text:p>
          </table:table-cell>
          <table:table-cell table:formula="of:=[A_16.J98]" office:value-type="float" office:value="1" calcext:value-type="float">
            <text:p>1</text:p>
          </table:table-cell>
          <table:table-cell table:formula="of:=[A_32.J98]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A_8.E98]" office:value-type="float" office:value="0.372727" calcext:value-type="float">
            <text:p>0.372727</text:p>
          </table:table-cell>
          <table:table-cell table:formula="of:=[A_16.E98]" office:value-type="float" office:value="0.495455" calcext:value-type="float">
            <text:p>0.495455</text:p>
          </table:table-cell>
          <table:table-cell table:formula="of:=[A_32.E98]" office:value-type="float" office:value="0.454545" calcext:value-type="float">
            <text:p>0.454545</text:p>
          </table:table-cell>
          <table:table-cell table:formula="of:=[A_8.K98]" office:value-type="float" office:value="0.577273" calcext:value-type="float">
            <text:p>0.577273</text:p>
          </table:table-cell>
          <table:table-cell table:formula="of:=[A_16.K98]" office:value-type="float" office:value="0.6" calcext:value-type="float">
            <text:p>0.6</text:p>
          </table:table-cell>
          <table:table-cell table:formula="of:=[A_32.K9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_8.D99]" office:value-type="float" office:value="0.957143" calcext:value-type="float">
            <text:p>0.957143</text:p>
          </table:table-cell>
          <table:table-cell table:formula="of:=[A_16.D99]" office:value-type="float" office:value="1" calcext:value-type="float">
            <text:p>1</text:p>
          </table:table-cell>
          <table:table-cell table:formula="of:=[A_32.D99]" office:value-type="float" office:value="0.985714" calcext:value-type="float">
            <text:p>0.985714</text:p>
          </table:table-cell>
          <table:table-cell table:formula="of:=[A_8.J99]" office:value-type="float" office:value="1" calcext:value-type="float">
            <text:p>1</text:p>
          </table:table-cell>
          <table:table-cell table:formula="of:=[A_16.J99]" office:value-type="float" office:value="1" calcext:value-type="float">
            <text:p>1</text:p>
          </table:table-cell>
          <table:table-cell table:formula="of:=[A_32.J99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A_8.E99]" office:value-type="float" office:value="0.354545" calcext:value-type="float">
            <text:p>0.354545</text:p>
          </table:table-cell>
          <table:table-cell table:formula="of:=[A_16.E99]" office:value-type="float" office:value="0.404545" calcext:value-type="float">
            <text:p>0.404545</text:p>
          </table:table-cell>
          <table:table-cell table:formula="of:=[A_32.E99]" office:value-type="float" office:value="0.418182" calcext:value-type="float">
            <text:p>0.418182</text:p>
          </table:table-cell>
          <table:table-cell table:formula="of:=[A_8.K99]" office:value-type="float" office:value="0.563636" calcext:value-type="float">
            <text:p>0.563636</text:p>
          </table:table-cell>
          <table:table-cell table:formula="of:=[A_16.K99]" office:value-type="float" office:value="0.590909" calcext:value-type="float">
            <text:p>0.590909</text:p>
          </table:table-cell>
          <table:table-cell table:formula="of:=[A_32.K99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_8.D100]" office:value-type="float" office:value="1" calcext:value-type="float">
            <text:p>1</text:p>
          </table:table-cell>
          <table:table-cell table:formula="of:=[A_16.D100]" office:value-type="float" office:value="1" calcext:value-type="float">
            <text:p>1</text:p>
          </table:table-cell>
          <table:table-cell table:formula="of:=[A_32.D100]" office:value-type="float" office:value="0.985714" calcext:value-type="float">
            <text:p>0.985714</text:p>
          </table:table-cell>
          <table:table-cell table:formula="of:=[A_8.J100]" office:value-type="float" office:value="1" calcext:value-type="float">
            <text:p>1</text:p>
          </table:table-cell>
          <table:table-cell table:formula="of:=[A_16.J100]" office:value-type="float" office:value="1" calcext:value-type="float">
            <text:p>1</text:p>
          </table:table-cell>
          <table:table-cell table:formula="of:=[A_32.J100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A_8.E100]" office:value-type="float" office:value="0.35" calcext:value-type="float">
            <text:p>0.35</text:p>
          </table:table-cell>
          <table:table-cell table:formula="of:=[A_16.E100]" office:value-type="float" office:value="0.454545" calcext:value-type="float">
            <text:p>0.454545</text:p>
          </table:table-cell>
          <table:table-cell table:formula="of:=[A_32.E100]" office:value-type="float" office:value="0.45" calcext:value-type="float">
            <text:p>0.45</text:p>
          </table:table-cell>
          <table:table-cell table:formula="of:=[A_8.K100]" office:value-type="float" office:value="0.563636" calcext:value-type="float">
            <text:p>0.563636</text:p>
          </table:table-cell>
          <table:table-cell table:formula="of:=[A_16.K100]" office:value-type="float" office:value="0.609091" calcext:value-type="float">
            <text:p>0.609091</text:p>
          </table:table-cell>
          <table:table-cell table:formula="of:=[A_32.K100]"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_8.D101]" office:value-type="float" office:value="0.9875" calcext:value-type="float">
            <text:p>0.9875</text:p>
          </table:table-cell>
          <table:table-cell table:formula="of:=[A_16.D101]" office:value-type="float" office:value="1" calcext:value-type="float">
            <text:p>1</text:p>
          </table:table-cell>
          <table:table-cell table:formula="of:=[A_32.D101]" office:value-type="float" office:value="0.9875" calcext:value-type="float">
            <text:p>0.9875</text:p>
          </table:table-cell>
          <table:table-cell table:formula="of:=[A_8.J101]" office:value-type="float" office:value="1" calcext:value-type="float">
            <text:p>1</text:p>
          </table:table-cell>
          <table:table-cell table:formula="of:=[A_16.J101]" office:value-type="float" office:value="1" calcext:value-type="float">
            <text:p>1</text:p>
          </table:table-cell>
          <table:table-cell table:formula="of:=[A_32.J101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A_8.E101]" office:value-type="float" office:value="0.340909" calcext:value-type="float">
            <text:p>0.340909</text:p>
          </table:table-cell>
          <table:table-cell table:formula="of:=[A_16.E101]" office:value-type="float" office:value="0.395455" calcext:value-type="float">
            <text:p>0.395455</text:p>
          </table:table-cell>
          <table:table-cell table:formula="of:=[A_32.E101]" office:value-type="float" office:value="0.395455" calcext:value-type="float">
            <text:p>0.395455</text:p>
          </table:table-cell>
          <table:table-cell table:formula="of:=[A_8.K101]" office:value-type="float" office:value="0.559091" calcext:value-type="float">
            <text:p>0.559091</text:p>
          </table:table-cell>
          <table:table-cell table:formula="of:=[A_16.K101]" office:value-type="float" office:value="0.613636" calcext:value-type="float">
            <text:p>0.613636</text:p>
          </table:table-cell>
          <table:table-cell table:formula="of:=[A_32.K101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_8.D102]" office:value-type="float" office:value="1" calcext:value-type="float">
            <text:p>1</text:p>
          </table:table-cell>
          <table:table-cell table:formula="of:=[A_16.D102]" office:value-type="float" office:value="0.971429" calcext:value-type="float">
            <text:p>0.971429</text:p>
          </table:table-cell>
          <table:table-cell table:formula="of:=[A_32.D102]" office:value-type="float" office:value="0.985714" calcext:value-type="float">
            <text:p>0.985714</text:p>
          </table:table-cell>
          <table:table-cell table:formula="of:=[A_8.J102]" office:value-type="float" office:value="0.985714" calcext:value-type="float">
            <text:p>0.985714</text:p>
          </table:table-cell>
          <table:table-cell table:formula="of:=[A_16.J102]" office:value-type="float" office:value="1" calcext:value-type="float">
            <text:p>1</text:p>
          </table:table-cell>
          <table:table-cell table:formula="of:=[A_32.J102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A_8.E102]" office:value-type="float" office:value="0.368182" calcext:value-type="float">
            <text:p>0.368182</text:p>
          </table:table-cell>
          <table:table-cell table:formula="of:=[A_16.E102]" office:value-type="float" office:value="0.409091" calcext:value-type="float">
            <text:p>0.409091</text:p>
          </table:table-cell>
          <table:table-cell table:formula="of:=[A_32.E102]" office:value-type="float" office:value="0.404545" calcext:value-type="float">
            <text:p>0.404545</text:p>
          </table:table-cell>
          <table:table-cell table:formula="of:=[A_8.K102]" office:value-type="float" office:value="0.536364" calcext:value-type="float">
            <text:p>0.536364</text:p>
          </table:table-cell>
          <table:table-cell table:formula="of:=[A_16.K102]" office:value-type="float" office:value="0.586364" calcext:value-type="float">
            <text:p>0.586364</text:p>
          </table:table-cell>
          <table:table-cell table:formula="of:=[A_32.K102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_8.D103]" office:value-type="float" office:value="0.971429" calcext:value-type="float">
            <text:p>0.971429</text:p>
          </table:table-cell>
          <table:table-cell table:formula="of:=[A_16.D103]" office:value-type="float" office:value="1" calcext:value-type="float">
            <text:p>1</text:p>
          </table:table-cell>
          <table:table-cell table:formula="of:=[A_32.D103]" office:value-type="float" office:value="0.971429" calcext:value-type="float">
            <text:p>0.971429</text:p>
          </table:table-cell>
          <table:table-cell table:formula="of:=[A_8.J103]" office:value-type="float" office:value="1" calcext:value-type="float">
            <text:p>1</text:p>
          </table:table-cell>
          <table:table-cell table:formula="of:=[A_16.J103]" office:value-type="float" office:value="1" calcext:value-type="float">
            <text:p>1</text:p>
          </table:table-cell>
          <table:table-cell table:formula="of:=[A_32.J103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A_8.E103]" office:value-type="float" office:value="0.409091" calcext:value-type="float">
            <text:p>0.409091</text:p>
          </table:table-cell>
          <table:table-cell table:formula="of:=[A_16.E103]" office:value-type="float" office:value="0.440909" calcext:value-type="float">
            <text:p>0.440909</text:p>
          </table:table-cell>
          <table:table-cell table:formula="of:=[A_32.E103]" office:value-type="float" office:value="0.372727" calcext:value-type="float">
            <text:p>0.372727</text:p>
          </table:table-cell>
          <table:table-cell table:formula="of:=[A_8.K103]" office:value-type="float" office:value="0.559091" calcext:value-type="float">
            <text:p>0.559091</text:p>
          </table:table-cell>
          <table:table-cell table:formula="of:=[A_16.K103]" office:value-type="float" office:value="0.568182" calcext:value-type="float">
            <text:p>0.568182</text:p>
          </table:table-cell>
          <table:table-cell table:formula="of:=[A_32.K103]"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_8.D104]" office:value-type="float" office:value="0.971429" calcext:value-type="float">
            <text:p>0.971429</text:p>
          </table:table-cell>
          <table:table-cell table:formula="of:=[A_16.D104]" office:value-type="float" office:value="1" calcext:value-type="float">
            <text:p>1</text:p>
          </table:table-cell>
          <table:table-cell table:formula="of:=[A_32.D104]" office:value-type="float" office:value="1" calcext:value-type="float">
            <text:p>1</text:p>
          </table:table-cell>
          <table:table-cell table:formula="of:=[A_8.J104]" office:value-type="float" office:value="1" calcext:value-type="float">
            <text:p>1</text:p>
          </table:table-cell>
          <table:table-cell table:formula="of:=[A_16.J104]" office:value-type="float" office:value="1" calcext:value-type="float">
            <text:p>1</text:p>
          </table:table-cell>
          <table:table-cell table:formula="of:=[A_32.J104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A_8.E104]" office:value-type="float" office:value="0.409091" calcext:value-type="float">
            <text:p>0.409091</text:p>
          </table:table-cell>
          <table:table-cell table:formula="of:=[A_16.E104]" office:value-type="float" office:value="0.45" calcext:value-type="float">
            <text:p>0.45</text:p>
          </table:table-cell>
          <table:table-cell table:formula="of:=[A_32.E104]" office:value-type="float" office:value="0.390909" calcext:value-type="float">
            <text:p>0.390909</text:p>
          </table:table-cell>
          <table:table-cell table:formula="of:=[A_8.K104]" office:value-type="float" office:value="0.563636" calcext:value-type="float">
            <text:p>0.563636</text:p>
          </table:table-cell>
          <table:table-cell table:formula="of:=[A_16.K104]" office:value-type="float" office:value="0.640909" calcext:value-type="float">
            <text:p>0.640909</text:p>
          </table:table-cell>
          <table:table-cell table:formula="of:=[A_32.K10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_8.D105]" office:value-type="float" office:value="0.957143" calcext:value-type="float">
            <text:p>0.957143</text:p>
          </table:table-cell>
          <table:table-cell table:formula="of:=[A_16.D105]" office:value-type="float" office:value="0.985714" calcext:value-type="float">
            <text:p>0.985714</text:p>
          </table:table-cell>
          <table:table-cell table:formula="of:=[A_32.D105]" office:value-type="float" office:value="0.985714" calcext:value-type="float">
            <text:p>0.985714</text:p>
          </table:table-cell>
          <table:table-cell table:formula="of:=[A_8.J105]" office:value-type="float" office:value="1" calcext:value-type="float">
            <text:p>1</text:p>
          </table:table-cell>
          <table:table-cell table:formula="of:=[A_16.J105]" office:value-type="float" office:value="1" calcext:value-type="float">
            <text:p>1</text:p>
          </table:table-cell>
          <table:table-cell table:formula="of:=[A_32.J105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A_8.E105]" office:value-type="float" office:value="0.381818" calcext:value-type="float">
            <text:p>0.381818</text:p>
          </table:table-cell>
          <table:table-cell table:formula="of:=[A_16.E105]" office:value-type="float" office:value="0.409091" calcext:value-type="float">
            <text:p>0.409091</text:p>
          </table:table-cell>
          <table:table-cell table:formula="of:=[A_32.E105]" office:value-type="float" office:value="0.404545" calcext:value-type="float">
            <text:p>0.404545</text:p>
          </table:table-cell>
          <table:table-cell table:formula="of:=[A_8.K105]" office:value-type="float" office:value="0.581818" calcext:value-type="float">
            <text:p>0.581818</text:p>
          </table:table-cell>
          <table:table-cell table:formula="of:=[A_16.K105]" office:value-type="float" office:value="0.6" calcext:value-type="float">
            <text:p>0.6</text:p>
          </table:table-cell>
          <table:table-cell table:formula="of:=[A_32.K105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_8.D106]" office:value-type="float" office:value="0.957143" calcext:value-type="float">
            <text:p>0.957143</text:p>
          </table:table-cell>
          <table:table-cell table:formula="of:=[A_16.D106]" office:value-type="float" office:value="1" calcext:value-type="float">
            <text:p>1</text:p>
          </table:table-cell>
          <table:table-cell table:formula="of:=[A_32.D106]" office:value-type="float" office:value="0.985714" calcext:value-type="float">
            <text:p>0.985714</text:p>
          </table:table-cell>
          <table:table-cell table:formula="of:=[A_8.J106]" office:value-type="float" office:value="1" calcext:value-type="float">
            <text:p>1</text:p>
          </table:table-cell>
          <table:table-cell table:formula="of:=[A_16.J106]" office:value-type="float" office:value="1" calcext:value-type="float">
            <text:p>1</text:p>
          </table:table-cell>
          <table:table-cell table:formula="of:=[A_32.J106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A_8.E106]" office:value-type="float" office:value="0.35" calcext:value-type="float">
            <text:p>0.35</text:p>
          </table:table-cell>
          <table:table-cell table:formula="of:=[A_16.E106]" office:value-type="float" office:value="0.440909" calcext:value-type="float">
            <text:p>0.440909</text:p>
          </table:table-cell>
          <table:table-cell table:formula="of:=[A_32.E106]" office:value-type="float" office:value="0.359091" calcext:value-type="float">
            <text:p>0.359091</text:p>
          </table:table-cell>
          <table:table-cell table:formula="of:=[A_8.K106]" office:value-type="float" office:value="0.568182" calcext:value-type="float">
            <text:p>0.568182</text:p>
          </table:table-cell>
          <table:table-cell table:formula="of:=[A_16.K106]" office:value-type="float" office:value="0.572727" calcext:value-type="float">
            <text:p>0.572727</text:p>
          </table:table-cell>
          <table:table-cell table:formula="of:=[A_32.K106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_8.D107]" office:value-type="float" office:value="1" calcext:value-type="float">
            <text:p>1</text:p>
          </table:table-cell>
          <table:table-cell table:formula="of:=[A_16.D107]" office:value-type="float" office:value="0.971429" calcext:value-type="float">
            <text:p>0.971429</text:p>
          </table:table-cell>
          <table:table-cell table:formula="of:=[A_32.D107]" office:value-type="float" office:value="0.971429" calcext:value-type="float">
            <text:p>0.971429</text:p>
          </table:table-cell>
          <table:table-cell table:formula="of:=[A_8.J107]" office:value-type="float" office:value="0.985714" calcext:value-type="float">
            <text:p>0.985714</text:p>
          </table:table-cell>
          <table:table-cell table:formula="of:=[A_16.J107]" office:value-type="float" office:value="1" calcext:value-type="float">
            <text:p>1</text:p>
          </table:table-cell>
          <table:table-cell table:formula="of:=[A_32.J107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A_8.E107]" office:value-type="float" office:value="0.381818" calcext:value-type="float">
            <text:p>0.381818</text:p>
          </table:table-cell>
          <table:table-cell table:formula="of:=[A_16.E107]" office:value-type="float" office:value="0.418182" calcext:value-type="float">
            <text:p>0.418182</text:p>
          </table:table-cell>
          <table:table-cell table:formula="of:=[A_32.E107]" office:value-type="float" office:value="0.4" calcext:value-type="float">
            <text:p>0.4</text:p>
          </table:table-cell>
          <table:table-cell table:formula="of:=[A_8.K107]" office:value-type="float" office:value="0.595455" calcext:value-type="float">
            <text:p>0.595455</text:p>
          </table:table-cell>
          <table:table-cell table:formula="of:=[A_16.K107]" office:value-type="float" office:value="0.590909" calcext:value-type="float">
            <text:p>0.590909</text:p>
          </table:table-cell>
          <table:table-cell table:formula="of:=[A_32.K107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_8.D108]" office:value-type="float" office:value="1" calcext:value-type="float">
            <text:p>1</text:p>
          </table:table-cell>
          <table:table-cell table:formula="of:=[A_16.D108]" office:value-type="float" office:value="0.985714" calcext:value-type="float">
            <text:p>0.985714</text:p>
          </table:table-cell>
          <table:table-cell table:formula="of:=[A_32.D108]" office:value-type="float" office:value="0.971429" calcext:value-type="float">
            <text:p>0.971429</text:p>
          </table:table-cell>
          <table:table-cell table:formula="of:=[A_8.J108]" office:value-type="float" office:value="0.971429" calcext:value-type="float">
            <text:p>0.971429</text:p>
          </table:table-cell>
          <table:table-cell table:formula="of:=[A_16.J108]" office:value-type="float" office:value="1" calcext:value-type="float">
            <text:p>1</text:p>
          </table:table-cell>
          <table:table-cell table:formula="of:=[A_32.J108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A_8.E108]" office:value-type="float" office:value="0.409091" calcext:value-type="float">
            <text:p>0.409091</text:p>
          </table:table-cell>
          <table:table-cell table:formula="of:=[A_16.E108]" office:value-type="float" office:value="0.459091" calcext:value-type="float">
            <text:p>0.459091</text:p>
          </table:table-cell>
          <table:table-cell table:formula="of:=[A_32.E108]" office:value-type="float" office:value="0.427273" calcext:value-type="float">
            <text:p>0.427273</text:p>
          </table:table-cell>
          <table:table-cell table:formula="of:=[A_8.K108]" office:value-type="float" office:value="0.568182" calcext:value-type="float">
            <text:p>0.568182</text:p>
          </table:table-cell>
          <table:table-cell table:formula="of:=[A_16.K108]" office:value-type="float" office:value="0.595455" calcext:value-type="float">
            <text:p>0.595455</text:p>
          </table:table-cell>
          <table:table-cell table:formula="of:=[A_32.K108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_8.D109]" office:value-type="float" office:value="0.985714" calcext:value-type="float">
            <text:p>0.985714</text:p>
          </table:table-cell>
          <table:table-cell table:formula="of:=[A_16.D109]" office:value-type="float" office:value="0.985714" calcext:value-type="float">
            <text:p>0.985714</text:p>
          </table:table-cell>
          <table:table-cell table:formula="of:=[A_32.D109]" office:value-type="float" office:value="0.971429" calcext:value-type="float">
            <text:p>0.971429</text:p>
          </table:table-cell>
          <table:table-cell table:formula="of:=[A_8.J109]" office:value-type="float" office:value="0.985714" calcext:value-type="float">
            <text:p>0.985714</text:p>
          </table:table-cell>
          <table:table-cell table:formula="of:=[A_16.J109]" office:value-type="float" office:value="1" calcext:value-type="float">
            <text:p>1</text:p>
          </table:table-cell>
          <table:table-cell table:formula="of:=[A_32.J109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A_8.E109]" office:value-type="float" office:value="0.340909" calcext:value-type="float">
            <text:p>0.340909</text:p>
          </table:table-cell>
          <table:table-cell table:formula="of:=[A_16.E109]" office:value-type="float" office:value="0.445455" calcext:value-type="float">
            <text:p>0.445455</text:p>
          </table:table-cell>
          <table:table-cell table:formula="of:=[A_32.E109]" office:value-type="float" office:value="0.418182" calcext:value-type="float">
            <text:p>0.418182</text:p>
          </table:table-cell>
          <table:table-cell table:formula="of:=[A_8.K109]" office:value-type="float" office:value="0.545455" calcext:value-type="float">
            <text:p>0.545455</text:p>
          </table:table-cell>
          <table:table-cell table:formula="of:=[A_16.K109]" office:value-type="float" office:value="0.659091" calcext:value-type="float">
            <text:p>0.659091</text:p>
          </table:table-cell>
          <table:table-cell table:formula="of:=[A_32.K10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_8.D110]" office:value-type="float" office:value="1" calcext:value-type="float">
            <text:p>1</text:p>
          </table:table-cell>
          <table:table-cell table:formula="of:=[A_16.D110]" office:value-type="float" office:value="1" calcext:value-type="float">
            <text:p>1</text:p>
          </table:table-cell>
          <table:table-cell table:formula="of:=[A_32.D110]" office:value-type="float" office:value="0.985714" calcext:value-type="float">
            <text:p>0.985714</text:p>
          </table:table-cell>
          <table:table-cell table:formula="of:=[A_8.J110]" office:value-type="float" office:value="1" calcext:value-type="float">
            <text:p>1</text:p>
          </table:table-cell>
          <table:table-cell table:formula="of:=[A_16.J110]" office:value-type="float" office:value="1" calcext:value-type="float">
            <text:p>1</text:p>
          </table:table-cell>
          <table:table-cell table:formula="of:=[A_32.J110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A_8.E110]" office:value-type="float" office:value="0.413636" calcext:value-type="float">
            <text:p>0.413636</text:p>
          </table:table-cell>
          <table:table-cell table:formula="of:=[A_16.E110]" office:value-type="float" office:value="0.409091" calcext:value-type="float">
            <text:p>0.409091</text:p>
          </table:table-cell>
          <table:table-cell table:formula="of:=[A_32.E110]" office:value-type="float" office:value="0.445455" calcext:value-type="float">
            <text:p>0.445455</text:p>
          </table:table-cell>
          <table:table-cell table:formula="of:=[A_8.K110]" office:value-type="float" office:value="0.581818" calcext:value-type="float">
            <text:p>0.581818</text:p>
          </table:table-cell>
          <table:table-cell table:formula="of:=[A_16.K110]" office:value-type="float" office:value="0.613636" calcext:value-type="float">
            <text:p>0.613636</text:p>
          </table:table-cell>
          <table:table-cell table:formula="of:=[A_32.K110]" office:value-type="float" office:value="0.627273" calcext:value-type="float">
            <text:p>0.627273</text:p>
          </table:table-cell>
        </table:table-row>
      </table:table>
      <table:table table:name="I2_Summary" table:style-name="ta1">
        <table:shapes>
          <draw:frame draw:z-index="0" draw:style-name="gr1" draw:text-style-name="P1" svg:width="337.29mm" svg:height="142.9mm" svg:x="0mm" svg:y="250.22mm">
            <loext:p draw:notify-on-update-of-ranges="I2_Summary.A5:I2_Summary.A54 I2_Summary.B5:I2_Summary.B54 I2_Summary.C5:I2_Summary.C54 I2_Summary.D5:I2_Summary.D54 I2_Summary.E5:I2_Summary.E54 I2_Summary.F5:I2_Summary.F54 I2_Summary.G5:I2_Summary.G54 I2_Summary.H5:I2_Summary.H54 I2_Summary.I5:I2_Summary.I54 I2_Summary.J5:I2_Summary.J54 I2_Summary.K5:I2_Summary.K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337.29mm" svg:height="142.9mm" svg:x="0.01mm" svg:y="394.78mm">
            <loext:p draw:notify-on-update-of-ranges="I2_Summary.M5:I2_Summary.M54 I2_Summary.N5:I2_Summary.N54 I2_Summary.O5:I2_Summary.O54 I2_Summary.P5:I2_Summary.P54 I2_Summary.Q5:I2_Summary.Q54 I2_Summary.R5:I2_Summary.R54 I2_Summary.S5:I2_Summary.S54 I2_Summary.T5:I2_Summary.T54 I2_Summary.U5:I2_Summary.U54 I2_Summary.V5:I2_Summary.V54 I2_Summary.W5:I2_Summary.W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337.29mm" svg:height="142.9mm" svg:x="0mm" svg:y="793.4mm">
            <loext:p draw:notify-on-update-of-ranges="I2_Summary.A126:I2_Summary.A175 I2_Summary.B126:I2_Summary.B175 I2_Summary.C126:I2_Summary.C175 I2_Summary.D126:I2_Summary.D175 I2_Summary.E126:I2_Summary.E175 I2_Summary.F126:I2_Summary.F175 I2_Summary.G126:I2_Summary.G175 I2_Summary.H126:I2_Summary.H175 I2_Summary.I126:I2_Summary.I175 I2_Summary.J126:I2_Summary.J175 I2_Summary.K126:I2_Summary.K17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337.29mm" svg:height="142.9mm" svg:x="0.01mm" svg:y="939.23mm">
            <loext:p draw:notify-on-update-of-ranges="I2_Summary.M126:I2_Summary.M175 I2_Summary.N126:I2_Summary.N175 I2_Summary.O126:I2_Summary.O175 I2_Summary.P126:I2_Summary.P175 I2_Summary.Q126:I2_Summary.Q175 I2_Summary.R126:I2_Summary.R175 I2_Summary.S126:I2_Summary.S175 I2_Summary.T126:I2_Summary.T175 I2_Summary.U126:I2_Summary.U175 I2_Summary.V126:I2_Summary.V175 I2_Summary.W126:I2_Summary.W17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11"/>
          <table:table-cell office:value-type="string" calcext:value-type="string">
            <text:p>validation-accurac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style-name="ce1"/>
          <table:covered-table-cell table:number-columns-repeated="3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/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I2_4.D5]" office:value-type="float" office:value="0.163636" calcext:value-type="float">
            <text:p>0.163636</text:p>
          </table:table-cell>
          <table:table-cell table:formula="of:=[I2_8.D5]" office:value-type="float" office:value="0.145455" calcext:value-type="float">
            <text:p>0.145455</text:p>
          </table:table-cell>
          <table:table-cell table:formula="of:=[I2_16.D5]" office:value-type="float" office:value="0.222727" calcext:value-type="float">
            <text:p>0.222727</text:p>
          </table:table-cell>
          <table:table-cell table:formula="of:=[I2_24.D5]" office:value-type="float" office:value="0.177273" calcext:value-type="float">
            <text:p>0.177273</text:p>
          </table:table-cell>
          <table:table-cell table:formula="of:=[I2_32.D5]" office:value-type="float" office:value="0.168182" calcext:value-type="float">
            <text:p>0.168182</text:p>
          </table:table-cell>
          <table:table-cell table:formula="of:=[I2_4.J5]" office:value-type="float" office:value="0.163636" calcext:value-type="float">
            <text:p>0.163636</text:p>
          </table:table-cell>
          <table:table-cell table:formula="of:=[I2_8.J5]" office:value-type="float" office:value="0.204545" calcext:value-type="float">
            <text:p>0.204545</text:p>
          </table:table-cell>
          <table:table-cell table:formula="of:=[I2_16.J5]" office:value-type="float" office:value="0.245455" calcext:value-type="float">
            <text:p>0.245455</text:p>
          </table:table-cell>
          <table:table-cell table:formula="of:=[I2_24.J5]" office:value-type="float" office:value="0.259091" calcext:value-type="float">
            <text:p>0.259091</text:p>
          </table:table-cell>
          <table:table-cell table:formula="of:=[I2_32.J5]" office:value-type="float" office:value="0.281818" calcext:value-type="float">
            <text:p>0.2818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I2_4.E5]" office:value-type="float" office:value="0.152778" calcext:value-type="float">
            <text:p>0.152778</text:p>
          </table:table-cell>
          <table:table-cell table:formula="of:=[I2_8.E5]" office:value-type="float" office:value="0.194444" calcext:value-type="float">
            <text:p>0.194444</text:p>
          </table:table-cell>
          <table:table-cell table:formula="of:=[I2_16.E5]" office:value-type="float" office:value="0.236111" calcext:value-type="float">
            <text:p>0.236111</text:p>
          </table:table-cell>
          <table:table-cell table:formula="of:=[I2_24.E5]" office:value-type="float" office:value="0.291667" calcext:value-type="float">
            <text:p>0.291667</text:p>
          </table:table-cell>
          <table:table-cell table:formula="of:=[I2_32.E5]" office:value-type="float" office:value="0.347222" calcext:value-type="float">
            <text:p>0.347222</text:p>
          </table:table-cell>
          <table:table-cell table:formula="of:=[I2_4.K5]" office:value-type="float" office:value="0.194444" calcext:value-type="float">
            <text:p>0.194444</text:p>
          </table:table-cell>
          <table:table-cell table:formula="of:=[I2_8.K5]" office:value-type="float" office:value="0.222222" calcext:value-type="float">
            <text:p>0.222222</text:p>
          </table:table-cell>
          <table:table-cell table:formula="of:=[I2_16.K5]" office:value-type="float" office:value="0.375" calcext:value-type="float">
            <text:p>0.375</text:p>
          </table:table-cell>
          <table:table-cell table:formula="of:=[I2_24.K5]" office:value-type="float" office:value="0.444444" calcext:value-type="float">
            <text:p>0.444444</text:p>
          </table:table-cell>
          <table:table-cell table:formula="of:=[I2_32.K5]"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I2_4.D6]" office:value-type="float" office:value="0.281818" calcext:value-type="float">
            <text:p>0.281818</text:p>
          </table:table-cell>
          <table:table-cell table:formula="of:=[I2_8.D6]" office:value-type="float" office:value="0.345455" calcext:value-type="float">
            <text:p>0.345455</text:p>
          </table:table-cell>
          <table:table-cell table:formula="of:=[I2_16.D6]" office:value-type="float" office:value="0.372727" calcext:value-type="float">
            <text:p>0.372727</text:p>
          </table:table-cell>
          <table:table-cell table:formula="of:=[I2_24.D6]" office:value-type="float" office:value="0.518182" calcext:value-type="float">
            <text:p>0.518182</text:p>
          </table:table-cell>
          <table:table-cell table:formula="of:=[I2_32.D6]" office:value-type="float" office:value="0.459091" calcext:value-type="float">
            <text:p>0.459091</text:p>
          </table:table-cell>
          <table:table-cell table:formula="of:=[I2_4.J6]" office:value-type="float" office:value="0.240909" calcext:value-type="float">
            <text:p>0.240909</text:p>
          </table:table-cell>
          <table:table-cell table:formula="of:=[I2_8.J6]" office:value-type="float" office:value="0.327273" calcext:value-type="float">
            <text:p>0.327273</text:p>
          </table:table-cell>
          <table:table-cell table:formula="of:=[I2_16.J6]" office:value-type="float" office:value="0.540909" calcext:value-type="float">
            <text:p>0.540909</text:p>
          </table:table-cell>
          <table:table-cell table:formula="of:=[I2_24.J6]" office:value-type="float" office:value="0.522727" calcext:value-type="float">
            <text:p>0.522727</text:p>
          </table:table-cell>
          <table:table-cell table:formula="of:=[I2_32.J6]" office:value-type="float" office:value="0.6" calcext:value-type="float">
            <text:p>0.6</text:p>
          </table:table-cell>
          <table:table-cell/>
          <table:table-cell office:value-type="float" office:value="2" calcext:value-type="float">
            <text:p>2</text:p>
          </table:table-cell>
          <table:table-cell table:formula="of:=[I2_4.E6]" office:value-type="float" office:value="0.180556" calcext:value-type="float">
            <text:p>0.180556</text:p>
          </table:table-cell>
          <table:table-cell table:formula="of:=[I2_8.E6]" office:value-type="float" office:value="0.236111" calcext:value-type="float">
            <text:p>0.236111</text:p>
          </table:table-cell>
          <table:table-cell table:formula="of:=[I2_16.E6]" office:value-type="float" office:value="0.319444" calcext:value-type="float">
            <text:p>0.319444</text:p>
          </table:table-cell>
          <table:table-cell table:formula="of:=[I2_24.E6]" office:value-type="float" office:value="0.319444" calcext:value-type="float">
            <text:p>0.319444</text:p>
          </table:table-cell>
          <table:table-cell table:formula="of:=[I2_32.E6]" office:value-type="float" office:value="0.444444" calcext:value-type="float">
            <text:p>0.444444</text:p>
          </table:table-cell>
          <table:table-cell table:formula="of:=[I2_4.K6]" office:value-type="float" office:value="0.305556" calcext:value-type="float">
            <text:p>0.305556</text:p>
          </table:table-cell>
          <table:table-cell table:formula="of:=[I2_8.K6]" office:value-type="float" office:value="0.402778" calcext:value-type="float">
            <text:p>0.402778</text:p>
          </table:table-cell>
          <table:table-cell table:formula="of:=[I2_16.K6]" office:value-type="float" office:value="0.444444" calcext:value-type="float">
            <text:p>0.444444</text:p>
          </table:table-cell>
          <table:table-cell table:formula="of:=[I2_24.K6]" office:value-type="float" office:value="0.486111" calcext:value-type="float">
            <text:p>0.486111</text:p>
          </table:table-cell>
          <table:table-cell table:formula="of:=[I2_32.K6]"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I2_4.D7]" office:value-type="float" office:value="0.418182" calcext:value-type="float">
            <text:p>0.418182</text:p>
          </table:table-cell>
          <table:table-cell table:formula="of:=[I2_8.D7]" office:value-type="float" office:value="0.504545" calcext:value-type="float">
            <text:p>0.504545</text:p>
          </table:table-cell>
          <table:table-cell table:formula="of:=[I2_16.D7]" office:value-type="float" office:value="0.568182" calcext:value-type="float">
            <text:p>0.568182</text:p>
          </table:table-cell>
          <table:table-cell table:formula="of:=[I2_24.D7]" office:value-type="float" office:value="0.604545" calcext:value-type="float">
            <text:p>0.604545</text:p>
          </table:table-cell>
          <table:table-cell table:formula="of:=[I2_32.D7]" office:value-type="float" office:value="0.609091" calcext:value-type="float">
            <text:p>0.609091</text:p>
          </table:table-cell>
          <table:table-cell table:formula="of:=[I2_4.J7]" office:value-type="float" office:value="0.35" calcext:value-type="float">
            <text:p>0.35</text:p>
          </table:table-cell>
          <table:table-cell table:formula="of:=[I2_8.J7]" office:value-type="float" office:value="0.490909" calcext:value-type="float">
            <text:p>0.490909</text:p>
          </table:table-cell>
          <table:table-cell table:formula="of:=[I2_16.J7]" office:value-type="float" office:value="0.627273" calcext:value-type="float">
            <text:p>0.627273</text:p>
          </table:table-cell>
          <table:table-cell table:formula="of:=[I2_24.J7]" office:value-type="float" office:value="0.718182" calcext:value-type="float">
            <text:p>0.718182</text:p>
          </table:table-cell>
          <table:table-cell table:formula="of:=[I2_32.J7]" office:value-type="float" office:value="0.754545" calcext:value-type="float">
            <text:p>0.754545</text:p>
          </table:table-cell>
          <table:table-cell/>
          <table:table-cell office:value-type="float" office:value="3" calcext:value-type="float">
            <text:p>3</text:p>
          </table:table-cell>
          <table:table-cell table:formula="of:=[I2_4.E7]" office:value-type="float" office:value="0.208333" calcext:value-type="float">
            <text:p>0.208333</text:p>
          </table:table-cell>
          <table:table-cell table:formula="of:=[I2_8.E7]" office:value-type="float" office:value="0.375" calcext:value-type="float">
            <text:p>0.375</text:p>
          </table:table-cell>
          <table:table-cell table:formula="of:=[I2_16.E7]" office:value-type="float" office:value="0.430556" calcext:value-type="float">
            <text:p>0.430556</text:p>
          </table:table-cell>
          <table:table-cell table:formula="of:=[I2_24.E7]" office:value-type="float" office:value="0.388889" calcext:value-type="float">
            <text:p>0.388889</text:p>
          </table:table-cell>
          <table:table-cell table:formula="of:=[I2_32.E7]" office:value-type="float" office:value="0.458333" calcext:value-type="float">
            <text:p>0.458333</text:p>
          </table:table-cell>
          <table:table-cell table:formula="of:=[I2_4.K7]" office:value-type="float" office:value="0.347222" calcext:value-type="float">
            <text:p>0.347222</text:p>
          </table:table-cell>
          <table:table-cell table:formula="of:=[I2_8.K7]" office:value-type="float" office:value="0.513889" calcext:value-type="float">
            <text:p>0.513889</text:p>
          </table:table-cell>
          <table:table-cell table:formula="of:=[I2_16.K7]" office:value-type="float" office:value="0.583333" calcext:value-type="float">
            <text:p>0.583333</text:p>
          </table:table-cell>
          <table:table-cell table:formula="of:=[I2_24.K7]" office:value-type="float" office:value="0.611111" calcext:value-type="float">
            <text:p>0.611111</text:p>
          </table:table-cell>
          <table:table-cell table:formula="of:=[I2_32.K7]"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I2_4.D8]" office:value-type="float" office:value="0.413636" calcext:value-type="float">
            <text:p>0.413636</text:p>
          </table:table-cell>
          <table:table-cell table:formula="of:=[I2_8.D8]" office:value-type="float" office:value="0.627273" calcext:value-type="float">
            <text:p>0.627273</text:p>
          </table:table-cell>
          <table:table-cell table:formula="of:=[I2_16.D8]" office:value-type="float" office:value="0.690909" calcext:value-type="float">
            <text:p>0.690909</text:p>
          </table:table-cell>
          <table:table-cell table:formula="of:=[I2_24.D8]" office:value-type="float" office:value="0.636364" calcext:value-type="float">
            <text:p>0.636364</text:p>
          </table:table-cell>
          <table:table-cell table:formula="of:=[I2_32.D8]" office:value-type="float" office:value="0.731818" calcext:value-type="float">
            <text:p>0.731818</text:p>
          </table:table-cell>
          <table:table-cell table:formula="of:=[I2_4.J8]" office:value-type="float" office:value="0.386364" calcext:value-type="float">
            <text:p>0.386364</text:p>
          </table:table-cell>
          <table:table-cell table:formula="of:=[I2_8.J8]" office:value-type="float" office:value="0.686364" calcext:value-type="float">
            <text:p>0.686364</text:p>
          </table:table-cell>
          <table:table-cell table:formula="of:=[I2_16.J8]" office:value-type="float" office:value="0.75" calcext:value-type="float">
            <text:p>0.75</text:p>
          </table:table-cell>
          <table:table-cell table:formula="of:=[I2_24.J8]" office:value-type="float" office:value="0.868182" calcext:value-type="float">
            <text:p>0.868182</text:p>
          </table:table-cell>
          <table:table-cell table:formula="of:=[I2_32.J8]" office:value-type="float" office:value="0.786364" calcext:value-type="float">
            <text:p>0.7863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I2_4.E8]" office:value-type="float" office:value="0.277778" calcext:value-type="float">
            <text:p>0.277778</text:p>
          </table:table-cell>
          <table:table-cell table:formula="of:=[I2_8.E8]" office:value-type="float" office:value="0.402778" calcext:value-type="float">
            <text:p>0.402778</text:p>
          </table:table-cell>
          <table:table-cell table:formula="of:=[I2_16.E8]" office:value-type="float" office:value="0.458333" calcext:value-type="float">
            <text:p>0.458333</text:p>
          </table:table-cell>
          <table:table-cell table:formula="of:=[I2_24.E8]" office:value-type="float" office:value="0.388889" calcext:value-type="float">
            <text:p>0.388889</text:p>
          </table:table-cell>
          <table:table-cell table:formula="of:=[I2_32.E8]" office:value-type="float" office:value="0.402778" calcext:value-type="float">
            <text:p>0.402778</text:p>
          </table:table-cell>
          <table:table-cell table:formula="of:=[I2_4.K8]" office:value-type="float" office:value="0.375" calcext:value-type="float">
            <text:p>0.375</text:p>
          </table:table-cell>
          <table:table-cell table:formula="of:=[I2_8.K8]" office:value-type="float" office:value="0.597222" calcext:value-type="float">
            <text:p>0.597222</text:p>
          </table:table-cell>
          <table:table-cell table:formula="of:=[I2_16.K8]" office:value-type="float" office:value="0.611111" calcext:value-type="float">
            <text:p>0.611111</text:p>
          </table:table-cell>
          <table:table-cell table:formula="of:=[I2_24.K8]" office:value-type="float" office:value="0.652778" calcext:value-type="float">
            <text:p>0.652778</text:p>
          </table:table-cell>
          <table:table-cell table:formula="of:=[I2_32.K8]"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I2_4.D9]" office:value-type="float" office:value="0.495455" calcext:value-type="float">
            <text:p>0.495455</text:p>
          </table:table-cell>
          <table:table-cell table:formula="of:=[I2_8.D9]" office:value-type="float" office:value="0.65" calcext:value-type="float">
            <text:p>0.65</text:p>
          </table:table-cell>
          <table:table-cell table:formula="of:=[I2_16.D9]" office:value-type="float" office:value="0.745455" calcext:value-type="float">
            <text:p>0.745455</text:p>
          </table:table-cell>
          <table:table-cell table:formula="of:=[I2_24.D9]" office:value-type="float" office:value="0.809091" calcext:value-type="float">
            <text:p>0.809091</text:p>
          </table:table-cell>
          <table:table-cell table:formula="of:=[I2_32.D9]" office:value-type="float" office:value="0.804545" calcext:value-type="float">
            <text:p>0.804545</text:p>
          </table:table-cell>
          <table:table-cell table:formula="of:=[I2_4.J9]" office:value-type="float" office:value="0.509091" calcext:value-type="float">
            <text:p>0.509091</text:p>
          </table:table-cell>
          <table:table-cell table:formula="of:=[I2_8.J9]" office:value-type="float" office:value="0.754545" calcext:value-type="float">
            <text:p>0.754545</text:p>
          </table:table-cell>
          <table:table-cell table:formula="of:=[I2_16.J9]" office:value-type="float" office:value="0.781818" calcext:value-type="float">
            <text:p>0.781818</text:p>
          </table:table-cell>
          <table:table-cell table:formula="of:=[I2_24.J9]" office:value-type="float" office:value="0.886364" calcext:value-type="float">
            <text:p>0.886364</text:p>
          </table:table-cell>
          <table:table-cell table:formula="of:=[I2_32.J9]" office:value-type="float" office:value="0.904545" calcext:value-type="float">
            <text:p>0.904545</text:p>
          </table:table-cell>
          <table:table-cell/>
          <table:table-cell office:value-type="float" office:value="5" calcext:value-type="float">
            <text:p>5</text:p>
          </table:table-cell>
          <table:table-cell table:formula="of:=[I2_4.E9]" office:value-type="float" office:value="0.319444" calcext:value-type="float">
            <text:p>0.319444</text:p>
          </table:table-cell>
          <table:table-cell table:formula="of:=[I2_8.E9]" office:value-type="float" office:value="0.430556" calcext:value-type="float">
            <text:p>0.430556</text:p>
          </table:table-cell>
          <table:table-cell table:formula="of:=[I2_16.E9]" office:value-type="float" office:value="0.305556" calcext:value-type="float">
            <text:p>0.305556</text:p>
          </table:table-cell>
          <table:table-cell table:formula="of:=[I2_24.E9]" office:value-type="float" office:value="0.416667" calcext:value-type="float">
            <text:p>0.416667</text:p>
          </table:table-cell>
          <table:table-cell table:formula="of:=[I2_32.E9]" office:value-type="float" office:value="0.5" calcext:value-type="float">
            <text:p>0.5</text:p>
          </table:table-cell>
          <table:table-cell table:formula="of:=[I2_4.K9]" office:value-type="float" office:value="0.333333" calcext:value-type="float">
            <text:p>0.333333</text:p>
          </table:table-cell>
          <table:table-cell table:formula="of:=[I2_8.K9]" office:value-type="float" office:value="0.652778" calcext:value-type="float">
            <text:p>0.652778</text:p>
          </table:table-cell>
          <table:table-cell table:formula="of:=[I2_16.K9]" office:value-type="float" office:value="0.611111" calcext:value-type="float">
            <text:p>0.611111</text:p>
          </table:table-cell>
          <table:table-cell table:formula="of:=[I2_24.K9]" office:value-type="float" office:value="0.694444" calcext:value-type="float">
            <text:p>0.694444</text:p>
          </table:table-cell>
          <table:table-cell table:formula="of:=[I2_32.K9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I2_4.D10]" office:value-type="float" office:value="0.609091" calcext:value-type="float">
            <text:p>0.609091</text:p>
          </table:table-cell>
          <table:table-cell table:formula="of:=[I2_8.D10]" office:value-type="float" office:value="0.709091" calcext:value-type="float">
            <text:p>0.709091</text:p>
          </table:table-cell>
          <table:table-cell table:formula="of:=[I2_16.D10]" office:value-type="float" office:value="0.781818" calcext:value-type="float">
            <text:p>0.781818</text:p>
          </table:table-cell>
          <table:table-cell table:formula="of:=[I2_24.D10]" office:value-type="float" office:value="0.877273" calcext:value-type="float">
            <text:p>0.877273</text:p>
          </table:table-cell>
          <table:table-cell table:formula="of:=[I2_32.D10]" office:value-type="float" office:value="0.895455" calcext:value-type="float">
            <text:p>0.895455</text:p>
          </table:table-cell>
          <table:table-cell table:formula="of:=[I2_4.J10]" office:value-type="float" office:value="0.545455" calcext:value-type="float">
            <text:p>0.545455</text:p>
          </table:table-cell>
          <table:table-cell table:formula="of:=[I2_8.J10]" office:value-type="float" office:value="0.804545" calcext:value-type="float">
            <text:p>0.804545</text:p>
          </table:table-cell>
          <table:table-cell table:formula="of:=[I2_16.J10]" office:value-type="float" office:value="0.868182" calcext:value-type="float">
            <text:p>0.868182</text:p>
          </table:table-cell>
          <table:table-cell table:formula="of:=[I2_24.J10]" office:value-type="float" office:value="0.940909" calcext:value-type="float">
            <text:p>0.940909</text:p>
          </table:table-cell>
          <table:table-cell table:formula="of:=[I2_32.J10]" office:value-type="float" office:value="0.95" calcext:value-type="float">
            <text:p>0.95</text:p>
          </table:table-cell>
          <table:table-cell/>
          <table:table-cell office:value-type="float" office:value="6" calcext:value-type="float">
            <text:p>6</text:p>
          </table:table-cell>
          <table:table-cell table:formula="of:=[I2_4.E10]" office:value-type="float" office:value="0.277778" calcext:value-type="float">
            <text:p>0.277778</text:p>
          </table:table-cell>
          <table:table-cell table:formula="of:=[I2_8.E10]" office:value-type="float" office:value="0.375" calcext:value-type="float">
            <text:p>0.375</text:p>
          </table:table-cell>
          <table:table-cell table:formula="of:=[I2_16.E10]" office:value-type="float" office:value="0.555556" calcext:value-type="float">
            <text:p>0.555556</text:p>
          </table:table-cell>
          <table:table-cell table:formula="of:=[I2_24.E10]" office:value-type="float" office:value="0.486111" calcext:value-type="float">
            <text:p>0.486111</text:p>
          </table:table-cell>
          <table:table-cell table:formula="of:=[I2_32.E10]" office:value-type="float" office:value="0.541667" calcext:value-type="float">
            <text:p>0.541667</text:p>
          </table:table-cell>
          <table:table-cell table:formula="of:=[I2_4.K10]" office:value-type="float" office:value="0.527778" calcext:value-type="float">
            <text:p>0.527778</text:p>
          </table:table-cell>
          <table:table-cell table:formula="of:=[I2_8.K10]" office:value-type="float" office:value="0.694444" calcext:value-type="float">
            <text:p>0.694444</text:p>
          </table:table-cell>
          <table:table-cell table:formula="of:=[I2_16.K10]" office:value-type="float" office:value="0.722222" calcext:value-type="float">
            <text:p>0.722222</text:p>
          </table:table-cell>
          <table:table-cell table:formula="of:=[I2_24.K10]" office:value-type="float" office:value="0.763889" calcext:value-type="float">
            <text:p>0.763889</text:p>
          </table:table-cell>
          <table:table-cell table:formula="of:=[I2_32.K10]"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I2_4.D11]" office:value-type="float" office:value="0.663636" calcext:value-type="float">
            <text:p>0.663636</text:p>
          </table:table-cell>
          <table:table-cell table:formula="of:=[I2_8.D11]" office:value-type="float" office:value="0.795455" calcext:value-type="float">
            <text:p>0.795455</text:p>
          </table:table-cell>
          <table:table-cell table:formula="of:=[I2_16.D11]" office:value-type="float" office:value="0.936364" calcext:value-type="float">
            <text:p>0.936364</text:p>
          </table:table-cell>
          <table:table-cell table:formula="of:=[I2_24.D11]" office:value-type="float" office:value="0.913636" calcext:value-type="float">
            <text:p>0.913636</text:p>
          </table:table-cell>
          <table:table-cell table:formula="of:=[I2_32.D11]" office:value-type="float" office:value="0.940909" calcext:value-type="float">
            <text:p>0.940909</text:p>
          </table:table-cell>
          <table:table-cell table:formula="of:=[I2_4.J11]" office:value-type="float" office:value="0.622727" calcext:value-type="float">
            <text:p>0.622727</text:p>
          </table:table-cell>
          <table:table-cell table:formula="of:=[I2_8.J11]" office:value-type="float" office:value="0.772727" calcext:value-type="float">
            <text:p>0.772727</text:p>
          </table:table-cell>
          <table:table-cell table:formula="of:=[I2_16.J11]" office:value-type="float" office:value="0.940909" calcext:value-type="float">
            <text:p>0.940909</text:p>
          </table:table-cell>
          <table:table-cell table:formula="of:=[I2_24.J11]" office:value-type="float" office:value="0.945455" calcext:value-type="float">
            <text:p>0.945455</text:p>
          </table:table-cell>
          <table:table-cell table:formula="of:=[I2_32.J11]" office:value-type="float" office:value="0.972727" calcext:value-type="float">
            <text:p>0.972727</text:p>
          </table:table-cell>
          <table:table-cell/>
          <table:table-cell office:value-type="float" office:value="7" calcext:value-type="float">
            <text:p>7</text:p>
          </table:table-cell>
          <table:table-cell table:formula="of:=[I2_4.E11]" office:value-type="float" office:value="0.291667" calcext:value-type="float">
            <text:p>0.291667</text:p>
          </table:table-cell>
          <table:table-cell table:formula="of:=[I2_8.E11]" office:value-type="float" office:value="0.375" calcext:value-type="float">
            <text:p>0.375</text:p>
          </table:table-cell>
          <table:table-cell table:formula="of:=[I2_16.E11]" office:value-type="float" office:value="0.458333" calcext:value-type="float">
            <text:p>0.458333</text:p>
          </table:table-cell>
          <table:table-cell table:formula="of:=[I2_24.E11]" office:value-type="float" office:value="0.555556" calcext:value-type="float">
            <text:p>0.555556</text:p>
          </table:table-cell>
          <table:table-cell table:formula="of:=[I2_32.E11]" office:value-type="float" office:value="0.5" calcext:value-type="float">
            <text:p>0.5</text:p>
          </table:table-cell>
          <table:table-cell table:formula="of:=[I2_4.K11]" office:value-type="float" office:value="0.583333" calcext:value-type="float">
            <text:p>0.583333</text:p>
          </table:table-cell>
          <table:table-cell table:formula="of:=[I2_8.K11]" office:value-type="float" office:value="0.722222" calcext:value-type="float">
            <text:p>0.722222</text:p>
          </table:table-cell>
          <table:table-cell table:formula="of:=[I2_16.K11]" office:value-type="float" office:value="0.694444" calcext:value-type="float">
            <text:p>0.694444</text:p>
          </table:table-cell>
          <table:table-cell table:formula="of:=[I2_24.K11]" office:value-type="float" office:value="0.736111" calcext:value-type="float">
            <text:p>0.736111</text:p>
          </table:table-cell>
          <table:table-cell table:formula="of:=[I2_32.K11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I2_4.D12]" office:value-type="float" office:value="0.659091" calcext:value-type="float">
            <text:p>0.659091</text:p>
          </table:table-cell>
          <table:table-cell table:formula="of:=[I2_8.D12]" office:value-type="float" office:value="0.822727" calcext:value-type="float">
            <text:p>0.822727</text:p>
          </table:table-cell>
          <table:table-cell table:formula="of:=[I2_16.D12]" office:value-type="float" office:value="0.904545" calcext:value-type="float">
            <text:p>0.904545</text:p>
          </table:table-cell>
          <table:table-cell table:formula="of:=[I2_24.D12]" office:value-type="float" office:value="0.954545" calcext:value-type="float">
            <text:p>0.954545</text:p>
          </table:table-cell>
          <table:table-cell table:formula="of:=[I2_32.D12]" office:value-type="float" office:value="0.959091" calcext:value-type="float">
            <text:p>0.959091</text:p>
          </table:table-cell>
          <table:table-cell table:formula="of:=[I2_4.J12]" office:value-type="float" office:value="0.636364" calcext:value-type="float">
            <text:p>0.636364</text:p>
          </table:table-cell>
          <table:table-cell table:formula="of:=[I2_8.J12]" office:value-type="float" office:value="0.872727" calcext:value-type="float">
            <text:p>0.872727</text:p>
          </table:table-cell>
          <table:table-cell table:formula="of:=[I2_16.J12]" office:value-type="float" office:value="0.95" calcext:value-type="float">
            <text:p>0.95</text:p>
          </table:table-cell>
          <table:table-cell table:formula="of:=[I2_24.J12]" office:value-type="float" office:value="0.986364" calcext:value-type="float">
            <text:p>0.986364</text:p>
          </table:table-cell>
          <table:table-cell table:formula="of:=[I2_32.J12]" office:value-type="float" office:value="0.990909" calcext:value-type="float">
            <text:p>0.990909</text:p>
          </table:table-cell>
          <table:table-cell/>
          <table:table-cell office:value-type="float" office:value="8" calcext:value-type="float">
            <text:p>8</text:p>
          </table:table-cell>
          <table:table-cell table:formula="of:=[I2_4.E12]" office:value-type="float" office:value="0.333333" calcext:value-type="float">
            <text:p>0.333333</text:p>
          </table:table-cell>
          <table:table-cell table:formula="of:=[I2_8.E12]" office:value-type="float" office:value="0.430556" calcext:value-type="float">
            <text:p>0.430556</text:p>
          </table:table-cell>
          <table:table-cell table:formula="of:=[I2_16.E12]" office:value-type="float" office:value="0.416667" calcext:value-type="float">
            <text:p>0.416667</text:p>
          </table:table-cell>
          <table:table-cell table:formula="of:=[I2_24.E12]" office:value-type="float" office:value="0.513889" calcext:value-type="float">
            <text:p>0.513889</text:p>
          </table:table-cell>
          <table:table-cell table:formula="of:=[I2_32.E12]" office:value-type="float" office:value="0.611111" calcext:value-type="float">
            <text:p>0.611111</text:p>
          </table:table-cell>
          <table:table-cell table:formula="of:=[I2_4.K12]" office:value-type="float" office:value="0.583333" calcext:value-type="float">
            <text:p>0.583333</text:p>
          </table:table-cell>
          <table:table-cell table:formula="of:=[I2_8.K12]" office:value-type="float" office:value="0.722222" calcext:value-type="float">
            <text:p>0.722222</text:p>
          </table:table-cell>
          <table:table-cell table:formula="of:=[I2_16.K12]" office:value-type="float" office:value="0.75" calcext:value-type="float">
            <text:p>0.75</text:p>
          </table:table-cell>
          <table:table-cell table:formula="of:=[I2_24.K12]" office:value-type="float" office:value="0.805556" calcext:value-type="float">
            <text:p>0.805556</text:p>
          </table:table-cell>
          <table:table-cell table:formula="of:=[I2_32.K12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I2_4.D13]" office:value-type="float" office:value="0.681818" calcext:value-type="float">
            <text:p>0.681818</text:p>
          </table:table-cell>
          <table:table-cell table:formula="of:=[I2_8.D13]" office:value-type="float" office:value="0.859091" calcext:value-type="float">
            <text:p>0.859091</text:p>
          </table:table-cell>
          <table:table-cell table:formula="of:=[I2_16.D13]" office:value-type="float" office:value="0.959091" calcext:value-type="float">
            <text:p>0.959091</text:p>
          </table:table-cell>
          <table:table-cell table:formula="of:=[I2_24.D13]" office:value-type="float" office:value="0.981818" calcext:value-type="float">
            <text:p>0.981818</text:p>
          </table:table-cell>
          <table:table-cell table:formula="of:=[I2_32.D13]" office:value-type="float" office:value="0.981818" calcext:value-type="float">
            <text:p>0.981818</text:p>
          </table:table-cell>
          <table:table-cell table:formula="of:=[I2_4.J13]" office:value-type="float" office:value="0.704545" calcext:value-type="float">
            <text:p>0.704545</text:p>
          </table:table-cell>
          <table:table-cell table:formula="of:=[I2_8.J13]" office:value-type="float" office:value="0.863636" calcext:value-type="float">
            <text:p>0.863636</text:p>
          </table:table-cell>
          <table:table-cell table:formula="of:=[I2_16.J13]" office:value-type="float" office:value="0.95" calcext:value-type="float">
            <text:p>0.95</text:p>
          </table:table-cell>
          <table:table-cell table:formula="of:=[I2_24.J13]" office:value-type="float" office:value="0.986364" calcext:value-type="float">
            <text:p>0.986364</text:p>
          </table:table-cell>
          <table:table-cell table:formula="of:=[I2_32.J13]" office:value-type="float" office:value="0.986364" calcext:value-type="float">
            <text:p>0.9863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I2_4.E13]" office:value-type="float" office:value="0.388889" calcext:value-type="float">
            <text:p>0.388889</text:p>
          </table:table-cell>
          <table:table-cell table:formula="of:=[I2_8.E13]" office:value-type="float" office:value="0.416667" calcext:value-type="float">
            <text:p>0.416667</text:p>
          </table:table-cell>
          <table:table-cell table:formula="of:=[I2_16.E13]" office:value-type="float" office:value="0.444444" calcext:value-type="float">
            <text:p>0.444444</text:p>
          </table:table-cell>
          <table:table-cell table:formula="of:=[I2_24.E13]" office:value-type="float" office:value="0.541667" calcext:value-type="float">
            <text:p>0.541667</text:p>
          </table:table-cell>
          <table:table-cell table:formula="of:=[I2_32.E13]" office:value-type="float" office:value="0.583333" calcext:value-type="float">
            <text:p>0.583333</text:p>
          </table:table-cell>
          <table:table-cell table:formula="of:=[I2_4.K13]" office:value-type="float" office:value="0.555556" calcext:value-type="float">
            <text:p>0.555556</text:p>
          </table:table-cell>
          <table:table-cell table:formula="of:=[I2_8.K13]" office:value-type="float" office:value="0.736111" calcext:value-type="float">
            <text:p>0.736111</text:p>
          </table:table-cell>
          <table:table-cell table:formula="of:=[I2_16.K13]" office:value-type="float" office:value="0.805556" calcext:value-type="float">
            <text:p>0.805556</text:p>
          </table:table-cell>
          <table:table-cell table:formula="of:=[I2_24.K13]" office:value-type="float" office:value="0.736111" calcext:value-type="float">
            <text:p>0.736111</text:p>
          </table:table-cell>
          <table:table-cell table:formula="of:=[I2_32.K13]"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I2_4.D14]" office:value-type="float" office:value="0.75" calcext:value-type="float">
            <text:p>0.75</text:p>
          </table:table-cell>
          <table:table-cell table:formula="of:=[I2_8.D14]" office:value-type="float" office:value="0.918182" calcext:value-type="float">
            <text:p>0.918182</text:p>
          </table:table-cell>
          <table:table-cell table:formula="of:=[I2_16.D14]" office:value-type="float" office:value="0.963636" calcext:value-type="float">
            <text:p>0.963636</text:p>
          </table:table-cell>
          <table:table-cell table:formula="of:=[I2_24.D14]" office:value-type="float" office:value="0.972727" calcext:value-type="float">
            <text:p>0.972727</text:p>
          </table:table-cell>
          <table:table-cell table:formula="of:=[I2_32.D14]" office:value-type="float" office:value="0.990909" calcext:value-type="float">
            <text:p>0.990909</text:p>
          </table:table-cell>
          <table:table-cell table:formula="of:=[I2_4.J14]" office:value-type="float" office:value="0.740909" calcext:value-type="float">
            <text:p>0.740909</text:p>
          </table:table-cell>
          <table:table-cell table:formula="of:=[I2_8.J14]" office:value-type="float" office:value="0.9" calcext:value-type="float">
            <text:p>0.9</text:p>
          </table:table-cell>
          <table:table-cell table:formula="of:=[I2_16.J14]" office:value-type="float" office:value="0.963636" calcext:value-type="float">
            <text:p>0.963636</text:p>
          </table:table-cell>
          <table:table-cell table:formula="of:=[I2_24.J14]" office:value-type="float" office:value="0.990909" calcext:value-type="float">
            <text:p>0.990909</text:p>
          </table:table-cell>
          <table:table-cell table:formula="of:=[I2_32.J14]" office:value-type="float" office:value="0.986364" calcext:value-type="float">
            <text:p>0.9863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I2_4.E14]" office:value-type="float" office:value="0.319444" calcext:value-type="float">
            <text:p>0.319444</text:p>
          </table:table-cell>
          <table:table-cell table:formula="of:=[I2_8.E14]" office:value-type="float" office:value="0.416667" calcext:value-type="float">
            <text:p>0.416667</text:p>
          </table:table-cell>
          <table:table-cell table:formula="of:=[I2_16.E14]" office:value-type="float" office:value="0.430556" calcext:value-type="float">
            <text:p>0.430556</text:p>
          </table:table-cell>
          <table:table-cell table:formula="of:=[I2_24.E14]" office:value-type="float" office:value="0.583333" calcext:value-type="float">
            <text:p>0.583333</text:p>
          </table:table-cell>
          <table:table-cell table:formula="of:=[I2_32.E14]" office:value-type="float" office:value="0.611111" calcext:value-type="float">
            <text:p>0.611111</text:p>
          </table:table-cell>
          <table:table-cell table:formula="of:=[I2_4.K14]" office:value-type="float" office:value="0.652778" calcext:value-type="float">
            <text:p>0.652778</text:p>
          </table:table-cell>
          <table:table-cell table:formula="of:=[I2_8.K14]" office:value-type="float" office:value="0.722222" calcext:value-type="float">
            <text:p>0.722222</text:p>
          </table:table-cell>
          <table:table-cell table:formula="of:=[I2_16.K14]" office:value-type="float" office:value="0.75" calcext:value-type="float">
            <text:p>0.75</text:p>
          </table:table-cell>
          <table:table-cell table:formula="of:=[I2_24.K14]" office:value-type="float" office:value="0.805556" calcext:value-type="float">
            <text:p>0.805556</text:p>
          </table:table-cell>
          <table:table-cell table:formula="of:=[I2_32.K14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I2_4.D15]" office:value-type="float" office:value="0.772727" calcext:value-type="float">
            <text:p>0.772727</text:p>
          </table:table-cell>
          <table:table-cell table:formula="of:=[I2_8.D15]" office:value-type="float" office:value="0.931818" calcext:value-type="float">
            <text:p>0.931818</text:p>
          </table:table-cell>
          <table:table-cell table:formula="of:=[I2_16.D15]" office:value-type="float" office:value="0.977273" calcext:value-type="float">
            <text:p>0.977273</text:p>
          </table:table-cell>
          <table:table-cell table:formula="of:=[I2_24.D15]" office:value-type="float" office:value="0.977273" calcext:value-type="float">
            <text:p>0.977273</text:p>
          </table:table-cell>
          <table:table-cell table:formula="of:=[I2_32.D15]" office:value-type="float" office:value="0.977273" calcext:value-type="float">
            <text:p>0.977273</text:p>
          </table:table-cell>
          <table:table-cell table:formula="of:=[I2_4.J15]" office:value-type="float" office:value="0.695455" calcext:value-type="float">
            <text:p>0.695455</text:p>
          </table:table-cell>
          <table:table-cell table:formula="of:=[I2_8.J15]" office:value-type="float" office:value="0.85" calcext:value-type="float">
            <text:p>0.85</text:p>
          </table:table-cell>
          <table:table-cell table:formula="of:=[I2_16.J15]" office:value-type="float" office:value="0.981818" calcext:value-type="float">
            <text:p>0.981818</text:p>
          </table:table-cell>
          <table:table-cell table:formula="of:=[I2_24.J15]" office:value-type="float" office:value="0.986364" calcext:value-type="float">
            <text:p>0.986364</text:p>
          </table:table-cell>
          <table:table-cell table:formula="of:=[I2_32.J15]" office:value-type="float" office:value="0.990909" calcext:value-type="float">
            <text:p>0.99090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I2_4.E15]" office:value-type="float" office:value="0.347222" calcext:value-type="float">
            <text:p>0.347222</text:p>
          </table:table-cell>
          <table:table-cell table:formula="of:=[I2_8.E15]" office:value-type="float" office:value="0.513889" calcext:value-type="float">
            <text:p>0.513889</text:p>
          </table:table-cell>
          <table:table-cell table:formula="of:=[I2_16.E15]" office:value-type="float" office:value="0.5" calcext:value-type="float">
            <text:p>0.5</text:p>
          </table:table-cell>
          <table:table-cell table:formula="of:=[I2_24.E15]" office:value-type="float" office:value="0.625" calcext:value-type="float">
            <text:p>0.625</text:p>
          </table:table-cell>
          <table:table-cell table:formula="of:=[I2_32.E15]" office:value-type="float" office:value="0.541667" calcext:value-type="float">
            <text:p>0.541667</text:p>
          </table:table-cell>
          <table:table-cell table:formula="of:=[I2_4.K15]" office:value-type="float" office:value="0.694444" calcext:value-type="float">
            <text:p>0.694444</text:p>
          </table:table-cell>
          <table:table-cell table:formula="of:=[I2_8.K15]" office:value-type="float" office:value="0.75" calcext:value-type="float">
            <text:p>0.75</text:p>
          </table:table-cell>
          <table:table-cell table:formula="of:=[I2_16.K15]" office:value-type="float" office:value="0.777778" calcext:value-type="float">
            <text:p>0.777778</text:p>
          </table:table-cell>
          <table:table-cell table:formula="of:=[I2_24.K15]" office:value-type="float" office:value="0.819444" calcext:value-type="float">
            <text:p>0.819444</text:p>
          </table:table-cell>
          <table:table-cell table:formula="of:=[I2_32.K15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I2_4.D16]" office:value-type="float" office:value="0.827273" calcext:value-type="float">
            <text:p>0.827273</text:p>
          </table:table-cell>
          <table:table-cell table:formula="of:=[I2_8.D16]" office:value-type="float" office:value="0.940909" calcext:value-type="float">
            <text:p>0.940909</text:p>
          </table:table-cell>
          <table:table-cell table:formula="of:=[I2_16.D16]" office:value-type="float" office:value="0.968182" calcext:value-type="float">
            <text:p>0.968182</text:p>
          </table:table-cell>
          <table:table-cell table:formula="of:=[I2_24.D16]" office:value-type="float" office:value="0.981818" calcext:value-type="float">
            <text:p>0.981818</text:p>
          </table:table-cell>
          <table:table-cell table:formula="of:=[I2_32.D16]" office:value-type="float" office:value="0.990909" calcext:value-type="float">
            <text:p>0.990909</text:p>
          </table:table-cell>
          <table:table-cell table:formula="of:=[I2_4.J16]" office:value-type="float" office:value="0.727273" calcext:value-type="float">
            <text:p>0.727273</text:p>
          </table:table-cell>
          <table:table-cell table:formula="of:=[I2_8.J16]" office:value-type="float" office:value="0.872727" calcext:value-type="float">
            <text:p>0.872727</text:p>
          </table:table-cell>
          <table:table-cell table:formula="of:=[I2_16.J16]" office:value-type="float" office:value="0.986364" calcext:value-type="float">
            <text:p>0.986364</text:p>
          </table:table-cell>
          <table:table-cell table:formula="of:=[I2_24.J16]" office:value-type="float" office:value="0.990909" calcext:value-type="float">
            <text:p>0.990909</text:p>
          </table:table-cell>
          <table:table-cell table:formula="of:=[I2_32.J16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I2_4.E16]" office:value-type="float" office:value="0.375" calcext:value-type="float">
            <text:p>0.375</text:p>
          </table:table-cell>
          <table:table-cell table:formula="of:=[I2_8.E16]" office:value-type="float" office:value="0.458333" calcext:value-type="float">
            <text:p>0.458333</text:p>
          </table:table-cell>
          <table:table-cell table:formula="of:=[I2_16.E16]" office:value-type="float" office:value="0.458333" calcext:value-type="float">
            <text:p>0.458333</text:p>
          </table:table-cell>
          <table:table-cell table:formula="of:=[I2_24.E16]" office:value-type="float" office:value="0.597222" calcext:value-type="float">
            <text:p>0.597222</text:p>
          </table:table-cell>
          <table:table-cell table:formula="of:=[I2_32.E16]" office:value-type="float" office:value="0.555556" calcext:value-type="float">
            <text:p>0.555556</text:p>
          </table:table-cell>
          <table:table-cell table:formula="of:=[I2_4.K16]" office:value-type="float" office:value="0.625" calcext:value-type="float">
            <text:p>0.625</text:p>
          </table:table-cell>
          <table:table-cell table:formula="of:=[I2_8.K16]" office:value-type="float" office:value="0.680556" calcext:value-type="float">
            <text:p>0.680556</text:p>
          </table:table-cell>
          <table:table-cell table:formula="of:=[I2_16.K16]" office:value-type="float" office:value="0.805556" calcext:value-type="float">
            <text:p>0.805556</text:p>
          </table:table-cell>
          <table:table-cell table:formula="of:=[I2_24.K16]" office:value-type="float" office:value="0.777778" calcext:value-type="float">
            <text:p>0.777778</text:p>
          </table:table-cell>
          <table:table-cell table:formula="of:=[I2_32.K16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I2_4.D17]" office:value-type="float" office:value="0.859091" calcext:value-type="float">
            <text:p>0.859091</text:p>
          </table:table-cell>
          <table:table-cell table:formula="of:=[I2_8.D17]" office:value-type="float" office:value="0.963636" calcext:value-type="float">
            <text:p>0.963636</text:p>
          </table:table-cell>
          <table:table-cell table:formula="of:=[I2_16.D17]" office:value-type="float" office:value="0.986364" calcext:value-type="float">
            <text:p>0.986364</text:p>
          </table:table-cell>
          <table:table-cell table:formula="of:=[I2_24.D17]" office:value-type="float" office:value="0.995455" calcext:value-type="float">
            <text:p>0.995455</text:p>
          </table:table-cell>
          <table:table-cell table:formula="of:=[I2_32.D17]" office:value-type="float" office:value="0.977273" calcext:value-type="float">
            <text:p>0.977273</text:p>
          </table:table-cell>
          <table:table-cell table:formula="of:=[I2_4.J17]" office:value-type="float" office:value="0.772727" calcext:value-type="float">
            <text:p>0.772727</text:p>
          </table:table-cell>
          <table:table-cell table:formula="of:=[I2_8.J17]" office:value-type="float" office:value="0.909091" calcext:value-type="float">
            <text:p>0.909091</text:p>
          </table:table-cell>
          <table:table-cell table:formula="of:=[I2_16.J17]" office:value-type="float" office:value="0.968182" calcext:value-type="float">
            <text:p>0.968182</text:p>
          </table:table-cell>
          <table:table-cell table:formula="of:=[I2_24.J17]" office:value-type="float" office:value="1" calcext:value-type="float">
            <text:p>1</text:p>
          </table:table-cell>
          <table:table-cell table:formula="of:=[I2_32.J17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I2_4.E17]" office:value-type="float" office:value="0.375" calcext:value-type="float">
            <text:p>0.375</text:p>
          </table:table-cell>
          <table:table-cell table:formula="of:=[I2_8.E17]" office:value-type="float" office:value="0.444444" calcext:value-type="float">
            <text:p>0.444444</text:p>
          </table:table-cell>
          <table:table-cell table:formula="of:=[I2_16.E17]" office:value-type="float" office:value="0.444444" calcext:value-type="float">
            <text:p>0.444444</text:p>
          </table:table-cell>
          <table:table-cell table:formula="of:=[I2_24.E17]" office:value-type="float" office:value="0.611111" calcext:value-type="float">
            <text:p>0.611111</text:p>
          </table:table-cell>
          <table:table-cell table:formula="of:=[I2_32.E17]" office:value-type="float" office:value="0.611111" calcext:value-type="float">
            <text:p>0.611111</text:p>
          </table:table-cell>
          <table:table-cell table:formula="of:=[I2_4.K17]" office:value-type="float" office:value="0.694444" calcext:value-type="float">
            <text:p>0.694444</text:p>
          </table:table-cell>
          <table:table-cell table:formula="of:=[I2_8.K17]" office:value-type="float" office:value="0.777778" calcext:value-type="float">
            <text:p>0.777778</text:p>
          </table:table-cell>
          <table:table-cell table:formula="of:=[I2_16.K17]" office:value-type="float" office:value="0.805556" calcext:value-type="float">
            <text:p>0.805556</text:p>
          </table:table-cell>
          <table:table-cell table:formula="of:=[I2_24.K17]" office:value-type="float" office:value="0.805556" calcext:value-type="float">
            <text:p>0.805556</text:p>
          </table:table-cell>
          <table:table-cell table:formula="of:=[I2_32.K17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I2_4.D18]" office:value-type="float" office:value="0.818182" calcext:value-type="float">
            <text:p>0.818182</text:p>
          </table:table-cell>
          <table:table-cell table:formula="of:=[I2_8.D18]" office:value-type="float" office:value="0.977273" calcext:value-type="float">
            <text:p>0.977273</text:p>
          </table:table-cell>
          <table:table-cell table:formula="of:=[I2_16.D18]" office:value-type="float" office:value="0.968182" calcext:value-type="float">
            <text:p>0.968182</text:p>
          </table:table-cell>
          <table:table-cell table:formula="of:=[I2_24.D18]" office:value-type="float" office:value="0.977273" calcext:value-type="float">
            <text:p>0.977273</text:p>
          </table:table-cell>
          <table:table-cell table:formula="of:=[I2_32.D18]" office:value-type="float" office:value="0.986364" calcext:value-type="float">
            <text:p>0.986364</text:p>
          </table:table-cell>
          <table:table-cell table:formula="of:=[I2_4.J18]" office:value-type="float" office:value="0.786364" calcext:value-type="float">
            <text:p>0.786364</text:p>
          </table:table-cell>
          <table:table-cell table:formula="of:=[I2_8.J18]" office:value-type="float" office:value="0.954545" calcext:value-type="float">
            <text:p>0.954545</text:p>
          </table:table-cell>
          <table:table-cell table:formula="of:=[I2_16.J18]" office:value-type="float" office:value="0.995455" calcext:value-type="float">
            <text:p>0.995455</text:p>
          </table:table-cell>
          <table:table-cell table:formula="of:=[I2_24.J18]" office:value-type="float" office:value="1" calcext:value-type="float">
            <text:p>1</text:p>
          </table:table-cell>
          <table:table-cell table:formula="of:=[I2_32.J18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I2_4.E18]" office:value-type="float" office:value="0.319444" calcext:value-type="float">
            <text:p>0.319444</text:p>
          </table:table-cell>
          <table:table-cell table:formula="of:=[I2_8.E18]" office:value-type="float" office:value="0.458333" calcext:value-type="float">
            <text:p>0.458333</text:p>
          </table:table-cell>
          <table:table-cell table:formula="of:=[I2_16.E18]" office:value-type="float" office:value="0.513889" calcext:value-type="float">
            <text:p>0.513889</text:p>
          </table:table-cell>
          <table:table-cell table:formula="of:=[I2_24.E18]" office:value-type="float" office:value="0.597222" calcext:value-type="float">
            <text:p>0.597222</text:p>
          </table:table-cell>
          <table:table-cell table:formula="of:=[I2_32.E18]" office:value-type="float" office:value="0.597222" calcext:value-type="float">
            <text:p>0.597222</text:p>
          </table:table-cell>
          <table:table-cell table:formula="of:=[I2_4.K18]" office:value-type="float" office:value="0.680556" calcext:value-type="float">
            <text:p>0.680556</text:p>
          </table:table-cell>
          <table:table-cell table:formula="of:=[I2_8.K18]" office:value-type="float" office:value="0.763889" calcext:value-type="float">
            <text:p>0.763889</text:p>
          </table:table-cell>
          <table:table-cell table:formula="of:=[I2_16.K18]" office:value-type="float" office:value="0.805556" calcext:value-type="float">
            <text:p>0.805556</text:p>
          </table:table-cell>
          <table:table-cell table:formula="of:=[I2_24.K18]" office:value-type="float" office:value="0.736111" calcext:value-type="float">
            <text:p>0.736111</text:p>
          </table:table-cell>
          <table:table-cell table:formula="of:=[I2_32.K18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I2_4.D19]" office:value-type="float" office:value="0.854545" calcext:value-type="float">
            <text:p>0.854545</text:p>
          </table:table-cell>
          <table:table-cell table:formula="of:=[I2_8.D19]" office:value-type="float" office:value="0.95" calcext:value-type="float">
            <text:p>0.95</text:p>
          </table:table-cell>
          <table:table-cell table:formula="of:=[I2_16.D19]" office:value-type="float" office:value="0.977273" calcext:value-type="float">
            <text:p>0.977273</text:p>
          </table:table-cell>
          <table:table-cell table:formula="of:=[I2_24.D19]" office:value-type="float" office:value="0.990909" calcext:value-type="float">
            <text:p>0.990909</text:p>
          </table:table-cell>
          <table:table-cell table:formula="of:=[I2_32.D19]" office:value-type="float" office:value="0.990909" calcext:value-type="float">
            <text:p>0.990909</text:p>
          </table:table-cell>
          <table:table-cell table:formula="of:=[I2_4.J19]" office:value-type="float" office:value="0.809091" calcext:value-type="float">
            <text:p>0.809091</text:p>
          </table:table-cell>
          <table:table-cell table:formula="of:=[I2_8.J19]" office:value-type="float" office:value="0.959091" calcext:value-type="float">
            <text:p>0.959091</text:p>
          </table:table-cell>
          <table:table-cell table:formula="of:=[I2_16.J19]" office:value-type="float" office:value="0.995455" calcext:value-type="float">
            <text:p>0.995455</text:p>
          </table:table-cell>
          <table:table-cell table:formula="of:=[I2_24.J19]" office:value-type="float" office:value="0.995455" calcext:value-type="float">
            <text:p>0.995455</text:p>
          </table:table-cell>
          <table:table-cell table:formula="of:=[I2_32.J19]" office:value-type="float" office:value="0.995455" calcext:value-type="float">
            <text:p>0.99545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I2_4.E19]" office:value-type="float" office:value="0.388889" calcext:value-type="float">
            <text:p>0.388889</text:p>
          </table:table-cell>
          <table:table-cell table:formula="of:=[I2_8.E19]" office:value-type="float" office:value="0.458333" calcext:value-type="float">
            <text:p>0.458333</text:p>
          </table:table-cell>
          <table:table-cell table:formula="of:=[I2_16.E19]" office:value-type="float" office:value="0.527778" calcext:value-type="float">
            <text:p>0.527778</text:p>
          </table:table-cell>
          <table:table-cell table:formula="of:=[I2_24.E19]" office:value-type="float" office:value="0.541667" calcext:value-type="float">
            <text:p>0.541667</text:p>
          </table:table-cell>
          <table:table-cell table:formula="of:=[I2_32.E19]" office:value-type="float" office:value="0.638889" calcext:value-type="float">
            <text:p>0.638889</text:p>
          </table:table-cell>
          <table:table-cell table:formula="of:=[I2_4.K19]" office:value-type="float" office:value="0.75" calcext:value-type="float">
            <text:p>0.75</text:p>
          </table:table-cell>
          <table:table-cell table:formula="of:=[I2_8.K19]" office:value-type="float" office:value="0.75" calcext:value-type="float">
            <text:p>0.75</text:p>
          </table:table-cell>
          <table:table-cell table:formula="of:=[I2_16.K19]" office:value-type="float" office:value="0.833333" calcext:value-type="float">
            <text:p>0.833333</text:p>
          </table:table-cell>
          <table:table-cell table:formula="of:=[I2_24.K19]" office:value-type="float" office:value="0.777778" calcext:value-type="float">
            <text:p>0.777778</text:p>
          </table:table-cell>
          <table:table-cell table:formula="of:=[I2_32.K19]"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I2_4.D20]" office:value-type="float" office:value="0.918182" calcext:value-type="float">
            <text:p>0.918182</text:p>
          </table:table-cell>
          <table:table-cell table:formula="of:=[I2_8.D20]" office:value-type="float" office:value="0.968182" calcext:value-type="float">
            <text:p>0.968182</text:p>
          </table:table-cell>
          <table:table-cell table:formula="of:=[I2_16.D20]" office:value-type="float" office:value="0.995455" calcext:value-type="float">
            <text:p>0.995455</text:p>
          </table:table-cell>
          <table:table-cell table:formula="of:=[I2_24.D20]" office:value-type="float" office:value="0.995455" calcext:value-type="float">
            <text:p>0.995455</text:p>
          </table:table-cell>
          <table:table-cell table:formula="of:=[I2_32.D20]" office:value-type="float" office:value="0.995455" calcext:value-type="float">
            <text:p>0.995455</text:p>
          </table:table-cell>
          <table:table-cell table:formula="of:=[I2_4.J20]" office:value-type="float" office:value="0.8" calcext:value-type="float">
            <text:p>0.8</text:p>
          </table:table-cell>
          <table:table-cell table:formula="of:=[I2_8.J20]" office:value-type="float" office:value="0.945455" calcext:value-type="float">
            <text:p>0.945455</text:p>
          </table:table-cell>
          <table:table-cell table:formula="of:=[I2_16.J20]" office:value-type="float" office:value="0.995455" calcext:value-type="float">
            <text:p>0.995455</text:p>
          </table:table-cell>
          <table:table-cell table:formula="of:=[I2_24.J20]" office:value-type="float" office:value="1" calcext:value-type="float">
            <text:p>1</text:p>
          </table:table-cell>
          <table:table-cell table:formula="of:=[I2_32.J20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I2_4.E20]" office:value-type="float" office:value="0.444444" calcext:value-type="float">
            <text:p>0.444444</text:p>
          </table:table-cell>
          <table:table-cell table:formula="of:=[I2_8.E20]" office:value-type="float" office:value="0.486111" calcext:value-type="float">
            <text:p>0.486111</text:p>
          </table:table-cell>
          <table:table-cell table:formula="of:=[I2_16.E20]" office:value-type="float" office:value="0.527778" calcext:value-type="float">
            <text:p>0.527778</text:p>
          </table:table-cell>
          <table:table-cell table:formula="of:=[I2_24.E20]" office:value-type="float" office:value="0.430556" calcext:value-type="float">
            <text:p>0.430556</text:p>
          </table:table-cell>
          <table:table-cell table:formula="of:=[I2_32.E20]" office:value-type="float" office:value="0.666667" calcext:value-type="float">
            <text:p>0.666667</text:p>
          </table:table-cell>
          <table:table-cell table:formula="of:=[I2_4.K20]" office:value-type="float" office:value="0.722222" calcext:value-type="float">
            <text:p>0.722222</text:p>
          </table:table-cell>
          <table:table-cell table:formula="of:=[I2_8.K20]" office:value-type="float" office:value="0.736111" calcext:value-type="float">
            <text:p>0.736111</text:p>
          </table:table-cell>
          <table:table-cell table:formula="of:=[I2_16.K20]" office:value-type="float" office:value="0.805556" calcext:value-type="float">
            <text:p>0.805556</text:p>
          </table:table-cell>
          <table:table-cell table:formula="of:=[I2_24.K20]" office:value-type="float" office:value="0.791667" calcext:value-type="float">
            <text:p>0.791667</text:p>
          </table:table-cell>
          <table:table-cell table:formula="of:=[I2_32.K20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I2_4.D21]" office:value-type="float" office:value="0.918182" calcext:value-type="float">
            <text:p>0.918182</text:p>
          </table:table-cell>
          <table:table-cell table:formula="of:=[I2_8.D21]" office:value-type="float" office:value="0.990909" calcext:value-type="float">
            <text:p>0.990909</text:p>
          </table:table-cell>
          <table:table-cell table:formula="of:=[I2_16.D21]" office:value-type="float" office:value="0.995455" calcext:value-type="float">
            <text:p>0.995455</text:p>
          </table:table-cell>
          <table:table-cell table:formula="of:=[I2_24.D21]" office:value-type="float" office:value="1" calcext:value-type="float">
            <text:p>1</text:p>
          </table:table-cell>
          <table:table-cell table:formula="of:=[I2_32.D21]" office:value-type="float" office:value="0.995455" calcext:value-type="float">
            <text:p>0.995455</text:p>
          </table:table-cell>
          <table:table-cell table:formula="of:=[I2_4.J21]" office:value-type="float" office:value="0.831818" calcext:value-type="float">
            <text:p>0.831818</text:p>
          </table:table-cell>
          <table:table-cell table:formula="of:=[I2_8.J21]" office:value-type="float" office:value="0.963636" calcext:value-type="float">
            <text:p>0.963636</text:p>
          </table:table-cell>
          <table:table-cell table:formula="of:=[I2_16.J21]" office:value-type="float" office:value="0.995455" calcext:value-type="float">
            <text:p>0.995455</text:p>
          </table:table-cell>
          <table:table-cell table:formula="of:=[I2_24.J21]" office:value-type="float" office:value="1" calcext:value-type="float">
            <text:p>1</text:p>
          </table:table-cell>
          <table:table-cell table:formula="of:=[I2_32.J21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I2_4.E21]" office:value-type="float" office:value="0.375" calcext:value-type="float">
            <text:p>0.375</text:p>
          </table:table-cell>
          <table:table-cell table:formula="of:=[I2_8.E21]" office:value-type="float" office:value="0.513889" calcext:value-type="float">
            <text:p>0.513889</text:p>
          </table:table-cell>
          <table:table-cell table:formula="of:=[I2_16.E21]" office:value-type="float" office:value="0.486111" calcext:value-type="float">
            <text:p>0.486111</text:p>
          </table:table-cell>
          <table:table-cell table:formula="of:=[I2_24.E21]" office:value-type="float" office:value="0.555556" calcext:value-type="float">
            <text:p>0.555556</text:p>
          </table:table-cell>
          <table:table-cell table:formula="of:=[I2_32.E21]" office:value-type="float" office:value="0.666667" calcext:value-type="float">
            <text:p>0.666667</text:p>
          </table:table-cell>
          <table:table-cell table:formula="of:=[I2_4.K21]" office:value-type="float" office:value="0.708333" calcext:value-type="float">
            <text:p>0.708333</text:p>
          </table:table-cell>
          <table:table-cell table:formula="of:=[I2_8.K21]" office:value-type="float" office:value="0.75" calcext:value-type="float">
            <text:p>0.75</text:p>
          </table:table-cell>
          <table:table-cell table:formula="of:=[I2_16.K21]" office:value-type="float" office:value="0.847222" calcext:value-type="float">
            <text:p>0.847222</text:p>
          </table:table-cell>
          <table:table-cell table:formula="of:=[I2_24.K21]" office:value-type="float" office:value="0.819444" calcext:value-type="float">
            <text:p>0.819444</text:p>
          </table:table-cell>
          <table:table-cell table:formula="of:=[I2_32.K21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I2_4.D22]" office:value-type="float" office:value="0.918182" calcext:value-type="float">
            <text:p>0.918182</text:p>
          </table:table-cell>
          <table:table-cell table:formula="of:=[I2_8.D22]" office:value-type="float" office:value="0.995455" calcext:value-type="float">
            <text:p>0.995455</text:p>
          </table:table-cell>
          <table:table-cell table:formula="of:=[I2_16.D22]" office:value-type="float" office:value="1" calcext:value-type="float">
            <text:p>1</text:p>
          </table:table-cell>
          <table:table-cell table:formula="of:=[I2_24.D22]" office:value-type="float" office:value="1" calcext:value-type="float">
            <text:p>1</text:p>
          </table:table-cell>
          <table:table-cell table:formula="of:=[I2_32.D22]" office:value-type="float" office:value="0.995455" calcext:value-type="float">
            <text:p>0.995455</text:p>
          </table:table-cell>
          <table:table-cell table:formula="of:=[I2_4.J22]" office:value-type="float" office:value="0.85" calcext:value-type="float">
            <text:p>0.85</text:p>
          </table:table-cell>
          <table:table-cell table:formula="of:=[I2_8.J22]" office:value-type="float" office:value="0.972727" calcext:value-type="float">
            <text:p>0.972727</text:p>
          </table:table-cell>
          <table:table-cell table:formula="of:=[I2_16.J22]" office:value-type="float" office:value="1" calcext:value-type="float">
            <text:p>1</text:p>
          </table:table-cell>
          <table:table-cell table:formula="of:=[I2_24.J22]" office:value-type="float" office:value="1" calcext:value-type="float">
            <text:p>1</text:p>
          </table:table-cell>
          <table:table-cell table:formula="of:=[I2_32.J22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I2_4.E22]" office:value-type="float" office:value="0.375" calcext:value-type="float">
            <text:p>0.375</text:p>
          </table:table-cell>
          <table:table-cell table:formula="of:=[I2_8.E22]" office:value-type="float" office:value="0.5" calcext:value-type="float">
            <text:p>0.5</text:p>
          </table:table-cell>
          <table:table-cell table:formula="of:=[I2_16.E22]" office:value-type="float" office:value="0.430556" calcext:value-type="float">
            <text:p>0.430556</text:p>
          </table:table-cell>
          <table:table-cell table:formula="of:=[I2_24.E22]" office:value-type="float" office:value="0.597222" calcext:value-type="float">
            <text:p>0.597222</text:p>
          </table:table-cell>
          <table:table-cell table:formula="of:=[I2_32.E22]" office:value-type="float" office:value="0.625" calcext:value-type="float">
            <text:p>0.625</text:p>
          </table:table-cell>
          <table:table-cell table:formula="of:=[I2_4.K22]" office:value-type="float" office:value="0.652778" calcext:value-type="float">
            <text:p>0.652778</text:p>
          </table:table-cell>
          <table:table-cell table:formula="of:=[I2_8.K22]" office:value-type="float" office:value="0.708333" calcext:value-type="float">
            <text:p>0.708333</text:p>
          </table:table-cell>
          <table:table-cell table:formula="of:=[I2_16.K22]" office:value-type="float" office:value="0.833333" calcext:value-type="float">
            <text:p>0.833333</text:p>
          </table:table-cell>
          <table:table-cell table:formula="of:=[I2_24.K22]" office:value-type="float" office:value="0.777778" calcext:value-type="float">
            <text:p>0.777778</text:p>
          </table:table-cell>
          <table:table-cell table:formula="of:=[I2_32.K22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I2_4.D23]" office:value-type="float" office:value="0.922727" calcext:value-type="float">
            <text:p>0.922727</text:p>
          </table:table-cell>
          <table:table-cell table:formula="of:=[I2_8.D23]" office:value-type="float" office:value="0.995455" calcext:value-type="float">
            <text:p>0.995455</text:p>
          </table:table-cell>
          <table:table-cell table:formula="of:=[I2_16.D23]" office:value-type="float" office:value="1" calcext:value-type="float">
            <text:p>1</text:p>
          </table:table-cell>
          <table:table-cell table:formula="of:=[I2_24.D23]" office:value-type="float" office:value="1" calcext:value-type="float">
            <text:p>1</text:p>
          </table:table-cell>
          <table:table-cell table:formula="of:=[I2_32.D23]" office:value-type="float" office:value="1" calcext:value-type="float">
            <text:p>1</text:p>
          </table:table-cell>
          <table:table-cell table:formula="of:=[I2_4.J23]" office:value-type="float" office:value="0.836364" calcext:value-type="float">
            <text:p>0.836364</text:p>
          </table:table-cell>
          <table:table-cell table:formula="of:=[I2_8.J23]" office:value-type="float" office:value="0.963636" calcext:value-type="float">
            <text:p>0.963636</text:p>
          </table:table-cell>
          <table:table-cell table:formula="of:=[I2_16.J23]" office:value-type="float" office:value="1" calcext:value-type="float">
            <text:p>1</text:p>
          </table:table-cell>
          <table:table-cell table:formula="of:=[I2_24.J23]" office:value-type="float" office:value="1" calcext:value-type="float">
            <text:p>1</text:p>
          </table:table-cell>
          <table:table-cell table:formula="of:=[I2_32.J23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I2_4.E23]" office:value-type="float" office:value="0.347222" calcext:value-type="float">
            <text:p>0.347222</text:p>
          </table:table-cell>
          <table:table-cell table:formula="of:=[I2_8.E23]" office:value-type="float" office:value="0.486111" calcext:value-type="float">
            <text:p>0.486111</text:p>
          </table:table-cell>
          <table:table-cell table:formula="of:=[I2_16.E23]" office:value-type="float" office:value="0.527778" calcext:value-type="float">
            <text:p>0.527778</text:p>
          </table:table-cell>
          <table:table-cell table:formula="of:=[I2_24.E23]" office:value-type="float" office:value="0.541667" calcext:value-type="float">
            <text:p>0.541667</text:p>
          </table:table-cell>
          <table:table-cell table:formula="of:=[I2_32.E23]" office:value-type="float" office:value="0.638889" calcext:value-type="float">
            <text:p>0.638889</text:p>
          </table:table-cell>
          <table:table-cell table:formula="of:=[I2_4.K23]" office:value-type="float" office:value="0.666667" calcext:value-type="float">
            <text:p>0.666667</text:p>
          </table:table-cell>
          <table:table-cell table:formula="of:=[I2_8.K23]" office:value-type="float" office:value="0.763889" calcext:value-type="float">
            <text:p>0.763889</text:p>
          </table:table-cell>
          <table:table-cell table:formula="of:=[I2_16.K23]" office:value-type="float" office:value="0.777778" calcext:value-type="float">
            <text:p>0.777778</text:p>
          </table:table-cell>
          <table:table-cell table:formula="of:=[I2_24.K23]" office:value-type="float" office:value="0.722222" calcext:value-type="float">
            <text:p>0.722222</text:p>
          </table:table-cell>
          <table:table-cell table:formula="of:=[I2_32.K23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I2_4.D24]" office:value-type="float" office:value="0.95" calcext:value-type="float">
            <text:p>0.95</text:p>
          </table:table-cell>
          <table:table-cell table:formula="of:=[I2_8.D24]" office:value-type="float" office:value="1" calcext:value-type="float">
            <text:p>1</text:p>
          </table:table-cell>
          <table:table-cell table:formula="of:=[I2_16.D24]" office:value-type="float" office:value="0.995455" calcext:value-type="float">
            <text:p>0.995455</text:p>
          </table:table-cell>
          <table:table-cell table:formula="of:=[I2_24.D24]" office:value-type="float" office:value="1" calcext:value-type="float">
            <text:p>1</text:p>
          </table:table-cell>
          <table:table-cell table:formula="of:=[I2_32.D24]" office:value-type="float" office:value="1" calcext:value-type="float">
            <text:p>1</text:p>
          </table:table-cell>
          <table:table-cell table:formula="of:=[I2_4.J24]" office:value-type="float" office:value="0.854545" calcext:value-type="float">
            <text:p>0.854545</text:p>
          </table:table-cell>
          <table:table-cell table:formula="of:=[I2_8.J24]" office:value-type="float" office:value="0.977273" calcext:value-type="float">
            <text:p>0.977273</text:p>
          </table:table-cell>
          <table:table-cell table:formula="of:=[I2_16.J24]" office:value-type="float" office:value="1" calcext:value-type="float">
            <text:p>1</text:p>
          </table:table-cell>
          <table:table-cell table:formula="of:=[I2_24.J24]" office:value-type="float" office:value="1" calcext:value-type="float">
            <text:p>1</text:p>
          </table:table-cell>
          <table:table-cell table:formula="of:=[I2_32.J24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I2_4.E24]" office:value-type="float" office:value="0.486111" calcext:value-type="float">
            <text:p>0.486111</text:p>
          </table:table-cell>
          <table:table-cell table:formula="of:=[I2_8.E24]" office:value-type="float" office:value="0.472222" calcext:value-type="float">
            <text:p>0.472222</text:p>
          </table:table-cell>
          <table:table-cell table:formula="of:=[I2_16.E24]" office:value-type="float" office:value="0.555556" calcext:value-type="float">
            <text:p>0.555556</text:p>
          </table:table-cell>
          <table:table-cell table:formula="of:=[I2_24.E24]" office:value-type="float" office:value="0.583333" calcext:value-type="float">
            <text:p>0.583333</text:p>
          </table:table-cell>
          <table:table-cell table:formula="of:=[I2_32.E24]" office:value-type="float" office:value="0.597222" calcext:value-type="float">
            <text:p>0.597222</text:p>
          </table:table-cell>
          <table:table-cell table:formula="of:=[I2_4.K24]" office:value-type="float" office:value="0.75" calcext:value-type="float">
            <text:p>0.75</text:p>
          </table:table-cell>
          <table:table-cell table:formula="of:=[I2_8.K24]" office:value-type="float" office:value="0.819444" calcext:value-type="float">
            <text:p>0.819444</text:p>
          </table:table-cell>
          <table:table-cell table:formula="of:=[I2_16.K24]" office:value-type="float" office:value="0.791667" calcext:value-type="float">
            <text:p>0.791667</text:p>
          </table:table-cell>
          <table:table-cell table:formula="of:=[I2_24.K24]" office:value-type="float" office:value="0.763889" calcext:value-type="float">
            <text:p>0.763889</text:p>
          </table:table-cell>
          <table:table-cell table:formula="of:=[I2_32.K24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I2_4.D25]" office:value-type="float" office:value="0.963636" calcext:value-type="float">
            <text:p>0.963636</text:p>
          </table:table-cell>
          <table:table-cell table:formula="of:=[I2_8.D25]" office:value-type="float" office:value="0.995455" calcext:value-type="float">
            <text:p>0.995455</text:p>
          </table:table-cell>
          <table:table-cell table:formula="of:=[I2_16.D25]" office:value-type="float" office:value="0.990909" calcext:value-type="float">
            <text:p>0.990909</text:p>
          </table:table-cell>
          <table:table-cell table:formula="of:=[I2_24.D25]" office:value-type="float" office:value="0.995455" calcext:value-type="float">
            <text:p>0.995455</text:p>
          </table:table-cell>
          <table:table-cell table:formula="of:=[I2_32.D25]" office:value-type="float" office:value="0.995455" calcext:value-type="float">
            <text:p>0.995455</text:p>
          </table:table-cell>
          <table:table-cell table:formula="of:=[I2_4.J25]" office:value-type="float" office:value="0.895455" calcext:value-type="float">
            <text:p>0.895455</text:p>
          </table:table-cell>
          <table:table-cell table:formula="of:=[I2_8.J25]" office:value-type="float" office:value="0.995455" calcext:value-type="float">
            <text:p>0.995455</text:p>
          </table:table-cell>
          <table:table-cell table:formula="of:=[I2_16.J25]" office:value-type="float" office:value="1" calcext:value-type="float">
            <text:p>1</text:p>
          </table:table-cell>
          <table:table-cell table:formula="of:=[I2_24.J25]" office:value-type="float" office:value="1" calcext:value-type="float">
            <text:p>1</text:p>
          </table:table-cell>
          <table:table-cell table:formula="of:=[I2_32.J25]" office:value-type="float" office:value="0.995455" calcext:value-type="float">
            <text:p>0.99545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I2_4.E25]" office:value-type="float" office:value="0.416667" calcext:value-type="float">
            <text:p>0.416667</text:p>
          </table:table-cell>
          <table:table-cell table:formula="of:=[I2_8.E25]" office:value-type="float" office:value="0.583333" calcext:value-type="float">
            <text:p>0.583333</text:p>
          </table:table-cell>
          <table:table-cell table:formula="of:=[I2_16.E25]" office:value-type="float" office:value="0.555556" calcext:value-type="float">
            <text:p>0.555556</text:p>
          </table:table-cell>
          <table:table-cell table:formula="of:=[I2_24.E25]" office:value-type="float" office:value="0.5" calcext:value-type="float">
            <text:p>0.5</text:p>
          </table:table-cell>
          <table:table-cell table:formula="of:=[I2_32.E25]" office:value-type="float" office:value="0.597222" calcext:value-type="float">
            <text:p>0.597222</text:p>
          </table:table-cell>
          <table:table-cell table:formula="of:=[I2_4.K25]" office:value-type="float" office:value="0.666667" calcext:value-type="float">
            <text:p>0.666667</text:p>
          </table:table-cell>
          <table:table-cell table:formula="of:=[I2_8.K25]" office:value-type="float" office:value="0.75" calcext:value-type="float">
            <text:p>0.75</text:p>
          </table:table-cell>
          <table:table-cell table:formula="of:=[I2_16.K25]" office:value-type="float" office:value="0.791667" calcext:value-type="float">
            <text:p>0.791667</text:p>
          </table:table-cell>
          <table:table-cell table:formula="of:=[I2_24.K25]" office:value-type="float" office:value="0.791667" calcext:value-type="float">
            <text:p>0.791667</text:p>
          </table:table-cell>
          <table:table-cell table:formula="of:=[I2_32.K25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I2_4.D26]" office:value-type="float" office:value="0.972727" calcext:value-type="float">
            <text:p>0.972727</text:p>
          </table:table-cell>
          <table:table-cell table:formula="of:=[I2_8.D26]" office:value-type="float" office:value="1" calcext:value-type="float">
            <text:p>1</text:p>
          </table:table-cell>
          <table:table-cell table:formula="of:=[I2_16.D26]" office:value-type="float" office:value="0.995455" calcext:value-type="float">
            <text:p>0.995455</text:p>
          </table:table-cell>
          <table:table-cell table:formula="of:=[I2_24.D26]" office:value-type="float" office:value="1" calcext:value-type="float">
            <text:p>1</text:p>
          </table:table-cell>
          <table:table-cell table:formula="of:=[I2_32.D26]" office:value-type="float" office:value="0.995455" calcext:value-type="float">
            <text:p>0.995455</text:p>
          </table:table-cell>
          <table:table-cell table:formula="of:=[I2_4.J26]" office:value-type="float" office:value="0.868182" calcext:value-type="float">
            <text:p>0.868182</text:p>
          </table:table-cell>
          <table:table-cell table:formula="of:=[I2_8.J26]" office:value-type="float" office:value="0.972727" calcext:value-type="float">
            <text:p>0.972727</text:p>
          </table:table-cell>
          <table:table-cell table:formula="of:=[I2_16.J26]" office:value-type="float" office:value="1" calcext:value-type="float">
            <text:p>1</text:p>
          </table:table-cell>
          <table:table-cell table:formula="of:=[I2_24.J26]" office:value-type="float" office:value="1" calcext:value-type="float">
            <text:p>1</text:p>
          </table:table-cell>
          <table:table-cell table:formula="of:=[I2_32.J26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I2_4.E26]" office:value-type="float" office:value="0.444444" calcext:value-type="float">
            <text:p>0.444444</text:p>
          </table:table-cell>
          <table:table-cell table:formula="of:=[I2_8.E26]" office:value-type="float" office:value="0.472222" calcext:value-type="float">
            <text:p>0.472222</text:p>
          </table:table-cell>
          <table:table-cell table:formula="of:=[I2_16.E26]" office:value-type="float" office:value="0.527778" calcext:value-type="float">
            <text:p>0.527778</text:p>
          </table:table-cell>
          <table:table-cell table:formula="of:=[I2_24.E26]" office:value-type="float" office:value="0.569444" calcext:value-type="float">
            <text:p>0.569444</text:p>
          </table:table-cell>
          <table:table-cell table:formula="of:=[I2_32.E26]" office:value-type="float" office:value="0.513889" calcext:value-type="float">
            <text:p>0.513889</text:p>
          </table:table-cell>
          <table:table-cell table:formula="of:=[I2_4.K26]" office:value-type="float" office:value="0.777778" calcext:value-type="float">
            <text:p>0.777778</text:p>
          </table:table-cell>
          <table:table-cell table:formula="of:=[I2_8.K26]" office:value-type="float" office:value="0.777778" calcext:value-type="float">
            <text:p>0.777778</text:p>
          </table:table-cell>
          <table:table-cell table:formula="of:=[I2_16.K26]" office:value-type="float" office:value="0.805556" calcext:value-type="float">
            <text:p>0.805556</text:p>
          </table:table-cell>
          <table:table-cell table:formula="of:=[I2_24.K26]" office:value-type="float" office:value="0.805556" calcext:value-type="float">
            <text:p>0.805556</text:p>
          </table:table-cell>
          <table:table-cell table:formula="of:=[I2_32.K26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I2_4.D27]" office:value-type="float" office:value="0.959091" calcext:value-type="float">
            <text:p>0.959091</text:p>
          </table:table-cell>
          <table:table-cell table:formula="of:=[I2_8.D27]" office:value-type="float" office:value="0.995455" calcext:value-type="float">
            <text:p>0.995455</text:p>
          </table:table-cell>
          <table:table-cell table:formula="of:=[I2_16.D27]" office:value-type="float" office:value="1" calcext:value-type="float">
            <text:p>1</text:p>
          </table:table-cell>
          <table:table-cell table:formula="of:=[I2_24.D27]" office:value-type="float" office:value="1" calcext:value-type="float">
            <text:p>1</text:p>
          </table:table-cell>
          <table:table-cell table:formula="of:=[I2_32.D27]" office:value-type="float" office:value="1" calcext:value-type="float">
            <text:p>1</text:p>
          </table:table-cell>
          <table:table-cell table:formula="of:=[I2_4.J27]" office:value-type="float" office:value="0.895455" calcext:value-type="float">
            <text:p>0.895455</text:p>
          </table:table-cell>
          <table:table-cell table:formula="of:=[I2_8.J27]" office:value-type="float" office:value="0.977273" calcext:value-type="float">
            <text:p>0.977273</text:p>
          </table:table-cell>
          <table:table-cell table:formula="of:=[I2_16.J27]" office:value-type="float" office:value="0.990909" calcext:value-type="float">
            <text:p>0.990909</text:p>
          </table:table-cell>
          <table:table-cell table:formula="of:=[I2_24.J27]" office:value-type="float" office:value="1" calcext:value-type="float">
            <text:p>1</text:p>
          </table:table-cell>
          <table:table-cell table:formula="of:=[I2_32.J27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I2_4.E27]" office:value-type="float" office:value="0.458333" calcext:value-type="float">
            <text:p>0.458333</text:p>
          </table:table-cell>
          <table:table-cell table:formula="of:=[I2_8.E27]" office:value-type="float" office:value="0.472222" calcext:value-type="float">
            <text:p>0.472222</text:p>
          </table:table-cell>
          <table:table-cell table:formula="of:=[I2_16.E27]" office:value-type="float" office:value="0.611111" calcext:value-type="float">
            <text:p>0.611111</text:p>
          </table:table-cell>
          <table:table-cell table:formula="of:=[I2_24.E27]" office:value-type="float" office:value="0.541667" calcext:value-type="float">
            <text:p>0.541667</text:p>
          </table:table-cell>
          <table:table-cell table:formula="of:=[I2_32.E27]" office:value-type="float" office:value="0.611111" calcext:value-type="float">
            <text:p>0.611111</text:p>
          </table:table-cell>
          <table:table-cell table:formula="of:=[I2_4.K27]" office:value-type="float" office:value="0.736111" calcext:value-type="float">
            <text:p>0.736111</text:p>
          </table:table-cell>
          <table:table-cell table:formula="of:=[I2_8.K27]" office:value-type="float" office:value="0.777778" calcext:value-type="float">
            <text:p>0.777778</text:p>
          </table:table-cell>
          <table:table-cell table:formula="of:=[I2_16.K27]" office:value-type="float" office:value="0.819444" calcext:value-type="float">
            <text:p>0.819444</text:p>
          </table:table-cell>
          <table:table-cell table:formula="of:=[I2_24.K27]" office:value-type="float" office:value="0.805556" calcext:value-type="float">
            <text:p>0.805556</text:p>
          </table:table-cell>
          <table:table-cell table:formula="of:=[I2_32.K27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I2_4.D28]" office:value-type="float" office:value="0.972727" calcext:value-type="float">
            <text:p>0.972727</text:p>
          </table:table-cell>
          <table:table-cell table:formula="of:=[I2_8.D28]" office:value-type="float" office:value="0.990909" calcext:value-type="float">
            <text:p>0.990909</text:p>
          </table:table-cell>
          <table:table-cell table:formula="of:=[I2_16.D28]" office:value-type="float" office:value="1" calcext:value-type="float">
            <text:p>1</text:p>
          </table:table-cell>
          <table:table-cell table:formula="of:=[I2_24.D28]" office:value-type="float" office:value="0.995455" calcext:value-type="float">
            <text:p>0.995455</text:p>
          </table:table-cell>
          <table:table-cell table:formula="of:=[I2_32.D28]" office:value-type="float" office:value="0.995455" calcext:value-type="float">
            <text:p>0.995455</text:p>
          </table:table-cell>
          <table:table-cell table:formula="of:=[I2_4.J28]" office:value-type="float" office:value="0.881818" calcext:value-type="float">
            <text:p>0.881818</text:p>
          </table:table-cell>
          <table:table-cell table:formula="of:=[I2_8.J28]" office:value-type="float" office:value="0.977273" calcext:value-type="float">
            <text:p>0.977273</text:p>
          </table:table-cell>
          <table:table-cell table:formula="of:=[I2_16.J28]" office:value-type="float" office:value="0.995455" calcext:value-type="float">
            <text:p>0.995455</text:p>
          </table:table-cell>
          <table:table-cell table:formula="of:=[I2_24.J28]" office:value-type="float" office:value="1" calcext:value-type="float">
            <text:p>1</text:p>
          </table:table-cell>
          <table:table-cell table:formula="of:=[I2_32.J28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I2_4.E28]" office:value-type="float" office:value="0.472222" calcext:value-type="float">
            <text:p>0.472222</text:p>
          </table:table-cell>
          <table:table-cell table:formula="of:=[I2_8.E28]" office:value-type="float" office:value="0.555556" calcext:value-type="float">
            <text:p>0.555556</text:p>
          </table:table-cell>
          <table:table-cell table:formula="of:=[I2_16.E28]" office:value-type="float" office:value="0.513889" calcext:value-type="float">
            <text:p>0.513889</text:p>
          </table:table-cell>
          <table:table-cell table:formula="of:=[I2_24.E28]" office:value-type="float" office:value="0.569444" calcext:value-type="float">
            <text:p>0.569444</text:p>
          </table:table-cell>
          <table:table-cell table:formula="of:=[I2_32.E28]" office:value-type="float" office:value="0.680556" calcext:value-type="float">
            <text:p>0.680556</text:p>
          </table:table-cell>
          <table:table-cell table:formula="of:=[I2_4.K28]" office:value-type="float" office:value="0.763889" calcext:value-type="float">
            <text:p>0.763889</text:p>
          </table:table-cell>
          <table:table-cell table:formula="of:=[I2_8.K28]" office:value-type="float" office:value="0.791667" calcext:value-type="float">
            <text:p>0.791667</text:p>
          </table:table-cell>
          <table:table-cell table:formula="of:=[I2_16.K28]" office:value-type="float" office:value="0.777778" calcext:value-type="float">
            <text:p>0.777778</text:p>
          </table:table-cell>
          <table:table-cell table:formula="of:=[I2_24.K28]" office:value-type="float" office:value="0.736111" calcext:value-type="float">
            <text:p>0.736111</text:p>
          </table:table-cell>
          <table:table-cell table:formula="of:=[I2_32.K28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I2_4.D29]" office:value-type="float" office:value="0.972727" calcext:value-type="float">
            <text:p>0.972727</text:p>
          </table:table-cell>
          <table:table-cell table:formula="of:=[I2_8.D29]" office:value-type="float" office:value="0.995455" calcext:value-type="float">
            <text:p>0.995455</text:p>
          </table:table-cell>
          <table:table-cell table:formula="of:=[I2_16.D29]" office:value-type="float" office:value="1" calcext:value-type="float">
            <text:p>1</text:p>
          </table:table-cell>
          <table:table-cell table:formula="of:=[I2_24.D29]" office:value-type="float" office:value="0.990909" calcext:value-type="float">
            <text:p>0.990909</text:p>
          </table:table-cell>
          <table:table-cell table:formula="of:=[I2_32.D29]" office:value-type="float" office:value="0.990909" calcext:value-type="float">
            <text:p>0.990909</text:p>
          </table:table-cell>
          <table:table-cell table:formula="of:=[I2_4.J29]" office:value-type="float" office:value="0.909091" calcext:value-type="float">
            <text:p>0.909091</text:p>
          </table:table-cell>
          <table:table-cell table:formula="of:=[I2_8.J29]" office:value-type="float" office:value="0.990909" calcext:value-type="float">
            <text:p>0.990909</text:p>
          </table:table-cell>
          <table:table-cell table:formula="of:=[I2_16.J29]" office:value-type="float" office:value="1" calcext:value-type="float">
            <text:p>1</text:p>
          </table:table-cell>
          <table:table-cell table:formula="of:=[I2_24.J29]" office:value-type="float" office:value="1" calcext:value-type="float">
            <text:p>1</text:p>
          </table:table-cell>
          <table:table-cell table:formula="of:=[I2_32.J29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I2_4.E29]" office:value-type="float" office:value="0.361111" calcext:value-type="float">
            <text:p>0.361111</text:p>
          </table:table-cell>
          <table:table-cell table:formula="of:=[I2_8.E29]" office:value-type="float" office:value="0.555556" calcext:value-type="float">
            <text:p>0.555556</text:p>
          </table:table-cell>
          <table:table-cell table:formula="of:=[I2_16.E29]" office:value-type="float" office:value="0.458333" calcext:value-type="float">
            <text:p>0.458333</text:p>
          </table:table-cell>
          <table:table-cell table:formula="of:=[I2_24.E29]" office:value-type="float" office:value="0.569444" calcext:value-type="float">
            <text:p>0.569444</text:p>
          </table:table-cell>
          <table:table-cell table:formula="of:=[I2_32.E29]" office:value-type="float" office:value="0.611111" calcext:value-type="float">
            <text:p>0.611111</text:p>
          </table:table-cell>
          <table:table-cell table:formula="of:=[I2_4.K29]" office:value-type="float" office:value="0.694444" calcext:value-type="float">
            <text:p>0.694444</text:p>
          </table:table-cell>
          <table:table-cell table:formula="of:=[I2_8.K29]" office:value-type="float" office:value="0.777778" calcext:value-type="float">
            <text:p>0.777778</text:p>
          </table:table-cell>
          <table:table-cell table:formula="of:=[I2_16.K29]" office:value-type="float" office:value="0.805556" calcext:value-type="float">
            <text:p>0.805556</text:p>
          </table:table-cell>
          <table:table-cell table:formula="of:=[I2_24.K29]" office:value-type="float" office:value="0.805556" calcext:value-type="float">
            <text:p>0.805556</text:p>
          </table:table-cell>
          <table:table-cell table:formula="of:=[I2_32.K29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I2_4.D30]" office:value-type="float" office:value="0.972727" calcext:value-type="float">
            <text:p>0.972727</text:p>
          </table:table-cell>
          <table:table-cell table:formula="of:=[I2_8.D30]" office:value-type="float" office:value="0.990909" calcext:value-type="float">
            <text:p>0.990909</text:p>
          </table:table-cell>
          <table:table-cell table:formula="of:=[I2_16.D30]" office:value-type="float" office:value="1" calcext:value-type="float">
            <text:p>1</text:p>
          </table:table-cell>
          <table:table-cell table:formula="of:=[I2_24.D30]" office:value-type="float" office:value="1" calcext:value-type="float">
            <text:p>1</text:p>
          </table:table-cell>
          <table:table-cell table:formula="of:=[I2_32.D30]" office:value-type="float" office:value="0.995455" calcext:value-type="float">
            <text:p>0.995455</text:p>
          </table:table-cell>
          <table:table-cell table:formula="of:=[I2_4.J30]" office:value-type="float" office:value="0.913636" calcext:value-type="float">
            <text:p>0.913636</text:p>
          </table:table-cell>
          <table:table-cell table:formula="of:=[I2_8.J30]" office:value-type="float" office:value="0.995455" calcext:value-type="float">
            <text:p>0.995455</text:p>
          </table:table-cell>
          <table:table-cell table:formula="of:=[I2_16.J30]" office:value-type="float" office:value="1" calcext:value-type="float">
            <text:p>1</text:p>
          </table:table-cell>
          <table:table-cell table:formula="of:=[I2_24.J30]" office:value-type="float" office:value="1" calcext:value-type="float">
            <text:p>1</text:p>
          </table:table-cell>
          <table:table-cell table:formula="of:=[I2_32.J30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I2_4.E30]" office:value-type="float" office:value="0.5" calcext:value-type="float">
            <text:p>0.5</text:p>
          </table:table-cell>
          <table:table-cell table:formula="of:=[I2_8.E30]" office:value-type="float" office:value="0.5" calcext:value-type="float">
            <text:p>0.5</text:p>
          </table:table-cell>
          <table:table-cell table:formula="of:=[I2_16.E30]" office:value-type="float" office:value="0.486111" calcext:value-type="float">
            <text:p>0.486111</text:p>
          </table:table-cell>
          <table:table-cell table:formula="of:=[I2_24.E30]" office:value-type="float" office:value="0.611111" calcext:value-type="float">
            <text:p>0.611111</text:p>
          </table:table-cell>
          <table:table-cell table:formula="of:=[I2_32.E30]" office:value-type="float" office:value="0.666667" calcext:value-type="float">
            <text:p>0.666667</text:p>
          </table:table-cell>
          <table:table-cell table:formula="of:=[I2_4.K30]" office:value-type="float" office:value="0.736111" calcext:value-type="float">
            <text:p>0.736111</text:p>
          </table:table-cell>
          <table:table-cell table:formula="of:=[I2_8.K30]" office:value-type="float" office:value="0.833333" calcext:value-type="float">
            <text:p>0.833333</text:p>
          </table:table-cell>
          <table:table-cell table:formula="of:=[I2_16.K30]" office:value-type="float" office:value="0.833333" calcext:value-type="float">
            <text:p>0.833333</text:p>
          </table:table-cell>
          <table:table-cell table:formula="of:=[I2_24.K30]" office:value-type="float" office:value="0.763889" calcext:value-type="float">
            <text:p>0.763889</text:p>
          </table:table-cell>
          <table:table-cell table:formula="of:=[I2_32.K30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I2_4.D31]" office:value-type="float" office:value="0.981818" calcext:value-type="float">
            <text:p>0.981818</text:p>
          </table:table-cell>
          <table:table-cell table:formula="of:=[I2_8.D31]" office:value-type="float" office:value="1" calcext:value-type="float">
            <text:p>1</text:p>
          </table:table-cell>
          <table:table-cell table:formula="of:=[I2_16.D31]" office:value-type="float" office:value="0.986364" calcext:value-type="float">
            <text:p>0.986364</text:p>
          </table:table-cell>
          <table:table-cell table:formula="of:=[I2_24.D31]" office:value-type="float" office:value="1" calcext:value-type="float">
            <text:p>1</text:p>
          </table:table-cell>
          <table:table-cell table:formula="of:=[I2_32.D31]" office:value-type="float" office:value="1" calcext:value-type="float">
            <text:p>1</text:p>
          </table:table-cell>
          <table:table-cell table:formula="of:=[I2_4.J31]" office:value-type="float" office:value="0.940909" calcext:value-type="float">
            <text:p>0.940909</text:p>
          </table:table-cell>
          <table:table-cell table:formula="of:=[I2_8.J31]" office:value-type="float" office:value="0.986364" calcext:value-type="float">
            <text:p>0.986364</text:p>
          </table:table-cell>
          <table:table-cell table:formula="of:=[I2_16.J31]" office:value-type="float" office:value="1" calcext:value-type="float">
            <text:p>1</text:p>
          </table:table-cell>
          <table:table-cell table:formula="of:=[I2_24.J31]" office:value-type="float" office:value="1" calcext:value-type="float">
            <text:p>1</text:p>
          </table:table-cell>
          <table:table-cell table:formula="of:=[I2_32.J31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I2_4.E31]" office:value-type="float" office:value="0.472222" calcext:value-type="float">
            <text:p>0.472222</text:p>
          </table:table-cell>
          <table:table-cell table:formula="of:=[I2_8.E31]" office:value-type="float" office:value="0.5" calcext:value-type="float">
            <text:p>0.5</text:p>
          </table:table-cell>
          <table:table-cell table:formula="of:=[I2_16.E31]" office:value-type="float" office:value="0.555556" calcext:value-type="float">
            <text:p>0.555556</text:p>
          </table:table-cell>
          <table:table-cell table:formula="of:=[I2_24.E31]" office:value-type="float" office:value="0.569444" calcext:value-type="float">
            <text:p>0.569444</text:p>
          </table:table-cell>
          <table:table-cell table:formula="of:=[I2_32.E31]" office:value-type="float" office:value="0.583333" calcext:value-type="float">
            <text:p>0.583333</text:p>
          </table:table-cell>
          <table:table-cell table:formula="of:=[I2_4.K31]" office:value-type="float" office:value="0.694444" calcext:value-type="float">
            <text:p>0.694444</text:p>
          </table:table-cell>
          <table:table-cell table:formula="of:=[I2_8.K31]" office:value-type="float" office:value="0.777778" calcext:value-type="float">
            <text:p>0.777778</text:p>
          </table:table-cell>
          <table:table-cell table:formula="of:=[I2_16.K31]" office:value-type="float" office:value="0.819444" calcext:value-type="float">
            <text:p>0.819444</text:p>
          </table:table-cell>
          <table:table-cell table:formula="of:=[I2_24.K31]" office:value-type="float" office:value="0.833333" calcext:value-type="float">
            <text:p>0.833333</text:p>
          </table:table-cell>
          <table:table-cell table:formula="of:=[I2_32.K31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I2_4.D32]" office:value-type="float" office:value="0.968182" calcext:value-type="float">
            <text:p>0.968182</text:p>
          </table:table-cell>
          <table:table-cell table:formula="of:=[I2_8.D32]" office:value-type="float" office:value="0.990909" calcext:value-type="float">
            <text:p>0.990909</text:p>
          </table:table-cell>
          <table:table-cell table:formula="of:=[I2_16.D32]" office:value-type="float" office:value="1" calcext:value-type="float">
            <text:p>1</text:p>
          </table:table-cell>
          <table:table-cell table:formula="of:=[I2_24.D32]" office:value-type="float" office:value="0.990909" calcext:value-type="float">
            <text:p>0.990909</text:p>
          </table:table-cell>
          <table:table-cell table:formula="of:=[I2_32.D32]" office:value-type="float" office:value="0.995455" calcext:value-type="float">
            <text:p>0.995455</text:p>
          </table:table-cell>
          <table:table-cell table:formula="of:=[I2_4.J32]" office:value-type="float" office:value="0.913636" calcext:value-type="float">
            <text:p>0.913636</text:p>
          </table:table-cell>
          <table:table-cell table:formula="of:=[I2_8.J32]" office:value-type="float" office:value="0.995455" calcext:value-type="float">
            <text:p>0.995455</text:p>
          </table:table-cell>
          <table:table-cell table:formula="of:=[I2_16.J32]" office:value-type="float" office:value="1" calcext:value-type="float">
            <text:p>1</text:p>
          </table:table-cell>
          <table:table-cell table:formula="of:=[I2_24.J32]" office:value-type="float" office:value="1" calcext:value-type="float">
            <text:p>1</text:p>
          </table:table-cell>
          <table:table-cell table:formula="of:=[I2_32.J32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I2_4.E32]" office:value-type="float" office:value="0.444444" calcext:value-type="float">
            <text:p>0.444444</text:p>
          </table:table-cell>
          <table:table-cell table:formula="of:=[I2_8.E32]" office:value-type="float" office:value="0.402778" calcext:value-type="float">
            <text:p>0.402778</text:p>
          </table:table-cell>
          <table:table-cell table:formula="of:=[I2_16.E32]" office:value-type="float" office:value="0.513889" calcext:value-type="float">
            <text:p>0.513889</text:p>
          </table:table-cell>
          <table:table-cell table:formula="of:=[I2_24.E32]" office:value-type="float" office:value="0.611111" calcext:value-type="float">
            <text:p>0.611111</text:p>
          </table:table-cell>
          <table:table-cell table:formula="of:=[I2_32.E32]" office:value-type="float" office:value="0.597222" calcext:value-type="float">
            <text:p>0.597222</text:p>
          </table:table-cell>
          <table:table-cell table:formula="of:=[I2_4.K32]" office:value-type="float" office:value="0.777778" calcext:value-type="float">
            <text:p>0.777778</text:p>
          </table:table-cell>
          <table:table-cell table:formula="of:=[I2_8.K32]" office:value-type="float" office:value="0.791667" calcext:value-type="float">
            <text:p>0.791667</text:p>
          </table:table-cell>
          <table:table-cell table:formula="of:=[I2_16.K32]" office:value-type="float" office:value="0.805556" calcext:value-type="float">
            <text:p>0.805556</text:p>
          </table:table-cell>
          <table:table-cell table:formula="of:=[I2_24.K32]" office:value-type="float" office:value="0.805556" calcext:value-type="float">
            <text:p>0.805556</text:p>
          </table:table-cell>
          <table:table-cell table:formula="of:=[I2_32.K32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I2_4.D33]" office:value-type="float" office:value="0.981818" calcext:value-type="float">
            <text:p>0.981818</text:p>
          </table:table-cell>
          <table:table-cell table:formula="of:=[I2_8.D33]" office:value-type="float" office:value="0.995455" calcext:value-type="float">
            <text:p>0.995455</text:p>
          </table:table-cell>
          <table:table-cell table:formula="of:=[I2_16.D33]" office:value-type="float" office:value="0.995455" calcext:value-type="float">
            <text:p>0.995455</text:p>
          </table:table-cell>
          <table:table-cell table:formula="of:=[I2_24.D33]" office:value-type="float" office:value="1" calcext:value-type="float">
            <text:p>1</text:p>
          </table:table-cell>
          <table:table-cell table:formula="of:=[I2_32.D33]" office:value-type="float" office:value="0.990909" calcext:value-type="float">
            <text:p>0.990909</text:p>
          </table:table-cell>
          <table:table-cell table:formula="of:=[I2_4.J33]" office:value-type="float" office:value="0.927273" calcext:value-type="float">
            <text:p>0.927273</text:p>
          </table:table-cell>
          <table:table-cell table:formula="of:=[I2_8.J33]" office:value-type="float" office:value="0.990909" calcext:value-type="float">
            <text:p>0.990909</text:p>
          </table:table-cell>
          <table:table-cell table:formula="of:=[I2_16.J33]" office:value-type="float" office:value="1" calcext:value-type="float">
            <text:p>1</text:p>
          </table:table-cell>
          <table:table-cell table:formula="of:=[I2_24.J33]" office:value-type="float" office:value="1" calcext:value-type="float">
            <text:p>1</text:p>
          </table:table-cell>
          <table:table-cell table:formula="of:=[I2_32.J33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I2_4.E33]" office:value-type="float" office:value="0.5" calcext:value-type="float">
            <text:p>0.5</text:p>
          </table:table-cell>
          <table:table-cell table:formula="of:=[I2_8.E33]" office:value-type="float" office:value="0.416667" calcext:value-type="float">
            <text:p>0.416667</text:p>
          </table:table-cell>
          <table:table-cell table:formula="of:=[I2_16.E33]" office:value-type="float" office:value="0.583333" calcext:value-type="float">
            <text:p>0.583333</text:p>
          </table:table-cell>
          <table:table-cell table:formula="of:=[I2_24.E33]" office:value-type="float" office:value="0.555556" calcext:value-type="float">
            <text:p>0.555556</text:p>
          </table:table-cell>
          <table:table-cell table:formula="of:=[I2_32.E33]" office:value-type="float" office:value="0.625" calcext:value-type="float">
            <text:p>0.625</text:p>
          </table:table-cell>
          <table:table-cell table:formula="of:=[I2_4.K33]" office:value-type="float" office:value="0.777778" calcext:value-type="float">
            <text:p>0.777778</text:p>
          </table:table-cell>
          <table:table-cell table:formula="of:=[I2_8.K33]" office:value-type="float" office:value="0.805556" calcext:value-type="float">
            <text:p>0.805556</text:p>
          </table:table-cell>
          <table:table-cell table:formula="of:=[I2_16.K33]" office:value-type="float" office:value="0.805556" calcext:value-type="float">
            <text:p>0.805556</text:p>
          </table:table-cell>
          <table:table-cell table:formula="of:=[I2_24.K33]" office:value-type="float" office:value="0.777778" calcext:value-type="float">
            <text:p>0.777778</text:p>
          </table:table-cell>
          <table:table-cell table:formula="of:=[I2_32.K3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I2_4.D34]" office:value-type="float" office:value="0.977273" calcext:value-type="float">
            <text:p>0.977273</text:p>
          </table:table-cell>
          <table:table-cell table:formula="of:=[I2_8.D34]" office:value-type="float" office:value="1" calcext:value-type="float">
            <text:p>1</text:p>
          </table:table-cell>
          <table:table-cell table:formula="of:=[I2_16.D34]" office:value-type="float" office:value="0.990909" calcext:value-type="float">
            <text:p>0.990909</text:p>
          </table:table-cell>
          <table:table-cell table:formula="of:=[I2_24.D34]" office:value-type="float" office:value="1" calcext:value-type="float">
            <text:p>1</text:p>
          </table:table-cell>
          <table:table-cell table:formula="of:=[I2_32.D34]" office:value-type="float" office:value="0.990909" calcext:value-type="float">
            <text:p>0.990909</text:p>
          </table:table-cell>
          <table:table-cell table:formula="of:=[I2_4.J34]" office:value-type="float" office:value="0.945455" calcext:value-type="float">
            <text:p>0.945455</text:p>
          </table:table-cell>
          <table:table-cell table:formula="of:=[I2_8.J34]" office:value-type="float" office:value="1" calcext:value-type="float">
            <text:p>1</text:p>
          </table:table-cell>
          <table:table-cell table:formula="of:=[I2_16.J34]" office:value-type="float" office:value="1" calcext:value-type="float">
            <text:p>1</text:p>
          </table:table-cell>
          <table:table-cell table:formula="of:=[I2_24.J34]" office:value-type="float" office:value="1" calcext:value-type="float">
            <text:p>1</text:p>
          </table:table-cell>
          <table:table-cell table:formula="of:=[I2_32.J34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I2_4.E34]" office:value-type="float" office:value="0.472222" calcext:value-type="float">
            <text:p>0.472222</text:p>
          </table:table-cell>
          <table:table-cell table:formula="of:=[I2_8.E34]" office:value-type="float" office:value="0.541667" calcext:value-type="float">
            <text:p>0.541667</text:p>
          </table:table-cell>
          <table:table-cell table:formula="of:=[I2_16.E34]" office:value-type="float" office:value="0.513889" calcext:value-type="float">
            <text:p>0.513889</text:p>
          </table:table-cell>
          <table:table-cell table:formula="of:=[I2_24.E34]" office:value-type="float" office:value="0.611111" calcext:value-type="float">
            <text:p>0.611111</text:p>
          </table:table-cell>
          <table:table-cell table:formula="of:=[I2_32.E34]" office:value-type="float" office:value="0.652778" calcext:value-type="float">
            <text:p>0.652778</text:p>
          </table:table-cell>
          <table:table-cell table:formula="of:=[I2_4.K34]" office:value-type="float" office:value="0.777778" calcext:value-type="float">
            <text:p>0.777778</text:p>
          </table:table-cell>
          <table:table-cell table:formula="of:=[I2_8.K34]" office:value-type="float" office:value="0.763889" calcext:value-type="float">
            <text:p>0.763889</text:p>
          </table:table-cell>
          <table:table-cell table:formula="of:=[I2_16.K34]" office:value-type="float" office:value="0.777778" calcext:value-type="float">
            <text:p>0.777778</text:p>
          </table:table-cell>
          <table:table-cell table:formula="of:=[I2_24.K34]" office:value-type="float" office:value="0.819444" calcext:value-type="float">
            <text:p>0.819444</text:p>
          </table:table-cell>
          <table:table-cell table:formula="of:=[I2_32.K34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I2_4.D35]" office:value-type="float" office:value="0.995455" calcext:value-type="float">
            <text:p>0.995455</text:p>
          </table:table-cell>
          <table:table-cell table:formula="of:=[I2_8.D35]" office:value-type="float" office:value="0.995455" calcext:value-type="float">
            <text:p>0.995455</text:p>
          </table:table-cell>
          <table:table-cell table:formula="of:=[I2_16.D35]" office:value-type="float" office:value="1" calcext:value-type="float">
            <text:p>1</text:p>
          </table:table-cell>
          <table:table-cell table:formula="of:=[I2_24.D35]" office:value-type="float" office:value="1" calcext:value-type="float">
            <text:p>1</text:p>
          </table:table-cell>
          <table:table-cell table:formula="of:=[I2_32.D35]" office:value-type="float" office:value="0.995455" calcext:value-type="float">
            <text:p>0.995455</text:p>
          </table:table-cell>
          <table:table-cell table:formula="of:=[I2_4.J35]" office:value-type="float" office:value="0.918182" calcext:value-type="float">
            <text:p>0.918182</text:p>
          </table:table-cell>
          <table:table-cell table:formula="of:=[I2_8.J35]" office:value-type="float" office:value="1" calcext:value-type="float">
            <text:p>1</text:p>
          </table:table-cell>
          <table:table-cell table:formula="of:=[I2_16.J35]" office:value-type="float" office:value="1" calcext:value-type="float">
            <text:p>1</text:p>
          </table:table-cell>
          <table:table-cell table:formula="of:=[I2_24.J35]" office:value-type="float" office:value="1" calcext:value-type="float">
            <text:p>1</text:p>
          </table:table-cell>
          <table:table-cell table:formula="of:=[I2_32.J35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I2_4.E35]" office:value-type="float" office:value="0.472222" calcext:value-type="float">
            <text:p>0.472222</text:p>
          </table:table-cell>
          <table:table-cell table:formula="of:=[I2_8.E35]" office:value-type="float" office:value="0.555556" calcext:value-type="float">
            <text:p>0.555556</text:p>
          </table:table-cell>
          <table:table-cell table:formula="of:=[I2_16.E35]" office:value-type="float" office:value="0.486111" calcext:value-type="float">
            <text:p>0.486111</text:p>
          </table:table-cell>
          <table:table-cell table:formula="of:=[I2_24.E35]" office:value-type="float" office:value="0.611111" calcext:value-type="float">
            <text:p>0.611111</text:p>
          </table:table-cell>
          <table:table-cell table:formula="of:=[I2_32.E35]" office:value-type="float" office:value="0.652778" calcext:value-type="float">
            <text:p>0.652778</text:p>
          </table:table-cell>
          <table:table-cell table:formula="of:=[I2_4.K35]" office:value-type="float" office:value="0.791667" calcext:value-type="float">
            <text:p>0.791667</text:p>
          </table:table-cell>
          <table:table-cell table:formula="of:=[I2_8.K35]" office:value-type="float" office:value="0.791667" calcext:value-type="float">
            <text:p>0.791667</text:p>
          </table:table-cell>
          <table:table-cell table:formula="of:=[I2_16.K35]" office:value-type="float" office:value="0.805556" calcext:value-type="float">
            <text:p>0.805556</text:p>
          </table:table-cell>
          <table:table-cell table:formula="of:=[I2_24.K35]" office:value-type="float" office:value="0.75" calcext:value-type="float">
            <text:p>0.75</text:p>
          </table:table-cell>
          <table:table-cell table:formula="of:=[I2_32.K35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I2_4.D36]" office:value-type="float" office:value="0.981818" calcext:value-type="float">
            <text:p>0.981818</text:p>
          </table:table-cell>
          <table:table-cell table:formula="of:=[I2_8.D36]" office:value-type="float" office:value="0.990909" calcext:value-type="float">
            <text:p>0.990909</text:p>
          </table:table-cell>
          <table:table-cell table:formula="of:=[I2_16.D36]" office:value-type="float" office:value="1" calcext:value-type="float">
            <text:p>1</text:p>
          </table:table-cell>
          <table:table-cell table:formula="of:=[I2_24.D36]" office:value-type="float" office:value="1" calcext:value-type="float">
            <text:p>1</text:p>
          </table:table-cell>
          <table:table-cell table:formula="of:=[I2_32.D36]" office:value-type="float" office:value="0.995455" calcext:value-type="float">
            <text:p>0.995455</text:p>
          </table:table-cell>
          <table:table-cell table:formula="of:=[I2_4.J36]" office:value-type="float" office:value="0.913636" calcext:value-type="float">
            <text:p>0.913636</text:p>
          </table:table-cell>
          <table:table-cell table:formula="of:=[I2_8.J36]" office:value-type="float" office:value="1" calcext:value-type="float">
            <text:p>1</text:p>
          </table:table-cell>
          <table:table-cell table:formula="of:=[I2_16.J36]" office:value-type="float" office:value="1" calcext:value-type="float">
            <text:p>1</text:p>
          </table:table-cell>
          <table:table-cell table:formula="of:=[I2_24.J36]" office:value-type="float" office:value="1" calcext:value-type="float">
            <text:p>1</text:p>
          </table:table-cell>
          <table:table-cell table:formula="of:=[I2_32.J36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I2_4.E36]" office:value-type="float" office:value="0.5" calcext:value-type="float">
            <text:p>0.5</text:p>
          </table:table-cell>
          <table:table-cell table:formula="of:=[I2_8.E36]" office:value-type="float" office:value="0.486111" calcext:value-type="float">
            <text:p>0.486111</text:p>
          </table:table-cell>
          <table:table-cell table:formula="of:=[I2_16.E36]" office:value-type="float" office:value="0.555556" calcext:value-type="float">
            <text:p>0.555556</text:p>
          </table:table-cell>
          <table:table-cell table:formula="of:=[I2_24.E36]" office:value-type="float" office:value="0.597222" calcext:value-type="float">
            <text:p>0.597222</text:p>
          </table:table-cell>
          <table:table-cell table:formula="of:=[I2_32.E36]" office:value-type="float" office:value="0.569444" calcext:value-type="float">
            <text:p>0.569444</text:p>
          </table:table-cell>
          <table:table-cell table:formula="of:=[I2_4.K36]" office:value-type="float" office:value="0.777778" calcext:value-type="float">
            <text:p>0.777778</text:p>
          </table:table-cell>
          <table:table-cell table:formula="of:=[I2_8.K36]" office:value-type="float" office:value="0.805556" calcext:value-type="float">
            <text:p>0.805556</text:p>
          </table:table-cell>
          <table:table-cell table:formula="of:=[I2_16.K36]" office:value-type="float" office:value="0.763889" calcext:value-type="float">
            <text:p>0.763889</text:p>
          </table:table-cell>
          <table:table-cell table:formula="of:=[I2_24.K36]" office:value-type="float" office:value="0.819444" calcext:value-type="float">
            <text:p>0.819444</text:p>
          </table:table-cell>
          <table:table-cell table:formula="of:=[I2_32.K36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I2_4.D37]" office:value-type="float" office:value="0.972727" calcext:value-type="float">
            <text:p>0.972727</text:p>
          </table:table-cell>
          <table:table-cell table:formula="of:=[I2_8.D37]" office:value-type="float" office:value="0.990909" calcext:value-type="float">
            <text:p>0.990909</text:p>
          </table:table-cell>
          <table:table-cell table:formula="of:=[I2_16.D37]" office:value-type="float" office:value="1" calcext:value-type="float">
            <text:p>1</text:p>
          </table:table-cell>
          <table:table-cell table:formula="of:=[I2_24.D37]" office:value-type="float" office:value="1" calcext:value-type="float">
            <text:p>1</text:p>
          </table:table-cell>
          <table:table-cell table:formula="of:=[I2_32.D37]" office:value-type="float" office:value="0.995455" calcext:value-type="float">
            <text:p>0.995455</text:p>
          </table:table-cell>
          <table:table-cell table:formula="of:=[I2_4.J37]" office:value-type="float" office:value="0.931818" calcext:value-type="float">
            <text:p>0.931818</text:p>
          </table:table-cell>
          <table:table-cell table:formula="of:=[I2_8.J37]" office:value-type="float" office:value="0.995455" calcext:value-type="float">
            <text:p>0.995455</text:p>
          </table:table-cell>
          <table:table-cell table:formula="of:=[I2_16.J37]" office:value-type="float" office:value="1" calcext:value-type="float">
            <text:p>1</text:p>
          </table:table-cell>
          <table:table-cell table:formula="of:=[I2_24.J37]" office:value-type="float" office:value="1" calcext:value-type="float">
            <text:p>1</text:p>
          </table:table-cell>
          <table:table-cell table:formula="of:=[I2_32.J37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I2_4.E37]" office:value-type="float" office:value="0.513889" calcext:value-type="float">
            <text:p>0.513889</text:p>
          </table:table-cell>
          <table:table-cell table:formula="of:=[I2_8.E37]" office:value-type="float" office:value="0.5" calcext:value-type="float">
            <text:p>0.5</text:p>
          </table:table-cell>
          <table:table-cell table:formula="of:=[I2_16.E37]" office:value-type="float" office:value="0.569444" calcext:value-type="float">
            <text:p>0.569444</text:p>
          </table:table-cell>
          <table:table-cell table:formula="of:=[I2_24.E37]" office:value-type="float" office:value="0.611111" calcext:value-type="float">
            <text:p>0.611111</text:p>
          </table:table-cell>
          <table:table-cell table:formula="of:=[I2_32.E37]" office:value-type="float" office:value="0.638889" calcext:value-type="float">
            <text:p>0.638889</text:p>
          </table:table-cell>
          <table:table-cell table:formula="of:=[I2_4.K37]" office:value-type="float" office:value="0.819444" calcext:value-type="float">
            <text:p>0.819444</text:p>
          </table:table-cell>
          <table:table-cell table:formula="of:=[I2_8.K37]" office:value-type="float" office:value="0.791667" calcext:value-type="float">
            <text:p>0.791667</text:p>
          </table:table-cell>
          <table:table-cell table:formula="of:=[I2_16.K37]" office:value-type="float" office:value="0.791667" calcext:value-type="float">
            <text:p>0.791667</text:p>
          </table:table-cell>
          <table:table-cell table:formula="of:=[I2_24.K37]" office:value-type="float" office:value="0.805556" calcext:value-type="float">
            <text:p>0.805556</text:p>
          </table:table-cell>
          <table:table-cell table:formula="of:=[I2_32.K37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I2_4.D38]" office:value-type="float" office:value="0.981818" calcext:value-type="float">
            <text:p>0.981818</text:p>
          </table:table-cell>
          <table:table-cell table:formula="of:=[I2_8.D38]" office:value-type="float" office:value="0.990909" calcext:value-type="float">
            <text:p>0.990909</text:p>
          </table:table-cell>
          <table:table-cell table:formula="of:=[I2_16.D38]" office:value-type="float" office:value="1" calcext:value-type="float">
            <text:p>1</text:p>
          </table:table-cell>
          <table:table-cell table:formula="of:=[I2_24.D38]" office:value-type="float" office:value="1" calcext:value-type="float">
            <text:p>1</text:p>
          </table:table-cell>
          <table:table-cell table:formula="of:=[I2_32.D38]" office:value-type="float" office:value="0.995455" calcext:value-type="float">
            <text:p>0.995455</text:p>
          </table:table-cell>
          <table:table-cell table:formula="of:=[I2_4.J38]" office:value-type="float" office:value="0.959091" calcext:value-type="float">
            <text:p>0.959091</text:p>
          </table:table-cell>
          <table:table-cell table:formula="of:=[I2_8.J38]" office:value-type="float" office:value="0.990909" calcext:value-type="float">
            <text:p>0.990909</text:p>
          </table:table-cell>
          <table:table-cell table:formula="of:=[I2_16.J38]" office:value-type="float" office:value="1" calcext:value-type="float">
            <text:p>1</text:p>
          </table:table-cell>
          <table:table-cell table:formula="of:=[I2_24.J38]" office:value-type="float" office:value="1" calcext:value-type="float">
            <text:p>1</text:p>
          </table:table-cell>
          <table:table-cell table:formula="of:=[I2_32.J38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I2_4.E38]" office:value-type="float" office:value="0.416667" calcext:value-type="float">
            <text:p>0.416667</text:p>
          </table:table-cell>
          <table:table-cell table:formula="of:=[I2_8.E38]" office:value-type="float" office:value="0.569444" calcext:value-type="float">
            <text:p>0.569444</text:p>
          </table:table-cell>
          <table:table-cell table:formula="of:=[I2_16.E38]" office:value-type="float" office:value="0.513889" calcext:value-type="float">
            <text:p>0.513889</text:p>
          </table:table-cell>
          <table:table-cell table:formula="of:=[I2_24.E38]" office:value-type="float" office:value="0.583333" calcext:value-type="float">
            <text:p>0.583333</text:p>
          </table:table-cell>
          <table:table-cell table:formula="of:=[I2_32.E38]" office:value-type="float" office:value="0.625" calcext:value-type="float">
            <text:p>0.625</text:p>
          </table:table-cell>
          <table:table-cell table:formula="of:=[I2_4.K38]" office:value-type="float" office:value="0.75" calcext:value-type="float">
            <text:p>0.75</text:p>
          </table:table-cell>
          <table:table-cell table:formula="of:=[I2_8.K38]" office:value-type="float" office:value="0.75" calcext:value-type="float">
            <text:p>0.75</text:p>
          </table:table-cell>
          <table:table-cell table:formula="of:=[I2_16.K38]" office:value-type="float" office:value="0.861111" calcext:value-type="float">
            <text:p>0.861111</text:p>
          </table:table-cell>
          <table:table-cell table:formula="of:=[I2_24.K38]" office:value-type="float" office:value="0.791667" calcext:value-type="float">
            <text:p>0.791667</text:p>
          </table:table-cell>
          <table:table-cell table:formula="of:=[I2_32.K3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I2_4.D39]" office:value-type="float" office:value="0.972727" calcext:value-type="float">
            <text:p>0.972727</text:p>
          </table:table-cell>
          <table:table-cell table:formula="of:=[I2_8.D39]" office:value-type="float" office:value="1" calcext:value-type="float">
            <text:p>1</text:p>
          </table:table-cell>
          <table:table-cell table:formula="of:=[I2_16.D39]" office:value-type="float" office:value="1" calcext:value-type="float">
            <text:p>1</text:p>
          </table:table-cell>
          <table:table-cell table:formula="of:=[I2_24.D39]" office:value-type="float" office:value="1" calcext:value-type="float">
            <text:p>1</text:p>
          </table:table-cell>
          <table:table-cell table:formula="of:=[I2_32.D39]" office:value-type="float" office:value="1" calcext:value-type="float">
            <text:p>1</text:p>
          </table:table-cell>
          <table:table-cell table:formula="of:=[I2_4.J39]" office:value-type="float" office:value="0.968182" calcext:value-type="float">
            <text:p>0.968182</text:p>
          </table:table-cell>
          <table:table-cell table:formula="of:=[I2_8.J39]" office:value-type="float" office:value="1" calcext:value-type="float">
            <text:p>1</text:p>
          </table:table-cell>
          <table:table-cell table:formula="of:=[I2_16.J39]" office:value-type="float" office:value="1" calcext:value-type="float">
            <text:p>1</text:p>
          </table:table-cell>
          <table:table-cell table:formula="of:=[I2_24.J39]" office:value-type="float" office:value="1" calcext:value-type="float">
            <text:p>1</text:p>
          </table:table-cell>
          <table:table-cell table:formula="of:=[I2_32.J39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I2_4.E39]" office:value-type="float" office:value="0.402778" calcext:value-type="float">
            <text:p>0.402778</text:p>
          </table:table-cell>
          <table:table-cell table:formula="of:=[I2_8.E39]" office:value-type="float" office:value="0.527778" calcext:value-type="float">
            <text:p>0.527778</text:p>
          </table:table-cell>
          <table:table-cell table:formula="of:=[I2_16.E39]" office:value-type="float" office:value="0.569444" calcext:value-type="float">
            <text:p>0.569444</text:p>
          </table:table-cell>
          <table:table-cell table:formula="of:=[I2_24.E39]" office:value-type="float" office:value="0.625" calcext:value-type="float">
            <text:p>0.625</text:p>
          </table:table-cell>
          <table:table-cell table:formula="of:=[I2_32.E39]" office:value-type="float" office:value="0.638889" calcext:value-type="float">
            <text:p>0.638889</text:p>
          </table:table-cell>
          <table:table-cell table:formula="of:=[I2_4.K39]" office:value-type="float" office:value="0.75" calcext:value-type="float">
            <text:p>0.75</text:p>
          </table:table-cell>
          <table:table-cell table:formula="of:=[I2_8.K39]" office:value-type="float" office:value="0.833333" calcext:value-type="float">
            <text:p>0.833333</text:p>
          </table:table-cell>
          <table:table-cell table:formula="of:=[I2_16.K39]" office:value-type="float" office:value="0.791667" calcext:value-type="float">
            <text:p>0.791667</text:p>
          </table:table-cell>
          <table:table-cell table:formula="of:=[I2_24.K39]" office:value-type="float" office:value="0.819444" calcext:value-type="float">
            <text:p>0.819444</text:p>
          </table:table-cell>
          <table:table-cell table:formula="of:=[I2_32.K39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I2_4.D40]" office:value-type="float" office:value="0.981818" calcext:value-type="float">
            <text:p>0.981818</text:p>
          </table:table-cell>
          <table:table-cell table:formula="of:=[I2_8.D40]" office:value-type="float" office:value="0.990909" calcext:value-type="float">
            <text:p>0.990909</text:p>
          </table:table-cell>
          <table:table-cell table:formula="of:=[I2_16.D40]" office:value-type="float" office:value="1" calcext:value-type="float">
            <text:p>1</text:p>
          </table:table-cell>
          <table:table-cell table:formula="of:=[I2_24.D40]" office:value-type="float" office:value="0.995455" calcext:value-type="float">
            <text:p>0.995455</text:p>
          </table:table-cell>
          <table:table-cell table:formula="of:=[I2_32.D40]" office:value-type="float" office:value="0.990909" calcext:value-type="float">
            <text:p>0.990909</text:p>
          </table:table-cell>
          <table:table-cell table:formula="of:=[I2_4.J40]" office:value-type="float" office:value="0.959091" calcext:value-type="float">
            <text:p>0.959091</text:p>
          </table:table-cell>
          <table:table-cell table:formula="of:=[I2_8.J40]" office:value-type="float" office:value="0.995455" calcext:value-type="float">
            <text:p>0.995455</text:p>
          </table:table-cell>
          <table:table-cell table:formula="of:=[I2_16.J40]" office:value-type="float" office:value="1" calcext:value-type="float">
            <text:p>1</text:p>
          </table:table-cell>
          <table:table-cell table:formula="of:=[I2_24.J40]" office:value-type="float" office:value="1" calcext:value-type="float">
            <text:p>1</text:p>
          </table:table-cell>
          <table:table-cell table:formula="of:=[I2_32.J40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I2_4.E40]" office:value-type="float" office:value="0.444444" calcext:value-type="float">
            <text:p>0.444444</text:p>
          </table:table-cell>
          <table:table-cell table:formula="of:=[I2_8.E40]" office:value-type="float" office:value="0.486111" calcext:value-type="float">
            <text:p>0.486111</text:p>
          </table:table-cell>
          <table:table-cell table:formula="of:=[I2_16.E40]" office:value-type="float" office:value="0.569444" calcext:value-type="float">
            <text:p>0.569444</text:p>
          </table:table-cell>
          <table:table-cell table:formula="of:=[I2_24.E40]" office:value-type="float" office:value="0.611111" calcext:value-type="float">
            <text:p>0.611111</text:p>
          </table:table-cell>
          <table:table-cell table:formula="of:=[I2_32.E40]" office:value-type="float" office:value="0.569444" calcext:value-type="float">
            <text:p>0.569444</text:p>
          </table:table-cell>
          <table:table-cell table:formula="of:=[I2_4.K40]" office:value-type="float" office:value="0.763889" calcext:value-type="float">
            <text:p>0.763889</text:p>
          </table:table-cell>
          <table:table-cell table:formula="of:=[I2_8.K40]" office:value-type="float" office:value="0.791667" calcext:value-type="float">
            <text:p>0.791667</text:p>
          </table:table-cell>
          <table:table-cell table:formula="of:=[I2_16.K40]" office:value-type="float" office:value="0.736111" calcext:value-type="float">
            <text:p>0.736111</text:p>
          </table:table-cell>
          <table:table-cell table:formula="of:=[I2_24.K40]" office:value-type="float" office:value="0.833333" calcext:value-type="float">
            <text:p>0.833333</text:p>
          </table:table-cell>
          <table:table-cell table:formula="of:=[I2_32.K40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I2_4.D41]" office:value-type="float" office:value="0.963636" calcext:value-type="float">
            <text:p>0.963636</text:p>
          </table:table-cell>
          <table:table-cell table:formula="of:=[I2_8.D41]" office:value-type="float" office:value="1" calcext:value-type="float">
            <text:p>1</text:p>
          </table:table-cell>
          <table:table-cell table:formula="of:=[I2_16.D41]" office:value-type="float" office:value="1" calcext:value-type="float">
            <text:p>1</text:p>
          </table:table-cell>
          <table:table-cell table:formula="of:=[I2_24.D41]" office:value-type="float" office:value="1" calcext:value-type="float">
            <text:p>1</text:p>
          </table:table-cell>
          <table:table-cell table:formula="of:=[I2_32.D41]" office:value-type="float" office:value="1" calcext:value-type="float">
            <text:p>1</text:p>
          </table:table-cell>
          <table:table-cell table:formula="of:=[I2_4.J41]" office:value-type="float" office:value="0.954545" calcext:value-type="float">
            <text:p>0.954545</text:p>
          </table:table-cell>
          <table:table-cell table:formula="of:=[I2_8.J41]" office:value-type="float" office:value="0.990909" calcext:value-type="float">
            <text:p>0.990909</text:p>
          </table:table-cell>
          <table:table-cell table:formula="of:=[I2_16.J41]" office:value-type="float" office:value="1" calcext:value-type="float">
            <text:p>1</text:p>
          </table:table-cell>
          <table:table-cell table:formula="of:=[I2_24.J41]" office:value-type="float" office:value="1" calcext:value-type="float">
            <text:p>1</text:p>
          </table:table-cell>
          <table:table-cell table:formula="of:=[I2_32.J41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I2_4.E41]" office:value-type="float" office:value="0.458333" calcext:value-type="float">
            <text:p>0.458333</text:p>
          </table:table-cell>
          <table:table-cell table:formula="of:=[I2_8.E41]" office:value-type="float" office:value="0.527778" calcext:value-type="float">
            <text:p>0.527778</text:p>
          </table:table-cell>
          <table:table-cell table:formula="of:=[I2_16.E41]" office:value-type="float" office:value="0.541667" calcext:value-type="float">
            <text:p>0.541667</text:p>
          </table:table-cell>
          <table:table-cell table:formula="of:=[I2_24.E41]" office:value-type="float" office:value="0.597222" calcext:value-type="float">
            <text:p>0.597222</text:p>
          </table:table-cell>
          <table:table-cell table:formula="of:=[I2_32.E41]" office:value-type="float" office:value="0.652778" calcext:value-type="float">
            <text:p>0.652778</text:p>
          </table:table-cell>
          <table:table-cell table:formula="of:=[I2_4.K41]" office:value-type="float" office:value="0.777778" calcext:value-type="float">
            <text:p>0.777778</text:p>
          </table:table-cell>
          <table:table-cell table:formula="of:=[I2_8.K41]" office:value-type="float" office:value="0.819444" calcext:value-type="float">
            <text:p>0.819444</text:p>
          </table:table-cell>
          <table:table-cell table:formula="of:=[I2_16.K41]" office:value-type="float" office:value="0.833333" calcext:value-type="float">
            <text:p>0.833333</text:p>
          </table:table-cell>
          <table:table-cell table:formula="of:=[I2_24.K41]" office:value-type="float" office:value="0.791667" calcext:value-type="float">
            <text:p>0.791667</text:p>
          </table:table-cell>
          <table:table-cell table:formula="of:=[I2_32.K41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I2_4.D42]" office:value-type="float" office:value="0.977273" calcext:value-type="float">
            <text:p>0.977273</text:p>
          </table:table-cell>
          <table:table-cell table:formula="of:=[I2_8.D42]" office:value-type="float" office:value="1" calcext:value-type="float">
            <text:p>1</text:p>
          </table:table-cell>
          <table:table-cell table:formula="of:=[I2_16.D42]" office:value-type="float" office:value="1" calcext:value-type="float">
            <text:p>1</text:p>
          </table:table-cell>
          <table:table-cell table:formula="of:=[I2_24.D42]" office:value-type="float" office:value="0.995455" calcext:value-type="float">
            <text:p>0.995455</text:p>
          </table:table-cell>
          <table:table-cell table:formula="of:=[I2_32.D42]" office:value-type="float" office:value="0.995455" calcext:value-type="float">
            <text:p>0.995455</text:p>
          </table:table-cell>
          <table:table-cell table:formula="of:=[I2_4.J42]" office:value-type="float" office:value="0.963636" calcext:value-type="float">
            <text:p>0.963636</text:p>
          </table:table-cell>
          <table:table-cell table:formula="of:=[I2_8.J42]" office:value-type="float" office:value="1" calcext:value-type="float">
            <text:p>1</text:p>
          </table:table-cell>
          <table:table-cell table:formula="of:=[I2_16.J42]" office:value-type="float" office:value="1" calcext:value-type="float">
            <text:p>1</text:p>
          </table:table-cell>
          <table:table-cell table:formula="of:=[I2_24.J42]" office:value-type="float" office:value="1" calcext:value-type="float">
            <text:p>1</text:p>
          </table:table-cell>
          <table:table-cell table:formula="of:=[I2_32.J42]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I2_4.E42]" office:value-type="float" office:value="0.472222" calcext:value-type="float">
            <text:p>0.472222</text:p>
          </table:table-cell>
          <table:table-cell table:formula="of:=[I2_8.E42]" office:value-type="float" office:value="0.486111" calcext:value-type="float">
            <text:p>0.486111</text:p>
          </table:table-cell>
          <table:table-cell table:formula="of:=[I2_16.E42]" office:value-type="float" office:value="0.541667" calcext:value-type="float">
            <text:p>0.541667</text:p>
          </table:table-cell>
          <table:table-cell table:formula="of:=[I2_24.E42]" office:value-type="float" office:value="0.541667" calcext:value-type="float">
            <text:p>0.541667</text:p>
          </table:table-cell>
          <table:table-cell table:formula="of:=[I2_32.E42]" office:value-type="float" office:value="0.597222" calcext:value-type="float">
            <text:p>0.597222</text:p>
          </table:table-cell>
          <table:table-cell table:formula="of:=[I2_4.K42]" office:value-type="float" office:value="0.777778" calcext:value-type="float">
            <text:p>0.777778</text:p>
          </table:table-cell>
          <table:table-cell table:formula="of:=[I2_8.K42]" office:value-type="float" office:value="0.791667" calcext:value-type="float">
            <text:p>0.791667</text:p>
          </table:table-cell>
          <table:table-cell table:formula="of:=[I2_16.K42]" office:value-type="float" office:value="0.777778" calcext:value-type="float">
            <text:p>0.777778</text:p>
          </table:table-cell>
          <table:table-cell table:formula="of:=[I2_24.K42]" office:value-type="float" office:value="0.805556" calcext:value-type="float">
            <text:p>0.805556</text:p>
          </table:table-cell>
          <table:table-cell table:formula="of:=[I2_32.K42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I2_4.D43]" office:value-type="float" office:value="0.990909" calcext:value-type="float">
            <text:p>0.990909</text:p>
          </table:table-cell>
          <table:table-cell table:formula="of:=[I2_8.D43]" office:value-type="float" office:value="0.995455" calcext:value-type="float">
            <text:p>0.995455</text:p>
          </table:table-cell>
          <table:table-cell table:formula="of:=[I2_16.D43]" office:value-type="float" office:value="0.995455" calcext:value-type="float">
            <text:p>0.995455</text:p>
          </table:table-cell>
          <table:table-cell table:formula="of:=[I2_24.D43]" office:value-type="float" office:value="0.995455" calcext:value-type="float">
            <text:p>0.995455</text:p>
          </table:table-cell>
          <table:table-cell table:formula="of:=[I2_32.D43]" office:value-type="float" office:value="0.995455" calcext:value-type="float">
            <text:p>0.995455</text:p>
          </table:table-cell>
          <table:table-cell table:formula="of:=[I2_4.J43]" office:value-type="float" office:value="0.954545" calcext:value-type="float">
            <text:p>0.954545</text:p>
          </table:table-cell>
          <table:table-cell table:formula="of:=[I2_8.J43]" office:value-type="float" office:value="0.990909" calcext:value-type="float">
            <text:p>0.990909</text:p>
          </table:table-cell>
          <table:table-cell table:formula="of:=[I2_16.J43]" office:value-type="float" office:value="1" calcext:value-type="float">
            <text:p>1</text:p>
          </table:table-cell>
          <table:table-cell table:formula="of:=[I2_24.J43]" office:value-type="float" office:value="1" calcext:value-type="float">
            <text:p>1</text:p>
          </table:table-cell>
          <table:table-cell table:formula="of:=[I2_32.J43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I2_4.E43]" office:value-type="float" office:value="0.486111" calcext:value-type="float">
            <text:p>0.486111</text:p>
          </table:table-cell>
          <table:table-cell table:formula="of:=[I2_8.E43]" office:value-type="float" office:value="0.5" calcext:value-type="float">
            <text:p>0.5</text:p>
          </table:table-cell>
          <table:table-cell table:formula="of:=[I2_16.E43]" office:value-type="float" office:value="0.555556" calcext:value-type="float">
            <text:p>0.555556</text:p>
          </table:table-cell>
          <table:table-cell table:formula="of:=[I2_24.E43]" office:value-type="float" office:value="0.666667" calcext:value-type="float">
            <text:p>0.666667</text:p>
          </table:table-cell>
          <table:table-cell table:formula="of:=[I2_32.E43]" office:value-type="float" office:value="0.541667" calcext:value-type="float">
            <text:p>0.541667</text:p>
          </table:table-cell>
          <table:table-cell table:formula="of:=[I2_4.K43]" office:value-type="float" office:value="0.861111" calcext:value-type="float">
            <text:p>0.861111</text:p>
          </table:table-cell>
          <table:table-cell table:formula="of:=[I2_8.K43]" office:value-type="float" office:value="0.805556" calcext:value-type="float">
            <text:p>0.805556</text:p>
          </table:table-cell>
          <table:table-cell table:formula="of:=[I2_16.K43]" office:value-type="float" office:value="0.777778" calcext:value-type="float">
            <text:p>0.777778</text:p>
          </table:table-cell>
          <table:table-cell table:formula="of:=[I2_24.K43]" office:value-type="float" office:value="0.805556" calcext:value-type="float">
            <text:p>0.805556</text:p>
          </table:table-cell>
          <table:table-cell table:formula="of:=[I2_32.K4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I2_4.D44]" office:value-type="float" office:value="0.990909" calcext:value-type="float">
            <text:p>0.990909</text:p>
          </table:table-cell>
          <table:table-cell table:formula="of:=[I2_8.D44]" office:value-type="float" office:value="1" calcext:value-type="float">
            <text:p>1</text:p>
          </table:table-cell>
          <table:table-cell table:formula="of:=[I2_16.D44]" office:value-type="float" office:value="1" calcext:value-type="float">
            <text:p>1</text:p>
          </table:table-cell>
          <table:table-cell table:formula="of:=[I2_24.D44]" office:value-type="float" office:value="1" calcext:value-type="float">
            <text:p>1</text:p>
          </table:table-cell>
          <table:table-cell table:formula="of:=[I2_32.D44]" office:value-type="float" office:value="1" calcext:value-type="float">
            <text:p>1</text:p>
          </table:table-cell>
          <table:table-cell table:formula="of:=[I2_4.J44]" office:value-type="float" office:value="0.963636" calcext:value-type="float">
            <text:p>0.963636</text:p>
          </table:table-cell>
          <table:table-cell table:formula="of:=[I2_8.J44]" office:value-type="float" office:value="1" calcext:value-type="float">
            <text:p>1</text:p>
          </table:table-cell>
          <table:table-cell table:formula="of:=[I2_16.J44]" office:value-type="float" office:value="1" calcext:value-type="float">
            <text:p>1</text:p>
          </table:table-cell>
          <table:table-cell table:formula="of:=[I2_24.J44]" office:value-type="float" office:value="1" calcext:value-type="float">
            <text:p>1</text:p>
          </table:table-cell>
          <table:table-cell table:formula="of:=[I2_32.J44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I2_4.E44]" office:value-type="float" office:value="0.5" calcext:value-type="float">
            <text:p>0.5</text:p>
          </table:table-cell>
          <table:table-cell table:formula="of:=[I2_8.E44]" office:value-type="float" office:value="0.486111" calcext:value-type="float">
            <text:p>0.486111</text:p>
          </table:table-cell>
          <table:table-cell table:formula="of:=[I2_16.E44]" office:value-type="float" office:value="0.472222" calcext:value-type="float">
            <text:p>0.472222</text:p>
          </table:table-cell>
          <table:table-cell table:formula="of:=[I2_24.E44]" office:value-type="float" office:value="0.569444" calcext:value-type="float">
            <text:p>0.569444</text:p>
          </table:table-cell>
          <table:table-cell table:formula="of:=[I2_32.E44]" office:value-type="float" office:value="0.583333" calcext:value-type="float">
            <text:p>0.583333</text:p>
          </table:table-cell>
          <table:table-cell table:formula="of:=[I2_4.K44]" office:value-type="float" office:value="0.680556" calcext:value-type="float">
            <text:p>0.680556</text:p>
          </table:table-cell>
          <table:table-cell table:formula="of:=[I2_8.K44]" office:value-type="float" office:value="0.805556" calcext:value-type="float">
            <text:p>0.805556</text:p>
          </table:table-cell>
          <table:table-cell table:formula="of:=[I2_16.K44]" office:value-type="float" office:value="0.847222" calcext:value-type="float">
            <text:p>0.847222</text:p>
          </table:table-cell>
          <table:table-cell table:formula="of:=[I2_24.K44]" office:value-type="float" office:value="0.736111" calcext:value-type="float">
            <text:p>0.736111</text:p>
          </table:table-cell>
          <table:table-cell table:formula="of:=[I2_32.K44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I2_4.D45]" office:value-type="float" office:value="0.990909" calcext:value-type="float">
            <text:p>0.990909</text:p>
          </table:table-cell>
          <table:table-cell table:formula="of:=[I2_8.D45]" office:value-type="float" office:value="0.995455" calcext:value-type="float">
            <text:p>0.995455</text:p>
          </table:table-cell>
          <table:table-cell table:formula="of:=[I2_16.D45]" office:value-type="float" office:value="1" calcext:value-type="float">
            <text:p>1</text:p>
          </table:table-cell>
          <table:table-cell table:formula="of:=[I2_24.D45]" office:value-type="float" office:value="0.986364" calcext:value-type="float">
            <text:p>0.986364</text:p>
          </table:table-cell>
          <table:table-cell table:formula="of:=[I2_32.D45]" office:value-type="float" office:value="0.986364" calcext:value-type="float">
            <text:p>0.986364</text:p>
          </table:table-cell>
          <table:table-cell table:formula="of:=[I2_4.J45]" office:value-type="float" office:value="0.963636" calcext:value-type="float">
            <text:p>0.963636</text:p>
          </table:table-cell>
          <table:table-cell table:formula="of:=[I2_8.J45]" office:value-type="float" office:value="1" calcext:value-type="float">
            <text:p>1</text:p>
          </table:table-cell>
          <table:table-cell table:formula="of:=[I2_16.J45]" office:value-type="float" office:value="1" calcext:value-type="float">
            <text:p>1</text:p>
          </table:table-cell>
          <table:table-cell table:formula="of:=[I2_24.J45]" office:value-type="float" office:value="1" calcext:value-type="float">
            <text:p>1</text:p>
          </table:table-cell>
          <table:table-cell table:formula="of:=[I2_32.J45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I2_4.E45]" office:value-type="float" office:value="0.444444" calcext:value-type="float">
            <text:p>0.444444</text:p>
          </table:table-cell>
          <table:table-cell table:formula="of:=[I2_8.E45]" office:value-type="float" office:value="0.472222" calcext:value-type="float">
            <text:p>0.472222</text:p>
          </table:table-cell>
          <table:table-cell table:formula="of:=[I2_16.E45]" office:value-type="float" office:value="0.597222" calcext:value-type="float">
            <text:p>0.597222</text:p>
          </table:table-cell>
          <table:table-cell table:formula="of:=[I2_24.E45]" office:value-type="float" office:value="0.555556" calcext:value-type="float">
            <text:p>0.555556</text:p>
          </table:table-cell>
          <table:table-cell table:formula="of:=[I2_32.E45]" office:value-type="float" office:value="0.555556" calcext:value-type="float">
            <text:p>0.555556</text:p>
          </table:table-cell>
          <table:table-cell table:formula="of:=[I2_4.K45]" office:value-type="float" office:value="0.791667" calcext:value-type="float">
            <text:p>0.791667</text:p>
          </table:table-cell>
          <table:table-cell table:formula="of:=[I2_8.K45]" office:value-type="float" office:value="0.819444" calcext:value-type="float">
            <text:p>0.819444</text:p>
          </table:table-cell>
          <table:table-cell table:formula="of:=[I2_16.K45]" office:value-type="float" office:value="0.763889" calcext:value-type="float">
            <text:p>0.763889</text:p>
          </table:table-cell>
          <table:table-cell table:formula="of:=[I2_24.K45]" office:value-type="float" office:value="0.819444" calcext:value-type="float">
            <text:p>0.819444</text:p>
          </table:table-cell>
          <table:table-cell table:formula="of:=[I2_32.K45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I2_4.D46]" office:value-type="float" office:value="0.990909" calcext:value-type="float">
            <text:p>0.990909</text:p>
          </table:table-cell>
          <table:table-cell table:formula="of:=[I2_8.D46]" office:value-type="float" office:value="1" calcext:value-type="float">
            <text:p>1</text:p>
          </table:table-cell>
          <table:table-cell table:formula="of:=[I2_16.D46]" office:value-type="float" office:value="1" calcext:value-type="float">
            <text:p>1</text:p>
          </table:table-cell>
          <table:table-cell table:formula="of:=[I2_24.D46]" office:value-type="float" office:value="1" calcext:value-type="float">
            <text:p>1</text:p>
          </table:table-cell>
          <table:table-cell table:formula="of:=[I2_32.D46]" office:value-type="float" office:value="0.995455" calcext:value-type="float">
            <text:p>0.995455</text:p>
          </table:table-cell>
          <table:table-cell table:formula="of:=[I2_4.J46]" office:value-type="float" office:value="0.977273" calcext:value-type="float">
            <text:p>0.977273</text:p>
          </table:table-cell>
          <table:table-cell table:formula="of:=[I2_8.J46]" office:value-type="float" office:value="1" calcext:value-type="float">
            <text:p>1</text:p>
          </table:table-cell>
          <table:table-cell table:formula="of:=[I2_16.J46]" office:value-type="float" office:value="1" calcext:value-type="float">
            <text:p>1</text:p>
          </table:table-cell>
          <table:table-cell table:formula="of:=[I2_24.J46]" office:value-type="float" office:value="1" calcext:value-type="float">
            <text:p>1</text:p>
          </table:table-cell>
          <table:table-cell table:formula="of:=[I2_32.J46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I2_4.E46]" office:value-type="float" office:value="0.472222" calcext:value-type="float">
            <text:p>0.472222</text:p>
          </table:table-cell>
          <table:table-cell table:formula="of:=[I2_8.E46]" office:value-type="float" office:value="0.472222" calcext:value-type="float">
            <text:p>0.472222</text:p>
          </table:table-cell>
          <table:table-cell table:formula="of:=[I2_16.E46]" office:value-type="float" office:value="0.513889" calcext:value-type="float">
            <text:p>0.513889</text:p>
          </table:table-cell>
          <table:table-cell table:formula="of:=[I2_24.E46]" office:value-type="float" office:value="0.638889" calcext:value-type="float">
            <text:p>0.638889</text:p>
          </table:table-cell>
          <table:table-cell table:formula="of:=[I2_32.E46]" office:value-type="float" office:value="0.583333" calcext:value-type="float">
            <text:p>0.583333</text:p>
          </table:table-cell>
          <table:table-cell table:formula="of:=[I2_4.K46]" office:value-type="float" office:value="0.763889" calcext:value-type="float">
            <text:p>0.763889</text:p>
          </table:table-cell>
          <table:table-cell table:formula="of:=[I2_8.K46]" office:value-type="float" office:value="0.763889" calcext:value-type="float">
            <text:p>0.763889</text:p>
          </table:table-cell>
          <table:table-cell table:formula="of:=[I2_16.K46]" office:value-type="float" office:value="0.763889" calcext:value-type="float">
            <text:p>0.763889</text:p>
          </table:table-cell>
          <table:table-cell table:formula="of:=[I2_24.K46]" office:value-type="float" office:value="0.763889" calcext:value-type="float">
            <text:p>0.763889</text:p>
          </table:table-cell>
          <table:table-cell table:formula="of:=[I2_32.K46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I2_4.D47]" office:value-type="float" office:value="0.986364" calcext:value-type="float">
            <text:p>0.986364</text:p>
          </table:table-cell>
          <table:table-cell table:formula="of:=[I2_8.D47]" office:value-type="float" office:value="0.995455" calcext:value-type="float">
            <text:p>0.995455</text:p>
          </table:table-cell>
          <table:table-cell table:formula="of:=[I2_16.D47]" office:value-type="float" office:value="1" calcext:value-type="float">
            <text:p>1</text:p>
          </table:table-cell>
          <table:table-cell table:formula="of:=[I2_24.D47]" office:value-type="float" office:value="0.995455" calcext:value-type="float">
            <text:p>0.995455</text:p>
          </table:table-cell>
          <table:table-cell table:formula="of:=[I2_32.D47]" office:value-type="float" office:value="0.936364" calcext:value-type="float">
            <text:p>0.936364</text:p>
          </table:table-cell>
          <table:table-cell table:formula="of:=[I2_4.J47]" office:value-type="float" office:value="0.981818" calcext:value-type="float">
            <text:p>0.981818</text:p>
          </table:table-cell>
          <table:table-cell table:formula="of:=[I2_8.J47]" office:value-type="float" office:value="0.995455" calcext:value-type="float">
            <text:p>0.995455</text:p>
          </table:table-cell>
          <table:table-cell table:formula="of:=[I2_16.J47]" office:value-type="float" office:value="1" calcext:value-type="float">
            <text:p>1</text:p>
          </table:table-cell>
          <table:table-cell table:formula="of:=[I2_24.J47]" office:value-type="float" office:value="1" calcext:value-type="float">
            <text:p>1</text:p>
          </table:table-cell>
          <table:table-cell table:formula="of:=[I2_32.J47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I2_4.E47]" office:value-type="float" office:value="0.513889" calcext:value-type="float">
            <text:p>0.513889</text:p>
          </table:table-cell>
          <table:table-cell table:formula="of:=[I2_8.E47]" office:value-type="float" office:value="0.527778" calcext:value-type="float">
            <text:p>0.527778</text:p>
          </table:table-cell>
          <table:table-cell table:formula="of:=[I2_16.E47]" office:value-type="float" office:value="0.527778" calcext:value-type="float">
            <text:p>0.527778</text:p>
          </table:table-cell>
          <table:table-cell table:formula="of:=[I2_24.E47]" office:value-type="float" office:value="0.597222" calcext:value-type="float">
            <text:p>0.597222</text:p>
          </table:table-cell>
          <table:table-cell table:formula="of:=[I2_32.E47]" office:value-type="float" office:value="0.5" calcext:value-type="float">
            <text:p>0.5</text:p>
          </table:table-cell>
          <table:table-cell table:formula="of:=[I2_4.K47]" office:value-type="float" office:value="0.777778" calcext:value-type="float">
            <text:p>0.777778</text:p>
          </table:table-cell>
          <table:table-cell table:formula="of:=[I2_8.K47]" office:value-type="float" office:value="0.819444" calcext:value-type="float">
            <text:p>0.819444</text:p>
          </table:table-cell>
          <table:table-cell table:formula="of:=[I2_16.K47]" office:value-type="float" office:value="0.791667" calcext:value-type="float">
            <text:p>0.791667</text:p>
          </table:table-cell>
          <table:table-cell table:formula="of:=[I2_24.K47]" office:value-type="float" office:value="0.791667" calcext:value-type="float">
            <text:p>0.791667</text:p>
          </table:table-cell>
          <table:table-cell table:formula="of:=[I2_32.K47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I2_4.D48]" office:value-type="float" office:value="0.986364" calcext:value-type="float">
            <text:p>0.986364</text:p>
          </table:table-cell>
          <table:table-cell table:formula="of:=[I2_8.D48]" office:value-type="float" office:value="1" calcext:value-type="float">
            <text:p>1</text:p>
          </table:table-cell>
          <table:table-cell table:formula="of:=[I2_16.D48]" office:value-type="float" office:value="1" calcext:value-type="float">
            <text:p>1</text:p>
          </table:table-cell>
          <table:table-cell table:formula="of:=[I2_24.D48]" office:value-type="float" office:value="0.995455" calcext:value-type="float">
            <text:p>0.995455</text:p>
          </table:table-cell>
          <table:table-cell table:formula="of:=[I2_32.D48]" office:value-type="float" office:value="0.854545" calcext:value-type="float">
            <text:p>0.854545</text:p>
          </table:table-cell>
          <table:table-cell table:formula="of:=[I2_4.J48]" office:value-type="float" office:value="0.936364" calcext:value-type="float">
            <text:p>0.936364</text:p>
          </table:table-cell>
          <table:table-cell table:formula="of:=[I2_8.J48]" office:value-type="float" office:value="1" calcext:value-type="float">
            <text:p>1</text:p>
          </table:table-cell>
          <table:table-cell table:formula="of:=[I2_16.J48]" office:value-type="float" office:value="1" calcext:value-type="float">
            <text:p>1</text:p>
          </table:table-cell>
          <table:table-cell table:formula="of:=[I2_24.J48]" office:value-type="float" office:value="1" calcext:value-type="float">
            <text:p>1</text:p>
          </table:table-cell>
          <table:table-cell table:formula="of:=[I2_32.J48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I2_4.E48]" office:value-type="float" office:value="0.513889" calcext:value-type="float">
            <text:p>0.513889</text:p>
          </table:table-cell>
          <table:table-cell table:formula="of:=[I2_8.E48]" office:value-type="float" office:value="0.5" calcext:value-type="float">
            <text:p>0.5</text:p>
          </table:table-cell>
          <table:table-cell table:formula="of:=[I2_16.E48]" office:value-type="float" office:value="0.569444" calcext:value-type="float">
            <text:p>0.569444</text:p>
          </table:table-cell>
          <table:table-cell table:formula="of:=[I2_24.E48]" office:value-type="float" office:value="0.513889" calcext:value-type="float">
            <text:p>0.513889</text:p>
          </table:table-cell>
          <table:table-cell table:formula="of:=[I2_32.E48]" office:value-type="float" office:value="0.527778" calcext:value-type="float">
            <text:p>0.527778</text:p>
          </table:table-cell>
          <table:table-cell table:formula="of:=[I2_4.K48]" office:value-type="float" office:value="0.75" calcext:value-type="float">
            <text:p>0.75</text:p>
          </table:table-cell>
          <table:table-cell table:formula="of:=[I2_8.K48]" office:value-type="float" office:value="0.833333" calcext:value-type="float">
            <text:p>0.833333</text:p>
          </table:table-cell>
          <table:table-cell table:formula="of:=[I2_16.K48]" office:value-type="float" office:value="0.819444" calcext:value-type="float">
            <text:p>0.819444</text:p>
          </table:table-cell>
          <table:table-cell table:formula="of:=[I2_24.K48]" office:value-type="float" office:value="0.805556" calcext:value-type="float">
            <text:p>0.805556</text:p>
          </table:table-cell>
          <table:table-cell table:formula="of:=[I2_32.K48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I2_4.D49]" office:value-type="float" office:value="0.986364" calcext:value-type="float">
            <text:p>0.986364</text:p>
          </table:table-cell>
          <table:table-cell table:formula="of:=[I2_8.D49]" office:value-type="float" office:value="1" calcext:value-type="float">
            <text:p>1</text:p>
          </table:table-cell>
          <table:table-cell table:formula="of:=[I2_16.D49]" office:value-type="float" office:value="1" calcext:value-type="float">
            <text:p>1</text:p>
          </table:table-cell>
          <table:table-cell table:formula="of:=[I2_24.D49]" office:value-type="float" office:value="0.995455" calcext:value-type="float">
            <text:p>0.995455</text:p>
          </table:table-cell>
          <table:table-cell table:formula="of:=[I2_32.D49]" office:value-type="float" office:value="0.877273" calcext:value-type="float">
            <text:p>0.877273</text:p>
          </table:table-cell>
          <table:table-cell table:formula="of:=[I2_4.J49]" office:value-type="float" office:value="0.972727" calcext:value-type="float">
            <text:p>0.972727</text:p>
          </table:table-cell>
          <table:table-cell table:formula="of:=[I2_8.J49]" office:value-type="float" office:value="0.995455" calcext:value-type="float">
            <text:p>0.995455</text:p>
          </table:table-cell>
          <table:table-cell table:formula="of:=[I2_16.J49]" office:value-type="float" office:value="0.995455" calcext:value-type="float">
            <text:p>0.995455</text:p>
          </table:table-cell>
          <table:table-cell table:formula="of:=[I2_24.J49]" office:value-type="float" office:value="1" calcext:value-type="float">
            <text:p>1</text:p>
          </table:table-cell>
          <table:table-cell table:formula="of:=[I2_32.J49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I2_4.E49]" office:value-type="float" office:value="0.416667" calcext:value-type="float">
            <text:p>0.416667</text:p>
          </table:table-cell>
          <table:table-cell table:formula="of:=[I2_8.E49]" office:value-type="float" office:value="0.5" calcext:value-type="float">
            <text:p>0.5</text:p>
          </table:table-cell>
          <table:table-cell table:formula="of:=[I2_16.E49]" office:value-type="float" office:value="0.5" calcext:value-type="float">
            <text:p>0.5</text:p>
          </table:table-cell>
          <table:table-cell table:formula="of:=[I2_24.E49]" office:value-type="float" office:value="0.569444" calcext:value-type="float">
            <text:p>0.569444</text:p>
          </table:table-cell>
          <table:table-cell table:formula="of:=[I2_32.E49]" office:value-type="float" office:value="0.597222" calcext:value-type="float">
            <text:p>0.597222</text:p>
          </table:table-cell>
          <table:table-cell table:formula="of:=[I2_4.K49]" office:value-type="float" office:value="0.736111" calcext:value-type="float">
            <text:p>0.736111</text:p>
          </table:table-cell>
          <table:table-cell table:formula="of:=[I2_8.K49]" office:value-type="float" office:value="0.805556" calcext:value-type="float">
            <text:p>0.805556</text:p>
          </table:table-cell>
          <table:table-cell table:formula="of:=[I2_16.K49]" office:value-type="float" office:value="0.805556" calcext:value-type="float">
            <text:p>0.805556</text:p>
          </table:table-cell>
          <table:table-cell table:formula="of:=[I2_24.K49]" office:value-type="float" office:value="0.777778" calcext:value-type="float">
            <text:p>0.777778</text:p>
          </table:table-cell>
          <table:table-cell table:formula="of:=[I2_32.K49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I2_4.D50]" office:value-type="float" office:value="0.972727" calcext:value-type="float">
            <text:p>0.972727</text:p>
          </table:table-cell>
          <table:table-cell table:formula="of:=[I2_8.D50]" office:value-type="float" office:value="1" calcext:value-type="float">
            <text:p>1</text:p>
          </table:table-cell>
          <table:table-cell table:formula="of:=[I2_16.D50]" office:value-type="float" office:value="0.986364" calcext:value-type="float">
            <text:p>0.986364</text:p>
          </table:table-cell>
          <table:table-cell table:formula="of:=[I2_24.D50]" office:value-type="float" office:value="0.995455" calcext:value-type="float">
            <text:p>0.995455</text:p>
          </table:table-cell>
          <table:table-cell table:formula="of:=[I2_32.D50]" office:value-type="float" office:value="0.895455" calcext:value-type="float">
            <text:p>0.895455</text:p>
          </table:table-cell>
          <table:table-cell table:formula="of:=[I2_4.J50]" office:value-type="float" office:value="0.981818" calcext:value-type="float">
            <text:p>0.981818</text:p>
          </table:table-cell>
          <table:table-cell table:formula="of:=[I2_8.J50]" office:value-type="float" office:value="1" calcext:value-type="float">
            <text:p>1</text:p>
          </table:table-cell>
          <table:table-cell table:formula="of:=[I2_16.J50]" office:value-type="float" office:value="1" calcext:value-type="float">
            <text:p>1</text:p>
          </table:table-cell>
          <table:table-cell table:formula="of:=[I2_24.J50]" office:value-type="float" office:value="1" calcext:value-type="float">
            <text:p>1</text:p>
          </table:table-cell>
          <table:table-cell table:formula="of:=[I2_32.J50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I2_4.E50]" office:value-type="float" office:value="0.486111" calcext:value-type="float">
            <text:p>0.486111</text:p>
          </table:table-cell>
          <table:table-cell table:formula="of:=[I2_8.E50]" office:value-type="float" office:value="0.527778" calcext:value-type="float">
            <text:p>0.527778</text:p>
          </table:table-cell>
          <table:table-cell table:formula="of:=[I2_16.E50]" office:value-type="float" office:value="0.486111" calcext:value-type="float">
            <text:p>0.486111</text:p>
          </table:table-cell>
          <table:table-cell table:formula="of:=[I2_24.E50]" office:value-type="float" office:value="0.513889" calcext:value-type="float">
            <text:p>0.513889</text:p>
          </table:table-cell>
          <table:table-cell table:formula="of:=[I2_32.E50]" office:value-type="float" office:value="0.527778" calcext:value-type="float">
            <text:p>0.527778</text:p>
          </table:table-cell>
          <table:table-cell table:formula="of:=[I2_4.K50]" office:value-type="float" office:value="0.777778" calcext:value-type="float">
            <text:p>0.777778</text:p>
          </table:table-cell>
          <table:table-cell table:formula="of:=[I2_8.K50]" office:value-type="float" office:value="0.833333" calcext:value-type="float">
            <text:p>0.833333</text:p>
          </table:table-cell>
          <table:table-cell table:formula="of:=[I2_16.K50]" office:value-type="float" office:value="0.819444" calcext:value-type="float">
            <text:p>0.819444</text:p>
          </table:table-cell>
          <table:table-cell table:formula="of:=[I2_24.K50]" office:value-type="float" office:value="0.777778" calcext:value-type="float">
            <text:p>0.777778</text:p>
          </table:table-cell>
          <table:table-cell table:formula="of:=[I2_32.K50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I2_4.D51]" office:value-type="float" office:value="0.986364" calcext:value-type="float">
            <text:p>0.986364</text:p>
          </table:table-cell>
          <table:table-cell table:formula="of:=[I2_8.D51]" office:value-type="float" office:value="1" calcext:value-type="float">
            <text:p>1</text:p>
          </table:table-cell>
          <table:table-cell table:formula="of:=[I2_16.D51]" office:value-type="float" office:value="0.981818" calcext:value-type="float">
            <text:p>0.981818</text:p>
          </table:table-cell>
          <table:table-cell table:formula="of:=[I2_24.D51]" office:value-type="float" office:value="0.981818" calcext:value-type="float">
            <text:p>0.981818</text:p>
          </table:table-cell>
          <table:table-cell table:formula="of:=[I2_32.D51]" office:value-type="float" office:value="0.945455" calcext:value-type="float">
            <text:p>0.945455</text:p>
          </table:table-cell>
          <table:table-cell table:formula="of:=[I2_4.J51]" office:value-type="float" office:value="0.981818" calcext:value-type="float">
            <text:p>0.981818</text:p>
          </table:table-cell>
          <table:table-cell table:formula="of:=[I2_8.J51]" office:value-type="float" office:value="1" calcext:value-type="float">
            <text:p>1</text:p>
          </table:table-cell>
          <table:table-cell table:formula="of:=[I2_16.J51]" office:value-type="float" office:value="1" calcext:value-type="float">
            <text:p>1</text:p>
          </table:table-cell>
          <table:table-cell table:formula="of:=[I2_24.J51]" office:value-type="float" office:value="1" calcext:value-type="float">
            <text:p>1</text:p>
          </table:table-cell>
          <table:table-cell table:formula="of:=[I2_32.J51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I2_4.E51]" office:value-type="float" office:value="0.458333" calcext:value-type="float">
            <text:p>0.458333</text:p>
          </table:table-cell>
          <table:table-cell table:formula="of:=[I2_8.E51]" office:value-type="float" office:value="0.555556" calcext:value-type="float">
            <text:p>0.555556</text:p>
          </table:table-cell>
          <table:table-cell table:formula="of:=[I2_16.E51]" office:value-type="float" office:value="0.486111" calcext:value-type="float">
            <text:p>0.486111</text:p>
          </table:table-cell>
          <table:table-cell table:formula="of:=[I2_24.E51]" office:value-type="float" office:value="0.541667" calcext:value-type="float">
            <text:p>0.541667</text:p>
          </table:table-cell>
          <table:table-cell table:formula="of:=[I2_32.E51]" office:value-type="float" office:value="0.597222" calcext:value-type="float">
            <text:p>0.597222</text:p>
          </table:table-cell>
          <table:table-cell table:formula="of:=[I2_4.K51]" office:value-type="float" office:value="0.805556" calcext:value-type="float">
            <text:p>0.805556</text:p>
          </table:table-cell>
          <table:table-cell table:formula="of:=[I2_8.K51]" office:value-type="float" office:value="0.833333" calcext:value-type="float">
            <text:p>0.833333</text:p>
          </table:table-cell>
          <table:table-cell table:formula="of:=[I2_16.K51]" office:value-type="float" office:value="0.805556" calcext:value-type="float">
            <text:p>0.805556</text:p>
          </table:table-cell>
          <table:table-cell table:formula="of:=[I2_24.K51]" office:value-type="float" office:value="0.833333" calcext:value-type="float">
            <text:p>0.833333</text:p>
          </table:table-cell>
          <table:table-cell table:formula="of:=[I2_32.K51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I2_4.D52]" office:value-type="float" office:value="0.990909" calcext:value-type="float">
            <text:p>0.990909</text:p>
          </table:table-cell>
          <table:table-cell table:formula="of:=[I2_8.D52]" office:value-type="float" office:value="1" calcext:value-type="float">
            <text:p>1</text:p>
          </table:table-cell>
          <table:table-cell table:formula="of:=[I2_16.D52]" office:value-type="float" office:value="0.977273" calcext:value-type="float">
            <text:p>0.977273</text:p>
          </table:table-cell>
          <table:table-cell table:formula="of:=[I2_24.D52]" office:value-type="float" office:value="0.995455" calcext:value-type="float">
            <text:p>0.995455</text:p>
          </table:table-cell>
          <table:table-cell table:formula="of:=[I2_32.D52]" office:value-type="float" office:value="0.959091" calcext:value-type="float">
            <text:p>0.959091</text:p>
          </table:table-cell>
          <table:table-cell table:formula="of:=[I2_4.J52]" office:value-type="float" office:value="0.968182" calcext:value-type="float">
            <text:p>0.968182</text:p>
          </table:table-cell>
          <table:table-cell table:formula="of:=[I2_8.J52]" office:value-type="float" office:value="1" calcext:value-type="float">
            <text:p>1</text:p>
          </table:table-cell>
          <table:table-cell table:formula="of:=[I2_16.J52]" office:value-type="float" office:value="1" calcext:value-type="float">
            <text:p>1</text:p>
          </table:table-cell>
          <table:table-cell table:formula="of:=[I2_24.J52]" office:value-type="float" office:value="1" calcext:value-type="float">
            <text:p>1</text:p>
          </table:table-cell>
          <table:table-cell table:formula="of:=[I2_32.J52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I2_4.E52]" office:value-type="float" office:value="0.416667" calcext:value-type="float">
            <text:p>0.416667</text:p>
          </table:table-cell>
          <table:table-cell table:formula="of:=[I2_8.E52]" office:value-type="float" office:value="0.5" calcext:value-type="float">
            <text:p>0.5</text:p>
          </table:table-cell>
          <table:table-cell table:formula="of:=[I2_16.E52]" office:value-type="float" office:value="0.555556" calcext:value-type="float">
            <text:p>0.555556</text:p>
          </table:table-cell>
          <table:table-cell table:formula="of:=[I2_24.E52]" office:value-type="float" office:value="0.583333" calcext:value-type="float">
            <text:p>0.583333</text:p>
          </table:table-cell>
          <table:table-cell table:formula="of:=[I2_32.E52]" office:value-type="float" office:value="0.5" calcext:value-type="float">
            <text:p>0.5</text:p>
          </table:table-cell>
          <table:table-cell table:formula="of:=[I2_4.K52]" office:value-type="float" office:value="0.694444" calcext:value-type="float">
            <text:p>0.694444</text:p>
          </table:table-cell>
          <table:table-cell table:formula="of:=[I2_8.K52]" office:value-type="float" office:value="0.763889" calcext:value-type="float">
            <text:p>0.763889</text:p>
          </table:table-cell>
          <table:table-cell table:formula="of:=[I2_16.K52]" office:value-type="float" office:value="0.805556" calcext:value-type="float">
            <text:p>0.805556</text:p>
          </table:table-cell>
          <table:table-cell table:formula="of:=[I2_24.K52]" office:value-type="float" office:value="0.819444" calcext:value-type="float">
            <text:p>0.819444</text:p>
          </table:table-cell>
          <table:table-cell table:formula="of:=[I2_32.K52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I2_4.D53]" office:value-type="float" office:value="0.986364" calcext:value-type="float">
            <text:p>0.986364</text:p>
          </table:table-cell>
          <table:table-cell table:formula="of:=[I2_8.D53]" office:value-type="float" office:value="0.995455" calcext:value-type="float">
            <text:p>0.995455</text:p>
          </table:table-cell>
          <table:table-cell table:formula="of:=[I2_16.D53]" office:value-type="float" office:value="0.977273" calcext:value-type="float">
            <text:p>0.977273</text:p>
          </table:table-cell>
          <table:table-cell table:formula="of:=[I2_24.D53]" office:value-type="float" office:value="0.918182" calcext:value-type="float">
            <text:p>0.918182</text:p>
          </table:table-cell>
          <table:table-cell table:formula="of:=[I2_32.D53]" office:value-type="float" office:value="0.959091" calcext:value-type="float">
            <text:p>0.959091</text:p>
          </table:table-cell>
          <table:table-cell table:formula="of:=[I2_4.J53]" office:value-type="float" office:value="0.977273" calcext:value-type="float">
            <text:p>0.977273</text:p>
          </table:table-cell>
          <table:table-cell table:formula="of:=[I2_8.J53]" office:value-type="float" office:value="1" calcext:value-type="float">
            <text:p>1</text:p>
          </table:table-cell>
          <table:table-cell table:formula="of:=[I2_16.J53]" office:value-type="float" office:value="1" calcext:value-type="float">
            <text:p>1</text:p>
          </table:table-cell>
          <table:table-cell table:formula="of:=[I2_24.J53]" office:value-type="float" office:value="1" calcext:value-type="float">
            <text:p>1</text:p>
          </table:table-cell>
          <table:table-cell table:formula="of:=[I2_32.J53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I2_4.E53]" office:value-type="float" office:value="0.513889" calcext:value-type="float">
            <text:p>0.513889</text:p>
          </table:table-cell>
          <table:table-cell table:formula="of:=[I2_8.E53]" office:value-type="float" office:value="0.486111" calcext:value-type="float">
            <text:p>0.486111</text:p>
          </table:table-cell>
          <table:table-cell table:formula="of:=[I2_16.E53]" office:value-type="float" office:value="0.458333" calcext:value-type="float">
            <text:p>0.458333</text:p>
          </table:table-cell>
          <table:table-cell table:formula="of:=[I2_24.E53]" office:value-type="float" office:value="0.472222" calcext:value-type="float">
            <text:p>0.472222</text:p>
          </table:table-cell>
          <table:table-cell table:formula="of:=[I2_32.E53]" office:value-type="float" office:value="0.555556" calcext:value-type="float">
            <text:p>0.555556</text:p>
          </table:table-cell>
          <table:table-cell table:formula="of:=[I2_4.K53]" office:value-type="float" office:value="0.833333" calcext:value-type="float">
            <text:p>0.833333</text:p>
          </table:table-cell>
          <table:table-cell table:formula="of:=[I2_8.K53]" office:value-type="float" office:value="0.805556" calcext:value-type="float">
            <text:p>0.805556</text:p>
          </table:table-cell>
          <table:table-cell table:formula="of:=[I2_16.K53]" office:value-type="float" office:value="0.847222" calcext:value-type="float">
            <text:p>0.847222</text:p>
          </table:table-cell>
          <table:table-cell table:formula="of:=[I2_24.K53]" office:value-type="float" office:value="0.791667" calcext:value-type="float">
            <text:p>0.791667</text:p>
          </table:table-cell>
          <table:table-cell table:formula="of:=[I2_32.K5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I2_4.D54]" office:value-type="float" office:value="0.995455" calcext:value-type="float">
            <text:p>0.995455</text:p>
          </table:table-cell>
          <table:table-cell table:formula="of:=[I2_8.D54]" office:value-type="float" office:value="1" calcext:value-type="float">
            <text:p>1</text:p>
          </table:table-cell>
          <table:table-cell table:formula="of:=[I2_16.D54]" office:value-type="float" office:value="0.954545" calcext:value-type="float">
            <text:p>0.954545</text:p>
          </table:table-cell>
          <table:table-cell table:formula="of:=[I2_24.D54]" office:value-type="float" office:value="0.909091" calcext:value-type="float">
            <text:p>0.909091</text:p>
          </table:table-cell>
          <table:table-cell table:formula="of:=[I2_32.D54]" office:value-type="float" office:value="0.972727" calcext:value-type="float">
            <text:p>0.972727</text:p>
          </table:table-cell>
          <table:table-cell table:formula="of:=[I2_4.J54]" office:value-type="float" office:value="0.981818" calcext:value-type="float">
            <text:p>0.981818</text:p>
          </table:table-cell>
          <table:table-cell table:formula="of:=[I2_8.J54]" office:value-type="float" office:value="1" calcext:value-type="float">
            <text:p>1</text:p>
          </table:table-cell>
          <table:table-cell table:formula="of:=[I2_16.J54]" office:value-type="float" office:value="1" calcext:value-type="float">
            <text:p>1</text:p>
          </table:table-cell>
          <table:table-cell table:formula="of:=[I2_24.J54]" office:value-type="float" office:value="1" calcext:value-type="float">
            <text:p>1</text:p>
          </table:table-cell>
          <table:table-cell table:formula="of:=[I2_32.J54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I2_4.E54]" office:value-type="float" office:value="0.513889" calcext:value-type="float">
            <text:p>0.513889</text:p>
          </table:table-cell>
          <table:table-cell table:formula="of:=[I2_8.E54]" office:value-type="float" office:value="0.472222" calcext:value-type="float">
            <text:p>0.472222</text:p>
          </table:table-cell>
          <table:table-cell table:formula="of:=[I2_16.E54]" office:value-type="float" office:value="0.416667" calcext:value-type="float">
            <text:p>0.416667</text:p>
          </table:table-cell>
          <table:table-cell table:formula="of:=[I2_24.E54]" office:value-type="float" office:value="0.541667" calcext:value-type="float">
            <text:p>0.541667</text:p>
          </table:table-cell>
          <table:table-cell table:formula="of:=[I2_32.E54]" office:value-type="float" office:value="0.555556" calcext:value-type="float">
            <text:p>0.555556</text:p>
          </table:table-cell>
          <table:table-cell table:formula="of:=[I2_4.K54]" office:value-type="float" office:value="0.833333" calcext:value-type="float">
            <text:p>0.833333</text:p>
          </table:table-cell>
          <table:table-cell table:formula="of:=[I2_8.K54]" office:value-type="float" office:value="0.763889" calcext:value-type="float">
            <text:p>0.763889</text:p>
          </table:table-cell>
          <table:table-cell table:formula="of:=[I2_16.K54]" office:value-type="float" office:value="0.805556" calcext:value-type="float">
            <text:p>0.805556</text:p>
          </table:table-cell>
          <table:table-cell table:formula="of:=[I2_24.K54]" office:value-type="float" office:value="0.791667" calcext:value-type="float">
            <text:p>0.791667</text:p>
          </table:table-cell>
          <table:table-cell table:formula="of:=[I2_32.K54]" office:value-type="float" office:value="0.819444" calcext:value-type="float">
            <text:p>0.819444</text:p>
          </table:table-cell>
        </table:table-row>
        <table:table-row table:style-name="ro1" table:number-rows-repeated="67">
          <table:table-cell table:number-columns-repeated="23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11"/>
          <table:table-cell office:value-type="string" calcext:value-type="string">
            <text:p>validation-accurac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/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I2_4.D61]" office:value-type="float" office:value="0.15" calcext:value-type="float">
            <text:p>0.15</text:p>
          </table:table-cell>
          <table:table-cell table:formula="of:=[I2_8.D61]" office:value-type="float" office:value="0.0625" calcext:value-type="float">
            <text:p>0.0625</text:p>
          </table:table-cell>
          <table:table-cell table:formula="of:=[I2_16.D61]" office:value-type="float" office:value="0.175" calcext:value-type="float">
            <text:p>0.175</text:p>
          </table:table-cell>
          <table:table-cell table:formula="of:=[I2_24.D61]" office:value-type="float" office:value="0.2" calcext:value-type="float">
            <text:p>0.2</text:p>
          </table:table-cell>
          <table:table-cell table:formula="of:=[I2_32.D61]" office:value-type="float" office:value="0.275" calcext:value-type="float">
            <text:p>0.275</text:p>
          </table:table-cell>
          <table:table-cell table:formula="of:=[I2_4.J61]" office:value-type="float" office:value="0.0875" calcext:value-type="float">
            <text:p>0.0875</text:p>
          </table:table-cell>
          <table:table-cell table:formula="of:=[I2_8.J61]" office:value-type="float" office:value="0.15" calcext:value-type="float">
            <text:p>0.15</text:p>
          </table:table-cell>
          <table:table-cell table:formula="of:=[I2_16.J61]" office:value-type="float" office:value="0.2" calcext:value-type="float">
            <text:p>0.2</text:p>
          </table:table-cell>
          <table:table-cell table:formula="of:=[I2_24.J61]" office:value-type="float" office:value="0.2" calcext:value-type="float">
            <text:p>0.2</text:p>
          </table:table-cell>
          <table:table-cell table:style-name="ce2" table:formula="of:=[I2_32.J61]" office:value-type="float" office:value="0.225" calcext:value-type="float">
            <text:p>0.2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I2_4.E61]" office:value-type="float" office:value="0.140909" calcext:value-type="float">
            <text:p>0.140909</text:p>
          </table:table-cell>
          <table:table-cell table:style-name="ce2" table:formula="of:=[I2_8.E61]" office:value-type="float" office:value="0.104545" calcext:value-type="float">
            <text:p>0.104545</text:p>
          </table:table-cell>
          <table:table-cell table:style-name="ce2" table:formula="of:=[I2_16.E61]" office:value-type="float" office:value="0.177273" calcext:value-type="float">
            <text:p>0.177273</text:p>
          </table:table-cell>
          <table:table-cell table:style-name="ce2" table:formula="of:=[I2_24.E61]" office:value-type="float" office:value="0.163636" calcext:value-type="float">
            <text:p>0.163636</text:p>
          </table:table-cell>
          <table:table-cell table:style-name="ce2" table:formula="of:=[I2_32.E61]" office:value-type="float" office:value="0.118182" calcext:value-type="float">
            <text:p>0.118182</text:p>
          </table:table-cell>
          <table:table-cell table:formula="of:=[I2_4.K61]" office:value-type="float" office:value="0.2" calcext:value-type="float">
            <text:p>0.2</text:p>
          </table:table-cell>
          <table:table-cell table:formula="of:=[I2_8.K61]" office:value-type="float" office:value="0.213636" calcext:value-type="float">
            <text:p>0.213636</text:p>
          </table:table-cell>
          <table:table-cell table:formula="of:=[I2_16.K61]" office:value-type="float" office:value="0.304545" calcext:value-type="float">
            <text:p>0.304545</text:p>
          </table:table-cell>
          <table:table-cell table:formula="of:=[I2_24.K61]" office:value-type="float" office:value="0.290909" calcext:value-type="float">
            <text:p>0.290909</text:p>
          </table:table-cell>
          <table:table-cell table:formula="of:=[I2_32.K6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I2_4.D62]" office:value-type="float" office:value="0.214286" calcext:value-type="float">
            <text:p>0.214286</text:p>
          </table:table-cell>
          <table:table-cell table:formula="of:=[I2_8.D62]" office:value-type="float" office:value="0.257143" calcext:value-type="float">
            <text:p>0.257143</text:p>
          </table:table-cell>
          <table:table-cell table:formula="of:=[I2_16.D62]" office:value-type="float" office:value="0.357143" calcext:value-type="float">
            <text:p>0.357143</text:p>
          </table:table-cell>
          <table:table-cell table:formula="of:=[I2_24.D62]" office:value-type="float" office:value="0.471429" calcext:value-type="float">
            <text:p>0.471429</text:p>
          </table:table-cell>
          <table:table-cell table:formula="of:=[I2_32.D62]" office:value-type="float" office:value="0.442857" calcext:value-type="float">
            <text:p>0.442857</text:p>
          </table:table-cell>
          <table:table-cell table:formula="of:=[I2_4.J62]" office:value-type="float" office:value="0.171429" calcext:value-type="float">
            <text:p>0.171429</text:p>
          </table:table-cell>
          <table:table-cell table:formula="of:=[I2_8.J62]" office:value-type="float" office:value="0.457143" calcext:value-type="float">
            <text:p>0.457143</text:p>
          </table:table-cell>
          <table:table-cell table:formula="of:=[I2_16.J62]" office:value-type="float" office:value="0.528571" calcext:value-type="float">
            <text:p>0.528571</text:p>
          </table:table-cell>
          <table:table-cell table:formula="of:=[I2_24.J62]" office:value-type="float" office:value="0.657143" calcext:value-type="float">
            <text:p>0.657143</text:p>
          </table:table-cell>
          <table:table-cell table:style-name="ce2" table:formula="of:=[I2_32.J62]" office:value-type="float" office:value="0.742857" calcext:value-type="float">
            <text:p>0.742857</text:p>
          </table:table-cell>
          <table:table-cell/>
          <table:table-cell office:value-type="float" office:value="2" calcext:value-type="float">
            <text:p>2</text:p>
          </table:table-cell>
          <table:table-cell table:formula="of:=[I2_4.E62]" office:value-type="float" office:value="0.177273" calcext:value-type="float">
            <text:p>0.177273</text:p>
          </table:table-cell>
          <table:table-cell table:style-name="ce2" table:formula="of:=[I2_8.E62]" office:value-type="float" office:value="0.145455" calcext:value-type="float">
            <text:p>0.145455</text:p>
          </table:table-cell>
          <table:table-cell table:style-name="ce2" table:formula="of:=[I2_16.E62]" office:value-type="float" office:value="0.213636" calcext:value-type="float">
            <text:p>0.213636</text:p>
          </table:table-cell>
          <table:table-cell table:style-name="ce2" table:formula="of:=[I2_24.E62]" office:value-type="float" office:value="0.218182" calcext:value-type="float">
            <text:p>0.218182</text:p>
          </table:table-cell>
          <table:table-cell table:style-name="ce2" table:formula="of:=[I2_32.E62]" office:value-type="float" office:value="0.227273" calcext:value-type="float">
            <text:p>0.227273</text:p>
          </table:table-cell>
          <table:table-cell table:formula="of:=[I2_4.K62]" office:value-type="float" office:value="0.2" calcext:value-type="float">
            <text:p>0.2</text:p>
          </table:table-cell>
          <table:table-cell table:formula="of:=[I2_8.K62]" office:value-type="float" office:value="0.268182" calcext:value-type="float">
            <text:p>0.268182</text:p>
          </table:table-cell>
          <table:table-cell table:formula="of:=[I2_16.K62]" office:value-type="float" office:value="0.327273" calcext:value-type="float">
            <text:p>0.327273</text:p>
          </table:table-cell>
          <table:table-cell table:formula="of:=[I2_24.K62]" office:value-type="float" office:value="0.381818" calcext:value-type="float">
            <text:p>0.381818</text:p>
          </table:table-cell>
          <table:table-cell table:formula="of:=[I2_32.K62]"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I2_4.D63]" office:value-type="float" office:value="0.357143" calcext:value-type="float">
            <text:p>0.357143</text:p>
          </table:table-cell>
          <table:table-cell table:formula="of:=[I2_8.D63]" office:value-type="float" office:value="0.485714" calcext:value-type="float">
            <text:p>0.485714</text:p>
          </table:table-cell>
          <table:table-cell table:formula="of:=[I2_16.D63]" office:value-type="float" office:value="0.414286" calcext:value-type="float">
            <text:p>0.414286</text:p>
          </table:table-cell>
          <table:table-cell table:formula="of:=[I2_24.D63]" office:value-type="float" office:value="0.657143" calcext:value-type="float">
            <text:p>0.657143</text:p>
          </table:table-cell>
          <table:table-cell table:formula="of:=[I2_32.D63]" office:value-type="float" office:value="0.7" calcext:value-type="float">
            <text:p>0.7</text:p>
          </table:table-cell>
          <table:table-cell table:formula="of:=[I2_4.J63]" office:value-type="float" office:value="0.385714" calcext:value-type="float">
            <text:p>0.385714</text:p>
          </table:table-cell>
          <table:table-cell table:formula="of:=[I2_8.J63]" office:value-type="float" office:value="0.5" calcext:value-type="float">
            <text:p>0.5</text:p>
          </table:table-cell>
          <table:table-cell table:formula="of:=[I2_16.J63]" office:value-type="float" office:value="0.742857" calcext:value-type="float">
            <text:p>0.742857</text:p>
          </table:table-cell>
          <table:table-cell table:formula="of:=[I2_24.J63]" office:value-type="float" office:value="0.828571" calcext:value-type="float">
            <text:p>0.828571</text:p>
          </table:table-cell>
          <table:table-cell table:style-name="ce2" table:formula="of:=[I2_32.J63]" office:value-type="float" office:value="0.785714" calcext:value-type="float">
            <text:p>0.7857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I2_4.E63]" office:value-type="float" office:value="0.190909" calcext:value-type="float">
            <text:p>0.190909</text:p>
          </table:table-cell>
          <table:table-cell table:style-name="ce2" table:formula="of:=[I2_8.E63]" office:value-type="float" office:value="0.172727" calcext:value-type="float">
            <text:p>0.172727</text:p>
          </table:table-cell>
          <table:table-cell table:style-name="ce2" table:formula="of:=[I2_16.E63]" office:value-type="float" office:value="0.181818" calcext:value-type="float">
            <text:p>0.181818</text:p>
          </table:table-cell>
          <table:table-cell table:style-name="ce2" table:formula="of:=[I2_24.E63]" office:value-type="float" office:value="0.263636" calcext:value-type="float">
            <text:p>0.263636</text:p>
          </table:table-cell>
          <table:table-cell table:style-name="ce2" table:formula="of:=[I2_32.E63]" office:value-type="float" office:value="0.222727" calcext:value-type="float">
            <text:p>0.222727</text:p>
          </table:table-cell>
          <table:table-cell table:formula="of:=[I2_4.K63]" office:value-type="float" office:value="0.2" calcext:value-type="float">
            <text:p>0.2</text:p>
          </table:table-cell>
          <table:table-cell table:formula="of:=[I2_8.K63]" office:value-type="float" office:value="0.354545" calcext:value-type="float">
            <text:p>0.354545</text:p>
          </table:table-cell>
          <table:table-cell table:formula="of:=[I2_16.K63]" office:value-type="float" office:value="0.395455" calcext:value-type="float">
            <text:p>0.395455</text:p>
          </table:table-cell>
          <table:table-cell table:formula="of:=[I2_24.K63]" office:value-type="float" office:value="0.454545" calcext:value-type="float">
            <text:p>0.454545</text:p>
          </table:table-cell>
          <table:table-cell table:formula="of:=[I2_32.K63]"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I2_4.D64]" office:value-type="float" office:value="0.457143" calcext:value-type="float">
            <text:p>0.457143</text:p>
          </table:table-cell>
          <table:table-cell table:formula="of:=[I2_8.D64]" office:value-type="float" office:value="0.542857" calcext:value-type="float">
            <text:p>0.542857</text:p>
          </table:table-cell>
          <table:table-cell table:formula="of:=[I2_16.D64]" office:value-type="float" office:value="0.7" calcext:value-type="float">
            <text:p>0.7</text:p>
          </table:table-cell>
          <table:table-cell table:formula="of:=[I2_24.D64]" office:value-type="float" office:value="0.814286" calcext:value-type="float">
            <text:p>0.814286</text:p>
          </table:table-cell>
          <table:table-cell table:formula="of:=[I2_32.D64]" office:value-type="float" office:value="0.828571" calcext:value-type="float">
            <text:p>0.828571</text:p>
          </table:table-cell>
          <table:table-cell table:formula="of:=[I2_4.J64]" office:value-type="float" office:value="0.328571" calcext:value-type="float">
            <text:p>0.328571</text:p>
          </table:table-cell>
          <table:table-cell table:formula="of:=[I2_8.J64]" office:value-type="float" office:value="0.514286" calcext:value-type="float">
            <text:p>0.514286</text:p>
          </table:table-cell>
          <table:table-cell table:formula="of:=[I2_16.J64]" office:value-type="float" office:value="0.728571" calcext:value-type="float">
            <text:p>0.728571</text:p>
          </table:table-cell>
          <table:table-cell table:formula="of:=[I2_24.J64]" office:value-type="float" office:value="0.9" calcext:value-type="float">
            <text:p>0.9</text:p>
          </table:table-cell>
          <table:table-cell table:style-name="ce2" table:formula="of:=[I2_32.J64]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 table:formula="of:=[I2_4.E64]" office:value-type="float" office:value="0.131818" calcext:value-type="float">
            <text:p>0.131818</text:p>
          </table:table-cell>
          <table:table-cell table:style-name="ce2" table:formula="of:=[I2_8.E64]" office:value-type="float" office:value="0.231818" calcext:value-type="float">
            <text:p>0.231818</text:p>
          </table:table-cell>
          <table:table-cell table:style-name="ce2" table:formula="of:=[I2_16.E64]" office:value-type="float" office:value="0.245455" calcext:value-type="float">
            <text:p>0.245455</text:p>
          </table:table-cell>
          <table:table-cell table:style-name="ce2" table:formula="of:=[I2_24.E64]" office:value-type="float" office:value="0.286364" calcext:value-type="float">
            <text:p>0.286364</text:p>
          </table:table-cell>
          <table:table-cell table:style-name="ce2" table:formula="of:=[I2_32.E64]" office:value-type="float" office:value="0.240909" calcext:value-type="float">
            <text:p>0.240909</text:p>
          </table:table-cell>
          <table:table-cell table:formula="of:=[I2_4.K64]" office:value-type="float" office:value="0.213636" calcext:value-type="float">
            <text:p>0.213636</text:p>
          </table:table-cell>
          <table:table-cell table:formula="of:=[I2_8.K64]" office:value-type="float" office:value="0.331818" calcext:value-type="float">
            <text:p>0.331818</text:p>
          </table:table-cell>
          <table:table-cell table:formula="of:=[I2_16.K64]" office:value-type="float" office:value="0.45" calcext:value-type="float">
            <text:p>0.45</text:p>
          </table:table-cell>
          <table:table-cell table:formula="of:=[I2_24.K64]" office:value-type="float" office:value="0.477273" calcext:value-type="float">
            <text:p>0.477273</text:p>
          </table:table-cell>
          <table:table-cell table:formula="of:=[I2_32.K64]"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I2_4.D65]" office:value-type="float" office:value="0.557143" calcext:value-type="float">
            <text:p>0.557143</text:p>
          </table:table-cell>
          <table:table-cell table:formula="of:=[I2_8.D65]" office:value-type="float" office:value="0.614286" calcext:value-type="float">
            <text:p>0.614286</text:p>
          </table:table-cell>
          <table:table-cell table:formula="of:=[I2_16.D65]" office:value-type="float" office:value="0.828571" calcext:value-type="float">
            <text:p>0.828571</text:p>
          </table:table-cell>
          <table:table-cell table:formula="of:=[I2_24.D65]" office:value-type="float" office:value="0.914286" calcext:value-type="float">
            <text:p>0.914286</text:p>
          </table:table-cell>
          <table:table-cell table:formula="of:=[I2_32.D65]" office:value-type="float" office:value="0.985714" calcext:value-type="float">
            <text:p>0.985714</text:p>
          </table:table-cell>
          <table:table-cell table:formula="of:=[I2_4.J65]" office:value-type="float" office:value="0.371429" calcext:value-type="float">
            <text:p>0.371429</text:p>
          </table:table-cell>
          <table:table-cell table:formula="of:=[I2_8.J65]" office:value-type="float" office:value="0.585714" calcext:value-type="float">
            <text:p>0.585714</text:p>
          </table:table-cell>
          <table:table-cell table:formula="of:=[I2_16.J65]" office:value-type="float" office:value="0.757143" calcext:value-type="float">
            <text:p>0.757143</text:p>
          </table:table-cell>
          <table:table-cell table:formula="of:=[I2_24.J65]" office:value-type="float" office:value="0.857143" calcext:value-type="float">
            <text:p>0.857143</text:p>
          </table:table-cell>
          <table:table-cell table:style-name="ce2" table:formula="of:=[I2_32.J65]" office:value-type="float" office:value="0.942857" calcext:value-type="float">
            <text:p>0.942857</text:p>
          </table:table-cell>
          <table:table-cell/>
          <table:table-cell office:value-type="float" office:value="5" calcext:value-type="float">
            <text:p>5</text:p>
          </table:table-cell>
          <table:table-cell table:formula="of:=[I2_4.E65]" office:value-type="float" office:value="0.181818" calcext:value-type="float">
            <text:p>0.181818</text:p>
          </table:table-cell>
          <table:table-cell table:style-name="ce2" table:formula="of:=[I2_8.E65]" office:value-type="float" office:value="0.209091" calcext:value-type="float">
            <text:p>0.209091</text:p>
          </table:table-cell>
          <table:table-cell table:style-name="ce2" table:formula="of:=[I2_16.E65]" office:value-type="float" office:value="0.259091" calcext:value-type="float">
            <text:p>0.259091</text:p>
          </table:table-cell>
          <table:table-cell table:style-name="ce2" table:formula="of:=[I2_24.E65]" office:value-type="float" office:value="0.322727" calcext:value-type="float">
            <text:p>0.322727</text:p>
          </table:table-cell>
          <table:table-cell table:style-name="ce2" table:formula="of:=[I2_32.E65]" office:value-type="float" office:value="0.245455" calcext:value-type="float">
            <text:p>0.245455</text:p>
          </table:table-cell>
          <table:table-cell table:formula="of:=[I2_4.K65]" office:value-type="float" office:value="0.213636" calcext:value-type="float">
            <text:p>0.213636</text:p>
          </table:table-cell>
          <table:table-cell table:formula="of:=[I2_8.K65]" office:value-type="float" office:value="0.413636" calcext:value-type="float">
            <text:p>0.413636</text:p>
          </table:table-cell>
          <table:table-cell table:formula="of:=[I2_16.K65]" office:value-type="float" office:value="0.5" calcext:value-type="float">
            <text:p>0.5</text:p>
          </table:table-cell>
          <table:table-cell table:formula="of:=[I2_24.K65]" office:value-type="float" office:value="0.518182" calcext:value-type="float">
            <text:p>0.518182</text:p>
          </table:table-cell>
          <table:table-cell table:formula="of:=[I2_32.K65]"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I2_4.D66]" office:value-type="float" office:value="0.542857" calcext:value-type="float">
            <text:p>0.542857</text:p>
          </table:table-cell>
          <table:table-cell table:formula="of:=[I2_8.D66]" office:value-type="float" office:value="0.728571" calcext:value-type="float">
            <text:p>0.728571</text:p>
          </table:table-cell>
          <table:table-cell table:formula="of:=[I2_16.D66]" office:value-type="float" office:value="0.885714" calcext:value-type="float">
            <text:p>0.885714</text:p>
          </table:table-cell>
          <table:table-cell table:formula="of:=[I2_24.D66]" office:value-type="float" office:value="0.971429" calcext:value-type="float">
            <text:p>0.971429</text:p>
          </table:table-cell>
          <table:table-cell table:formula="of:=[I2_32.D66]" office:value-type="float" office:value="0.942857" calcext:value-type="float">
            <text:p>0.942857</text:p>
          </table:table-cell>
          <table:table-cell table:formula="of:=[I2_4.J66]" office:value-type="float" office:value="0.357143" calcext:value-type="float">
            <text:p>0.357143</text:p>
          </table:table-cell>
          <table:table-cell table:formula="of:=[I2_8.J66]" office:value-type="float" office:value="0.714286" calcext:value-type="float">
            <text:p>0.714286</text:p>
          </table:table-cell>
          <table:table-cell table:formula="of:=[I2_16.J66]" office:value-type="float" office:value="0.885714" calcext:value-type="float">
            <text:p>0.885714</text:p>
          </table:table-cell>
          <table:table-cell table:formula="of:=[I2_24.J66]" office:value-type="float" office:value="0.9" calcext:value-type="float">
            <text:p>0.9</text:p>
          </table:table-cell>
          <table:table-cell table:style-name="ce2" table:formula="of:=[I2_32.J66]" office:value-type="float" office:value="0.9" calcext:value-type="float">
            <text:p>0.9</text:p>
          </table:table-cell>
          <table:table-cell/>
          <table:table-cell office:value-type="float" office:value="6" calcext:value-type="float">
            <text:p>6</text:p>
          </table:table-cell>
          <table:table-cell table:formula="of:=[I2_4.E66]" office:value-type="float" office:value="0.181818" calcext:value-type="float">
            <text:p>0.181818</text:p>
          </table:table-cell>
          <table:table-cell table:style-name="ce2" table:formula="of:=[I2_8.E66]" office:value-type="float" office:value="0.218182" calcext:value-type="float">
            <text:p>0.218182</text:p>
          </table:table-cell>
          <table:table-cell table:style-name="ce2" table:formula="of:=[I2_16.E66]" office:value-type="float" office:value="0.268182" calcext:value-type="float">
            <text:p>0.268182</text:p>
          </table:table-cell>
          <table:table-cell table:style-name="ce2" table:formula="of:=[I2_24.E66]" office:value-type="float" office:value="0.331818" calcext:value-type="float">
            <text:p>0.331818</text:p>
          </table:table-cell>
          <table:table-cell table:style-name="ce2" table:formula="of:=[I2_32.E66]" office:value-type="float" office:value="0.35" calcext:value-type="float">
            <text:p>0.35</text:p>
          </table:table-cell>
          <table:table-cell table:formula="of:=[I2_4.K66]" office:value-type="float" office:value="0.218182" calcext:value-type="float">
            <text:p>0.218182</text:p>
          </table:table-cell>
          <table:table-cell table:formula="of:=[I2_8.K66]" office:value-type="float" office:value="0.418182" calcext:value-type="float">
            <text:p>0.418182</text:p>
          </table:table-cell>
          <table:table-cell table:formula="of:=[I2_16.K66]" office:value-type="float" office:value="0.509091" calcext:value-type="float">
            <text:p>0.509091</text:p>
          </table:table-cell>
          <table:table-cell table:formula="of:=[I2_24.K66]" office:value-type="float" office:value="0.527273" calcext:value-type="float">
            <text:p>0.527273</text:p>
          </table:table-cell>
          <table:table-cell table:formula="of:=[I2_32.K66]"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I2_4.D67]" office:value-type="float" office:value="0.642857" calcext:value-type="float">
            <text:p>0.642857</text:p>
          </table:table-cell>
          <table:table-cell table:formula="of:=[I2_8.D67]" office:value-type="float" office:value="0.785714" calcext:value-type="float">
            <text:p>0.785714</text:p>
          </table:table-cell>
          <table:table-cell table:formula="of:=[I2_16.D67]" office:value-type="float" office:value="0.942857" calcext:value-type="float">
            <text:p>0.942857</text:p>
          </table:table-cell>
          <table:table-cell table:formula="of:=[I2_24.D67]" office:value-type="float" office:value="0.957143" calcext:value-type="float">
            <text:p>0.957143</text:p>
          </table:table-cell>
          <table:table-cell table:formula="of:=[I2_32.D67]" office:value-type="float" office:value="0.971429" calcext:value-type="float">
            <text:p>0.971429</text:p>
          </table:table-cell>
          <table:table-cell table:formula="of:=[I2_4.J67]" office:value-type="float" office:value="0.428571" calcext:value-type="float">
            <text:p>0.428571</text:p>
          </table:table-cell>
          <table:table-cell table:formula="of:=[I2_8.J67]" office:value-type="float" office:value="0.585714" calcext:value-type="float">
            <text:p>0.585714</text:p>
          </table:table-cell>
          <table:table-cell table:formula="of:=[I2_16.J67]" office:value-type="float" office:value="0.928571" calcext:value-type="float">
            <text:p>0.928571</text:p>
          </table:table-cell>
          <table:table-cell table:formula="of:=[I2_24.J67]" office:value-type="float" office:value="0.942857" calcext:value-type="float">
            <text:p>0.942857</text:p>
          </table:table-cell>
          <table:table-cell table:style-name="ce2" table:formula="of:=[I2_32.J67]" office:value-type="float" office:value="0.942857" calcext:value-type="float">
            <text:p>0.942857</text:p>
          </table:table-cell>
          <table:table-cell/>
          <table:table-cell office:value-type="float" office:value="7" calcext:value-type="float">
            <text:p>7</text:p>
          </table:table-cell>
          <table:table-cell table:formula="of:=[I2_4.E67]" office:value-type="float" office:value="0.2" calcext:value-type="float">
            <text:p>0.2</text:p>
          </table:table-cell>
          <table:table-cell table:style-name="ce2" table:formula="of:=[I2_8.E67]" office:value-type="float" office:value="0.204545" calcext:value-type="float">
            <text:p>0.204545</text:p>
          </table:table-cell>
          <table:table-cell table:style-name="ce2" table:formula="of:=[I2_16.E67]" office:value-type="float" office:value="0.245455" calcext:value-type="float">
            <text:p>0.245455</text:p>
          </table:table-cell>
          <table:table-cell table:style-name="ce2" table:formula="of:=[I2_24.E67]" office:value-type="float" office:value="0.340909" calcext:value-type="float">
            <text:p>0.340909</text:p>
          </table:table-cell>
          <table:table-cell table:style-name="ce2" table:formula="of:=[I2_32.E67]" office:value-type="float" office:value="0.318182" calcext:value-type="float">
            <text:p>0.318182</text:p>
          </table:table-cell>
          <table:table-cell table:formula="of:=[I2_4.K67]" office:value-type="float" office:value="0.218182" calcext:value-type="float">
            <text:p>0.218182</text:p>
          </table:table-cell>
          <table:table-cell table:formula="of:=[I2_8.K67]" office:value-type="float" office:value="0.468182" calcext:value-type="float">
            <text:p>0.468182</text:p>
          </table:table-cell>
          <table:table-cell table:formula="of:=[I2_16.K67]" office:value-type="float" office:value="0.486364" calcext:value-type="float">
            <text:p>0.486364</text:p>
          </table:table-cell>
          <table:table-cell table:formula="of:=[I2_24.K67]" office:value-type="float" office:value="0.513636" calcext:value-type="float">
            <text:p>0.513636</text:p>
          </table:table-cell>
          <table:table-cell table:formula="of:=[I2_32.K67]"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I2_4.D68]" office:value-type="float" office:value="0.571429" calcext:value-type="float">
            <text:p>0.571429</text:p>
          </table:table-cell>
          <table:table-cell table:formula="of:=[I2_8.D68]" office:value-type="float" office:value="0.871429" calcext:value-type="float">
            <text:p>0.871429</text:p>
          </table:table-cell>
          <table:table-cell table:formula="of:=[I2_16.D68]" office:value-type="float" office:value="0.957143" calcext:value-type="float">
            <text:p>0.957143</text:p>
          </table:table-cell>
          <table:table-cell table:formula="of:=[I2_24.D68]" office:value-type="float" office:value="0.957143" calcext:value-type="float">
            <text:p>0.957143</text:p>
          </table:table-cell>
          <table:table-cell table:formula="of:=[I2_32.D68]" office:value-type="float" office:value="0.985714" calcext:value-type="float">
            <text:p>0.985714</text:p>
          </table:table-cell>
          <table:table-cell table:formula="of:=[I2_4.J68]" office:value-type="float" office:value="0.457143" calcext:value-type="float">
            <text:p>0.457143</text:p>
          </table:table-cell>
          <table:table-cell table:formula="of:=[I2_8.J68]" office:value-type="float" office:value="0.7" calcext:value-type="float">
            <text:p>0.7</text:p>
          </table:table-cell>
          <table:table-cell table:formula="of:=[I2_16.J68]" office:value-type="float" office:value="0.914286" calcext:value-type="float">
            <text:p>0.914286</text:p>
          </table:table-cell>
          <table:table-cell table:formula="of:=[I2_24.J68]" office:value-type="float" office:value="0.957143" calcext:value-type="float">
            <text:p>0.957143</text:p>
          </table:table-cell>
          <table:table-cell table:style-name="ce2" table:formula="of:=[I2_32.J68]" office:value-type="float" office:value="0.971429" calcext:value-type="float">
            <text:p>0.971429</text:p>
          </table:table-cell>
          <table:table-cell/>
          <table:table-cell office:value-type="float" office:value="8" calcext:value-type="float">
            <text:p>8</text:p>
          </table:table-cell>
          <table:table-cell table:formula="of:=[I2_4.E68]" office:value-type="float" office:value="0.240909" calcext:value-type="float">
            <text:p>0.240909</text:p>
          </table:table-cell>
          <table:table-cell table:style-name="ce2" table:formula="of:=[I2_8.E68]" office:value-type="float" office:value="0.2" calcext:value-type="float">
            <text:p>0.2</text:p>
          </table:table-cell>
          <table:table-cell table:style-name="ce2" table:formula="of:=[I2_16.E68]" office:value-type="float" office:value="0.290909" calcext:value-type="float">
            <text:p>0.290909</text:p>
          </table:table-cell>
          <table:table-cell table:style-name="ce2" table:formula="of:=[I2_24.E68]" office:value-type="float" office:value="0.286364" calcext:value-type="float">
            <text:p>0.286364</text:p>
          </table:table-cell>
          <table:table-cell table:style-name="ce2" table:formula="of:=[I2_32.E68]" office:value-type="float" office:value="0.327273" calcext:value-type="float">
            <text:p>0.327273</text:p>
          </table:table-cell>
          <table:table-cell table:formula="of:=[I2_4.K68]" office:value-type="float" office:value="0.272727" calcext:value-type="float">
            <text:p>0.272727</text:p>
          </table:table-cell>
          <table:table-cell table:formula="of:=[I2_8.K68]" office:value-type="float" office:value="0.454545" calcext:value-type="float">
            <text:p>0.454545</text:p>
          </table:table-cell>
          <table:table-cell table:formula="of:=[I2_16.K68]" office:value-type="float" office:value="0.536364" calcext:value-type="float">
            <text:p>0.536364</text:p>
          </table:table-cell>
          <table:table-cell table:formula="of:=[I2_24.K68]" office:value-type="float" office:value="0.559091" calcext:value-type="float">
            <text:p>0.559091</text:p>
          </table:table-cell>
          <table:table-cell table:formula="of:=[I2_32.K68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I2_4.D69]" office:value-type="float" office:value="0.685714" calcext:value-type="float">
            <text:p>0.685714</text:p>
          </table:table-cell>
          <table:table-cell table:formula="of:=[I2_8.D69]" office:value-type="float" office:value="0.914286" calcext:value-type="float">
            <text:p>0.914286</text:p>
          </table:table-cell>
          <table:table-cell table:formula="of:=[I2_16.D69]" office:value-type="float" office:value="0.971429" calcext:value-type="float">
            <text:p>0.971429</text:p>
          </table:table-cell>
          <table:table-cell table:formula="of:=[I2_24.D69]" office:value-type="float" office:value="0.971429" calcext:value-type="float">
            <text:p>0.971429</text:p>
          </table:table-cell>
          <table:table-cell table:formula="of:=[I2_32.D69]" office:value-type="float" office:value="0.971429" calcext:value-type="float">
            <text:p>0.971429</text:p>
          </table:table-cell>
          <table:table-cell table:formula="of:=[I2_4.J69]" office:value-type="float" office:value="0.5" calcext:value-type="float">
            <text:p>0.5</text:p>
          </table:table-cell>
          <table:table-cell table:formula="of:=[I2_8.J69]" office:value-type="float" office:value="0.8" calcext:value-type="float">
            <text:p>0.8</text:p>
          </table:table-cell>
          <table:table-cell table:formula="of:=[I2_16.J69]" office:value-type="float" office:value="0.957143" calcext:value-type="float">
            <text:p>0.957143</text:p>
          </table:table-cell>
          <table:table-cell table:formula="of:=[I2_24.J69]" office:value-type="float" office:value="0.957143" calcext:value-type="float">
            <text:p>0.957143</text:p>
          </table:table-cell>
          <table:table-cell table:style-name="ce2" table:formula="of:=[I2_32.J69]" office:value-type="float" office:value="0.985714" calcext:value-type="float">
            <text:p>0.98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I2_4.E69]" office:value-type="float" office:value="0.2" calcext:value-type="float">
            <text:p>0.2</text:p>
          </table:table-cell>
          <table:table-cell table:style-name="ce2" table:formula="of:=[I2_8.E69]" office:value-type="float" office:value="0.236364" calcext:value-type="float">
            <text:p>0.236364</text:p>
          </table:table-cell>
          <table:table-cell table:style-name="ce2" table:formula="of:=[I2_16.E69]" office:value-type="float" office:value="0.336364" calcext:value-type="float">
            <text:p>0.336364</text:p>
          </table:table-cell>
          <table:table-cell table:style-name="ce2" table:formula="of:=[I2_24.E69]" office:value-type="float" office:value="0.313636" calcext:value-type="float">
            <text:p>0.313636</text:p>
          </table:table-cell>
          <table:table-cell table:style-name="ce2" table:formula="of:=[I2_32.E69]" office:value-type="float" office:value="0.295455" calcext:value-type="float">
            <text:p>0.295455</text:p>
          </table:table-cell>
          <table:table-cell table:formula="of:=[I2_4.K69]" office:value-type="float" office:value="0.286364" calcext:value-type="float">
            <text:p>0.286364</text:p>
          </table:table-cell>
          <table:table-cell table:formula="of:=[I2_8.K69]" office:value-type="float" office:value="0.481818" calcext:value-type="float">
            <text:p>0.481818</text:p>
          </table:table-cell>
          <table:table-cell table:formula="of:=[I2_16.K69]" office:value-type="float" office:value="0.518182" calcext:value-type="float">
            <text:p>0.518182</text:p>
          </table:table-cell>
          <table:table-cell table:formula="of:=[I2_24.K69]" office:value-type="float" office:value="0.627273" calcext:value-type="float">
            <text:p>0.627273</text:p>
          </table:table-cell>
          <table:table-cell table:formula="of:=[I2_32.K69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I2_4.D70]" office:value-type="float" office:value="0.757143" calcext:value-type="float">
            <text:p>0.757143</text:p>
          </table:table-cell>
          <table:table-cell table:formula="of:=[I2_8.D70]" office:value-type="float" office:value="0.9" calcext:value-type="float">
            <text:p>0.9</text:p>
          </table:table-cell>
          <table:table-cell table:formula="of:=[I2_16.D70]" office:value-type="float" office:value="0.957143" calcext:value-type="float">
            <text:p>0.957143</text:p>
          </table:table-cell>
          <table:table-cell table:formula="of:=[I2_24.D70]" office:value-type="float" office:value="0.985714" calcext:value-type="float">
            <text:p>0.985714</text:p>
          </table:table-cell>
          <table:table-cell table:formula="of:=[I2_32.D70]" office:value-type="float" office:value="1" calcext:value-type="float">
            <text:p>1</text:p>
          </table:table-cell>
          <table:table-cell table:formula="of:=[I2_4.J70]" office:value-type="float" office:value="0.642857" calcext:value-type="float">
            <text:p>0.642857</text:p>
          </table:table-cell>
          <table:table-cell table:formula="of:=[I2_8.J70]" office:value-type="float" office:value="0.742857" calcext:value-type="float">
            <text:p>0.742857</text:p>
          </table:table-cell>
          <table:table-cell table:formula="of:=[I2_16.J70]" office:value-type="float" office:value="0.985714" calcext:value-type="float">
            <text:p>0.985714</text:p>
          </table:table-cell>
          <table:table-cell table:formula="of:=[I2_24.J70]" office:value-type="float" office:value="0.957143" calcext:value-type="float">
            <text:p>0.957143</text:p>
          </table:table-cell>
          <table:table-cell table:style-name="ce2" table:formula="of:=[I2_32.J70]" office:value-type="float" office:value="0.985714" calcext:value-type="float">
            <text:p>0.9857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I2_4.E70]" office:value-type="float" office:value="0.195455" calcext:value-type="float">
            <text:p>0.195455</text:p>
          </table:table-cell>
          <table:table-cell table:style-name="ce2" table:formula="of:=[I2_8.E70]" office:value-type="float" office:value="0.222727" calcext:value-type="float">
            <text:p>0.222727</text:p>
          </table:table-cell>
          <table:table-cell table:style-name="ce2" table:formula="of:=[I2_16.E70]" office:value-type="float" office:value="0.290909" calcext:value-type="float">
            <text:p>0.290909</text:p>
          </table:table-cell>
          <table:table-cell table:style-name="ce2" table:formula="of:=[I2_24.E70]" office:value-type="float" office:value="0.327273" calcext:value-type="float">
            <text:p>0.327273</text:p>
          </table:table-cell>
          <table:table-cell table:style-name="ce2" table:formula="of:=[I2_32.E70]" office:value-type="float" office:value="0.359091" calcext:value-type="float">
            <text:p>0.359091</text:p>
          </table:table-cell>
          <table:table-cell table:formula="of:=[I2_4.K70]" office:value-type="float" office:value="0.331818" calcext:value-type="float">
            <text:p>0.331818</text:p>
          </table:table-cell>
          <table:table-cell table:formula="of:=[I2_8.K70]" office:value-type="float" office:value="0.481818" calcext:value-type="float">
            <text:p>0.481818</text:p>
          </table:table-cell>
          <table:table-cell table:formula="of:=[I2_16.K70]" office:value-type="float" office:value="0.559091" calcext:value-type="float">
            <text:p>0.559091</text:p>
          </table:table-cell>
          <table:table-cell table:formula="of:=[I2_24.K70]" office:value-type="float" office:value="0.6" calcext:value-type="float">
            <text:p>0.6</text:p>
          </table:table-cell>
          <table:table-cell table:formula="of:=[I2_32.K70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I2_4.D71]" office:value-type="float" office:value="0.7875" calcext:value-type="float">
            <text:p>0.7875</text:p>
          </table:table-cell>
          <table:table-cell table:formula="of:=[I2_8.D71]" office:value-type="float" office:value="0.925" calcext:value-type="float">
            <text:p>0.925</text:p>
          </table:table-cell>
          <table:table-cell table:formula="of:=[I2_16.D71]" office:value-type="float" office:value="0.975" calcext:value-type="float">
            <text:p>0.975</text:p>
          </table:table-cell>
          <table:table-cell table:formula="of:=[I2_24.D71]" office:value-type="float" office:value="0.975" calcext:value-type="float">
            <text:p>0.975</text:p>
          </table:table-cell>
          <table:table-cell table:formula="of:=[I2_32.D71]" office:value-type="float" office:value="0.975" calcext:value-type="float">
            <text:p>0.975</text:p>
          </table:table-cell>
          <table:table-cell table:formula="of:=[I2_4.J71]" office:value-type="float" office:value="0.6125" calcext:value-type="float">
            <text:p>0.6125</text:p>
          </table:table-cell>
          <table:table-cell table:formula="of:=[I2_8.J71]" office:value-type="float" office:value="0.8375" calcext:value-type="float">
            <text:p>0.8375</text:p>
          </table:table-cell>
          <table:table-cell table:formula="of:=[I2_16.J71]" office:value-type="float" office:value="0.9875" calcext:value-type="float">
            <text:p>0.9875</text:p>
          </table:table-cell>
          <table:table-cell table:formula="of:=[I2_24.J71]" office:value-type="float" office:value="0.9875" calcext:value-type="float">
            <text:p>0.9875</text:p>
          </table:table-cell>
          <table:table-cell table:style-name="ce2" table:formula="of:=[I2_32.J71]" office:value-type="float" office:value="0.9875" calcext:value-type="float">
            <text:p>0.9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I2_4.E71]" office:value-type="float" office:value="0.213636" calcext:value-type="float">
            <text:p>0.213636</text:p>
          </table:table-cell>
          <table:table-cell table:style-name="ce2" table:formula="of:=[I2_8.E71]" office:value-type="float" office:value="0.277273" calcext:value-type="float">
            <text:p>0.277273</text:p>
          </table:table-cell>
          <table:table-cell table:style-name="ce2" table:formula="of:=[I2_16.E71]" office:value-type="float" office:value="0.286364" calcext:value-type="float">
            <text:p>0.286364</text:p>
          </table:table-cell>
          <table:table-cell table:style-name="ce2" table:formula="of:=[I2_24.E71]" office:value-type="float" office:value="0.363636" calcext:value-type="float">
            <text:p>0.363636</text:p>
          </table:table-cell>
          <table:table-cell table:style-name="ce2" table:formula="of:=[I2_32.E71]" office:value-type="float" office:value="0.322727" calcext:value-type="float">
            <text:p>0.322727</text:p>
          </table:table-cell>
          <table:table-cell table:formula="of:=[I2_4.K71]" office:value-type="float" office:value="0.327273" calcext:value-type="float">
            <text:p>0.327273</text:p>
          </table:table-cell>
          <table:table-cell table:formula="of:=[I2_8.K71]" office:value-type="float" office:value="0.509091" calcext:value-type="float">
            <text:p>0.509091</text:p>
          </table:table-cell>
          <table:table-cell table:formula="of:=[I2_16.K71]" office:value-type="float" office:value="0.6" calcext:value-type="float">
            <text:p>0.6</text:p>
          </table:table-cell>
          <table:table-cell table:formula="of:=[I2_24.K71]" office:value-type="float" office:value="0.636364" calcext:value-type="float">
            <text:p>0.636364</text:p>
          </table:table-cell>
          <table:table-cell table:formula="of:=[I2_32.K71]"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I2_4.D72]" office:value-type="float" office:value="0.857143" calcext:value-type="float">
            <text:p>0.857143</text:p>
          </table:table-cell>
          <table:table-cell table:formula="of:=[I2_8.D72]" office:value-type="float" office:value="0.985714" calcext:value-type="float">
            <text:p>0.985714</text:p>
          </table:table-cell>
          <table:table-cell table:formula="of:=[I2_16.D72]" office:value-type="float" office:value="1" calcext:value-type="float">
            <text:p>1</text:p>
          </table:table-cell>
          <table:table-cell table:formula="of:=[I2_24.D72]" office:value-type="float" office:value="1" calcext:value-type="float">
            <text:p>1</text:p>
          </table:table-cell>
          <table:table-cell table:formula="of:=[I2_32.D72]" office:value-type="float" office:value="0.985714" calcext:value-type="float">
            <text:p>0.985714</text:p>
          </table:table-cell>
          <table:table-cell table:formula="of:=[I2_4.J72]" office:value-type="float" office:value="0.571429" calcext:value-type="float">
            <text:p>0.571429</text:p>
          </table:table-cell>
          <table:table-cell table:formula="of:=[I2_8.J72]" office:value-type="float" office:value="0.9" calcext:value-type="float">
            <text:p>0.9</text:p>
          </table:table-cell>
          <table:table-cell table:formula="of:=[I2_16.J72]" office:value-type="float" office:value="0.985714" calcext:value-type="float">
            <text:p>0.985714</text:p>
          </table:table-cell>
          <table:table-cell table:formula="of:=[I2_24.J72]" office:value-type="float" office:value="1" calcext:value-type="float">
            <text:p>1</text:p>
          </table:table-cell>
          <table:table-cell table:style-name="ce2" table:formula="of:=[I2_32.J72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I2_4.E72]" office:value-type="float" office:value="0.181818" calcext:value-type="float">
            <text:p>0.181818</text:p>
          </table:table-cell>
          <table:table-cell table:style-name="ce2" table:formula="of:=[I2_8.E72]" office:value-type="float" office:value="0.268182" calcext:value-type="float">
            <text:p>0.268182</text:p>
          </table:table-cell>
          <table:table-cell table:style-name="ce2" table:formula="of:=[I2_16.E72]" office:value-type="float" office:value="0.272727" calcext:value-type="float">
            <text:p>0.272727</text:p>
          </table:table-cell>
          <table:table-cell table:style-name="ce2" table:formula="of:=[I2_24.E72]" office:value-type="float" office:value="0.390909" calcext:value-type="float">
            <text:p>0.390909</text:p>
          </table:table-cell>
          <table:table-cell table:style-name="ce2" table:formula="of:=[I2_32.E72]" office:value-type="float" office:value="0.309091" calcext:value-type="float">
            <text:p>0.309091</text:p>
          </table:table-cell>
          <table:table-cell table:formula="of:=[I2_4.K72]" office:value-type="float" office:value="0.381818" calcext:value-type="float">
            <text:p>0.381818</text:p>
          </table:table-cell>
          <table:table-cell table:formula="of:=[I2_8.K72]" office:value-type="float" office:value="0.513636" calcext:value-type="float">
            <text:p>0.513636</text:p>
          </table:table-cell>
          <table:table-cell table:formula="of:=[I2_16.K72]" office:value-type="float" office:value="0.545455" calcext:value-type="float">
            <text:p>0.545455</text:p>
          </table:table-cell>
          <table:table-cell table:formula="of:=[I2_24.K72]" office:value-type="float" office:value="0.577273" calcext:value-type="float">
            <text:p>0.577273</text:p>
          </table:table-cell>
          <table:table-cell table:formula="of:=[I2_32.K72]"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I2_4.D73]" office:value-type="float" office:value="0.828571" calcext:value-type="float">
            <text:p>0.828571</text:p>
          </table:table-cell>
          <table:table-cell table:formula="of:=[I2_8.D73]" office:value-type="float" office:value="0.928571" calcext:value-type="float">
            <text:p>0.928571</text:p>
          </table:table-cell>
          <table:table-cell table:formula="of:=[I2_16.D73]" office:value-type="float" office:value="1" calcext:value-type="float">
            <text:p>1</text:p>
          </table:table-cell>
          <table:table-cell table:formula="of:=[I2_24.D73]" office:value-type="float" office:value="1" calcext:value-type="float">
            <text:p>1</text:p>
          </table:table-cell>
          <table:table-cell table:formula="of:=[I2_32.D73]" office:value-type="float" office:value="1" calcext:value-type="float">
            <text:p>1</text:p>
          </table:table-cell>
          <table:table-cell table:formula="of:=[I2_4.J73]" office:value-type="float" office:value="0.657143" calcext:value-type="float">
            <text:p>0.657143</text:p>
          </table:table-cell>
          <table:table-cell table:formula="of:=[I2_8.J73]" office:value-type="float" office:value="0.928571" calcext:value-type="float">
            <text:p>0.928571</text:p>
          </table:table-cell>
          <table:table-cell table:formula="of:=[I2_16.J73]" office:value-type="float" office:value="0.971429" calcext:value-type="float">
            <text:p>0.971429</text:p>
          </table:table-cell>
          <table:table-cell table:formula="of:=[I2_24.J73]" office:value-type="float" office:value="0.985714" calcext:value-type="float">
            <text:p>0.985714</text:p>
          </table:table-cell>
          <table:table-cell table:style-name="ce2" table:formula="of:=[I2_32.J73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I2_4.E73]" office:value-type="float" office:value="0.2" calcext:value-type="float">
            <text:p>0.2</text:p>
          </table:table-cell>
          <table:table-cell table:style-name="ce2" table:formula="of:=[I2_8.E73]" office:value-type="float" office:value="0.313636" calcext:value-type="float">
            <text:p>0.313636</text:p>
          </table:table-cell>
          <table:table-cell table:style-name="ce2" table:formula="of:=[I2_16.E73]" office:value-type="float" office:value="0.313636" calcext:value-type="float">
            <text:p>0.313636</text:p>
          </table:table-cell>
          <table:table-cell table:style-name="ce2" table:formula="of:=[I2_24.E73]" office:value-type="float" office:value="0.345455" calcext:value-type="float">
            <text:p>0.345455</text:p>
          </table:table-cell>
          <table:table-cell table:style-name="ce2" table:formula="of:=[I2_32.E73]" office:value-type="float" office:value="0.377273" calcext:value-type="float">
            <text:p>0.377273</text:p>
          </table:table-cell>
          <table:table-cell table:formula="of:=[I2_4.K73]" office:value-type="float" office:value="0.368182" calcext:value-type="float">
            <text:p>0.368182</text:p>
          </table:table-cell>
          <table:table-cell table:formula="of:=[I2_8.K73]" office:value-type="float" office:value="0.490909" calcext:value-type="float">
            <text:p>0.490909</text:p>
          </table:table-cell>
          <table:table-cell table:formula="of:=[I2_16.K73]" office:value-type="float" office:value="0.609091" calcext:value-type="float">
            <text:p>0.609091</text:p>
          </table:table-cell>
          <table:table-cell table:formula="of:=[I2_24.K73]" office:value-type="float" office:value="0.654545" calcext:value-type="float">
            <text:p>0.654545</text:p>
          </table:table-cell>
          <table:table-cell table:formula="of:=[I2_32.K73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I2_4.D74]" office:value-type="float" office:value="0.885714" calcext:value-type="float">
            <text:p>0.885714</text:p>
          </table:table-cell>
          <table:table-cell table:formula="of:=[I2_8.D74]" office:value-type="float" office:value="0.957143" calcext:value-type="float">
            <text:p>0.957143</text:p>
          </table:table-cell>
          <table:table-cell table:formula="of:=[I2_16.D74]" office:value-type="float" office:value="0.985714" calcext:value-type="float">
            <text:p>0.985714</text:p>
          </table:table-cell>
          <table:table-cell table:formula="of:=[I2_24.D74]" office:value-type="float" office:value="0.985714" calcext:value-type="float">
            <text:p>0.985714</text:p>
          </table:table-cell>
          <table:table-cell table:formula="of:=[I2_32.D74]" office:value-type="float" office:value="1" calcext:value-type="float">
            <text:p>1</text:p>
          </table:table-cell>
          <table:table-cell table:formula="of:=[I2_4.J74]" office:value-type="float" office:value="0.757143" calcext:value-type="float">
            <text:p>0.757143</text:p>
          </table:table-cell>
          <table:table-cell table:formula="of:=[I2_8.J74]" office:value-type="float" office:value="0.842857" calcext:value-type="float">
            <text:p>0.842857</text:p>
          </table:table-cell>
          <table:table-cell table:formula="of:=[I2_16.J74]" office:value-type="float" office:value="0.971429" calcext:value-type="float">
            <text:p>0.971429</text:p>
          </table:table-cell>
          <table:table-cell table:formula="of:=[I2_24.J74]" office:value-type="float" office:value="1" calcext:value-type="float">
            <text:p>1</text:p>
          </table:table-cell>
          <table:table-cell table:style-name="ce2" table:formula="of:=[I2_32.J74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I2_4.E74]" office:value-type="float" office:value="0.227273" calcext:value-type="float">
            <text:p>0.227273</text:p>
          </table:table-cell>
          <table:table-cell table:style-name="ce2" table:formula="of:=[I2_8.E74]" office:value-type="float" office:value="0.286364" calcext:value-type="float">
            <text:p>0.286364</text:p>
          </table:table-cell>
          <table:table-cell table:style-name="ce2" table:formula="of:=[I2_16.E74]" office:value-type="float" office:value="0.336364" calcext:value-type="float">
            <text:p>0.336364</text:p>
          </table:table-cell>
          <table:table-cell table:style-name="ce2" table:formula="of:=[I2_24.E74]" office:value-type="float" office:value="0.377273" calcext:value-type="float">
            <text:p>0.377273</text:p>
          </table:table-cell>
          <table:table-cell table:style-name="ce2" table:formula="of:=[I2_32.E74]" office:value-type="float" office:value="0.327273" calcext:value-type="float">
            <text:p>0.327273</text:p>
          </table:table-cell>
          <table:table-cell table:formula="of:=[I2_4.K74]" office:value-type="float" office:value="0.409091" calcext:value-type="float">
            <text:p>0.409091</text:p>
          </table:table-cell>
          <table:table-cell table:formula="of:=[I2_8.K74]" office:value-type="float" office:value="0.545455" calcext:value-type="float">
            <text:p>0.545455</text:p>
          </table:table-cell>
          <table:table-cell table:formula="of:=[I2_16.K74]" office:value-type="float" office:value="0.609091" calcext:value-type="float">
            <text:p>0.609091</text:p>
          </table:table-cell>
          <table:table-cell table:formula="of:=[I2_24.K74]" office:value-type="float" office:value="0.604545" calcext:value-type="float">
            <text:p>0.604545</text:p>
          </table:table-cell>
          <table:table-cell table:formula="of:=[I2_32.K74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I2_4.D75]" office:value-type="float" office:value="0.8" calcext:value-type="float">
            <text:p>0.8</text:p>
          </table:table-cell>
          <table:table-cell table:formula="of:=[I2_8.D75]" office:value-type="float" office:value="0.985714" calcext:value-type="float">
            <text:p>0.985714</text:p>
          </table:table-cell>
          <table:table-cell table:formula="of:=[I2_16.D75]" office:value-type="float" office:value="1" calcext:value-type="float">
            <text:p>1</text:p>
          </table:table-cell>
          <table:table-cell table:formula="of:=[I2_24.D75]" office:value-type="float" office:value="0.985714" calcext:value-type="float">
            <text:p>0.985714</text:p>
          </table:table-cell>
          <table:table-cell table:formula="of:=[I2_32.D75]" office:value-type="float" office:value="1" calcext:value-type="float">
            <text:p>1</text:p>
          </table:table-cell>
          <table:table-cell table:formula="of:=[I2_4.J75]" office:value-type="float" office:value="0.771429" calcext:value-type="float">
            <text:p>0.771429</text:p>
          </table:table-cell>
          <table:table-cell table:formula="of:=[I2_8.J75]" office:value-type="float" office:value="0.942857" calcext:value-type="float">
            <text:p>0.942857</text:p>
          </table:table-cell>
          <table:table-cell table:formula="of:=[I2_16.J75]" office:value-type="float" office:value="0.985714" calcext:value-type="float">
            <text:p>0.985714</text:p>
          </table:table-cell>
          <table:table-cell table:formula="of:=[I2_24.J75]" office:value-type="float" office:value="1" calcext:value-type="float">
            <text:p>1</text:p>
          </table:table-cell>
          <table:table-cell table:style-name="ce2" table:formula="of:=[I2_32.J75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I2_4.E75]" office:value-type="float" office:value="0.236364" calcext:value-type="float">
            <text:p>0.236364</text:p>
          </table:table-cell>
          <table:table-cell table:style-name="ce2" table:formula="of:=[I2_8.E75]" office:value-type="float" office:value="0.240909" calcext:value-type="float">
            <text:p>0.240909</text:p>
          </table:table-cell>
          <table:table-cell table:style-name="ce2" table:formula="of:=[I2_16.E75]" office:value-type="float" office:value="0.318182" calcext:value-type="float">
            <text:p>0.318182</text:p>
          </table:table-cell>
          <table:table-cell table:style-name="ce2" table:formula="of:=[I2_24.E75]" office:value-type="float" office:value="0.377273" calcext:value-type="float">
            <text:p>0.377273</text:p>
          </table:table-cell>
          <table:table-cell table:style-name="ce2" table:formula="of:=[I2_32.E75]" office:value-type="float" office:value="0.336364" calcext:value-type="float">
            <text:p>0.336364</text:p>
          </table:table-cell>
          <table:table-cell table:formula="of:=[I2_4.K75]" office:value-type="float" office:value="0.454545" calcext:value-type="float">
            <text:p>0.454545</text:p>
          </table:table-cell>
          <table:table-cell table:formula="of:=[I2_8.K75]" office:value-type="float" office:value="0.572727" calcext:value-type="float">
            <text:p>0.572727</text:p>
          </table:table-cell>
          <table:table-cell table:formula="of:=[I2_16.K75]" office:value-type="float" office:value="0.636364" calcext:value-type="float">
            <text:p>0.636364</text:p>
          </table:table-cell>
          <table:table-cell table:formula="of:=[I2_24.K75]" office:value-type="float" office:value="0.6" calcext:value-type="float">
            <text:p>0.6</text:p>
          </table:table-cell>
          <table:table-cell table:formula="of:=[I2_32.K75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I2_4.D76]" office:value-type="float" office:value="0.928571" calcext:value-type="float">
            <text:p>0.928571</text:p>
          </table:table-cell>
          <table:table-cell table:formula="of:=[I2_8.D76]" office:value-type="float" office:value="0.985714" calcext:value-type="float">
            <text:p>0.985714</text:p>
          </table:table-cell>
          <table:table-cell table:formula="of:=[I2_16.D76]" office:value-type="float" office:value="1" calcext:value-type="float">
            <text:p>1</text:p>
          </table:table-cell>
          <table:table-cell table:formula="of:=[I2_24.D76]" office:value-type="float" office:value="1" calcext:value-type="float">
            <text:p>1</text:p>
          </table:table-cell>
          <table:table-cell table:formula="of:=[I2_32.D76]" office:value-type="float" office:value="1" calcext:value-type="float">
            <text:p>1</text:p>
          </table:table-cell>
          <table:table-cell table:formula="of:=[I2_4.J76]" office:value-type="float" office:value="0.814286" calcext:value-type="float">
            <text:p>0.814286</text:p>
          </table:table-cell>
          <table:table-cell table:formula="of:=[I2_8.J76]" office:value-type="float" office:value="0.942857" calcext:value-type="float">
            <text:p>0.942857</text:p>
          </table:table-cell>
          <table:table-cell table:formula="of:=[I2_16.J76]" office:value-type="float" office:value="1" calcext:value-type="float">
            <text:p>1</text:p>
          </table:table-cell>
          <table:table-cell table:formula="of:=[I2_24.J76]" office:value-type="float" office:value="1" calcext:value-type="float">
            <text:p>1</text:p>
          </table:table-cell>
          <table:table-cell table:style-name="ce2" table:formula="of:=[I2_32.J76]" office:value-type="float" office:value="0.971429" calcext:value-type="float">
            <text:p>0.9714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I2_4.E76]" office:value-type="float" office:value="0.209091" calcext:value-type="float">
            <text:p>0.209091</text:p>
          </table:table-cell>
          <table:table-cell table:style-name="ce2" table:formula="of:=[I2_8.E76]" office:value-type="float" office:value="0.263636" calcext:value-type="float">
            <text:p>0.263636</text:p>
          </table:table-cell>
          <table:table-cell table:style-name="ce2" table:formula="of:=[I2_16.E76]" office:value-type="float" office:value="0.3" calcext:value-type="float">
            <text:p>0.3</text:p>
          </table:table-cell>
          <table:table-cell table:style-name="ce2" table:formula="of:=[I2_24.E76]" office:value-type="float" office:value="0.322727" calcext:value-type="float">
            <text:p>0.322727</text:p>
          </table:table-cell>
          <table:table-cell table:style-name="ce2" table:formula="of:=[I2_32.E76]" office:value-type="float" office:value="0.35" calcext:value-type="float">
            <text:p>0.35</text:p>
          </table:table-cell>
          <table:table-cell table:formula="of:=[I2_4.K76]" office:value-type="float" office:value="0.481818" calcext:value-type="float">
            <text:p>0.481818</text:p>
          </table:table-cell>
          <table:table-cell table:formula="of:=[I2_8.K76]" office:value-type="float" office:value="0.540909" calcext:value-type="float">
            <text:p>0.540909</text:p>
          </table:table-cell>
          <table:table-cell table:formula="of:=[I2_16.K76]" office:value-type="float" office:value="0.645455" calcext:value-type="float">
            <text:p>0.645455</text:p>
          </table:table-cell>
          <table:table-cell table:formula="of:=[I2_24.K76]" office:value-type="float" office:value="0.627273" calcext:value-type="float">
            <text:p>0.627273</text:p>
          </table:table-cell>
          <table:table-cell table:formula="of:=[I2_32.K7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I2_4.D77]" office:value-type="float" office:value="0.985714" calcext:value-type="float">
            <text:p>0.985714</text:p>
          </table:table-cell>
          <table:table-cell table:formula="of:=[I2_8.D77]" office:value-type="float" office:value="1" calcext:value-type="float">
            <text:p>1</text:p>
          </table:table-cell>
          <table:table-cell table:formula="of:=[I2_16.D77]" office:value-type="float" office:value="0.985714" calcext:value-type="float">
            <text:p>0.985714</text:p>
          </table:table-cell>
          <table:table-cell table:formula="of:=[I2_24.D77]" office:value-type="float" office:value="1" calcext:value-type="float">
            <text:p>1</text:p>
          </table:table-cell>
          <table:table-cell table:formula="of:=[I2_32.D77]" office:value-type="float" office:value="1" calcext:value-type="float">
            <text:p>1</text:p>
          </table:table-cell>
          <table:table-cell table:formula="of:=[I2_4.J77]" office:value-type="float" office:value="0.814286" calcext:value-type="float">
            <text:p>0.814286</text:p>
          </table:table-cell>
          <table:table-cell table:formula="of:=[I2_8.J77]" office:value-type="float" office:value="0.957143" calcext:value-type="float">
            <text:p>0.957143</text:p>
          </table:table-cell>
          <table:table-cell table:formula="of:=[I2_16.J77]" office:value-type="float" office:value="1" calcext:value-type="float">
            <text:p>1</text:p>
          </table:table-cell>
          <table:table-cell table:formula="of:=[I2_24.J77]" office:value-type="float" office:value="1" calcext:value-type="float">
            <text:p>1</text:p>
          </table:table-cell>
          <table:table-cell table:style-name="ce2" table:formula="of:=[I2_32.J77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I2_4.E77]" office:value-type="float" office:value="0.195455" calcext:value-type="float">
            <text:p>0.195455</text:p>
          </table:table-cell>
          <table:table-cell table:style-name="ce2" table:formula="of:=[I2_8.E77]" office:value-type="float" office:value="0.286364" calcext:value-type="float">
            <text:p>0.286364</text:p>
          </table:table-cell>
          <table:table-cell table:style-name="ce2" table:formula="of:=[I2_16.E77]" office:value-type="float" office:value="0.3" calcext:value-type="float">
            <text:p>0.3</text:p>
          </table:table-cell>
          <table:table-cell table:style-name="ce2" table:formula="of:=[I2_24.E77]" office:value-type="float" office:value="0.327273" calcext:value-type="float">
            <text:p>0.327273</text:p>
          </table:table-cell>
          <table:table-cell table:style-name="ce2" table:formula="of:=[I2_32.E77]" office:value-type="float" office:value="0.390909" calcext:value-type="float">
            <text:p>0.390909</text:p>
          </table:table-cell>
          <table:table-cell table:formula="of:=[I2_4.K77]" office:value-type="float" office:value="0.472727" calcext:value-type="float">
            <text:p>0.472727</text:p>
          </table:table-cell>
          <table:table-cell table:formula="of:=[I2_8.K77]" office:value-type="float" office:value="0.6" calcext:value-type="float">
            <text:p>0.6</text:p>
          </table:table-cell>
          <table:table-cell table:formula="of:=[I2_16.K77]" office:value-type="float" office:value="0.559091" calcext:value-type="float">
            <text:p>0.559091</text:p>
          </table:table-cell>
          <table:table-cell table:formula="of:=[I2_24.K77]" office:value-type="float" office:value="0.636364" calcext:value-type="float">
            <text:p>0.636364</text:p>
          </table:table-cell>
          <table:table-cell table:formula="of:=[I2_32.K77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I2_4.D78]" office:value-type="float" office:value="0.971429" calcext:value-type="float">
            <text:p>0.971429</text:p>
          </table:table-cell>
          <table:table-cell table:formula="of:=[I2_8.D78]" office:value-type="float" office:value="0.971429" calcext:value-type="float">
            <text:p>0.971429</text:p>
          </table:table-cell>
          <table:table-cell table:formula="of:=[I2_16.D78]" office:value-type="float" office:value="1" calcext:value-type="float">
            <text:p>1</text:p>
          </table:table-cell>
          <table:table-cell table:formula="of:=[I2_24.D78]" office:value-type="float" office:value="1" calcext:value-type="float">
            <text:p>1</text:p>
          </table:table-cell>
          <table:table-cell table:formula="of:=[I2_32.D78]" office:value-type="float" office:value="1" calcext:value-type="float">
            <text:p>1</text:p>
          </table:table-cell>
          <table:table-cell table:formula="of:=[I2_4.J78]" office:value-type="float" office:value="0.8" calcext:value-type="float">
            <text:p>0.8</text:p>
          </table:table-cell>
          <table:table-cell table:formula="of:=[I2_8.J78]" office:value-type="float" office:value="0.928571" calcext:value-type="float">
            <text:p>0.928571</text:p>
          </table:table-cell>
          <table:table-cell table:formula="of:=[I2_16.J78]" office:value-type="float" office:value="1" calcext:value-type="float">
            <text:p>1</text:p>
          </table:table-cell>
          <table:table-cell table:formula="of:=[I2_24.J78]" office:value-type="float" office:value="1" calcext:value-type="float">
            <text:p>1</text:p>
          </table:table-cell>
          <table:table-cell table:style-name="ce2" table:formula="of:=[I2_32.J78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I2_4.E78]" office:value-type="float" office:value="0.268182" calcext:value-type="float">
            <text:p>0.268182</text:p>
          </table:table-cell>
          <table:table-cell table:style-name="ce2" table:formula="of:=[I2_8.E78]" office:value-type="float" office:value="0.286364" calcext:value-type="float">
            <text:p>0.286364</text:p>
          </table:table-cell>
          <table:table-cell table:style-name="ce2" table:formula="of:=[I2_16.E78]" office:value-type="float" office:value="0.318182" calcext:value-type="float">
            <text:p>0.318182</text:p>
          </table:table-cell>
          <table:table-cell table:style-name="ce2" table:formula="of:=[I2_24.E78]" office:value-type="float" office:value="0.336364" calcext:value-type="float">
            <text:p>0.336364</text:p>
          </table:table-cell>
          <table:table-cell table:style-name="ce2" table:formula="of:=[I2_32.E78]" office:value-type="float" office:value="0.309091" calcext:value-type="float">
            <text:p>0.309091</text:p>
          </table:table-cell>
          <table:table-cell table:formula="of:=[I2_4.K78]" office:value-type="float" office:value="0.490909" calcext:value-type="float">
            <text:p>0.490909</text:p>
          </table:table-cell>
          <table:table-cell table:formula="of:=[I2_8.K78]" office:value-type="float" office:value="0.6" calcext:value-type="float">
            <text:p>0.6</text:p>
          </table:table-cell>
          <table:table-cell table:formula="of:=[I2_16.K78]" office:value-type="float" office:value="0.65" calcext:value-type="float">
            <text:p>0.65</text:p>
          </table:table-cell>
          <table:table-cell table:formula="of:=[I2_24.K78]" office:value-type="float" office:value="0.672727" calcext:value-type="float">
            <text:p>0.672727</text:p>
          </table:table-cell>
          <table:table-cell table:formula="of:=[I2_32.K78]"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I2_4.D79]" office:value-type="float" office:value="0.957143" calcext:value-type="float">
            <text:p>0.957143</text:p>
          </table:table-cell>
          <table:table-cell table:formula="of:=[I2_8.D79]" office:value-type="float" office:value="1" calcext:value-type="float">
            <text:p>1</text:p>
          </table:table-cell>
          <table:table-cell table:formula="of:=[I2_16.D79]" office:value-type="float" office:value="1" calcext:value-type="float">
            <text:p>1</text:p>
          </table:table-cell>
          <table:table-cell table:formula="of:=[I2_24.D79]" office:value-type="float" office:value="1" calcext:value-type="float">
            <text:p>1</text:p>
          </table:table-cell>
          <table:table-cell table:formula="of:=[I2_32.D79]" office:value-type="float" office:value="1" calcext:value-type="float">
            <text:p>1</text:p>
          </table:table-cell>
          <table:table-cell table:formula="of:=[I2_4.J79]" office:value-type="float" office:value="0.842857" calcext:value-type="float">
            <text:p>0.842857</text:p>
          </table:table-cell>
          <table:table-cell table:formula="of:=[I2_8.J79]" office:value-type="float" office:value="0.971429" calcext:value-type="float">
            <text:p>0.971429</text:p>
          </table:table-cell>
          <table:table-cell table:formula="of:=[I2_16.J79]" office:value-type="float" office:value="1" calcext:value-type="float">
            <text:p>1</text:p>
          </table:table-cell>
          <table:table-cell table:formula="of:=[I2_24.J79]" office:value-type="float" office:value="1" calcext:value-type="float">
            <text:p>1</text:p>
          </table:table-cell>
          <table:table-cell table:style-name="ce2" table:formula="of:=[I2_32.J79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I2_4.E79]" office:value-type="float" office:value="0.268182" calcext:value-type="float">
            <text:p>0.268182</text:p>
          </table:table-cell>
          <table:table-cell table:style-name="ce2" table:formula="of:=[I2_8.E79]" office:value-type="float" office:value="0.318182" calcext:value-type="float">
            <text:p>0.318182</text:p>
          </table:table-cell>
          <table:table-cell table:style-name="ce2" table:formula="of:=[I2_16.E79]" office:value-type="float" office:value="0.3" calcext:value-type="float">
            <text:p>0.3</text:p>
          </table:table-cell>
          <table:table-cell table:style-name="ce2" table:formula="of:=[I2_24.E79]" office:value-type="float" office:value="0.377273" calcext:value-type="float">
            <text:p>0.377273</text:p>
          </table:table-cell>
          <table:table-cell table:style-name="ce2" table:formula="of:=[I2_32.E79]" office:value-type="float" office:value="0.345455" calcext:value-type="float">
            <text:p>0.345455</text:p>
          </table:table-cell>
          <table:table-cell table:formula="of:=[I2_4.K79]" office:value-type="float" office:value="0.536364" calcext:value-type="float">
            <text:p>0.536364</text:p>
          </table:table-cell>
          <table:table-cell table:formula="of:=[I2_8.K79]" office:value-type="float" office:value="0.613636" calcext:value-type="float">
            <text:p>0.613636</text:p>
          </table:table-cell>
          <table:table-cell table:formula="of:=[I2_16.K79]" office:value-type="float" office:value="0.6" calcext:value-type="float">
            <text:p>0.6</text:p>
          </table:table-cell>
          <table:table-cell table:formula="of:=[I2_24.K79]" office:value-type="float" office:value="0.609091" calcext:value-type="float">
            <text:p>0.609091</text:p>
          </table:table-cell>
          <table:table-cell table:formula="of:=[I2_32.K79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I2_4.D80]" office:value-type="float" office:value="0.942857" calcext:value-type="float">
            <text:p>0.942857</text:p>
          </table:table-cell>
          <table:table-cell table:formula="of:=[I2_8.D80]" office:value-type="float" office:value="1" calcext:value-type="float">
            <text:p>1</text:p>
          </table:table-cell>
          <table:table-cell table:formula="of:=[I2_16.D80]" office:value-type="float" office:value="1" calcext:value-type="float">
            <text:p>1</text:p>
          </table:table-cell>
          <table:table-cell table:formula="of:=[I2_24.D80]" office:value-type="float" office:value="0.985714" calcext:value-type="float">
            <text:p>0.985714</text:p>
          </table:table-cell>
          <table:table-cell table:formula="of:=[I2_32.D80]" office:value-type="float" office:value="1" calcext:value-type="float">
            <text:p>1</text:p>
          </table:table-cell>
          <table:table-cell table:formula="of:=[I2_4.J80]" office:value-type="float" office:value="0.828571" calcext:value-type="float">
            <text:p>0.828571</text:p>
          </table:table-cell>
          <table:table-cell table:formula="of:=[I2_8.J80]" office:value-type="float" office:value="0.985714" calcext:value-type="float">
            <text:p>0.985714</text:p>
          </table:table-cell>
          <table:table-cell table:formula="of:=[I2_16.J80]" office:value-type="float" office:value="1" calcext:value-type="float">
            <text:p>1</text:p>
          </table:table-cell>
          <table:table-cell table:formula="of:=[I2_24.J80]" office:value-type="float" office:value="0.985714" calcext:value-type="float">
            <text:p>0.985714</text:p>
          </table:table-cell>
          <table:table-cell table:style-name="ce2" table:formula="of:=[I2_32.J80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I2_4.E80]" office:value-type="float" office:value="0.277273" calcext:value-type="float">
            <text:p>0.277273</text:p>
          </table:table-cell>
          <table:table-cell table:style-name="ce2" table:formula="of:=[I2_8.E80]" office:value-type="float" office:value="0.286364" calcext:value-type="float">
            <text:p>0.286364</text:p>
          </table:table-cell>
          <table:table-cell table:style-name="ce2" table:formula="of:=[I2_16.E80]" office:value-type="float" office:value="0.286364" calcext:value-type="float">
            <text:p>0.286364</text:p>
          </table:table-cell>
          <table:table-cell table:style-name="ce2" table:formula="of:=[I2_24.E80]" office:value-type="float" office:value="0.368182" calcext:value-type="float">
            <text:p>0.368182</text:p>
          </table:table-cell>
          <table:table-cell table:style-name="ce2" table:formula="of:=[I2_32.E80]" office:value-type="float" office:value="0.331818" calcext:value-type="float">
            <text:p>0.331818</text:p>
          </table:table-cell>
          <table:table-cell table:formula="of:=[I2_4.K80]" office:value-type="float" office:value="0.445455" calcext:value-type="float">
            <text:p>0.445455</text:p>
          </table:table-cell>
          <table:table-cell table:formula="of:=[I2_8.K80]" office:value-type="float" office:value="0.618182" calcext:value-type="float">
            <text:p>0.618182</text:p>
          </table:table-cell>
          <table:table-cell table:formula="of:=[I2_16.K80]" office:value-type="float" office:value="0.645455" calcext:value-type="float">
            <text:p>0.645455</text:p>
          </table:table-cell>
          <table:table-cell table:formula="of:=[I2_24.K80]" office:value-type="float" office:value="0.645455" calcext:value-type="float">
            <text:p>0.645455</text:p>
          </table:table-cell>
          <table:table-cell table:formula="of:=[I2_32.K80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I2_4.D81]" office:value-type="float" office:value="0.975" calcext:value-type="float">
            <text:p>0.975</text:p>
          </table:table-cell>
          <table:table-cell table:formula="of:=[I2_8.D81]" office:value-type="float" office:value="1" calcext:value-type="float">
            <text:p>1</text:p>
          </table:table-cell>
          <table:table-cell table:formula="of:=[I2_16.D81]" office:value-type="float" office:value="1" calcext:value-type="float">
            <text:p>1</text:p>
          </table:table-cell>
          <table:table-cell table:formula="of:=[I2_24.D81]" office:value-type="float" office:value="1" calcext:value-type="float">
            <text:p>1</text:p>
          </table:table-cell>
          <table:table-cell table:formula="of:=[I2_32.D81]" office:value-type="float" office:value="1" calcext:value-type="float">
            <text:p>1</text:p>
          </table:table-cell>
          <table:table-cell table:formula="of:=[I2_4.J81]" office:value-type="float" office:value="0.875" calcext:value-type="float">
            <text:p>0.875</text:p>
          </table:table-cell>
          <table:table-cell table:formula="of:=[I2_8.J81]" office:value-type="float" office:value="0.9625" calcext:value-type="float">
            <text:p>0.9625</text:p>
          </table:table-cell>
          <table:table-cell table:formula="of:=[I2_16.J81]" office:value-type="float" office:value="1" calcext:value-type="float">
            <text:p>1</text:p>
          </table:table-cell>
          <table:table-cell table:formula="of:=[I2_24.J81]" office:value-type="float" office:value="1" calcext:value-type="float">
            <text:p>1</text:p>
          </table:table-cell>
          <table:table-cell table:style-name="ce2" table:formula="of:=[I2_32.J81]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I2_4.E81]" office:value-type="float" office:value="0.236364" calcext:value-type="float">
            <text:p>0.236364</text:p>
          </table:table-cell>
          <table:table-cell table:style-name="ce2" table:formula="of:=[I2_8.E81]" office:value-type="float" office:value="0.281818" calcext:value-type="float">
            <text:p>0.281818</text:p>
          </table:table-cell>
          <table:table-cell table:style-name="ce2" table:formula="of:=[I2_16.E81]" office:value-type="float" office:value="0.340909" calcext:value-type="float">
            <text:p>0.340909</text:p>
          </table:table-cell>
          <table:table-cell table:style-name="ce2" table:formula="of:=[I2_24.E81]" office:value-type="float" office:value="0.313636" calcext:value-type="float">
            <text:p>0.313636</text:p>
          </table:table-cell>
          <table:table-cell table:style-name="ce2" table:formula="of:=[I2_32.E81]" office:value-type="float" office:value="0.345455" calcext:value-type="float">
            <text:p>0.345455</text:p>
          </table:table-cell>
          <table:table-cell table:formula="of:=[I2_4.K81]" office:value-type="float" office:value="0.463636" calcext:value-type="float">
            <text:p>0.463636</text:p>
          </table:table-cell>
          <table:table-cell table:formula="of:=[I2_8.K81]" office:value-type="float" office:value="0.609091" calcext:value-type="float">
            <text:p>0.609091</text:p>
          </table:table-cell>
          <table:table-cell table:formula="of:=[I2_16.K81]" office:value-type="float" office:value="0.654545" calcext:value-type="float">
            <text:p>0.654545</text:p>
          </table:table-cell>
          <table:table-cell table:formula="of:=[I2_24.K81]" office:value-type="float" office:value="0.627273" calcext:value-type="float">
            <text:p>0.627273</text:p>
          </table:table-cell>
          <table:table-cell table:formula="of:=[I2_32.K81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I2_4.D82]" office:value-type="float" office:value="0.971429" calcext:value-type="float">
            <text:p>0.971429</text:p>
          </table:table-cell>
          <table:table-cell table:formula="of:=[I2_8.D82]" office:value-type="float" office:value="1" calcext:value-type="float">
            <text:p>1</text:p>
          </table:table-cell>
          <table:table-cell table:formula="of:=[I2_16.D82]" office:value-type="float" office:value="1" calcext:value-type="float">
            <text:p>1</text:p>
          </table:table-cell>
          <table:table-cell table:formula="of:=[I2_24.D82]" office:value-type="float" office:value="1" calcext:value-type="float">
            <text:p>1</text:p>
          </table:table-cell>
          <table:table-cell table:formula="of:=[I2_32.D82]" office:value-type="float" office:value="1" calcext:value-type="float">
            <text:p>1</text:p>
          </table:table-cell>
          <table:table-cell table:formula="of:=[I2_4.J82]" office:value-type="float" office:value="0.857143" calcext:value-type="float">
            <text:p>0.857143</text:p>
          </table:table-cell>
          <table:table-cell table:formula="of:=[I2_8.J82]" office:value-type="float" office:value="1" calcext:value-type="float">
            <text:p>1</text:p>
          </table:table-cell>
          <table:table-cell table:formula="of:=[I2_16.J82]" office:value-type="float" office:value="1" calcext:value-type="float">
            <text:p>1</text:p>
          </table:table-cell>
          <table:table-cell table:formula="of:=[I2_24.J82]" office:value-type="float" office:value="1" calcext:value-type="float">
            <text:p>1</text:p>
          </table:table-cell>
          <table:table-cell table:style-name="ce2" table:formula="of:=[I2_32.J82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I2_4.E82]" office:value-type="float" office:value="0.209091" calcext:value-type="float">
            <text:p>0.209091</text:p>
          </table:table-cell>
          <table:table-cell table:style-name="ce2" table:formula="of:=[I2_8.E82]" office:value-type="float" office:value="0.313636" calcext:value-type="float">
            <text:p>0.313636</text:p>
          </table:table-cell>
          <table:table-cell table:style-name="ce2" table:formula="of:=[I2_16.E82]" office:value-type="float" office:value="0.313636" calcext:value-type="float">
            <text:p>0.313636</text:p>
          </table:table-cell>
          <table:table-cell table:style-name="ce2" table:formula="of:=[I2_24.E82]" office:value-type="float" office:value="0.4" calcext:value-type="float">
            <text:p>0.4</text:p>
          </table:table-cell>
          <table:table-cell table:style-name="ce2" table:formula="of:=[I2_32.E82]" office:value-type="float" office:value="0.372727" calcext:value-type="float">
            <text:p>0.372727</text:p>
          </table:table-cell>
          <table:table-cell table:formula="of:=[I2_4.K82]" office:value-type="float" office:value="0.463636" calcext:value-type="float">
            <text:p>0.463636</text:p>
          </table:table-cell>
          <table:table-cell table:formula="of:=[I2_8.K82]" office:value-type="float" office:value="0.6" calcext:value-type="float">
            <text:p>0.6</text:p>
          </table:table-cell>
          <table:table-cell table:formula="of:=[I2_16.K82]" office:value-type="float" office:value="0.622727" calcext:value-type="float">
            <text:p>0.622727</text:p>
          </table:table-cell>
          <table:table-cell table:formula="of:=[I2_24.K82]" office:value-type="float" office:value="0.640909" calcext:value-type="float">
            <text:p>0.640909</text:p>
          </table:table-cell>
          <table:table-cell table:formula="of:=[I2_32.K82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I2_4.D83]" office:value-type="float" office:value="0.971429" calcext:value-type="float">
            <text:p>0.971429</text:p>
          </table:table-cell>
          <table:table-cell table:formula="of:=[I2_8.D83]" office:value-type="float" office:value="0.985714" calcext:value-type="float">
            <text:p>0.985714</text:p>
          </table:table-cell>
          <table:table-cell table:formula="of:=[I2_16.D83]" office:value-type="float" office:value="1" calcext:value-type="float">
            <text:p>1</text:p>
          </table:table-cell>
          <table:table-cell table:formula="of:=[I2_24.D83]" office:value-type="float" office:value="1" calcext:value-type="float">
            <text:p>1</text:p>
          </table:table-cell>
          <table:table-cell table:formula="of:=[I2_32.D83]" office:value-type="float" office:value="1" calcext:value-type="float">
            <text:p>1</text:p>
          </table:table-cell>
          <table:table-cell table:formula="of:=[I2_4.J83]" office:value-type="float" office:value="0.785714" calcext:value-type="float">
            <text:p>0.785714</text:p>
          </table:table-cell>
          <table:table-cell table:formula="of:=[I2_8.J83]" office:value-type="float" office:value="0.985714" calcext:value-type="float">
            <text:p>0.985714</text:p>
          </table:table-cell>
          <table:table-cell table:formula="of:=[I2_16.J83]" office:value-type="float" office:value="1" calcext:value-type="float">
            <text:p>1</text:p>
          </table:table-cell>
          <table:table-cell table:formula="of:=[I2_24.J83]" office:value-type="float" office:value="1" calcext:value-type="float">
            <text:p>1</text:p>
          </table:table-cell>
          <table:table-cell table:style-name="ce2" table:formula="of:=[I2_32.J83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I2_4.E83]" office:value-type="float" office:value="0.295455" calcext:value-type="float">
            <text:p>0.295455</text:p>
          </table:table-cell>
          <table:table-cell table:style-name="ce2" table:formula="of:=[I2_8.E83]" office:value-type="float" office:value="0.304545" calcext:value-type="float">
            <text:p>0.304545</text:p>
          </table:table-cell>
          <table:table-cell table:style-name="ce2" table:formula="of:=[I2_16.E83]" office:value-type="float" office:value="0.322727" calcext:value-type="float">
            <text:p>0.322727</text:p>
          </table:table-cell>
          <table:table-cell table:style-name="ce2" table:formula="of:=[I2_24.E83]" office:value-type="float" office:value="0.4" calcext:value-type="float">
            <text:p>0.4</text:p>
          </table:table-cell>
          <table:table-cell table:style-name="ce2" table:formula="of:=[I2_32.E83]" office:value-type="float" office:value="0.363636" calcext:value-type="float">
            <text:p>0.363636</text:p>
          </table:table-cell>
          <table:table-cell table:formula="of:=[I2_4.K83]" office:value-type="float" office:value="0.481818" calcext:value-type="float">
            <text:p>0.481818</text:p>
          </table:table-cell>
          <table:table-cell table:formula="of:=[I2_8.K83]" office:value-type="float" office:value="0.636364" calcext:value-type="float">
            <text:p>0.636364</text:p>
          </table:table-cell>
          <table:table-cell table:formula="of:=[I2_16.K83]" office:value-type="float" office:value="0.622727" calcext:value-type="float">
            <text:p>0.622727</text:p>
          </table:table-cell>
          <table:table-cell table:formula="of:=[I2_24.K83]" office:value-type="float" office:value="0.640909" calcext:value-type="float">
            <text:p>0.640909</text:p>
          </table:table-cell>
          <table:table-cell table:formula="of:=[I2_32.K83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I2_4.D84]" office:value-type="float" office:value="0.985714" calcext:value-type="float">
            <text:p>0.985714</text:p>
          </table:table-cell>
          <table:table-cell table:formula="of:=[I2_8.D84]" office:value-type="float" office:value="1" calcext:value-type="float">
            <text:p>1</text:p>
          </table:table-cell>
          <table:table-cell table:formula="of:=[I2_16.D84]" office:value-type="float" office:value="1" calcext:value-type="float">
            <text:p>1</text:p>
          </table:table-cell>
          <table:table-cell table:formula="of:=[I2_24.D84]" office:value-type="float" office:value="1" calcext:value-type="float">
            <text:p>1</text:p>
          </table:table-cell>
          <table:table-cell table:formula="of:=[I2_32.D84]" office:value-type="float" office:value="0.971429" calcext:value-type="float">
            <text:p>0.971429</text:p>
          </table:table-cell>
          <table:table-cell table:formula="of:=[I2_4.J84]" office:value-type="float" office:value="0.857143" calcext:value-type="float">
            <text:p>0.857143</text:p>
          </table:table-cell>
          <table:table-cell table:formula="of:=[I2_8.J84]" office:value-type="float" office:value="0.985714" calcext:value-type="float">
            <text:p>0.985714</text:p>
          </table:table-cell>
          <table:table-cell table:formula="of:=[I2_16.J84]" office:value-type="float" office:value="1" calcext:value-type="float">
            <text:p>1</text:p>
          </table:table-cell>
          <table:table-cell table:formula="of:=[I2_24.J84]" office:value-type="float" office:value="1" calcext:value-type="float">
            <text:p>1</text:p>
          </table:table-cell>
          <table:table-cell table:style-name="ce2" table:formula="of:=[I2_32.J84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I2_4.E84]" office:value-type="float" office:value="0.290909" calcext:value-type="float">
            <text:p>0.290909</text:p>
          </table:table-cell>
          <table:table-cell table:style-name="ce2" table:formula="of:=[I2_8.E84]" office:value-type="float" office:value="0.354545" calcext:value-type="float">
            <text:p>0.354545</text:p>
          </table:table-cell>
          <table:table-cell table:style-name="ce2" table:formula="of:=[I2_16.E84]" office:value-type="float" office:value="0.336364" calcext:value-type="float">
            <text:p>0.336364</text:p>
          </table:table-cell>
          <table:table-cell table:style-name="ce2" table:formula="of:=[I2_24.E84]" office:value-type="float" office:value="0.404545" calcext:value-type="float">
            <text:p>0.404545</text:p>
          </table:table-cell>
          <table:table-cell table:style-name="ce2" table:formula="of:=[I2_32.E84]" office:value-type="float" office:value="0.35" calcext:value-type="float">
            <text:p>0.35</text:p>
          </table:table-cell>
          <table:table-cell table:formula="of:=[I2_4.K84]" office:value-type="float" office:value="0.509091" calcext:value-type="float">
            <text:p>0.509091</text:p>
          </table:table-cell>
          <table:table-cell table:formula="of:=[I2_8.K84]" office:value-type="float" office:value="0.618182" calcext:value-type="float">
            <text:p>0.618182</text:p>
          </table:table-cell>
          <table:table-cell table:formula="of:=[I2_16.K84]" office:value-type="float" office:value="0.595455" calcext:value-type="float">
            <text:p>0.595455</text:p>
          </table:table-cell>
          <table:table-cell table:formula="of:=[I2_24.K84]" office:value-type="float" office:value="0.627273" calcext:value-type="float">
            <text:p>0.627273</text:p>
          </table:table-cell>
          <table:table-cell table:formula="of:=[I2_32.K84]"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I2_4.D85]" office:value-type="float" office:value="0.971429" calcext:value-type="float">
            <text:p>0.971429</text:p>
          </table:table-cell>
          <table:table-cell table:formula="of:=[I2_8.D85]" office:value-type="float" office:value="1" calcext:value-type="float">
            <text:p>1</text:p>
          </table:table-cell>
          <table:table-cell table:formula="of:=[I2_16.D85]" office:value-type="float" office:value="1" calcext:value-type="float">
            <text:p>1</text:p>
          </table:table-cell>
          <table:table-cell table:formula="of:=[I2_24.D85]" office:value-type="float" office:value="1" calcext:value-type="float">
            <text:p>1</text:p>
          </table:table-cell>
          <table:table-cell table:formula="of:=[I2_32.D85]" office:value-type="float" office:value="1" calcext:value-type="float">
            <text:p>1</text:p>
          </table:table-cell>
          <table:table-cell table:formula="of:=[I2_4.J85]" office:value-type="float" office:value="0.828571" calcext:value-type="float">
            <text:p>0.828571</text:p>
          </table:table-cell>
          <table:table-cell table:formula="of:=[I2_8.J85]" office:value-type="float" office:value="1" calcext:value-type="float">
            <text:p>1</text:p>
          </table:table-cell>
          <table:table-cell table:formula="of:=[I2_16.J85]" office:value-type="float" office:value="1" calcext:value-type="float">
            <text:p>1</text:p>
          </table:table-cell>
          <table:table-cell table:formula="of:=[I2_24.J85]" office:value-type="float" office:value="1" calcext:value-type="float">
            <text:p>1</text:p>
          </table:table-cell>
          <table:table-cell table:style-name="ce2" table:formula="of:=[I2_32.J85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I2_4.E85]" office:value-type="float" office:value="0.259091" calcext:value-type="float">
            <text:p>0.259091</text:p>
          </table:table-cell>
          <table:table-cell table:style-name="ce2" table:formula="of:=[I2_8.E85]" office:value-type="float" office:value="0.304545" calcext:value-type="float">
            <text:p>0.304545</text:p>
          </table:table-cell>
          <table:table-cell table:style-name="ce2" table:formula="of:=[I2_16.E85]" office:value-type="float" office:value="0.327273" calcext:value-type="float">
            <text:p>0.327273</text:p>
          </table:table-cell>
          <table:table-cell table:style-name="ce2" table:formula="of:=[I2_24.E85]" office:value-type="float" office:value="0.327273" calcext:value-type="float">
            <text:p>0.327273</text:p>
          </table:table-cell>
          <table:table-cell table:style-name="ce2" table:formula="of:=[I2_32.E85]" office:value-type="float" office:value="0.331818" calcext:value-type="float">
            <text:p>0.331818</text:p>
          </table:table-cell>
          <table:table-cell table:formula="of:=[I2_4.K85]" office:value-type="float" office:value="0.490909" calcext:value-type="float">
            <text:p>0.490909</text:p>
          </table:table-cell>
          <table:table-cell table:formula="of:=[I2_8.K85]" office:value-type="float" office:value="0.613636" calcext:value-type="float">
            <text:p>0.613636</text:p>
          </table:table-cell>
          <table:table-cell table:formula="of:=[I2_16.K85]" office:value-type="float" office:value="0.631818" calcext:value-type="float">
            <text:p>0.631818</text:p>
          </table:table-cell>
          <table:table-cell table:formula="of:=[I2_24.K85]" office:value-type="float" office:value="0.663636" calcext:value-type="float">
            <text:p>0.663636</text:p>
          </table:table-cell>
          <table:table-cell table:formula="of:=[I2_32.K85]"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I2_4.D86]" office:value-type="float" office:value="0.971429" calcext:value-type="float">
            <text:p>0.971429</text:p>
          </table:table-cell>
          <table:table-cell table:formula="of:=[I2_8.D86]" office:value-type="float" office:value="1" calcext:value-type="float">
            <text:p>1</text:p>
          </table:table-cell>
          <table:table-cell table:formula="of:=[I2_16.D86]" office:value-type="float" office:value="1" calcext:value-type="float">
            <text:p>1</text:p>
          </table:table-cell>
          <table:table-cell table:formula="of:=[I2_24.D86]" office:value-type="float" office:value="1" calcext:value-type="float">
            <text:p>1</text:p>
          </table:table-cell>
          <table:table-cell table:formula="of:=[I2_32.D86]" office:value-type="float" office:value="1" calcext:value-type="float">
            <text:p>1</text:p>
          </table:table-cell>
          <table:table-cell table:formula="of:=[I2_4.J86]" office:value-type="float" office:value="0.9" calcext:value-type="float">
            <text:p>0.9</text:p>
          </table:table-cell>
          <table:table-cell table:formula="of:=[I2_8.J86]" office:value-type="float" office:value="0.942857" calcext:value-type="float">
            <text:p>0.942857</text:p>
          </table:table-cell>
          <table:table-cell table:formula="of:=[I2_16.J86]" office:value-type="float" office:value="1" calcext:value-type="float">
            <text:p>1</text:p>
          </table:table-cell>
          <table:table-cell table:formula="of:=[I2_24.J86]" office:value-type="float" office:value="1" calcext:value-type="float">
            <text:p>1</text:p>
          </table:table-cell>
          <table:table-cell table:style-name="ce2" table:formula="of:=[I2_32.J86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I2_4.E86]" office:value-type="float" office:value="0.240909" calcext:value-type="float">
            <text:p>0.240909</text:p>
          </table:table-cell>
          <table:table-cell table:style-name="ce2" table:formula="of:=[I2_8.E86]" office:value-type="float" office:value="0.290909" calcext:value-type="float">
            <text:p>0.290909</text:p>
          </table:table-cell>
          <table:table-cell table:style-name="ce2" table:formula="of:=[I2_16.E86]" office:value-type="float" office:value="0.340909" calcext:value-type="float">
            <text:p>0.340909</text:p>
          </table:table-cell>
          <table:table-cell table:style-name="ce2" table:formula="of:=[I2_24.E86]" office:value-type="float" office:value="0.35" calcext:value-type="float">
            <text:p>0.35</text:p>
          </table:table-cell>
          <table:table-cell table:style-name="ce2" table:formula="of:=[I2_32.E86]" office:value-type="float" office:value="0.345455" calcext:value-type="float">
            <text:p>0.345455</text:p>
          </table:table-cell>
          <table:table-cell table:formula="of:=[I2_4.K86]" office:value-type="float" office:value="0.513636" calcext:value-type="float">
            <text:p>0.513636</text:p>
          </table:table-cell>
          <table:table-cell table:formula="of:=[I2_8.K86]" office:value-type="float" office:value="0.559091" calcext:value-type="float">
            <text:p>0.559091</text:p>
          </table:table-cell>
          <table:table-cell table:formula="of:=[I2_16.K86]" office:value-type="float" office:value="0.636364" calcext:value-type="float">
            <text:p>0.636364</text:p>
          </table:table-cell>
          <table:table-cell table:formula="of:=[I2_24.K86]" office:value-type="float" office:value="0.645455" calcext:value-type="float">
            <text:p>0.645455</text:p>
          </table:table-cell>
          <table:table-cell table:formula="of:=[I2_32.K86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I2_4.D87]" office:value-type="float" office:value="0.985714" calcext:value-type="float">
            <text:p>0.985714</text:p>
          </table:table-cell>
          <table:table-cell table:formula="of:=[I2_8.D87]" office:value-type="float" office:value="1" calcext:value-type="float">
            <text:p>1</text:p>
          </table:table-cell>
          <table:table-cell table:formula="of:=[I2_16.D87]" office:value-type="float" office:value="1" calcext:value-type="float">
            <text:p>1</text:p>
          </table:table-cell>
          <table:table-cell table:formula="of:=[I2_24.D87]" office:value-type="float" office:value="1" calcext:value-type="float">
            <text:p>1</text:p>
          </table:table-cell>
          <table:table-cell table:formula="of:=[I2_32.D87]" office:value-type="float" office:value="1" calcext:value-type="float">
            <text:p>1</text:p>
          </table:table-cell>
          <table:table-cell table:formula="of:=[I2_4.J87]" office:value-type="float" office:value="0.9" calcext:value-type="float">
            <text:p>0.9</text:p>
          </table:table-cell>
          <table:table-cell table:formula="of:=[I2_8.J87]" office:value-type="float" office:value="0.985714" calcext:value-type="float">
            <text:p>0.985714</text:p>
          </table:table-cell>
          <table:table-cell table:formula="of:=[I2_16.J87]" office:value-type="float" office:value="1" calcext:value-type="float">
            <text:p>1</text:p>
          </table:table-cell>
          <table:table-cell table:formula="of:=[I2_24.J87]" office:value-type="float" office:value="1" calcext:value-type="float">
            <text:p>1</text:p>
          </table:table-cell>
          <table:table-cell table:style-name="ce2" table:formula="of:=[I2_32.J87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I2_4.E87]" office:value-type="float" office:value="0.240909" calcext:value-type="float">
            <text:p>0.240909</text:p>
          </table:table-cell>
          <table:table-cell table:style-name="ce2" table:formula="of:=[I2_8.E87]" office:value-type="float" office:value="0.313636" calcext:value-type="float">
            <text:p>0.313636</text:p>
          </table:table-cell>
          <table:table-cell table:style-name="ce2" table:formula="of:=[I2_16.E87]" office:value-type="float" office:value="0.290909" calcext:value-type="float">
            <text:p>0.290909</text:p>
          </table:table-cell>
          <table:table-cell table:style-name="ce2" table:formula="of:=[I2_24.E87]" office:value-type="float" office:value="0.372727" calcext:value-type="float">
            <text:p>0.372727</text:p>
          </table:table-cell>
          <table:table-cell table:style-name="ce2" table:formula="of:=[I2_32.E87]" office:value-type="float" office:value="0.345455" calcext:value-type="float">
            <text:p>0.345455</text:p>
          </table:table-cell>
          <table:table-cell table:formula="of:=[I2_4.K87]" office:value-type="float" office:value="0.459091" calcext:value-type="float">
            <text:p>0.459091</text:p>
          </table:table-cell>
          <table:table-cell table:formula="of:=[I2_8.K87]" office:value-type="float" office:value="0.604545" calcext:value-type="float">
            <text:p>0.604545</text:p>
          </table:table-cell>
          <table:table-cell table:formula="of:=[I2_16.K87]" office:value-type="float" office:value="0.586364" calcext:value-type="float">
            <text:p>0.586364</text:p>
          </table:table-cell>
          <table:table-cell table:formula="of:=[I2_24.K87]" office:value-type="float" office:value="0.618182" calcext:value-type="float">
            <text:p>0.618182</text:p>
          </table:table-cell>
          <table:table-cell table:formula="of:=[I2_32.K87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I2_4.D88]" office:value-type="float" office:value="1" calcext:value-type="float">
            <text:p>1</text:p>
          </table:table-cell>
          <table:table-cell table:formula="of:=[I2_8.D88]" office:value-type="float" office:value="1" calcext:value-type="float">
            <text:p>1</text:p>
          </table:table-cell>
          <table:table-cell table:formula="of:=[I2_16.D88]" office:value-type="float" office:value="1" calcext:value-type="float">
            <text:p>1</text:p>
          </table:table-cell>
          <table:table-cell table:formula="of:=[I2_24.D88]" office:value-type="float" office:value="1" calcext:value-type="float">
            <text:p>1</text:p>
          </table:table-cell>
          <table:table-cell table:formula="of:=[I2_32.D88]" office:value-type="float" office:value="1" calcext:value-type="float">
            <text:p>1</text:p>
          </table:table-cell>
          <table:table-cell table:formula="of:=[I2_4.J88]" office:value-type="float" office:value="0.942857" calcext:value-type="float">
            <text:p>0.942857</text:p>
          </table:table-cell>
          <table:table-cell table:formula="of:=[I2_8.J88]" office:value-type="float" office:value="1" calcext:value-type="float">
            <text:p>1</text:p>
          </table:table-cell>
          <table:table-cell table:formula="of:=[I2_16.J88]" office:value-type="float" office:value="1" calcext:value-type="float">
            <text:p>1</text:p>
          </table:table-cell>
          <table:table-cell table:formula="of:=[I2_24.J88]" office:value-type="float" office:value="1" calcext:value-type="float">
            <text:p>1</text:p>
          </table:table-cell>
          <table:table-cell table:style-name="ce2" table:formula="of:=[I2_32.J88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I2_4.E88]" office:value-type="float" office:value="0.218182" calcext:value-type="float">
            <text:p>0.218182</text:p>
          </table:table-cell>
          <table:table-cell table:style-name="ce2" table:formula="of:=[I2_8.E88]" office:value-type="float" office:value="0.322727" calcext:value-type="float">
            <text:p>0.322727</text:p>
          </table:table-cell>
          <table:table-cell table:style-name="ce2" table:formula="of:=[I2_16.E88]" office:value-type="float" office:value="0.354545" calcext:value-type="float">
            <text:p>0.354545</text:p>
          </table:table-cell>
          <table:table-cell table:style-name="ce2" table:formula="of:=[I2_24.E88]" office:value-type="float" office:value="0.386364" calcext:value-type="float">
            <text:p>0.386364</text:p>
          </table:table-cell>
          <table:table-cell table:style-name="ce2" table:formula="of:=[I2_32.E88]" office:value-type="float" office:value="0.327273" calcext:value-type="float">
            <text:p>0.327273</text:p>
          </table:table-cell>
          <table:table-cell table:formula="of:=[I2_4.K88]" office:value-type="float" office:value="0.522727" calcext:value-type="float">
            <text:p>0.522727</text:p>
          </table:table-cell>
          <table:table-cell table:formula="of:=[I2_8.K88]" office:value-type="float" office:value="0.618182" calcext:value-type="float">
            <text:p>0.618182</text:p>
          </table:table-cell>
          <table:table-cell table:formula="of:=[I2_16.K88]" office:value-type="float" office:value="0.640909" calcext:value-type="float">
            <text:p>0.640909</text:p>
          </table:table-cell>
          <table:table-cell table:formula="of:=[I2_24.K88]" office:value-type="float" office:value="0.659091" calcext:value-type="float">
            <text:p>0.659091</text:p>
          </table:table-cell>
          <table:table-cell table:formula="of:=[I2_32.K88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I2_4.D89]" office:value-type="float" office:value="0.985714" calcext:value-type="float">
            <text:p>0.985714</text:p>
          </table:table-cell>
          <table:table-cell table:formula="of:=[I2_8.D89]" office:value-type="float" office:value="1" calcext:value-type="float">
            <text:p>1</text:p>
          </table:table-cell>
          <table:table-cell table:formula="of:=[I2_16.D89]" office:value-type="float" office:value="1" calcext:value-type="float">
            <text:p>1</text:p>
          </table:table-cell>
          <table:table-cell table:formula="of:=[I2_24.D89]" office:value-type="float" office:value="1" calcext:value-type="float">
            <text:p>1</text:p>
          </table:table-cell>
          <table:table-cell table:formula="of:=[I2_32.D89]" office:value-type="float" office:value="1" calcext:value-type="float">
            <text:p>1</text:p>
          </table:table-cell>
          <table:table-cell table:formula="of:=[I2_4.J89]" office:value-type="float" office:value="0.9" calcext:value-type="float">
            <text:p>0.9</text:p>
          </table:table-cell>
          <table:table-cell table:formula="of:=[I2_8.J89]" office:value-type="float" office:value="0.985714" calcext:value-type="float">
            <text:p>0.985714</text:p>
          </table:table-cell>
          <table:table-cell table:formula="of:=[I2_16.J89]" office:value-type="float" office:value="1" calcext:value-type="float">
            <text:p>1</text:p>
          </table:table-cell>
          <table:table-cell table:formula="of:=[I2_24.J89]" office:value-type="float" office:value="1" calcext:value-type="float">
            <text:p>1</text:p>
          </table:table-cell>
          <table:table-cell table:style-name="ce2" table:formula="of:=[I2_32.J89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I2_4.E89]" office:value-type="float" office:value="0.245455" calcext:value-type="float">
            <text:p>0.245455</text:p>
          </table:table-cell>
          <table:table-cell table:style-name="ce2" table:formula="of:=[I2_8.E89]" office:value-type="float" office:value="0.3" calcext:value-type="float">
            <text:p>0.3</text:p>
          </table:table-cell>
          <table:table-cell table:style-name="ce2" table:formula="of:=[I2_16.E89]" office:value-type="float" office:value="0.281818" calcext:value-type="float">
            <text:p>0.281818</text:p>
          </table:table-cell>
          <table:table-cell table:style-name="ce2" table:formula="of:=[I2_24.E89]" office:value-type="float" office:value="0.413636" calcext:value-type="float">
            <text:p>0.413636</text:p>
          </table:table-cell>
          <table:table-cell table:style-name="ce2" table:formula="of:=[I2_32.E89]" office:value-type="float" office:value="0.395455" calcext:value-type="float">
            <text:p>0.395455</text:p>
          </table:table-cell>
          <table:table-cell table:formula="of:=[I2_4.K89]" office:value-type="float" office:value="0.518182" calcext:value-type="float">
            <text:p>0.518182</text:p>
          </table:table-cell>
          <table:table-cell table:formula="of:=[I2_8.K89]" office:value-type="float" office:value="0.618182" calcext:value-type="float">
            <text:p>0.618182</text:p>
          </table:table-cell>
          <table:table-cell table:formula="of:=[I2_16.K89]" office:value-type="float" office:value="0.640909" calcext:value-type="float">
            <text:p>0.640909</text:p>
          </table:table-cell>
          <table:table-cell table:formula="of:=[I2_24.K89]" office:value-type="float" office:value="0.663636" calcext:value-type="float">
            <text:p>0.663636</text:p>
          </table:table-cell>
          <table:table-cell table:formula="of:=[I2_32.K89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I2_4.D90]" office:value-type="float" office:value="1" calcext:value-type="float">
            <text:p>1</text:p>
          </table:table-cell>
          <table:table-cell table:formula="of:=[I2_8.D90]" office:value-type="float" office:value="1" calcext:value-type="float">
            <text:p>1</text:p>
          </table:table-cell>
          <table:table-cell table:formula="of:=[I2_16.D90]" office:value-type="float" office:value="1" calcext:value-type="float">
            <text:p>1</text:p>
          </table:table-cell>
          <table:table-cell table:formula="of:=[I2_24.D90]" office:value-type="float" office:value="1" calcext:value-type="float">
            <text:p>1</text:p>
          </table:table-cell>
          <table:table-cell table:formula="of:=[I2_32.D90]" office:value-type="float" office:value="1" calcext:value-type="float">
            <text:p>1</text:p>
          </table:table-cell>
          <table:table-cell table:formula="of:=[I2_4.J90]" office:value-type="float" office:value="0.885714" calcext:value-type="float">
            <text:p>0.885714</text:p>
          </table:table-cell>
          <table:table-cell table:formula="of:=[I2_8.J90]" office:value-type="float" office:value="1" calcext:value-type="float">
            <text:p>1</text:p>
          </table:table-cell>
          <table:table-cell table:formula="of:=[I2_16.J90]" office:value-type="float" office:value="1" calcext:value-type="float">
            <text:p>1</text:p>
          </table:table-cell>
          <table:table-cell table:formula="of:=[I2_24.J90]" office:value-type="float" office:value="1" calcext:value-type="float">
            <text:p>1</text:p>
          </table:table-cell>
          <table:table-cell table:style-name="ce2" table:formula="of:=[I2_32.J90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I2_4.E90]" office:value-type="float" office:value="0.25" calcext:value-type="float">
            <text:p>0.25</text:p>
          </table:table-cell>
          <table:table-cell table:style-name="ce2" table:formula="of:=[I2_8.E90]" office:value-type="float" office:value="0.313636" calcext:value-type="float">
            <text:p>0.313636</text:p>
          </table:table-cell>
          <table:table-cell table:style-name="ce2" table:formula="of:=[I2_16.E90]" office:value-type="float" office:value="0.286364" calcext:value-type="float">
            <text:p>0.286364</text:p>
          </table:table-cell>
          <table:table-cell table:style-name="ce2" table:formula="of:=[I2_24.E90]" office:value-type="float" office:value="0.35" calcext:value-type="float">
            <text:p>0.35</text:p>
          </table:table-cell>
          <table:table-cell table:style-name="ce2" table:formula="of:=[I2_32.E90]" office:value-type="float" office:value="0.354545" calcext:value-type="float">
            <text:p>0.354545</text:p>
          </table:table-cell>
          <table:table-cell table:formula="of:=[I2_4.K90]" office:value-type="float" office:value="0.536364" calcext:value-type="float">
            <text:p>0.536364</text:p>
          </table:table-cell>
          <table:table-cell table:formula="of:=[I2_8.K90]" office:value-type="float" office:value="0.672727" calcext:value-type="float">
            <text:p>0.672727</text:p>
          </table:table-cell>
          <table:table-cell table:formula="of:=[I2_16.K90]" office:value-type="float" office:value="0.6" calcext:value-type="float">
            <text:p>0.6</text:p>
          </table:table-cell>
          <table:table-cell table:formula="of:=[I2_24.K90]" office:value-type="float" office:value="0.659091" calcext:value-type="float">
            <text:p>0.659091</text:p>
          </table:table-cell>
          <table:table-cell table:formula="of:=[I2_32.K90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I2_4.D91]" office:value-type="float" office:value="1" calcext:value-type="float">
            <text:p>1</text:p>
          </table:table-cell>
          <table:table-cell table:formula="of:=[I2_8.D91]" office:value-type="float" office:value="1" calcext:value-type="float">
            <text:p>1</text:p>
          </table:table-cell>
          <table:table-cell table:formula="of:=[I2_16.D91]" office:value-type="float" office:value="1" calcext:value-type="float">
            <text:p>1</text:p>
          </table:table-cell>
          <table:table-cell table:formula="of:=[I2_24.D91]" office:value-type="float" office:value="1" calcext:value-type="float">
            <text:p>1</text:p>
          </table:table-cell>
          <table:table-cell table:formula="of:=[I2_32.D91]" office:value-type="float" office:value="1" calcext:value-type="float">
            <text:p>1</text:p>
          </table:table-cell>
          <table:table-cell table:formula="of:=[I2_4.J91]" office:value-type="float" office:value="0.9375" calcext:value-type="float">
            <text:p>0.9375</text:p>
          </table:table-cell>
          <table:table-cell table:formula="of:=[I2_8.J91]" office:value-type="float" office:value="1" calcext:value-type="float">
            <text:p>1</text:p>
          </table:table-cell>
          <table:table-cell table:formula="of:=[I2_16.J91]" office:value-type="float" office:value="1" calcext:value-type="float">
            <text:p>1</text:p>
          </table:table-cell>
          <table:table-cell table:formula="of:=[I2_24.J91]" office:value-type="float" office:value="1" calcext:value-type="float">
            <text:p>1</text:p>
          </table:table-cell>
          <table:table-cell table:style-name="ce2" table:formula="of:=[I2_32.J91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I2_4.E91]" office:value-type="float" office:value="0.25" calcext:value-type="float">
            <text:p>0.25</text:p>
          </table:table-cell>
          <table:table-cell table:style-name="ce2" table:formula="of:=[I2_8.E91]" office:value-type="float" office:value="0.35" calcext:value-type="float">
            <text:p>0.35</text:p>
          </table:table-cell>
          <table:table-cell table:style-name="ce2" table:formula="of:=[I2_16.E91]" office:value-type="float" office:value="0.318182" calcext:value-type="float">
            <text:p>0.318182</text:p>
          </table:table-cell>
          <table:table-cell table:style-name="ce2" table:formula="of:=[I2_24.E91]" office:value-type="float" office:value="0.372727" calcext:value-type="float">
            <text:p>0.372727</text:p>
          </table:table-cell>
          <table:table-cell table:style-name="ce2" table:formula="of:=[I2_32.E91]" office:value-type="float" office:value="0.390909" calcext:value-type="float">
            <text:p>0.390909</text:p>
          </table:table-cell>
          <table:table-cell table:formula="of:=[I2_4.K91]" office:value-type="float" office:value="0.536364" calcext:value-type="float">
            <text:p>0.536364</text:p>
          </table:table-cell>
          <table:table-cell table:formula="of:=[I2_8.K91]" office:value-type="float" office:value="0.622727" calcext:value-type="float">
            <text:p>0.622727</text:p>
          </table:table-cell>
          <table:table-cell table:formula="of:=[I2_16.K91]" office:value-type="float" office:value="0.586364" calcext:value-type="float">
            <text:p>0.586364</text:p>
          </table:table-cell>
          <table:table-cell table:formula="of:=[I2_24.K91]" office:value-type="float" office:value="0.613636" calcext:value-type="float">
            <text:p>0.613636</text:p>
          </table:table-cell>
          <table:table-cell table:formula="of:=[I2_32.K91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I2_4.D92]" office:value-type="float" office:value="1" calcext:value-type="float">
            <text:p>1</text:p>
          </table:table-cell>
          <table:table-cell table:formula="of:=[I2_8.D92]" office:value-type="float" office:value="1" calcext:value-type="float">
            <text:p>1</text:p>
          </table:table-cell>
          <table:table-cell table:formula="of:=[I2_16.D92]" office:value-type="float" office:value="1" calcext:value-type="float">
            <text:p>1</text:p>
          </table:table-cell>
          <table:table-cell table:formula="of:=[I2_24.D92]" office:value-type="float" office:value="1" calcext:value-type="float">
            <text:p>1</text:p>
          </table:table-cell>
          <table:table-cell table:formula="of:=[I2_32.D92]" office:value-type="float" office:value="0.985714" calcext:value-type="float">
            <text:p>0.985714</text:p>
          </table:table-cell>
          <table:table-cell table:formula="of:=[I2_4.J92]" office:value-type="float" office:value="0.928571" calcext:value-type="float">
            <text:p>0.928571</text:p>
          </table:table-cell>
          <table:table-cell table:formula="of:=[I2_8.J92]" office:value-type="float" office:value="1" calcext:value-type="float">
            <text:p>1</text:p>
          </table:table-cell>
          <table:table-cell table:formula="of:=[I2_16.J92]" office:value-type="float" office:value="1" calcext:value-type="float">
            <text:p>1</text:p>
          </table:table-cell>
          <table:table-cell table:formula="of:=[I2_24.J92]" office:value-type="float" office:value="1" calcext:value-type="float">
            <text:p>1</text:p>
          </table:table-cell>
          <table:table-cell table:style-name="ce2" table:formula="of:=[I2_32.J92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I2_4.E92]" office:value-type="float" office:value="0.254545" calcext:value-type="float">
            <text:p>0.254545</text:p>
          </table:table-cell>
          <table:table-cell table:style-name="ce2" table:formula="of:=[I2_8.E92]" office:value-type="float" office:value="0.313636" calcext:value-type="float">
            <text:p>0.313636</text:p>
          </table:table-cell>
          <table:table-cell table:style-name="ce2" table:formula="of:=[I2_16.E92]" office:value-type="float" office:value="0.318182" calcext:value-type="float">
            <text:p>0.318182</text:p>
          </table:table-cell>
          <table:table-cell table:style-name="ce2" table:formula="of:=[I2_24.E92]" office:value-type="float" office:value="0.4" calcext:value-type="float">
            <text:p>0.4</text:p>
          </table:table-cell>
          <table:table-cell table:style-name="ce2" table:formula="of:=[I2_32.E92]" office:value-type="float" office:value="0.4" calcext:value-type="float">
            <text:p>0.4</text:p>
          </table:table-cell>
          <table:table-cell table:formula="of:=[I2_4.K92]" office:value-type="float" office:value="0.577273" calcext:value-type="float">
            <text:p>0.577273</text:p>
          </table:table-cell>
          <table:table-cell table:formula="of:=[I2_8.K92]" office:value-type="float" office:value="0.636364" calcext:value-type="float">
            <text:p>0.636364</text:p>
          </table:table-cell>
          <table:table-cell table:formula="of:=[I2_16.K92]" office:value-type="float" office:value="0.586364" calcext:value-type="float">
            <text:p>0.586364</text:p>
          </table:table-cell>
          <table:table-cell table:formula="of:=[I2_24.K92]" office:value-type="float" office:value="0.668182" calcext:value-type="float">
            <text:p>0.668182</text:p>
          </table:table-cell>
          <table:table-cell table:formula="of:=[I2_32.K92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I2_4.D93]" office:value-type="float" office:value="0.985714" calcext:value-type="float">
            <text:p>0.985714</text:p>
          </table:table-cell>
          <table:table-cell table:formula="of:=[I2_8.D93]" office:value-type="float" office:value="1" calcext:value-type="float">
            <text:p>1</text:p>
          </table:table-cell>
          <table:table-cell table:formula="of:=[I2_16.D93]" office:value-type="float" office:value="1" calcext:value-type="float">
            <text:p>1</text:p>
          </table:table-cell>
          <table:table-cell table:formula="of:=[I2_24.D93]" office:value-type="float" office:value="0.985714" calcext:value-type="float">
            <text:p>0.985714</text:p>
          </table:table-cell>
          <table:table-cell table:formula="of:=[I2_32.D93]" office:value-type="float" office:value="1" calcext:value-type="float">
            <text:p>1</text:p>
          </table:table-cell>
          <table:table-cell table:formula="of:=[I2_4.J93]" office:value-type="float" office:value="0.957143" calcext:value-type="float">
            <text:p>0.957143</text:p>
          </table:table-cell>
          <table:table-cell table:formula="of:=[I2_8.J93]" office:value-type="float" office:value="1" calcext:value-type="float">
            <text:p>1</text:p>
          </table:table-cell>
          <table:table-cell table:formula="of:=[I2_16.J93]" office:value-type="float" office:value="1" calcext:value-type="float">
            <text:p>1</text:p>
          </table:table-cell>
          <table:table-cell table:formula="of:=[I2_24.J93]" office:value-type="float" office:value="1" calcext:value-type="float">
            <text:p>1</text:p>
          </table:table-cell>
          <table:table-cell table:style-name="ce2" table:formula="of:=[I2_32.J93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I2_4.E93]" office:value-type="float" office:value="0.240909" calcext:value-type="float">
            <text:p>0.240909</text:p>
          </table:table-cell>
          <table:table-cell table:style-name="ce2" table:formula="of:=[I2_8.E93]" office:value-type="float" office:value="0.313636" calcext:value-type="float">
            <text:p>0.313636</text:p>
          </table:table-cell>
          <table:table-cell table:style-name="ce2" table:formula="of:=[I2_16.E93]" office:value-type="float" office:value="0.309091" calcext:value-type="float">
            <text:p>0.309091</text:p>
          </table:table-cell>
          <table:table-cell table:style-name="ce2" table:formula="of:=[I2_24.E93]" office:value-type="float" office:value="0.390909" calcext:value-type="float">
            <text:p>0.390909</text:p>
          </table:table-cell>
          <table:table-cell table:style-name="ce2" table:formula="of:=[I2_32.E93]" office:value-type="float" office:value="0.363636" calcext:value-type="float">
            <text:p>0.363636</text:p>
          </table:table-cell>
          <table:table-cell table:formula="of:=[I2_4.K93]" office:value-type="float" office:value="0.559091" calcext:value-type="float">
            <text:p>0.559091</text:p>
          </table:table-cell>
          <table:table-cell table:formula="of:=[I2_8.K93]" office:value-type="float" office:value="0.609091" calcext:value-type="float">
            <text:p>0.609091</text:p>
          </table:table-cell>
          <table:table-cell table:formula="of:=[I2_16.K93]" office:value-type="float" office:value="0.613636" calcext:value-type="float">
            <text:p>0.613636</text:p>
          </table:table-cell>
          <table:table-cell table:formula="of:=[I2_24.K93]" office:value-type="float" office:value="0.65" calcext:value-type="float">
            <text:p>0.65</text:p>
          </table:table-cell>
          <table:table-cell table:formula="of:=[I2_32.K93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I2_4.D94]" office:value-type="float" office:value="0.985714" calcext:value-type="float">
            <text:p>0.985714</text:p>
          </table:table-cell>
          <table:table-cell table:formula="of:=[I2_8.D94]" office:value-type="float" office:value="1" calcext:value-type="float">
            <text:p>1</text:p>
          </table:table-cell>
          <table:table-cell table:formula="of:=[I2_16.D94]" office:value-type="float" office:value="1" calcext:value-type="float">
            <text:p>1</text:p>
          </table:table-cell>
          <table:table-cell table:formula="of:=[I2_24.D94]" office:value-type="float" office:value="1" calcext:value-type="float">
            <text:p>1</text:p>
          </table:table-cell>
          <table:table-cell table:formula="of:=[I2_32.D94]" office:value-type="float" office:value="1" calcext:value-type="float">
            <text:p>1</text:p>
          </table:table-cell>
          <table:table-cell table:formula="of:=[I2_4.J94]" office:value-type="float" office:value="0.928571" calcext:value-type="float">
            <text:p>0.928571</text:p>
          </table:table-cell>
          <table:table-cell table:formula="of:=[I2_8.J94]" office:value-type="float" office:value="0.985714" calcext:value-type="float">
            <text:p>0.985714</text:p>
          </table:table-cell>
          <table:table-cell table:formula="of:=[I2_16.J94]" office:value-type="float" office:value="0.985714" calcext:value-type="float">
            <text:p>0.985714</text:p>
          </table:table-cell>
          <table:table-cell table:formula="of:=[I2_24.J94]" office:value-type="float" office:value="1" calcext:value-type="float">
            <text:p>1</text:p>
          </table:table-cell>
          <table:table-cell table:style-name="ce2" table:formula="of:=[I2_32.J94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I2_4.E94]" office:value-type="float" office:value="0.277273" calcext:value-type="float">
            <text:p>0.277273</text:p>
          </table:table-cell>
          <table:table-cell table:style-name="ce2" table:formula="of:=[I2_8.E94]" office:value-type="float" office:value="0.368182" calcext:value-type="float">
            <text:p>0.368182</text:p>
          </table:table-cell>
          <table:table-cell table:style-name="ce2" table:formula="of:=[I2_16.E94]" office:value-type="float" office:value="0.322727" calcext:value-type="float">
            <text:p>0.322727</text:p>
          </table:table-cell>
          <table:table-cell table:style-name="ce2" table:formula="of:=[I2_24.E94]" office:value-type="float" office:value="0.345455" calcext:value-type="float">
            <text:p>0.345455</text:p>
          </table:table-cell>
          <table:table-cell table:style-name="ce2" table:formula="of:=[I2_32.E94]" office:value-type="float" office:value="0.359091" calcext:value-type="float">
            <text:p>0.359091</text:p>
          </table:table-cell>
          <table:table-cell table:formula="of:=[I2_4.K94]" office:value-type="float" office:value="0.554545" calcext:value-type="float">
            <text:p>0.554545</text:p>
          </table:table-cell>
          <table:table-cell table:formula="of:=[I2_8.K94]" office:value-type="float" office:value="0.636364" calcext:value-type="float">
            <text:p>0.636364</text:p>
          </table:table-cell>
          <table:table-cell table:formula="of:=[I2_16.K94]" office:value-type="float" office:value="0.609091" calcext:value-type="float">
            <text:p>0.609091</text:p>
          </table:table-cell>
          <table:table-cell table:formula="of:=[I2_24.K94]" office:value-type="float" office:value="0.672727" calcext:value-type="float">
            <text:p>0.672727</text:p>
          </table:table-cell>
          <table:table-cell table:formula="of:=[I2_32.K94]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I2_4.D95]" office:value-type="float" office:value="1" calcext:value-type="float">
            <text:p>1</text:p>
          </table:table-cell>
          <table:table-cell table:formula="of:=[I2_8.D95]" office:value-type="float" office:value="1" calcext:value-type="float">
            <text:p>1</text:p>
          </table:table-cell>
          <table:table-cell table:formula="of:=[I2_16.D95]" office:value-type="float" office:value="0.985714" calcext:value-type="float">
            <text:p>0.985714</text:p>
          </table:table-cell>
          <table:table-cell table:formula="of:=[I2_24.D95]" office:value-type="float" office:value="1" calcext:value-type="float">
            <text:p>1</text:p>
          </table:table-cell>
          <table:table-cell table:formula="of:=[I2_32.D95]" office:value-type="float" office:value="1" calcext:value-type="float">
            <text:p>1</text:p>
          </table:table-cell>
          <table:table-cell table:formula="of:=[I2_4.J95]" office:value-type="float" office:value="0.871429" calcext:value-type="float">
            <text:p>0.871429</text:p>
          </table:table-cell>
          <table:table-cell table:formula="of:=[I2_8.J95]" office:value-type="float" office:value="1" calcext:value-type="float">
            <text:p>1</text:p>
          </table:table-cell>
          <table:table-cell table:formula="of:=[I2_16.J95]" office:value-type="float" office:value="1" calcext:value-type="float">
            <text:p>1</text:p>
          </table:table-cell>
          <table:table-cell table:formula="of:=[I2_24.J95]" office:value-type="float" office:value="1" calcext:value-type="float">
            <text:p>1</text:p>
          </table:table-cell>
          <table:table-cell table:style-name="ce2" table:formula="of:=[I2_32.J95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I2_4.E95]" office:value-type="float" office:value="0.277273" calcext:value-type="float">
            <text:p>0.277273</text:p>
          </table:table-cell>
          <table:table-cell table:style-name="ce2" table:formula="of:=[I2_8.E95]" office:value-type="float" office:value="0.354545" calcext:value-type="float">
            <text:p>0.354545</text:p>
          </table:table-cell>
          <table:table-cell table:style-name="ce2" table:formula="of:=[I2_16.E95]" office:value-type="float" office:value="0.304545" calcext:value-type="float">
            <text:p>0.304545</text:p>
          </table:table-cell>
          <table:table-cell table:style-name="ce2" table:formula="of:=[I2_24.E95]" office:value-type="float" office:value="0.368182" calcext:value-type="float">
            <text:p>0.368182</text:p>
          </table:table-cell>
          <table:table-cell table:style-name="ce2" table:formula="of:=[I2_32.E95]" office:value-type="float" office:value="0.363636" calcext:value-type="float">
            <text:p>0.363636</text:p>
          </table:table-cell>
          <table:table-cell table:formula="of:=[I2_4.K95]" office:value-type="float" office:value="0.527273" calcext:value-type="float">
            <text:p>0.527273</text:p>
          </table:table-cell>
          <table:table-cell table:formula="of:=[I2_8.K95]" office:value-type="float" office:value="0.613636" calcext:value-type="float">
            <text:p>0.613636</text:p>
          </table:table-cell>
          <table:table-cell table:formula="of:=[I2_16.K95]" office:value-type="float" office:value="0.645455" calcext:value-type="float">
            <text:p>0.645455</text:p>
          </table:table-cell>
          <table:table-cell table:formula="of:=[I2_24.K95]" office:value-type="float" office:value="0.677273" calcext:value-type="float">
            <text:p>0.677273</text:p>
          </table:table-cell>
          <table:table-cell table:formula="of:=[I2_32.K95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I2_4.D96]" office:value-type="float" office:value="1" calcext:value-type="float">
            <text:p>1</text:p>
          </table:table-cell>
          <table:table-cell table:formula="of:=[I2_8.D96]" office:value-type="float" office:value="1" calcext:value-type="float">
            <text:p>1</text:p>
          </table:table-cell>
          <table:table-cell table:formula="of:=[I2_16.D96]" office:value-type="float" office:value="1" calcext:value-type="float">
            <text:p>1</text:p>
          </table:table-cell>
          <table:table-cell table:formula="of:=[I2_24.D96]" office:value-type="float" office:value="1" calcext:value-type="float">
            <text:p>1</text:p>
          </table:table-cell>
          <table:table-cell table:formula="of:=[I2_32.D96]" office:value-type="float" office:value="1" calcext:value-type="float">
            <text:p>1</text:p>
          </table:table-cell>
          <table:table-cell table:formula="of:=[I2_4.J96]" office:value-type="float" office:value="0.842857" calcext:value-type="float">
            <text:p>0.842857</text:p>
          </table:table-cell>
          <table:table-cell table:formula="of:=[I2_8.J96]" office:value-type="float" office:value="1" calcext:value-type="float">
            <text:p>1</text:p>
          </table:table-cell>
          <table:table-cell table:formula="of:=[I2_16.J96]" office:value-type="float" office:value="1" calcext:value-type="float">
            <text:p>1</text:p>
          </table:table-cell>
          <table:table-cell table:formula="of:=[I2_24.J96]" office:value-type="float" office:value="1" calcext:value-type="float">
            <text:p>1</text:p>
          </table:table-cell>
          <table:table-cell table:style-name="ce2" table:formula="of:=[I2_32.J96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I2_4.E96]" office:value-type="float" office:value="0.25" calcext:value-type="float">
            <text:p>0.25</text:p>
          </table:table-cell>
          <table:table-cell table:style-name="ce2" table:formula="of:=[I2_8.E96]" office:value-type="float" office:value="0.331818" calcext:value-type="float">
            <text:p>0.331818</text:p>
          </table:table-cell>
          <table:table-cell table:style-name="ce2" table:formula="of:=[I2_16.E96]" office:value-type="float" office:value="0.286364" calcext:value-type="float">
            <text:p>0.286364</text:p>
          </table:table-cell>
          <table:table-cell table:style-name="ce2" table:formula="of:=[I2_24.E96]" office:value-type="float" office:value="0.372727" calcext:value-type="float">
            <text:p>0.372727</text:p>
          </table:table-cell>
          <table:table-cell table:style-name="ce2" table:formula="of:=[I2_32.E96]" office:value-type="float" office:value="0.377273" calcext:value-type="float">
            <text:p>0.377273</text:p>
          </table:table-cell>
          <table:table-cell table:formula="of:=[I2_4.K96]" office:value-type="float" office:value="0.531818" calcext:value-type="float">
            <text:p>0.531818</text:p>
          </table:table-cell>
          <table:table-cell table:formula="of:=[I2_8.K96]" office:value-type="float" office:value="0.586364" calcext:value-type="float">
            <text:p>0.586364</text:p>
          </table:table-cell>
          <table:table-cell table:formula="of:=[I2_16.K96]" office:value-type="float" office:value="0.618182" calcext:value-type="float">
            <text:p>0.618182</text:p>
          </table:table-cell>
          <table:table-cell table:formula="of:=[I2_24.K96]" office:value-type="float" office:value="0.627273" calcext:value-type="float">
            <text:p>0.627273</text:p>
          </table:table-cell>
          <table:table-cell table:formula="of:=[I2_32.K96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I2_4.D97]" office:value-type="float" office:value="1" calcext:value-type="float">
            <text:p>1</text:p>
          </table:table-cell>
          <table:table-cell table:formula="of:=[I2_8.D97]" office:value-type="float" office:value="1" calcext:value-type="float">
            <text:p>1</text:p>
          </table:table-cell>
          <table:table-cell table:formula="of:=[I2_16.D97]" office:value-type="float" office:value="1" calcext:value-type="float">
            <text:p>1</text:p>
          </table:table-cell>
          <table:table-cell table:formula="of:=[I2_24.D97]" office:value-type="float" office:value="1" calcext:value-type="float">
            <text:p>1</text:p>
          </table:table-cell>
          <table:table-cell table:formula="of:=[I2_32.D97]" office:value-type="float" office:value="1" calcext:value-type="float">
            <text:p>1</text:p>
          </table:table-cell>
          <table:table-cell table:formula="of:=[I2_4.J97]" office:value-type="float" office:value="0.942857" calcext:value-type="float">
            <text:p>0.942857</text:p>
          </table:table-cell>
          <table:table-cell table:formula="of:=[I2_8.J97]" office:value-type="float" office:value="1" calcext:value-type="float">
            <text:p>1</text:p>
          </table:table-cell>
          <table:table-cell table:formula="of:=[I2_16.J97]" office:value-type="float" office:value="1" calcext:value-type="float">
            <text:p>1</text:p>
          </table:table-cell>
          <table:table-cell table:formula="of:=[I2_24.J97]" office:value-type="float" office:value="1" calcext:value-type="float">
            <text:p>1</text:p>
          </table:table-cell>
          <table:table-cell table:style-name="ce2" table:formula="of:=[I2_32.J97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I2_4.E97]" office:value-type="float" office:value="0.263636" calcext:value-type="float">
            <text:p>0.263636</text:p>
          </table:table-cell>
          <table:table-cell table:style-name="ce2" table:formula="of:=[I2_8.E97]" office:value-type="float" office:value="0.318182" calcext:value-type="float">
            <text:p>0.318182</text:p>
          </table:table-cell>
          <table:table-cell table:style-name="ce2" table:formula="of:=[I2_16.E97]" office:value-type="float" office:value="0.331818" calcext:value-type="float">
            <text:p>0.331818</text:p>
          </table:table-cell>
          <table:table-cell table:style-name="ce2" table:formula="of:=[I2_24.E97]" office:value-type="float" office:value="0.340909" calcext:value-type="float">
            <text:p>0.340909</text:p>
          </table:table-cell>
          <table:table-cell table:style-name="ce2" table:formula="of:=[I2_32.E97]" office:value-type="float" office:value="0.372727" calcext:value-type="float">
            <text:p>0.372727</text:p>
          </table:table-cell>
          <table:table-cell table:formula="of:=[I2_4.K97]" office:value-type="float" office:value="0.581818" calcext:value-type="float">
            <text:p>0.581818</text:p>
          </table:table-cell>
          <table:table-cell table:formula="of:=[I2_8.K97]" office:value-type="float" office:value="0.581818" calcext:value-type="float">
            <text:p>0.581818</text:p>
          </table:table-cell>
          <table:table-cell table:formula="of:=[I2_16.K97]" office:value-type="float" office:value="0.636364" calcext:value-type="float">
            <text:p>0.636364</text:p>
          </table:table-cell>
          <table:table-cell table:formula="of:=[I2_24.K97]" office:value-type="float" office:value="0.636364" calcext:value-type="float">
            <text:p>0.636364</text:p>
          </table:table-cell>
          <table:table-cell table:formula="of:=[I2_32.K97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I2_4.D98]" office:value-type="float" office:value="1" calcext:value-type="float">
            <text:p>1</text:p>
          </table:table-cell>
          <table:table-cell table:formula="of:=[I2_8.D98]" office:value-type="float" office:value="0.985714" calcext:value-type="float">
            <text:p>0.985714</text:p>
          </table:table-cell>
          <table:table-cell table:formula="of:=[I2_16.D98]" office:value-type="float" office:value="1" calcext:value-type="float">
            <text:p>1</text:p>
          </table:table-cell>
          <table:table-cell table:formula="of:=[I2_24.D98]" office:value-type="float" office:value="1" calcext:value-type="float">
            <text:p>1</text:p>
          </table:table-cell>
          <table:table-cell table:formula="of:=[I2_32.D98]" office:value-type="float" office:value="0.985714" calcext:value-type="float">
            <text:p>0.985714</text:p>
          </table:table-cell>
          <table:table-cell table:formula="of:=[I2_4.J98]" office:value-type="float" office:value="0.957143" calcext:value-type="float">
            <text:p>0.957143</text:p>
          </table:table-cell>
          <table:table-cell table:formula="of:=[I2_8.J98]" office:value-type="float" office:value="1" calcext:value-type="float">
            <text:p>1</text:p>
          </table:table-cell>
          <table:table-cell table:formula="of:=[I2_16.J98]" office:value-type="float" office:value="1" calcext:value-type="float">
            <text:p>1</text:p>
          </table:table-cell>
          <table:table-cell table:formula="of:=[I2_24.J98]" office:value-type="float" office:value="1" calcext:value-type="float">
            <text:p>1</text:p>
          </table:table-cell>
          <table:table-cell table:style-name="ce2" table:formula="of:=[I2_32.J98]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I2_4.E98]" office:value-type="float" office:value="0.245455" calcext:value-type="float">
            <text:p>0.245455</text:p>
          </table:table-cell>
          <table:table-cell table:style-name="ce2" table:formula="of:=[I2_8.E98]" office:value-type="float" office:value="0.318182" calcext:value-type="float">
            <text:p>0.318182</text:p>
          </table:table-cell>
          <table:table-cell table:style-name="ce2" table:formula="of:=[I2_16.E98]" office:value-type="float" office:value="0.331818" calcext:value-type="float">
            <text:p>0.331818</text:p>
          </table:table-cell>
          <table:table-cell table:style-name="ce2" table:formula="of:=[I2_24.E98]" office:value-type="float" office:value="0.427273" calcext:value-type="float">
            <text:p>0.427273</text:p>
          </table:table-cell>
          <table:table-cell table:style-name="ce2" table:formula="of:=[I2_32.E98]" office:value-type="float" office:value="0.372727" calcext:value-type="float">
            <text:p>0.372727</text:p>
          </table:table-cell>
          <table:table-cell table:formula="of:=[I2_4.K98]" office:value-type="float" office:value="0.559091" calcext:value-type="float">
            <text:p>0.559091</text:p>
          </table:table-cell>
          <table:table-cell table:formula="of:=[I2_8.K98]" office:value-type="float" office:value="0.604545" calcext:value-type="float">
            <text:p>0.604545</text:p>
          </table:table-cell>
          <table:table-cell table:formula="of:=[I2_16.K98]" office:value-type="float" office:value="0.609091" calcext:value-type="float">
            <text:p>0.609091</text:p>
          </table:table-cell>
          <table:table-cell table:formula="of:=[I2_24.K98]" office:value-type="float" office:value="0.645455" calcext:value-type="float">
            <text:p>0.645455</text:p>
          </table:table-cell>
          <table:table-cell table:formula="of:=[I2_32.K98]"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I2_4.D99]" office:value-type="float" office:value="1" calcext:value-type="float">
            <text:p>1</text:p>
          </table:table-cell>
          <table:table-cell table:formula="of:=[I2_8.D99]" office:value-type="float" office:value="1" calcext:value-type="float">
            <text:p>1</text:p>
          </table:table-cell>
          <table:table-cell table:formula="of:=[I2_16.D99]" office:value-type="float" office:value="1" calcext:value-type="float">
            <text:p>1</text:p>
          </table:table-cell>
          <table:table-cell table:formula="of:=[I2_24.D99]" office:value-type="float" office:value="1" calcext:value-type="float">
            <text:p>1</text:p>
          </table:table-cell>
          <table:table-cell table:formula="of:=[I2_32.D99]" office:value-type="float" office:value="1" calcext:value-type="float">
            <text:p>1</text:p>
          </table:table-cell>
          <table:table-cell table:formula="of:=[I2_4.J99]" office:value-type="float" office:value="0.9" calcext:value-type="float">
            <text:p>0.9</text:p>
          </table:table-cell>
          <table:table-cell table:formula="of:=[I2_8.J99]" office:value-type="float" office:value="0.985714" calcext:value-type="float">
            <text:p>0.985714</text:p>
          </table:table-cell>
          <table:table-cell table:formula="of:=[I2_16.J99]" office:value-type="float" office:value="1" calcext:value-type="float">
            <text:p>1</text:p>
          </table:table-cell>
          <table:table-cell table:formula="of:=[I2_24.J99]" office:value-type="float" office:value="1" calcext:value-type="float">
            <text:p>1</text:p>
          </table:table-cell>
          <table:table-cell table:style-name="ce2" table:formula="of:=[I2_32.J99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I2_4.E99]" office:value-type="float" office:value="0.240909" calcext:value-type="float">
            <text:p>0.240909</text:p>
          </table:table-cell>
          <table:table-cell table:style-name="ce2" table:formula="of:=[I2_8.E99]" office:value-type="float" office:value="0.313636" calcext:value-type="float">
            <text:p>0.313636</text:p>
          </table:table-cell>
          <table:table-cell table:style-name="ce2" table:formula="of:=[I2_16.E99]" office:value-type="float" office:value="0.327273" calcext:value-type="float">
            <text:p>0.327273</text:p>
          </table:table-cell>
          <table:table-cell table:style-name="ce2" table:formula="of:=[I2_24.E99]" office:value-type="float" office:value="0.390909" calcext:value-type="float">
            <text:p>0.390909</text:p>
          </table:table-cell>
          <table:table-cell table:style-name="ce2" table:formula="of:=[I2_32.E99]" office:value-type="float" office:value="0.322727" calcext:value-type="float">
            <text:p>0.322727</text:p>
          </table:table-cell>
          <table:table-cell table:formula="of:=[I2_4.K99]" office:value-type="float" office:value="0.554545" calcext:value-type="float">
            <text:p>0.554545</text:p>
          </table:table-cell>
          <table:table-cell table:formula="of:=[I2_8.K99]" office:value-type="float" office:value="0.613636" calcext:value-type="float">
            <text:p>0.613636</text:p>
          </table:table-cell>
          <table:table-cell table:formula="of:=[I2_16.K99]" office:value-type="float" office:value="0.604545" calcext:value-type="float">
            <text:p>0.604545</text:p>
          </table:table-cell>
          <table:table-cell table:formula="of:=[I2_24.K99]" office:value-type="float" office:value="0.663636" calcext:value-type="float">
            <text:p>0.663636</text:p>
          </table:table-cell>
          <table:table-cell table:formula="of:=[I2_32.K99]"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I2_4.D100]" office:value-type="float" office:value="0.985714" calcext:value-type="float">
            <text:p>0.985714</text:p>
          </table:table-cell>
          <table:table-cell table:formula="of:=[I2_8.D100]" office:value-type="float" office:value="1" calcext:value-type="float">
            <text:p>1</text:p>
          </table:table-cell>
          <table:table-cell table:formula="of:=[I2_16.D100]" office:value-type="float" office:value="1" calcext:value-type="float">
            <text:p>1</text:p>
          </table:table-cell>
          <table:table-cell table:formula="of:=[I2_24.D100]" office:value-type="float" office:value="1" calcext:value-type="float">
            <text:p>1</text:p>
          </table:table-cell>
          <table:table-cell table:formula="of:=[I2_32.D100]" office:value-type="float" office:value="1" calcext:value-type="float">
            <text:p>1</text:p>
          </table:table-cell>
          <table:table-cell table:formula="of:=[I2_4.J100]" office:value-type="float" office:value="0.942857" calcext:value-type="float">
            <text:p>0.942857</text:p>
          </table:table-cell>
          <table:table-cell table:formula="of:=[I2_8.J100]" office:value-type="float" office:value="1" calcext:value-type="float">
            <text:p>1</text:p>
          </table:table-cell>
          <table:table-cell table:formula="of:=[I2_16.J100]" office:value-type="float" office:value="1" calcext:value-type="float">
            <text:p>1</text:p>
          </table:table-cell>
          <table:table-cell table:formula="of:=[I2_24.J100]" office:value-type="float" office:value="1" calcext:value-type="float">
            <text:p>1</text:p>
          </table:table-cell>
          <table:table-cell table:style-name="ce2" table:formula="of:=[I2_32.J100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I2_4.E100]" office:value-type="float" office:value="0.213636" calcext:value-type="float">
            <text:p>0.213636</text:p>
          </table:table-cell>
          <table:table-cell table:style-name="ce2" table:formula="of:=[I2_8.E100]" office:value-type="float" office:value="0.309091" calcext:value-type="float">
            <text:p>0.309091</text:p>
          </table:table-cell>
          <table:table-cell table:style-name="ce2" table:formula="of:=[I2_16.E100]" office:value-type="float" office:value="0.295455" calcext:value-type="float">
            <text:p>0.295455</text:p>
          </table:table-cell>
          <table:table-cell table:style-name="ce2" table:formula="of:=[I2_24.E100]" office:value-type="float" office:value="0.336364" calcext:value-type="float">
            <text:p>0.336364</text:p>
          </table:table-cell>
          <table:table-cell table:style-name="ce2" table:formula="of:=[I2_32.E100]" office:value-type="float" office:value="0.318182" calcext:value-type="float">
            <text:p>0.318182</text:p>
          </table:table-cell>
          <table:table-cell table:formula="of:=[I2_4.K100]" office:value-type="float" office:value="0.568182" calcext:value-type="float">
            <text:p>0.568182</text:p>
          </table:table-cell>
          <table:table-cell table:formula="of:=[I2_8.K100]" office:value-type="float" office:value="0.604545" calcext:value-type="float">
            <text:p>0.604545</text:p>
          </table:table-cell>
          <table:table-cell table:formula="of:=[I2_16.K100]" office:value-type="float" office:value="0.659091" calcext:value-type="float">
            <text:p>0.659091</text:p>
          </table:table-cell>
          <table:table-cell table:formula="of:=[I2_24.K100]" office:value-type="float" office:value="0.65" calcext:value-type="float">
            <text:p>0.65</text:p>
          </table:table-cell>
          <table:table-cell table:formula="of:=[I2_32.K100]"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I2_4.D101]" office:value-type="float" office:value="1" calcext:value-type="float">
            <text:p>1</text:p>
          </table:table-cell>
          <table:table-cell table:formula="of:=[I2_8.D101]" office:value-type="float" office:value="1" calcext:value-type="float">
            <text:p>1</text:p>
          </table:table-cell>
          <table:table-cell table:formula="of:=[I2_16.D101]" office:value-type="float" office:value="1" calcext:value-type="float">
            <text:p>1</text:p>
          </table:table-cell>
          <table:table-cell table:formula="of:=[I2_24.D101]" office:value-type="float" office:value="1" calcext:value-type="float">
            <text:p>1</text:p>
          </table:table-cell>
          <table:table-cell table:formula="of:=[I2_32.D101]" office:value-type="float" office:value="1" calcext:value-type="float">
            <text:p>1</text:p>
          </table:table-cell>
          <table:table-cell table:formula="of:=[I2_4.J101]" office:value-type="float" office:value="0.9375" calcext:value-type="float">
            <text:p>0.9375</text:p>
          </table:table-cell>
          <table:table-cell table:formula="of:=[I2_8.J101]" office:value-type="float" office:value="1" calcext:value-type="float">
            <text:p>1</text:p>
          </table:table-cell>
          <table:table-cell table:formula="of:=[I2_16.J101]" office:value-type="float" office:value="1" calcext:value-type="float">
            <text:p>1</text:p>
          </table:table-cell>
          <table:table-cell table:formula="of:=[I2_24.J101]" office:value-type="float" office:value="1" calcext:value-type="float">
            <text:p>1</text:p>
          </table:table-cell>
          <table:table-cell table:style-name="ce2" table:formula="of:=[I2_32.J101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I2_4.E101]" office:value-type="float" office:value="0.240909" calcext:value-type="float">
            <text:p>0.240909</text:p>
          </table:table-cell>
          <table:table-cell table:style-name="ce2" table:formula="of:=[I2_8.E101]" office:value-type="float" office:value="0.336364" calcext:value-type="float">
            <text:p>0.336364</text:p>
          </table:table-cell>
          <table:table-cell table:style-name="ce2" table:formula="of:=[I2_16.E101]" office:value-type="float" office:value="0.327273" calcext:value-type="float">
            <text:p>0.327273</text:p>
          </table:table-cell>
          <table:table-cell table:style-name="ce2" table:formula="of:=[I2_24.E101]" office:value-type="float" office:value="0.409091" calcext:value-type="float">
            <text:p>0.409091</text:p>
          </table:table-cell>
          <table:table-cell table:style-name="ce2" table:formula="of:=[I2_32.E101]" office:value-type="float" office:value="0.327273" calcext:value-type="float">
            <text:p>0.327273</text:p>
          </table:table-cell>
          <table:table-cell table:formula="of:=[I2_4.K101]" office:value-type="float" office:value="0.540909" calcext:value-type="float">
            <text:p>0.540909</text:p>
          </table:table-cell>
          <table:table-cell table:formula="of:=[I2_8.K101]" office:value-type="float" office:value="0.590909" calcext:value-type="float">
            <text:p>0.590909</text:p>
          </table:table-cell>
          <table:table-cell table:formula="of:=[I2_16.K101]" office:value-type="float" office:value="0.618182" calcext:value-type="float">
            <text:p>0.618182</text:p>
          </table:table-cell>
          <table:table-cell table:formula="of:=[I2_24.K101]" office:value-type="float" office:value="0.65" calcext:value-type="float">
            <text:p>0.65</text:p>
          </table:table-cell>
          <table:table-cell table:formula="of:=[I2_32.K101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I2_4.D102]" office:value-type="float" office:value="1" calcext:value-type="float">
            <text:p>1</text:p>
          </table:table-cell>
          <table:table-cell table:formula="of:=[I2_8.D102]" office:value-type="float" office:value="1" calcext:value-type="float">
            <text:p>1</text:p>
          </table:table-cell>
          <table:table-cell table:formula="of:=[I2_16.D102]" office:value-type="float" office:value="1" calcext:value-type="float">
            <text:p>1</text:p>
          </table:table-cell>
          <table:table-cell table:formula="of:=[I2_24.D102]" office:value-type="float" office:value="0.971429" calcext:value-type="float">
            <text:p>0.971429</text:p>
          </table:table-cell>
          <table:table-cell table:formula="of:=[I2_32.D102]" office:value-type="float" office:value="1" calcext:value-type="float">
            <text:p>1</text:p>
          </table:table-cell>
          <table:table-cell table:formula="of:=[I2_4.J102]" office:value-type="float" office:value="0.971429" calcext:value-type="float">
            <text:p>0.971429</text:p>
          </table:table-cell>
          <table:table-cell table:formula="of:=[I2_8.J102]" office:value-type="float" office:value="1" calcext:value-type="float">
            <text:p>1</text:p>
          </table:table-cell>
          <table:table-cell table:formula="of:=[I2_16.J102]" office:value-type="float" office:value="1" calcext:value-type="float">
            <text:p>1</text:p>
          </table:table-cell>
          <table:table-cell table:formula="of:=[I2_24.J102]" office:value-type="float" office:value="1" calcext:value-type="float">
            <text:p>1</text:p>
          </table:table-cell>
          <table:table-cell table:style-name="ce2" table:formula="of:=[I2_32.J102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I2_4.E102]" office:value-type="float" office:value="0.281818" calcext:value-type="float">
            <text:p>0.281818</text:p>
          </table:table-cell>
          <table:table-cell table:style-name="ce2" table:formula="of:=[I2_8.E102]" office:value-type="float" office:value="0.340909" calcext:value-type="float">
            <text:p>0.340909</text:p>
          </table:table-cell>
          <table:table-cell table:style-name="ce2" table:formula="of:=[I2_16.E102]" office:value-type="float" office:value="0.322727" calcext:value-type="float">
            <text:p>0.322727</text:p>
          </table:table-cell>
          <table:table-cell table:style-name="ce2" table:formula="of:=[I2_24.E102]" office:value-type="float" office:value="0.4" calcext:value-type="float">
            <text:p>0.4</text:p>
          </table:table-cell>
          <table:table-cell table:style-name="ce2" table:formula="of:=[I2_32.E102]" office:value-type="float" office:value="0.290909" calcext:value-type="float">
            <text:p>0.290909</text:p>
          </table:table-cell>
          <table:table-cell table:formula="of:=[I2_4.K102]" office:value-type="float" office:value="0.504545" calcext:value-type="float">
            <text:p>0.504545</text:p>
          </table:table-cell>
          <table:table-cell table:formula="of:=[I2_8.K102]" office:value-type="float" office:value="0.613636" calcext:value-type="float">
            <text:p>0.613636</text:p>
          </table:table-cell>
          <table:table-cell table:formula="of:=[I2_16.K102]" office:value-type="float" office:value="0.604545" calcext:value-type="float">
            <text:p>0.604545</text:p>
          </table:table-cell>
          <table:table-cell table:formula="of:=[I2_24.K102]" office:value-type="float" office:value="0.618182" calcext:value-type="float">
            <text:p>0.618182</text:p>
          </table:table-cell>
          <table:table-cell table:formula="of:=[I2_32.K102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I2_4.D103]" office:value-type="float" office:value="0.957143" calcext:value-type="float">
            <text:p>0.957143</text:p>
          </table:table-cell>
          <table:table-cell table:formula="of:=[I2_8.D103]" office:value-type="float" office:value="1" calcext:value-type="float">
            <text:p>1</text:p>
          </table:table-cell>
          <table:table-cell table:formula="of:=[I2_16.D103]" office:value-type="float" office:value="1" calcext:value-type="float">
            <text:p>1</text:p>
          </table:table-cell>
          <table:table-cell table:formula="of:=[I2_24.D103]" office:value-type="float" office:value="1" calcext:value-type="float">
            <text:p>1</text:p>
          </table:table-cell>
          <table:table-cell table:formula="of:=[I2_32.D103]" office:value-type="float" office:value="1" calcext:value-type="float">
            <text:p>1</text:p>
          </table:table-cell>
          <table:table-cell table:formula="of:=[I2_4.J103]" office:value-type="float" office:value="0.928571" calcext:value-type="float">
            <text:p>0.928571</text:p>
          </table:table-cell>
          <table:table-cell table:formula="of:=[I2_8.J103]" office:value-type="float" office:value="1" calcext:value-type="float">
            <text:p>1</text:p>
          </table:table-cell>
          <table:table-cell table:formula="of:=[I2_16.J103]" office:value-type="float" office:value="1" calcext:value-type="float">
            <text:p>1</text:p>
          </table:table-cell>
          <table:table-cell table:formula="of:=[I2_24.J103]" office:value-type="float" office:value="1" calcext:value-type="float">
            <text:p>1</text:p>
          </table:table-cell>
          <table:table-cell table:style-name="ce2" table:formula="of:=[I2_32.J103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I2_4.E103]" office:value-type="float" office:value="0.227273" calcext:value-type="float">
            <text:p>0.227273</text:p>
          </table:table-cell>
          <table:table-cell table:style-name="ce2" table:formula="of:=[I2_8.E103]" office:value-type="float" office:value="0.340909" calcext:value-type="float">
            <text:p>0.340909</text:p>
          </table:table-cell>
          <table:table-cell table:style-name="ce2" table:formula="of:=[I2_16.E103]" office:value-type="float" office:value="0.295455" calcext:value-type="float">
            <text:p>0.295455</text:p>
          </table:table-cell>
          <table:table-cell table:style-name="ce2" table:formula="of:=[I2_24.E103]" office:value-type="float" office:value="0.368182" calcext:value-type="float">
            <text:p>0.368182</text:p>
          </table:table-cell>
          <table:table-cell table:style-name="ce2" table:formula="of:=[I2_32.E103]" office:value-type="float" office:value="0.309091" calcext:value-type="float">
            <text:p>0.309091</text:p>
          </table:table-cell>
          <table:table-cell table:formula="of:=[I2_4.K103]" office:value-type="float" office:value="0.568182" calcext:value-type="float">
            <text:p>0.568182</text:p>
          </table:table-cell>
          <table:table-cell table:formula="of:=[I2_8.K103]" office:value-type="float" office:value="0.631818" calcext:value-type="float">
            <text:p>0.631818</text:p>
          </table:table-cell>
          <table:table-cell table:formula="of:=[I2_16.K103]" office:value-type="float" office:value="0.627273" calcext:value-type="float">
            <text:p>0.627273</text:p>
          </table:table-cell>
          <table:table-cell table:formula="of:=[I2_24.K103]" office:value-type="float" office:value="0.645455" calcext:value-type="float">
            <text:p>0.645455</text:p>
          </table:table-cell>
          <table:table-cell table:formula="of:=[I2_32.K103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I2_4.D104]" office:value-type="float" office:value="1" calcext:value-type="float">
            <text:p>1</text:p>
          </table:table-cell>
          <table:table-cell table:formula="of:=[I2_8.D104]" office:value-type="float" office:value="1" calcext:value-type="float">
            <text:p>1</text:p>
          </table:table-cell>
          <table:table-cell table:formula="of:=[I2_16.D104]" office:value-type="float" office:value="1" calcext:value-type="float">
            <text:p>1</text:p>
          </table:table-cell>
          <table:table-cell table:formula="of:=[I2_24.D104]" office:value-type="float" office:value="1" calcext:value-type="float">
            <text:p>1</text:p>
          </table:table-cell>
          <table:table-cell table:formula="of:=[I2_32.D104]" office:value-type="float" office:value="1" calcext:value-type="float">
            <text:p>1</text:p>
          </table:table-cell>
          <table:table-cell table:formula="of:=[I2_4.J104]" office:value-type="float" office:value="0.957143" calcext:value-type="float">
            <text:p>0.957143</text:p>
          </table:table-cell>
          <table:table-cell table:formula="of:=[I2_8.J104]" office:value-type="float" office:value="0.985714" calcext:value-type="float">
            <text:p>0.985714</text:p>
          </table:table-cell>
          <table:table-cell table:formula="of:=[I2_16.J104]" office:value-type="float" office:value="1" calcext:value-type="float">
            <text:p>1</text:p>
          </table:table-cell>
          <table:table-cell table:formula="of:=[I2_24.J104]" office:value-type="float" office:value="1" calcext:value-type="float">
            <text:p>1</text:p>
          </table:table-cell>
          <table:table-cell table:style-name="ce2" table:formula="of:=[I2_32.J104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I2_4.E104]" office:value-type="float" office:value="0.254545" calcext:value-type="float">
            <text:p>0.254545</text:p>
          </table:table-cell>
          <table:table-cell table:style-name="ce2" table:formula="of:=[I2_8.E104]" office:value-type="float" office:value="0.290909" calcext:value-type="float">
            <text:p>0.290909</text:p>
          </table:table-cell>
          <table:table-cell table:style-name="ce2" table:formula="of:=[I2_16.E104]" office:value-type="float" office:value="0.359091" calcext:value-type="float">
            <text:p>0.359091</text:p>
          </table:table-cell>
          <table:table-cell table:style-name="ce2" table:formula="of:=[I2_24.E104]" office:value-type="float" office:value="0.345455" calcext:value-type="float">
            <text:p>0.345455</text:p>
          </table:table-cell>
          <table:table-cell table:style-name="ce2" table:formula="of:=[I2_32.E104]" office:value-type="float" office:value="0.309091" calcext:value-type="float">
            <text:p>0.309091</text:p>
          </table:table-cell>
          <table:table-cell table:formula="of:=[I2_4.K104]" office:value-type="float" office:value="0.572727" calcext:value-type="float">
            <text:p>0.572727</text:p>
          </table:table-cell>
          <table:table-cell table:formula="of:=[I2_8.K104]" office:value-type="float" office:value="0.618182" calcext:value-type="float">
            <text:p>0.618182</text:p>
          </table:table-cell>
          <table:table-cell table:formula="of:=[I2_16.K104]" office:value-type="float" office:value="0.622727" calcext:value-type="float">
            <text:p>0.622727</text:p>
          </table:table-cell>
          <table:table-cell table:formula="of:=[I2_24.K104]" office:value-type="float" office:value="0.659091" calcext:value-type="float">
            <text:p>0.659091</text:p>
          </table:table-cell>
          <table:table-cell table:formula="of:=[I2_32.K104]"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I2_4.D105]" office:value-type="float" office:value="1" calcext:value-type="float">
            <text:p>1</text:p>
          </table:table-cell>
          <table:table-cell table:formula="of:=[I2_8.D105]" office:value-type="float" office:value="1" calcext:value-type="float">
            <text:p>1</text:p>
          </table:table-cell>
          <table:table-cell table:formula="of:=[I2_16.D105]" office:value-type="float" office:value="1" calcext:value-type="float">
            <text:p>1</text:p>
          </table:table-cell>
          <table:table-cell table:formula="of:=[I2_24.D105]" office:value-type="float" office:value="1" calcext:value-type="float">
            <text:p>1</text:p>
          </table:table-cell>
          <table:table-cell table:formula="of:=[I2_32.D105]" office:value-type="float" office:value="0.985714" calcext:value-type="float">
            <text:p>0.985714</text:p>
          </table:table-cell>
          <table:table-cell table:formula="of:=[I2_4.J105]" office:value-type="float" office:value="0.942857" calcext:value-type="float">
            <text:p>0.942857</text:p>
          </table:table-cell>
          <table:table-cell table:formula="of:=[I2_8.J105]" office:value-type="float" office:value="1" calcext:value-type="float">
            <text:p>1</text:p>
          </table:table-cell>
          <table:table-cell table:formula="of:=[I2_16.J105]" office:value-type="float" office:value="1" calcext:value-type="float">
            <text:p>1</text:p>
          </table:table-cell>
          <table:table-cell table:formula="of:=[I2_24.J105]" office:value-type="float" office:value="1" calcext:value-type="float">
            <text:p>1</text:p>
          </table:table-cell>
          <table:table-cell table:style-name="ce2" table:formula="of:=[I2_32.J105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I2_4.E105]" office:value-type="float" office:value="0.2" calcext:value-type="float">
            <text:p>0.2</text:p>
          </table:table-cell>
          <table:table-cell table:style-name="ce2" table:formula="of:=[I2_8.E105]" office:value-type="float" office:value="0.313636" calcext:value-type="float">
            <text:p>0.313636</text:p>
          </table:table-cell>
          <table:table-cell table:style-name="ce2" table:formula="of:=[I2_16.E105]" office:value-type="float" office:value="0.327273" calcext:value-type="float">
            <text:p>0.327273</text:p>
          </table:table-cell>
          <table:table-cell table:style-name="ce2" table:formula="of:=[I2_24.E105]" office:value-type="float" office:value="0.368182" calcext:value-type="float">
            <text:p>0.368182</text:p>
          </table:table-cell>
          <table:table-cell table:style-name="ce2" table:formula="of:=[I2_32.E105]" office:value-type="float" office:value="0.277273" calcext:value-type="float">
            <text:p>0.277273</text:p>
          </table:table-cell>
          <table:table-cell table:formula="of:=[I2_4.K105]" office:value-type="float" office:value="0.540909" calcext:value-type="float">
            <text:p>0.540909</text:p>
          </table:table-cell>
          <table:table-cell table:formula="of:=[I2_8.K105]" office:value-type="float" office:value="0.645455" calcext:value-type="float">
            <text:p>0.645455</text:p>
          </table:table-cell>
          <table:table-cell table:formula="of:=[I2_16.K105]" office:value-type="float" office:value="0.595455" calcext:value-type="float">
            <text:p>0.595455</text:p>
          </table:table-cell>
          <table:table-cell table:formula="of:=[I2_24.K105]" office:value-type="float" office:value="0.654545" calcext:value-type="float">
            <text:p>0.654545</text:p>
          </table:table-cell>
          <table:table-cell table:formula="of:=[I2_32.K105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I2_4.D106]" office:value-type="float" office:value="1" calcext:value-type="float">
            <text:p>1</text:p>
          </table:table-cell>
          <table:table-cell table:formula="of:=[I2_8.D106]" office:value-type="float" office:value="1" calcext:value-type="float">
            <text:p>1</text:p>
          </table:table-cell>
          <table:table-cell table:formula="of:=[I2_16.D106]" office:value-type="float" office:value="1" calcext:value-type="float">
            <text:p>1</text:p>
          </table:table-cell>
          <table:table-cell table:formula="of:=[I2_24.D106]" office:value-type="float" office:value="1" calcext:value-type="float">
            <text:p>1</text:p>
          </table:table-cell>
          <table:table-cell table:formula="of:=[I2_32.D106]" office:value-type="float" office:value="1" calcext:value-type="float">
            <text:p>1</text:p>
          </table:table-cell>
          <table:table-cell table:formula="of:=[I2_4.J106]" office:value-type="float" office:value="0.942857" calcext:value-type="float">
            <text:p>0.942857</text:p>
          </table:table-cell>
          <table:table-cell table:formula="of:=[I2_8.J106]" office:value-type="float" office:value="1" calcext:value-type="float">
            <text:p>1</text:p>
          </table:table-cell>
          <table:table-cell table:formula="of:=[I2_16.J106]" office:value-type="float" office:value="1" calcext:value-type="float">
            <text:p>1</text:p>
          </table:table-cell>
          <table:table-cell table:formula="of:=[I2_24.J106]" office:value-type="float" office:value="1" calcext:value-type="float">
            <text:p>1</text:p>
          </table:table-cell>
          <table:table-cell table:style-name="ce2" table:formula="of:=[I2_32.J106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I2_4.E106]" office:value-type="float" office:value="0.25" calcext:value-type="float">
            <text:p>0.25</text:p>
          </table:table-cell>
          <table:table-cell table:style-name="ce2" table:formula="of:=[I2_8.E106]" office:value-type="float" office:value="0.331818" calcext:value-type="float">
            <text:p>0.331818</text:p>
          </table:table-cell>
          <table:table-cell table:style-name="ce2" table:formula="of:=[I2_16.E106]" office:value-type="float" office:value="0.318182" calcext:value-type="float">
            <text:p>0.318182</text:p>
          </table:table-cell>
          <table:table-cell table:style-name="ce2" table:formula="of:=[I2_24.E106]" office:value-type="float" office:value="0.390909" calcext:value-type="float">
            <text:p>0.390909</text:p>
          </table:table-cell>
          <table:table-cell table:style-name="ce2" table:formula="of:=[I2_32.E106]" office:value-type="float" office:value="0.313636" calcext:value-type="float">
            <text:p>0.313636</text:p>
          </table:table-cell>
          <table:table-cell table:formula="of:=[I2_4.K106]" office:value-type="float" office:value="0.590909" calcext:value-type="float">
            <text:p>0.590909</text:p>
          </table:table-cell>
          <table:table-cell table:formula="of:=[I2_8.K106]" office:value-type="float" office:value="0.563636" calcext:value-type="float">
            <text:p>0.563636</text:p>
          </table:table-cell>
          <table:table-cell table:formula="of:=[I2_16.K106]" office:value-type="float" office:value="0.618182" calcext:value-type="float">
            <text:p>0.618182</text:p>
          </table:table-cell>
          <table:table-cell table:formula="of:=[I2_24.K106]" office:value-type="float" office:value="0.645455" calcext:value-type="float">
            <text:p>0.645455</text:p>
          </table:table-cell>
          <table:table-cell table:formula="of:=[I2_32.K106]"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I2_4.D107]" office:value-type="float" office:value="1" calcext:value-type="float">
            <text:p>1</text:p>
          </table:table-cell>
          <table:table-cell table:formula="of:=[I2_8.D107]" office:value-type="float" office:value="1" calcext:value-type="float">
            <text:p>1</text:p>
          </table:table-cell>
          <table:table-cell table:formula="of:=[I2_16.D107]" office:value-type="float" office:value="1" calcext:value-type="float">
            <text:p>1</text:p>
          </table:table-cell>
          <table:table-cell table:formula="of:=[I2_24.D107]" office:value-type="float" office:value="1" calcext:value-type="float">
            <text:p>1</text:p>
          </table:table-cell>
          <table:table-cell table:formula="of:=[I2_32.D107]" office:value-type="float" office:value="1" calcext:value-type="float">
            <text:p>1</text:p>
          </table:table-cell>
          <table:table-cell table:formula="of:=[I2_4.J107]" office:value-type="float" office:value="0.985714" calcext:value-type="float">
            <text:p>0.985714</text:p>
          </table:table-cell>
          <table:table-cell table:formula="of:=[I2_8.J107]" office:value-type="float" office:value="0.985714" calcext:value-type="float">
            <text:p>0.985714</text:p>
          </table:table-cell>
          <table:table-cell table:formula="of:=[I2_16.J107]" office:value-type="float" office:value="1" calcext:value-type="float">
            <text:p>1</text:p>
          </table:table-cell>
          <table:table-cell table:formula="of:=[I2_24.J107]" office:value-type="float" office:value="1" calcext:value-type="float">
            <text:p>1</text:p>
          </table:table-cell>
          <table:table-cell table:style-name="ce2" table:formula="of:=[I2_32.J107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I2_4.E107]" office:value-type="float" office:value="0.263636" calcext:value-type="float">
            <text:p>0.263636</text:p>
          </table:table-cell>
          <table:table-cell table:style-name="ce2" table:formula="of:=[I2_8.E107]" office:value-type="float" office:value="0.336364" calcext:value-type="float">
            <text:p>0.336364</text:p>
          </table:table-cell>
          <table:table-cell table:style-name="ce2" table:formula="of:=[I2_16.E107]" office:value-type="float" office:value="0.313636" calcext:value-type="float">
            <text:p>0.313636</text:p>
          </table:table-cell>
          <table:table-cell table:style-name="ce2" table:formula="of:=[I2_24.E107]" office:value-type="float" office:value="0.359091" calcext:value-type="float">
            <text:p>0.359091</text:p>
          </table:table-cell>
          <table:table-cell table:style-name="ce2" table:formula="of:=[I2_32.E107]" office:value-type="float" office:value="0.304545" calcext:value-type="float">
            <text:p>0.304545</text:p>
          </table:table-cell>
          <table:table-cell table:formula="of:=[I2_4.K107]" office:value-type="float" office:value="0.559091" calcext:value-type="float">
            <text:p>0.559091</text:p>
          </table:table-cell>
          <table:table-cell table:formula="of:=[I2_8.K107]" office:value-type="float" office:value="0.622727" calcext:value-type="float">
            <text:p>0.622727</text:p>
          </table:table-cell>
          <table:table-cell table:formula="of:=[I2_16.K107]" office:value-type="float" office:value="0.640909" calcext:value-type="float">
            <text:p>0.640909</text:p>
          </table:table-cell>
          <table:table-cell table:formula="of:=[I2_24.K107]" office:value-type="float" office:value="0.640909" calcext:value-type="float">
            <text:p>0.640909</text:p>
          </table:table-cell>
          <table:table-cell table:formula="of:=[I2_32.K107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I2_4.D108]" office:value-type="float" office:value="1" calcext:value-type="float">
            <text:p>1</text:p>
          </table:table-cell>
          <table:table-cell table:formula="of:=[I2_8.D108]" office:value-type="float" office:value="1" calcext:value-type="float">
            <text:p>1</text:p>
          </table:table-cell>
          <table:table-cell table:formula="of:=[I2_16.D108]" office:value-type="float" office:value="1" calcext:value-type="float">
            <text:p>1</text:p>
          </table:table-cell>
          <table:table-cell table:formula="of:=[I2_24.D108]" office:value-type="float" office:value="1" calcext:value-type="float">
            <text:p>1</text:p>
          </table:table-cell>
          <table:table-cell table:formula="of:=[I2_32.D108]" office:value-type="float" office:value="1" calcext:value-type="float">
            <text:p>1</text:p>
          </table:table-cell>
          <table:table-cell table:formula="of:=[I2_4.J108]" office:value-type="float" office:value="1" calcext:value-type="float">
            <text:p>1</text:p>
          </table:table-cell>
          <table:table-cell table:formula="of:=[I2_8.J108]" office:value-type="float" office:value="1" calcext:value-type="float">
            <text:p>1</text:p>
          </table:table-cell>
          <table:table-cell table:formula="of:=[I2_16.J108]" office:value-type="float" office:value="1" calcext:value-type="float">
            <text:p>1</text:p>
          </table:table-cell>
          <table:table-cell table:formula="of:=[I2_24.J108]" office:value-type="float" office:value="1" calcext:value-type="float">
            <text:p>1</text:p>
          </table:table-cell>
          <table:table-cell table:style-name="ce2" table:formula="of:=[I2_32.J108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I2_4.E108]" office:value-type="float" office:value="0.254545" calcext:value-type="float">
            <text:p>0.254545</text:p>
          </table:table-cell>
          <table:table-cell table:style-name="ce2" table:formula="of:=[I2_8.E108]" office:value-type="float" office:value="0.322727" calcext:value-type="float">
            <text:p>0.322727</text:p>
          </table:table-cell>
          <table:table-cell table:style-name="ce2" table:formula="of:=[I2_16.E108]" office:value-type="float" office:value="0.327273" calcext:value-type="float">
            <text:p>0.327273</text:p>
          </table:table-cell>
          <table:table-cell table:style-name="ce2" table:formula="of:=[I2_24.E108]" office:value-type="float" office:value="0.372727" calcext:value-type="float">
            <text:p>0.372727</text:p>
          </table:table-cell>
          <table:table-cell table:style-name="ce2" table:formula="of:=[I2_32.E108]" office:value-type="float" office:value="0.318182" calcext:value-type="float">
            <text:p>0.318182</text:p>
          </table:table-cell>
          <table:table-cell table:formula="of:=[I2_4.K108]" office:value-type="float" office:value="0.568182" calcext:value-type="float">
            <text:p>0.568182</text:p>
          </table:table-cell>
          <table:table-cell table:formula="of:=[I2_8.K108]" office:value-type="float" office:value="0.631818" calcext:value-type="float">
            <text:p>0.631818</text:p>
          </table:table-cell>
          <table:table-cell table:formula="of:=[I2_16.K108]" office:value-type="float" office:value="0.640909" calcext:value-type="float">
            <text:p>0.640909</text:p>
          </table:table-cell>
          <table:table-cell table:formula="of:=[I2_24.K108]" office:value-type="float" office:value="0.645455" calcext:value-type="float">
            <text:p>0.645455</text:p>
          </table:table-cell>
          <table:table-cell table:formula="of:=[I2_32.K108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I2_4.D109]" office:value-type="float" office:value="1" calcext:value-type="float">
            <text:p>1</text:p>
          </table:table-cell>
          <table:table-cell table:formula="of:=[I2_8.D109]" office:value-type="float" office:value="1" calcext:value-type="float">
            <text:p>1</text:p>
          </table:table-cell>
          <table:table-cell table:formula="of:=[I2_16.D109]" office:value-type="float" office:value="1" calcext:value-type="float">
            <text:p>1</text:p>
          </table:table-cell>
          <table:table-cell table:formula="of:=[I2_24.D109]" office:value-type="float" office:value="1" calcext:value-type="float">
            <text:p>1</text:p>
          </table:table-cell>
          <table:table-cell table:formula="of:=[I2_32.D109]" office:value-type="float" office:value="1" calcext:value-type="float">
            <text:p>1</text:p>
          </table:table-cell>
          <table:table-cell table:formula="of:=[I2_4.J109]" office:value-type="float" office:value="0.914286" calcext:value-type="float">
            <text:p>0.914286</text:p>
          </table:table-cell>
          <table:table-cell table:formula="of:=[I2_8.J109]" office:value-type="float" office:value="0.985714" calcext:value-type="float">
            <text:p>0.985714</text:p>
          </table:table-cell>
          <table:table-cell table:formula="of:=[I2_16.J109]" office:value-type="float" office:value="1" calcext:value-type="float">
            <text:p>1</text:p>
          </table:table-cell>
          <table:table-cell table:formula="of:=[I2_24.J109]" office:value-type="float" office:value="1" calcext:value-type="float">
            <text:p>1</text:p>
          </table:table-cell>
          <table:table-cell table:style-name="ce2" table:formula="of:=[I2_32.J109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I2_4.E109]" office:value-type="float" office:value="0.240909" calcext:value-type="float">
            <text:p>0.240909</text:p>
          </table:table-cell>
          <table:table-cell table:style-name="ce2" table:formula="of:=[I2_8.E109]" office:value-type="float" office:value="0.281818" calcext:value-type="float">
            <text:p>0.281818</text:p>
          </table:table-cell>
          <table:table-cell table:style-name="ce2" table:formula="of:=[I2_16.E109]" office:value-type="float" office:value="0.327273" calcext:value-type="float">
            <text:p>0.327273</text:p>
          </table:table-cell>
          <table:table-cell table:style-name="ce2" table:formula="of:=[I2_24.E109]" office:value-type="float" office:value="0.386364" calcext:value-type="float">
            <text:p>0.386364</text:p>
          </table:table-cell>
          <table:table-cell table:style-name="ce2" table:formula="of:=[I2_32.E109]" office:value-type="float" office:value="0.327273" calcext:value-type="float">
            <text:p>0.327273</text:p>
          </table:table-cell>
          <table:table-cell table:formula="of:=[I2_4.K109]" office:value-type="float" office:value="0.581818" calcext:value-type="float">
            <text:p>0.581818</text:p>
          </table:table-cell>
          <table:table-cell table:formula="of:=[I2_8.K109]" office:value-type="float" office:value="0.590909" calcext:value-type="float">
            <text:p>0.590909</text:p>
          </table:table-cell>
          <table:table-cell table:formula="of:=[I2_16.K109]" office:value-type="float" office:value="0.595455" calcext:value-type="float">
            <text:p>0.595455</text:p>
          </table:table-cell>
          <table:table-cell table:formula="of:=[I2_24.K109]" office:value-type="float" office:value="0.672727" calcext:value-type="float">
            <text:p>0.672727</text:p>
          </table:table-cell>
          <table:table-cell table:formula="of:=[I2_32.K109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I2_4.D110]" office:value-type="float" office:value="1" calcext:value-type="float">
            <text:p>1</text:p>
          </table:table-cell>
          <table:table-cell table:formula="of:=[I2_8.D110]" office:value-type="float" office:value="1" calcext:value-type="float">
            <text:p>1</text:p>
          </table:table-cell>
          <table:table-cell table:formula="of:=[I2_16.D110]" office:value-type="float" office:value="1" calcext:value-type="float">
            <text:p>1</text:p>
          </table:table-cell>
          <table:table-cell table:formula="of:=[I2_24.D110]" office:value-type="float" office:value="1" calcext:value-type="float">
            <text:p>1</text:p>
          </table:table-cell>
          <table:table-cell table:formula="of:=[I2_32.D110]" office:value-type="float" office:value="1" calcext:value-type="float">
            <text:p>1</text:p>
          </table:table-cell>
          <table:table-cell table:formula="of:=[I2_4.J110]" office:value-type="float" office:value="0.957143" calcext:value-type="float">
            <text:p>0.957143</text:p>
          </table:table-cell>
          <table:table-cell table:formula="of:=[I2_8.J110]" office:value-type="float" office:value="1" calcext:value-type="float">
            <text:p>1</text:p>
          </table:table-cell>
          <table:table-cell table:formula="of:=[I2_16.J110]" office:value-type="float" office:value="1" calcext:value-type="float">
            <text:p>1</text:p>
          </table:table-cell>
          <table:table-cell table:formula="of:=[I2_24.J110]" office:value-type="float" office:value="1" calcext:value-type="float">
            <text:p>1</text:p>
          </table:table-cell>
          <table:table-cell table:style-name="ce2" table:formula="of:=[I2_32.J110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I2_4.E110]" office:value-type="float" office:value="0.268182" calcext:value-type="float">
            <text:p>0.268182</text:p>
          </table:table-cell>
          <table:table-cell table:style-name="ce2" table:formula="of:=[I2_8.E110]" office:value-type="float" office:value="0.327273" calcext:value-type="float">
            <text:p>0.327273</text:p>
          </table:table-cell>
          <table:table-cell table:style-name="ce2" table:formula="of:=[I2_16.E110]" office:value-type="float" office:value="0.318182" calcext:value-type="float">
            <text:p>0.318182</text:p>
          </table:table-cell>
          <table:table-cell table:style-name="ce2" table:formula="of:=[I2_24.E110]" office:value-type="float" office:value="0.372727" calcext:value-type="float">
            <text:p>0.372727</text:p>
          </table:table-cell>
          <table:table-cell table:style-name="ce2" table:formula="of:=[I2_32.E110]" office:value-type="float" office:value="0.331818" calcext:value-type="float">
            <text:p>0.331818</text:p>
          </table:table-cell>
          <table:table-cell table:formula="of:=[I2_4.K110]" office:value-type="float" office:value="0.568182" calcext:value-type="float">
            <text:p>0.568182</text:p>
          </table:table-cell>
          <table:table-cell table:formula="of:=[I2_8.K110]" office:value-type="float" office:value="0.618182" calcext:value-type="float">
            <text:p>0.618182</text:p>
          </table:table-cell>
          <table:table-cell table:formula="of:=[I2_16.K110]" office:value-type="float" office:value="0.672727" calcext:value-type="float">
            <text:p>0.672727</text:p>
          </table:table-cell>
          <table:table-cell table:formula="of:=[I2_24.K110]" office:value-type="float" office:value="0.668182" calcext:value-type="float">
            <text:p>0.668182</text:p>
          </table:table-cell>
          <table:table-cell table:formula="of:=[I2_32.K110]" office:value-type="float" office:value="0.618182" calcext:value-type="float">
            <text:p>0.6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00/00/00</text:date>, <text:time style:data-style-name="N2" text:time-value="07:15:22.23577452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7:10:01.009300873</meta:creation-date>
    <dc:date>2017-01-22T07:28:14.670415693</dc:date>
    <meta:editing-duration>PT4H45M10S</meta:editing-duration>
    <meta:editing-cycles>62</meta:editing-cycles>
    <meta:generator>LibreOffice/5.1.4.2$Linux_X86_64 LibreOffice_project/10m0$Build-2</meta:generator>
    <meta:document-statistic meta:table-count="10" meta:cell-count="119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訓練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A5:A_Summary.G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1cm" svg:y="13.544cm" chart:style-name="ch6">
              <text:p>epoch</text:p>
            </chart:title>
            <chart:categories table:cell-range-address="A_Summary.A5:A_Summary.A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B5:A_Summary.B54" loext:label-string="&quot;A_8&quot;" chart:class="chart:line">
            <chart:data-point chart:repeated="50"/>
          </chart:series>
          <chart:series chart:style-name="ch10" chart:values-cell-range-address="A_Summary.C5:A_Summary.C54" loext:label-string="&quot;A_16&quot;" chart:class="chart:line">
            <chart:data-point chart:repeated="50"/>
          </chart:series>
          <chart:series chart:style-name="ch11" chart:values-cell-range-address="A_Summary.D5:A_Summary.D54" loext:label-string="&quot;A_32&quot;" chart:class="chart:line">
            <chart:data-point chart:repeated="50"/>
          </chart:series>
          <chart:series chart:style-name="ch12" chart:values-cell-range-address="A_Summary.E5:A_Summary.E54" loext:label-string="&quot;A_8 転移学習あり&quot;" chart:class="chart:line">
            <chart:data-point chart:repeated="50"/>
          </chart:series>
          <chart:series chart:style-name="ch13" chart:values-cell-range-address="A_Summary.F5:A_Summary.F54" loext:label-string="&quot;A_16 転移学習あり&quot;" chart:class="chart:line">
            <chart:data-point chart:repeated="50"/>
          </chart:series>
          <chart:series chart:style-name="ch14" chart:values-cell-range-address="A_Summary.G5:A_Summary.G54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5:A_Summary.A54</svg:desc>
                </draw:g>
              </table:table-cell>
              <table:table-cell office:value-type="float" office:value="0.15">
                <text:p>0.15</text:p>
                <draw:g>
                  <svg:desc>A_Summary.B5:A_Summary.B54</svg:desc>
                </draw:g>
              </table:table-cell>
              <table:table-cell office:value-type="float" office:value="0.159091">
                <text:p>0.159091</text:p>
                <draw:g>
                  <svg:desc>A_Summary.C5:A_Summary.C54</svg:desc>
                </draw:g>
              </table:table-cell>
              <table:table-cell office:value-type="float" office:value="0.177273">
                <text:p>0.177273</text:p>
                <draw:g>
                  <svg:desc>A_Summary.D5:A_Summary.D54</svg:desc>
                </draw:g>
              </table:table-cell>
              <table:table-cell office:value-type="float" office:value="0.195455">
                <text:p>0.195455</text:p>
                <draw:g>
                  <svg:desc>A_Summary.E5:A_Summary.E54</svg:desc>
                </draw:g>
              </table:table-cell>
              <table:table-cell office:value-type="float" office:value="0.181818">
                <text:p>0.181818</text:p>
                <draw:g>
                  <svg:desc>A_Summary.F5:A_Summary.F54</svg:desc>
                </draw:g>
              </table:table-cell>
              <table:table-cell office:value-type="float" office:value="0.195455">
                <text:p>0.195455</text:p>
                <draw:g>
                  <svg:desc>A_Summary.G5:A_Summary.G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6364">
                <text:p>0.286364</text:p>
              </table:table-cell>
              <table:table-cell office:value-type="float" office:value="0.140909">
                <text:p>0.140909</text:p>
              </table:table-cell>
              <table:table-cell office:value-type="float" office:value="0.127273">
                <text:p>0.127273</text:p>
              </table:table-cell>
              <table:table-cell office:value-type="float" office:value="0.327273">
                <text:p>0.32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0909">
                <text:p>0.340909</text:p>
              </table:table-cell>
              <table:table-cell office:value-type="float" office:value="0.168182">
                <text:p>0.168182</text:p>
              </table:table-cell>
              <table:table-cell office:value-type="float" office:value="0.168182">
                <text:p>0.168182</text:p>
              </table:table-cell>
              <table:table-cell office:value-type="float" office:value="0.390909">
                <text:p>0.39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772727">
                <text:p>0.7727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8182">
                <text:p>0.418182</text:p>
              </table:table-cell>
              <table:table-cell office:value-type="float" office:value="0.281818">
                <text:p>0.281818</text:p>
              </table:table-cell>
              <table:table-cell office:value-type="float" office:value="0.213636">
                <text:p>0.213636</text:p>
              </table:table-cell>
              <table:table-cell office:value-type="float" office:value="0.504545">
                <text:p>0.504545</text:p>
              </table:table-cell>
              <table:table-cell office:value-type="float" office:value="0.795455">
                <text:p>0.7954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0909">
                <text:p>0.490909</text:p>
              </table:table-cell>
              <table:table-cell office:value-type="float" office:value="0.295455">
                <text:p>0.295455</text:p>
              </table:table-cell>
              <table:table-cell office:value-type="float" office:value="0.222727">
                <text:p>0.222727</text:p>
              </table:table-cell>
              <table:table-cell office:value-type="float" office:value="0.613636">
                <text:p>0.613636</text:p>
              </table:table-cell>
              <table:table-cell office:value-type="float" office:value="0.868182">
                <text:p>0.868182</text:p>
              </table:table-cell>
              <table:table-cell office:value-type="float" office:value="0.927273">
                <text:p>0.927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3636">
                <text:p>0.563636</text:p>
              </table:table-cell>
              <table:table-cell office:value-type="float" office:value="0.390909">
                <text:p>0.390909</text:p>
              </table:table-cell>
              <table:table-cell office:value-type="float" office:value="0.286364">
                <text:p>0.286364</text:p>
              </table:table-cell>
              <table:table-cell office:value-type="float" office:value="0.672727">
                <text:p>0.672727</text:p>
              </table:table-cell>
              <table:table-cell office:value-type="float" office:value="0.895455">
                <text:p>0.895455</text:p>
              </table:table-cell>
              <table:table-cell office:value-type="float" office:value="0.981818">
                <text:p>0.9818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5455">
                <text:p>0.645455</text:p>
              </table:table-cell>
              <table:table-cell office:value-type="float" office:value="0.377273">
                <text:p>0.377273</text:p>
              </table:table-cell>
              <table:table-cell office:value-type="float" office:value="0.245455">
                <text:p>0.245455</text:p>
              </table:table-cell>
              <table:table-cell office:value-type="float" office:value="0.681818">
                <text:p>0.681818</text:p>
              </table:table-cell>
              <table:table-cell office:value-type="float" office:value="0.922727">
                <text:p>0.922727</text:p>
              </table:table-cell>
              <table:table-cell office:value-type="float" office:value="0.972727">
                <text:p>0.9727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27273">
                <text:p>0.727273</text:p>
              </table:table-cell>
              <table:table-cell office:value-type="float" office:value="0.486364">
                <text:p>0.486364</text:p>
              </table:table-cell>
              <table:table-cell office:value-type="float" office:value="0.35">
                <text:p>0.35</text:p>
              </table:table-cell>
              <table:table-cell office:value-type="float" office:value="0.736364">
                <text:p>0.736364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04545">
                <text:p>0.8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377273">
                <text:p>0.377273</text:p>
              </table:table-cell>
              <table:table-cell office:value-type="float" office:value="0.786364">
                <text:p>0.786364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72727">
                <text:p>0.772727</text:p>
              </table:table-cell>
              <table:table-cell office:value-type="float" office:value="0.6">
                <text:p>0.6</text:p>
              </table:table-cell>
              <table:table-cell office:value-type="float" office:value="0.431818">
                <text:p>0.431818</text:p>
              </table:table-cell>
              <table:table-cell office:value-type="float" office:value="0.795455">
                <text:p>0.795455</text:p>
              </table:table-cell>
              <table:table-cell office:value-type="float" office:value="0.968182">
                <text:p>0.968182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36364">
                <text:p>0.836364</text:p>
              </table:table-cell>
              <table:table-cell office:value-type="float" office:value="0.6">
                <text:p>0.6</text:p>
              </table:table-cell>
              <table:table-cell office:value-type="float" office:value="0.481818">
                <text:p>0.481818</text:p>
              </table:table-cell>
              <table:table-cell office:value-type="float" office:value="0.831818">
                <text:p>0.831818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40909">
                <text:p>0.8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527273">
                <text:p>0.527273</text:p>
              </table:table-cell>
              <table:table-cell office:value-type="float" office:value="0.845455">
                <text:p>0.84545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54545">
                <text:p>0.854545</text:p>
              </table:table-cell>
              <table:table-cell office:value-type="float" office:value="0.718182">
                <text:p>0.718182</text:p>
              </table:table-cell>
              <table:table-cell office:value-type="float" office:value="0.554545">
                <text:p>0.554545</text:p>
              </table:table-cell>
              <table:table-cell office:value-type="float" office:value="0.859091">
                <text:p>0.85909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18182">
                <text:p>0.918182</text:p>
              </table:table-cell>
              <table:table-cell office:value-type="float" office:value="0.759091">
                <text:p>0.759091</text:p>
              </table:table-cell>
              <table:table-cell office:value-type="float" office:value="0.6">
                <text:p>0.6</text:p>
              </table:table-cell>
              <table:table-cell office:value-type="float" office:value="0.827273">
                <text:p>0.827273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13636">
                <text:p>0.913636</text:p>
              </table:table-cell>
              <table:table-cell office:value-type="float" office:value="0.790909">
                <text:p>0.79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863636">
                <text:p>0.8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364">
                <text:p>0.936364</text:p>
              </table:table-cell>
              <table:table-cell office:value-type="float" office:value="0.845455">
                <text:p>0.845455</text:p>
              </table:table-cell>
              <table:table-cell office:value-type="float" office:value="0.663636">
                <text:p>0.663636</text:p>
              </table:table-cell>
              <table:table-cell office:value-type="float" office:value="0.895455">
                <text:p>0.8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6364">
                <text:p>0.936364</text:p>
              </table:table-cell>
              <table:table-cell office:value-type="float" office:value="0.840909">
                <text:p>0.840909</text:p>
              </table:table-cell>
              <table:table-cell office:value-type="float" office:value="0.759091">
                <text:p>0.759091</text:p>
              </table:table-cell>
              <table:table-cell office:value-type="float" office:value="0.895455">
                <text:p>0.8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4545">
                <text:p>0.954545</text:p>
              </table:table-cell>
              <table:table-cell office:value-type="float" office:value="0.868182">
                <text:p>0.868182</text:p>
              </table:table-cell>
              <table:table-cell office:value-type="float" office:value="0.772727">
                <text:p>0.772727</text:p>
              </table:table-cell>
              <table:table-cell office:value-type="float" office:value="0.909091">
                <text:p>0.90909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4545">
                <text:p>0.954545</text:p>
              </table:table-cell>
              <table:table-cell office:value-type="float" office:value="0.886364">
                <text:p>0.886364</text:p>
              </table:table-cell>
              <table:table-cell office:value-type="float" office:value="0.827273">
                <text:p>0.827273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0909">
                <text:p>0.940909</text:p>
              </table:table-cell>
              <table:table-cell office:value-type="float" office:value="0.922727">
                <text:p>0.922727</text:p>
              </table:table-cell>
              <table:table-cell office:value-type="float" office:value="0.827273">
                <text:p>0.827273</text:p>
              </table:table-cell>
              <table:table-cell office:value-type="float" office:value="0.931818">
                <text:p>0.93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6364">
                <text:p>0.986364</text:p>
              </table:table-cell>
              <table:table-cell office:value-type="float" office:value="0.9">
                <text:p>0.9</text:p>
              </table:table-cell>
              <table:table-cell office:value-type="float" office:value="0.840909">
                <text:p>0.840909</text:p>
              </table:table-cell>
              <table:table-cell office:value-type="float" office:value="0.936364">
                <text:p>0.93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8182">
                <text:p>0.968182</text:p>
              </table:table-cell>
              <table:table-cell office:value-type="float" office:value="0.931818">
                <text:p>0.931818</text:p>
              </table:table-cell>
              <table:table-cell office:value-type="float" office:value="0.895455">
                <text:p>0.895455</text:p>
              </table:table-cell>
              <table:table-cell office:value-type="float" office:value="0.931818">
                <text:p>0.93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3636">
                <text:p>0.963636</text:p>
              </table:table-cell>
              <table:table-cell office:value-type="float" office:value="0.927273">
                <text:p>0.927273</text:p>
              </table:table-cell>
              <table:table-cell office:value-type="float" office:value="0.904545">
                <text:p>0.90454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5455">
                <text:p>0.945455</text:p>
              </table:table-cell>
              <table:table-cell office:value-type="float" office:value="0.918182">
                <text:p>0.918182</text:p>
              </table:table-cell>
              <table:table-cell office:value-type="float" office:value="0.927273">
                <text:p>0.927273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81818">
                <text:p>0.88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3636">
                <text:p>0.963636</text:p>
              </table:table-cell>
              <table:table-cell office:value-type="float" office:value="0.968182">
                <text:p>0.968182</text:p>
              </table:table-cell>
              <table:table-cell office:value-type="float" office:value="0.9">
                <text:p>0.9</text:p>
              </table:table-cell>
              <table:table-cell office:value-type="float" office:value="0.940909">
                <text:p>0.94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40909">
                <text:p>0.940909</text:p>
              </table:table-cell>
              <table:table-cell office:value-type="float" office:value="0.936364">
                <text:p>0.936364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2727">
                <text:p>0.972727</text:p>
              </table:table-cell>
              <table:table-cell office:value-type="float" office:value="0.945455">
                <text:p>0.945455</text:p>
              </table:table-cell>
              <table:table-cell office:value-type="float" office:value="0.95">
                <text:p>0.9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8182">
                <text:p>0.968182</text:p>
              </table:table-cell>
              <table:table-cell office:value-type="float" office:value="0.972727">
                <text:p>0.972727</text:p>
              </table:table-cell>
              <table:table-cell office:value-type="float" office:value="0.95">
                <text:p>0.95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1818">
                <text:p>0.981818</text:p>
              </table:table-cell>
              <table:table-cell office:value-type="float" office:value="0.959091">
                <text:p>0.959091</text:p>
              </table:table-cell>
              <table:table-cell office:value-type="float" office:value="0.959091">
                <text:p>0.959091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0909">
                <text:p>0.990909</text:p>
              </table:table-cell>
              <table:table-cell office:value-type="float" office:value="0.945455">
                <text:p>0.945455</text:p>
              </table:table-cell>
              <table:table-cell office:value-type="float" office:value="0.954545">
                <text:p>0.95454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7273">
                <text:p>0.977273</text:p>
              </table:table-cell>
              <table:table-cell office:value-type="float" office:value="0.977273">
                <text:p>0.977273</text:p>
              </table:table-cell>
              <table:table-cell office:value-type="float" office:value="0.968182">
                <text:p>0.968182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2727">
                <text:p>0.9727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77273">
                <text:p>0.977273</text:p>
              </table:table-cell>
              <table:table-cell office:value-type="float" office:value="0.972727">
                <text:p>0.972727</text:p>
              </table:table-cell>
              <table:table-cell office:value-type="float" office:value="0.972727">
                <text:p>0.972727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7273">
                <text:p>0.977273</text:p>
              </table:table-cell>
              <table:table-cell office:value-type="float" office:value="0.986364">
                <text:p>0.986364</text:p>
              </table:table-cell>
              <table:table-cell office:value-type="float" office:value="0.981818">
                <text:p>0.981818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0909">
                <text:p>0.990909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5455">
                <text:p>0.995455</text:p>
              </table:table-cell>
              <table:table-cell office:value-type="float" office:value="0.986364">
                <text:p>0.986364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6364">
                <text:p>0.986364</text:p>
              </table:table-cell>
              <table:table-cell office:value-type="float" office:value="0.986364">
                <text:p>0.986364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0909">
                <text:p>0.990909</text:p>
              </table:table-cell>
              <table:table-cell office:value-type="float" office:value="0.954545">
                <text:p>0.95454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63636">
                <text:p>0.963636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90909">
                <text:p>0.990909</text:p>
              </table:table-cell>
              <table:table-cell office:value-type="float" office:value="0.977273">
                <text:p>0.977273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72727">
                <text:p>0.972727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981818">
                <text:p>0.98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5455">
                <text:p>0.995455</text:p>
              </table:table-cell>
              <table:table-cell office:value-type="float" office:value="0.986364">
                <text:p>0.986364</text:p>
              </table:table-cell>
              <table:table-cell office:value-type="float" office:value="0.968182">
                <text:p>0.968182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0909">
                <text:p>0.990909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09091">
                <text:p>0.909091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評価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I5:A_Summary.O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3cm" svg:y="13.544cm" chart:style-name="ch6">
              <text:p>epoch</text:p>
            </chart:title>
            <chart:categories table:cell-range-address="A_Summary.I5:A_Summary.I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J5:A_Summary.J54" loext:label-string="&quot;A_8&quot;" chart:class="chart:line">
            <chart:data-point chart:repeated="50"/>
          </chart:series>
          <chart:series chart:style-name="ch10" chart:values-cell-range-address="A_Summary.K5:A_Summary.K54" loext:label-string="&quot;A_16&quot;" chart:class="chart:line">
            <chart:data-point chart:repeated="50"/>
          </chart:series>
          <chart:series chart:style-name="ch11" chart:values-cell-range-address="A_Summary.L5:A_Summary.L54" loext:label-string="&quot;A_32&quot;" chart:class="chart:line">
            <chart:data-point chart:repeated="50"/>
          </chart:series>
          <chart:series chart:style-name="ch12" chart:values-cell-range-address="A_Summary.M5:A_Summary.M54" loext:label-string="&quot;A_8 転移学習あり&quot;" chart:class="chart:line">
            <chart:data-point chart:repeated="50"/>
          </chart:series>
          <chart:series chart:style-name="ch13" chart:values-cell-range-address="A_Summary.N5:A_Summary.N54" loext:label-string="&quot;A_16 転移学習あり&quot;" chart:class="chart:line">
            <chart:data-point chart:repeated="50"/>
          </chart:series>
          <chart:series chart:style-name="ch14" chart:values-cell-range-address="A_Summary.O5:A_Summary.O54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I5:A_Summary.I54</svg:desc>
                </draw:g>
              </table:table-cell>
              <table:table-cell office:value-type="float" office:value="0.25">
                <text:p>0.25</text:p>
                <draw:g>
                  <svg:desc>A_Summary.J5:A_Summary.J54</svg:desc>
                </draw:g>
              </table:table-cell>
              <table:table-cell office:value-type="float" office:value="0.152778">
                <text:p>0.152778</text:p>
                <draw:g>
                  <svg:desc>A_Summary.K5:A_Summary.K54</svg:desc>
                </draw:g>
              </table:table-cell>
              <table:table-cell office:value-type="float" office:value="0.152778">
                <text:p>0.152778</text:p>
                <draw:g>
                  <svg:desc>A_Summary.L5:A_Summary.L54</svg:desc>
                </draw:g>
              </table:table-cell>
              <table:table-cell office:value-type="float" office:value="0.263889">
                <text:p>0.263889</text:p>
                <draw:g>
                  <svg:desc>A_Summary.M5:A_Summary.M54</svg:desc>
                </draw:g>
              </table:table-cell>
              <table:table-cell office:value-type="float" office:value="0.166667">
                <text:p>0.166667</text:p>
                <draw:g>
                  <svg:desc>A_Summary.N5:A_Summary.N54</svg:desc>
                </draw:g>
              </table:table-cell>
              <table:table-cell office:value-type="float" office:value="0.333333">
                <text:p>0.333333</text:p>
                <draw:g>
                  <svg:desc>A_Summary.O5:A_Summary.O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3889">
                <text:p>0.263889</text:p>
              </table:table-cell>
              <table:table-cell office:value-type="float" office:value="0.180556">
                <text:p>0.180556</text:p>
              </table:table-cell>
              <table:table-cell office:value-type="float" office:value="0.111111">
                <text:p>0.111111</text:p>
              </table:table-cell>
              <table:table-cell office:value-type="float" office:value="0.416667">
                <text:p>0.416667</text:p>
              </table:table-cell>
              <table:table-cell office:value-type="float" office:value="0.444444">
                <text:p>0.444444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3889">
                <text:p>0.263889</text:p>
              </table:table-cell>
              <table:table-cell office:value-type="float" office:value="0.25">
                <text:p>0.25</text:p>
              </table:table-cell>
              <table:table-cell office:value-type="float" office:value="0.180556">
                <text:p>0.180556</text:p>
              </table:table-cell>
              <table:table-cell office:value-type="float" office:value="0.375">
                <text:p>0.375</text:p>
              </table:table-cell>
              <table:table-cell office:value-type="float" office:value="0.597222">
                <text:p>0.59722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8333">
                <text:p>0.45833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458333">
                <text:p>0.458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680556">
                <text:p>0.68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2778">
                <text:p>0.402778</text:p>
              </table:table-cell>
              <table:table-cell office:value-type="float" office:value="0.291667">
                <text:p>0.291667</text:p>
              </table:table-cell>
              <table:table-cell office:value-type="float" office:value="0.222222">
                <text:p>0.222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680556">
                <text:p>0.680556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78">
                <text:p>0.402778</text:p>
              </table:table-cell>
              <table:table-cell office:value-type="float" office:value="0.291667">
                <text:p>0.291667</text:p>
              </table:table-cell>
              <table:table-cell office:value-type="float" office:value="0.291667">
                <text:p>0.29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652778">
                <text:p>0.652778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69444">
                <text:p>0.56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583333">
                <text:p>0.58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0556">
                <text:p>0.430556</text:p>
              </table:table-cell>
              <table:table-cell office:value-type="float" office:value="0.430556">
                <text:p>0.430556</text:p>
              </table:table-cell>
              <table:table-cell office:value-type="float" office:value="0.263889">
                <text:p>0.263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27778">
                <text:p>0.527778</text:p>
              </table:table-cell>
              <table:table-cell office:value-type="float" office:value="0.361111">
                <text:p>0.361111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6667">
                <text:p>0.416667</text:p>
              </table:table-cell>
              <table:table-cell office:value-type="float" office:value="0.555556">
                <text:p>0.555556</text:p>
              </table:table-cell>
              <table:table-cell office:value-type="float" office:value="0.319444">
                <text:p>0.319444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72222">
                <text:p>0.472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666667">
                <text:p>0.666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305556">
                <text:p>0.305556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3333">
                <text:p>0.583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444444">
                <text:p>0.444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444444">
                <text:p>0.444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486111">
                <text:p>0.486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722222">
                <text:p>0.722222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1667">
                <text:p>0.541667</text:p>
              </table:table-cell>
              <table:table-cell office:value-type="float" office:value="0.611111">
                <text:p>0.611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722222">
                <text:p>0.722222</text:p>
              </table:table-cell>
              <table:table-cell office:value-type="float" office:value="0.819444">
                <text:p>0.819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83333">
                <text:p>0.583333</text:p>
              </table:table-cell>
              <table:table-cell office:value-type="float" office:value="0.486111">
                <text:p>0.486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0.666667">
                <text:p>0.666667</text:p>
              </table:table-cell>
              <table:table-cell office:value-type="float" office:value="0.5">
                <text:p>0.5</text:p>
              </table:table-cell>
              <table:table-cell office:value-type="float" office:value="0.680556">
                <text:p>0.680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83333">
                <text:p>0.583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694444">
                <text:p>0.694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3333">
                <text:p>0.583333</text:p>
              </table:table-cell>
              <table:table-cell office:value-type="float" office:value="0.583333">
                <text:p>0.583333</text:p>
              </table:table-cell>
              <table:table-cell office:value-type="float" office:value="0.5">
                <text:p>0.5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69444">
                <text:p>0.569444</text:p>
              </table:table-cell>
              <table:table-cell office:value-type="float" office:value="0.694444">
                <text:p>0.694444</text:p>
              </table:table-cell>
              <table:table-cell office:value-type="float" office:value="0.5">
                <text:p>0.5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1111">
                <text:p>0.611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69444">
                <text:p>0.569444</text:p>
              </table:table-cell>
              <table:table-cell office:value-type="float" office:value="0.569444">
                <text:p>0.569444</text:p>
              </table:table-cell>
              <table:table-cell office:value-type="float" office:value="0.555556">
                <text:p>0.555556</text:p>
              </table:table-cell>
              <table:table-cell office:value-type="float" office:value="0.680556">
                <text:p>0.680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41667">
                <text:p>0.541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625">
                <text:p>0.625</text:p>
              </table:table-cell>
              <table:table-cell office:value-type="float" office:value="0.708333">
                <text:p>0.708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69444">
                <text:p>0.569444</text:p>
              </table:table-cell>
              <table:table-cell office:value-type="float" office:value="0.652778">
                <text:p>0.652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819444">
                <text:p>0.819444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69444">
                <text:p>0.569444</text:p>
              </table:table-cell>
              <table:table-cell office:value-type="float" office:value="0.680556">
                <text:p>0.680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41667">
                <text:p>0.541667</text:p>
              </table:table-cell>
              <table:table-cell office:value-type="float" office:value="0.680556">
                <text:p>0.680556</text:p>
              </table:table-cell>
              <table:table-cell office:value-type="float" office:value="0.513889">
                <text:p>0.513889</text:p>
              </table:table-cell>
              <table:table-cell office:value-type="float" office:value="0.722222">
                <text:p>0.722222</text:p>
              </table:table-cell>
              <table:table-cell office:value-type="float" office:value="0.680556">
                <text:p>0.680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11111">
                <text:p>0.611111</text:p>
              </table:table-cell>
              <table:table-cell office:value-type="float" office:value="0.638889">
                <text:p>0.638889</text:p>
              </table:table-cell>
              <table:table-cell office:value-type="float" office:value="0.541667">
                <text:p>0.541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1111">
                <text:p>0.611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11111">
                <text:p>0.611111</text:p>
              </table:table-cell>
              <table:table-cell office:value-type="float" office:value="0.597222">
                <text:p>0.597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569444">
                <text:p>0.569444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55556">
                <text:p>0.555556</text:p>
              </table:table-cell>
              <table:table-cell office:value-type="float" office:value="0.680556">
                <text:p>0.680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75">
                <text:p>0.75</text:p>
              </table:table-cell>
              <table:table-cell office:value-type="float" office:value="0.777778">
                <text:p>0.77777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5">
                <text:p>0.625</text:p>
              </table:table-cell>
              <table:table-cell office:value-type="float" office:value="0.708333">
                <text:p>0.708333</text:p>
              </table:table-cell>
              <table:table-cell office:value-type="float" office:value="0.611111">
                <text:p>0.611111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83333">
                <text:p>0.583333</text:p>
              </table:table-cell>
              <table:table-cell office:value-type="float" office:value="0.722222">
                <text:p>0.722222</text:p>
              </table:table-cell>
              <table:table-cell office:value-type="float" office:value="0.583333">
                <text:p>0.583333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13889">
                <text:p>0.513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763889">
                <text:p>0.763889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5">
                <text:p>0.625</text:p>
              </table:table-cell>
              <table:table-cell office:value-type="float" office:value="0.680556">
                <text:p>0.680556</text:p>
              </table:table-cell>
              <table:table-cell office:value-type="float" office:value="0.611111">
                <text:p>0.611111</text:p>
              </table:table-cell>
              <table:table-cell office:value-type="float" office:value="0.75">
                <text:p>0.75</text:p>
              </table:table-cell>
              <table:table-cell office:value-type="float" office:value="0.819444">
                <text:p>0.819444</text:p>
              </table:table-cell>
              <table:table-cell office:value-type="float" office:value="0.847222">
                <text:p>0.8472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11111">
                <text:p>0.611111</text:p>
              </table:table-cell>
              <table:table-cell office:value-type="float" office:value="0.708333">
                <text:p>0.708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722222">
                <text:p>0.722222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38889">
                <text:p>0.638889</text:p>
              </table:table-cell>
              <table:table-cell office:value-type="float" office:value="0.652778">
                <text:p>0.652778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638889">
                <text:p>0.638889</text:p>
              </table:table-cell>
              <table:table-cell office:value-type="float" office:value="0.722222">
                <text:p>0.722222</text:p>
              </table:table-cell>
              <table:table-cell office:value-type="float" office:value="0.833333">
                <text:p>0.833333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25">
                <text:p>0.625</text:p>
              </table:table-cell>
              <table:table-cell office:value-type="float" office:value="0.638889">
                <text:p>0.638889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22222">
                <text:p>0.722222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25">
                <text:p>0.625</text:p>
              </table:table-cell>
              <table:table-cell office:value-type="float" office:value="0.597222">
                <text:p>0.597222</text:p>
              </table:table-cell>
              <table:table-cell office:value-type="float" office:value="0.583333">
                <text:p>0.583333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83333">
                <text:p>0.58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38889">
                <text:p>0.638889</text:p>
              </table:table-cell>
              <table:table-cell office:value-type="float" office:value="0.680556">
                <text:p>0.680556</text:p>
              </table:table-cell>
              <table:table-cell office:value-type="float" office:value="0.597222">
                <text:p>0.597222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583333">
                <text:p>0.58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1111">
                <text:p>0.611111</text:p>
              </table:table-cell>
              <table:table-cell office:value-type="float" office:value="0.736111">
                <text:p>0.736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38889">
                <text:p>0.638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625">
                <text:p>0.625</text:p>
              </table:table-cell>
              <table:table-cell office:value-type="float" office:value="0.791667">
                <text:p>0.791667</text:p>
              </table:table-cell>
              <table:table-cell office:value-type="float" office:value="0.763889">
                <text:p>0.763889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638889">
                <text:p>0.638889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訓練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A126:A_Summary.G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3cm" svg:y="13.544cm" chart:style-name="ch6">
              <text:p>epoch</text:p>
            </chart:title>
            <chart:categories table:cell-range-address="A_Summary.A126:A_Summary.A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B126:A_Summary.B175" loext:label-string="&quot;A_8&quot;" chart:class="chart:line">
            <chart:data-point chart:repeated="50"/>
          </chart:series>
          <chart:series chart:style-name="ch10" chart:values-cell-range-address="A_Summary.C126:A_Summary.C175" loext:label-string="&quot;A_16&quot;" chart:class="chart:line">
            <chart:data-point chart:repeated="50"/>
          </chart:series>
          <chart:series chart:style-name="ch11" chart:values-cell-range-address="A_Summary.D126:A_Summary.D175" loext:label-string="&quot;A_32&quot;" chart:class="chart:line">
            <chart:data-point chart:repeated="50"/>
          </chart:series>
          <chart:series chart:style-name="ch12" chart:values-cell-range-address="A_Summary.E126:A_Summary.E175" loext:label-string="&quot;A_8 転移学習あり&quot;" chart:class="chart:line">
            <chart:data-point chart:repeated="50"/>
          </chart:series>
          <chart:series chart:style-name="ch13" chart:values-cell-range-address="A_Summary.F126:A_Summary.F175" loext:label-string="&quot;A_16 転移学習あり&quot;" chart:class="chart:line">
            <chart:data-point chart:repeated="50"/>
          </chart:series>
          <chart:series chart:style-name="ch14" chart:values-cell-range-address="A_Summary.G126:A_Summary.G175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126:A_Summary.A175</svg:desc>
                </draw:g>
              </table:table-cell>
              <table:table-cell office:value-type="float" office:value="0.0875">
                <text:p>0.0875</text:p>
                <draw:g>
                  <svg:desc>A_Summary.B126:A_Summary.B175</svg:desc>
                </draw:g>
              </table:table-cell>
              <table:table-cell office:value-type="float" office:value="0.1625">
                <text:p>0.1625</text:p>
                <draw:g>
                  <svg:desc>A_Summary.C126:A_Summary.C175</svg:desc>
                </draw:g>
              </table:table-cell>
              <table:table-cell office:value-type="float" office:value="0.1125">
                <text:p>0.1125</text:p>
                <draw:g>
                  <svg:desc>A_Summary.D126:A_Summary.D175</svg:desc>
                </draw:g>
              </table:table-cell>
              <table:table-cell office:value-type="float" office:value="0.125">
                <text:p>0.125</text:p>
                <draw:g>
                  <svg:desc>A_Summary.E126:A_Summary.E175</svg:desc>
                </draw:g>
              </table:table-cell>
              <table:table-cell office:value-type="float" office:value="0.1625">
                <text:p>0.1625</text:p>
                <draw:g>
                  <svg:desc>A_Summary.F126:A_Summary.F175</svg:desc>
                </draw:g>
              </table:table-cell>
              <table:table-cell office:value-type="float" office:value="0.2875">
                <text:p>0.2875</text:p>
                <draw:g>
                  <svg:desc>A_Summary.G126:A_Summary.G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8571">
                <text:p>0.228571</text:p>
              </table:table-cell>
              <table:table-cell office:value-type="float" office:value="0.1">
                <text:p>0.1</text:p>
              </table:table-cell>
              <table:table-cell office:value-type="float" office:value="0.214286">
                <text:p>0.214286</text:p>
              </table:table-cell>
              <table:table-cell office:value-type="float" office:value="0.314286">
                <text:p>0.314286</text:p>
              </table:table-cell>
              <table:table-cell office:value-type="float" office:value="0.485714">
                <text:p>0.485714</text:p>
              </table:table-cell>
              <table:table-cell office:value-type="float" office:value="0.585714">
                <text:p>0.5857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1429">
                <text:p>0.171429</text:p>
              </table:table-cell>
              <table:table-cell office:value-type="float" office:value="0.257143">
                <text:p>0.257143</text:p>
              </table:table-cell>
              <table:table-cell office:value-type="float" office:value="0.114286">
                <text:p>0.114286</text:p>
              </table:table-cell>
              <table:table-cell office:value-type="float" office:value="0.457143">
                <text:p>0.457143</text:p>
              </table:table-cell>
              <table:table-cell office:value-type="float" office:value="0.585714">
                <text:p>0.5857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42857">
                <text:p>0.342857</text:p>
              </table:table-cell>
              <table:table-cell office:value-type="float" office:value="0.257143">
                <text:p>0.257143</text:p>
              </table:table-cell>
              <table:table-cell office:value-type="float" office:value="0.371429">
                <text:p>0.371429</text:p>
              </table:table-cell>
              <table:table-cell office:value-type="float" office:value="0.7">
                <text:p>0.7</text:p>
              </table:table-cell>
              <table:table-cell office:value-type="float" office:value="0.842857">
                <text:p>0.8428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8571">
                <text:p>0.328571</text:p>
              </table:table-cell>
              <table:table-cell office:value-type="float" office:value="0.385714">
                <text:p>0.385714</text:p>
              </table:table-cell>
              <table:table-cell office:value-type="float" office:value="0.3">
                <text:p>0.3</text:p>
              </table:table-cell>
              <table:table-cell office:value-type="float" office:value="0.485714">
                <text:p>0.485714</text:p>
              </table:table-cell>
              <table:table-cell office:value-type="float" office:value="0.8">
                <text:p>0.8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85714">
                <text:p>0.485714</text:p>
              </table:table-cell>
              <table:table-cell office:value-type="float" office:value="0.442857">
                <text:p>0.442857</text:p>
              </table:table-cell>
              <table:table-cell office:value-type="float" office:value="0.185714">
                <text:p>0.185714</text:p>
              </table:table-cell>
              <table:table-cell office:value-type="float" office:value="0.528571">
                <text:p>0.528571</text:p>
              </table:table-cell>
              <table:table-cell office:value-type="float" office:value="0.871429">
                <text:p>0.871429</text:p>
              </table:table-cell>
              <table:table-cell office:value-type="float" office:value="0.957143">
                <text:p>0.9571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71429">
                <text:p>0.471429</text:p>
              </table:table-cell>
              <table:table-cell office:value-type="float" office:value="0.485714">
                <text:p>0.485714</text:p>
              </table:table-cell>
              <table:table-cell office:value-type="float" office:value="0.414286">
                <text:p>0.414286</text:p>
              </table:table-cell>
              <table:table-cell office:value-type="float" office:value="0.614286">
                <text:p>0.614286</text:p>
              </table:table-cell>
              <table:table-cell office:value-type="float" office:value="0.857143">
                <text:p>0.857143</text:p>
              </table:table-cell>
              <table:table-cell office:value-type="float" office:value="0.957143">
                <text:p>0.9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8571">
                <text:p>0.428571</text:p>
              </table:table-cell>
              <table:table-cell office:value-type="float" office:value="0.571429">
                <text:p>0.571429</text:p>
              </table:table-cell>
              <table:table-cell office:value-type="float" office:value="0.4">
                <text:p>0.4</text:p>
              </table:table-cell>
              <table:table-cell office:value-type="float" office:value="0.642857">
                <text:p>0.6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28571">
                <text:p>0.528571</text:p>
              </table:table-cell>
              <table:table-cell office:value-type="float" office:value="0.428571">
                <text:p>0.428571</text:p>
              </table:table-cell>
              <table:table-cell office:value-type="float" office:value="0.642857">
                <text:p>0.6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7143">
                <text:p>0.657143</text:p>
              </table:table-cell>
              <table:table-cell office:value-type="float" office:value="0.642857">
                <text:p>0.642857</text:p>
              </table:table-cell>
              <table:table-cell office:value-type="float" office:value="0.542857">
                <text:p>0.542857</text:p>
              </table:table-cell>
              <table:table-cell office:value-type="float" office:value="0.671429">
                <text:p>0.6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75">
                <text:p>0.587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85714">
                <text:p>0.68571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871429">
                <text:p>0.8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28571">
                <text:p>0.628571</text:p>
              </table:table-cell>
              <table:table-cell office:value-type="float" office:value="0.785714">
                <text:p>0.785714</text:p>
              </table:table-cell>
              <table:table-cell office:value-type="float" office:value="0.557143">
                <text:p>0.557143</text:p>
              </table:table-cell>
              <table:table-cell office:value-type="float" office:value="0.814286">
                <text:p>0.8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57143">
                <text:p>0.857143</text:p>
              </table:table-cell>
              <table:table-cell office:value-type="float" office:value="0.685714">
                <text:p>0.68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28571">
                <text:p>0.828571</text:p>
              </table:table-cell>
              <table:table-cell office:value-type="float" office:value="0.957143">
                <text:p>0.957143</text:p>
              </table:table-cell>
              <table:table-cell office:value-type="float" office:value="0.742857">
                <text:p>0.742857</text:p>
              </table:table-cell>
              <table:table-cell office:value-type="float" office:value="0.857143">
                <text:p>0.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57143">
                <text:p>0.857143</text:p>
              </table:table-cell>
              <table:table-cell office:value-type="float" office:value="0.871429">
                <text:p>0.871429</text:p>
              </table:table-cell>
              <table:table-cell office:value-type="float" office:value="0.771429">
                <text:p>0.7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42857">
                <text:p>0.742857</text:p>
              </table:table-cell>
              <table:table-cell office:value-type="float" office:value="0.9">
                <text:p>0.9</text:p>
              </table:table-cell>
              <table:table-cell office:value-type="float" office:value="0.871429">
                <text:p>0.871429</text:p>
              </table:table-cell>
              <table:table-cell office:value-type="float" office:value="0.914286">
                <text:p>0.9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857143">
                <text:p>0.857143</text:p>
              </table:table-cell>
              <table:table-cell office:value-type="float" office:value="0.828571">
                <text:p>0.828571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71429">
                <text:p>0.8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57143">
                <text:p>0.857143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8571">
                <text:p>0.828571</text:p>
              </table:table-cell>
              <table:table-cell office:value-type="float" office:value="0.957143">
                <text:p>0.957143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75">
                <text:p>0.9375</text:p>
              </table:table-cell>
              <table:table-cell office:value-type="float" office:value="0.9625">
                <text:p>0.9625</text:p>
              </table:table-cell>
              <table:table-cell office:value-type="float" office:value="0.875">
                <text:p>0.875</text:p>
              </table:table-cell>
              <table:table-cell office:value-type="float" office:value="0.9125">
                <text:p>0.9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71429">
                <text:p>0.971429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評価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I126:A_Summary.O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5cm" svg:y="13.544cm" chart:style-name="ch6">
              <text:p>epoch</text:p>
            </chart:title>
            <chart:categories table:cell-range-address="A_Summary.I126:A_Summary.I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J126:A_Summary.J175" loext:label-string="&quot;A_8&quot;" chart:class="chart:line">
            <chart:data-point chart:repeated="50"/>
          </chart:series>
          <chart:series chart:style-name="ch10" chart:values-cell-range-address="A_Summary.K126:A_Summary.K175" loext:label-string="&quot;A_16&quot;" chart:class="chart:line">
            <chart:data-point chart:repeated="50"/>
          </chart:series>
          <chart:series chart:style-name="ch11" chart:values-cell-range-address="A_Summary.L126:A_Summary.L175" loext:label-string="&quot;A_32&quot;" chart:class="chart:line">
            <chart:data-point chart:repeated="50"/>
          </chart:series>
          <chart:series chart:style-name="ch12" chart:values-cell-range-address="A_Summary.M126:A_Summary.M175" loext:label-string="&quot;A_8 転移学習あり&quot;" chart:class="chart:line">
            <chart:data-point chart:repeated="50"/>
          </chart:series>
          <chart:series chart:style-name="ch13" chart:values-cell-range-address="A_Summary.N126:A_Summary.N175" loext:label-string="&quot;A_16 転移学習あり&quot;" chart:class="chart:line">
            <chart:data-point chart:repeated="50"/>
          </chart:series>
          <chart:series chart:style-name="ch14" chart:values-cell-range-address="A_Summary.O126:A_Summary.O175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I126:A_Summary.I175</svg:desc>
                </draw:g>
              </table:table-cell>
              <table:table-cell office:value-type="float" office:value="0.168182">
                <text:p>0.168182</text:p>
                <draw:g>
                  <svg:desc>A_Summary.J126:A_Summary.J175</svg:desc>
                </draw:g>
              </table:table-cell>
              <table:table-cell office:value-type="float" office:value="0.136364">
                <text:p>0.136364</text:p>
                <draw:g>
                  <svg:desc>A_Summary.K126:A_Summary.K175</svg:desc>
                </draw:g>
              </table:table-cell>
              <table:table-cell office:value-type="float" office:value="0.2">
                <text:p>0.2</text:p>
                <draw:g>
                  <svg:desc>A_Summary.L126:A_Summary.L175</svg:desc>
                </draw:g>
              </table:table-cell>
              <table:table-cell office:value-type="float" office:value="0.218182">
                <text:p>0.218182</text:p>
                <draw:g>
                  <svg:desc>A_Summary.M126:A_Summary.M175</svg:desc>
                </draw:g>
              </table:table-cell>
              <table:table-cell office:value-type="float" office:value="0.259091">
                <text:p>0.259091</text:p>
                <draw:g>
                  <svg:desc>A_Summary.N126:A_Summary.N175</svg:desc>
                </draw:g>
              </table:table-cell>
              <table:table-cell office:value-type="float" office:value="0.309091">
                <text:p>0.309091</text:p>
                <draw:g>
                  <svg:desc>A_Summary.O126:A_Summary.O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4545">
                <text:p>0.154545</text:p>
              </table:table-cell>
              <table:table-cell office:value-type="float" office:value="0.140909">
                <text:p>0.140909</text:p>
              </table:table-cell>
              <table:table-cell office:value-type="float" office:value="0.136364">
                <text:p>0.136364</text:p>
              </table:table-cell>
              <table:table-cell office:value-type="float" office:value="0.25">
                <text:p>0.25</text:p>
              </table:table-cell>
              <table:table-cell office:value-type="float" office:value="0.286364">
                <text:p>0.2863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8182">
                <text:p>0.168182</text:p>
              </table:table-cell>
              <table:table-cell office:value-type="float" office:value="0.168182">
                <text:p>0.168182</text:p>
              </table:table-cell>
              <table:table-cell office:value-type="float" office:value="0.15">
                <text:p>0.15</text:p>
              </table:table-cell>
              <table:table-cell office:value-type="float" office:value="0.281818">
                <text:p>0.281818</text:p>
              </table:table-cell>
              <table:table-cell office:value-type="float" office:value="0.295455">
                <text:p>0.2954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3636">
                <text:p>0.213636</text:p>
              </table:table-cell>
              <table:table-cell office:value-type="float" office:value="0.204545">
                <text:p>0.204545</text:p>
              </table:table-cell>
              <table:table-cell office:value-type="float" office:value="0.186364">
                <text:p>0.186364</text:p>
              </table:table-cell>
              <table:table-cell office:value-type="float" office:value="0.277273">
                <text:p>0.277273</text:p>
              </table:table-cell>
              <table:table-cell office:value-type="float" office:value="0.390909">
                <text:p>0.390909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8182">
                <text:p>0.168182</text:p>
              </table:table-cell>
              <table:table-cell office:value-type="float" office:value="0.177273">
                <text:p>0.177273</text:p>
              </table:table-cell>
              <table:table-cell office:value-type="float" office:value="0.163636">
                <text:p>0.163636</text:p>
              </table:table-cell>
              <table:table-cell office:value-type="float" office:value="0.290909">
                <text:p>0.290909</text:p>
              </table:table-cell>
              <table:table-cell office:value-type="float" office:value="0.413636">
                <text:p>0.413636</text:p>
              </table:table-cell>
              <table:table-cell office:value-type="float" office:value="0.490909">
                <text:p>0.4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4545">
                <text:p>0.204545</text:p>
              </table:table-cell>
              <table:table-cell office:value-type="float" office:value="0.25">
                <text:p>0.25</text:p>
              </table:table-cell>
              <table:table-cell office:value-type="float" office:value="0.259091">
                <text:p>0.259091</text:p>
              </table:table-cell>
              <table:table-cell office:value-type="float" office:value="0.281818">
                <text:p>0.281818</text:p>
              </table:table-cell>
              <table:table-cell office:value-type="float" office:value="0.454545">
                <text:p>0.454545</text:p>
              </table:table-cell>
              <table:table-cell office:value-type="float" office:value="0.536364">
                <text:p>0.5363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236364">
                <text:p>0.236364</text:p>
              </table:table-cell>
              <table:table-cell office:value-type="float" office:value="0.25">
                <text:p>0.25</text:p>
              </table:table-cell>
              <table:table-cell office:value-type="float" office:value="0.368182">
                <text:p>0.368182</text:p>
              </table:table-cell>
              <table:table-cell office:value-type="float" office:value="0.472727">
                <text:p>0.472727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9091">
                <text:p>0.259091</text:p>
              </table:table-cell>
              <table:table-cell office:value-type="float" office:value="0.345455">
                <text:p>0.345455</text:p>
              </table:table-cell>
              <table:table-cell office:value-type="float" office:value="0.231818">
                <text:p>0.231818</text:p>
              </table:table-cell>
              <table:table-cell office:value-type="float" office:value="0.359091">
                <text:p>0.359091</text:p>
              </table:table-cell>
              <table:table-cell office:value-type="float" office:value="0.536364">
                <text:p>0.53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3636">
                <text:p>0.263636</text:p>
              </table:table-cell>
              <table:table-cell office:value-type="float" office:value="0.313636">
                <text:p>0.313636</text:p>
              </table:table-cell>
              <table:table-cell office:value-type="float" office:value="0.322727">
                <text:p>0.322727</text:p>
              </table:table-cell>
              <table:table-cell office:value-type="float" office:value="0.381818">
                <text:p>0.381818</text:p>
              </table:table-cell>
              <table:table-cell office:value-type="float" office:value="0.540909">
                <text:p>0.540909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331818">
                <text:p>0.331818</text:p>
              </table:table-cell>
              <table:table-cell office:value-type="float" office:value="0.3">
                <text:p>0.3</text:p>
              </table:table-cell>
              <table:table-cell office:value-type="float" office:value="0.395455">
                <text:p>0.395455</text:p>
              </table:table-cell>
              <table:table-cell office:value-type="float" office:value="0.509091">
                <text:p>0.509091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5455">
                <text:p>0.245455</text:p>
              </table:table-cell>
              <table:table-cell office:value-type="float" office:value="0.331818">
                <text:p>0.331818</text:p>
              </table:table-cell>
              <table:table-cell office:value-type="float" office:value="0.35">
                <text:p>0.35</text:p>
              </table:table-cell>
              <table:table-cell office:value-type="float" office:value="0.440909">
                <text:p>0.440909</text:p>
              </table:table-cell>
              <table:table-cell office:value-type="float" office:value="0.518182">
                <text:p>0.518182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1818">
                <text:p>0.281818</text:p>
              </table:table-cell>
              <table:table-cell office:value-type="float" office:value="0.381818">
                <text:p>0.381818</text:p>
              </table:table-cell>
              <table:table-cell office:value-type="float" office:value="0.336364">
                <text:p>0.336364</text:p>
              </table:table-cell>
              <table:table-cell office:value-type="float" office:value="0.477273">
                <text:p>0.477273</text:p>
              </table:table-cell>
              <table:table-cell office:value-type="float" office:value="0.563636">
                <text:p>0.563636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6364">
                <text:p>0.336364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486364">
                <text:p>0.486364</text:p>
              </table:table-cell>
              <table:table-cell office:value-type="float" office:value="0.563636">
                <text:p>0.563636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091">
                <text:p>0.3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354545">
                <text:p>0.354545</text:p>
              </table:table-cell>
              <table:table-cell office:value-type="float" office:value="0.440909">
                <text:p>0.440909</text:p>
              </table:table-cell>
              <table:table-cell office:value-type="float" office:value="0.495455">
                <text:p>0.49545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354545">
                <text:p>0.354545</text:p>
              </table:table-cell>
              <table:table-cell office:value-type="float" office:value="0.486364">
                <text:p>0.486364</text:p>
              </table:table-cell>
              <table:table-cell office:value-type="float" office:value="0.581818">
                <text:p>0.581818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8182">
                <text:p>0.318182</text:p>
              </table:table-cell>
              <table:table-cell office:value-type="float" office:value="0.418182">
                <text:p>0.418182</text:p>
              </table:table-cell>
              <table:table-cell office:value-type="float" office:value="0.413636">
                <text:p>0.413636</text:p>
              </table:table-cell>
              <table:table-cell office:value-type="float" office:value="0.540909">
                <text:p>0.540909</text:p>
              </table:table-cell>
              <table:table-cell office:value-type="float" office:value="0.572727">
                <text:p>0.572727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77273">
                <text:p>0.277273</text:p>
              </table:table-cell>
              <table:table-cell office:value-type="float" office:value="0.359091">
                <text:p>0.359091</text:p>
              </table:table-cell>
              <table:table-cell office:value-type="float" office:value="0.354545">
                <text:p>0.354545</text:p>
              </table:table-cell>
              <table:table-cell office:value-type="float" office:value="0.495455">
                <text:p>0.495455</text:p>
              </table:table-cell>
              <table:table-cell office:value-type="float" office:value="0.577273">
                <text:p>0.577273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8182">
                <text:p>0.318182</text:p>
              </table:table-cell>
              <table:table-cell office:value-type="float" office:value="0.440909">
                <text:p>0.440909</text:p>
              </table:table-cell>
              <table:table-cell office:value-type="float" office:value="0.331818">
                <text:p>0.331818</text:p>
              </table:table-cell>
              <table:table-cell office:value-type="float" office:value="0.495455">
                <text:p>0.495455</text:p>
              </table:table-cell>
              <table:table-cell office:value-type="float" office:value="0.554545">
                <text:p>0.554545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6364">
                <text:p>0.336364</text:p>
              </table:table-cell>
              <table:table-cell office:value-type="float" office:value="0.381818">
                <text:p>0.381818</text:p>
              </table:table-cell>
              <table:table-cell office:value-type="float" office:value="0.390909">
                <text:p>0.390909</text:p>
              </table:table-cell>
              <table:table-cell office:value-type="float" office:value="0.527273">
                <text:p>0.527273</text:p>
              </table:table-cell>
              <table:table-cell office:value-type="float" office:value="0.545455">
                <text:p>0.5454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5455">
                <text:p>0.295455</text:p>
              </table:table-cell>
              <table:table-cell office:value-type="float" office:value="0.404545">
                <text:p>0.404545</text:p>
              </table:table-cell>
              <table:table-cell office:value-type="float" office:value="0.4">
                <text:p>0.4</text:p>
              </table:table-cell>
              <table:table-cell office:value-type="float" office:value="0.527273">
                <text:p>0.527273</text:p>
              </table:table-cell>
              <table:table-cell office:value-type="float" office:value="0.595455">
                <text:p>0.595455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40909">
                <text:p>0.340909</text:p>
              </table:table-cell>
              <table:table-cell office:value-type="float" office:value="0.413636">
                <text:p>0.413636</text:p>
              </table:table-cell>
              <table:table-cell office:value-type="float" office:value="0.422727">
                <text:p>0.422727</text:p>
              </table:table-cell>
              <table:table-cell office:value-type="float" office:value="0.518182">
                <text:p>0.518182</text:p>
              </table:table-cell>
              <table:table-cell office:value-type="float" office:value="0.586364">
                <text:p>0.586364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54545">
                <text:p>0.354545</text:p>
              </table:table-cell>
              <table:table-cell office:value-type="float" office:value="0.431818">
                <text:p>0.431818</text:p>
              </table:table-cell>
              <table:table-cell office:value-type="float" office:value="0.418182">
                <text:p>0.418182</text:p>
              </table:table-cell>
              <table:table-cell office:value-type="float" office:value="0.55">
                <text:p>0.55</text:p>
              </table:table-cell>
              <table:table-cell office:value-type="float" office:value="0.590909">
                <text:p>0.590909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04545">
                <text:p>0.404545</text:p>
              </table:table-cell>
              <table:table-cell office:value-type="float" office:value="0.468182">
                <text:p>0.468182</text:p>
              </table:table-cell>
              <table:table-cell office:value-type="float" office:value="0.372727">
                <text:p>0.372727</text:p>
              </table:table-cell>
              <table:table-cell office:value-type="float" office:value="0.563636">
                <text:p>0.563636</text:p>
              </table:table-cell>
              <table:table-cell office:value-type="float" office:value="0.577273">
                <text:p>0.577273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7273">
                <text:p>0.377273</text:p>
              </table:table-cell>
              <table:table-cell office:value-type="float" office:value="0.427273">
                <text:p>0.427273</text:p>
              </table:table-cell>
              <table:table-cell office:value-type="float" office:value="0.436364">
                <text:p>0.436364</text:p>
              </table:table-cell>
              <table:table-cell office:value-type="float" office:value="0.504545">
                <text:p>0.504545</text:p>
              </table:table-cell>
              <table:table-cell office:value-type="float" office:value="0.6">
                <text:p>0.6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5455">
                <text:p>0.295455</text:p>
              </table:table-cell>
              <table:table-cell office:value-type="float" office:value="0.422727">
                <text:p>0.422727</text:p>
              </table:table-cell>
              <table:table-cell office:value-type="float" office:value="0.386364">
                <text:p>0.386364</text:p>
              </table:table-cell>
              <table:table-cell office:value-type="float" office:value="0.581818">
                <text:p>0.581818</text:p>
              </table:table-cell>
              <table:table-cell office:value-type="float" office:value="0.6">
                <text:p>0.6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9091">
                <text:p>0.35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413636">
                <text:p>0.413636</text:p>
              </table:table-cell>
              <table:table-cell office:value-type="float" office:value="0.518182">
                <text:p>0.518182</text:p>
              </table:table-cell>
              <table:table-cell office:value-type="float" office:value="0.636364">
                <text:p>0.63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18182">
                <text:p>0.418182</text:p>
              </table:table-cell>
              <table:table-cell office:value-type="float" office:value="0.381818">
                <text:p>0.381818</text:p>
              </table:table-cell>
              <table:table-cell office:value-type="float" office:value="0.390909">
                <text:p>0.390909</text:p>
              </table:table-cell>
              <table:table-cell office:value-type="float" office:value="0.540909">
                <text:p>0.5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7273">
                <text:p>0.327273</text:p>
              </table:table-cell>
              <table:table-cell office:value-type="float" office:value="0.395455">
                <text:p>0.395455</text:p>
              </table:table-cell>
              <table:table-cell office:value-type="float" office:value="0.404545">
                <text:p>0.4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54545">
                <text:p>0.354545</text:p>
              </table:table-cell>
              <table:table-cell office:value-type="float" office:value="0.409091">
                <text:p>0.409091</text:p>
              </table:table-cell>
              <table:table-cell office:value-type="float" office:value="0.381818">
                <text:p>0.381818</text:p>
              </table:table-cell>
              <table:table-cell office:value-type="float" office:value="0.554545">
                <text:p>0.554545</text:p>
              </table:table-cell>
              <table:table-cell office:value-type="float" office:value="0.572727">
                <text:p>0.572727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81818">
                <text:p>0.381818</text:p>
              </table:table-cell>
              <table:table-cell office:value-type="float" office:value="0.386364">
                <text:p>0.386364</text:p>
              </table:table-cell>
              <table:table-cell office:value-type="float" office:value="0.4">
                <text:p>0.4</text:p>
              </table:table-cell>
              <table:table-cell office:value-type="float" office:value="0.559091">
                <text:p>0.55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1818">
                <text:p>0.381818</text:p>
              </table:table-cell>
              <table:table-cell office:value-type="float" office:value="0.422727">
                <text:p>0.422727</text:p>
              </table:table-cell>
              <table:table-cell office:value-type="float" office:value="0.413636">
                <text:p>0.413636</text:p>
              </table:table-cell>
              <table:table-cell office:value-type="float" office:value="0.540909">
                <text:p>0.5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95455">
                <text:p>0.395455</text:p>
              </table:table-cell>
              <table:table-cell office:value-type="float" office:value="0.431818">
                <text:p>0.431818</text:p>
              </table:table-cell>
              <table:table-cell office:value-type="float" office:value="0.440909">
                <text:p>0.440909</text:p>
              </table:table-cell>
              <table:table-cell office:value-type="float" office:value="0.577273">
                <text:p>0.577273</text:p>
              </table:table-cell>
              <table:table-cell office:value-type="float" office:value="0.577273">
                <text:p>0.577273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3636">
                <text:p>0.363636</text:p>
              </table:table-cell>
              <table:table-cell office:value-type="float" office:value="0.440909">
                <text:p>0.440909</text:p>
              </table:table-cell>
              <table:table-cell office:value-type="float" office:value="0.45">
                <text:p>0.45</text:p>
              </table:table-cell>
              <table:table-cell office:value-type="float" office:value="0.527273">
                <text:p>0.527273</text:p>
              </table:table-cell>
              <table:table-cell office:value-type="float" office:value="0.586364">
                <text:p>0.58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86364">
                <text:p>0.386364</text:p>
              </table:table-cell>
              <table:table-cell office:value-type="float" office:value="0.440909">
                <text:p>0.440909</text:p>
              </table:table-cell>
              <table:table-cell office:value-type="float" office:value="0.418182">
                <text:p>0.418182</text:p>
              </table:table-cell>
              <table:table-cell office:value-type="float" office:value="0.577273">
                <text:p>0.577273</text:p>
              </table:table-cell>
              <table:table-cell office:value-type="float" office:value="0.595455">
                <text:p>0.59545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0909">
                <text:p>0.390909</text:p>
              </table:table-cell>
              <table:table-cell office:value-type="float" office:value="0.445455">
                <text:p>0.445455</text:p>
              </table:table-cell>
              <table:table-cell office:value-type="float" office:value="0.381818">
                <text:p>0.381818</text:p>
              </table:table-cell>
              <table:table-cell office:value-type="float" office:value="0.559091">
                <text:p>0.55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22727">
                <text:p>0.422727</text:p>
              </table:table-cell>
              <table:table-cell office:value-type="float" office:value="0.4">
                <text:p>0.4</text:p>
              </table:table-cell>
              <table:table-cell office:value-type="float" office:value="0.377273">
                <text:p>0.377273</text:p>
              </table:table-cell>
              <table:table-cell office:value-type="float" office:value="0.531818">
                <text:p>0.531818</text:p>
              </table:table-cell>
              <table:table-cell office:value-type="float" office:value="0.622727">
                <text:p>0.622727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8182">
                <text:p>0.368182</text:p>
              </table:table-cell>
              <table:table-cell office:value-type="float" office:value="0.45">
                <text:p>0.45</text:p>
              </table:table-cell>
              <table:table-cell office:value-type="float" office:value="0.422727">
                <text:p>0.422727</text:p>
              </table:table-cell>
              <table:table-cell office:value-type="float" office:value="0.540909">
                <text:p>0.540909</text:p>
              </table:table-cell>
              <table:table-cell office:value-type="float" office:value="0.590909">
                <text:p>0.590909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2727">
                <text:p>0.372727</text:p>
              </table:table-cell>
              <table:table-cell office:value-type="float" office:value="0.495455">
                <text:p>0.495455</text:p>
              </table:table-cell>
              <table:table-cell office:value-type="float" office:value="0.454545">
                <text:p>0.454545</text:p>
              </table:table-cell>
              <table:table-cell office:value-type="float" office:value="0.577273">
                <text:p>0.57727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54545">
                <text:p>0.354545</text:p>
              </table:table-cell>
              <table:table-cell office:value-type="float" office:value="0.404545">
                <text:p>0.404545</text:p>
              </table:table-cell>
              <table:table-cell office:value-type="float" office:value="0.418182">
                <text:p>0.418182</text:p>
              </table:table-cell>
              <table:table-cell office:value-type="float" office:value="0.563636">
                <text:p>0.563636</text:p>
              </table:table-cell>
              <table:table-cell office:value-type="float" office:value="0.590909">
                <text:p>0.590909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0.454545">
                <text:p>0.454545</text:p>
              </table:table-cell>
              <table:table-cell office:value-type="float" office:value="0.45">
                <text:p>0.45</text:p>
              </table:table-cell>
              <table:table-cell office:value-type="float" office:value="0.563636">
                <text:p>0.563636</text:p>
              </table:table-cell>
              <table:table-cell office:value-type="float" office:value="0.609091">
                <text:p>0.609091</text:p>
              </table:table-cell>
              <table:table-cell office:value-type="float" office:value="0.659091">
                <text:p>0.65909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0909">
                <text:p>0.340909</text:p>
              </table:table-cell>
              <table:table-cell office:value-type="float" office:value="0.395455">
                <text:p>0.395455</text:p>
              </table:table-cell>
              <table:table-cell office:value-type="float" office:value="0.395455">
                <text:p>0.395455</text:p>
              </table:table-cell>
              <table:table-cell office:value-type="float" office:value="0.559091">
                <text:p>0.55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8182">
                <text:p>0.368182</text:p>
              </table:table-cell>
              <table:table-cell office:value-type="float" office:value="0.409091">
                <text:p>0.4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536364">
                <text:p>0.536364</text:p>
              </table:table-cell>
              <table:table-cell office:value-type="float" office:value="0.586364">
                <text:p>0.586364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09091">
                <text:p>0.409091</text:p>
              </table:table-cell>
              <table:table-cell office:value-type="float" office:value="0.440909">
                <text:p>0.440909</text:p>
              </table:table-cell>
              <table:table-cell office:value-type="float" office:value="0.372727">
                <text:p>0.372727</text:p>
              </table:table-cell>
              <table:table-cell office:value-type="float" office:value="0.559091">
                <text:p>0.55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654545">
                <text:p>0.6545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09091">
                <text:p>0.409091</text:p>
              </table:table-cell>
              <table:table-cell office:value-type="float" office:value="0.45">
                <text:p>0.45</text:p>
              </table:table-cell>
              <table:table-cell office:value-type="float" office:value="0.390909">
                <text:p>0.390909</text:p>
              </table:table-cell>
              <table:table-cell office:value-type="float" office:value="0.563636">
                <text:p>0.563636</text:p>
              </table:table-cell>
              <table:table-cell office:value-type="float" office:value="0.640909">
                <text:p>0.6409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81818">
                <text:p>0.381818</text:p>
              </table:table-cell>
              <table:table-cell office:value-type="float" office:value="0.409091">
                <text:p>0.4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581818">
                <text:p>0.581818</text:p>
              </table:table-cell>
              <table:table-cell office:value-type="float" office:value="0.6">
                <text:p>0.6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5">
                <text:p>0.35</text:p>
              </table:table-cell>
              <table:table-cell office:value-type="float" office:value="0.440909">
                <text:p>0.440909</text:p>
              </table:table-cell>
              <table:table-cell office:value-type="float" office:value="0.359091">
                <text:p>0.35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572727">
                <text:p>0.572727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81818">
                <text:p>0.381818</text:p>
              </table:table-cell>
              <table:table-cell office:value-type="float" office:value="0.418182">
                <text:p>0.418182</text:p>
              </table:table-cell>
              <table:table-cell office:value-type="float" office:value="0.4">
                <text:p>0.4</text:p>
              </table:table-cell>
              <table:table-cell office:value-type="float" office:value="0.595455">
                <text:p>0.595455</text:p>
              </table:table-cell>
              <table:table-cell office:value-type="float" office:value="0.590909">
                <text:p>0.590909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09091">
                <text:p>0.409091</text:p>
              </table:table-cell>
              <table:table-cell office:value-type="float" office:value="0.459091">
                <text:p>0.459091</text:p>
              </table:table-cell>
              <table:table-cell office:value-type="float" office:value="0.427273">
                <text:p>0.427273</text:p>
              </table:table-cell>
              <table:table-cell office:value-type="float" office:value="0.568182">
                <text:p>0.568182</text:p>
              </table:table-cell>
              <table:table-cell office:value-type="float" office:value="0.595455">
                <text:p>0.595455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0909">
                <text:p>0.340909</text:p>
              </table:table-cell>
              <table:table-cell office:value-type="float" office:value="0.445455">
                <text:p>0.445455</text:p>
              </table:table-cell>
              <table:table-cell office:value-type="float" office:value="0.418182">
                <text:p>0.418182</text:p>
              </table:table-cell>
              <table:table-cell office:value-type="float" office:value="0.545455">
                <text:p>0.545455</text:p>
              </table:table-cell>
              <table:table-cell office:value-type="float" office:value="0.659091">
                <text:p>0.6590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13636">
                <text:p>0.413636</text:p>
              </table:table-cell>
              <table:table-cell office:value-type="float" office:value="0.409091">
                <text:p>0.409091</text:p>
              </table:table-cell>
              <table:table-cell office:value-type="float" office:value="0.445455">
                <text:p>0.445455</text:p>
              </table:table-cell>
              <table:table-cell office:value-type="float" office:value="0.581818">
                <text:p>0.581818</text:p>
              </table:table-cell>
              <table:table-cell office:value-type="float" office:value="0.613636">
                <text:p>0.613636</text:p>
              </table:table-cell>
              <table:table-cell office:value-type="float" office:value="0.627273">
                <text:p>0.6272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訓練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A5:I2_Summary.K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3cm" svg:y="13.544cm" chart:style-name="ch6">
              <text:p>epoch</text:p>
            </chart:title>
            <chart:categories table:cell-range-address="I2_Summary.A5:I2_Summary.A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B5:I2_Summary.B54" loext:label-string="&quot;I2_4&quot;" chart:class="chart:line">
            <chart:data-point chart:repeated="50"/>
          </chart:series>
          <chart:series chart:style-name="ch10" chart:values-cell-range-address="I2_Summary.C5:I2_Summary.C54" loext:label-string="&quot;I2_8&quot;" chart:class="chart:line">
            <chart:data-point chart:repeated="50"/>
          </chart:series>
          <chart:series chart:style-name="ch11" chart:values-cell-range-address="I2_Summary.D5:I2_Summary.D54" loext:label-string="&quot;I2_16&quot;" chart:class="chart:line">
            <chart:data-point chart:repeated="50"/>
          </chart:series>
          <chart:series chart:style-name="ch12" chart:values-cell-range-address="I2_Summary.E5:I2_Summary.E54" loext:label-string="&quot;I2_24&quot;" chart:class="chart:line">
            <chart:data-point chart:repeated="50"/>
          </chart:series>
          <chart:series chart:style-name="ch13" chart:values-cell-range-address="I2_Summary.F5:I2_Summary.F54" loext:label-string="&quot;I2_32&quot;" chart:class="chart:line">
            <chart:data-point chart:repeated="50"/>
          </chart:series>
          <chart:series chart:style-name="ch14" chart:values-cell-range-address="I2_Summary.G5:I2_Summary.G54" loext:label-string="&quot;I2_4 転移学習あり&quot;" chart:class="chart:line">
            <chart:data-point chart:repeated="50"/>
          </chart:series>
          <chart:series chart:style-name="ch15" chart:values-cell-range-address="I2_Summary.H5:I2_Summary.H54" loext:label-string="&quot;I2_8 転移学習あり&quot;" chart:class="chart:line">
            <chart:data-point chart:repeated="50"/>
          </chart:series>
          <chart:series chart:style-name="ch16" chart:values-cell-range-address="I2_Summary.I5:I2_Summary.I54" loext:label-string="&quot;I2_16 転移学習あり&quot;" chart:class="chart:line">
            <chart:data-point chart:repeated="50"/>
          </chart:series>
          <chart:series chart:style-name="ch17" chart:values-cell-range-address="I2_Summary.J5:I2_Summary.J54" loext:label-string="&quot;I2_24 転移学習あり&quot;" chart:class="chart:line">
            <chart:data-point chart:repeated="50"/>
          </chart:series>
          <chart:series chart:style-name="ch18" chart:values-cell-range-address="I2_Summary.K5:I2_Summary.K54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A5:I2_Summary.A54</svg:desc>
                </draw:g>
              </table:table-cell>
              <table:table-cell office:value-type="float" office:value="0.163636">
                <text:p>0.163636</text:p>
                <draw:g>
                  <svg:desc>I2_Summary.B5:I2_Summary.B54</svg:desc>
                </draw:g>
              </table:table-cell>
              <table:table-cell office:value-type="float" office:value="0.145455">
                <text:p>0.145455</text:p>
                <draw:g>
                  <svg:desc>I2_Summary.C5:I2_Summary.C54</svg:desc>
                </draw:g>
              </table:table-cell>
              <table:table-cell office:value-type="float" office:value="0.222727">
                <text:p>0.222727</text:p>
                <draw:g>
                  <svg:desc>I2_Summary.D5:I2_Summary.D54</svg:desc>
                </draw:g>
              </table:table-cell>
              <table:table-cell office:value-type="float" office:value="0.177273">
                <text:p>0.177273</text:p>
                <draw:g>
                  <svg:desc>I2_Summary.E5:I2_Summary.E54</svg:desc>
                </draw:g>
              </table:table-cell>
              <table:table-cell office:value-type="float" office:value="0.168182">
                <text:p>0.168182</text:p>
                <draw:g>
                  <svg:desc>I2_Summary.F5:I2_Summary.F54</svg:desc>
                </draw:g>
              </table:table-cell>
              <table:table-cell office:value-type="float" office:value="0.163636">
                <text:p>0.163636</text:p>
                <draw:g>
                  <svg:desc>I2_Summary.G5:I2_Summary.G54</svg:desc>
                </draw:g>
              </table:table-cell>
              <table:table-cell office:value-type="float" office:value="0.204545">
                <text:p>0.204545</text:p>
                <draw:g>
                  <svg:desc>I2_Summary.H5:I2_Summary.H54</svg:desc>
                </draw:g>
              </table:table-cell>
              <table:table-cell office:value-type="float" office:value="0.245455">
                <text:p>0.245455</text:p>
                <draw:g>
                  <svg:desc>I2_Summary.I5:I2_Summary.I54</svg:desc>
                </draw:g>
              </table:table-cell>
              <table:table-cell office:value-type="float" office:value="0.259091">
                <text:p>0.259091</text:p>
                <draw:g>
                  <svg:desc>I2_Summary.J5:I2_Summary.J54</svg:desc>
                </draw:g>
              </table:table-cell>
              <table:table-cell office:value-type="float" office:value="0.281818">
                <text:p>0.281818</text:p>
                <draw:g>
                  <svg:desc>I2_Summary.K5:I2_Summary.K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1818">
                <text:p>0.281818</text:p>
              </table:table-cell>
              <table:table-cell office:value-type="float" office:value="0.345455">
                <text:p>0.345455</text:p>
              </table:table-cell>
              <table:table-cell office:value-type="float" office:value="0.372727">
                <text:p>0.372727</text:p>
              </table:table-cell>
              <table:table-cell office:value-type="float" office:value="0.518182">
                <text:p>0.518182</text:p>
              </table:table-cell>
              <table:table-cell office:value-type="float" office:value="0.459091">
                <text:p>0.459091</text:p>
              </table:table-cell>
              <table:table-cell office:value-type="float" office:value="0.240909">
                <text:p>0.240909</text:p>
              </table:table-cell>
              <table:table-cell office:value-type="float" office:value="0.327273">
                <text:p>0.327273</text:p>
              </table:table-cell>
              <table:table-cell office:value-type="float" office:value="0.540909">
                <text:p>0.540909</text:p>
              </table:table-cell>
              <table:table-cell office:value-type="float" office:value="0.522727">
                <text:p>0.5227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18182">
                <text:p>0.418182</text:p>
              </table:table-cell>
              <table:table-cell office:value-type="float" office:value="0.504545">
                <text:p>0.504545</text:p>
              </table:table-cell>
              <table:table-cell office:value-type="float" office:value="0.568182">
                <text:p>0.568182</text:p>
              </table:table-cell>
              <table:table-cell office:value-type="float" office:value="0.604545">
                <text:p>0.604545</text:p>
              </table:table-cell>
              <table:table-cell office:value-type="float" office:value="0.609091">
                <text:p>0.609091</text:p>
              </table:table-cell>
              <table:table-cell office:value-type="float" office:value="0.35">
                <text:p>0.35</text:p>
              </table:table-cell>
              <table:table-cell office:value-type="float" office:value="0.490909">
                <text:p>0.490909</text:p>
              </table:table-cell>
              <table:table-cell office:value-type="float" office:value="0.627273">
                <text:p>0.627273</text:p>
              </table:table-cell>
              <table:table-cell office:value-type="float" office:value="0.718182">
                <text:p>0.718182</text:p>
              </table:table-cell>
              <table:table-cell office:value-type="float" office:value="0.754545">
                <text:p>0.7545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3636">
                <text:p>0.413636</text:p>
              </table:table-cell>
              <table:table-cell office:value-type="float" office:value="0.627273">
                <text:p>0.627273</text:p>
              </table:table-cell>
              <table:table-cell office:value-type="float" office:value="0.690909">
                <text:p>0.690909</text:p>
              </table:table-cell>
              <table:table-cell office:value-type="float" office:value="0.636364">
                <text:p>0.636364</text:p>
              </table:table-cell>
              <table:table-cell office:value-type="float" office:value="0.731818">
                <text:p>0.731818</text:p>
              </table:table-cell>
              <table:table-cell office:value-type="float" office:value="0.386364">
                <text:p>0.386364</text:p>
              </table:table-cell>
              <table:table-cell office:value-type="float" office:value="0.686364">
                <text:p>0.686364</text:p>
              </table:table-cell>
              <table:table-cell office:value-type="float" office:value="0.75">
                <text:p>0.75</text:p>
              </table:table-cell>
              <table:table-cell office:value-type="float" office:value="0.868182">
                <text:p>0.868182</text:p>
              </table:table-cell>
              <table:table-cell office:value-type="float" office:value="0.786364">
                <text:p>0.7863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5455">
                <text:p>0.495455</text:p>
              </table:table-cell>
              <table:table-cell office:value-type="float" office:value="0.65">
                <text:p>0.65</text:p>
              </table:table-cell>
              <table:table-cell office:value-type="float" office:value="0.745455">
                <text:p>0.745455</text:p>
              </table:table-cell>
              <table:table-cell office:value-type="float" office:value="0.809091">
                <text:p>0.809091</text:p>
              </table:table-cell>
              <table:table-cell office:value-type="float" office:value="0.804545">
                <text:p>0.804545</text:p>
              </table:table-cell>
              <table:table-cell office:value-type="float" office:value="0.509091">
                <text:p>0.509091</text:p>
              </table:table-cell>
              <table:table-cell office:value-type="float" office:value="0.754545">
                <text:p>0.754545</text:p>
              </table:table-cell>
              <table:table-cell office:value-type="float" office:value="0.781818">
                <text:p>0.781818</text:p>
              </table:table-cell>
              <table:table-cell office:value-type="float" office:value="0.886364">
                <text:p>0.886364</text:p>
              </table:table-cell>
              <table:table-cell office:value-type="float" office:value="0.904545">
                <text:p>0.9045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9091">
                <text:p>0.609091</text:p>
              </table:table-cell>
              <table:table-cell office:value-type="float" office:value="0.709091">
                <text:p>0.709091</text:p>
              </table:table-cell>
              <table:table-cell office:value-type="float" office:value="0.781818">
                <text:p>0.781818</text:p>
              </table:table-cell>
              <table:table-cell office:value-type="float" office:value="0.877273">
                <text:p>0.877273</text:p>
              </table:table-cell>
              <table:table-cell office:value-type="float" office:value="0.895455">
                <text:p>0.895455</text:p>
              </table:table-cell>
              <table:table-cell office:value-type="float" office:value="0.545455">
                <text:p>0.545455</text:p>
              </table:table-cell>
              <table:table-cell office:value-type="float" office:value="0.804545">
                <text:p>0.804545</text:p>
              </table:table-cell>
              <table:table-cell office:value-type="float" office:value="0.868182">
                <text:p>0.868182</text:p>
              </table:table-cell>
              <table:table-cell office:value-type="float" office:value="0.940909">
                <text:p>0.9409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3636">
                <text:p>0.663636</text:p>
              </table:table-cell>
              <table:table-cell office:value-type="float" office:value="0.795455">
                <text:p>0.795455</text:p>
              </table:table-cell>
              <table:table-cell office:value-type="float" office:value="0.936364">
                <text:p>0.936364</text:p>
              </table:table-cell>
              <table:table-cell office:value-type="float" office:value="0.913636">
                <text:p>0.913636</text:p>
              </table:table-cell>
              <table:table-cell office:value-type="float" office:value="0.940909">
                <text:p>0.9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772727">
                <text:p>0.772727</text:p>
              </table:table-cell>
              <table:table-cell office:value-type="float" office:value="0.940909">
                <text:p>0.940909</text:p>
              </table:table-cell>
              <table:table-cell office:value-type="float" office:value="0.945455">
                <text:p>0.945455</text:p>
              </table:table-cell>
              <table:table-cell office:value-type="float" office:value="0.972727">
                <text:p>0.9727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59091">
                <text:p>0.659091</text:p>
              </table:table-cell>
              <table:table-cell office:value-type="float" office:value="0.822727">
                <text:p>0.822727</text:p>
              </table:table-cell>
              <table:table-cell office:value-type="float" office:value="0.904545">
                <text:p>0.904545</text:p>
              </table:table-cell>
              <table:table-cell office:value-type="float" office:value="0.954545">
                <text:p>0.954545</text:p>
              </table:table-cell>
              <table:table-cell office:value-type="float" office:value="0.959091">
                <text:p>0.959091</text:p>
              </table:table-cell>
              <table:table-cell office:value-type="float" office:value="0.636364">
                <text:p>0.636364</text:p>
              </table:table-cell>
              <table:table-cell office:value-type="float" office:value="0.872727">
                <text:p>0.872727</text:p>
              </table:table-cell>
              <table:table-cell office:value-type="float" office:value="0.95">
                <text:p>0.95</text:p>
              </table:table-cell>
              <table:table-cell office:value-type="float" office:value="0.986364">
                <text:p>0.986364</text:p>
              </table:table-cell>
              <table:table-cell office:value-type="float" office:value="0.990909">
                <text:p>0.9909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81818">
                <text:p>0.681818</text:p>
              </table:table-cell>
              <table:table-cell office:value-type="float" office:value="0.859091">
                <text:p>0.859091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704545">
                <text:p>0.704545</text:p>
              </table:table-cell>
              <table:table-cell office:value-type="float" office:value="0.863636">
                <text:p>0.863636</text:p>
              </table:table-cell>
              <table:table-cell office:value-type="float" office:value="0.95">
                <text:p>0.95</text:p>
              </table:table-cell>
              <table:table-cell office:value-type="float" office:value="0.986364">
                <text:p>0.986364</text:p>
              </table:table-cell>
              <table:table-cell office:value-type="float" office:value="0.986364">
                <text:p>0.986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918182">
                <text:p>0.918182</text:p>
              </table:table-cell>
              <table:table-cell office:value-type="float" office:value="0.963636">
                <text:p>0.963636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0.740909">
                <text:p>0.740909</text:p>
              </table:table-cell>
              <table:table-cell office:value-type="float" office:value="0.9">
                <text:p>0.9</text:p>
              </table:table-cell>
              <table:table-cell office:value-type="float" office:value="0.963636">
                <text:p>0.963636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72727">
                <text:p>0.772727</text:p>
              </table:table-cell>
              <table:table-cell office:value-type="float" office:value="0.931818">
                <text:p>0.931818</text:p>
              </table:table-cell>
              <table:table-cell office:value-type="float" office:value="0.977273">
                <text:p>0.977273</text:p>
              </table:table-cell>
              <table:table-cell office:value-type="float" office:value="0.977273">
                <text:p>0.977273</text:p>
              </table:table-cell>
              <table:table-cell office:value-type="float" office:value="0.977273">
                <text:p>0.977273</text:p>
              </table:table-cell>
              <table:table-cell office:value-type="float" office:value="0.695455">
                <text:p>0.695455</text:p>
              </table:table-cell>
              <table:table-cell office:value-type="float" office:value="0.85">
                <text:p>0.85</text:p>
              </table:table-cell>
              <table:table-cell office:value-type="float" office:value="0.981818">
                <text:p>0.981818</text:p>
              </table:table-cell>
              <table:table-cell office:value-type="float" office:value="0.986364">
                <text:p>0.986364</text:p>
              </table:table-cell>
              <table:table-cell office:value-type="float" office:value="0.990909">
                <text:p>0.990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7273">
                <text:p>0.827273</text:p>
              </table:table-cell>
              <table:table-cell office:value-type="float" office:value="0.940909">
                <text:p>0.940909</text:p>
              </table:table-cell>
              <table:table-cell office:value-type="float" office:value="0.968182">
                <text:p>0.968182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0.727273">
                <text:p>0.727273</text:p>
              </table:table-cell>
              <table:table-cell office:value-type="float" office:value="0.872727">
                <text:p>0.8727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59091">
                <text:p>0.859091</text:p>
              </table:table-cell>
              <table:table-cell office:value-type="float" office:value="0.963636">
                <text:p>0.963636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0.772727">
                <text:p>0.772727</text:p>
              </table:table-cell>
              <table:table-cell office:value-type="float" office:value="0.909091">
                <text:p>0.909091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8182">
                <text:p>0.818182</text:p>
              </table:table-cell>
              <table:table-cell office:value-type="float" office:value="0.977273">
                <text:p>0.977273</text:p>
              </table:table-cell>
              <table:table-cell office:value-type="float" office:value="0.968182">
                <text:p>0.968182</text:p>
              </table:table-cell>
              <table:table-cell office:value-type="float" office:value="0.977273">
                <text:p>0.977273</text:p>
              </table:table-cell>
              <table:table-cell office:value-type="float" office:value="0.986364">
                <text:p>0.986364</text:p>
              </table:table-cell>
              <table:table-cell office:value-type="float" office:value="0.786364">
                <text:p>0.786364</text:p>
              </table:table-cell>
              <table:table-cell office:value-type="float" office:value="0.954545">
                <text:p>0.95454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54545">
                <text:p>0.854545</text:p>
              </table:table-cell>
              <table:table-cell office:value-type="float" office:value="0.95">
                <text:p>0.95</text:p>
              </table:table-cell>
              <table:table-cell office:value-type="float" office:value="0.977273">
                <text:p>0.977273</text:p>
              </table:table-cell>
              <table:table-cell office:value-type="float" office:value="0.990909">
                <text:p>0.990909</text:p>
              </table:table-cell>
              <table:table-cell office:value-type="float" office:value="0.990909">
                <text:p>0.990909</text:p>
              </table:table-cell>
              <table:table-cell office:value-type="float" office:value="0.809091">
                <text:p>0.809091</text:p>
              </table:table-cell>
              <table:table-cell office:value-type="float" office:value="0.959091">
                <text:p>0.95909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18182">
                <text:p>0.918182</text:p>
              </table:table-cell>
              <table:table-cell office:value-type="float" office:value="0.968182">
                <text:p>0.968182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8">
                <text:p>0.8</text:p>
              </table:table-cell>
              <table:table-cell office:value-type="float" office:value="0.945455">
                <text:p>0.94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18182">
                <text:p>0.91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31818">
                <text:p>0.83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8182">
                <text:p>0.918182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5">
                <text:p>0.85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2727">
                <text:p>0.922727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6364">
                <text:p>0.836364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4545">
                <text:p>0.85454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895455">
                <text:p>0.8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68182">
                <text:p>0.868182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9091">
                <text:p>0.95909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5455">
                <text:p>0.8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881818">
                <text:p>0.881818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72727">
                <text:p>0.972727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90909">
                <text:p>0.990909</text:p>
              </table:table-cell>
              <table:table-cell office:value-type="float" office:value="0.909091">
                <text:p>0.90909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13636">
                <text:p>0.91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0909">
                <text:p>0.940909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13636">
                <text:p>0.91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81818">
                <text:p>0.981818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27273">
                <text:p>0.927273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18182">
                <text:p>0.91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13636">
                <text:p>0.91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31818">
                <text:p>0.931818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59091">
                <text:p>0.95909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59091">
                <text:p>0.95909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4545">
                <text:p>0.954545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54545">
                <text:p>0.954545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86364">
                <text:p>0.986364</text:p>
              </table:table-cell>
              <table:table-cell office:value-type="float" office:value="0.986364">
                <text:p>0.986364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36364">
                <text:p>0.936364</text:p>
              </table:table-cell>
              <table:table-cell office:value-type="float" office:value="0.981818">
                <text:p>0.981818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54545">
                <text:p>0.854545</text:p>
              </table:table-cell>
              <table:table-cell office:value-type="float" office:value="0.936364">
                <text:p>0.93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77273">
                <text:p>0.877273</text:p>
              </table:table-cell>
              <table:table-cell office:value-type="float" office:value="0.972727">
                <text:p>0.972727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895455">
                <text:p>0.895455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45455">
                <text:p>0.945455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0.959091">
                <text:p>0.959091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0.918182">
                <text:p>0.918182</text:p>
              </table:table-cell>
              <table:table-cell office:value-type="float" office:value="0.959091">
                <text:p>0.959091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54545">
                <text:p>0.954545</text:p>
              </table:table-cell>
              <table:table-cell office:value-type="float" office:value="0.909091">
                <text:p>0.909091</text:p>
              </table:table-cell>
              <table:table-cell office:value-type="float" office:value="0.972727">
                <text:p>0.972727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評価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M5:I2_Summary.W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5cm" svg:y="13.544cm" chart:style-name="ch6">
              <text:p>epoch</text:p>
            </chart:title>
            <chart:categories table:cell-range-address="I2_Summary.M5:I2_Summary.M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N5:I2_Summary.N54" loext:label-string="&quot;I2_4&quot;" chart:class="chart:line">
            <chart:data-point chart:repeated="50"/>
          </chart:series>
          <chart:series chart:style-name="ch10" chart:values-cell-range-address="I2_Summary.O5:I2_Summary.O54" loext:label-string="&quot;I2_8&quot;" chart:class="chart:line">
            <chart:data-point chart:repeated="50"/>
          </chart:series>
          <chart:series chart:style-name="ch11" chart:values-cell-range-address="I2_Summary.P5:I2_Summary.P54" loext:label-string="&quot;I2_16&quot;" chart:class="chart:line">
            <chart:data-point chart:repeated="50"/>
          </chart:series>
          <chart:series chart:style-name="ch12" chart:values-cell-range-address="I2_Summary.Q5:I2_Summary.Q54" loext:label-string="&quot;I2_24&quot;" chart:class="chart:line">
            <chart:data-point chart:repeated="50"/>
          </chart:series>
          <chart:series chart:style-name="ch13" chart:values-cell-range-address="I2_Summary.R5:I2_Summary.R54" loext:label-string="&quot;I2_32&quot;" chart:class="chart:line">
            <chart:data-point chart:repeated="50"/>
          </chart:series>
          <chart:series chart:style-name="ch14" chart:values-cell-range-address="I2_Summary.S5:I2_Summary.S54" loext:label-string="&quot;I2_4 転移学習あり&quot;" chart:class="chart:line">
            <chart:data-point chart:repeated="50"/>
          </chart:series>
          <chart:series chart:style-name="ch15" chart:values-cell-range-address="I2_Summary.T5:I2_Summary.T54" loext:label-string="&quot;I2_8 転移学習あり&quot;" chart:class="chart:line">
            <chart:data-point chart:repeated="50"/>
          </chart:series>
          <chart:series chart:style-name="ch16" chart:values-cell-range-address="I2_Summary.U5:I2_Summary.U54" loext:label-string="&quot;I2_16 転移学習あり&quot;" chart:class="chart:line">
            <chart:data-point chart:repeated="50"/>
          </chart:series>
          <chart:series chart:style-name="ch17" chart:values-cell-range-address="I2_Summary.V5:I2_Summary.V54" loext:label-string="&quot;I2_24 転移学習あり&quot;" chart:class="chart:line">
            <chart:data-point chart:repeated="50"/>
          </chart:series>
          <chart:series chart:style-name="ch18" chart:values-cell-range-address="I2_Summary.W5:I2_Summary.W54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M5:I2_Summary.M54</svg:desc>
                </draw:g>
              </table:table-cell>
              <table:table-cell office:value-type="float" office:value="0.152778">
                <text:p>0.152778</text:p>
                <draw:g>
                  <svg:desc>I2_Summary.N5:I2_Summary.N54</svg:desc>
                </draw:g>
              </table:table-cell>
              <table:table-cell office:value-type="float" office:value="0.194444">
                <text:p>0.194444</text:p>
                <draw:g>
                  <svg:desc>I2_Summary.O5:I2_Summary.O54</svg:desc>
                </draw:g>
              </table:table-cell>
              <table:table-cell office:value-type="float" office:value="0.236111">
                <text:p>0.236111</text:p>
                <draw:g>
                  <svg:desc>I2_Summary.P5:I2_Summary.P54</svg:desc>
                </draw:g>
              </table:table-cell>
              <table:table-cell office:value-type="float" office:value="0.291667">
                <text:p>0.291667</text:p>
                <draw:g>
                  <svg:desc>I2_Summary.Q5:I2_Summary.Q54</svg:desc>
                </draw:g>
              </table:table-cell>
              <table:table-cell office:value-type="float" office:value="0.347222">
                <text:p>0.347222</text:p>
                <draw:g>
                  <svg:desc>I2_Summary.R5:I2_Summary.R54</svg:desc>
                </draw:g>
              </table:table-cell>
              <table:table-cell office:value-type="float" office:value="0.194444">
                <text:p>0.194444</text:p>
                <draw:g>
                  <svg:desc>I2_Summary.S5:I2_Summary.S54</svg:desc>
                </draw:g>
              </table:table-cell>
              <table:table-cell office:value-type="float" office:value="0.222222">
                <text:p>0.222222</text:p>
                <draw:g>
                  <svg:desc>I2_Summary.T5:I2_Summary.T54</svg:desc>
                </draw:g>
              </table:table-cell>
              <table:table-cell office:value-type="float" office:value="0.375">
                <text:p>0.375</text:p>
                <draw:g>
                  <svg:desc>I2_Summary.U5:I2_Summary.U54</svg:desc>
                </draw:g>
              </table:table-cell>
              <table:table-cell office:value-type="float" office:value="0.444444">
                <text:p>0.444444</text:p>
                <draw:g>
                  <svg:desc>I2_Summary.V5:I2_Summary.V54</svg:desc>
                </draw:g>
              </table:table-cell>
              <table:table-cell office:value-type="float" office:value="0.458333">
                <text:p>0.458333</text:p>
                <draw:g>
                  <svg:desc>I2_Summary.W5:I2_Summary.W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0556">
                <text:p>0.180556</text:p>
              </table:table-cell>
              <table:table-cell office:value-type="float" office:value="0.236111">
                <text:p>0.236111</text:p>
              </table:table-cell>
              <table:table-cell office:value-type="float" office:value="0.319444">
                <text:p>0.31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444444">
                <text:p>0.444444</text:p>
              </table:table-cell>
              <table:table-cell office:value-type="float" office:value="0.305556">
                <text:p>0.305556</text:p>
              </table:table-cell>
              <table:table-cell office:value-type="float" office:value="0.402778">
                <text:p>0.402778</text:p>
              </table:table-cell>
              <table:table-cell office:value-type="float" office:value="0.444444">
                <text:p>0.444444</text:p>
              </table:table-cell>
              <table:table-cell office:value-type="float" office:value="0.486111">
                <text:p>0.486111</text:p>
              </table:table-cell>
              <table:table-cell office:value-type="float" office:value="0.402778">
                <text:p>0.402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8333">
                <text:p>0.208333</text:p>
              </table:table-cell>
              <table:table-cell office:value-type="float" office:value="0.375">
                <text:p>0.375</text:p>
              </table:table-cell>
              <table:table-cell office:value-type="float" office:value="0.430556">
                <text:p>0.430556</text:p>
              </table:table-cell>
              <table:table-cell office:value-type="float" office:value="0.388889">
                <text:p>0.388889</text:p>
              </table:table-cell>
              <table:table-cell office:value-type="float" office:value="0.458333">
                <text:p>0.458333</text:p>
              </table:table-cell>
              <table:table-cell office:value-type="float" office:value="0.347222">
                <text:p>0.347222</text:p>
              </table:table-cell>
              <table:table-cell office:value-type="float" office:value="0.513889">
                <text:p>0.513889</text:p>
              </table:table-cell>
              <table:table-cell office:value-type="float" office:value="0.583333">
                <text:p>0.583333</text:p>
              </table:table-cell>
              <table:table-cell office:value-type="float" office:value="0.611111">
                <text:p>0.611111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7778">
                <text:p>0.277778</text:p>
              </table:table-cell>
              <table:table-cell office:value-type="float" office:value="0.402778">
                <text:p>0.402778</text:p>
              </table:table-cell>
              <table:table-cell office:value-type="float" office:value="0.458333">
                <text:p>0.458333</text:p>
              </table:table-cell>
              <table:table-cell office:value-type="float" office:value="0.388889">
                <text:p>0.388889</text:p>
              </table:table-cell>
              <table:table-cell office:value-type="float" office:value="0.402778">
                <text:p>0.402778</text:p>
              </table:table-cell>
              <table:table-cell office:value-type="float" office:value="0.375">
                <text:p>0.375</text:p>
              </table:table-cell>
              <table:table-cell office:value-type="float" office:value="0.597222">
                <text:p>0.597222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9444">
                <text:p>0.319444</text:p>
              </table:table-cell>
              <table:table-cell office:value-type="float" office:value="0.430556">
                <text:p>0.430556</text:p>
              </table:table-cell>
              <table:table-cell office:value-type="float" office:value="0.305556">
                <text:p>0.305556</text:p>
              </table:table-cell>
              <table:table-cell office:value-type="float" office:value="0.416667">
                <text:p>0.416667</text:p>
              </table:table-cell>
              <table:table-cell office:value-type="float" office:value="0.5">
                <text:p>0.5</text:p>
              </table:table-cell>
              <table:table-cell office:value-type="float" office:value="0.333333">
                <text:p>0.333333</text:p>
              </table:table-cell>
              <table:table-cell office:value-type="float" office:value="0.652778">
                <text:p>0.652778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7778">
                <text:p>0.277778</text:p>
              </table:table-cell>
              <table:table-cell office:value-type="float" office:value="0.375">
                <text:p>0.375</text:p>
              </table:table-cell>
              <table:table-cell office:value-type="float" office:value="0.555556">
                <text:p>0.555556</text:p>
              </table:table-cell>
              <table:table-cell office:value-type="float" office:value="0.486111">
                <text:p>0.486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527778">
                <text:p>0.527778</text:p>
              </table:table-cell>
              <table:table-cell office:value-type="float" office:value="0.694444">
                <text:p>0.694444</text:p>
              </table:table-cell>
              <table:table-cell office:value-type="float" office:value="0.722222">
                <text:p>0.722222</text:p>
              </table:table-cell>
              <table:table-cell office:value-type="float" office:value="0.763889">
                <text:p>0.763889</text:p>
              </table:table-cell>
              <table:table-cell office:value-type="float" office:value="0.680556">
                <text:p>0.6805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1667">
                <text:p>0.291667</text:p>
              </table:table-cell>
              <table:table-cell office:value-type="float" office:value="0.375">
                <text:p>0.375</text:p>
              </table:table-cell>
              <table:table-cell office:value-type="float" office:value="0.458333">
                <text:p>0.458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5">
                <text:p>0.5</text:p>
              </table:table-cell>
              <table:table-cell office:value-type="float" office:value="0.583333">
                <text:p>0.583333</text:p>
              </table:table-cell>
              <table:table-cell office:value-type="float" office:value="0.722222">
                <text:p>0.722222</text:p>
              </table:table-cell>
              <table:table-cell office:value-type="float" office:value="0.694444">
                <text:p>0.694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">
                <text:p>0.333333</text:p>
              </table:table-cell>
              <table:table-cell office:value-type="float" office:value="0.430556">
                <text:p>0.430556</text:p>
              </table:table-cell>
              <table:table-cell office:value-type="float" office:value="0.416667">
                <text:p>0.416667</text:p>
              </table:table-cell>
              <table:table-cell office:value-type="float" office:value="0.513889">
                <text:p>0.513889</text:p>
              </table:table-cell>
              <table:table-cell office:value-type="float" office:value="0.611111">
                <text:p>0.611111</text:p>
              </table:table-cell>
              <table:table-cell office:value-type="float" office:value="0.583333">
                <text:p>0.583333</text:p>
              </table:table-cell>
              <table:table-cell office:value-type="float" office:value="0.722222">
                <text:p>0.722222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8889">
                <text:p>0.388889</text:p>
              </table:table-cell>
              <table:table-cell office:value-type="float" office:value="0.416667">
                <text:p>0.416667</text:p>
              </table:table-cell>
              <table:table-cell office:value-type="float" office:value="0.444444">
                <text:p>0.444444</text:p>
              </table:table-cell>
              <table:table-cell office:value-type="float" office:value="0.541667">
                <text:p>0.541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9444">
                <text:p>0.319444</text:p>
              </table:table-cell>
              <table:table-cell office:value-type="float" office:value="0.416667">
                <text:p>0.416667</text:p>
              </table:table-cell>
              <table:table-cell office:value-type="float" office:value="0.430556">
                <text:p>0.430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722222">
                <text:p>0.722222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47222">
                <text:p>0.347222</text:p>
              </table:table-cell>
              <table:table-cell office:value-type="float" office:value="0.513889">
                <text:p>0.513889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541667">
                <text:p>0.541667</text:p>
              </table:table-cell>
              <table:table-cell office:value-type="float" office:value="0.694444">
                <text:p>0.694444</text:p>
              </table:table-cell>
              <table:table-cell office:value-type="float" office:value="0.75">
                <text:p>0.75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75">
                <text:p>0.375</text:p>
              </table:table-cell>
              <table:table-cell office:value-type="float" office:value="0.458333">
                <text:p>0.458333</text:p>
              </table:table-cell>
              <table:table-cell office:value-type="float" office:value="0.458333">
                <text:p>0.458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625">
                <text:p>0.625</text:p>
              </table:table-cell>
              <table:table-cell office:value-type="float" office:value="0.680556">
                <text:p>0.680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5">
                <text:p>0.375</text:p>
              </table:table-cell>
              <table:table-cell office:value-type="float" office:value="0.444444">
                <text:p>0.444444</text:p>
              </table:table-cell>
              <table:table-cell office:value-type="float" office:value="0.444444">
                <text:p>0.444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19444">
                <text:p>0.319444</text:p>
              </table:table-cell>
              <table:table-cell office:value-type="float" office:value="0.458333">
                <text:p>0.458333</text:p>
              </table:table-cell>
              <table:table-cell office:value-type="float" office:value="0.513889">
                <text:p>0.513889</text:p>
              </table:table-cell>
              <table:table-cell office:value-type="float" office:value="0.597222">
                <text:p>0.597222</text:p>
              </table:table-cell>
              <table:table-cell office:value-type="float" office:value="0.597222">
                <text:p>0.597222</text:p>
              </table:table-cell>
              <table:table-cell office:value-type="float" office:value="0.680556">
                <text:p>0.680556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88889">
                <text:p>0.388889</text:p>
              </table:table-cell>
              <table:table-cell office:value-type="float" office:value="0.458333">
                <text:p>0.458333</text:p>
              </table:table-cell>
              <table:table-cell office:value-type="float" office:value="0.527778">
                <text:p>0.527778</text:p>
              </table:table-cell>
              <table:table-cell office:value-type="float" office:value="0.541667">
                <text:p>0.541667</text:p>
              </table:table-cell>
              <table:table-cell office:value-type="float" office:value="0.638889">
                <text:p>0.63888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  <table:table-cell office:value-type="float" office:value="0.777778">
                <text:p>0.777778</text:p>
              </table:table-cell>
              <table:table-cell office:value-type="float" office:value="0.694444">
                <text:p>0.6944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4444">
                <text:p>0.444444</text:p>
              </table:table-cell>
              <table:table-cell office:value-type="float" office:value="0.486111">
                <text:p>0.486111</text:p>
              </table:table-cell>
              <table:table-cell office:value-type="float" office:value="0.527778">
                <text:p>0.527778</text:p>
              </table:table-cell>
              <table:table-cell office:value-type="float" office:value="0.430556">
                <text:p>0.430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722222">
                <text:p>0.722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75">
                <text:p>0.375</text:p>
              </table:table-cell>
              <table:table-cell office:value-type="float" office:value="0.513889">
                <text:p>0.513889</text:p>
              </table:table-cell>
              <table:table-cell office:value-type="float" office:value="0.486111">
                <text:p>0.486111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75">
                <text:p>0.75</text:p>
              </table:table-cell>
              <table:table-cell office:value-type="float" office:value="0.847222">
                <text:p>0.847222</text:p>
              </table:table-cell>
              <table:table-cell office:value-type="float" office:value="0.819444">
                <text:p>0.819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430556">
                <text:p>0.430556</text:p>
              </table:table-cell>
              <table:table-cell office:value-type="float" office:value="0.597222">
                <text:p>0.597222</text:p>
              </table:table-cell>
              <table:table-cell office:value-type="float" office:value="0.625">
                <text:p>0.625</text:p>
              </table:table-cell>
              <table:table-cell office:value-type="float" office:value="0.652778">
                <text:p>0.652778</text:p>
              </table:table-cell>
              <table:table-cell office:value-type="float" office:value="0.708333">
                <text:p>0.708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47222">
                <text:p>0.347222</text:p>
              </table:table-cell>
              <table:table-cell office:value-type="float" office:value="0.486111">
                <text:p>0.486111</text:p>
              </table:table-cell>
              <table:table-cell office:value-type="float" office:value="0.527778">
                <text:p>0.527778</text:p>
              </table:table-cell>
              <table:table-cell office:value-type="float" office:value="0.541667">
                <text:p>0.541667</text:p>
              </table:table-cell>
              <table:table-cell office:value-type="float" office:value="0.638889">
                <text:p>0.638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  <table:table-cell office:value-type="float" office:value="0.722222">
                <text:p>0.722222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6111">
                <text:p>0.486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75">
                <text:p>0.75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16667">
                <text:p>0.416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5">
                <text:p>0.5</text:p>
              </table:table-cell>
              <table:table-cell office:value-type="float" office:value="0.597222">
                <text:p>0.597222</text:p>
              </table:table-cell>
              <table:table-cell office:value-type="float" office:value="0.666667">
                <text:p>0.666667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44444">
                <text:p>0.444444</text:p>
              </table:table-cell>
              <table:table-cell office:value-type="float" office:value="0.472222">
                <text:p>0.472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569444">
                <text:p>0.569444</text:p>
              </table:table-cell>
              <table:table-cell office:value-type="float" office:value="0.513889">
                <text:p>0.513889</text:p>
              </table:table-cell>
              <table:table-cell office:value-type="float" office:value="0.777778">
                <text:p>0.777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58333">
                <text:p>0.458333</text:p>
              </table:table-cell>
              <table:table-cell office:value-type="float" office:value="0.472222">
                <text:p>0.472222</text:p>
              </table:table-cell>
              <table:table-cell office:value-type="float" office:value="0.611111">
                <text:p>0.611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611111">
                <text:p>0.611111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513889">
                <text:p>0.513889</text:p>
              </table:table-cell>
              <table:table-cell office:value-type="float" office:value="0.569444">
                <text:p>0.569444</text:p>
              </table:table-cell>
              <table:table-cell office:value-type="float" office:value="0.680556">
                <text:p>0.680556</text:p>
              </table:table-cell>
              <table:table-cell office:value-type="float" office:value="0.763889">
                <text:p>0.763889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61111">
                <text:p>0.361111</text:p>
              </table:table-cell>
              <table:table-cell office:value-type="float" office:value="0.555556">
                <text:p>0.555556</text:p>
              </table:table-cell>
              <table:table-cell office:value-type="float" office:value="0.458333">
                <text:p>0.458333</text:p>
              </table:table-cell>
              <table:table-cell office:value-type="float" office:value="0.569444">
                <text:p>0.569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6111">
                <text:p>0.486111</text:p>
              </table:table-cell>
              <table:table-cell office:value-type="float" office:value="0.611111">
                <text:p>0.611111</text:p>
              </table:table-cell>
              <table:table-cell office:value-type="float" office:value="0.666667">
                <text:p>0.666667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2222">
                <text:p>0.472222</text:p>
              </table:table-cell>
              <table:table-cell office:value-type="float" office:value="0.5">
                <text:p>0.5</text:p>
              </table:table-cell>
              <table:table-cell office:value-type="float" office:value="0.555556">
                <text:p>0.555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583333">
                <text:p>0.583333</text:p>
              </table:table-cell>
              <table:table-cell office:value-type="float" office:value="0.694444">
                <text:p>0.694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44444">
                <text:p>0.444444</text:p>
              </table:table-cell>
              <table:table-cell office:value-type="float" office:value="0.402778">
                <text:p>0.402778</text:p>
              </table:table-cell>
              <table:table-cell office:value-type="float" office:value="0.513889">
                <text:p>0.513889</text:p>
              </table:table-cell>
              <table:table-cell office:value-type="float" office:value="0.611111">
                <text:p>0.611111</text:p>
              </table:table-cell>
              <table:table-cell office:value-type="float" office:value="0.597222">
                <text:p>0.597222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16667">
                <text:p>0.416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625">
                <text:p>0.625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2222">
                <text:p>0.472222</text:p>
              </table:table-cell>
              <table:table-cell office:value-type="float" office:value="0.541667">
                <text:p>0.541667</text:p>
              </table:table-cell>
              <table:table-cell office:value-type="float" office:value="0.513889">
                <text:p>0.513889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486111">
                <text:p>0.486111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  <table:table-cell office:value-type="float" office:value="0.75">
                <text:p>0.75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0.486111">
                <text:p>0.486111</text:p>
              </table:table-cell>
              <table:table-cell office:value-type="float" office:value="0.555556">
                <text:p>0.555556</text:p>
              </table:table-cell>
              <table:table-cell office:value-type="float" office:value="0.597222">
                <text:p>0.597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13889">
                <text:p>0.513889</text:p>
              </table:table-cell>
              <table:table-cell office:value-type="float" office:value="0.5">
                <text:p>0.5</text:p>
              </table:table-cell>
              <table:table-cell office:value-type="float" office:value="0.569444">
                <text:p>0.569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638889">
                <text:p>0.638889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16667">
                <text:p>0.416667</text:p>
              </table:table-cell>
              <table:table-cell office:value-type="float" office:value="0.569444">
                <text:p>0.569444</text:p>
              </table:table-cell>
              <table:table-cell office:value-type="float" office:value="0.513889">
                <text:p>0.513889</text:p>
              </table:table-cell>
              <table:table-cell office:value-type="float" office:value="0.583333">
                <text:p>0.583333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61111">
                <text:p>0.861111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02778">
                <text:p>0.402778</text:p>
              </table:table-cell>
              <table:table-cell office:value-type="float" office:value="0.527778">
                <text:p>0.527778</text:p>
              </table:table-cell>
              <table:table-cell office:value-type="float" office:value="0.569444">
                <text:p>0.569444</text:p>
              </table:table-cell>
              <table:table-cell office:value-type="float" office:value="0.625">
                <text:p>0.625</text:p>
              </table:table-cell>
              <table:table-cell office:value-type="float" office:value="0.638889">
                <text:p>0.638889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44444">
                <text:p>0.444444</text:p>
              </table:table-cell>
              <table:table-cell office:value-type="float" office:value="0.486111">
                <text:p>0.486111</text:p>
              </table:table-cell>
              <table:table-cell office:value-type="float" office:value="0.569444">
                <text:p>0.569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91667">
                <text:p>0.791667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58333">
                <text:p>0.458333</text:p>
              </table:table-cell>
              <table:table-cell office:value-type="float" office:value="0.527778">
                <text:p>0.527778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652778">
                <text:p>0.652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72222">
                <text:p>0.472222</text:p>
              </table:table-cell>
              <table:table-cell office:value-type="float" office:value="0.486111">
                <text:p>0.486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86111">
                <text:p>0.486111</text:p>
              </table:table-cell>
              <table:table-cell office:value-type="float" office:value="0.5">
                <text:p>0.5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861111">
                <text:p>0.861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0.486111">
                <text:p>0.486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583333">
                <text:p>0.583333</text:p>
              </table:table-cell>
              <table:table-cell office:value-type="float" office:value="0.680556">
                <text:p>0.680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847222">
                <text:p>0.847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44444">
                <text:p>0.444444</text:p>
              </table:table-cell>
              <table:table-cell office:value-type="float" office:value="0.472222">
                <text:p>0.472222</text:p>
              </table:table-cell>
              <table:table-cell office:value-type="float" office:value="0.597222">
                <text:p>0.597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555556">
                <text:p>0.555556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819444">
                <text:p>0.819444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72222">
                <text:p>0.472222</text:p>
              </table:table-cell>
              <table:table-cell office:value-type="float" office:value="0.472222">
                <text:p>0.472222</text:p>
              </table:table-cell>
              <table:table-cell office:value-type="float" office:value="0.513889">
                <text:p>0.513889</text:p>
              </table:table-cell>
              <table:table-cell office:value-type="float" office:value="0.638889">
                <text:p>0.638889</text:p>
              </table:table-cell>
              <table:table-cell office:value-type="float" office:value="0.583333">
                <text:p>0.58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13889">
                <text:p>0.513889</text:p>
              </table:table-cell>
              <table:table-cell office:value-type="float" office:value="0.527778">
                <text:p>0.527778</text:p>
              </table:table-cell>
              <table:table-cell office:value-type="float" office:value="0.527778">
                <text:p>0.527778</text:p>
              </table:table-cell>
              <table:table-cell office:value-type="float" office:value="0.597222">
                <text:p>0.597222</text:p>
              </table:table-cell>
              <table:table-cell office:value-type="float" office:value="0.5">
                <text:p>0.5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13889">
                <text:p>0.513889</text:p>
              </table:table-cell>
              <table:table-cell office:value-type="float" office:value="0.5">
                <text:p>0.5</text:p>
              </table:table-cell>
              <table:table-cell office:value-type="float" office:value="0.569444">
                <text:p>0.569444</text:p>
              </table:table-cell>
              <table:table-cell office:value-type="float" office:value="0.513889">
                <text:p>0.513889</text:p>
              </table:table-cell>
              <table:table-cell office:value-type="float" office:value="0.527778">
                <text:p>0.527778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16667">
                <text:p>0.4166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86111">
                <text:p>0.486111</text:p>
              </table:table-cell>
              <table:table-cell office:value-type="float" office:value="0.527778">
                <text:p>0.527778</text:p>
              </table:table-cell>
              <table:table-cell office:value-type="float" office:value="0.486111">
                <text:p>0.486111</text:p>
              </table:table-cell>
              <table:table-cell office:value-type="float" office:value="0.513889">
                <text:p>0.513889</text:p>
              </table:table-cell>
              <table:table-cell office:value-type="float" office:value="0.527778">
                <text:p>0.527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58333">
                <text:p>0.458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486111">
                <text:p>0.486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805556">
                <text:p>0.80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805556">
                <text:p>0.80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16667">
                <text:p>0.416667</text:p>
              </table:table-cell>
              <table:table-cell office:value-type="float" office:value="0.5">
                <text:p>0.5</text:p>
              </table:table-cell>
              <table:table-cell office:value-type="float" office:value="0.555556">
                <text:p>0.555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5">
                <text:p>0.5</text:p>
              </table:table-cell>
              <table:table-cell office:value-type="float" office:value="0.694444">
                <text:p>0.694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819444">
                <text:p>0.819444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13889">
                <text:p>0.513889</text:p>
              </table:table-cell>
              <table:table-cell office:value-type="float" office:value="0.486111">
                <text:p>0.486111</text:p>
              </table:table-cell>
              <table:table-cell office:value-type="float" office:value="0.458333">
                <text:p>0.458333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805556">
                <text:p>0.805556</text:p>
              </table:table-cell>
              <table:table-cell office:value-type="float" office:value="0.847222">
                <text:p>0.847222</text:p>
              </table:table-cell>
              <table:table-cell office:value-type="float" office:value="0.791667">
                <text:p>0.791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13889">
                <text:p>0.513889</text:p>
              </table:table-cell>
              <table:table-cell office:value-type="float" office:value="0.472222">
                <text:p>0.472222</text:p>
              </table:table-cell>
              <table:table-cell office:value-type="float" office:value="0.416667">
                <text:p>0.416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555556">
                <text:p>0.55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訓練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A126:I2_Summary.K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5cm" svg:y="13.544cm" chart:style-name="ch6">
              <text:p>epoch</text:p>
            </chart:title>
            <chart:categories table:cell-range-address="I2_Summary.A126:I2_Summary.A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B126:I2_Summary.B175" loext:label-string="&quot;I2_4&quot;" chart:class="chart:line">
            <chart:data-point chart:repeated="50"/>
          </chart:series>
          <chart:series chart:style-name="ch10" chart:values-cell-range-address="I2_Summary.C126:I2_Summary.C175" loext:label-string="&quot;I2_8&quot;" chart:class="chart:line">
            <chart:data-point chart:repeated="50"/>
          </chart:series>
          <chart:series chart:style-name="ch11" chart:values-cell-range-address="I2_Summary.D126:I2_Summary.D175" loext:label-string="&quot;I2_16&quot;" chart:class="chart:line">
            <chart:data-point chart:repeated="50"/>
          </chart:series>
          <chart:series chart:style-name="ch12" chart:values-cell-range-address="I2_Summary.E126:I2_Summary.E175" loext:label-string="&quot;I2_24&quot;" chart:class="chart:line">
            <chart:data-point chart:repeated="50"/>
          </chart:series>
          <chart:series chart:style-name="ch13" chart:values-cell-range-address="I2_Summary.F126:I2_Summary.F175" loext:label-string="&quot;I2_32&quot;" chart:class="chart:line">
            <chart:data-point chart:repeated="50"/>
          </chart:series>
          <chart:series chart:style-name="ch14" chart:values-cell-range-address="I2_Summary.G126:I2_Summary.G175" loext:label-string="&quot;I2_4 転移学習あり&quot;" chart:class="chart:line">
            <chart:data-point chart:repeated="50"/>
          </chart:series>
          <chart:series chart:style-name="ch15" chart:values-cell-range-address="I2_Summary.H126:I2_Summary.H175" loext:label-string="&quot;I2_8 転移学習あり&quot;" chart:class="chart:line">
            <chart:data-point chart:repeated="50"/>
          </chart:series>
          <chart:series chart:style-name="ch16" chart:values-cell-range-address="I2_Summary.I126:I2_Summary.I175" loext:label-string="&quot;I2_16 転移学習あり&quot;" chart:class="chart:line">
            <chart:data-point chart:repeated="50"/>
          </chart:series>
          <chart:series chart:style-name="ch17" chart:values-cell-range-address="I2_Summary.J126:I2_Summary.J175" loext:label-string="&quot;I2_24 転移学習あり&quot;" chart:class="chart:line">
            <chart:data-point chart:repeated="50"/>
          </chart:series>
          <chart:series chart:style-name="ch18" chart:values-cell-range-address="I2_Summary.K126:I2_Summary.K175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A126:I2_Summary.A175</svg:desc>
                </draw:g>
              </table:table-cell>
              <table:table-cell office:value-type="float" office:value="0.15">
                <text:p>0.15</text:p>
                <draw:g>
                  <svg:desc>I2_Summary.B126:I2_Summary.B175</svg:desc>
                </draw:g>
              </table:table-cell>
              <table:table-cell office:value-type="float" office:value="0.0625">
                <text:p>0.0625</text:p>
                <draw:g>
                  <svg:desc>I2_Summary.C126:I2_Summary.C175</svg:desc>
                </draw:g>
              </table:table-cell>
              <table:table-cell office:value-type="float" office:value="0.175">
                <text:p>0.175</text:p>
                <draw:g>
                  <svg:desc>I2_Summary.D126:I2_Summary.D175</svg:desc>
                </draw:g>
              </table:table-cell>
              <table:table-cell office:value-type="float" office:value="0.2">
                <text:p>0.2</text:p>
                <draw:g>
                  <svg:desc>I2_Summary.E126:I2_Summary.E175</svg:desc>
                </draw:g>
              </table:table-cell>
              <table:table-cell office:value-type="float" office:value="0.275">
                <text:p>0.275</text:p>
                <draw:g>
                  <svg:desc>I2_Summary.F126:I2_Summary.F175</svg:desc>
                </draw:g>
              </table:table-cell>
              <table:table-cell office:value-type="float" office:value="0.0875">
                <text:p>0.0875</text:p>
                <draw:g>
                  <svg:desc>I2_Summary.G126:I2_Summary.G175</svg:desc>
                </draw:g>
              </table:table-cell>
              <table:table-cell office:value-type="float" office:value="0.15">
                <text:p>0.15</text:p>
                <draw:g>
                  <svg:desc>I2_Summary.H126:I2_Summary.H175</svg:desc>
                </draw:g>
              </table:table-cell>
              <table:table-cell office:value-type="float" office:value="0.2">
                <text:p>0.2</text:p>
                <draw:g>
                  <svg:desc>I2_Summary.I126:I2_Summary.I175</svg:desc>
                </draw:g>
              </table:table-cell>
              <table:table-cell office:value-type="float" office:value="0.2">
                <text:p>0.2</text:p>
                <draw:g>
                  <svg:desc>I2_Summary.J126:I2_Summary.J175</svg:desc>
                </draw:g>
              </table:table-cell>
              <table:table-cell office:value-type="float" office:value="0.225">
                <text:p>0.225</text:p>
                <draw:g>
                  <svg:desc>I2_Summary.K126:I2_Summary.K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4286">
                <text:p>0.214286</text:p>
              </table:table-cell>
              <table:table-cell office:value-type="float" office:value="0.257143">
                <text:p>0.257143</text:p>
              </table:table-cell>
              <table:table-cell office:value-type="float" office:value="0.357143">
                <text:p>0.357143</text:p>
              </table:table-cell>
              <table:table-cell office:value-type="float" office:value="0.471429">
                <text:p>0.471429</text:p>
              </table:table-cell>
              <table:table-cell office:value-type="float" office:value="0.442857">
                <text:p>0.442857</text:p>
              </table:table-cell>
              <table:table-cell office:value-type="float" office:value="0.171429">
                <text:p>0.171429</text:p>
              </table:table-cell>
              <table:table-cell office:value-type="float" office:value="0.457143">
                <text:p>0.457143</text:p>
              </table:table-cell>
              <table:table-cell office:value-type="float" office:value="0.528571">
                <text:p>0.52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742857">
                <text:p>0.7428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57143">
                <text:p>0.357143</text:p>
              </table:table-cell>
              <table:table-cell office:value-type="float" office:value="0.485714">
                <text:p>0.485714</text:p>
              </table:table-cell>
              <table:table-cell office:value-type="float" office:value="0.414286">
                <text:p>0.41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7">
                <text:p>0.7</text:p>
              </table:table-cell>
              <table:table-cell office:value-type="float" office:value="0.385714">
                <text:p>0.385714</text:p>
              </table:table-cell>
              <table:table-cell office:value-type="float" office:value="0.5">
                <text:p>0.5</text:p>
              </table:table-cell>
              <table:table-cell office:value-type="float" office:value="0.742857">
                <text:p>0.742857</text:p>
              </table:table-cell>
              <table:table-cell office:value-type="float" office:value="0.828571">
                <text:p>0.828571</text:p>
              </table:table-cell>
              <table:table-cell office:value-type="float" office:value="0.785714">
                <text:p>0.7857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7143">
                <text:p>0.457143</text:p>
              </table:table-cell>
              <table:table-cell office:value-type="float" office:value="0.542857">
                <text:p>0.542857</text:p>
              </table:table-cell>
              <table:table-cell office:value-type="float" office:value="0.7">
                <text:p>0.7</text:p>
              </table:table-cell>
              <table:table-cell office:value-type="float" office:value="0.814286">
                <text:p>0.814286</text:p>
              </table:table-cell>
              <table:table-cell office:value-type="float" office:value="0.828571">
                <text:p>0.828571</text:p>
              </table:table-cell>
              <table:table-cell office:value-type="float" office:value="0.328571">
                <text:p>0.328571</text:p>
              </table:table-cell>
              <table:table-cell office:value-type="float" office:value="0.514286">
                <text:p>0.514286</text:p>
              </table:table-cell>
              <table:table-cell office:value-type="float" office:value="0.728571">
                <text:p>0.72857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7143">
                <text:p>0.557143</text:p>
              </table:table-cell>
              <table:table-cell office:value-type="float" office:value="0.614286">
                <text:p>0.614286</text:p>
              </table:table-cell>
              <table:table-cell office:value-type="float" office:value="0.828571">
                <text:p>0.82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371429">
                <text:p>0.371429</text:p>
              </table:table-cell>
              <table:table-cell office:value-type="float" office:value="0.585714">
                <text:p>0.585714</text:p>
              </table:table-cell>
              <table:table-cell office:value-type="float" office:value="0.757143">
                <text:p>0.757143</text:p>
              </table:table-cell>
              <table:table-cell office:value-type="float" office:value="0.857143">
                <text:p>0.857143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42857">
                <text:p>0.542857</text:p>
              </table:table-cell>
              <table:table-cell office:value-type="float" office:value="0.728571">
                <text:p>0.728571</text:p>
              </table:table-cell>
              <table:table-cell office:value-type="float" office:value="0.885714">
                <text:p>0.8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357143">
                <text:p>0.357143</text:p>
              </table:table-cell>
              <table:table-cell office:value-type="float" office:value="0.714286">
                <text:p>0.714286</text:p>
              </table:table-cell>
              <table:table-cell office:value-type="float" office:value="0.885714">
                <text:p>0.885714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2857">
                <text:p>0.642857</text:p>
              </table:table-cell>
              <table:table-cell office:value-type="float" office:value="0.785714">
                <text:p>0.7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71429">
                <text:p>0.971429</text:p>
              </table:table-cell>
              <table:table-cell office:value-type="float" office:value="0.428571">
                <text:p>0.428571</text:p>
              </table:table-cell>
              <table:table-cell office:value-type="float" office:value="0.585714">
                <text:p>0.585714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1429">
                <text:p>0.571429</text:p>
              </table:table-cell>
              <table:table-cell office:value-type="float" office:value="0.871429">
                <text:p>0.871429</text:p>
              </table:table-cell>
              <table:table-cell office:value-type="float" office:value="0.957143">
                <text:p>0.95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457143">
                <text:p>0.457143</text:p>
              </table:table-cell>
              <table:table-cell office:value-type="float" office:value="0.7">
                <text:p>0.7</text:p>
              </table:table-cell>
              <table:table-cell office:value-type="float" office:value="0.914286">
                <text:p>0.914286</text:p>
              </table:table-cell>
              <table:table-cell office:value-type="float" office:value="0.957143">
                <text:p>0.957143</text:p>
              </table:table-cell>
              <table:table-cell office:value-type="float" office:value="0.971429">
                <text:p>0.9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85714">
                <text:p>0.68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57143">
                <text:p>0.95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7143">
                <text:p>0.757143</text:p>
              </table:table-cell>
              <table:table-cell office:value-type="float" office:value="0.9">
                <text:p>0.9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642857">
                <text:p>0.642857</text:p>
              </table:table-cell>
              <table:table-cell office:value-type="float" office:value="0.742857">
                <text:p>0.7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875">
                <text:p>0.7875</text:p>
              </table:table-cell>
              <table:table-cell office:value-type="float" office:value="0.925">
                <text:p>0.92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6125">
                <text:p>0.6125</text:p>
              </table:table-cell>
              <table:table-cell office:value-type="float" office:value="0.8375">
                <text:p>0.8375</text:p>
              </table:table-cell>
              <table:table-cell office:value-type="float" office:value="0.9875">
                <text:p>0.9875</text:p>
              </table:table-cell>
              <table:table-cell office:value-type="float" office:value="0.9875">
                <text:p>0.9875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57143">
                <text:p>0.8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571429">
                <text:p>0.571429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28571">
                <text:p>0.828571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7143">
                <text:p>0.657143</text:p>
              </table:table-cell>
              <table:table-cell office:value-type="float" office:value="0.928571">
                <text:p>0.92857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5714">
                <text:p>0.8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757143">
                <text:p>0.757143</text:p>
              </table:table-cell>
              <table:table-cell office:value-type="float" office:value="0.842857">
                <text:p>0.8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771429">
                <text:p>0.7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4286">
                <text:p>0.814286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4286">
                <text:p>0.814286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2857">
                <text:p>0.8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828571">
                <text:p>0.8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9625">
                <text:p>0.9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3">
                <text:p>0.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85714">
                <text:p>0.7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857143">
                <text:p>0.8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8571">
                <text:p>0.8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5714">
                <text:p>0.8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1429">
                <text:p>0.8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2857">
                <text:p>0.8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検証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M126:I2_Summary.W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7cm" svg:y="13.544cm" chart:style-name="ch6">
              <text:p>epoch</text:p>
            </chart:title>
            <chart:categories table:cell-range-address="I2_Summary.M126:I2_Summary.M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N126:I2_Summary.N175" loext:label-string="&quot;I2_4&quot;" chart:class="chart:line">
            <chart:data-point chart:repeated="50"/>
          </chart:series>
          <chart:series chart:style-name="ch10" chart:values-cell-range-address="I2_Summary.O126:I2_Summary.O175" loext:label-string="&quot;I2_8&quot;" chart:class="chart:line">
            <chart:data-point chart:repeated="50"/>
          </chart:series>
          <chart:series chart:style-name="ch11" chart:values-cell-range-address="I2_Summary.P126:I2_Summary.P175" loext:label-string="&quot;I2_16&quot;" chart:class="chart:line">
            <chart:data-point chart:repeated="50"/>
          </chart:series>
          <chart:series chart:style-name="ch12" chart:values-cell-range-address="I2_Summary.Q126:I2_Summary.Q175" loext:label-string="&quot;I2_24&quot;" chart:class="chart:line">
            <chart:data-point chart:repeated="50"/>
          </chart:series>
          <chart:series chart:style-name="ch13" chart:values-cell-range-address="I2_Summary.R126:I2_Summary.R175" loext:label-string="&quot;I2_32&quot;" chart:class="chart:line">
            <chart:data-point chart:repeated="50"/>
          </chart:series>
          <chart:series chart:style-name="ch14" chart:values-cell-range-address="I2_Summary.S126:I2_Summary.S175" loext:label-string="&quot;I2_4 転移学習あり&quot;" chart:class="chart:line">
            <chart:data-point chart:repeated="50"/>
          </chart:series>
          <chart:series chart:style-name="ch15" chart:values-cell-range-address="I2_Summary.T126:I2_Summary.T175" loext:label-string="&quot;I2_8 転移学習あり&quot;" chart:class="chart:line">
            <chart:data-point chart:repeated="50"/>
          </chart:series>
          <chart:series chart:style-name="ch16" chart:values-cell-range-address="I2_Summary.U126:I2_Summary.U175" loext:label-string="&quot;I2_16 転移学習あり&quot;" chart:class="chart:line">
            <chart:data-point chart:repeated="50"/>
          </chart:series>
          <chart:series chart:style-name="ch17" chart:values-cell-range-address="I2_Summary.V126:I2_Summary.V175" loext:label-string="&quot;I2_24 転移学習あり&quot;" chart:class="chart:line">
            <chart:data-point chart:repeated="50"/>
          </chart:series>
          <chart:series chart:style-name="ch18" chart:values-cell-range-address="I2_Summary.W126:I2_Summary.W175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M126:I2_Summary.M175</svg:desc>
                </draw:g>
              </table:table-cell>
              <table:table-cell office:value-type="float" office:value="0.140909">
                <text:p>0.140909</text:p>
                <draw:g>
                  <svg:desc>I2_Summary.N126:I2_Summary.N175</svg:desc>
                </draw:g>
              </table:table-cell>
              <table:table-cell office:value-type="float" office:value="0.104545">
                <text:p>0.104545</text:p>
                <draw:g>
                  <svg:desc>I2_Summary.O126:I2_Summary.O175</svg:desc>
                </draw:g>
              </table:table-cell>
              <table:table-cell office:value-type="float" office:value="0.177273">
                <text:p>0.177273</text:p>
                <draw:g>
                  <svg:desc>I2_Summary.P126:I2_Summary.P175</svg:desc>
                </draw:g>
              </table:table-cell>
              <table:table-cell office:value-type="float" office:value="0.163636">
                <text:p>0.163636</text:p>
                <draw:g>
                  <svg:desc>I2_Summary.Q126:I2_Summary.Q175</svg:desc>
                </draw:g>
              </table:table-cell>
              <table:table-cell office:value-type="float" office:value="0.118182">
                <text:p>0.118182</text:p>
                <draw:g>
                  <svg:desc>I2_Summary.R126:I2_Summary.R175</svg:desc>
                </draw:g>
              </table:table-cell>
              <table:table-cell office:value-type="float" office:value="0.2">
                <text:p>0.2</text:p>
                <draw:g>
                  <svg:desc>I2_Summary.S126:I2_Summary.S175</svg:desc>
                </draw:g>
              </table:table-cell>
              <table:table-cell office:value-type="float" office:value="0.213636">
                <text:p>0.213636</text:p>
                <draw:g>
                  <svg:desc>I2_Summary.T126:I2_Summary.T175</svg:desc>
                </draw:g>
              </table:table-cell>
              <table:table-cell office:value-type="float" office:value="0.304545">
                <text:p>0.304545</text:p>
                <draw:g>
                  <svg:desc>I2_Summary.U126:I2_Summary.U175</svg:desc>
                </draw:g>
              </table:table-cell>
              <table:table-cell office:value-type="float" office:value="0.290909">
                <text:p>0.290909</text:p>
                <draw:g>
                  <svg:desc>I2_Summary.V126:I2_Summary.V175</svg:desc>
                </draw:g>
              </table:table-cell>
              <table:table-cell office:value-type="float" office:value="0.3">
                <text:p>0.3</text:p>
                <draw:g>
                  <svg:desc>I2_Summary.W126:I2_Summary.W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7273">
                <text:p>0.177273</text:p>
              </table:table-cell>
              <table:table-cell office:value-type="float" office:value="0.145455">
                <text:p>0.145455</text:p>
              </table:table-cell>
              <table:table-cell office:value-type="float" office:value="0.213636">
                <text:p>0.213636</text:p>
              </table:table-cell>
              <table:table-cell office:value-type="float" office:value="0.218182">
                <text:p>0.218182</text:p>
              </table:table-cell>
              <table:table-cell office:value-type="float" office:value="0.227273">
                <text:p>0.227273</text:p>
              </table:table-cell>
              <table:table-cell office:value-type="float" office:value="0.2">
                <text:p>0.2</text:p>
              </table:table-cell>
              <table:table-cell office:value-type="float" office:value="0.268182">
                <text:p>0.268182</text:p>
              </table:table-cell>
              <table:table-cell office:value-type="float" office:value="0.327273">
                <text:p>0.327273</text:p>
              </table:table-cell>
              <table:table-cell office:value-type="float" office:value="0.381818">
                <text:p>0.381818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90909">
                <text:p>0.190909</text:p>
              </table:table-cell>
              <table:table-cell office:value-type="float" office:value="0.172727">
                <text:p>0.172727</text:p>
              </table:table-cell>
              <table:table-cell office:value-type="float" office:value="0.181818">
                <text:p>0.181818</text:p>
              </table:table-cell>
              <table:table-cell office:value-type="float" office:value="0.263636">
                <text:p>0.263636</text:p>
              </table:table-cell>
              <table:table-cell office:value-type="float" office:value="0.222727">
                <text:p>0.222727</text:p>
              </table:table-cell>
              <table:table-cell office:value-type="float" office:value="0.2">
                <text:p>0.2</text:p>
              </table:table-cell>
              <table:table-cell office:value-type="float" office:value="0.354545">
                <text:p>0.354545</text:p>
              </table:table-cell>
              <table:table-cell office:value-type="float" office:value="0.395455">
                <text:p>0.395455</text:p>
              </table:table-cell>
              <table:table-cell office:value-type="float" office:value="0.454545">
                <text:p>0.454545</text:p>
              </table:table-cell>
              <table:table-cell office:value-type="float" office:value="0.472727">
                <text:p>0.4727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1818">
                <text:p>0.131818</text:p>
              </table:table-cell>
              <table:table-cell office:value-type="float" office:value="0.231818">
                <text:p>0.231818</text:p>
              </table:table-cell>
              <table:table-cell office:value-type="float" office:value="0.245455">
                <text:p>0.245455</text:p>
              </table:table-cell>
              <table:table-cell office:value-type="float" office:value="0.286364">
                <text:p>0.286364</text:p>
              </table:table-cell>
              <table:table-cell office:value-type="float" office:value="0.240909">
                <text:p>0.240909</text:p>
              </table:table-cell>
              <table:table-cell office:value-type="float" office:value="0.213636">
                <text:p>0.213636</text:p>
              </table:table-cell>
              <table:table-cell office:value-type="float" office:value="0.331818">
                <text:p>0.331818</text:p>
              </table:table-cell>
              <table:table-cell office:value-type="float" office:value="0.45">
                <text:p>0.45</text:p>
              </table:table-cell>
              <table:table-cell office:value-type="float" office:value="0.477273">
                <text:p>0.477273</text:p>
              </table:table-cell>
              <table:table-cell office:value-type="float" office:value="0.472727">
                <text:p>0.4727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81818">
                <text:p>0.181818</text:p>
              </table:table-cell>
              <table:table-cell office:value-type="float" office:value="0.209091">
                <text:p>0.209091</text:p>
              </table:table-cell>
              <table:table-cell office:value-type="float" office:value="0.259091">
                <text:p>0.259091</text:p>
              </table:table-cell>
              <table:table-cell office:value-type="float" office:value="0.322727">
                <text:p>0.322727</text:p>
              </table:table-cell>
              <table:table-cell office:value-type="float" office:value="0.245455">
                <text:p>0.245455</text:p>
              </table:table-cell>
              <table:table-cell office:value-type="float" office:value="0.213636">
                <text:p>0.213636</text:p>
              </table:table-cell>
              <table:table-cell office:value-type="float" office:value="0.413636">
                <text:p>0.413636</text:p>
              </table:table-cell>
              <table:table-cell office:value-type="float" office:value="0.5">
                <text:p>0.5</text:p>
              </table:table-cell>
              <table:table-cell office:value-type="float" office:value="0.518182">
                <text:p>0.518182</text:p>
              </table:table-cell>
              <table:table-cell office:value-type="float" office:value="0.522727">
                <text:p>0.5227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1818">
                <text:p>0.181818</text:p>
              </table:table-cell>
              <table:table-cell office:value-type="float" office:value="0.218182">
                <text:p>0.218182</text:p>
              </table:table-cell>
              <table:table-cell office:value-type="float" office:value="0.268182">
                <text:p>0.26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35">
                <text:p>0.35</text:p>
              </table:table-cell>
              <table:table-cell office:value-type="float" office:value="0.218182">
                <text:p>0.218182</text:p>
              </table:table-cell>
              <table:table-cell office:value-type="float" office:value="0.418182">
                <text:p>0.418182</text:p>
              </table:table-cell>
              <table:table-cell office:value-type="float" office:value="0.509091">
                <text:p>0.509091</text:p>
              </table:table-cell>
              <table:table-cell office:value-type="float" office:value="0.527273">
                <text:p>0.527273</text:p>
              </table:table-cell>
              <table:table-cell office:value-type="float" office:value="0.509091">
                <text:p>0.5090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204545">
                <text:p>0.204545</text:p>
              </table:table-cell>
              <table:table-cell office:value-type="float" office:value="0.245455">
                <text:p>0.245455</text:p>
              </table:table-cell>
              <table:table-cell office:value-type="float" office:value="0.340909">
                <text:p>0.340909</text:p>
              </table:table-cell>
              <table:table-cell office:value-type="float" office:value="0.318182">
                <text:p>0.318182</text:p>
              </table:table-cell>
              <table:table-cell office:value-type="float" office:value="0.218182">
                <text:p>0.218182</text:p>
              </table:table-cell>
              <table:table-cell office:value-type="float" office:value="0.468182">
                <text:p>0.468182</text:p>
              </table:table-cell>
              <table:table-cell office:value-type="float" office:value="0.486364">
                <text:p>0.486364</text:p>
              </table:table-cell>
              <table:table-cell office:value-type="float" office:value="0.513636">
                <text:p>0.513636</text:p>
              </table:table-cell>
              <table:table-cell office:value-type="float" office:value="0.563636">
                <text:p>0.5636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0909">
                <text:p>0.240909</text:p>
              </table:table-cell>
              <table:table-cell office:value-type="float" office:value="0.2">
                <text:p>0.2</text:p>
              </table:table-cell>
              <table:table-cell office:value-type="float" office:value="0.290909">
                <text:p>0.290909</text:p>
              </table:table-cell>
              <table:table-cell office:value-type="float" office:value="0.286364">
                <text:p>0.28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272727">
                <text:p>0.272727</text:p>
              </table:table-cell>
              <table:table-cell office:value-type="float" office:value="0.454545">
                <text:p>0.454545</text:p>
              </table:table-cell>
              <table:table-cell office:value-type="float" office:value="0.536364">
                <text:p>0.536364</text:p>
              </table:table-cell>
              <table:table-cell office:value-type="float" office:value="0.559091">
                <text:p>0.559091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36364">
                <text:p>0.236364</text:p>
              </table:table-cell>
              <table:table-cell office:value-type="float" office:value="0.336364">
                <text:p>0.336364</text:p>
              </table:table-cell>
              <table:table-cell office:value-type="float" office:value="0.313636">
                <text:p>0.313636</text:p>
              </table:table-cell>
              <table:table-cell office:value-type="float" office:value="0.295455">
                <text:p>0.295455</text:p>
              </table:table-cell>
              <table:table-cell office:value-type="float" office:value="0.286364">
                <text:p>0.286364</text:p>
              </table:table-cell>
              <table:table-cell office:value-type="float" office:value="0.481818">
                <text:p>0.481818</text:p>
              </table:table-cell>
              <table:table-cell office:value-type="float" office:value="0.518182">
                <text:p>0.518182</text:p>
              </table:table-cell>
              <table:table-cell office:value-type="float" office:value="0.627273">
                <text:p>0.627273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5455">
                <text:p>0.195455</text:p>
              </table:table-cell>
              <table:table-cell office:value-type="float" office:value="0.222727">
                <text:p>0.222727</text:p>
              </table:table-cell>
              <table:table-cell office:value-type="float" office:value="0.290909">
                <text:p>0.290909</text:p>
              </table:table-cell>
              <table:table-cell office:value-type="float" office:value="0.327273">
                <text:p>0.327273</text:p>
              </table:table-cell>
              <table:table-cell office:value-type="float" office:value="0.359091">
                <text:p>0.359091</text:p>
              </table:table-cell>
              <table:table-cell office:value-type="float" office:value="0.331818">
                <text:p>0.331818</text:p>
              </table:table-cell>
              <table:table-cell office:value-type="float" office:value="0.481818">
                <text:p>0.481818</text:p>
              </table:table-cell>
              <table:table-cell office:value-type="float" office:value="0.559091">
                <text:p>0.559091</text:p>
              </table:table-cell>
              <table:table-cell office:value-type="float" office:value="0.6">
                <text:p>0.6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3636">
                <text:p>0.213636</text:p>
              </table:table-cell>
              <table:table-cell office:value-type="float" office:value="0.277273">
                <text:p>0.277273</text:p>
              </table:table-cell>
              <table:table-cell office:value-type="float" office:value="0.286364">
                <text:p>0.286364</text:p>
              </table:table-cell>
              <table:table-cell office:value-type="float" office:value="0.363636">
                <text:p>0.363636</text:p>
              </table:table-cell>
              <table:table-cell office:value-type="float" office:value="0.322727">
                <text:p>0.322727</text:p>
              </table:table-cell>
              <table:table-cell office:value-type="float" office:value="0.327273">
                <text:p>0.327273</text:p>
              </table:table-cell>
              <table:table-cell office:value-type="float" office:value="0.509091">
                <text:p>0.509091</text:p>
              </table:table-cell>
              <table:table-cell office:value-type="float" office:value="0.6">
                <text:p>0.6</text:p>
              </table:table-cell>
              <table:table-cell office:value-type="float" office:value="0.636364">
                <text:p>0.636364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1818">
                <text:p>0.181818</text:p>
              </table:table-cell>
              <table:table-cell office:value-type="float" office:value="0.268182">
                <text:p>0.268182</text:p>
              </table:table-cell>
              <table:table-cell office:value-type="float" office:value="0.272727">
                <text:p>0.272727</text:p>
              </table:table-cell>
              <table:table-cell office:value-type="float" office:value="0.390909">
                <text:p>0.390909</text:p>
              </table:table-cell>
              <table:table-cell office:value-type="float" office:value="0.309091">
                <text:p>0.309091</text:p>
              </table:table-cell>
              <table:table-cell office:value-type="float" office:value="0.381818">
                <text:p>0.381818</text:p>
              </table:table-cell>
              <table:table-cell office:value-type="float" office:value="0.513636">
                <text:p>0.513636</text:p>
              </table:table-cell>
              <table:table-cell office:value-type="float" office:value="0.545455">
                <text:p>0.545455</text:p>
              </table:table-cell>
              <table:table-cell office:value-type="float" office:value="0.577273">
                <text:p>0.577273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313636">
                <text:p>0.313636</text:p>
              </table:table-cell>
              <table:table-cell office:value-type="float" office:value="0.313636">
                <text:p>0.313636</text:p>
              </table:table-cell>
              <table:table-cell office:value-type="float" office:value="0.345455">
                <text:p>0.345455</text:p>
              </table:table-cell>
              <table:table-cell office:value-type="float" office:value="0.377273">
                <text:p>0.37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490909">
                <text:p>0.490909</text:p>
              </table:table-cell>
              <table:table-cell office:value-type="float" office:value="0.609091">
                <text:p>0.609091</text:p>
              </table:table-cell>
              <table:table-cell office:value-type="float" office:value="0.654545">
                <text:p>0.654545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7273">
                <text:p>0.227273</text:p>
              </table:table-cell>
              <table:table-cell office:value-type="float" office:value="0.286364">
                <text:p>0.286364</text:p>
              </table:table-cell>
              <table:table-cell office:value-type="float" office:value="0.336364">
                <text:p>0.336364</text:p>
              </table:table-cell>
              <table:table-cell office:value-type="float" office:value="0.377273">
                <text:p>0.377273</text:p>
              </table:table-cell>
              <table:table-cell office:value-type="float" office:value="0.327273">
                <text:p>0.327273</text:p>
              </table:table-cell>
              <table:table-cell office:value-type="float" office:value="0.409091">
                <text:p>0.4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609091">
                <text:p>0.609091</text:p>
              </table:table-cell>
              <table:table-cell office:value-type="float" office:value="0.604545">
                <text:p>0.604545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6364">
                <text:p>0.236364</text:p>
              </table:table-cell>
              <table:table-cell office:value-type="float" office:value="0.240909">
                <text:p>0.240909</text:p>
              </table:table-cell>
              <table:table-cell office:value-type="float" office:value="0.318182">
                <text:p>0.318182</text:p>
              </table:table-cell>
              <table:table-cell office:value-type="float" office:value="0.377273">
                <text:p>0.377273</text:p>
              </table:table-cell>
              <table:table-cell office:value-type="float" office:value="0.336364">
                <text:p>0.336364</text:p>
              </table:table-cell>
              <table:table-cell office:value-type="float" office:value="0.454545">
                <text:p>0.454545</text:p>
              </table:table-cell>
              <table:table-cell office:value-type="float" office:value="0.572727">
                <text:p>0.572727</text:p>
              </table:table-cell>
              <table:table-cell office:value-type="float" office:value="0.636364">
                <text:p>0.636364</text:p>
              </table:table-cell>
              <table:table-cell office:value-type="float" office:value="0.6">
                <text:p>0.6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9091">
                <text:p>0.209091</text:p>
              </table:table-cell>
              <table:table-cell office:value-type="float" office:value="0.263636">
                <text:p>0.263636</text:p>
              </table:table-cell>
              <table:table-cell office:value-type="float" office:value="0.3">
                <text:p>0.3</text:p>
              </table:table-cell>
              <table:table-cell office:value-type="float" office:value="0.322727">
                <text:p>0.322727</text:p>
              </table:table-cell>
              <table:table-cell office:value-type="float" office:value="0.35">
                <text:p>0.35</text:p>
              </table:table-cell>
              <table:table-cell office:value-type="float" office:value="0.481818">
                <text:p>0.481818</text:p>
              </table:table-cell>
              <table:table-cell office:value-type="float" office:value="0.540909">
                <text:p>0.5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627273">
                <text:p>0.6272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95455">
                <text:p>0.195455</text:p>
              </table:table-cell>
              <table:table-cell office:value-type="float" office:value="0.286364">
                <text:p>0.286364</text:p>
              </table:table-cell>
              <table:table-cell office:value-type="float" office:value="0.3">
                <text:p>0.3</text:p>
              </table:table-cell>
              <table:table-cell office:value-type="float" office:value="0.327273">
                <text:p>0.327273</text:p>
              </table:table-cell>
              <table:table-cell office:value-type="float" office:value="0.390909">
                <text:p>0.390909</text:p>
              </table:table-cell>
              <table:table-cell office:value-type="float" office:value="0.472727">
                <text:p>0.472727</text:p>
              </table:table-cell>
              <table:table-cell office:value-type="float" office:value="0.6">
                <text:p>0.6</text:p>
              </table:table-cell>
              <table:table-cell office:value-type="float" office:value="0.559091">
                <text:p>0.559091</text:p>
              </table:table-cell>
              <table:table-cell office:value-type="float" office:value="0.636364">
                <text:p>0.636364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8182">
                <text:p>0.268182</text:p>
              </table:table-cell>
              <table:table-cell office:value-type="float" office:value="0.286364">
                <text:p>0.286364</text:p>
              </table:table-cell>
              <table:table-cell office:value-type="float" office:value="0.318182">
                <text:p>0.318182</text:p>
              </table:table-cell>
              <table:table-cell office:value-type="float" office:value="0.336364">
                <text:p>0.336364</text:p>
              </table:table-cell>
              <table:table-cell office:value-type="float" office:value="0.309091">
                <text:p>0.309091</text:p>
              </table:table-cell>
              <table:table-cell office:value-type="float" office:value="0.490909">
                <text:p>0.490909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672727">
                <text:p>0.672727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8182">
                <text:p>0.268182</text:p>
              </table:table-cell>
              <table:table-cell office:value-type="float" office:value="0.318182">
                <text:p>0.318182</text:p>
              </table:table-cell>
              <table:table-cell office:value-type="float" office:value="0.3">
                <text:p>0.3</text:p>
              </table:table-cell>
              <table:table-cell office:value-type="float" office:value="0.377273">
                <text:p>0.377273</text:p>
              </table:table-cell>
              <table:table-cell office:value-type="float" office:value="0.345455">
                <text:p>0.345455</text:p>
              </table:table-cell>
              <table:table-cell office:value-type="float" office:value="0.536364">
                <text:p>0.536364</text:p>
              </table:table-cell>
              <table:table-cell office:value-type="float" office:value="0.613636">
                <text:p>0.613636</text:p>
              </table:table-cell>
              <table:table-cell office:value-type="float" office:value="0.6">
                <text:p>0.6</text:p>
              </table:table-cell>
              <table:table-cell office:value-type="float" office:value="0.609091">
                <text:p>0.609091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7273">
                <text:p>0.277273</text:p>
              </table:table-cell>
              <table:table-cell office:value-type="float" office:value="0.286364">
                <text:p>0.286364</text:p>
              </table:table-cell>
              <table:table-cell office:value-type="float" office:value="0.286364">
                <text:p>0.286364</text:p>
              </table:table-cell>
              <table:table-cell office:value-type="float" office:value="0.368182">
                <text:p>0.36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445455">
                <text:p>0.445455</text:p>
              </table:table-cell>
              <table:table-cell office:value-type="float" office:value="0.618182">
                <text:p>0.618182</text:p>
              </table:table-cell>
              <table:table-cell office:value-type="float" office:value="0.645455">
                <text:p>0.645455</text:p>
              </table:table-cell>
              <table:table-cell office:value-type="float" office:value="0.645455">
                <text:p>0.645455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36364">
                <text:p>0.236364</text:p>
              </table:table-cell>
              <table:table-cell office:value-type="float" office:value="0.281818">
                <text:p>0.281818</text:p>
              </table:table-cell>
              <table:table-cell office:value-type="float" office:value="0.340909">
                <text:p>0.3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345455">
                <text:p>0.345455</text:p>
              </table:table-cell>
              <table:table-cell office:value-type="float" office:value="0.463636">
                <text:p>0.463636</text:p>
              </table:table-cell>
              <table:table-cell office:value-type="float" office:value="0.609091">
                <text:p>0.609091</text:p>
              </table:table-cell>
              <table:table-cell office:value-type="float" office:value="0.654545">
                <text:p>0.654545</text:p>
              </table:table-cell>
              <table:table-cell office:value-type="float" office:value="0.627273">
                <text:p>0.627273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09091">
                <text:p>0.209091</text:p>
              </table:table-cell>
              <table:table-cell office:value-type="float" office:value="0.313636">
                <text:p>0.313636</text:p>
              </table:table-cell>
              <table:table-cell office:value-type="float" office:value="0.313636">
                <text:p>0.313636</text:p>
              </table:table-cell>
              <table:table-cell office:value-type="float" office:value="0.4">
                <text:p>0.4</text:p>
              </table:table-cell>
              <table:table-cell office:value-type="float" office:value="0.372727">
                <text:p>0.372727</text:p>
              </table:table-cell>
              <table:table-cell office:value-type="float" office:value="0.463636">
                <text:p>0.463636</text:p>
              </table:table-cell>
              <table:table-cell office:value-type="float" office:value="0.6">
                <text:p>0.6</text:p>
              </table:table-cell>
              <table:table-cell office:value-type="float" office:value="0.622727">
                <text:p>0.622727</text:p>
              </table:table-cell>
              <table:table-cell office:value-type="float" office:value="0.640909">
                <text:p>0.640909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5455">
                <text:p>0.295455</text:p>
              </table:table-cell>
              <table:table-cell office:value-type="float" office:value="0.304545">
                <text:p>0.304545</text:p>
              </table:table-cell>
              <table:table-cell office:value-type="float" office:value="0.322727">
                <text:p>0.322727</text:p>
              </table:table-cell>
              <table:table-cell office:value-type="float" office:value="0.4">
                <text:p>0.4</text:p>
              </table:table-cell>
              <table:table-cell office:value-type="float" office:value="0.363636">
                <text:p>0.363636</text:p>
              </table:table-cell>
              <table:table-cell office:value-type="float" office:value="0.481818">
                <text:p>0.481818</text:p>
              </table:table-cell>
              <table:table-cell office:value-type="float" office:value="0.636364">
                <text:p>0.636364</text:p>
              </table:table-cell>
              <table:table-cell office:value-type="float" office:value="0.622727">
                <text:p>0.622727</text:p>
              </table:table-cell>
              <table:table-cell office:value-type="float" office:value="0.640909">
                <text:p>0.640909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0909">
                <text:p>0.290909</text:p>
              </table:table-cell>
              <table:table-cell office:value-type="float" office:value="0.354545">
                <text:p>0.354545</text:p>
              </table:table-cell>
              <table:table-cell office:value-type="float" office:value="0.336364">
                <text:p>0.336364</text:p>
              </table:table-cell>
              <table:table-cell office:value-type="float" office:value="0.404545">
                <text:p>0.404545</text:p>
              </table:table-cell>
              <table:table-cell office:value-type="float" office:value="0.35">
                <text:p>0.35</text:p>
              </table:table-cell>
              <table:table-cell office:value-type="float" office:value="0.509091">
                <text:p>0.509091</text:p>
              </table:table-cell>
              <table:table-cell office:value-type="float" office:value="0.618182">
                <text:p>0.618182</text:p>
              </table:table-cell>
              <table:table-cell office:value-type="float" office:value="0.595455">
                <text:p>0.595455</text:p>
              </table:table-cell>
              <table:table-cell office:value-type="float" office:value="0.627273">
                <text:p>0.627273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59091">
                <text:p>0.259091</text:p>
              </table:table-cell>
              <table:table-cell office:value-type="float" office:value="0.304545">
                <text:p>0.304545</text:p>
              </table:table-cell>
              <table:table-cell office:value-type="float" office:value="0.327273">
                <text:p>0.327273</text:p>
              </table:table-cell>
              <table:table-cell office:value-type="float" office:value="0.327273">
                <text:p>0.327273</text:p>
              </table:table-cell>
              <table:table-cell office:value-type="float" office:value="0.331818">
                <text:p>0.331818</text:p>
              </table:table-cell>
              <table:table-cell office:value-type="float" office:value="0.490909">
                <text:p>0.490909</text:p>
              </table:table-cell>
              <table:table-cell office:value-type="float" office:value="0.613636">
                <text:p>0.613636</text:p>
              </table:table-cell>
              <table:table-cell office:value-type="float" office:value="0.631818">
                <text:p>0.631818</text:p>
              </table:table-cell>
              <table:table-cell office:value-type="float" office:value="0.663636">
                <text:p>0.663636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40909">
                <text:p>0.240909</text:p>
              </table:table-cell>
              <table:table-cell office:value-type="float" office:value="0.290909">
                <text:p>0.290909</text:p>
              </table:table-cell>
              <table:table-cell office:value-type="float" office:value="0.340909">
                <text:p>0.340909</text:p>
              </table:table-cell>
              <table:table-cell office:value-type="float" office:value="0.35">
                <text:p>0.35</text:p>
              </table:table-cell>
              <table:table-cell office:value-type="float" office:value="0.345455">
                <text:p>0.345455</text:p>
              </table:table-cell>
              <table:table-cell office:value-type="float" office:value="0.513636">
                <text:p>0.513636</text:p>
              </table:table-cell>
              <table:table-cell office:value-type="float" office:value="0.559091">
                <text:p>0.559091</text:p>
              </table:table-cell>
              <table:table-cell office:value-type="float" office:value="0.636364">
                <text:p>0.636364</text:p>
              </table:table-cell>
              <table:table-cell office:value-type="float" office:value="0.645455">
                <text:p>0.645455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40909">
                <text:p>0.2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290909">
                <text:p>0.290909</text:p>
              </table:table-cell>
              <table:table-cell office:value-type="float" office:value="0.372727">
                <text:p>0.372727</text:p>
              </table:table-cell>
              <table:table-cell office:value-type="float" office:value="0.345455">
                <text:p>0.345455</text:p>
              </table:table-cell>
              <table:table-cell office:value-type="float" office:value="0.459091">
                <text:p>0.459091</text:p>
              </table:table-cell>
              <table:table-cell office:value-type="float" office:value="0.604545">
                <text:p>0.604545</text:p>
              </table:table-cell>
              <table:table-cell office:value-type="float" office:value="0.586364">
                <text:p>0.586364</text:p>
              </table:table-cell>
              <table:table-cell office:value-type="float" office:value="0.618182">
                <text:p>0.618182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18182">
                <text:p>0.218182</text:p>
              </table:table-cell>
              <table:table-cell office:value-type="float" office:value="0.322727">
                <text:p>0.322727</text:p>
              </table:table-cell>
              <table:table-cell office:value-type="float" office:value="0.354545">
                <text:p>0.354545</text:p>
              </table:table-cell>
              <table:table-cell office:value-type="float" office:value="0.386364">
                <text:p>0.38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522727">
                <text:p>0.522727</text:p>
              </table:table-cell>
              <table:table-cell office:value-type="float" office:value="0.618182">
                <text:p>0.618182</text:p>
              </table:table-cell>
              <table:table-cell office:value-type="float" office:value="0.640909">
                <text:p>0.64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5455">
                <text:p>0.245455</text:p>
              </table:table-cell>
              <table:table-cell office:value-type="float" office:value="0.3">
                <text:p>0.3</text:p>
              </table:table-cell>
              <table:table-cell office:value-type="float" office:value="0.281818">
                <text:p>0.281818</text:p>
              </table:table-cell>
              <table:table-cell office:value-type="float" office:value="0.413636">
                <text:p>0.413636</text:p>
              </table:table-cell>
              <table:table-cell office:value-type="float" office:value="0.395455">
                <text:p>0.395455</text:p>
              </table:table-cell>
              <table:table-cell office:value-type="float" office:value="0.518182">
                <text:p>0.518182</text:p>
              </table:table-cell>
              <table:table-cell office:value-type="float" office:value="0.618182">
                <text:p>0.618182</text:p>
              </table:table-cell>
              <table:table-cell office:value-type="float" office:value="0.640909">
                <text:p>0.640909</text:p>
              </table:table-cell>
              <table:table-cell office:value-type="float" office:value="0.663636">
                <text:p>0.663636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313636">
                <text:p>0.313636</text:p>
              </table:table-cell>
              <table:table-cell office:value-type="float" office:value="0.286364">
                <text:p>0.286364</text:p>
              </table:table-cell>
              <table:table-cell office:value-type="float" office:value="0.35">
                <text:p>0.35</text:p>
              </table:table-cell>
              <table:table-cell office:value-type="float" office:value="0.354545">
                <text:p>0.354545</text:p>
              </table:table-cell>
              <table:table-cell office:value-type="float" office:value="0.536364">
                <text:p>0.536364</text:p>
              </table:table-cell>
              <table:table-cell office:value-type="float" office:value="0.672727">
                <text:p>0.672727</text:p>
              </table:table-cell>
              <table:table-cell office:value-type="float" office:value="0.6">
                <text:p>0.6</text:p>
              </table:table-cell>
              <table:table-cell office:value-type="float" office:value="0.659091">
                <text:p>0.659091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318182">
                <text:p>0.318182</text:p>
              </table:table-cell>
              <table:table-cell office:value-type="float" office:value="0.372727">
                <text:p>0.372727</text:p>
              </table:table-cell>
              <table:table-cell office:value-type="float" office:value="0.390909">
                <text:p>0.390909</text:p>
              </table:table-cell>
              <table:table-cell office:value-type="float" office:value="0.536364">
                <text:p>0.536364</text:p>
              </table:table-cell>
              <table:table-cell office:value-type="float" office:value="0.622727">
                <text:p>0.622727</text:p>
              </table:table-cell>
              <table:table-cell office:value-type="float" office:value="0.586364">
                <text:p>0.586364</text:p>
              </table:table-cell>
              <table:table-cell office:value-type="float" office:value="0.613636">
                <text:p>0.613636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54545">
                <text:p>0.254545</text:p>
              </table:table-cell>
              <table:table-cell office:value-type="float" office:value="0.313636">
                <text:p>0.313636</text:p>
              </table:table-cell>
              <table:table-cell office:value-type="float" office:value="0.318182">
                <text:p>0.31818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77273">
                <text:p>0.577273</text:p>
              </table:table-cell>
              <table:table-cell office:value-type="float" office:value="0.636364">
                <text:p>0.636364</text:p>
              </table:table-cell>
              <table:table-cell office:value-type="float" office:value="0.586364">
                <text:p>0.586364</text:p>
              </table:table-cell>
              <table:table-cell office:value-type="float" office:value="0.668182">
                <text:p>0.668182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40909">
                <text:p>0.2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309091">
                <text:p>0.309091</text:p>
              </table:table-cell>
              <table:table-cell office:value-type="float" office:value="0.390909">
                <text:p>0.390909</text:p>
              </table:table-cell>
              <table:table-cell office:value-type="float" office:value="0.363636">
                <text:p>0.363636</text:p>
              </table:table-cell>
              <table:table-cell office:value-type="float" office:value="0.559091">
                <text:p>0.559091</text:p>
              </table:table-cell>
              <table:table-cell office:value-type="float" office:value="0.609091">
                <text:p>0.60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5">
                <text:p>0.65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77273">
                <text:p>0.27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322727">
                <text:p>0.322727</text:p>
              </table:table-cell>
              <table:table-cell office:value-type="float" office:value="0.345455">
                <text:p>0.345455</text:p>
              </table:table-cell>
              <table:table-cell office:value-type="float" office:value="0.359091">
                <text:p>0.359091</text:p>
              </table:table-cell>
              <table:table-cell office:value-type="float" office:value="0.554545">
                <text:p>0.554545</text:p>
              </table:table-cell>
              <table:table-cell office:value-type="float" office:value="0.636364">
                <text:p>0.636364</text:p>
              </table:table-cell>
              <table:table-cell office:value-type="float" office:value="0.609091">
                <text:p>0.609091</text:p>
              </table:table-cell>
              <table:table-cell office:value-type="float" office:value="0.672727">
                <text:p>0.67272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77273">
                <text:p>0.277273</text:p>
              </table:table-cell>
              <table:table-cell office:value-type="float" office:value="0.354545">
                <text:p>0.354545</text:p>
              </table:table-cell>
              <table:table-cell office:value-type="float" office:value="0.304545">
                <text:p>0.304545</text:p>
              </table:table-cell>
              <table:table-cell office:value-type="float" office:value="0.368182">
                <text:p>0.368182</text:p>
              </table:table-cell>
              <table:table-cell office:value-type="float" office:value="0.363636">
                <text:p>0.363636</text:p>
              </table:table-cell>
              <table:table-cell office:value-type="float" office:value="0.527273">
                <text:p>0.527273</text:p>
              </table:table-cell>
              <table:table-cell office:value-type="float" office:value="0.613636">
                <text:p>0.613636</text:p>
              </table:table-cell>
              <table:table-cell office:value-type="float" office:value="0.645455">
                <text:p>0.645455</text:p>
              </table:table-cell>
              <table:table-cell office:value-type="float" office:value="0.677273">
                <text:p>0.677273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331818">
                <text:p>0.331818</text:p>
              </table:table-cell>
              <table:table-cell office:value-type="float" office:value="0.286364">
                <text:p>0.286364</text:p>
              </table:table-cell>
              <table:table-cell office:value-type="float" office:value="0.372727">
                <text:p>0.372727</text:p>
              </table:table-cell>
              <table:table-cell office:value-type="float" office:value="0.377273">
                <text:p>0.377273</text:p>
              </table:table-cell>
              <table:table-cell office:value-type="float" office:value="0.531818">
                <text:p>0.531818</text:p>
              </table:table-cell>
              <table:table-cell office:value-type="float" office:value="0.586364">
                <text:p>0.586364</text:p>
              </table:table-cell>
              <table:table-cell office:value-type="float" office:value="0.618182">
                <text:p>0.618182</text:p>
              </table:table-cell>
              <table:table-cell office:value-type="float" office:value="0.627273">
                <text:p>0.627273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63636">
                <text:p>0.263636</text:p>
              </table:table-cell>
              <table:table-cell office:value-type="float" office:value="0.318182">
                <text:p>0.31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340909">
                <text:p>0.340909</text:p>
              </table:table-cell>
              <table:table-cell office:value-type="float" office:value="0.372727">
                <text:p>0.372727</text:p>
              </table:table-cell>
              <table:table-cell office:value-type="float" office:value="0.581818">
                <text:p>0.581818</text:p>
              </table:table-cell>
              <table:table-cell office:value-type="float" office:value="0.581818">
                <text:p>0.581818</text:p>
              </table:table-cell>
              <table:table-cell office:value-type="float" office:value="0.636364">
                <text:p>0.636364</text:p>
              </table:table-cell>
              <table:table-cell office:value-type="float" office:value="0.636364">
                <text:p>0.636364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45455">
                <text:p>0.245455</text:p>
              </table:table-cell>
              <table:table-cell office:value-type="float" office:value="0.318182">
                <text:p>0.31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427273">
                <text:p>0.427273</text:p>
              </table:table-cell>
              <table:table-cell office:value-type="float" office:value="0.372727">
                <text:p>0.372727</text:p>
              </table:table-cell>
              <table:table-cell office:value-type="float" office:value="0.559091">
                <text:p>0.559091</text:p>
              </table:table-cell>
              <table:table-cell office:value-type="float" office:value="0.604545">
                <text:p>0.604545</text:p>
              </table:table-cell>
              <table:table-cell office:value-type="float" office:value="0.609091">
                <text:p>0.609091</text:p>
              </table:table-cell>
              <table:table-cell office:value-type="float" office:value="0.645455">
                <text:p>0.645455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40909">
                <text:p>0.2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327273">
                <text:p>0.327273</text:p>
              </table:table-cell>
              <table:table-cell office:value-type="float" office:value="0.390909">
                <text:p>0.390909</text:p>
              </table:table-cell>
              <table:table-cell office:value-type="float" office:value="0.322727">
                <text:p>0.322727</text:p>
              </table:table-cell>
              <table:table-cell office:value-type="float" office:value="0.554545">
                <text:p>0.554545</text:p>
              </table:table-cell>
              <table:table-cell office:value-type="float" office:value="0.613636">
                <text:p>0.613636</text:p>
              </table:table-cell>
              <table:table-cell office:value-type="float" office:value="0.604545">
                <text:p>0.604545</text:p>
              </table:table-cell>
              <table:table-cell office:value-type="float" office:value="0.663636">
                <text:p>0.663636</text:p>
              </table:table-cell>
              <table:table-cell office:value-type="float" office:value="0.654545">
                <text:p>0.6545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13636">
                <text:p>0.213636</text:p>
              </table:table-cell>
              <table:table-cell office:value-type="float" office:value="0.309091">
                <text:p>0.309091</text:p>
              </table:table-cell>
              <table:table-cell office:value-type="float" office:value="0.295455">
                <text:p>0.295455</text:p>
              </table:table-cell>
              <table:table-cell office:value-type="float" office:value="0.336364">
                <text:p>0.336364</text:p>
              </table:table-cell>
              <table:table-cell office:value-type="float" office:value="0.318182">
                <text:p>0.318182</text:p>
              </table:table-cell>
              <table:table-cell office:value-type="float" office:value="0.568182">
                <text:p>0.568182</text:p>
              </table:table-cell>
              <table:table-cell office:value-type="float" office:value="0.604545">
                <text:p>0.604545</text:p>
              </table:table-cell>
              <table:table-cell office:value-type="float" office:value="0.659091">
                <text:p>0.659091</text:p>
              </table:table-cell>
              <table:table-cell office:value-type="float" office:value="0.65">
                <text:p>0.65</text:p>
              </table:table-cell>
              <table:table-cell office:value-type="float" office:value="0.640909">
                <text:p>0.6409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40909">
                <text:p>0.240909</text:p>
              </table:table-cell>
              <table:table-cell office:value-type="float" office:value="0.336364">
                <text:p>0.33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409091">
                <text:p>0.409091</text:p>
              </table:table-cell>
              <table:table-cell office:value-type="float" office:value="0.327273">
                <text:p>0.327273</text:p>
              </table:table-cell>
              <table:table-cell office:value-type="float" office:value="0.540909">
                <text:p>0.540909</text:p>
              </table:table-cell>
              <table:table-cell office:value-type="float" office:value="0.590909">
                <text:p>0.590909</text:p>
              </table:table-cell>
              <table:table-cell office:value-type="float" office:value="0.618182">
                <text:p>0.618182</text:p>
              </table:table-cell>
              <table:table-cell office:value-type="float" office:value="0.65">
                <text:p>0.6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1818">
                <text:p>0.281818</text:p>
              </table:table-cell>
              <table:table-cell office:value-type="float" office:value="0.340909">
                <text:p>0.340909</text:p>
              </table:table-cell>
              <table:table-cell office:value-type="float" office:value="0.322727">
                <text:p>0.322727</text:p>
              </table:table-cell>
              <table:table-cell office:value-type="float" office:value="0.4">
                <text:p>0.4</text:p>
              </table:table-cell>
              <table:table-cell office:value-type="float" office:value="0.290909">
                <text:p>0.290909</text:p>
              </table:table-cell>
              <table:table-cell office:value-type="float" office:value="0.504545">
                <text:p>0.504545</text:p>
              </table:table-cell>
              <table:table-cell office:value-type="float" office:value="0.613636">
                <text:p>0.613636</text:p>
              </table:table-cell>
              <table:table-cell office:value-type="float" office:value="0.604545">
                <text:p>0.604545</text:p>
              </table:table-cell>
              <table:table-cell office:value-type="float" office:value="0.618182">
                <text:p>0.618182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27273">
                <text:p>0.227273</text:p>
              </table:table-cell>
              <table:table-cell office:value-type="float" office:value="0.340909">
                <text:p>0.340909</text:p>
              </table:table-cell>
              <table:table-cell office:value-type="float" office:value="0.295455">
                <text:p>0.295455</text:p>
              </table:table-cell>
              <table:table-cell office:value-type="float" office:value="0.368182">
                <text:p>0.368182</text:p>
              </table:table-cell>
              <table:table-cell office:value-type="float" office:value="0.309091">
                <text:p>0.30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631818">
                <text:p>0.631818</text:p>
              </table:table-cell>
              <table:table-cell office:value-type="float" office:value="0.627273">
                <text:p>0.627273</text:p>
              </table:table-cell>
              <table:table-cell office:value-type="float" office:value="0.645455">
                <text:p>0.645455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54545">
                <text:p>0.254545</text:p>
              </table:table-cell>
              <table:table-cell office:value-type="float" office:value="0.290909">
                <text:p>0.290909</text:p>
              </table:table-cell>
              <table:table-cell office:value-type="float" office:value="0.359091">
                <text:p>0.359091</text:p>
              </table:table-cell>
              <table:table-cell office:value-type="float" office:value="0.345455">
                <text:p>0.345455</text:p>
              </table:table-cell>
              <table:table-cell office:value-type="float" office:value="0.309091">
                <text:p>0.30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18182">
                <text:p>0.618182</text:p>
              </table:table-cell>
              <table:table-cell office:value-type="float" office:value="0.622727">
                <text:p>0.622727</text:p>
              </table:table-cell>
              <table:table-cell office:value-type="float" office:value="0.659091">
                <text:p>0.659091</text:p>
              </table:table-cell>
              <table:table-cell office:value-type="float" office:value="0.640909">
                <text:p>0.6409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0.313636">
                <text:p>0.313636</text:p>
              </table:table-cell>
              <table:table-cell office:value-type="float" office:value="0.327273">
                <text:p>0.32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277273">
                <text:p>0.277273</text:p>
              </table:table-cell>
              <table:table-cell office:value-type="float" office:value="0.540909">
                <text:p>0.5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595455">
                <text:p>0.595455</text:p>
              </table:table-cell>
              <table:table-cell office:value-type="float" office:value="0.654545">
                <text:p>0.654545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0.331818">
                <text:p>0.331818</text:p>
              </table:table-cell>
              <table:table-cell office:value-type="float" office:value="0.318182">
                <text:p>0.318182</text:p>
              </table:table-cell>
              <table:table-cell office:value-type="float" office:value="0.390909">
                <text:p>0.39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590909">
                <text:p>0.590909</text:p>
              </table:table-cell>
              <table:table-cell office:value-type="float" office:value="0.563636">
                <text:p>0.563636</text:p>
              </table:table-cell>
              <table:table-cell office:value-type="float" office:value="0.618182">
                <text:p>0.618182</text:p>
              </table:table-cell>
              <table:table-cell office:value-type="float" office:value="0.645455">
                <text:p>0.645455</text:p>
              </table:table-cell>
              <table:table-cell office:value-type="float" office:value="0.645455">
                <text:p>0.6454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63636">
                <text:p>0.263636</text:p>
              </table:table-cell>
              <table:table-cell office:value-type="float" office:value="0.336364">
                <text:p>0.336364</text:p>
              </table:table-cell>
              <table:table-cell office:value-type="float" office:value="0.313636">
                <text:p>0.313636</text:p>
              </table:table-cell>
              <table:table-cell office:value-type="float" office:value="0.359091">
                <text:p>0.359091</text:p>
              </table:table-cell>
              <table:table-cell office:value-type="float" office:value="0.304545">
                <text:p>0.3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622727">
                <text:p>0.622727</text:p>
              </table:table-cell>
              <table:table-cell office:value-type="float" office:value="0.640909">
                <text:p>0.640909</text:p>
              </table:table-cell>
              <table:table-cell office:value-type="float" office:value="0.640909">
                <text:p>0.640909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54545">
                <text:p>0.254545</text:p>
              </table:table-cell>
              <table:table-cell office:value-type="float" office:value="0.322727">
                <text:p>0.322727</text:p>
              </table:table-cell>
              <table:table-cell office:value-type="float" office:value="0.327273">
                <text:p>0.327273</text:p>
              </table:table-cell>
              <table:table-cell office:value-type="float" office:value="0.372727">
                <text:p>0.372727</text:p>
              </table:table-cell>
              <table:table-cell office:value-type="float" office:value="0.318182">
                <text:p>0.318182</text:p>
              </table:table-cell>
              <table:table-cell office:value-type="float" office:value="0.568182">
                <text:p>0.568182</text:p>
              </table:table-cell>
              <table:table-cell office:value-type="float" office:value="0.631818">
                <text:p>0.631818</text:p>
              </table:table-cell>
              <table:table-cell office:value-type="float" office:value="0.640909">
                <text:p>0.6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40909">
                <text:p>0.240909</text:p>
              </table:table-cell>
              <table:table-cell office:value-type="float" office:value="0.281818">
                <text:p>0.281818</text:p>
              </table:table-cell>
              <table:table-cell office:value-type="float" office:value="0.327273">
                <text:p>0.327273</text:p>
              </table:table-cell>
              <table:table-cell office:value-type="float" office:value="0.386364">
                <text:p>0.38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581818">
                <text:p>0.581818</text:p>
              </table:table-cell>
              <table:table-cell office:value-type="float" office:value="0.590909">
                <text:p>0.590909</text:p>
              </table:table-cell>
              <table:table-cell office:value-type="float" office:value="0.595455">
                <text:p>0.595455</text:p>
              </table:table-cell>
              <table:table-cell office:value-type="float" office:value="0.672727">
                <text:p>0.672727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68182">
                <text:p>0.268182</text:p>
              </table:table-cell>
              <table:table-cell office:value-type="float" office:value="0.327273">
                <text:p>0.327273</text:p>
              </table:table-cell>
              <table:table-cell office:value-type="float" office:value="0.318182">
                <text:p>0.318182</text:p>
              </table:table-cell>
              <table:table-cell office:value-type="float" office:value="0.372727">
                <text:p>0.372727</text:p>
              </table:table-cell>
              <table:table-cell office:value-type="float" office:value="0.331818">
                <text:p>0.331818</text:p>
              </table:table-cell>
              <table:table-cell office:value-type="float" office:value="0.568182">
                <text:p>0.568182</text:p>
              </table:table-cell>
              <table:table-cell office:value-type="float" office:value="0.618182">
                <text:p>0.618182</text:p>
              </table:table-cell>
              <table:table-cell office:value-type="float" office:value="0.672727">
                <text:p>0.672727</text:p>
              </table:table-cell>
              <table:table-cell office:value-type="float" office:value="0.668182">
                <text:p>0.668182</text:p>
              </table:table-cell>
              <table:table-cell office:value-type="float" office:value="0.618182">
                <text:p>0.6181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